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47.06pt"/>
    </style:style>
    <style:style style:name="co4" style:family="table-column">
      <style:table-column-properties fo:break-before="auto" style:column-width="554.26pt"/>
    </style:style>
    <style:style style:name="co5" style:family="table-column">
      <style:table-column-properties fo:break-before="auto" style:column-width="54.7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53.49pt"/>
    </style:style>
    <style:style style:name="co8" style:family="table-column">
      <style:table-column-properties fo:break-before="auto" style:column-width="54pt"/>
    </style:style>
    <style:style style:name="ro1" style:family="table-row">
      <style:table-row-properties style:row-height="12.95pt" fo:break-before="auto" style:use-optimal-row-height="false"/>
    </style:style>
    <style:style style:name="ro2" style:family="table-row">
      <style:table-row-properties style:row-height="95.5pt" fo:break-before="auto" style:use-optimal-row-height="false"/>
    </style:style>
    <style:style style:name="ro3" style:family="table-row">
      <style:table-row-properties style:row-height="26.11pt" fo:break-before="auto" style:use-optimal-row-height="false"/>
    </style:style>
    <style:style style:name="ro4" style:family="table-row">
      <style:table-row-properties style:row-height="120.1pt" fo:break-before="auto" style:use-optimal-row-height="false"/>
    </style:style>
    <style:style style:name="ro5" style:family="table-row">
      <style:table-row-properties style:row-height="24.6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4.14pt" fo:break-before="auto" style:use-optimal-row-height="false"/>
    </style:style>
    <style:style style:name="ro8" style:family="table-row">
      <style:table-row-properties style:row-height="12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000000" fo:border="0.74pt solid #333333"/>
      <style:text-properties fo:color="#ffffff"/>
    </style:style>
    <style:style style:name="ce14" style:family="table-cell" style:parent-style-name="Default">
      <style:table-cell-properties fo:background-color="#000000" style:text-align-source="fix" style:repeat-content="false" fo:border="0.74pt solid #333333" style:vertical-align="middle"/>
      <style:paragraph-properties fo:text-align="center" fo:margin-left="0pt"/>
      <style:text-properties fo:color="#729fc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333333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333333" style:vertical-align="middle"/>
      <style:paragraph-properties fo:text-align="start" fo:margin-left="0pt"/>
      <style:text-properties fo:color="#ffffff"/>
    </style:style>
    <style:style style:name="ce8" style:family="table-cell" style:parent-style-name="Default">
      <style:table-cell-properties fo:background-color="#000000" style:text-align-source="fix" style:repeat-content="false" fo:border="0.74pt solid #333333" style:vertical-align="middle"/>
      <style:paragraph-properties fo:text-align="start" fo:margin-left="0pt"/>
      <style:text-properties fo:color="#ffffff" style:font-name="Liberation Sans"/>
    </style:style>
    <style:style style:name="ce18" style:family="table-cell" style:parent-style-name="Default">
      <style:table-cell-properties fo:background-color="#000000" style:text-align-source="fix" style:repeat-content="false" fo:border="0.74pt solid #333333" style:vertical-align="middle"/>
      <style:paragraph-properties fo:text-align="center" fo:margin-left="0pt"/>
      <style:text-properties fo:color="#ffffff" style:font-name="Liberation Mono"/>
    </style:style>
    <style:style style:name="ce6" style:family="table-cell" style:parent-style-name="Default">
      <style:table-cell-properties fo:background-color="#000000" fo:border="0.74pt solid #333333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000000" fo:border="0.74pt solid #333333"/>
      <style:text-properties fo:color="#ffffff" style:font-name="Liberation Mono"/>
    </style:style>
    <style:style style:name="ce11" style:family="table-cell" style:parent-style-name="Default">
      <style:table-cell-properties fo:background-color="#000000" style:text-align-source="fix" style:repeat-content="false" fo:border="0.74pt solid #333333" style:vertical-align="middle"/>
      <style:paragraph-properties fo:text-align="center" fo:margin-left="0pt"/>
      <style:text-properties fo:color="#ffffff" style:font-name="Liberation Mono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Players" table:style-name="ta1">
        <office:forms form:automatic-focus="false" form:apply-design-mode="false"/>
        <table:table-column table:style-name="co1" table:visibility="collapse" table:default-cell-style-name="ce1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number-columns-repeated="3" table:default-cell-style-name="ce18"/>
        <table:table-column table:style-name="co6" table:number-columns-repeated="1017" table:default-cell-style-name="ce13"/>
        <table:table-row table:style-name="ro1">
          <table:table-cell office:value-type="string" calcext:value-type="string">
            <text:p>OFFSET DEC</text:p>
          </table:table-cell>
          <table:table-cell table:style-name="ce14" office:value-type="string" calcext:value-type="string">
            <text:p>OFFSET</text:p>
          </table:table-cell>
          <table:table-cell table:style-name="ce14" office:value-type="string" calcext:value-type="string">
            <text:p>LENGTH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1P ADDR</text:p>
          </table:table-cell>
          <table:table-cell table:style-name="ce14" office:value-type="string" calcext:value-type="string">
            <text:p>2P ADDR</text:p>
          </table:table-cell>
          <table:table-cell table:style-name="ce14" office:value-type="string" calcext:value-type="string">
            <text:p>3P ADDR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HEX([.A2])" office:value-type="string" office:string-value="0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yer Memory Start/Active Status (00 = inactive, non-zero = active)</text:p>
          </table:table-cell>
          <table:table-cell table:formula="of:=DEC2HEX(16745832+[.A2])" office:value-type="string" office:string-value="FF8568" calcext:value-type="string">
            <text:p>FF8568</text:p>
          </table:table-cell>
          <table:table-cell table:formula="of:=DEC2HEX(16746024+[.A2])" office:value-type="string" office:string-value="FF8628" calcext:value-type="string">
            <text:p>FF8628</text:p>
          </table:table-cell>
          <table:table-cell table:formula="of:=DEC2HEX(16770792+[.A2])" office:value-type="string" office:string-value="FFE6E8" calcext:value-type="string">
            <text:p>FFE6E8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A3])" office:value-type="string" office:string-value="1" calcext:value-type="string">
            <text:p>1</text:p>
          </table:table-cell>
          <table:table-cell table:number-columns-repeated="2"/>
          <table:table-cell table:formula="of:=DEC2HEX(16745832+[.A3])" office:value-type="string" office:string-value="FF8569" calcext:value-type="string">
            <text:p>FF8569</text:p>
          </table:table-cell>
          <table:table-cell table:formula="of:=DEC2HEX(16746024+[.A3])" office:value-type="string" office:string-value="FF8629" calcext:value-type="string">
            <text:p>FF8629</text:p>
          </table:table-cell>
          <table:table-cell table:formula="of:=DEC2HEX(16770792+[.A3])" office:value-type="string" office:string-value="FFE6E9" calcext:value-type="string">
            <text:p>FFE6E9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DEC2HEX([.A4])" office:value-type="string" office:string-value="2" calcext:value-type="string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state ; Offsets for Player state machine</text:p>
            <text:p>         00 = Just initialized</text:p>
            <text:p>         02 = Normal gameplay</text:p>
            <text:p>         04 = Dead</text:p>
            <text:p>         06 = Game Over/Uninit entity</text:p>
            <text:p>         08 = Level Intro Demo Mode</text:p>
            <text:p>         0A = Level Outro Demo Mode</text:p>
            <text:p>         0C = Level Middle Demo Mode (Uptown only)</text:p>
          </table:table-cell>
          <table:table-cell table:formula="of:=DEC2HEX(16745832+[.A4])" office:value-type="string" office:string-value="FF856A" calcext:value-type="string">
            <text:p>FF856A</text:p>
          </table:table-cell>
          <table:table-cell table:formula="of:=DEC2HEX(16746024+[.A4])" office:value-type="string" office:string-value="FF862A" calcext:value-type="string">
            <text:p>FF862A</text:p>
          </table:table-cell>
          <table:table-cell table:formula="of:=DEC2HEX(16770792+[.A4])" office:value-type="string" office:string-value="FFE6EA" calcext:value-type="string">
            <text:p>FFE6EA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A5])" office:value-type="string" office:string-value="3" calcext:value-type="string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state</text:p>
          </table:table-cell>
          <table:table-cell table:formula="of:=DEC2HEX(16745832+[.A5])" office:value-type="string" office:string-value="FF856B" calcext:value-type="string">
            <text:p>FF856B</text:p>
          </table:table-cell>
          <table:table-cell table:formula="of:=DEC2HEX(16746024+[.A5])" office:value-type="string" office:string-value="FF862B" calcext:value-type="string">
            <text:p>FF862B</text:p>
          </table:table-cell>
          <table:table-cell table:formula="of:=DEC2HEX(16770792+[.A5])" office:value-type="string" office:string-value="FFE6EB" calcext:value-type="string">
            <text:p>FFE6EB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A6])" office:value-type="string" office:string-value="4" calcext:value-type="string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state</text:p>
          </table:table-cell>
          <table:table-cell table:formula="of:=DEC2HEX(16745832+[.A6])" office:value-type="string" office:string-value="FF856C" calcext:value-type="string">
            <text:p>FF856C</text:p>
          </table:table-cell>
          <table:table-cell table:formula="of:=DEC2HEX(16746024+[.A6])" office:value-type="string" office:string-value="FF862C" calcext:value-type="string">
            <text:p>FF862C</text:p>
          </table:table-cell>
          <table:table-cell table:formula="of:=DEC2HEX(16770792+[.A6])" office:value-type="string" office:string-value="FFE6EC" calcext:value-type="string">
            <text:p>FFE6EC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A7])" office:value-type="string" office:string-value="5" calcext:value-type="string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state</text:p>
          </table:table-cell>
          <table:table-cell table:formula="of:=DEC2HEX(16745832+[.A7])" office:value-type="string" office:string-value="FF856D" calcext:value-type="string">
            <text:p>FF856D</text:p>
          </table:table-cell>
          <table:table-cell table:formula="of:=DEC2HEX(16746024+[.A7])" office:value-type="string" office:string-value="FF862D" calcext:value-type="string">
            <text:p>FF862D</text:p>
          </table:table-cell>
          <table:table-cell table:formula="of:=DEC2HEX(16770792+[.A7])" office:value-type="string" office:string-value="FFE6ED" calcext:value-type="string">
            <text:p>FFE6ED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A8])" office:value-type="string" office:string-value="6" calcext:value-type="string">
            <text:p>6</text:p>
          </table:table-cell>
          <table:table-cell office:value-type="string" calcext:value-type="string" table:number-columns-spanned="1" table:number-rows-spanned="2">
            <text:p>w</text:p>
          </table:table-cell>
          <table:table-cell office:value-type="string" calcext:value-type="string" table:number-columns-spanned="1" table:number-rows-spanned="2">
            <text:p>X-pos</text:p>
          </table:table-cell>
          <table:table-cell table:formula="of:=DEC2HEX(16745832+[.A8])" office:value-type="string" office:string-value="FF856E" calcext:value-type="string">
            <text:p>FF856E</text:p>
          </table:table-cell>
          <table:table-cell table:formula="of:=DEC2HEX(16746024+[.A8])" office:value-type="string" office:string-value="FF862E" calcext:value-type="string">
            <text:p>FF862E</text:p>
          </table:table-cell>
          <table:table-cell table:formula="of:=DEC2HEX(16770792+[.A8])" office:value-type="string" office:string-value="FFE6EE" calcext:value-type="string">
            <text:p>FFE6E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A9])" office:value-type="string" office:string-value="7" calcext:value-type="string">
            <text:p>7</text:p>
          </table:table-cell>
          <table:covered-table-cell table:number-columns-repeated="2"/>
          <table:table-cell table:formula="of:=DEC2HEX(16745832+[.A9])" office:value-type="string" office:string-value="FF856F" calcext:value-type="string">
            <text:p>FF856F</text:p>
          </table:table-cell>
          <table:table-cell table:formula="of:=DEC2HEX(16746024+[.A9])" office:value-type="string" office:string-value="FF862F" calcext:value-type="string">
            <text:p>FF862F</text:p>
          </table:table-cell>
          <table:table-cell table:formula="of:=DEC2HEX(16770792+[.A9])" office:value-type="string" office:string-value="FFE6EF" calcext:value-type="string">
            <text:p>FFE6EF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A10])" office:value-type="string" office:string-value="8" calcext:value-type="string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-pos micropixel</text:p>
          </table:table-cell>
          <table:table-cell table:formula="of:=DEC2HEX(16745832+[.A10])" office:value-type="string" office:string-value="FF8570" calcext:value-type="string">
            <text:p>FF8570</text:p>
          </table:table-cell>
          <table:table-cell table:formula="of:=DEC2HEX(16746024+[.A10])" office:value-type="string" office:string-value="FF8630" calcext:value-type="string">
            <text:p>FF8630</text:p>
          </table:table-cell>
          <table:table-cell table:formula="of:=DEC2HEX(16770792+[.A10])" office:value-type="string" office:string-value="FFE6F0" calcext:value-type="string">
            <text:p>FFE6F0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A11])" office:value-type="string" office:string-value="9" calcext:value-type="string">
            <text:p>9</text:p>
          </table:table-cell>
          <table:table-cell table:number-columns-repeated="2"/>
          <table:table-cell table:formula="of:=DEC2HEX(16745832+[.A11])" office:value-type="string" office:string-value="FF8571" calcext:value-type="string">
            <text:p>FF8571</text:p>
          </table:table-cell>
          <table:table-cell table:formula="of:=DEC2HEX(16746024+[.A11])" office:value-type="string" office:string-value="FF8631" calcext:value-type="string">
            <text:p>FF8631</text:p>
          </table:table-cell>
          <table:table-cell table:formula="of:=DEC2HEX(16770792+[.A11])" office:value-type="string" office:string-value="FFE6F1" calcext:value-type="string">
            <text:p>FFE6F1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A12])" office:value-type="string" office:string-value="A" calcext:value-type="string">
            <text:p>A</text:p>
          </table:table-cell>
          <table:table-cell office:value-type="string" calcext:value-type="string" table:number-columns-spanned="1" table:number-rows-spanned="2">
            <text:p>w</text:p>
          </table:table-cell>
          <table:table-cell office:value-type="string" calcext:value-type="string" table:number-columns-spanned="1" table:number-rows-spanned="2">
            <text:p>Y-pos</text:p>
          </table:table-cell>
          <table:table-cell table:formula="of:=DEC2HEX(16745832+[.A12])" office:value-type="string" office:string-value="FF8572" calcext:value-type="string">
            <text:p>FF8572</text:p>
          </table:table-cell>
          <table:table-cell table:formula="of:=DEC2HEX(16746024+[.A12])" office:value-type="string" office:string-value="FF8632" calcext:value-type="string">
            <text:p>FF8632</text:p>
          </table:table-cell>
          <table:table-cell table:formula="of:=DEC2HEX(16770792+[.A12])" office:value-type="string" office:string-value="FFE6F2" calcext:value-type="string">
            <text:p>FFE6F2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A13])" office:value-type="string" office:string-value="B" calcext:value-type="string">
            <text:p>B</text:p>
          </table:table-cell>
          <table:covered-table-cell table:number-columns-repeated="2"/>
          <table:table-cell table:formula="of:=DEC2HEX(16745832+[.A13])" office:value-type="string" office:string-value="FF8573" calcext:value-type="string">
            <text:p>FF8573</text:p>
          </table:table-cell>
          <table:table-cell table:formula="of:=DEC2HEX(16746024+[.A13])" office:value-type="string" office:string-value="FF8633" calcext:value-type="string">
            <text:p>FF8633</text:p>
          </table:table-cell>
          <table:table-cell table:formula="of:=DEC2HEX(16770792+[.A13])" office:value-type="string" office:string-value="FFE6F3" calcext:value-type="string">
            <text:p>FFE6F3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A14])" office:value-type="string" office:string-value="C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-pos micropixel</text:p>
          </table:table-cell>
          <table:table-cell table:formula="of:=DEC2HEX(16745832+[.A14])" office:value-type="string" office:string-value="FF8574" calcext:value-type="string">
            <text:p>FF8574</text:p>
          </table:table-cell>
          <table:table-cell table:formula="of:=DEC2HEX(16746024+[.A14])" office:value-type="string" office:string-value="FF8634" calcext:value-type="string">
            <text:p>FF8634</text:p>
          </table:table-cell>
          <table:table-cell table:formula="of:=DEC2HEX(16770792+[.A14])" office:value-type="string" office:string-value="FFE6F4" calcext:value-type="string">
            <text:p>FFE6F4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A15])" office:value-type="string" office:string-value="D" calcext:value-type="string">
            <text:p>D</text:p>
          </table:table-cell>
          <table:table-cell table:number-columns-repeated="2"/>
          <table:table-cell table:formula="of:=DEC2HEX(16745832+[.A15])" office:value-type="string" office:string-value="FF8575" calcext:value-type="string">
            <text:p>FF8575</text:p>
          </table:table-cell>
          <table:table-cell table:formula="of:=DEC2HEX(16746024+[.A15])" office:value-type="string" office:string-value="FF8635" calcext:value-type="string">
            <text:p>FF8635</text:p>
          </table:table-cell>
          <table:table-cell table:formula="of:=DEC2HEX(16770792+[.A15])" office:value-type="string" office:string-value="FFE6F5" calcext:value-type="string">
            <text:p>FFE6F5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A16])" office:value-type="string" office:string-value="E" calcext:value-type="string">
            <text:p>E</text:p>
          </table:table-cell>
          <table:table-cell office:value-type="string" calcext:value-type="string" table:number-columns-spanned="1" table:number-rows-spanned="2">
            <text:p>w</text:p>
          </table:table-cell>
          <table:table-cell office:value-type="string" calcext:value-type="string" table:number-columns-spanned="1" table:number-rows-spanned="2">
            <text:p>Y-pos origin</text:p>
          </table:table-cell>
          <table:table-cell table:formula="of:=DEC2HEX(16745832+[.A16])" office:value-type="string" office:string-value="FF8576" calcext:value-type="string">
            <text:p>FF8576</text:p>
          </table:table-cell>
          <table:table-cell table:formula="of:=DEC2HEX(16746024+[.A16])" office:value-type="string" office:string-value="FF8636" calcext:value-type="string">
            <text:p>FF8636</text:p>
          </table:table-cell>
          <table:table-cell table:formula="of:=DEC2HEX(16770792+[.A16])" office:value-type="string" office:string-value="FFE6F6" calcext:value-type="string">
            <text:p>FFE6F6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A17])" office:value-type="string" office:string-value="F" calcext:value-type="string">
            <text:p>F</text:p>
          </table:table-cell>
          <table:covered-table-cell table:number-columns-repeated="2"/>
          <table:table-cell table:formula="of:=DEC2HEX(16745832+[.A17])" office:value-type="string" office:string-value="FF8577" calcext:value-type="string">
            <text:p>FF8577</text:p>
          </table:table-cell>
          <table:table-cell table:formula="of:=DEC2HEX(16746024+[.A17])" office:value-type="string" office:string-value="FF8637" calcext:value-type="string">
            <text:p>FF8637</text:p>
          </table:table-cell>
          <table:table-cell table:formula="of:=DEC2HEX(16770792+[.A17])" office:value-type="string" office:string-value="FFE6F7" calcext:value-type="string">
            <text:p>FFE6F7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A18])" office:value-type="string" office:string-value="10" calcext:value-type="string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-pos origin micropixel</text:p>
          </table:table-cell>
          <table:table-cell table:formula="of:=DEC2HEX(16745832+[.A18])" office:value-type="string" office:string-value="FF8578" calcext:value-type="string">
            <text:p>FF8578</text:p>
          </table:table-cell>
          <table:table-cell table:formula="of:=DEC2HEX(16746024+[.A18])" office:value-type="string" office:string-value="FF8638" calcext:value-type="string">
            <text:p>FF8638</text:p>
          </table:table-cell>
          <table:table-cell table:formula="of:=DEC2HEX(16770792+[.A18])" office:value-type="string" office:string-value="FFE6F8" calcext:value-type="string">
            <text:p>FFE6F8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.A19])" office:value-type="string" office:string-value="11" calcext:value-type="string">
            <text:p>11</text:p>
          </table:table-cell>
          <table:table-cell table:number-columns-repeated="2"/>
          <table:table-cell table:formula="of:=DEC2HEX(16745832+[.A19])" office:value-type="string" office:string-value="FF8579" calcext:value-type="string">
            <text:p>FF8579</text:p>
          </table:table-cell>
          <table:table-cell table:formula="of:=DEC2HEX(16746024+[.A19])" office:value-type="string" office:string-value="FF8639" calcext:value-type="string">
            <text:p>FF8639</text:p>
          </table:table-cell>
          <table:table-cell table:formula="of:=DEC2HEX(16770792+[.A19])" office:value-type="string" office:string-value="FFE6F9" calcext:value-type="string">
            <text:p>FFE6F9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A20])" office:value-type="string" office:string-value="12" calcext:value-type="string">
            <text:p>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yer entity class ID (always 00)</text:p>
          </table:table-cell>
          <table:table-cell table:formula="of:=DEC2HEX(16745832+[.A20])" office:value-type="string" office:string-value="FF857A" calcext:value-type="string">
            <text:p>FF857A</text:p>
          </table:table-cell>
          <table:table-cell table:formula="of:=DEC2HEX(16746024+[.A20])" office:value-type="string" office:string-value="FF863A" calcext:value-type="string">
            <text:p>FF863A</text:p>
          </table:table-cell>
          <table:table-cell table:formula="of:=DEC2HEX(16770792+[.A20])" office:value-type="string" office:string-value="FFE6FA" calcext:value-type="string">
            <text:p>FFE6FA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.A21])" office:value-type="string" office:string-value="13" calcext:value-type="string">
            <text:p>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yer type (00 = 1P, 01 = 2P)</text:p>
          </table:table-cell>
          <table:table-cell table:formula="of:=DEC2HEX(16745832+[.A21])" office:value-type="string" office:string-value="FF857B" calcext:value-type="string">
            <text:p>FF857B</text:p>
          </table:table-cell>
          <table:table-cell table:formula="of:=DEC2HEX(16746024+[.A21])" office:value-type="string" office:string-value="FF863B" calcext:value-type="string">
            <text:p>FF863B</text:p>
          </table:table-cell>
          <table:table-cell table:formula="of:=DEC2HEX(16770792+[.A21])" office:value-type="string" office:string-value="FFE6FB" calcext:value-type="string">
            <text:p>FFE6FB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A22])" office:value-type="string" office:string-value="14" calcext:value-type="string">
            <text:p>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yer subtype (00 = Guy, 01 = Cody, 02 = Haggar)</text:p>
          </table:table-cell>
          <table:table-cell table:formula="of:=DEC2HEX(16745832+[.A22])" office:value-type="string" office:string-value="FF857C" calcext:value-type="string">
            <text:p>FF857C</text:p>
          </table:table-cell>
          <table:table-cell table:formula="of:=DEC2HEX(16746024+[.A22])" office:value-type="string" office:string-value="FF863C" calcext:value-type="string">
            <text:p>FF863C</text:p>
          </table:table-cell>
          <table:table-cell table:formula="of:=DEC2HEX(16770792+[.A22])" office:value-type="string" office:string-value="FFE6FC" calcext:value-type="string">
            <text:p>FFE6FC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.A23])" office:value-type="string" office:string-value="15" calcext:value-type="string">
            <text:p>15</text:p>
          </table:table-cell>
          <table:table-cell table:number-columns-repeated="2"/>
          <table:table-cell table:formula="of:=DEC2HEX(16745832+[.A23])" office:value-type="string" office:string-value="FF857D" calcext:value-type="string">
            <text:p>FF857D</text:p>
          </table:table-cell>
          <table:table-cell table:formula="of:=DEC2HEX(16746024+[.A23])" office:value-type="string" office:string-value="FF863D" calcext:value-type="string">
            <text:p>FF863D</text:p>
          </table:table-cell>
          <table:table-cell table:formula="of:=DEC2HEX(16770792+[.A23])" office:value-type="string" office:string-value="FFE6FD" calcext:value-type="string">
            <text:p>FFE6FD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A24])" office:value-type="string" office:string-value="16" calcext:value-type="string">
            <text:p>16</text:p>
          </table:table-cell>
          <table:table-cell table:number-columns-repeated="2"/>
          <table:table-cell table:formula="of:=DEC2HEX(16745832+[.A24])" office:value-type="string" office:string-value="FF857E" calcext:value-type="string">
            <text:p>FF857E</text:p>
          </table:table-cell>
          <table:table-cell table:formula="of:=DEC2HEX(16746024+[.A24])" office:value-type="string" office:string-value="FF863E" calcext:value-type="string">
            <text:p>FF863E</text:p>
          </table:table-cell>
          <table:table-cell table:formula="of:=DEC2HEX(16770792+[.A24])" office:value-type="string" office:string-value="FFE6FE" calcext:value-type="string">
            <text:p>FFE6FE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.A25])" office:value-type="string" office:string-value="17" calcext:value-type="string">
            <text:p>17</text:p>
          </table:table-cell>
          <table:table-cell table:number-columns-repeated="2"/>
          <table:table-cell table:formula="of:=DEC2HEX(16745832+[.A25])" office:value-type="string" office:string-value="FF857F" calcext:value-type="string">
            <text:p>FF857F</text:p>
          </table:table-cell>
          <table:table-cell table:formula="of:=DEC2HEX(16746024+[.A25])" office:value-type="string" office:string-value="FF863F" calcext:value-type="string">
            <text:p>FF863F</text:p>
          </table:table-cell>
          <table:table-cell table:formula="of:=DEC2HEX(16770792+[.A25])" office:value-type="string" office:string-value="FFE6FF" calcext:value-type="string">
            <text:p>FFE6FF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A26])" office:value-type="string" office:string-value="18" calcext:value-type="string">
            <text:p>18</text:p>
          </table:table-cell>
          <table:table-cell table:number-columns-repeated="2"/>
          <table:table-cell table:formula="of:=DEC2HEX(16745832+[.A26])" office:value-type="string" office:string-value="FF8580" calcext:value-type="string">
            <text:p>FF8580</text:p>
          </table:table-cell>
          <table:table-cell table:formula="of:=DEC2HEX(16746024+[.A26])" office:value-type="string" office:string-value="FF8640" calcext:value-type="string">
            <text:p>FF8640</text:p>
          </table:table-cell>
          <table:table-cell table:formula="of:=DEC2HEX(16770792+[.A26])" office:value-type="string" office:string-value="FFE700" calcext:value-type="string">
            <text:p>FFE700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.A27])" office:value-type="string" office:string-value="19" calcext:value-type="string">
            <text:p>19</text:p>
          </table:table-cell>
          <table:table-cell table:number-columns-repeated="2"/>
          <table:table-cell table:formula="of:=DEC2HEX(16745832+[.A27])" office:value-type="string" office:string-value="FF8581" calcext:value-type="string">
            <text:p>FF8581</text:p>
          </table:table-cell>
          <table:table-cell table:formula="of:=DEC2HEX(16746024+[.A27])" office:value-type="string" office:string-value="FF8641" calcext:value-type="string">
            <text:p>FF8641</text:p>
          </table:table-cell>
          <table:table-cell table:formula="of:=DEC2HEX(16770792+[.A27])" office:value-type="string" office:string-value="FFE701" calcext:value-type="string">
            <text:p>FFE701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A28])" office:value-type="string" office:string-value="1A" calcext:value-type="string">
            <text:p>1A</text:p>
          </table:table-cell>
          <table:table-cell table:number-columns-repeated="2"/>
          <table:table-cell table:formula="of:=DEC2HEX(16745832+[.A28])" office:value-type="string" office:string-value="FF8582" calcext:value-type="string">
            <text:p>FF8582</text:p>
          </table:table-cell>
          <table:table-cell table:formula="of:=DEC2HEX(16746024+[.A28])" office:value-type="string" office:string-value="FF8642" calcext:value-type="string">
            <text:p>FF8642</text:p>
          </table:table-cell>
          <table:table-cell table:formula="of:=DEC2HEX(16770792+[.A28])" office:value-type="string" office:string-value="FFE702" calcext:value-type="string">
            <text:p>FFE702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.A29])" office:value-type="string" office:string-value="1B" calcext:value-type="string">
            <text:p>1B</text:p>
          </table:table-cell>
          <table:table-cell table:number-columns-repeated="2"/>
          <table:table-cell table:formula="of:=DEC2HEX(16745832+[.A29])" office:value-type="string" office:string-value="FF8583" calcext:value-type="string">
            <text:p>FF8583</text:p>
          </table:table-cell>
          <table:table-cell table:formula="of:=DEC2HEX(16746024+[.A29])" office:value-type="string" office:string-value="FF8643" calcext:value-type="string">
            <text:p>FF8643</text:p>
          </table:table-cell>
          <table:table-cell table:formula="of:=DEC2HEX(16770792+[.A29])" office:value-type="string" office:string-value="FFE703" calcext:value-type="string">
            <text:p>FFE703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A30])" office:value-type="string" office:string-value="1C" calcext:value-type="string">
            <text:p>1C</text:p>
          </table:table-cell>
          <table:table-cell table:number-columns-repeated="2"/>
          <table:table-cell table:formula="of:=DEC2HEX(16745832+[.A30])" office:value-type="string" office:string-value="FF8584" calcext:value-type="string">
            <text:p>FF8584</text:p>
          </table:table-cell>
          <table:table-cell table:formula="of:=DEC2HEX(16746024+[.A30])" office:value-type="string" office:string-value="FF8644" calcext:value-type="string">
            <text:p>FF8644</text:p>
          </table:table-cell>
          <table:table-cell table:formula="of:=DEC2HEX(16770792+[.A30])" office:value-type="string" office:string-value="FFE704" calcext:value-type="string">
            <text:p>FFE704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HEX([.A31])" office:value-type="string" office:string-value="1D" calcext:value-type="string">
            <text:p>1D</text:p>
          </table:table-cell>
          <table:table-cell table:number-columns-repeated="2"/>
          <table:table-cell table:formula="of:=DEC2HEX(16745832+[.A31])" office:value-type="string" office:string-value="FF8585" calcext:value-type="string">
            <text:p>FF8585</text:p>
          </table:table-cell>
          <table:table-cell table:formula="of:=DEC2HEX(16746024+[.A31])" office:value-type="string" office:string-value="FF8645" calcext:value-type="string">
            <text:p>FF8645</text:p>
          </table:table-cell>
          <table:table-cell table:formula="of:=DEC2HEX(16770792+[.A31])" office:value-type="string" office:string-value="FFE705" calcext:value-type="string">
            <text:p>FFE705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HEX([.A32])" office:value-type="string" office:string-value="1E" calcext:value-type="string">
            <text:p>1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sed as a counter during the Uptown elevator demo.</text:p>
          </table:table-cell>
          <table:table-cell table:formula="of:=DEC2HEX(16745832+[.A32])" office:value-type="string" office:string-value="FF8586" calcext:value-type="string">
            <text:p>FF8586</text:p>
          </table:table-cell>
          <table:table-cell table:formula="of:=DEC2HEX(16746024+[.A32])" office:value-type="string" office:string-value="FF8646" calcext:value-type="string">
            <text:p>FF8646</text:p>
          </table:table-cell>
          <table:table-cell table:formula="of:=DEC2HEX(16770792+[.A32])" office:value-type="string" office:string-value="FFE706" calcext:value-type="string">
            <text:p>FFE706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.A33])" office:value-type="string" office:string-value="1F" calcext:value-type="string">
            <text:p>1F</text:p>
          </table:table-cell>
          <table:table-cell table:number-columns-repeated="2"/>
          <table:table-cell table:formula="of:=DEC2HEX(16745832+[.A33])" office:value-type="string" office:string-value="FF8587" calcext:value-type="string">
            <text:p>FF8587</text:p>
          </table:table-cell>
          <table:table-cell table:formula="of:=DEC2HEX(16746024+[.A33])" office:value-type="string" office:string-value="FF8647" calcext:value-type="string">
            <text:p>FF8647</text:p>
          </table:table-cell>
          <table:table-cell table:formula="of:=DEC2HEX(16770792+[.A33])" office:value-type="string" office:string-value="FFE707" calcext:value-type="string">
            <text:p>FFE707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A34])" office:value-type="string" office:string-value="20" calcext:value-type="string">
            <text:p>20</text:p>
          </table:table-cell>
          <table:table-cell office:value-type="string" calcext:value-type="string" table:number-columns-spanned="1" table:number-rows-spanned="4">
            <text:p>l</text:p>
          </table:table-cell>
          <table:table-cell office:value-type="string" calcext:value-type="string" table:number-columns-spanned="1" table:number-rows-spanned="4">
            <text:p>Character animation base pointer</text:p>
          </table:table-cell>
          <table:table-cell table:formula="of:=DEC2HEX(16745832+[.A34])" office:value-type="string" office:string-value="FF8588" calcext:value-type="string">
            <text:p>FF8588</text:p>
          </table:table-cell>
          <table:table-cell table:formula="of:=DEC2HEX(16746024+[.A34])" office:value-type="string" office:string-value="FF8648" calcext:value-type="string">
            <text:p>FF8648</text:p>
          </table:table-cell>
          <table:table-cell table:formula="of:=DEC2HEX(16770792+[.A34])" office:value-type="string" office:string-value="FFE708" calcext:value-type="string">
            <text:p>FFE708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HEX([.A35])" office:value-type="string" office:string-value="21" calcext:value-type="string">
            <text:p>21</text:p>
          </table:table-cell>
          <table:covered-table-cell table:number-columns-repeated="2"/>
          <table:table-cell table:formula="of:=DEC2HEX(16745832+[.A35])" office:value-type="string" office:string-value="FF8589" calcext:value-type="string">
            <text:p>FF8589</text:p>
          </table:table-cell>
          <table:table-cell table:formula="of:=DEC2HEX(16746024+[.A35])" office:value-type="string" office:string-value="FF8649" calcext:value-type="string">
            <text:p>FF8649</text:p>
          </table:table-cell>
          <table:table-cell table:formula="of:=DEC2HEX(16770792+[.A35])" office:value-type="string" office:string-value="FFE709" calcext:value-type="string">
            <text:p>FFE709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HEX([.A36])" office:value-type="string" office:string-value="22" calcext:value-type="string">
            <text:p>22</text:p>
          </table:table-cell>
          <table:covered-table-cell table:number-columns-repeated="2"/>
          <table:table-cell table:formula="of:=DEC2HEX(16745832+[.A36])" office:value-type="string" office:string-value="FF858A" calcext:value-type="string">
            <text:p>FF858A</text:p>
          </table:table-cell>
          <table:table-cell table:formula="of:=DEC2HEX(16746024+[.A36])" office:value-type="string" office:string-value="FF864A" calcext:value-type="string">
            <text:p>FF864A</text:p>
          </table:table-cell>
          <table:table-cell table:formula="of:=DEC2HEX(16770792+[.A36])" office:value-type="string" office:string-value="FFE70A" calcext:value-type="string">
            <text:p>FFE70A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HEX([.A37])" office:value-type="string" office:string-value="23" calcext:value-type="string">
            <text:p>23</text:p>
          </table:table-cell>
          <table:covered-table-cell table:number-columns-repeated="2"/>
          <table:table-cell table:formula="of:=DEC2HEX(16745832+[.A37])" office:value-type="string" office:string-value="FF858B" calcext:value-type="string">
            <text:p>FF858B</text:p>
          </table:table-cell>
          <table:table-cell table:formula="of:=DEC2HEX(16746024+[.A37])" office:value-type="string" office:string-value="FF864B" calcext:value-type="string">
            <text:p>FF864B</text:p>
          </table:table-cell>
          <table:table-cell table:formula="of:=DEC2HEX(16770792+[.A37])" office:value-type="string" office:string-value="FFE70B" calcext:value-type="string">
            <text:p>FFE70B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HEX([.A38])" office:value-type="string" office:string-value="24" calcext:value-type="string">
            <text:p>24</text:p>
          </table:table-cell>
          <table:table-cell office:value-type="string" calcext:value-type="string" table:number-columns-spanned="1" table:number-rows-spanned="4">
            <text:p>l</text:p>
          </table:table-cell>
          <table:table-cell office:value-type="string" calcext:value-type="string" table:number-columns-spanned="1" table:number-rows-spanned="4">
            <text:p>Current animation pointer</text:p>
          </table:table-cell>
          <table:table-cell table:formula="of:=DEC2HEX(16745832+[.A38])" office:value-type="string" office:string-value="FF858C" calcext:value-type="string">
            <text:p>FF858C</text:p>
          </table:table-cell>
          <table:table-cell table:formula="of:=DEC2HEX(16746024+[.A38])" office:value-type="string" office:string-value="FF864C" calcext:value-type="string">
            <text:p>FF864C</text:p>
          </table:table-cell>
          <table:table-cell table:formula="of:=DEC2HEX(16770792+[.A38])" office:value-type="string" office:string-value="FFE70C" calcext:value-type="string">
            <text:p>FFE70C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HEX([.A39])" office:value-type="string" office:string-value="25" calcext:value-type="string">
            <text:p>25</text:p>
          </table:table-cell>
          <table:covered-table-cell table:number-columns-repeated="2"/>
          <table:table-cell table:formula="of:=DEC2HEX(16745832+[.A39])" office:value-type="string" office:string-value="FF858D" calcext:value-type="string">
            <text:p>FF858D</text:p>
          </table:table-cell>
          <table:table-cell table:formula="of:=DEC2HEX(16746024+[.A39])" office:value-type="string" office:string-value="FF864D" calcext:value-type="string">
            <text:p>FF864D</text:p>
          </table:table-cell>
          <table:table-cell table:formula="of:=DEC2HEX(16770792+[.A39])" office:value-type="string" office:string-value="FFE70D" calcext:value-type="string">
            <text:p>FFE70D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HEX([.A40])" office:value-type="string" office:string-value="26" calcext:value-type="string">
            <text:p>26</text:p>
          </table:table-cell>
          <table:covered-table-cell table:number-columns-repeated="2"/>
          <table:table-cell table:formula="of:=DEC2HEX(16745832+[.A40])" office:value-type="string" office:string-value="FF858E" calcext:value-type="string">
            <text:p>FF858E</text:p>
          </table:table-cell>
          <table:table-cell table:formula="of:=DEC2HEX(16746024+[.A40])" office:value-type="string" office:string-value="FF864E" calcext:value-type="string">
            <text:p>FF864E</text:p>
          </table:table-cell>
          <table:table-cell table:formula="of:=DEC2HEX(16770792+[.A40])" office:value-type="string" office:string-value="FFE70E" calcext:value-type="string">
            <text:p>FFE70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HEX([.A41])" office:value-type="string" office:string-value="27" calcext:value-type="string">
            <text:p>27</text:p>
          </table:table-cell>
          <table:covered-table-cell table:number-columns-repeated="2"/>
          <table:table-cell table:formula="of:=DEC2HEX(16745832+[.A41])" office:value-type="string" office:string-value="FF858F" calcext:value-type="string">
            <text:p>FF858F</text:p>
          </table:table-cell>
          <table:table-cell table:formula="of:=DEC2HEX(16746024+[.A41])" office:value-type="string" office:string-value="FF864F" calcext:value-type="string">
            <text:p>FF864F</text:p>
          </table:table-cell>
          <table:table-cell table:formula="of:=DEC2HEX(16770792+[.A41])" office:value-type="string" office:string-value="FFE70F" calcext:value-type="string">
            <text:p>FFE70F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HEX([.A42])" office:value-type="string" office:string-value="28" calcext:value-type="string">
            <text:p>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imation frame counter</text:p>
          </table:table-cell>
          <table:table-cell table:formula="of:=DEC2HEX(16745832+[.A42])" office:value-type="string" office:string-value="FF8590" calcext:value-type="string">
            <text:p>FF8590</text:p>
          </table:table-cell>
          <table:table-cell table:formula="of:=DEC2HEX(16746024+[.A42])" office:value-type="string" office:string-value="FF8650" calcext:value-type="string">
            <text:p>FF8650</text:p>
          </table:table-cell>
          <table:table-cell table:formula="of:=DEC2HEX(16770792+[.A42])" office:value-type="string" office:string-value="FFE710" calcext:value-type="string">
            <text:p>FFE71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HEX([.A43])" office:value-type="string" office:string-value="29" calcext:value-type="string">
            <text:p>29</text:p>
          </table:table-cell>
          <table:table-cell table:number-columns-repeated="2"/>
          <table:table-cell table:formula="of:=DEC2HEX(16745832+[.A43])" office:value-type="string" office:string-value="FF8591" calcext:value-type="string">
            <text:p>FF8591</text:p>
          </table:table-cell>
          <table:table-cell table:formula="of:=DEC2HEX(16746024+[.A43])" office:value-type="string" office:string-value="FF8651" calcext:value-type="string">
            <text:p>FF8651</text:p>
          </table:table-cell>
          <table:table-cell table:formula="of:=DEC2HEX(16770792+[.A43])" office:value-type="string" office:string-value="FFE711" calcext:value-type="string">
            <text:p>FFE711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HEX([.A44])" office:value-type="string" office:string-value="2A" calcext:value-type="string">
            <text:p>2A</text:p>
          </table:table-cell>
          <table:table-cell office:value-type="string" calcext:value-type="string" table:number-columns-spanned="1" table:number-rows-spanned="2">
            <text:p>w</text:p>
          </table:table-cell>
          <table:table-cell office:value-type="string" calcext:value-type="string" table:number-columns-spanned="1" table:number-rows-spanned="2">
            <text:p>Animation frame pointer</text:p>
          </table:table-cell>
          <table:table-cell table:formula="of:=DEC2HEX(16745832+[.A44])" office:value-type="string" office:string-value="FF8592" calcext:value-type="string">
            <text:p>FF8592</text:p>
          </table:table-cell>
          <table:table-cell table:formula="of:=DEC2HEX(16746024+[.A44])" office:value-type="string" office:string-value="FF8652" calcext:value-type="string">
            <text:p>FF8652</text:p>
          </table:table-cell>
          <table:table-cell table:formula="of:=DEC2HEX(16770792+[.A44])" office:value-type="string" office:string-value="FFE712" calcext:value-type="string">
            <text:p>FFE712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HEX([.A45])" office:value-type="string" office:string-value="2B" calcext:value-type="string">
            <text:p>2B</text:p>
          </table:table-cell>
          <table:covered-table-cell table:number-columns-repeated="2"/>
          <table:table-cell table:formula="of:=DEC2HEX(16745832+[.A45])" office:value-type="string" office:string-value="FF8593" calcext:value-type="string">
            <text:p>FF8593</text:p>
          </table:table-cell>
          <table:table-cell table:formula="of:=DEC2HEX(16746024+[.A45])" office:value-type="string" office:string-value="FF8653" calcext:value-type="string">
            <text:p>FF8653</text:p>
          </table:table-cell>
          <table:table-cell table:formula="of:=DEC2HEX(16770792+[.A45])" office:value-type="string" office:string-value="FFE713" calcext:value-type="string">
            <text:p>FFE713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HEX([.A46])" office:value-type="string" office:string-value="2C" calcext:value-type="string">
            <text:p>2C</text:p>
          </table:table-cell>
          <table:table-cell office:value-type="string" calcext:value-type="string" table:number-columns-spanned="1" table:number-rows-spanned="2">
            <text:p>w</text:p>
          </table:table-cell>
          <table:table-cell office:value-type="string" calcext:value-type="string" table:number-columns-spanned="1" table:number-rows-spanned="2">
            <text:p>Animation controller?</text:p>
          </table:table-cell>
          <table:table-cell table:formula="of:=DEC2HEX(16745832+[.A46])" office:value-type="string" office:string-value="FF8594" calcext:value-type="string">
            <text:p>FF8594</text:p>
          </table:table-cell>
          <table:table-cell table:formula="of:=DEC2HEX(16746024+[.A46])" office:value-type="string" office:string-value="FF8654" calcext:value-type="string">
            <text:p>FF8654</text:p>
          </table:table-cell>
          <table:table-cell table:formula="of:=DEC2HEX(16770792+[.A46])" office:value-type="string" office:string-value="FFE714" calcext:value-type="string">
            <text:p>FFE714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HEX([.A47])" office:value-type="string" office:string-value="2D" calcext:value-type="string">
            <text:p>2D</text:p>
          </table:table-cell>
          <table:covered-table-cell table:number-columns-repeated="2"/>
          <table:table-cell table:formula="of:=DEC2HEX(16745832+[.A47])" office:value-type="string" office:string-value="FF8595" calcext:value-type="string">
            <text:p>FF8595</text:p>
          </table:table-cell>
          <table:table-cell table:formula="of:=DEC2HEX(16746024+[.A47])" office:value-type="string" office:string-value="FF8655" calcext:value-type="string">
            <text:p>FF8655</text:p>
          </table:table-cell>
          <table:table-cell table:formula="of:=DEC2HEX(16770792+[.A47])" office:value-type="string" office:string-value="FFE715" calcext:value-type="string">
            <text:p>FFE715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HEX([.A48])" office:value-type="string" office:string-value="2E" calcext:value-type="string">
            <text:p>2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irection facing 00 = right, 01 = left</text:p>
          </table:table-cell>
          <table:table-cell table:formula="of:=DEC2HEX(16745832+[.A48])" office:value-type="string" office:string-value="FF8596" calcext:value-type="string">
            <text:p>FF8596</text:p>
          </table:table-cell>
          <table:table-cell table:formula="of:=DEC2HEX(16746024+[.A48])" office:value-type="string" office:string-value="FF8656" calcext:value-type="string">
            <text:p>FF8656</text:p>
          </table:table-cell>
          <table:table-cell table:formula="of:=DEC2HEX(16770792+[.A48])" office:value-type="string" office:string-value="FFE716" calcext:value-type="string">
            <text:p>FFE716</text:p>
          </table:table-cell>
          <table:table-cell table:number-columns-repeated="1017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DEC2HEX([.A49])" office:value-type="string" office:string-value="2F" calcext:value-type="string">
            <text:p>2F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Palette (00 – 1F). Value of 00 seems to force current anim’s default palette, not as a literal palette offset (Guy’s palette)</text:p>
            <text:p>To get around this limitation, set the highest bit. “Japan Hack” does this for players.</text:p>
          </table:table-cell>
          <table:table-cell table:formula="of:=DEC2HEX(16745832+[.A49])" office:value-type="string" office:string-value="FF8597" calcext:value-type="string">
            <text:p>FF8597</text:p>
          </table:table-cell>
          <table:table-cell table:formula="of:=DEC2HEX(16746024+[.A49])" office:value-type="string" office:string-value="FF8657" calcext:value-type="string">
            <text:p>FF8657</text:p>
          </table:table-cell>
          <table:table-cell table:formula="of:=DEC2HEX(16770792+[.A49])" office:value-type="string" office:string-value="FFE717" calcext:value-type="string">
            <text:p>FFE717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HEX([.A50])" office:value-type="string" office:string-value="30" calcext:value-type="string">
            <text:p>30</text:p>
          </table:table-cell>
          <table:table-cell table:number-columns-repeated="2"/>
          <table:table-cell table:formula="of:=DEC2HEX(16745832+[.A50])" office:value-type="string" office:string-value="FF8598" calcext:value-type="string">
            <text:p>FF8598</text:p>
          </table:table-cell>
          <table:table-cell table:formula="of:=DEC2HEX(16746024+[.A50])" office:value-type="string" office:string-value="FF8658" calcext:value-type="string">
            <text:p>FF8658</text:p>
          </table:table-cell>
          <table:table-cell table:formula="of:=DEC2HEX(16770792+[.A50])" office:value-type="string" office:string-value="FFE718" calcext:value-type="string">
            <text:p>FFE718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HEX([.A51])" office:value-type="string" office:string-value="31" calcext:value-type="string">
            <text:p>31</text:p>
          </table:table-cell>
          <table:table-cell table:number-columns-repeated="2"/>
          <table:table-cell table:formula="of:=DEC2HEX(16745832+[.A51])" office:value-type="string" office:string-value="FF8599" calcext:value-type="string">
            <text:p>FF8599</text:p>
          </table:table-cell>
          <table:table-cell table:formula="of:=DEC2HEX(16746024+[.A51])" office:value-type="string" office:string-value="FF8659" calcext:value-type="string">
            <text:p>FF8659</text:p>
          </table:table-cell>
          <table:table-cell table:formula="of:=DEC2HEX(16770792+[.A51])" office:value-type="string" office:string-value="FFE719" calcext:value-type="string">
            <text:p>FFE719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HEX([.A52])" office:value-type="string" office:string-value="32" calcext:value-type="string">
            <text:p>32</text:p>
          </table:table-cell>
          <table:table-cell table:number-columns-repeated="2"/>
          <table:table-cell table:formula="of:=DEC2HEX(16745832+[.A52])" office:value-type="string" office:string-value="FF859A" calcext:value-type="string">
            <text:p>FF859A</text:p>
          </table:table-cell>
          <table:table-cell table:formula="of:=DEC2HEX(16746024+[.A52])" office:value-type="string" office:string-value="FF865A" calcext:value-type="string">
            <text:p>FF865A</text:p>
          </table:table-cell>
          <table:table-cell table:formula="of:=DEC2HEX(16770792+[.A52])" office:value-type="string" office:string-value="FFE71A" calcext:value-type="string">
            <text:p>FFE71A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A53])" office:value-type="string" office:string-value="33" calcext:value-type="string">
            <text:p>33</text:p>
          </table:table-cell>
          <table:table-cell table:number-columns-repeated="2"/>
          <table:table-cell table:formula="of:=DEC2HEX(16745832+[.A53])" office:value-type="string" office:string-value="FF859B" calcext:value-type="string">
            <text:p>FF859B</text:p>
          </table:table-cell>
          <table:table-cell table:formula="of:=DEC2HEX(16746024+[.A53])" office:value-type="string" office:string-value="FF865B" calcext:value-type="string">
            <text:p>FF865B</text:p>
          </table:table-cell>
          <table:table-cell table:formula="of:=DEC2HEX(16770792+[.A53])" office:value-type="string" office:string-value="FFE71B" calcext:value-type="string">
            <text:p>FFE71B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HEX([.A54])" office:value-type="string" office:string-value="34" calcext:value-type="string">
            <text:p>34</text:p>
          </table:table-cell>
          <table:table-cell table:number-columns-repeated="2"/>
          <table:table-cell table:formula="of:=DEC2HEX(16745832+[.A54])" office:value-type="string" office:string-value="FF859C" calcext:value-type="string">
            <text:p>FF859C</text:p>
          </table:table-cell>
          <table:table-cell table:formula="of:=DEC2HEX(16746024+[.A54])" office:value-type="string" office:string-value="FF865C" calcext:value-type="string">
            <text:p>FF865C</text:p>
          </table:table-cell>
          <table:table-cell table:formula="of:=DEC2HEX(16770792+[.A54])" office:value-type="string" office:string-value="FFE71C" calcext:value-type="string">
            <text:p>FFE71C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HEX([.A55])" office:value-type="string" office:string-value="35" calcext:value-type="string">
            <text:p>35</text:p>
          </table:table-cell>
          <table:table-cell table:number-columns-repeated="2"/>
          <table:table-cell table:formula="of:=DEC2HEX(16745832+[.A55])" office:value-type="string" office:string-value="FF859D" calcext:value-type="string">
            <text:p>FF859D</text:p>
          </table:table-cell>
          <table:table-cell table:formula="of:=DEC2HEX(16746024+[.A55])" office:value-type="string" office:string-value="FF865D" calcext:value-type="string">
            <text:p>FF865D</text:p>
          </table:table-cell>
          <table:table-cell table:formula="of:=DEC2HEX(16770792+[.A55])" office:value-type="string" office:string-value="FFE71D" calcext:value-type="string">
            <text:p>FFE71D</text:p>
          </table:table-cell>
          <table:table-cell table:number-columns-repeated="1017"/>
        </table:table-row>
        <table:table-row table:style-name="ro4">
          <table:table-cell office:value-type="float" office:value="54" calcext:value-type="float">
            <text:p>54</text:p>
          </table:table-cell>
          <table:table-cell table:formula="of:=DEC2HEX([.A56])" office:value-type="string" office:string-value="36" calcext:value-type="string">
            <text:p>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ment direction</text:p>
            <text:p> 00 = up</text:p>
            <text:p> 01 = up/right</text:p>
            <text:p> 02 = right</text:p>
            <text:p> 03 = down/right</text:p>
            <text:p> 04 = down</text:p>
            <text:p> 05 = down/left</text:p>
            <text:p> 06 = left</text:p>
            <text:p> 07 = up/left</text:p>
            <text:p> 08 = stand still</text:p>
          </table:table-cell>
          <table:table-cell table:formula="of:=DEC2HEX(16745832+[.A56])" office:value-type="string" office:string-value="FF859E" calcext:value-type="string">
            <text:p>FF859E</text:p>
          </table:table-cell>
          <table:table-cell table:formula="of:=DEC2HEX(16746024+[.A56])" office:value-type="string" office:string-value="FF865E" calcext:value-type="string">
            <text:p>FF865E</text:p>
          </table:table-cell>
          <table:table-cell table:formula="of:=DEC2HEX(16770792+[.A56])" office:value-type="string" office:string-value="FFE71E" calcext:value-type="string">
            <text:p>FFE71E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HEX([.A57])" office:value-type="string" office:string-value="37" calcext:value-type="string">
            <text:p>37</text:p>
          </table:table-cell>
          <table:table-cell table:number-columns-repeated="2"/>
          <table:table-cell table:formula="of:=DEC2HEX(16745832+[.A57])" office:value-type="string" office:string-value="FF859F" calcext:value-type="string">
            <text:p>FF859F</text:p>
          </table:table-cell>
          <table:table-cell table:formula="of:=DEC2HEX(16746024+[.A57])" office:value-type="string" office:string-value="FF865F" calcext:value-type="string">
            <text:p>FF865F</text:p>
          </table:table-cell>
          <table:table-cell table:formula="of:=DEC2HEX(16770792+[.A57])" office:value-type="string" office:string-value="FFE71F" calcext:value-type="string">
            <text:p>FFE71F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A58])" office:value-type="string" office:string-value="38" calcext:value-type="string">
            <text:p>38</text:p>
          </table:table-cell>
          <table:table-cell table:number-columns-repeated="2"/>
          <table:table-cell table:formula="of:=DEC2HEX(16745832+[.A58])" office:value-type="string" office:string-value="FF85A0" calcext:value-type="string">
            <text:p>FF85A0</text:p>
          </table:table-cell>
          <table:table-cell table:formula="of:=DEC2HEX(16746024+[.A58])" office:value-type="string" office:string-value="FF8660" calcext:value-type="string">
            <text:p>FF8660</text:p>
          </table:table-cell>
          <table:table-cell table:formula="of:=DEC2HEX(16770792+[.A58])" office:value-type="string" office:string-value="FFE720" calcext:value-type="string">
            <text:p>FFE720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HEX([.A59])" office:value-type="string" office:string-value="39" calcext:value-type="string">
            <text:p>39</text:p>
          </table:table-cell>
          <table:table-cell table:number-columns-repeated="2"/>
          <table:table-cell table:formula="of:=DEC2HEX(16745832+[.A59])" office:value-type="string" office:string-value="FF85A1" calcext:value-type="string">
            <text:p>FF85A1</text:p>
          </table:table-cell>
          <table:table-cell table:formula="of:=DEC2HEX(16746024+[.A59])" office:value-type="string" office:string-value="FF8661" calcext:value-type="string">
            <text:p>FF8661</text:p>
          </table:table-cell>
          <table:table-cell table:formula="of:=DEC2HEX(16770792+[.A59])" office:value-type="string" office:string-value="FFE721" calcext:value-type="string">
            <text:p>FFE721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HEX([.A60])" office:value-type="string" office:string-value="3A" calcext:value-type="string">
            <text:p>3A</text:p>
          </table:table-cell>
          <table:table-cell table:number-columns-repeated="2"/>
          <table:table-cell table:formula="of:=DEC2HEX(16745832+[.A60])" office:value-type="string" office:string-value="FF85A2" calcext:value-type="string">
            <text:p>FF85A2</text:p>
          </table:table-cell>
          <table:table-cell table:formula="of:=DEC2HEX(16746024+[.A60])" office:value-type="string" office:string-value="FF8662" calcext:value-type="string">
            <text:p>FF8662</text:p>
          </table:table-cell>
          <table:table-cell table:formula="of:=DEC2HEX(16770792+[.A60])" office:value-type="string" office:string-value="FFE722" calcext:value-type="string">
            <text:p>FFE722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DEC2HEX([.A61])" office:value-type="string" office:string-value="3B" calcext:value-type="string">
            <text:p>3B</text:p>
          </table:table-cell>
          <table:table-cell table:number-columns-repeated="2"/>
          <table:table-cell table:formula="of:=DEC2HEX(16745832+[.A61])" office:value-type="string" office:string-value="FF85A3" calcext:value-type="string">
            <text:p>FF85A3</text:p>
          </table:table-cell>
          <table:table-cell table:formula="of:=DEC2HEX(16746024+[.A61])" office:value-type="string" office:string-value="FF8663" calcext:value-type="string">
            <text:p>FF8663</text:p>
          </table:table-cell>
          <table:table-cell table:formula="of:=DEC2HEX(16770792+[.A61])" office:value-type="string" office:string-value="FFE723" calcext:value-type="string">
            <text:p>FFE723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HEX([.A62])" office:value-type="string" office:string-value="3C" calcext:value-type="string">
            <text:p>3C</text:p>
          </table:table-cell>
          <table:table-cell table:number-columns-repeated="2"/>
          <table:table-cell table:formula="of:=DEC2HEX(16745832+[.A62])" office:value-type="string" office:string-value="FF85A4" calcext:value-type="string">
            <text:p>FF85A4</text:p>
          </table:table-cell>
          <table:table-cell table:formula="of:=DEC2HEX(16746024+[.A62])" office:value-type="string" office:string-value="FF8664" calcext:value-type="string">
            <text:p>FF8664</text:p>
          </table:table-cell>
          <table:table-cell table:formula="of:=DEC2HEX(16770792+[.A62])" office:value-type="string" office:string-value="FFE724" calcext:value-type="string">
            <text:p>FFE724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HEX([.A63])" office:value-type="string" office:string-value="3D" calcext:value-type="string">
            <text:p>3D</text:p>
          </table:table-cell>
          <table:table-cell table:number-columns-repeated="2"/>
          <table:table-cell table:formula="of:=DEC2HEX(16745832+[.A63])" office:value-type="string" office:string-value="FF85A5" calcext:value-type="string">
            <text:p>FF85A5</text:p>
          </table:table-cell>
          <table:table-cell table:formula="of:=DEC2HEX(16746024+[.A63])" office:value-type="string" office:string-value="FF8665" calcext:value-type="string">
            <text:p>FF8665</text:p>
          </table:table-cell>
          <table:table-cell table:formula="of:=DEC2HEX(16770792+[.A63])" office:value-type="string" office:string-value="FFE725" calcext:value-type="string">
            <text:p>FFE725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HEX([.A64])" office:value-type="string" office:string-value="3E" calcext:value-type="string">
            <text:p>3E</text:p>
          </table:table-cell>
          <table:table-cell table:number-columns-repeated="2"/>
          <table:table-cell table:formula="of:=DEC2HEX(16745832+[.A64])" office:value-type="string" office:string-value="FF85A6" calcext:value-type="string">
            <text:p>FF85A6</text:p>
          </table:table-cell>
          <table:table-cell table:formula="of:=DEC2HEX(16746024+[.A64])" office:value-type="string" office:string-value="FF8666" calcext:value-type="string">
            <text:p>FF8666</text:p>
          </table:table-cell>
          <table:table-cell table:formula="of:=DEC2HEX(16770792+[.A64])" office:value-type="string" office:string-value="FFE726" calcext:value-type="string">
            <text:p>FFE726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HEX([.A65])" office:value-type="string" office:string-value="3F" calcext:value-type="string">
            <text:p>3F</text:p>
          </table:table-cell>
          <table:table-cell table:number-columns-repeated="2"/>
          <table:table-cell table:formula="of:=DEC2HEX(16745832+[.A65])" office:value-type="string" office:string-value="FF85A7" calcext:value-type="string">
            <text:p>FF85A7</text:p>
          </table:table-cell>
          <table:table-cell table:formula="of:=DEC2HEX(16746024+[.A65])" office:value-type="string" office:string-value="FF8667" calcext:value-type="string">
            <text:p>FF8667</text:p>
          </table:table-cell>
          <table:table-cell table:formula="of:=DEC2HEX(16770792+[.A65])" office:value-type="string" office:string-value="FFE727" calcext:value-type="string">
            <text:p>FFE727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HEX([.A66])" office:value-type="string" office:string-value="40" calcext:value-type="string">
            <text:p>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ip state (00 = no grip, 01 = player is gripping, FF = player is being gripped)</text:p>
          </table:table-cell>
          <table:table-cell table:formula="of:=DEC2HEX(16745832+[.A66])" office:value-type="string" office:string-value="FF85A8" calcext:value-type="string">
            <text:p>FF85A8</text:p>
          </table:table-cell>
          <table:table-cell table:formula="of:=DEC2HEX(16746024+[.A66])" office:value-type="string" office:string-value="FF8668" calcext:value-type="string">
            <text:p>FF8668</text:p>
          </table:table-cell>
          <table:table-cell table:formula="of:=DEC2HEX(16770792+[.A66])" office:value-type="string" office:string-value="FFE728" calcext:value-type="string">
            <text:p>FFE728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HEX([.A67])" office:value-type="string" office:string-value="41" calcext:value-type="string">
            <text:p>41</text:p>
          </table:table-cell>
          <table:table-cell table:number-columns-repeated="2"/>
          <table:table-cell table:formula="of:=DEC2HEX(16745832+[.A67])" office:value-type="string" office:string-value="FF85A9" calcext:value-type="string">
            <text:p>FF85A9</text:p>
          </table:table-cell>
          <table:table-cell table:formula="of:=DEC2HEX(16746024+[.A67])" office:value-type="string" office:string-value="FF8669" calcext:value-type="string">
            <text:p>FF8669</text:p>
          </table:table-cell>
          <table:table-cell table:formula="of:=DEC2HEX(16770792+[.A67])" office:value-type="string" office:string-value="FFE729" calcext:value-type="string">
            <text:p>FFE729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HEX([.A68])" office:value-type="string" office:string-value="42" calcext:value-type="string">
            <text:p>42</text:p>
          </table:table-cell>
          <table:table-cell table:number-columns-repeated="2"/>
          <table:table-cell table:formula="of:=DEC2HEX(16745832+[.A68])" office:value-type="string" office:string-value="FF85AA" calcext:value-type="string">
            <text:p>FF85AA</text:p>
          </table:table-cell>
          <table:table-cell table:formula="of:=DEC2HEX(16746024+[.A68])" office:value-type="string" office:string-value="FF866A" calcext:value-type="string">
            <text:p>FF866A</text:p>
          </table:table-cell>
          <table:table-cell table:formula="of:=DEC2HEX(16770792+[.A68])" office:value-type="string" office:string-value="FFE72A" calcext:value-type="string">
            <text:p>FFE72A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HEX([.A69])" office:value-type="string" office:string-value="43" calcext:value-type="string">
            <text:p>43</text:p>
          </table:table-cell>
          <table:table-cell table:number-columns-repeated="2"/>
          <table:table-cell table:formula="of:=DEC2HEX(16745832+[.A69])" office:value-type="string" office:string-value="FF85AB" calcext:value-type="string">
            <text:p>FF85AB</text:p>
          </table:table-cell>
          <table:table-cell table:formula="of:=DEC2HEX(16746024+[.A69])" office:value-type="string" office:string-value="FF866B" calcext:value-type="string">
            <text:p>FF866B</text:p>
          </table:table-cell>
          <table:table-cell table:formula="of:=DEC2HEX(16770792+[.A69])" office:value-type="string" office:string-value="FFE72B" calcext:value-type="string">
            <text:p>FFE72B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HEX([.A70])" office:value-type="string" office:string-value="44" calcext:value-type="string" table:number-columns-spanned="1" table:number-rows-spanned="2">
            <text:p>44</text:p>
          </table:table-cell>
          <table:table-cell office:value-type="string" calcext:value-type="string" table:number-columns-spanned="1" table:number-rows-spanned="2">
            <text:p>w</text:p>
          </table:table-cell>
          <table:table-cell office:value-type="string" calcext:value-type="string" table:number-columns-spanned="1" table:number-rows-spanned="2">
            <text:p>RAM slot offset from FF8000 of Player target grip entity</text:p>
          </table:table-cell>
          <table:table-cell table:formula="of:=DEC2HEX(16745832+[.A70])" office:value-type="string" office:string-value="FF85AC" calcext:value-type="string">
            <text:p>FF85AC</text:p>
          </table:table-cell>
          <table:table-cell table:formula="of:=DEC2HEX(16746024+[.A70])" office:value-type="string" office:string-value="FF866C" calcext:value-type="string">
            <text:p>FF866C</text:p>
          </table:table-cell>
          <table:table-cell table:formula="of:=DEC2HEX(16770792+[.A70])" office:value-type="string" office:string-value="FFE72C" calcext:value-type="string">
            <text:p>FFE72C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covered-table-cell table:formula="of:=DEC2HEX([.A71])" office:value-type="string" office:string-value="45" calcext:value-type="string">
            <text:p>45</text:p>
          </table:covered-table-cell>
          <table:covered-table-cell table:number-columns-repeated="2"/>
          <table:table-cell table:formula="of:=DEC2HEX(16745832+[.A71])" office:value-type="string" office:string-value="FF85AD" calcext:value-type="string">
            <text:p>FF85AD</text:p>
          </table:table-cell>
          <table:table-cell table:formula="of:=DEC2HEX(16746024+[.A71])" office:value-type="string" office:string-value="FF866D" calcext:value-type="string">
            <text:p>FF866D</text:p>
          </table:table-cell>
          <table:table-cell table:formula="of:=DEC2HEX(16770792+[.A71])" office:value-type="string" office:string-value="FFE72D" calcext:value-type="string">
            <text:p>FFE72D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HEX([.A72])" office:value-type="string" office:string-value="46" calcext:value-type="string">
            <text:p>46</text:p>
          </table:table-cell>
          <table:table-cell table:number-columns-repeated="2"/>
          <table:table-cell table:formula="of:=DEC2HEX(16745832+[.A72])" office:value-type="string" office:string-value="FF85AE" calcext:value-type="string">
            <text:p>FF85AE</text:p>
          </table:table-cell>
          <table:table-cell table:formula="of:=DEC2HEX(16746024+[.A72])" office:value-type="string" office:string-value="FF866E" calcext:value-type="string">
            <text:p>FF866E</text:p>
          </table:table-cell>
          <table:table-cell table:formula="of:=DEC2HEX(16770792+[.A72])" office:value-type="string" office:string-value="FFE72E" calcext:value-type="string">
            <text:p>FFE72E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HEX([.A73])" office:value-type="string" office:string-value="47" calcext:value-type="string">
            <text:p>47</text:p>
          </table:table-cell>
          <table:table-cell table:number-columns-repeated="2"/>
          <table:table-cell table:formula="of:=DEC2HEX(16745832+[.A73])" office:value-type="string" office:string-value="FF85AF" calcext:value-type="string">
            <text:p>FF85AF</text:p>
          </table:table-cell>
          <table:table-cell table:formula="of:=DEC2HEX(16746024+[.A73])" office:value-type="string" office:string-value="FF866F" calcext:value-type="string">
            <text:p>FF866F</text:p>
          </table:table-cell>
          <table:table-cell table:formula="of:=DEC2HEX(16770792+[.A73])" office:value-type="string" office:string-value="FFE72F" calcext:value-type="string">
            <text:p>FFE72F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HEX([.A74])" office:value-type="string" office:string-value="48" calcext:value-type="string">
            <text:p>48</text:p>
          </table:table-cell>
          <table:table-cell table:number-columns-repeated="2"/>
          <table:table-cell table:formula="of:=DEC2HEX(16745832+[.A74])" office:value-type="string" office:string-value="FF85B0" calcext:value-type="string">
            <text:p>FF85B0</text:p>
          </table:table-cell>
          <table:table-cell table:formula="of:=DEC2HEX(16746024+[.A74])" office:value-type="string" office:string-value="FF8670" calcext:value-type="string">
            <text:p>FF8670</text:p>
          </table:table-cell>
          <table:table-cell table:formula="of:=DEC2HEX(16770792+[.A74])" office:value-type="string" office:string-value="FFE730" calcext:value-type="string">
            <text:p>FFE730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HEX([.A75])" office:value-type="string" office:string-value="49" calcext:value-type="string">
            <text:p>49</text:p>
          </table:table-cell>
          <table:table-cell table:number-columns-repeated="2"/>
          <table:table-cell table:formula="of:=DEC2HEX(16745832+[.A75])" office:value-type="string" office:string-value="FF85B1" calcext:value-type="string">
            <text:p>FF85B1</text:p>
          </table:table-cell>
          <table:table-cell table:formula="of:=DEC2HEX(16746024+[.A75])" office:value-type="string" office:string-value="FF8671" calcext:value-type="string">
            <text:p>FF8671</text:p>
          </table:table-cell>
          <table:table-cell table:formula="of:=DEC2HEX(16770792+[.A75])" office:value-type="string" office:string-value="FFE731" calcext:value-type="string">
            <text:p>FFE731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HEX([.A76])" office:value-type="string" office:string-value="4A" calcext:value-type="string">
            <text:p>4A</text:p>
          </table:table-cell>
          <table:table-cell table:number-columns-repeated="2"/>
          <table:table-cell table:formula="of:=DEC2HEX(16745832+[.A76])" office:value-type="string" office:string-value="FF85B2" calcext:value-type="string">
            <text:p>FF85B2</text:p>
          </table:table-cell>
          <table:table-cell table:formula="of:=DEC2HEX(16746024+[.A76])" office:value-type="string" office:string-value="FF8672" calcext:value-type="string">
            <text:p>FF8672</text:p>
          </table:table-cell>
          <table:table-cell table:formula="of:=DEC2HEX(16770792+[.A76])" office:value-type="string" office:string-value="FFE732" calcext:value-type="string">
            <text:p>FFE73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HEX([.A77])" office:value-type="string" office:string-value="4B" calcext:value-type="string">
            <text:p>4B</text:p>
          </table:table-cell>
          <table:table-cell table:number-columns-repeated="2"/>
          <table:table-cell table:formula="of:=DEC2HEX(16745832+[.A77])" office:value-type="string" office:string-value="FF85B3" calcext:value-type="string">
            <text:p>FF85B3</text:p>
          </table:table-cell>
          <table:table-cell table:formula="of:=DEC2HEX(16746024+[.A77])" office:value-type="string" office:string-value="FF8673" calcext:value-type="string">
            <text:p>FF8673</text:p>
          </table:table-cell>
          <table:table-cell table:formula="of:=DEC2HEX(16770792+[.A77])" office:value-type="string" office:string-value="FFE733" calcext:value-type="string">
            <text:p>FFE733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HEX([.A78])" office:value-type="string" office:string-value="4C" calcext:value-type="string">
            <text:p>4C</text:p>
          </table:table-cell>
          <table:table-cell table:number-columns-repeated="2"/>
          <table:table-cell table:formula="of:=DEC2HEX(16745832+[.A78])" office:value-type="string" office:string-value="FF85B4" calcext:value-type="string">
            <text:p>FF85B4</text:p>
          </table:table-cell>
          <table:table-cell table:formula="of:=DEC2HEX(16746024+[.A78])" office:value-type="string" office:string-value="FF8674" calcext:value-type="string">
            <text:p>FF8674</text:p>
          </table:table-cell>
          <table:table-cell table:formula="of:=DEC2HEX(16770792+[.A78])" office:value-type="string" office:string-value="FFE734" calcext:value-type="string">
            <text:p>FFE734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HEX([.A79])" office:value-type="string" office:string-value="4D" calcext:value-type="string">
            <text:p>4D</text:p>
          </table:table-cell>
          <table:table-cell table:number-columns-repeated="2"/>
          <table:table-cell table:formula="of:=DEC2HEX(16745832+[.A79])" office:value-type="string" office:string-value="FF85B5" calcext:value-type="string">
            <text:p>FF85B5</text:p>
          </table:table-cell>
          <table:table-cell table:formula="of:=DEC2HEX(16746024+[.A79])" office:value-type="string" office:string-value="FF8675" calcext:value-type="string">
            <text:p>FF8675</text:p>
          </table:table-cell>
          <table:table-cell table:formula="of:=DEC2HEX(16770792+[.A79])" office:value-type="string" office:string-value="FFE735" calcext:value-type="string">
            <text:p>FFE735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HEX([.A80])" office:value-type="string" office:string-value="4E" calcext:value-type="string">
            <text:p>4E</text:p>
          </table:table-cell>
          <table:table-cell table:number-columns-repeated="2"/>
          <table:table-cell table:formula="of:=DEC2HEX(16745832+[.A80])" office:value-type="string" office:string-value="FF85B6" calcext:value-type="string">
            <text:p>FF85B6</text:p>
          </table:table-cell>
          <table:table-cell table:formula="of:=DEC2HEX(16746024+[.A80])" office:value-type="string" office:string-value="FF8676" calcext:value-type="string">
            <text:p>FF8676</text:p>
          </table:table-cell>
          <table:table-cell table:formula="of:=DEC2HEX(16770792+[.A80])" office:value-type="string" office:string-value="FFE736" calcext:value-type="string">
            <text:p>FFE736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DEC2HEX([.A81])" office:value-type="string" office:string-value="4F" calcext:value-type="string">
            <text:p>4F</text:p>
          </table:table-cell>
          <table:table-cell table:number-columns-repeated="2"/>
          <table:table-cell table:formula="of:=DEC2HEX(16745832+[.A81])" office:value-type="string" office:string-value="FF85B7" calcext:value-type="string">
            <text:p>FF85B7</text:p>
          </table:table-cell>
          <table:table-cell table:formula="of:=DEC2HEX(16746024+[.A81])" office:value-type="string" office:string-value="FF8677" calcext:value-type="string">
            <text:p>FF8677</text:p>
          </table:table-cell>
          <table:table-cell table:formula="of:=DEC2HEX(16770792+[.A81])" office:value-type="string" office:string-value="FFE737" calcext:value-type="string">
            <text:p>FFE737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HEX([.A82])" office:value-type="string" office:string-value="50" calcext:value-type="string">
            <text:p>50</text:p>
          </table:table-cell>
          <table:table-cell table:number-columns-repeated="2"/>
          <table:table-cell table:formula="of:=DEC2HEX(16745832+[.A82])" office:value-type="string" office:string-value="FF85B8" calcext:value-type="string">
            <text:p>FF85B8</text:p>
          </table:table-cell>
          <table:table-cell table:formula="of:=DEC2HEX(16746024+[.A82])" office:value-type="string" office:string-value="FF8678" calcext:value-type="string">
            <text:p>FF8678</text:p>
          </table:table-cell>
          <table:table-cell table:formula="of:=DEC2HEX(16770792+[.A82])" office:value-type="string" office:string-value="FFE738" calcext:value-type="string">
            <text:p>FFE738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HEX([.A83])" office:value-type="string" office:string-value="51" calcext:value-type="string">
            <text:p>51</text:p>
          </table:table-cell>
          <table:table-cell table:number-columns-repeated="2"/>
          <table:table-cell table:formula="of:=DEC2HEX(16745832+[.A83])" office:value-type="string" office:string-value="FF85B9" calcext:value-type="string">
            <text:p>FF85B9</text:p>
          </table:table-cell>
          <table:table-cell table:formula="of:=DEC2HEX(16746024+[.A83])" office:value-type="string" office:string-value="FF8679" calcext:value-type="string">
            <text:p>FF8679</text:p>
          </table:table-cell>
          <table:table-cell table:formula="of:=DEC2HEX(16770792+[.A83])" office:value-type="string" office:string-value="FFE739" calcext:value-type="string">
            <text:p>FFE739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HEX([.A84])" office:value-type="string" office:string-value="52" calcext:value-type="string">
            <text:p>52</text:p>
          </table:table-cell>
          <table:table-cell table:number-columns-repeated="2"/>
          <table:table-cell table:formula="of:=DEC2HEX(16745832+[.A84])" office:value-type="string" office:string-value="FF85BA" calcext:value-type="string">
            <text:p>FF85BA</text:p>
          </table:table-cell>
          <table:table-cell table:formula="of:=DEC2HEX(16746024+[.A84])" office:value-type="string" office:string-value="FF867A" calcext:value-type="string">
            <text:p>FF867A</text:p>
          </table:table-cell>
          <table:table-cell table:formula="of:=DEC2HEX(16770792+[.A84])" office:value-type="string" office:string-value="FFE73A" calcext:value-type="string">
            <text:p>FFE73A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HEX([.A85])" office:value-type="string" office:string-value="53" calcext:value-type="string">
            <text:p>53</text:p>
          </table:table-cell>
          <table:table-cell table:number-columns-repeated="2"/>
          <table:table-cell table:formula="of:=DEC2HEX(16745832+[.A85])" office:value-type="string" office:string-value="FF85BB" calcext:value-type="string">
            <text:p>FF85BB</text:p>
          </table:table-cell>
          <table:table-cell table:formula="of:=DEC2HEX(16746024+[.A85])" office:value-type="string" office:string-value="FF867B" calcext:value-type="string">
            <text:p>FF867B</text:p>
          </table:table-cell>
          <table:table-cell table:formula="of:=DEC2HEX(16770792+[.A85])" office:value-type="string" office:string-value="FFE73B" calcext:value-type="string">
            <text:p>FFE73B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HEX([.A86])" office:value-type="string" office:string-value="54" calcext:value-type="string">
            <text:p>54</text:p>
          </table:table-cell>
          <table:table-cell table:number-columns-repeated="2"/>
          <table:table-cell table:formula="of:=DEC2HEX(16745832+[.A86])" office:value-type="string" office:string-value="FF85BC" calcext:value-type="string">
            <text:p>FF85BC</text:p>
          </table:table-cell>
          <table:table-cell table:formula="of:=DEC2HEX(16746024+[.A86])" office:value-type="string" office:string-value="FF867C" calcext:value-type="string">
            <text:p>FF867C</text:p>
          </table:table-cell>
          <table:table-cell table:formula="of:=DEC2HEX(16770792+[.A86])" office:value-type="string" office:string-value="FFE73C" calcext:value-type="string">
            <text:p>FFE73C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DEC2HEX([.A87])" office:value-type="string" office:string-value="55" calcext:value-type="string">
            <text:p>55</text:p>
          </table:table-cell>
          <table:table-cell table:number-columns-repeated="2"/>
          <table:table-cell table:formula="of:=DEC2HEX(16745832+[.A87])" office:value-type="string" office:string-value="FF85BD" calcext:value-type="string">
            <text:p>FF85BD</text:p>
          </table:table-cell>
          <table:table-cell table:formula="of:=DEC2HEX(16746024+[.A87])" office:value-type="string" office:string-value="FF867D" calcext:value-type="string">
            <text:p>FF867D</text:p>
          </table:table-cell>
          <table:table-cell table:formula="of:=DEC2HEX(16770792+[.A87])" office:value-type="string" office:string-value="FFE73D" calcext:value-type="string">
            <text:p>FFE73D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HEX([.A88])" office:value-type="string" office:string-value="56" calcext:value-type="string">
            <text:p>56</text:p>
          </table:table-cell>
          <table:table-cell table:number-columns-repeated="2"/>
          <table:table-cell table:formula="of:=DEC2HEX(16745832+[.A88])" office:value-type="string" office:string-value="FF85BE" calcext:value-type="string">
            <text:p>FF85BE</text:p>
          </table:table-cell>
          <table:table-cell table:formula="of:=DEC2HEX(16746024+[.A88])" office:value-type="string" office:string-value="FF867E" calcext:value-type="string">
            <text:p>FF867E</text:p>
          </table:table-cell>
          <table:table-cell table:formula="of:=DEC2HEX(16770792+[.A88])" office:value-type="string" office:string-value="FFE73E" calcext:value-type="string">
            <text:p>FFE73E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HEX([.A89])" office:value-type="string" office:string-value="57" calcext:value-type="string">
            <text:p>57</text:p>
          </table:table-cell>
          <table:table-cell table:number-columns-repeated="2"/>
          <table:table-cell table:formula="of:=DEC2HEX(16745832+[.A89])" office:value-type="string" office:string-value="FF85BF" calcext:value-type="string">
            <text:p>FF85BF</text:p>
          </table:table-cell>
          <table:table-cell table:formula="of:=DEC2HEX(16746024+[.A89])" office:value-type="string" office:string-value="FF867F" calcext:value-type="string">
            <text:p>FF867F</text:p>
          </table:table-cell>
          <table:table-cell table:formula="of:=DEC2HEX(16770792+[.A89])" office:value-type="string" office:string-value="FFE73F" calcext:value-type="string">
            <text:p>FFE73F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HEX([.A90])" office:value-type="string" office:string-value="58" calcext:value-type="string">
            <text:p>58</text:p>
          </table:table-cell>
          <table:table-cell table:number-columns-repeated="2"/>
          <table:table-cell table:formula="of:=DEC2HEX(16745832+[.A90])" office:value-type="string" office:string-value="FF85C0" calcext:value-type="string">
            <text:p>FF85C0</text:p>
          </table:table-cell>
          <table:table-cell table:formula="of:=DEC2HEX(16746024+[.A90])" office:value-type="string" office:string-value="FF8680" calcext:value-type="string">
            <text:p>FF8680</text:p>
          </table:table-cell>
          <table:table-cell table:formula="of:=DEC2HEX(16770792+[.A90])" office:value-type="string" office:string-value="FFE740" calcext:value-type="string">
            <text:p>FFE740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DEC2HEX([.A91])" office:value-type="string" office:string-value="59" calcext:value-type="string">
            <text:p>59</text:p>
          </table:table-cell>
          <table:table-cell table:number-columns-repeated="2"/>
          <table:table-cell table:formula="of:=DEC2HEX(16745832+[.A91])" office:value-type="string" office:string-value="FF85C1" calcext:value-type="string">
            <text:p>FF85C1</text:p>
          </table:table-cell>
          <table:table-cell table:formula="of:=DEC2HEX(16746024+[.A91])" office:value-type="string" office:string-value="FF8681" calcext:value-type="string">
            <text:p>FF8681</text:p>
          </table:table-cell>
          <table:table-cell table:formula="of:=DEC2HEX(16770792+[.A91])" office:value-type="string" office:string-value="FFE741" calcext:value-type="string">
            <text:p>FFE741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DEC2HEX([.A92])" office:value-type="string" office:string-value="5A" calcext:value-type="string">
            <text:p>5A</text:p>
          </table:table-cell>
          <table:table-cell table:number-columns-repeated="2"/>
          <table:table-cell table:formula="of:=DEC2HEX(16745832+[.A92])" office:value-type="string" office:string-value="FF85C2" calcext:value-type="string">
            <text:p>FF85C2</text:p>
          </table:table-cell>
          <table:table-cell table:formula="of:=DEC2HEX(16746024+[.A92])" office:value-type="string" office:string-value="FF8682" calcext:value-type="string">
            <text:p>FF8682</text:p>
          </table:table-cell>
          <table:table-cell table:formula="of:=DEC2HEX(16770792+[.A92])" office:value-type="string" office:string-value="FFE742" calcext:value-type="string">
            <text:p>FFE742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DEC2HEX([.A93])" office:value-type="string" office:string-value="5B" calcext:value-type="string">
            <text:p>5B</text:p>
          </table:table-cell>
          <table:table-cell table:number-columns-repeated="2"/>
          <table:table-cell table:formula="of:=DEC2HEX(16745832+[.A93])" office:value-type="string" office:string-value="FF85C3" calcext:value-type="string">
            <text:p>FF85C3</text:p>
          </table:table-cell>
          <table:table-cell table:formula="of:=DEC2HEX(16746024+[.A93])" office:value-type="string" office:string-value="FF8683" calcext:value-type="string">
            <text:p>FF8683</text:p>
          </table:table-cell>
          <table:table-cell table:formula="of:=DEC2HEX(16770792+[.A93])" office:value-type="string" office:string-value="FFE743" calcext:value-type="string">
            <text:p>FFE743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DEC2HEX([.A94])" office:value-type="string" office:string-value="5C" calcext:value-type="string">
            <text:p>5C</text:p>
          </table:table-cell>
          <table:table-cell office:value-type="string" calcext:value-type="string">
            <text:p>l</text:p>
          </table:table-cell>
          <table:table-cell/>
          <table:table-cell table:formula="of:=DEC2HEX(16745832+[.A94])" office:value-type="string" office:string-value="FF85C4" calcext:value-type="string">
            <text:p>FF85C4</text:p>
          </table:table-cell>
          <table:table-cell table:formula="of:=DEC2HEX(16746024+[.A94])" office:value-type="string" office:string-value="FF8684" calcext:value-type="string">
            <text:p>FF8684</text:p>
          </table:table-cell>
          <table:table-cell table:formula="of:=DEC2HEX(16770792+[.A94])" office:value-type="string" office:string-value="FFE744" calcext:value-type="string">
            <text:p>FFE744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DEC2HEX([.A95])" office:value-type="string" office:string-value="5D" calcext:value-type="string">
            <text:p>5D</text:p>
          </table:table-cell>
          <table:table-cell table:number-columns-repeated="2"/>
          <table:table-cell table:formula="of:=DEC2HEX(16745832+[.A95])" office:value-type="string" office:string-value="FF85C5" calcext:value-type="string">
            <text:p>FF85C5</text:p>
          </table:table-cell>
          <table:table-cell table:formula="of:=DEC2HEX(16746024+[.A95])" office:value-type="string" office:string-value="FF8685" calcext:value-type="string">
            <text:p>FF8685</text:p>
          </table:table-cell>
          <table:table-cell table:formula="of:=DEC2HEX(16770792+[.A95])" office:value-type="string" office:string-value="FFE745" calcext:value-type="string">
            <text:p>FFE745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DEC2HEX([.A96])" office:value-type="string" office:string-value="5E" calcext:value-type="string">
            <text:p>5E</text:p>
          </table:table-cell>
          <table:table-cell table:number-columns-repeated="2"/>
          <table:table-cell table:formula="of:=DEC2HEX(16745832+[.A96])" office:value-type="string" office:string-value="FF85C6" calcext:value-type="string">
            <text:p>FF85C6</text:p>
          </table:table-cell>
          <table:table-cell table:formula="of:=DEC2HEX(16746024+[.A96])" office:value-type="string" office:string-value="FF8686" calcext:value-type="string">
            <text:p>FF8686</text:p>
          </table:table-cell>
          <table:table-cell table:formula="of:=DEC2HEX(16770792+[.A96])" office:value-type="string" office:string-value="FFE746" calcext:value-type="string">
            <text:p>FFE746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DEC2HEX([.A97])" office:value-type="string" office:string-value="5F" calcext:value-type="string">
            <text:p>5F</text:p>
          </table:table-cell>
          <table:table-cell table:number-columns-repeated="2"/>
          <table:table-cell table:formula="of:=DEC2HEX(16745832+[.A97])" office:value-type="string" office:string-value="FF85C7" calcext:value-type="string">
            <text:p>FF85C7</text:p>
          </table:table-cell>
          <table:table-cell table:formula="of:=DEC2HEX(16746024+[.A97])" office:value-type="string" office:string-value="FF8687" calcext:value-type="string">
            <text:p>FF8687</text:p>
          </table:table-cell>
          <table:table-cell table:formula="of:=DEC2HEX(16770792+[.A97])" office:value-type="string" office:string-value="FFE747" calcext:value-type="string">
            <text:p>FFE747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DEC2HEX([.A98])" office:value-type="string" office:string-value="60" calcext:value-type="string">
            <text:p>60</text:p>
          </table:table-cell>
          <table:table-cell table:number-columns-repeated="2"/>
          <table:table-cell table:formula="of:=DEC2HEX(16745832+[.A98])" office:value-type="string" office:string-value="FF85C8" calcext:value-type="string">
            <text:p>FF85C8</text:p>
          </table:table-cell>
          <table:table-cell table:formula="of:=DEC2HEX(16746024+[.A98])" office:value-type="string" office:string-value="FF8688" calcext:value-type="string">
            <text:p>FF8688</text:p>
          </table:table-cell>
          <table:table-cell table:formula="of:=DEC2HEX(16770792+[.A98])" office:value-type="string" office:string-value="FFE748" calcext:value-type="string">
            <text:p>FFE748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DEC2HEX([.A99])" office:value-type="string" office:string-value="61" calcext:value-type="string">
            <text:p>61</text:p>
          </table:table-cell>
          <table:table-cell table:number-columns-repeated="2"/>
          <table:table-cell table:formula="of:=DEC2HEX(16745832+[.A99])" office:value-type="string" office:string-value="FF85C9" calcext:value-type="string">
            <text:p>FF85C9</text:p>
          </table:table-cell>
          <table:table-cell table:formula="of:=DEC2HEX(16746024+[.A99])" office:value-type="string" office:string-value="FF8689" calcext:value-type="string">
            <text:p>FF8689</text:p>
          </table:table-cell>
          <table:table-cell table:formula="of:=DEC2HEX(16770792+[.A99])" office:value-type="string" office:string-value="FFE749" calcext:value-type="string">
            <text:p>FFE749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DEC2HEX([.A100])" office:value-type="string" office:string-value="62" calcext:value-type="string">
            <text:p>62</text:p>
          </table:table-cell>
          <table:table-cell table:number-columns-repeated="2"/>
          <table:table-cell table:formula="of:=DEC2HEX(16745832+[.A100])" office:value-type="string" office:string-value="FF85CA" calcext:value-type="string">
            <text:p>FF85CA</text:p>
          </table:table-cell>
          <table:table-cell table:formula="of:=DEC2HEX(16746024+[.A100])" office:value-type="string" office:string-value="FF868A" calcext:value-type="string">
            <text:p>FF868A</text:p>
          </table:table-cell>
          <table:table-cell table:formula="of:=DEC2HEX(16770792+[.A100])" office:value-type="string" office:string-value="FFE74A" calcext:value-type="string">
            <text:p>FFE74A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DEC2HEX([.A101])" office:value-type="string" office:string-value="63" calcext:value-type="string">
            <text:p>63</text:p>
          </table:table-cell>
          <table:table-cell table:number-columns-repeated="2"/>
          <table:table-cell table:formula="of:=DEC2HEX(16745832+[.A101])" office:value-type="string" office:string-value="FF85CB" calcext:value-type="string">
            <text:p>FF85CB</text:p>
          </table:table-cell>
          <table:table-cell table:formula="of:=DEC2HEX(16746024+[.A101])" office:value-type="string" office:string-value="FF868B" calcext:value-type="string">
            <text:p>FF868B</text:p>
          </table:table-cell>
          <table:table-cell table:formula="of:=DEC2HEX(16770792+[.A101])" office:value-type="string" office:string-value="FFE74B" calcext:value-type="string">
            <text:p>FFE74B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HEX([.A102])" office:value-type="string" office:string-value="64" calcext:value-type="string">
            <text:p>64</text:p>
          </table:table-cell>
          <table:table-cell table:number-columns-repeated="2"/>
          <table:table-cell table:formula="of:=DEC2HEX(16745832+[.A102])" office:value-type="string" office:string-value="FF85CC" calcext:value-type="string">
            <text:p>FF85CC</text:p>
          </table:table-cell>
          <table:table-cell table:formula="of:=DEC2HEX(16746024+[.A102])" office:value-type="string" office:string-value="FF868C" calcext:value-type="string">
            <text:p>FF868C</text:p>
          </table:table-cell>
          <table:table-cell table:formula="of:=DEC2HEX(16770792+[.A102])" office:value-type="string" office:string-value="FFE74C" calcext:value-type="string">
            <text:p>FFE74C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DEC2HEX([.A103])" office:value-type="string" office:string-value="65" calcext:value-type="string">
            <text:p>65</text:p>
          </table:table-cell>
          <table:table-cell table:number-columns-repeated="2"/>
          <table:table-cell table:formula="of:=DEC2HEX(16745832+[.A103])" office:value-type="string" office:string-value="FF85CD" calcext:value-type="string">
            <text:p>FF85CD</text:p>
          </table:table-cell>
          <table:table-cell table:formula="of:=DEC2HEX(16746024+[.A103])" office:value-type="string" office:string-value="FF868D" calcext:value-type="string">
            <text:p>FF868D</text:p>
          </table:table-cell>
          <table:table-cell table:formula="of:=DEC2HEX(16770792+[.A103])" office:value-type="string" office:string-value="FFE74D" calcext:value-type="string">
            <text:p>FFE74D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DEC2HEX([.A104])" office:value-type="string" office:string-value="66" calcext:value-type="string">
            <text:p>66</text:p>
          </table:table-cell>
          <table:table-cell table:number-columns-repeated="2"/>
          <table:table-cell table:formula="of:=DEC2HEX(16745832+[.A104])" office:value-type="string" office:string-value="FF85CE" calcext:value-type="string">
            <text:p>FF85CE</text:p>
          </table:table-cell>
          <table:table-cell table:formula="of:=DEC2HEX(16746024+[.A104])" office:value-type="string" office:string-value="FF868E" calcext:value-type="string">
            <text:p>FF868E</text:p>
          </table:table-cell>
          <table:table-cell table:formula="of:=DEC2HEX(16770792+[.A104])" office:value-type="string" office:string-value="FFE74E" calcext:value-type="string">
            <text:p>FFE74E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DEC2HEX([.A105])" office:value-type="string" office:string-value="67" calcext:value-type="string">
            <text:p>67</text:p>
          </table:table-cell>
          <table:table-cell table:number-columns-repeated="2"/>
          <table:table-cell table:formula="of:=DEC2HEX(16745832+[.A105])" office:value-type="string" office:string-value="FF85CF" calcext:value-type="string">
            <text:p>FF85CF</text:p>
          </table:table-cell>
          <table:table-cell table:formula="of:=DEC2HEX(16746024+[.A105])" office:value-type="string" office:string-value="FF868F" calcext:value-type="string">
            <text:p>FF868F</text:p>
          </table:table-cell>
          <table:table-cell table:formula="of:=DEC2HEX(16770792+[.A105])" office:value-type="string" office:string-value="FFE74F" calcext:value-type="string">
            <text:p>FFE74F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DEC2HEX([.A106])" office:value-type="string" office:string-value="68" calcext:value-type="string">
            <text:p>68</text:p>
          </table:table-cell>
          <table:table-cell table:number-columns-repeated="2"/>
          <table:table-cell table:formula="of:=DEC2HEX(16745832+[.A106])" office:value-type="string" office:string-value="FF85D0" calcext:value-type="string">
            <text:p>FF85D0</text:p>
          </table:table-cell>
          <table:table-cell table:formula="of:=DEC2HEX(16746024+[.A106])" office:value-type="string" office:string-value="FF8690" calcext:value-type="string">
            <text:p>FF8690</text:p>
          </table:table-cell>
          <table:table-cell table:formula="of:=DEC2HEX(16770792+[.A106])" office:value-type="string" office:string-value="FFE750" calcext:value-type="string">
            <text:p>FFE750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DEC2HEX([.A107])" office:value-type="string" office:string-value="69" calcext:value-type="string">
            <text:p>69</text:p>
          </table:table-cell>
          <table:table-cell table:number-columns-repeated="2"/>
          <table:table-cell table:formula="of:=DEC2HEX(16745832+[.A107])" office:value-type="string" office:string-value="FF85D1" calcext:value-type="string">
            <text:p>FF85D1</text:p>
          </table:table-cell>
          <table:table-cell table:formula="of:=DEC2HEX(16746024+[.A107])" office:value-type="string" office:string-value="FF8691" calcext:value-type="string">
            <text:p>FF8691</text:p>
          </table:table-cell>
          <table:table-cell table:formula="of:=DEC2HEX(16770792+[.A107])" office:value-type="string" office:string-value="FFE751" calcext:value-type="string">
            <text:p>FFE751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DEC2HEX([.A108])" office:value-type="string" office:string-value="6A" calcext:value-type="string">
            <text:p>6A</text:p>
          </table:table-cell>
          <table:table-cell table:number-columns-repeated="2"/>
          <table:table-cell table:formula="of:=DEC2HEX(16745832+[.A108])" office:value-type="string" office:string-value="FF85D2" calcext:value-type="string">
            <text:p>FF85D2</text:p>
          </table:table-cell>
          <table:table-cell table:formula="of:=DEC2HEX(16746024+[.A108])" office:value-type="string" office:string-value="FF8692" calcext:value-type="string">
            <text:p>FF8692</text:p>
          </table:table-cell>
          <table:table-cell table:formula="of:=DEC2HEX(16770792+[.A108])" office:value-type="string" office:string-value="FFE752" calcext:value-type="string">
            <text:p>FFE752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DEC2HEX([.A109])" office:value-type="string" office:string-value="6B" calcext:value-type="string">
            <text:p>6B</text:p>
          </table:table-cell>
          <table:table-cell table:number-columns-repeated="2"/>
          <table:table-cell table:formula="of:=DEC2HEX(16745832+[.A109])" office:value-type="string" office:string-value="FF85D3" calcext:value-type="string">
            <text:p>FF85D3</text:p>
          </table:table-cell>
          <table:table-cell table:formula="of:=DEC2HEX(16746024+[.A109])" office:value-type="string" office:string-value="FF8693" calcext:value-type="string">
            <text:p>FF8693</text:p>
          </table:table-cell>
          <table:table-cell table:formula="of:=DEC2HEX(16770792+[.A109])" office:value-type="string" office:string-value="FFE753" calcext:value-type="string">
            <text:p>FFE753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DEC2HEX([.A110])" office:value-type="string" office:string-value="6C" calcext:value-type="string">
            <text:p>6C</text:p>
          </table:table-cell>
          <table:table-cell table:number-columns-repeated="2"/>
          <table:table-cell table:formula="of:=DEC2HEX(16745832+[.A110])" office:value-type="string" office:string-value="FF85D4" calcext:value-type="string">
            <text:p>FF85D4</text:p>
          </table:table-cell>
          <table:table-cell table:formula="of:=DEC2HEX(16746024+[.A110])" office:value-type="string" office:string-value="FF8694" calcext:value-type="string">
            <text:p>FF8694</text:p>
          </table:table-cell>
          <table:table-cell table:formula="of:=DEC2HEX(16770792+[.A110])" office:value-type="string" office:string-value="FFE754" calcext:value-type="string">
            <text:p>FFE754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DEC2HEX([.A111])" office:value-type="string" office:string-value="6D" calcext:value-type="string">
            <text:p>6D</text:p>
          </table:table-cell>
          <table:table-cell table:number-columns-repeated="2"/>
          <table:table-cell table:formula="of:=DEC2HEX(16745832+[.A111])" office:value-type="string" office:string-value="FF85D5" calcext:value-type="string">
            <text:p>FF85D5</text:p>
          </table:table-cell>
          <table:table-cell table:formula="of:=DEC2HEX(16746024+[.A111])" office:value-type="string" office:string-value="FF8695" calcext:value-type="string">
            <text:p>FF8695</text:p>
          </table:table-cell>
          <table:table-cell table:formula="of:=DEC2HEX(16770792+[.A111])" office:value-type="string" office:string-value="FFE755" calcext:value-type="string">
            <text:p>FFE755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DEC2HEX([.A112])" office:value-type="string" office:string-value="6E" calcext:value-type="string">
            <text:p>6E</text:p>
          </table:table-cell>
          <table:table-cell table:number-columns-repeated="2"/>
          <table:table-cell table:formula="of:=DEC2HEX(16745832+[.A112])" office:value-type="string" office:string-value="FF85D6" calcext:value-type="string">
            <text:p>FF85D6</text:p>
          </table:table-cell>
          <table:table-cell table:formula="of:=DEC2HEX(16746024+[.A112])" office:value-type="string" office:string-value="FF8696" calcext:value-type="string">
            <text:p>FF8696</text:p>
          </table:table-cell>
          <table:table-cell table:formula="of:=DEC2HEX(16770792+[.A112])" office:value-type="string" office:string-value="FFE756" calcext:value-type="string">
            <text:p>FFE756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DEC2HEX([.A113])" office:value-type="string" office:string-value="6F" calcext:value-type="string">
            <text:p>6F</text:p>
          </table:table-cell>
          <table:table-cell table:number-columns-repeated="2"/>
          <table:table-cell table:formula="of:=DEC2HEX(16745832+[.A113])" office:value-type="string" office:string-value="FF85D7" calcext:value-type="string">
            <text:p>FF85D7</text:p>
          </table:table-cell>
          <table:table-cell table:formula="of:=DEC2HEX(16746024+[.A113])" office:value-type="string" office:string-value="FF8697" calcext:value-type="string">
            <text:p>FF8697</text:p>
          </table:table-cell>
          <table:table-cell table:formula="of:=DEC2HEX(16770792+[.A113])" office:value-type="string" office:string-value="FFE757" calcext:value-type="string">
            <text:p>FFE757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DEC2HEX([.A114])" office:value-type="string" office:string-value="70" calcext:value-type="string">
            <text:p>70</text:p>
          </table:table-cell>
          <table:table-cell table:number-columns-repeated="2"/>
          <table:table-cell table:formula="of:=DEC2HEX(16745832+[.A114])" office:value-type="string" office:string-value="FF85D8" calcext:value-type="string">
            <text:p>FF85D8</text:p>
          </table:table-cell>
          <table:table-cell table:formula="of:=DEC2HEX(16746024+[.A114])" office:value-type="string" office:string-value="FF8698" calcext:value-type="string">
            <text:p>FF8698</text:p>
          </table:table-cell>
          <table:table-cell table:formula="of:=DEC2HEX(16770792+[.A114])" office:value-type="string" office:string-value="FFE758" calcext:value-type="string">
            <text:p>FFE758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DEC2HEX([.A115])" office:value-type="string" office:string-value="71" calcext:value-type="string">
            <text:p>71</text:p>
          </table:table-cell>
          <table:table-cell table:number-columns-repeated="2"/>
          <table:table-cell table:formula="of:=DEC2HEX(16745832+[.A115])" office:value-type="string" office:string-value="FF85D9" calcext:value-type="string">
            <text:p>FF85D9</text:p>
          </table:table-cell>
          <table:table-cell table:formula="of:=DEC2HEX(16746024+[.A115])" office:value-type="string" office:string-value="FF8699" calcext:value-type="string">
            <text:p>FF8699</text:p>
          </table:table-cell>
          <table:table-cell table:formula="of:=DEC2HEX(16770792+[.A115])" office:value-type="string" office:string-value="FFE759" calcext:value-type="string">
            <text:p>FFE759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DEC2HEX([.A116])" office:value-type="string" office:string-value="72" calcext:value-type="string">
            <text:p>72</text:p>
          </table:table-cell>
          <table:table-cell table:number-columns-repeated="2"/>
          <table:table-cell table:formula="of:=DEC2HEX(16745832+[.A116])" office:value-type="string" office:string-value="FF85DA" calcext:value-type="string">
            <text:p>FF85DA</text:p>
          </table:table-cell>
          <table:table-cell table:formula="of:=DEC2HEX(16746024+[.A116])" office:value-type="string" office:string-value="FF869A" calcext:value-type="string">
            <text:p>FF869A</text:p>
          </table:table-cell>
          <table:table-cell table:formula="of:=DEC2HEX(16770792+[.A116])" office:value-type="string" office:string-value="FFE75A" calcext:value-type="string">
            <text:p>FFE75A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DEC2HEX([.A117])" office:value-type="string" office:string-value="73" calcext:value-type="string">
            <text:p>73</text:p>
          </table:table-cell>
          <table:table-cell table:number-columns-repeated="2"/>
          <table:table-cell table:formula="of:=DEC2HEX(16745832+[.A117])" office:value-type="string" office:string-value="FF85DB" calcext:value-type="string">
            <text:p>FF85DB</text:p>
          </table:table-cell>
          <table:table-cell table:formula="of:=DEC2HEX(16746024+[.A117])" office:value-type="string" office:string-value="FF869B" calcext:value-type="string">
            <text:p>FF869B</text:p>
          </table:table-cell>
          <table:table-cell table:formula="of:=DEC2HEX(16770792+[.A117])" office:value-type="string" office:string-value="FFE75B" calcext:value-type="string">
            <text:p>FFE75B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DEC2HEX([.A118])" office:value-type="string" office:string-value="74" calcext:value-type="string">
            <text:p>74</text:p>
          </table:table-cell>
          <table:table-cell table:number-columns-repeated="2"/>
          <table:table-cell table:formula="of:=DEC2HEX(16745832+[.A118])" office:value-type="string" office:string-value="FF85DC" calcext:value-type="string">
            <text:p>FF85DC</text:p>
          </table:table-cell>
          <table:table-cell table:formula="of:=DEC2HEX(16746024+[.A118])" office:value-type="string" office:string-value="FF869C" calcext:value-type="string">
            <text:p>FF869C</text:p>
          </table:table-cell>
          <table:table-cell table:formula="of:=DEC2HEX(16770792+[.A118])" office:value-type="string" office:string-value="FFE75C" calcext:value-type="string">
            <text:p>FFE75C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DEC2HEX([.A119])" office:value-type="string" office:string-value="75" calcext:value-type="string">
            <text:p>75</text:p>
          </table:table-cell>
          <table:table-cell table:number-columns-repeated="2"/>
          <table:table-cell table:formula="of:=DEC2HEX(16745832+[.A119])" office:value-type="string" office:string-value="FF85DD" calcext:value-type="string">
            <text:p>FF85DD</text:p>
          </table:table-cell>
          <table:table-cell table:formula="of:=DEC2HEX(16746024+[.A119])" office:value-type="string" office:string-value="FF869D" calcext:value-type="string">
            <text:p>FF869D</text:p>
          </table:table-cell>
          <table:table-cell table:formula="of:=DEC2HEX(16770792+[.A119])" office:value-type="string" office:string-value="FFE75D" calcext:value-type="string">
            <text:p>FFE75D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DEC2HEX([.A120])" office:value-type="string" office:string-value="76" calcext:value-type="string">
            <text:p>76</text:p>
          </table:table-cell>
          <table:table-cell table:number-columns-repeated="2"/>
          <table:table-cell table:formula="of:=DEC2HEX(16745832+[.A120])" office:value-type="string" office:string-value="FF85DE" calcext:value-type="string">
            <text:p>FF85DE</text:p>
          </table:table-cell>
          <table:table-cell table:formula="of:=DEC2HEX(16746024+[.A120])" office:value-type="string" office:string-value="FF869E" calcext:value-type="string">
            <text:p>FF869E</text:p>
          </table:table-cell>
          <table:table-cell table:formula="of:=DEC2HEX(16770792+[.A120])" office:value-type="string" office:string-value="FFE75E" calcext:value-type="string">
            <text:p>FFE75E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DEC2HEX([.A121])" office:value-type="string" office:string-value="77" calcext:value-type="string">
            <text:p>77</text:p>
          </table:table-cell>
          <table:table-cell table:number-columns-repeated="2"/>
          <table:table-cell table:formula="of:=DEC2HEX(16745832+[.A121])" office:value-type="string" office:string-value="FF85DF" calcext:value-type="string">
            <text:p>FF85DF</text:p>
          </table:table-cell>
          <table:table-cell table:formula="of:=DEC2HEX(16746024+[.A121])" office:value-type="string" office:string-value="FF869F" calcext:value-type="string">
            <text:p>FF869F</text:p>
          </table:table-cell>
          <table:table-cell table:formula="of:=DEC2HEX(16770792+[.A121])" office:value-type="string" office:string-value="FFE75F" calcext:value-type="string">
            <text:p>FFE75F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DEC2HEX([.A122])" office:value-type="string" office:string-value="78" calcext:value-type="string">
            <text:p>78</text:p>
          </table:table-cell>
          <table:table-cell table:number-columns-repeated="2"/>
          <table:table-cell table:formula="of:=DEC2HEX(16745832+[.A122])" office:value-type="string" office:string-value="FF85E0" calcext:value-type="string">
            <text:p>FF85E0</text:p>
          </table:table-cell>
          <table:table-cell table:formula="of:=DEC2HEX(16746024+[.A122])" office:value-type="string" office:string-value="FF86A0" calcext:value-type="string">
            <text:p>FF86A0</text:p>
          </table:table-cell>
          <table:table-cell table:formula="of:=DEC2HEX(16770792+[.A122])" office:value-type="string" office:string-value="FFE760" calcext:value-type="string">
            <text:p>FFE760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DEC2HEX([.A123])" office:value-type="string" office:string-value="79" calcext:value-type="string">
            <text:p>79</text:p>
          </table:table-cell>
          <table:table-cell table:number-columns-repeated="2"/>
          <table:table-cell table:formula="of:=DEC2HEX(16745832+[.A123])" office:value-type="string" office:string-value="FF85E1" calcext:value-type="string">
            <text:p>FF85E1</text:p>
          </table:table-cell>
          <table:table-cell table:formula="of:=DEC2HEX(16746024+[.A123])" office:value-type="string" office:string-value="FF86A1" calcext:value-type="string">
            <text:p>FF86A1</text:p>
          </table:table-cell>
          <table:table-cell table:formula="of:=DEC2HEX(16770792+[.A123])" office:value-type="string" office:string-value="FFE761" calcext:value-type="string">
            <text:p>FFE761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DEC2HEX([.A124])" office:value-type="string" office:string-value="7A" calcext:value-type="string">
            <text:p>7A</text:p>
          </table:table-cell>
          <table:table-cell table:number-columns-repeated="2"/>
          <table:table-cell table:formula="of:=DEC2HEX(16745832+[.A124])" office:value-type="string" office:string-value="FF85E2" calcext:value-type="string">
            <text:p>FF85E2</text:p>
          </table:table-cell>
          <table:table-cell table:formula="of:=DEC2HEX(16746024+[.A124])" office:value-type="string" office:string-value="FF86A2" calcext:value-type="string">
            <text:p>FF86A2</text:p>
          </table:table-cell>
          <table:table-cell table:formula="of:=DEC2HEX(16770792+[.A124])" office:value-type="string" office:string-value="FFE762" calcext:value-type="string">
            <text:p>FFE762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DEC2HEX([.A125])" office:value-type="string" office:string-value="7B" calcext:value-type="string">
            <text:p>7B</text:p>
          </table:table-cell>
          <table:table-cell table:number-columns-repeated="2"/>
          <table:table-cell table:formula="of:=DEC2HEX(16745832+[.A125])" office:value-type="string" office:string-value="FF85E3" calcext:value-type="string">
            <text:p>FF85E3</text:p>
          </table:table-cell>
          <table:table-cell table:formula="of:=DEC2HEX(16746024+[.A125])" office:value-type="string" office:string-value="FF86A3" calcext:value-type="string">
            <text:p>FF86A3</text:p>
          </table:table-cell>
          <table:table-cell table:formula="of:=DEC2HEX(16770792+[.A125])" office:value-type="string" office:string-value="FFE763" calcext:value-type="string">
            <text:p>FFE763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DEC2HEX([.A126])" office:value-type="string" office:string-value="7C" calcext:value-type="string">
            <text:p>7C</text:p>
          </table:table-cell>
          <table:table-cell table:number-columns-repeated="2"/>
          <table:table-cell table:formula="of:=DEC2HEX(16745832+[.A126])" office:value-type="string" office:string-value="FF85E4" calcext:value-type="string">
            <text:p>FF85E4</text:p>
          </table:table-cell>
          <table:table-cell table:formula="of:=DEC2HEX(16746024+[.A126])" office:value-type="string" office:string-value="FF86A4" calcext:value-type="string">
            <text:p>FF86A4</text:p>
          </table:table-cell>
          <table:table-cell table:formula="of:=DEC2HEX(16770792+[.A126])" office:value-type="string" office:string-value="FFE764" calcext:value-type="string">
            <text:p>FFE764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DEC2HEX([.A127])" office:value-type="string" office:string-value="7D" calcext:value-type="string">
            <text:p>7D</text:p>
          </table:table-cell>
          <table:table-cell table:number-columns-repeated="2"/>
          <table:table-cell table:formula="of:=DEC2HEX(16745832+[.A127])" office:value-type="string" office:string-value="FF85E5" calcext:value-type="string">
            <text:p>FF85E5</text:p>
          </table:table-cell>
          <table:table-cell table:formula="of:=DEC2HEX(16746024+[.A127])" office:value-type="string" office:string-value="FF86A5" calcext:value-type="string">
            <text:p>FF86A5</text:p>
          </table:table-cell>
          <table:table-cell table:formula="of:=DEC2HEX(16770792+[.A127])" office:value-type="string" office:string-value="FFE765" calcext:value-type="string">
            <text:p>FFE765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DEC2HEX([.A128])" office:value-type="string" office:string-value="7E" calcext:value-type="string">
            <text:p>7E</text:p>
          </table:table-cell>
          <table:table-cell table:number-columns-repeated="2"/>
          <table:table-cell table:formula="of:=DEC2HEX(16745832+[.A128])" office:value-type="string" office:string-value="FF85E6" calcext:value-type="string">
            <text:p>FF85E6</text:p>
          </table:table-cell>
          <table:table-cell table:formula="of:=DEC2HEX(16746024+[.A128])" office:value-type="string" office:string-value="FF86A6" calcext:value-type="string">
            <text:p>FF86A6</text:p>
          </table:table-cell>
          <table:table-cell table:formula="of:=DEC2HEX(16770792+[.A128])" office:value-type="string" office:string-value="FFE766" calcext:value-type="string">
            <text:p>FFE766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DEC2HEX([.A129])" office:value-type="string" office:string-value="7F" calcext:value-type="string">
            <text:p>7F</text:p>
          </table:table-cell>
          <table:table-cell table:number-columns-repeated="2"/>
          <table:table-cell table:formula="of:=DEC2HEX(16745832+[.A129])" office:value-type="string" office:string-value="FF85E7" calcext:value-type="string">
            <text:p>FF85E7</text:p>
          </table:table-cell>
          <table:table-cell table:formula="of:=DEC2HEX(16746024+[.A129])" office:value-type="string" office:string-value="FF86A7" calcext:value-type="string">
            <text:p>FF86A7</text:p>
          </table:table-cell>
          <table:table-cell table:formula="of:=DEC2HEX(16770792+[.A129])" office:value-type="string" office:string-value="FFE767" calcext:value-type="string">
            <text:p>FFE767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DEC2HEX([.A130])" office:value-type="string" office:string-value="80" calcext:value-type="string">
            <text:p>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yer life total</text:p>
          </table:table-cell>
          <table:table-cell table:formula="of:=DEC2HEX(16745832+[.A130])" office:value-type="string" office:string-value="FF85E8" calcext:value-type="string">
            <text:p>FF85E8</text:p>
          </table:table-cell>
          <table:table-cell table:formula="of:=DEC2HEX(16746024+[.A130])" office:value-type="string" office:string-value="FF86A8" calcext:value-type="string">
            <text:p>FF86A8</text:p>
          </table:table-cell>
          <table:table-cell table:formula="of:=DEC2HEX(16770792+[.A130])" office:value-type="string" office:string-value="FFE768" calcext:value-type="string">
            <text:p>FFE768</text:p>
          </table:table-cell>
          <table:table-cell table:number-columns-repeated="1017"/>
        </table:table-row>
        <table:table-row table:style-name="ro5">
          <table:table-cell office:value-type="float" office:value="129" calcext:value-type="float">
            <text:p>129</text:p>
          </table:table-cell>
          <table:table-cell table:formula="of:=DEC2HEX([.A131])" office:value-type="string" office:string-value="81" calcext:value-type="string">
            <text:p>8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yer’s selection from Charsel screen (00 = Guy, 01 = Cody, 02 = Haggar)</text:p>
            <text:p>Once set, it is copied to Player’s subtype ($14). Seems to have no bearing on gameplay once Charsel has ended</text:p>
          </table:table-cell>
          <table:table-cell table:formula="of:=DEC2HEX(16745832+[.A131])" office:value-type="string" office:string-value="FF85E9" calcext:value-type="string">
            <text:p>FF85E9</text:p>
          </table:table-cell>
          <table:table-cell table:formula="of:=DEC2HEX(16746024+[.A131])" office:value-type="string" office:string-value="FF86A9" calcext:value-type="string">
            <text:p>FF86A9</text:p>
          </table:table-cell>
          <table:table-cell table:formula="of:=DEC2HEX(16770792+[.A131])" office:value-type="string" office:string-value="FFE769" calcext:value-type="string">
            <text:p>FFE769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DEC2HEX([.A132])" office:value-type="string" office:string-value="82" calcext:value-type="string">
            <text:p>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put, current frame</text:p>
          </table:table-cell>
          <table:table-cell table:formula="of:=DEC2HEX(16745832+[.A132])" office:value-type="string" office:string-value="FF85EA" calcext:value-type="string">
            <text:p>FF85EA</text:p>
          </table:table-cell>
          <table:table-cell table:formula="of:=DEC2HEX(16746024+[.A132])" office:value-type="string" office:string-value="FF86AA" calcext:value-type="string">
            <text:p>FF86AA</text:p>
          </table:table-cell>
          <table:table-cell table:formula="of:=DEC2HEX(16770792+[.A132])" office:value-type="string" office:string-value="FFE76A" calcext:value-type="string">
            <text:p>FFE76A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DEC2HEX([.A133])" office:value-type="string" office:string-value="83" calcext:value-type="string">
            <text:p>8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put, Previous frame</text:p>
          </table:table-cell>
          <table:table-cell table:formula="of:=DEC2HEX(16745832+[.A133])" office:value-type="string" office:string-value="FF85EB" calcext:value-type="string">
            <text:p>FF85EB</text:p>
          </table:table-cell>
          <table:table-cell table:formula="of:=DEC2HEX(16746024+[.A133])" office:value-type="string" office:string-value="FF86AB" calcext:value-type="string">
            <text:p>FF86AB</text:p>
          </table:table-cell>
          <table:table-cell table:formula="of:=DEC2HEX(16770792+[.A133])" office:value-type="string" office:string-value="FFE76B" calcext:value-type="string">
            <text:p>FFE76B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DEC2HEX([.A134])" office:value-type="string" office:string-value="84" calcext:value-type="string">
            <text:p>84</text:p>
          </table:table-cell>
          <table:table-cell office:value-type="string" calcext:value-type="string" table:number-columns-spanned="1" table:number-rows-spanned="4">
            <text:p>l</text:p>
          </table:table-cell>
          <table:table-cell office:value-type="string" calcext:value-type="string" table:number-columns-spanned="1" table:number-rows-spanned="4">
            <text:p>Score, same format as High Score table entries</text:p>
          </table:table-cell>
          <table:table-cell table:formula="of:=DEC2HEX(16745832+[.A134])" office:value-type="string" office:string-value="FF85EC" calcext:value-type="string">
            <text:p>FF85EC</text:p>
          </table:table-cell>
          <table:table-cell table:formula="of:=DEC2HEX(16746024+[.A134])" office:value-type="string" office:string-value="FF86AC" calcext:value-type="string">
            <text:p>FF86AC</text:p>
          </table:table-cell>
          <table:table-cell table:formula="of:=DEC2HEX(16770792+[.A134])" office:value-type="string" office:string-value="FFE76C" calcext:value-type="string">
            <text:p>FFE76C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DEC2HEX([.A135])" office:value-type="string" office:string-value="85" calcext:value-type="string">
            <text:p>85</text:p>
          </table:table-cell>
          <table:covered-table-cell table:number-columns-repeated="2"/>
          <table:table-cell table:formula="of:=DEC2HEX(16745832+[.A135])" office:value-type="string" office:string-value="FF85ED" calcext:value-type="string">
            <text:p>FF85ED</text:p>
          </table:table-cell>
          <table:table-cell table:formula="of:=DEC2HEX(16746024+[.A135])" office:value-type="string" office:string-value="FF86AD" calcext:value-type="string">
            <text:p>FF86AD</text:p>
          </table:table-cell>
          <table:table-cell table:formula="of:=DEC2HEX(16770792+[.A135])" office:value-type="string" office:string-value="FFE76D" calcext:value-type="string">
            <text:p>FFE76D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DEC2HEX([.A136])" office:value-type="string" office:string-value="86" calcext:value-type="string">
            <text:p>86</text:p>
          </table:table-cell>
          <table:covered-table-cell table:number-columns-repeated="2"/>
          <table:table-cell table:formula="of:=DEC2HEX(16745832+[.A136])" office:value-type="string" office:string-value="FF85EE" calcext:value-type="string">
            <text:p>FF85EE</text:p>
          </table:table-cell>
          <table:table-cell table:formula="of:=DEC2HEX(16746024+[.A136])" office:value-type="string" office:string-value="FF86AE" calcext:value-type="string">
            <text:p>FF86AE</text:p>
          </table:table-cell>
          <table:table-cell table:formula="of:=DEC2HEX(16770792+[.A136])" office:value-type="string" office:string-value="FFE76E" calcext:value-type="string">
            <text:p>FFE76E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DEC2HEX([.A137])" office:value-type="string" office:string-value="87" calcext:value-type="string">
            <text:p>87</text:p>
          </table:table-cell>
          <table:covered-table-cell table:number-columns-repeated="2"/>
          <table:table-cell table:formula="of:=DEC2HEX(16745832+[.A137])" office:value-type="string" office:string-value="FF85EF" calcext:value-type="string">
            <text:p>FF85EF</text:p>
          </table:table-cell>
          <table:table-cell table:formula="of:=DEC2HEX(16746024+[.A137])" office:value-type="string" office:string-value="FF86AF" calcext:value-type="string">
            <text:p>FF86AF</text:p>
          </table:table-cell>
          <table:table-cell table:formula="of:=DEC2HEX(16770792+[.A137])" office:value-type="string" office:string-value="FFE76F" calcext:value-type="string">
            <text:p>FFE76F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DEC2HEX([.A138])" office:value-type="string" office:string-value="88" calcext:value-type="string">
            <text:p>88</text:p>
          </table:table-cell>
          <table:table-cell table:number-columns-repeated="2"/>
          <table:table-cell table:formula="of:=DEC2HEX(16745832+[.A138])" office:value-type="string" office:string-value="FF85F0" calcext:value-type="string">
            <text:p>FF85F0</text:p>
          </table:table-cell>
          <table:table-cell table:formula="of:=DEC2HEX(16746024+[.A138])" office:value-type="string" office:string-value="FF86B0" calcext:value-type="string">
            <text:p>FF86B0</text:p>
          </table:table-cell>
          <table:table-cell table:formula="of:=DEC2HEX(16770792+[.A138])" office:value-type="string" office:string-value="FFE770" calcext:value-type="string">
            <text:p>FFE770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DEC2HEX([.A139])" office:value-type="string" office:string-value="89" calcext:value-type="string">
            <text:p>8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yer knocked down</text:p>
          </table:table-cell>
          <table:table-cell table:formula="of:=DEC2HEX(16745832+[.A139])" office:value-type="string" office:string-value="FF85F1" calcext:value-type="string">
            <text:p>FF85F1</text:p>
          </table:table-cell>
          <table:table-cell table:formula="of:=DEC2HEX(16746024+[.A139])" office:value-type="string" office:string-value="FF86B1" calcext:value-type="string">
            <text:p>FF86B1</text:p>
          </table:table-cell>
          <table:table-cell table:formula="of:=DEC2HEX(16770792+[.A139])" office:value-type="string" office:string-value="FFE771" calcext:value-type="string">
            <text:p>FFE771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DEC2HEX([.A140])" office:value-type="string" office:string-value="8A" calcext:value-type="string">
            <text:p>8A</text:p>
          </table:table-cell>
          <table:table-cell table:number-columns-repeated="2"/>
          <table:table-cell table:formula="of:=DEC2HEX(16745832+[.A140])" office:value-type="string" office:string-value="FF85F2" calcext:value-type="string">
            <text:p>FF85F2</text:p>
          </table:table-cell>
          <table:table-cell table:formula="of:=DEC2HEX(16746024+[.A140])" office:value-type="string" office:string-value="FF86B2" calcext:value-type="string">
            <text:p>FF86B2</text:p>
          </table:table-cell>
          <table:table-cell table:formula="of:=DEC2HEX(16770792+[.A140])" office:value-type="string" office:string-value="FFE772" calcext:value-type="string">
            <text:p>FFE772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DEC2HEX([.A141])" office:value-type="string" office:string-value="8B" calcext:value-type="string">
            <text:p>8B</text:p>
          </table:table-cell>
          <table:table-cell table:number-columns-repeated="2"/>
          <table:table-cell table:formula="of:=DEC2HEX(16745832+[.A141])" office:value-type="string" office:string-value="FF85F3" calcext:value-type="string">
            <text:p>FF85F3</text:p>
          </table:table-cell>
          <table:table-cell table:formula="of:=DEC2HEX(16746024+[.A141])" office:value-type="string" office:string-value="FF86B3" calcext:value-type="string">
            <text:p>FF86B3</text:p>
          </table:table-cell>
          <table:table-cell table:formula="of:=DEC2HEX(16770792+[.A141])" office:value-type="string" office:string-value="FFE773" calcext:value-type="string">
            <text:p>FFE773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DEC2HEX([.A142])" office:value-type="string" office:string-value="8C" calcext:value-type="string">
            <text:p>8C</text:p>
          </table:table-cell>
          <table:table-cell table:number-columns-repeated="2"/>
          <table:table-cell table:formula="of:=DEC2HEX(16745832+[.A142])" office:value-type="string" office:string-value="FF85F4" calcext:value-type="string">
            <text:p>FF85F4</text:p>
          </table:table-cell>
          <table:table-cell table:formula="of:=DEC2HEX(16746024+[.A142])" office:value-type="string" office:string-value="FF86B4" calcext:value-type="string">
            <text:p>FF86B4</text:p>
          </table:table-cell>
          <table:table-cell table:formula="of:=DEC2HEX(16770792+[.A142])" office:value-type="string" office:string-value="FFE774" calcext:value-type="string">
            <text:p>FFE774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DEC2HEX([.A143])" office:value-type="string" office:string-value="8D" calcext:value-type="string">
            <text:p>8D</text:p>
          </table:table-cell>
          <table:table-cell table:number-columns-repeated="2"/>
          <table:table-cell table:formula="of:=DEC2HEX(16745832+[.A143])" office:value-type="string" office:string-value="FF85F5" calcext:value-type="string">
            <text:p>FF85F5</text:p>
          </table:table-cell>
          <table:table-cell table:formula="of:=DEC2HEX(16746024+[.A143])" office:value-type="string" office:string-value="FF86B5" calcext:value-type="string">
            <text:p>FF86B5</text:p>
          </table:table-cell>
          <table:table-cell table:formula="of:=DEC2HEX(16770792+[.A143])" office:value-type="string" office:string-value="FFE775" calcext:value-type="string">
            <text:p>FFE775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DEC2HEX([.A144])" office:value-type="string" office:string-value="8E" calcext:value-type="string">
            <text:p>8E</text:p>
          </table:table-cell>
          <table:table-cell table:number-columns-repeated="2"/>
          <table:table-cell table:formula="of:=DEC2HEX(16745832+[.A144])" office:value-type="string" office:string-value="FF85F6" calcext:value-type="string">
            <text:p>FF85F6</text:p>
          </table:table-cell>
          <table:table-cell table:formula="of:=DEC2HEX(16746024+[.A144])" office:value-type="string" office:string-value="FF86B6" calcext:value-type="string">
            <text:p>FF86B6</text:p>
          </table:table-cell>
          <table:table-cell table:formula="of:=DEC2HEX(16770792+[.A144])" office:value-type="string" office:string-value="FFE776" calcext:value-type="string">
            <text:p>FFE776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DEC2HEX([.A145])" office:value-type="string" office:string-value="8F" calcext:value-type="string">
            <text:p>8F</text:p>
          </table:table-cell>
          <table:table-cell table:number-columns-repeated="2"/>
          <table:table-cell table:formula="of:=DEC2HEX(16745832+[.A145])" office:value-type="string" office:string-value="FF85F7" calcext:value-type="string">
            <text:p>FF85F7</text:p>
          </table:table-cell>
          <table:table-cell table:formula="of:=DEC2HEX(16746024+[.A145])" office:value-type="string" office:string-value="FF86B7" calcext:value-type="string">
            <text:p>FF86B7</text:p>
          </table:table-cell>
          <table:table-cell table:formula="of:=DEC2HEX(16770792+[.A145])" office:value-type="string" office:string-value="FFE777" calcext:value-type="string">
            <text:p>FFE777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DEC2HEX([.A146])" office:value-type="string" office:string-value="90" calcext:value-type="string">
            <text:p>90</text:p>
          </table:table-cell>
          <table:table-cell table:number-columns-repeated="2"/>
          <table:table-cell table:formula="of:=DEC2HEX(16745832+[.A146])" office:value-type="string" office:string-value="FF85F8" calcext:value-type="string">
            <text:p>FF85F8</text:p>
          </table:table-cell>
          <table:table-cell table:formula="of:=DEC2HEX(16746024+[.A146])" office:value-type="string" office:string-value="FF86B8" calcext:value-type="string">
            <text:p>FF86B8</text:p>
          </table:table-cell>
          <table:table-cell table:formula="of:=DEC2HEX(16770792+[.A146])" office:value-type="string" office:string-value="FFE778" calcext:value-type="string">
            <text:p>FFE778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DEC2HEX([.A147])" office:value-type="string" office:string-value="91" calcext:value-type="string">
            <text:p>9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tro/outro demo leader state (00 = leader, !0 = follower)</text:p>
          </table:table-cell>
          <table:table-cell table:formula="of:=DEC2HEX(16745832+[.A147])" office:value-type="string" office:string-value="FF85F9" calcext:value-type="string">
            <text:p>FF85F9</text:p>
          </table:table-cell>
          <table:table-cell table:formula="of:=DEC2HEX(16746024+[.A147])" office:value-type="string" office:string-value="FF86B9" calcext:value-type="string">
            <text:p>FF86B9</text:p>
          </table:table-cell>
          <table:table-cell table:formula="of:=DEC2HEX(16770792+[.A147])" office:value-type="string" office:string-value="FFE779" calcext:value-type="string">
            <text:p>FFE779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DEC2HEX([.A148])" office:value-type="string" office:string-value="92" calcext:value-type="string">
            <text:p>92</text:p>
          </table:table-cell>
          <table:table-cell office:value-type="string" calcext:value-type="string" table:number-columns-spanned="1" table:number-rows-spanned="4">
            <text:p>l</text:p>
          </table:table-cell>
          <table:table-cell office:value-type="string" calcext:value-type="string" table:number-columns-spanned="1" table:number-rows-spanned="4">
            <text:p>Next score to get a bonus life.</text:p>
          </table:table-cell>
          <table:table-cell table:formula="of:=DEC2HEX(16745832+[.A148])" office:value-type="string" office:string-value="FF85FA" calcext:value-type="string">
            <text:p>FF85FA</text:p>
          </table:table-cell>
          <table:table-cell table:formula="of:=DEC2HEX(16746024+[.A148])" office:value-type="string" office:string-value="FF86BA" calcext:value-type="string">
            <text:p>FF86BA</text:p>
          </table:table-cell>
          <table:table-cell table:formula="of:=DEC2HEX(16770792+[.A148])" office:value-type="string" office:string-value="FFE77A" calcext:value-type="string">
            <text:p>FFE77A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DEC2HEX([.A149])" office:value-type="string" office:string-value="93" calcext:value-type="string">
            <text:p>93</text:p>
          </table:table-cell>
          <table:covered-table-cell table:number-columns-repeated="2"/>
          <table:table-cell table:formula="of:=DEC2HEX(16745832+[.A149])" office:value-type="string" office:string-value="FF85FB" calcext:value-type="string">
            <text:p>FF85FB</text:p>
          </table:table-cell>
          <table:table-cell table:formula="of:=DEC2HEX(16746024+[.A149])" office:value-type="string" office:string-value="FF86BB" calcext:value-type="string">
            <text:p>FF86BB</text:p>
          </table:table-cell>
          <table:table-cell table:formula="of:=DEC2HEX(16770792+[.A149])" office:value-type="string" office:string-value="FFE77B" calcext:value-type="string">
            <text:p>FFE77B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DEC2HEX([.A150])" office:value-type="string" office:string-value="94" calcext:value-type="string">
            <text:p>94</text:p>
          </table:table-cell>
          <table:covered-table-cell table:number-columns-repeated="2"/>
          <table:table-cell table:formula="of:=DEC2HEX(16745832+[.A150])" office:value-type="string" office:string-value="FF85FC" calcext:value-type="string">
            <text:p>FF85FC</text:p>
          </table:table-cell>
          <table:table-cell table:formula="of:=DEC2HEX(16746024+[.A150])" office:value-type="string" office:string-value="FF86BC" calcext:value-type="string">
            <text:p>FF86BC</text:p>
          </table:table-cell>
          <table:table-cell table:formula="of:=DEC2HEX(16770792+[.A150])" office:value-type="string" office:string-value="FFE77C" calcext:value-type="string">
            <text:p>FFE77C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DEC2HEX([.A151])" office:value-type="string" office:string-value="95" calcext:value-type="string">
            <text:p>95</text:p>
          </table:table-cell>
          <table:covered-table-cell table:number-columns-repeated="2"/>
          <table:table-cell table:formula="of:=DEC2HEX(16745832+[.A151])" office:value-type="string" office:string-value="FF85FD" calcext:value-type="string">
            <text:p>FF85FD</text:p>
          </table:table-cell>
          <table:table-cell table:formula="of:=DEC2HEX(16746024+[.A151])" office:value-type="string" office:string-value="FF86BD" calcext:value-type="string">
            <text:p>FF86BD</text:p>
          </table:table-cell>
          <table:table-cell table:formula="of:=DEC2HEX(16770792+[.A151])" office:value-type="string" office:string-value="FFE77D" calcext:value-type="string">
            <text:p>FFE77D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DEC2HEX([.A152])" office:value-type="string" office:string-value="96" calcext:value-type="string">
            <text:p>96</text:p>
          </table:table-cell>
          <table:table-cell table:number-columns-repeated="2"/>
          <table:table-cell table:formula="of:=DEC2HEX(16745832+[.A152])" office:value-type="string" office:string-value="FF85FE" calcext:value-type="string">
            <text:p>FF85FE</text:p>
          </table:table-cell>
          <table:table-cell table:formula="of:=DEC2HEX(16746024+[.A152])" office:value-type="string" office:string-value="FF86BE" calcext:value-type="string">
            <text:p>FF86BE</text:p>
          </table:table-cell>
          <table:table-cell table:formula="of:=DEC2HEX(16770792+[.A152])" office:value-type="string" office:string-value="FFE77E" calcext:value-type="string">
            <text:p>FFE77E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DEC2HEX([.A153])" office:value-type="string" office:string-value="97" calcext:value-type="string">
            <text:p>97</text:p>
          </table:table-cell>
          <table:table-cell table:number-columns-repeated="2"/>
          <table:table-cell table:formula="of:=DEC2HEX(16745832+[.A153])" office:value-type="string" office:string-value="FF85FF" calcext:value-type="string">
            <text:p>FF85FF</text:p>
          </table:table-cell>
          <table:table-cell table:formula="of:=DEC2HEX(16746024+[.A153])" office:value-type="string" office:string-value="FF86BF" calcext:value-type="string">
            <text:p>FF86BF</text:p>
          </table:table-cell>
          <table:table-cell table:formula="of:=DEC2HEX(16770792+[.A153])" office:value-type="string" office:string-value="FFE77F" calcext:value-type="string">
            <text:p>FFE77F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DEC2HEX([.A154])" office:value-type="string" office:string-value="98" calcext:value-type="string">
            <text:p>98</text:p>
          </table:table-cell>
          <table:table-cell table:number-columns-repeated="2"/>
          <table:table-cell table:formula="of:=DEC2HEX(16745832+[.A154])" office:value-type="string" office:string-value="FF8600" calcext:value-type="string">
            <text:p>FF8600</text:p>
          </table:table-cell>
          <table:table-cell table:formula="of:=DEC2HEX(16746024+[.A154])" office:value-type="string" office:string-value="FF86C0" calcext:value-type="string">
            <text:p>FF86C0</text:p>
          </table:table-cell>
          <table:table-cell table:formula="of:=DEC2HEX(16770792+[.A154])" office:value-type="string" office:string-value="FFE780" calcext:value-type="string">
            <text:p>FFE780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DEC2HEX([.A155])" office:value-type="string" office:string-value="99" calcext:value-type="string">
            <text:p>99</text:p>
          </table:table-cell>
          <table:table-cell table:number-columns-repeated="2"/>
          <table:table-cell table:formula="of:=DEC2HEX(16745832+[.A155])" office:value-type="string" office:string-value="FF8601" calcext:value-type="string">
            <text:p>FF8601</text:p>
          </table:table-cell>
          <table:table-cell table:formula="of:=DEC2HEX(16746024+[.A155])" office:value-type="string" office:string-value="FF86C1" calcext:value-type="string">
            <text:p>FF86C1</text:p>
          </table:table-cell>
          <table:table-cell table:formula="of:=DEC2HEX(16770792+[.A155])" office:value-type="string" office:string-value="FFE781" calcext:value-type="string">
            <text:p>FFE781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DEC2HEX([.A156])" office:value-type="string" office:string-value="9A" calcext:value-type="string">
            <text:p>9A</text:p>
          </table:table-cell>
          <table:table-cell table:number-columns-repeated="2"/>
          <table:table-cell table:formula="of:=DEC2HEX(16745832+[.A156])" office:value-type="string" office:string-value="FF8602" calcext:value-type="string">
            <text:p>FF8602</text:p>
          </table:table-cell>
          <table:table-cell table:formula="of:=DEC2HEX(16746024+[.A156])" office:value-type="string" office:string-value="FF86C2" calcext:value-type="string">
            <text:p>FF86C2</text:p>
          </table:table-cell>
          <table:table-cell table:formula="of:=DEC2HEX(16770792+[.A156])" office:value-type="string" office:string-value="FFE782" calcext:value-type="string">
            <text:p>FFE782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DEC2HEX([.A157])" office:value-type="string" office:string-value="9B" calcext:value-type="string">
            <text:p>9B</text:p>
          </table:table-cell>
          <table:table-cell table:number-columns-repeated="2"/>
          <table:table-cell table:formula="of:=DEC2HEX(16745832+[.A157])" office:value-type="string" office:string-value="FF8603" calcext:value-type="string">
            <text:p>FF8603</text:p>
          </table:table-cell>
          <table:table-cell table:formula="of:=DEC2HEX(16746024+[.A157])" office:value-type="string" office:string-value="FF86C3" calcext:value-type="string">
            <text:p>FF86C3</text:p>
          </table:table-cell>
          <table:table-cell table:formula="of:=DEC2HEX(16770792+[.A157])" office:value-type="string" office:string-value="FFE783" calcext:value-type="string">
            <text:p>FFE783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DEC2HEX([.A158])" office:value-type="string" office:string-value="9C" calcext:value-type="string">
            <text:p>9C</text:p>
          </table:table-cell>
          <table:table-cell table:number-columns-repeated="2"/>
          <table:table-cell table:formula="of:=DEC2HEX(16745832+[.A158])" office:value-type="string" office:string-value="FF8604" calcext:value-type="string">
            <text:p>FF8604</text:p>
          </table:table-cell>
          <table:table-cell table:formula="of:=DEC2HEX(16746024+[.A158])" office:value-type="string" office:string-value="FF86C4" calcext:value-type="string">
            <text:p>FF86C4</text:p>
          </table:table-cell>
          <table:table-cell table:formula="of:=DEC2HEX(16770792+[.A158])" office:value-type="string" office:string-value="FFE784" calcext:value-type="string">
            <text:p>FFE784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DEC2HEX([.A159])" office:value-type="string" office:string-value="9D" calcext:value-type="string">
            <text:p>9D</text:p>
          </table:table-cell>
          <table:table-cell table:number-columns-repeated="2"/>
          <table:table-cell table:formula="of:=DEC2HEX(16745832+[.A159])" office:value-type="string" office:string-value="FF8605" calcext:value-type="string">
            <text:p>FF8605</text:p>
          </table:table-cell>
          <table:table-cell table:formula="of:=DEC2HEX(16746024+[.A159])" office:value-type="string" office:string-value="FF86C5" calcext:value-type="string">
            <text:p>FF86C5</text:p>
          </table:table-cell>
          <table:table-cell table:formula="of:=DEC2HEX(16770792+[.A159])" office:value-type="string" office:string-value="FFE785" calcext:value-type="string">
            <text:p>FFE785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DEC2HEX([.A160])" office:value-type="string" office:string-value="9E" calcext:value-type="string">
            <text:p>9E</text:p>
          </table:table-cell>
          <table:table-cell table:number-columns-repeated="2"/>
          <table:table-cell table:formula="of:=DEC2HEX(16745832+[.A160])" office:value-type="string" office:string-value="FF8606" calcext:value-type="string">
            <text:p>FF8606</text:p>
          </table:table-cell>
          <table:table-cell table:formula="of:=DEC2HEX(16746024+[.A160])" office:value-type="string" office:string-value="FF86C6" calcext:value-type="string">
            <text:p>FF86C6</text:p>
          </table:table-cell>
          <table:table-cell table:formula="of:=DEC2HEX(16770792+[.A160])" office:value-type="string" office:string-value="FFE786" calcext:value-type="string">
            <text:p>FFE786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DEC2HEX([.A161])" office:value-type="string" office:string-value="9F" calcext:value-type="string">
            <text:p>9F</text:p>
          </table:table-cell>
          <table:table-cell table:number-columns-repeated="2"/>
          <table:table-cell table:formula="of:=DEC2HEX(16745832+[.A161])" office:value-type="string" office:string-value="FF8607" calcext:value-type="string">
            <text:p>FF8607</text:p>
          </table:table-cell>
          <table:table-cell table:formula="of:=DEC2HEX(16746024+[.A161])" office:value-type="string" office:string-value="FF86C7" calcext:value-type="string">
            <text:p>FF86C7</text:p>
          </table:table-cell>
          <table:table-cell table:formula="of:=DEC2HEX(16770792+[.A161])" office:value-type="string" office:string-value="FFE787" calcext:value-type="string">
            <text:p>FFE787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DEC2HEX([.A162])" office:value-type="string" office:string-value="A0" calcext:value-type="string">
            <text:p>A0</text:p>
          </table:table-cell>
          <table:table-cell table:number-columns-repeated="2"/>
          <table:table-cell table:formula="of:=DEC2HEX(16745832+[.A162])" office:value-type="string" office:string-value="FF8608" calcext:value-type="string">
            <text:p>FF8608</text:p>
          </table:table-cell>
          <table:table-cell table:formula="of:=DEC2HEX(16746024+[.A162])" office:value-type="string" office:string-value="FF86C8" calcext:value-type="string">
            <text:p>FF86C8</text:p>
          </table:table-cell>
          <table:table-cell table:formula="of:=DEC2HEX(16770792+[.A162])" office:value-type="string" office:string-value="FFE788" calcext:value-type="string">
            <text:p>FFE788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DEC2HEX([.A163])" office:value-type="string" office:string-value="A1" calcext:value-type="string">
            <text:p>A1</text:p>
          </table:table-cell>
          <table:table-cell table:number-columns-repeated="2"/>
          <table:table-cell table:formula="of:=DEC2HEX(16745832+[.A163])" office:value-type="string" office:string-value="FF8609" calcext:value-type="string">
            <text:p>FF8609</text:p>
          </table:table-cell>
          <table:table-cell table:formula="of:=DEC2HEX(16746024+[.A163])" office:value-type="string" office:string-value="FF86C9" calcext:value-type="string">
            <text:p>FF86C9</text:p>
          </table:table-cell>
          <table:table-cell table:formula="of:=DEC2HEX(16770792+[.A163])" office:value-type="string" office:string-value="FFE789" calcext:value-type="string">
            <text:p>FFE789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DEC2HEX([.A164])" office:value-type="string" office:string-value="A2" calcext:value-type="string">
            <text:p>A2</text:p>
          </table:table-cell>
          <table:table-cell table:number-columns-repeated="2"/>
          <table:table-cell table:formula="of:=DEC2HEX(16745832+[.A164])" office:value-type="string" office:string-value="FF860A" calcext:value-type="string">
            <text:p>FF860A</text:p>
          </table:table-cell>
          <table:table-cell table:formula="of:=DEC2HEX(16746024+[.A164])" office:value-type="string" office:string-value="FF86CA" calcext:value-type="string">
            <text:p>FF86CA</text:p>
          </table:table-cell>
          <table:table-cell table:formula="of:=DEC2HEX(16770792+[.A164])" office:value-type="string" office:string-value="FFE78A" calcext:value-type="string">
            <text:p>FFE78A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DEC2HEX([.A165])" office:value-type="string" office:string-value="A3" calcext:value-type="string">
            <text:p>A3</text:p>
          </table:table-cell>
          <table:table-cell table:number-columns-repeated="2"/>
          <table:table-cell table:formula="of:=DEC2HEX(16745832+[.A165])" office:value-type="string" office:string-value="FF860B" calcext:value-type="string">
            <text:p>FF860B</text:p>
          </table:table-cell>
          <table:table-cell table:formula="of:=DEC2HEX(16746024+[.A165])" office:value-type="string" office:string-value="FF86CB" calcext:value-type="string">
            <text:p>FF86CB</text:p>
          </table:table-cell>
          <table:table-cell table:formula="of:=DEC2HEX(16770792+[.A165])" office:value-type="string" office:string-value="FFE78B" calcext:value-type="string">
            <text:p>FFE78B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DEC2HEX([.A166])" office:value-type="string" office:string-value="A4" calcext:value-type="string">
            <text:p>A4</text:p>
          </table:table-cell>
          <table:table-cell table:number-columns-repeated="2"/>
          <table:table-cell table:formula="of:=DEC2HEX(16745832+[.A166])" office:value-type="string" office:string-value="FF860C" calcext:value-type="string">
            <text:p>FF860C</text:p>
          </table:table-cell>
          <table:table-cell table:formula="of:=DEC2HEX(16746024+[.A166])" office:value-type="string" office:string-value="FF86CC" calcext:value-type="string">
            <text:p>FF86CC</text:p>
          </table:table-cell>
          <table:table-cell table:formula="of:=DEC2HEX(16770792+[.A166])" office:value-type="string" office:string-value="FFE78C" calcext:value-type="string">
            <text:p>FFE78C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DEC2HEX([.A167])" office:value-type="string" office:string-value="A5" calcext:value-type="string">
            <text:p>A5</text:p>
          </table:table-cell>
          <table:table-cell table:number-columns-repeated="2"/>
          <table:table-cell table:formula="of:=DEC2HEX(16745832+[.A167])" office:value-type="string" office:string-value="FF860D" calcext:value-type="string">
            <text:p>FF860D</text:p>
          </table:table-cell>
          <table:table-cell table:formula="of:=DEC2HEX(16746024+[.A167])" office:value-type="string" office:string-value="FF86CD" calcext:value-type="string">
            <text:p>FF86CD</text:p>
          </table:table-cell>
          <table:table-cell table:formula="of:=DEC2HEX(16770792+[.A167])" office:value-type="string" office:string-value="FFE78D" calcext:value-type="string">
            <text:p>FFE78D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DEC2HEX([.A168])" office:value-type="string" office:string-value="A6" calcext:value-type="string">
            <text:p>A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ndition flag used during Uptown elevator demo</text:p>
          </table:table-cell>
          <table:table-cell table:formula="of:=DEC2HEX(16745832+[.A168])" office:value-type="string" office:string-value="FF860E" calcext:value-type="string">
            <text:p>FF860E</text:p>
          </table:table-cell>
          <table:table-cell table:formula="of:=DEC2HEX(16746024+[.A168])" office:value-type="string" office:string-value="FF86CE" calcext:value-type="string">
            <text:p>FF86CE</text:p>
          </table:table-cell>
          <table:table-cell table:formula="of:=DEC2HEX(16770792+[.A168])" office:value-type="string" office:string-value="FFE78E" calcext:value-type="string">
            <text:p>FFE78E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DEC2HEX([.A169])" office:value-type="string" office:string-value="A7" calcext:value-type="string">
            <text:p>A7</text:p>
          </table:table-cell>
          <table:table-cell table:number-columns-repeated="2"/>
          <table:table-cell table:formula="of:=DEC2HEX(16745832+[.A169])" office:value-type="string" office:string-value="FF860F" calcext:value-type="string">
            <text:p>FF860F</text:p>
          </table:table-cell>
          <table:table-cell table:formula="of:=DEC2HEX(16746024+[.A169])" office:value-type="string" office:string-value="FF86CF" calcext:value-type="string">
            <text:p>FF86CF</text:p>
          </table:table-cell>
          <table:table-cell table:formula="of:=DEC2HEX(16770792+[.A169])" office:value-type="string" office:string-value="FFE78F" calcext:value-type="string">
            <text:p>FFE78F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DEC2HEX([.A170])" office:value-type="string" office:string-value="A8" calcext:value-type="string">
            <text:p>A8</text:p>
          </table:table-cell>
          <table:table-cell table:number-columns-repeated="2"/>
          <table:table-cell table:formula="of:=DEC2HEX(16745832+[.A170])" office:value-type="string" office:string-value="FF8610" calcext:value-type="string">
            <text:p>FF8610</text:p>
          </table:table-cell>
          <table:table-cell table:formula="of:=DEC2HEX(16746024+[.A170])" office:value-type="string" office:string-value="FF86D0" calcext:value-type="string">
            <text:p>FF86D0</text:p>
          </table:table-cell>
          <table:table-cell table:formula="of:=DEC2HEX(16770792+[.A170])" office:value-type="string" office:string-value="FFE790" calcext:value-type="string">
            <text:p>FFE790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DEC2HEX([.A171])" office:value-type="string" office:string-value="A9" calcext:value-type="string">
            <text:p>A9</text:p>
          </table:table-cell>
          <table:table-cell table:number-columns-repeated="2"/>
          <table:table-cell table:formula="of:=DEC2HEX(16745832+[.A171])" office:value-type="string" office:string-value="FF8611" calcext:value-type="string">
            <text:p>FF8611</text:p>
          </table:table-cell>
          <table:table-cell table:formula="of:=DEC2HEX(16746024+[.A171])" office:value-type="string" office:string-value="FF86D1" calcext:value-type="string">
            <text:p>FF86D1</text:p>
          </table:table-cell>
          <table:table-cell table:formula="of:=DEC2HEX(16770792+[.A171])" office:value-type="string" office:string-value="FFE791" calcext:value-type="string">
            <text:p>FFE791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DEC2HEX([.A172])" office:value-type="string" office:string-value="AA" calcext:value-type="string">
            <text:p>AA</text:p>
          </table:table-cell>
          <table:table-cell table:number-columns-repeated="2"/>
          <table:table-cell table:formula="of:=DEC2HEX(16745832+[.A172])" office:value-type="string" office:string-value="FF8612" calcext:value-type="string">
            <text:p>FF8612</text:p>
          </table:table-cell>
          <table:table-cell table:formula="of:=DEC2HEX(16746024+[.A172])" office:value-type="string" office:string-value="FF86D2" calcext:value-type="string">
            <text:p>FF86D2</text:p>
          </table:table-cell>
          <table:table-cell table:formula="of:=DEC2HEX(16770792+[.A172])" office:value-type="string" office:string-value="FFE792" calcext:value-type="string">
            <text:p>FFE792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DEC2HEX([.A173])" office:value-type="string" office:string-value="AB" calcext:value-type="string">
            <text:p>AB</text:p>
          </table:table-cell>
          <table:table-cell table:number-columns-repeated="2"/>
          <table:table-cell table:formula="of:=DEC2HEX(16745832+[.A173])" office:value-type="string" office:string-value="FF8613" calcext:value-type="string">
            <text:p>FF8613</text:p>
          </table:table-cell>
          <table:table-cell table:formula="of:=DEC2HEX(16746024+[.A173])" office:value-type="string" office:string-value="FF86D3" calcext:value-type="string">
            <text:p>FF86D3</text:p>
          </table:table-cell>
          <table:table-cell table:formula="of:=DEC2HEX(16770792+[.A173])" office:value-type="string" office:string-value="FFE793" calcext:value-type="string">
            <text:p>FFE793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DEC2HEX([.A174])" office:value-type="string" office:string-value="AC" calcext:value-type="string">
            <text:p>AC</text:p>
          </table:table-cell>
          <table:table-cell table:number-columns-repeated="2"/>
          <table:table-cell table:formula="of:=DEC2HEX(16745832+[.A174])" office:value-type="string" office:string-value="FF8614" calcext:value-type="string">
            <text:p>FF8614</text:p>
          </table:table-cell>
          <table:table-cell table:formula="of:=DEC2HEX(16746024+[.A174])" office:value-type="string" office:string-value="FF86D4" calcext:value-type="string">
            <text:p>FF86D4</text:p>
          </table:table-cell>
          <table:table-cell table:formula="of:=DEC2HEX(16770792+[.A174])" office:value-type="string" office:string-value="FFE794" calcext:value-type="string">
            <text:p>FFE794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DEC2HEX([.A175])" office:value-type="string" office:string-value="AD" calcext:value-type="string">
            <text:p>AD</text:p>
          </table:table-cell>
          <table:table-cell table:number-columns-repeated="2"/>
          <table:table-cell table:formula="of:=DEC2HEX(16745832+[.A175])" office:value-type="string" office:string-value="FF8615" calcext:value-type="string">
            <text:p>FF8615</text:p>
          </table:table-cell>
          <table:table-cell table:formula="of:=DEC2HEX(16746024+[.A175])" office:value-type="string" office:string-value="FF86D5" calcext:value-type="string">
            <text:p>FF86D5</text:p>
          </table:table-cell>
          <table:table-cell table:formula="of:=DEC2HEX(16770792+[.A175])" office:value-type="string" office:string-value="FFE795" calcext:value-type="string">
            <text:p>FFE795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DEC2HEX([.A176])" office:value-type="string" office:string-value="AE" calcext:value-type="string">
            <text:p>AE</text:p>
          </table:table-cell>
          <table:table-cell table:number-columns-repeated="2"/>
          <table:table-cell table:formula="of:=DEC2HEX(16745832+[.A176])" office:value-type="string" office:string-value="FF8616" calcext:value-type="string">
            <text:p>FF8616</text:p>
          </table:table-cell>
          <table:table-cell table:formula="of:=DEC2HEX(16746024+[.A176])" office:value-type="string" office:string-value="FF86D6" calcext:value-type="string">
            <text:p>FF86D6</text:p>
          </table:table-cell>
          <table:table-cell table:formula="of:=DEC2HEX(16770792+[.A176])" office:value-type="string" office:string-value="FFE796" calcext:value-type="string">
            <text:p>FFE796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DEC2HEX([.A177])" office:value-type="string" office:string-value="AF" calcext:value-type="string">
            <text:p>A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eserved frame of walk cycle</text:p>
          </table:table-cell>
          <table:table-cell table:formula="of:=DEC2HEX(16745832+[.A177])" office:value-type="string" office:string-value="FF8617" calcext:value-type="string">
            <text:p>FF8617</text:p>
          </table:table-cell>
          <table:table-cell table:formula="of:=DEC2HEX(16746024+[.A177])" office:value-type="string" office:string-value="FF86D7" calcext:value-type="string">
            <text:p>FF86D7</text:p>
          </table:table-cell>
          <table:table-cell table:formula="of:=DEC2HEX(16770792+[.A177])" office:value-type="string" office:string-value="FFE797" calcext:value-type="string">
            <text:p>FFE797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DEC2HEX([.A178])" office:value-type="string" office:string-value="B0" calcext:value-type="string">
            <text:p>B0</text:p>
          </table:table-cell>
          <table:table-cell table:number-columns-repeated="2"/>
          <table:table-cell table:formula="of:=DEC2HEX(16745832+[.A178])" office:value-type="string" office:string-value="FF8618" calcext:value-type="string">
            <text:p>FF8618</text:p>
          </table:table-cell>
          <table:table-cell table:formula="of:=DEC2HEX(16746024+[.A178])" office:value-type="string" office:string-value="FF86D8" calcext:value-type="string">
            <text:p>FF86D8</text:p>
          </table:table-cell>
          <table:table-cell table:formula="of:=DEC2HEX(16770792+[.A178])" office:value-type="string" office:string-value="FFE798" calcext:value-type="string">
            <text:p>FFE798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DEC2HEX([.A179])" office:value-type="string" office:string-value="B1" calcext:value-type="string">
            <text:p>B1</text:p>
          </table:table-cell>
          <table:table-cell table:number-columns-repeated="2"/>
          <table:table-cell table:formula="of:=DEC2HEX(16745832+[.A179])" office:value-type="string" office:string-value="FF8619" calcext:value-type="string">
            <text:p>FF8619</text:p>
          </table:table-cell>
          <table:table-cell table:formula="of:=DEC2HEX(16746024+[.A179])" office:value-type="string" office:string-value="FF86D9" calcext:value-type="string">
            <text:p>FF86D9</text:p>
          </table:table-cell>
          <table:table-cell table:formula="of:=DEC2HEX(16770792+[.A179])" office:value-type="string" office:string-value="FFE799" calcext:value-type="string">
            <text:p>FFE799</text:p>
          </table:table-cell>
          <table:table-cell table:number-columns-repeated="101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DEC2HEX([.A180])" office:value-type="string" office:string-value="B2" calcext:value-type="string">
            <text:p>B2</text:p>
          </table:table-cell>
          <table:table-cell table:number-columns-repeated="2"/>
          <table:table-cell table:formula="of:=DEC2HEX(16745832+[.A180])" office:value-type="string" office:string-value="FF861A" calcext:value-type="string">
            <text:p>FF861A</text:p>
          </table:table-cell>
          <table:table-cell table:formula="of:=DEC2HEX(16746024+[.A180])" office:value-type="string" office:string-value="FF86DA" calcext:value-type="string">
            <text:p>FF86DA</text:p>
          </table:table-cell>
          <table:table-cell table:formula="of:=DEC2HEX(16770792+[.A180])" office:value-type="string" office:string-value="FFE79A" calcext:value-type="string">
            <text:p>FFE79A</text:p>
          </table:table-cell>
          <table:table-cell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DEC2HEX([.A181])" office:value-type="string" office:string-value="B3" calcext:value-type="string">
            <text:p>B3</text:p>
          </table:table-cell>
          <table:table-cell table:number-columns-repeated="2"/>
          <table:table-cell table:formula="of:=DEC2HEX(16745832+[.A181])" office:value-type="string" office:string-value="FF861B" calcext:value-type="string">
            <text:p>FF861B</text:p>
          </table:table-cell>
          <table:table-cell table:formula="of:=DEC2HEX(16746024+[.A181])" office:value-type="string" office:string-value="FF86DB" calcext:value-type="string">
            <text:p>FF86DB</text:p>
          </table:table-cell>
          <table:table-cell table:formula="of:=DEC2HEX(16770792+[.A181])" office:value-type="string" office:string-value="FFE79B" calcext:value-type="string">
            <text:p>FFE79B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DEC2HEX([.A182])" office:value-type="string" office:string-value="B4" calcext:value-type="string">
            <text:p>B4</text:p>
          </table:table-cell>
          <table:table-cell table:number-columns-repeated="2"/>
          <table:table-cell table:formula="of:=DEC2HEX(16745832+[.A182])" office:value-type="string" office:string-value="FF861C" calcext:value-type="string">
            <text:p>FF861C</text:p>
          </table:table-cell>
          <table:table-cell table:formula="of:=DEC2HEX(16746024+[.A182])" office:value-type="string" office:string-value="FF86DC" calcext:value-type="string">
            <text:p>FF86DC</text:p>
          </table:table-cell>
          <table:table-cell table:formula="of:=DEC2HEX(16770792+[.A182])" office:value-type="string" office:string-value="FFE79C" calcext:value-type="string">
            <text:p>FFE79C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DEC2HEX([.A183])" office:value-type="string" office:string-value="B5" calcext:value-type="string">
            <text:p>B5</text:p>
          </table:table-cell>
          <table:table-cell table:number-columns-repeated="2"/>
          <table:table-cell table:formula="of:=DEC2HEX(16745832+[.A183])" office:value-type="string" office:string-value="FF861D" calcext:value-type="string">
            <text:p>FF861D</text:p>
          </table:table-cell>
          <table:table-cell table:formula="of:=DEC2HEX(16746024+[.A183])" office:value-type="string" office:string-value="FF86DD" calcext:value-type="string">
            <text:p>FF86DD</text:p>
          </table:table-cell>
          <table:table-cell table:formula="of:=DEC2HEX(16770792+[.A183])" office:value-type="string" office:string-value="FFE79D" calcext:value-type="string">
            <text:p>FFE79D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DEC2HEX([.A184])" office:value-type="string" office:string-value="B6" calcext:value-type="string">
            <text:p>B6</text:p>
          </table:table-cell>
          <table:table-cell table:number-columns-repeated="2"/>
          <table:table-cell table:formula="of:=DEC2HEX(16745832+[.A184])" office:value-type="string" office:string-value="FF861E" calcext:value-type="string">
            <text:p>FF861E</text:p>
          </table:table-cell>
          <table:table-cell table:formula="of:=DEC2HEX(16746024+[.A184])" office:value-type="string" office:string-value="FF86DE" calcext:value-type="string">
            <text:p>FF86DE</text:p>
          </table:table-cell>
          <table:table-cell table:formula="of:=DEC2HEX(16770792+[.A184])" office:value-type="string" office:string-value="FFE79E" calcext:value-type="string">
            <text:p>FFE79E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DEC2HEX([.A185])" office:value-type="string" office:string-value="B7" calcext:value-type="string">
            <text:p>B7</text:p>
          </table:table-cell>
          <table:table-cell table:number-columns-repeated="2"/>
          <table:table-cell table:formula="of:=DEC2HEX(16745832+[.A185])" office:value-type="string" office:string-value="FF861F" calcext:value-type="string">
            <text:p>FF861F</text:p>
          </table:table-cell>
          <table:table-cell table:formula="of:=DEC2HEX(16746024+[.A185])" office:value-type="string" office:string-value="FF86DF" calcext:value-type="string">
            <text:p>FF86DF</text:p>
          </table:table-cell>
          <table:table-cell table:formula="of:=DEC2HEX(16770792+[.A185])" office:value-type="string" office:string-value="FFE79F" calcext:value-type="string">
            <text:p>FFE79F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DEC2HEX([.A186])" office:value-type="string" office:string-value="B8" calcext:value-type="string">
            <text:p>B8</text:p>
          </table:table-cell>
          <table:table-cell table:number-columns-repeated="2"/>
          <table:table-cell table:formula="of:=DEC2HEX(16745832+[.A186])" office:value-type="string" office:string-value="FF8620" calcext:value-type="string">
            <text:p>FF8620</text:p>
          </table:table-cell>
          <table:table-cell table:formula="of:=DEC2HEX(16746024+[.A186])" office:value-type="string" office:string-value="FF86E0" calcext:value-type="string">
            <text:p>FF86E0</text:p>
          </table:table-cell>
          <table:table-cell table:formula="of:=DEC2HEX(16770792+[.A186])" office:value-type="string" office:string-value="FFE7A0" calcext:value-type="string">
            <text:p>FFE7A0</text:p>
          </table:table-cell>
          <table:table-cell table:number-columns-repeated="1017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DEC2HEX([.A187])" office:value-type="string" office:string-value="B9" calcext:value-type="string">
            <text:p>B9</text:p>
          </table:table-cell>
          <table:table-cell table:number-columns-repeated="2"/>
          <table:table-cell table:formula="of:=DEC2HEX(16745832+[.A187])" office:value-type="string" office:string-value="FF8621" calcext:value-type="string">
            <text:p>FF8621</text:p>
          </table:table-cell>
          <table:table-cell table:formula="of:=DEC2HEX(16746024+[.A187])" office:value-type="string" office:string-value="FF86E1" calcext:value-type="string">
            <text:p>FF86E1</text:p>
          </table:table-cell>
          <table:table-cell table:formula="of:=DEC2HEX(16770792+[.A187])" office:value-type="string" office:string-value="FFE7A1" calcext:value-type="string">
            <text:p>FFE7A1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DEC2HEX([.A188])" office:value-type="string" office:string-value="BA" calcext:value-type="string">
            <text:p>BA</text:p>
          </table:table-cell>
          <table:table-cell table:number-columns-repeated="2"/>
          <table:table-cell table:formula="of:=DEC2HEX(16745832+[.A188])" office:value-type="string" office:string-value="FF8622" calcext:value-type="string">
            <text:p>FF8622</text:p>
          </table:table-cell>
          <table:table-cell table:formula="of:=DEC2HEX(16746024+[.A188])" office:value-type="string" office:string-value="FF86E2" calcext:value-type="string">
            <text:p>FF86E2</text:p>
          </table:table-cell>
          <table:table-cell table:formula="of:=DEC2HEX(16770792+[.A188])" office:value-type="string" office:string-value="FFE7A2" calcext:value-type="string">
            <text:p>FFE7A2</text:p>
          </table:table-cell>
          <table:table-cell table:number-columns-repeated="1017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DEC2HEX([.A189])" office:value-type="string" office:string-value="BB" calcext:value-type="string">
            <text:p>BB</text:p>
          </table:table-cell>
          <table:table-cell table:number-columns-repeated="2"/>
          <table:table-cell table:formula="of:=DEC2HEX(16745832+[.A189])" office:value-type="string" office:string-value="FF8623" calcext:value-type="string">
            <text:p>FF8623</text:p>
          </table:table-cell>
          <table:table-cell table:formula="of:=DEC2HEX(16746024+[.A189])" office:value-type="string" office:string-value="FF86E3" calcext:value-type="string">
            <text:p>FF86E3</text:p>
          </table:table-cell>
          <table:table-cell table:formula="of:=DEC2HEX(16770792+[.A189])" office:value-type="string" office:string-value="FFE7A3" calcext:value-type="string">
            <text:p>FFE7A3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DEC2HEX([.A190])" office:value-type="string" office:string-value="BC" calcext:value-type="string">
            <text:p>BC</text:p>
          </table:table-cell>
          <table:table-cell table:number-columns-repeated="2"/>
          <table:table-cell table:formula="of:=DEC2HEX(16745832+[.A190])" office:value-type="string" office:string-value="FF8624" calcext:value-type="string">
            <text:p>FF8624</text:p>
          </table:table-cell>
          <table:table-cell table:formula="of:=DEC2HEX(16746024+[.A190])" office:value-type="string" office:string-value="FF86E4" calcext:value-type="string">
            <text:p>FF86E4</text:p>
          </table:table-cell>
          <table:table-cell table:formula="of:=DEC2HEX(16770792+[.A190])" office:value-type="string" office:string-value="FFE7A4" calcext:value-type="string">
            <text:p>FFE7A4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DEC2HEX([.A191])" office:value-type="string" office:string-value="BD" calcext:value-type="string">
            <text:p>BD</text:p>
          </table:table-cell>
          <table:table-cell table:number-columns-repeated="2"/>
          <table:table-cell table:formula="of:=DEC2HEX(16745832+[.A191])" office:value-type="string" office:string-value="FF8625" calcext:value-type="string">
            <text:p>FF8625</text:p>
          </table:table-cell>
          <table:table-cell table:formula="of:=DEC2HEX(16746024+[.A191])" office:value-type="string" office:string-value="FF86E5" calcext:value-type="string">
            <text:p>FF86E5</text:p>
          </table:table-cell>
          <table:table-cell table:formula="of:=DEC2HEX(16770792+[.A191])" office:value-type="string" office:string-value="FFE7A5" calcext:value-type="string">
            <text:p>FFE7A5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DEC2HEX([.A192])" office:value-type="string" office:string-value="BE" calcext:value-type="string">
            <text:p>BE</text:p>
          </table:table-cell>
          <table:table-cell table:number-columns-repeated="2"/>
          <table:table-cell table:formula="of:=DEC2HEX(16745832+[.A192])" office:value-type="string" office:string-value="FF8626" calcext:value-type="string">
            <text:p>FF8626</text:p>
          </table:table-cell>
          <table:table-cell table:formula="of:=DEC2HEX(16746024+[.A192])" office:value-type="string" office:string-value="FF86E6" calcext:value-type="string">
            <text:p>FF86E6</text:p>
          </table:table-cell>
          <table:table-cell table:formula="of:=DEC2HEX(16770792+[.A192])" office:value-type="string" office:string-value="FFE7A6" calcext:value-type="string">
            <text:p>FFE7A6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DEC2HEX([.A193])" office:value-type="string" office:string-value="BF" calcext:value-type="string">
            <text:p>BF</text:p>
          </table:table-cell>
          <table:table-cell table:number-columns-repeated="2"/>
          <table:table-cell table:formula="of:=DEC2HEX(16745832+[.A193])" office:value-type="string" office:string-value="FF8627" calcext:value-type="string">
            <text:p>FF8627</text:p>
          </table:table-cell>
          <table:table-cell table:formula="of:=DEC2HEX(16746024+[.A193])" office:value-type="string" office:string-value="FF86E7" calcext:value-type="string">
            <text:p>FF86E7</text:p>
          </table:table-cell>
          <table:table-cell table:formula="of:=DEC2HEX(16770792+[.A193])" office:value-type="string" office:string-value="FFE7A7" calcext:value-type="string">
            <text:p>FFE7A7</text:p>
          </table:table-cell>
          <table:table-cell table:number-columns-repeated="1017"/>
        </table:table-row>
        <table:table-row table:style-name="ro1" table:number-rows-repeated="10483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" table:style-name="ta1">
        <office:forms form:automatic-focus="false" form:apply-design-mode="false"/>
        <table:table-column table:style-name="co1" table:visibility="collapse" table:default-cell-style-name="ce13"/>
        <table:table-column table:style-name="co2" table:default-cell-style-name="ce3"/>
        <table:table-column table:style-name="co3" table:default-cell-style-name="ce3"/>
        <table:table-column table:style-name="co7" table:default-cell-style-name="ce4"/>
        <table:table-column table:style-name="co5" table:number-columns-repeated="3" table:default-cell-style-name="ce18"/>
        <table:table-column table:style-name="co8" table:number-columns-repeated="10" table:default-cell-style-name="ce20"/>
        <table:table-column table:style-name="co6" table:number-columns-repeated="1007" table:default-cell-style-name="ce13"/>
        <table:table-row table:style-name="ro1">
          <table:table-cell office:value-type="string" calcext:value-type="string">
            <text:p>OFFSET DEC</text:p>
          </table:table-cell>
          <table:table-cell table:style-name="ce14" office:value-type="string" calcext:value-type="string">
            <text:p>OFFSET</text:p>
          </table:table-cell>
          <table:table-cell table:style-name="ce14" office:value-type="string" calcext:value-type="string">
            <text:p>LENGTH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ENEMY0</text:p>
          </table:table-cell>
          <table:table-cell table:style-name="ce14" office:value-type="string" calcext:value-type="string">
            <text:p>ENEMY1</text:p>
          </table:table-cell>
          <table:table-cell table:style-name="ce14" office:value-type="string" calcext:value-type="string">
            <text:p>ENEMY2</text:p>
          </table:table-cell>
          <table:table-cell table:style-name="ce14" office:value-type="string" calcext:value-type="string">
            <text:p>ENEMY3</text:p>
          </table:table-cell>
          <table:table-cell table:style-name="ce14" office:value-type="string" calcext:value-type="string">
            <text:p>ENEMY4</text:p>
          </table:table-cell>
          <table:table-cell table:style-name="ce14" office:value-type="string" calcext:value-type="string">
            <text:p>ENEMY5</text:p>
          </table:table-cell>
          <table:table-cell table:style-name="ce14" office:value-type="string" calcext:value-type="string">
            <text:p>ENEMY6</text:p>
          </table:table-cell>
          <table:table-cell table:style-name="ce14" office:value-type="string" calcext:value-type="string">
            <text:p>ENEMY7</text:p>
          </table:table-cell>
          <table:table-cell table:style-name="ce14" office:value-type="string" calcext:value-type="string">
            <text:p>ENEMY8</text:p>
          </table:table-cell>
          <table:table-cell table:style-name="ce14" office:value-type="string" calcext:value-type="string">
            <text:p>ENEMY9</text:p>
          </table:table-cell>
          <table:table-cell table:style-name="ce14" office:value-type="string" calcext:value-type="string">
            <text:p>ENEMYA</text:p>
          </table:table-cell>
          <table:table-cell table:style-name="ce14" office:value-type="string" calcext:value-type="string">
            <text:p>ENEMYB</text:p>
          </table:table-cell>
          <table:table-cell table:style-name="ce14" office:value-type="string" calcext:value-type="string">
            <text:p>ENEMYC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HEX([.A2])" office:value-type="string" office:string-value="0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nemy Memory Start/Active Status (00 = inactive, non-zero = active)</text:p>
          </table:table-cell>
          <table:table-cell table:formula="of:=DEC2HEX(16746216+[.A2])" office:value-type="string" office:string-value="FF86E8" calcext:value-type="string">
            <text:p>FF86E8</text:p>
          </table:table-cell>
          <table:table-cell table:formula="of:=DEC2HEX(16746408+[.A2])" office:value-type="string" office:string-value="FF87A8" calcext:value-type="string">
            <text:p>FF87A8</text:p>
          </table:table-cell>
          <table:table-cell table:formula="of:=DEC2HEX(16746600+[.A2])" office:value-type="string" office:string-value="FF8868" calcext:value-type="string">
            <text:p>FF8868</text:p>
          </table:table-cell>
          <table:table-cell table:style-name="ce18" table:formula="of:=DEC2HEX(16746792+[.A2])" office:value-type="string" office:string-value="FF8928" calcext:value-type="string">
            <text:p>FF8928</text:p>
          </table:table-cell>
          <table:table-cell table:style-name="ce18" table:formula="of:=DEC2HEX(16746984+[.A2])" office:value-type="string" office:string-value="FF89E8" calcext:value-type="string">
            <text:p>FF89E8</text:p>
          </table:table-cell>
          <table:table-cell table:style-name="ce18" table:formula="of:=DEC2HEX(16747176+[.A2])" office:value-type="string" office:string-value="FF8AA8" calcext:value-type="string">
            <text:p>FF8AA8</text:p>
          </table:table-cell>
          <table:table-cell table:style-name="ce18" table:formula="of:=DEC2HEX(16747368+[.A2])" office:value-type="string" office:string-value="FF8B68" calcext:value-type="string">
            <text:p>FF8B68</text:p>
          </table:table-cell>
          <table:table-cell table:style-name="ce18" table:formula="of:=DEC2HEX(16747560+[.A2])" office:value-type="string" office:string-value="FF8C28" calcext:value-type="string">
            <text:p>FF8C28</text:p>
          </table:table-cell>
          <table:table-cell table:style-name="ce18" table:formula="of:=DEC2HEX(16747752+[.A2])" office:value-type="string" office:string-value="FF8CE8" calcext:value-type="string">
            <text:p>FF8CE8</text:p>
          </table:table-cell>
          <table:table-cell table:style-name="ce18" table:formula="of:=DEC2HEX(16747944+[.A2])" office:value-type="string" office:string-value="FF8DA8" calcext:value-type="string">
            <text:p>FF8DA8</text:p>
          </table:table-cell>
          <table:table-cell table:style-name="ce18" table:formula="of:=DEC2HEX(16748136+[.A2])" office:value-type="string" office:string-value="FF8E68" calcext:value-type="string">
            <text:p>FF8E68</text:p>
          </table:table-cell>
          <table:table-cell table:style-name="ce18" table:formula="of:=DEC2HEX(16748328+[.A2])" office:value-type="string" office:string-value="FF8F28" calcext:value-type="string">
            <text:p>FF8F28</text:p>
          </table:table-cell>
          <table:table-cell table:style-name="ce18" table:formula="of:=DEC2HEX(16748520+[.A2])" office:value-type="string" office:string-value="FF8FE8" calcext:value-type="string">
            <text:p>FF8FE8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A3])" office:value-type="string" office:string-value="1" calcext:value-type="string">
            <text:p>1</text:p>
          </table:table-cell>
          <table:table-cell table:number-columns-repeated="2"/>
          <table:table-cell table:formula="of:=DEC2HEX(16746216+[.A3])" office:value-type="string" office:string-value="FF86E9" calcext:value-type="string">
            <text:p>FF86E9</text:p>
          </table:table-cell>
          <table:table-cell table:formula="of:=DEC2HEX(16746408+[.A3])" office:value-type="string" office:string-value="FF87A9" calcext:value-type="string">
            <text:p>FF87A9</text:p>
          </table:table-cell>
          <table:table-cell table:formula="of:=DEC2HEX(16746600+[.A3])" office:value-type="string" office:string-value="FF8869" calcext:value-type="string">
            <text:p>FF8869</text:p>
          </table:table-cell>
          <table:table-cell table:style-name="ce18" table:formula="of:=DEC2HEX(16746792+[.A3])" office:value-type="string" office:string-value="FF8929" calcext:value-type="string">
            <text:p>FF8929</text:p>
          </table:table-cell>
          <table:table-cell table:style-name="ce18" table:formula="of:=DEC2HEX(16746984+[.A3])" office:value-type="string" office:string-value="FF89E9" calcext:value-type="string">
            <text:p>FF89E9</text:p>
          </table:table-cell>
          <table:table-cell table:style-name="ce18" table:formula="of:=DEC2HEX(16747176+[.A3])" office:value-type="string" office:string-value="FF8AA9" calcext:value-type="string">
            <text:p>FF8AA9</text:p>
          </table:table-cell>
          <table:table-cell table:style-name="ce18" table:formula="of:=DEC2HEX(16747368+[.A3])" office:value-type="string" office:string-value="FF8B69" calcext:value-type="string">
            <text:p>FF8B69</text:p>
          </table:table-cell>
          <table:table-cell table:style-name="ce18" table:formula="of:=DEC2HEX(16747560+[.A3])" office:value-type="string" office:string-value="FF8C29" calcext:value-type="string">
            <text:p>FF8C29</text:p>
          </table:table-cell>
          <table:table-cell table:style-name="ce18" table:formula="of:=DEC2HEX(16747752+[.A3])" office:value-type="string" office:string-value="FF8CE9" calcext:value-type="string">
            <text:p>FF8CE9</text:p>
          </table:table-cell>
          <table:table-cell table:style-name="ce18" table:formula="of:=DEC2HEX(16747944+[.A3])" office:value-type="string" office:string-value="FF8DA9" calcext:value-type="string">
            <text:p>FF8DA9</text:p>
          </table:table-cell>
          <table:table-cell table:style-name="ce18" table:formula="of:=DEC2HEX(16748136+[.A3])" office:value-type="string" office:string-value="FF8E69" calcext:value-type="string">
            <text:p>FF8E69</text:p>
          </table:table-cell>
          <table:table-cell table:style-name="ce18" table:formula="of:=DEC2HEX(16748328+[.A3])" office:value-type="string" office:string-value="FF8F29" calcext:value-type="string">
            <text:p>FF8F29</text:p>
          </table:table-cell>
          <table:table-cell table:style-name="ce18" table:formula="of:=DEC2HEX(16748520+[.A3])" office:value-type="string" office:string-value="FF8FE9" calcext:value-type="string">
            <text:p>FF8FE9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A4])" office:value-type="string" office:string-value="2" calcext:value-type="string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state</text:p>
          </table:table-cell>
          <table:table-cell table:formula="of:=DEC2HEX(16746216+[.A4])" office:value-type="string" office:string-value="FF86EA" calcext:value-type="string">
            <text:p>FF86EA</text:p>
          </table:table-cell>
          <table:table-cell table:formula="of:=DEC2HEX(16746408+[.A4])" office:value-type="string" office:string-value="FF87AA" calcext:value-type="string">
            <text:p>FF87AA</text:p>
          </table:table-cell>
          <table:table-cell table:formula="of:=DEC2HEX(16746600+[.A4])" office:value-type="string" office:string-value="FF886A" calcext:value-type="string">
            <text:p>FF886A</text:p>
          </table:table-cell>
          <table:table-cell table:style-name="ce18" table:formula="of:=DEC2HEX(16746792+[.A4])" office:value-type="string" office:string-value="FF892A" calcext:value-type="string">
            <text:p>FF892A</text:p>
          </table:table-cell>
          <table:table-cell table:style-name="ce18" table:formula="of:=DEC2HEX(16746984+[.A4])" office:value-type="string" office:string-value="FF89EA" calcext:value-type="string">
            <text:p>FF89EA</text:p>
          </table:table-cell>
          <table:table-cell table:style-name="ce18" table:formula="of:=DEC2HEX(16747176+[.A4])" office:value-type="string" office:string-value="FF8AAA" calcext:value-type="string">
            <text:p>FF8AAA</text:p>
          </table:table-cell>
          <table:table-cell table:style-name="ce18" table:formula="of:=DEC2HEX(16747368+[.A4])" office:value-type="string" office:string-value="FF8B6A" calcext:value-type="string">
            <text:p>FF8B6A</text:p>
          </table:table-cell>
          <table:table-cell table:style-name="ce18" table:formula="of:=DEC2HEX(16747560+[.A4])" office:value-type="string" office:string-value="FF8C2A" calcext:value-type="string">
            <text:p>FF8C2A</text:p>
          </table:table-cell>
          <table:table-cell table:style-name="ce18" table:formula="of:=DEC2HEX(16747752+[.A4])" office:value-type="string" office:string-value="FF8CEA" calcext:value-type="string">
            <text:p>FF8CEA</text:p>
          </table:table-cell>
          <table:table-cell table:style-name="ce18" table:formula="of:=DEC2HEX(16747944+[.A4])" office:value-type="string" office:string-value="FF8DAA" calcext:value-type="string">
            <text:p>FF8DAA</text:p>
          </table:table-cell>
          <table:table-cell table:style-name="ce18" table:formula="of:=DEC2HEX(16748136+[.A4])" office:value-type="string" office:string-value="FF8E6A" calcext:value-type="string">
            <text:p>FF8E6A</text:p>
          </table:table-cell>
          <table:table-cell table:style-name="ce18" table:formula="of:=DEC2HEX(16748328+[.A4])" office:value-type="string" office:string-value="FF8F2A" calcext:value-type="string">
            <text:p>FF8F2A</text:p>
          </table:table-cell>
          <table:table-cell table:style-name="ce18" table:formula="of:=DEC2HEX(16748520+[.A4])" office:value-type="string" office:string-value="FF8FEA" calcext:value-type="string">
            <text:p>FF8FEA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A5])" office:value-type="string" office:string-value="3" calcext:value-type="string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state</text:p>
          </table:table-cell>
          <table:table-cell table:formula="of:=DEC2HEX(16746216+[.A5])" office:value-type="string" office:string-value="FF86EB" calcext:value-type="string">
            <text:p>FF86EB</text:p>
          </table:table-cell>
          <table:table-cell table:formula="of:=DEC2HEX(16746408+[.A5])" office:value-type="string" office:string-value="FF87AB" calcext:value-type="string">
            <text:p>FF87AB</text:p>
          </table:table-cell>
          <table:table-cell table:formula="of:=DEC2HEX(16746600+[.A5])" office:value-type="string" office:string-value="FF886B" calcext:value-type="string">
            <text:p>FF886B</text:p>
          </table:table-cell>
          <table:table-cell table:style-name="ce18" table:formula="of:=DEC2HEX(16746792+[.A5])" office:value-type="string" office:string-value="FF892B" calcext:value-type="string">
            <text:p>FF892B</text:p>
          </table:table-cell>
          <table:table-cell table:style-name="ce18" table:formula="of:=DEC2HEX(16746984+[.A5])" office:value-type="string" office:string-value="FF89EB" calcext:value-type="string">
            <text:p>FF89EB</text:p>
          </table:table-cell>
          <table:table-cell table:style-name="ce18" table:formula="of:=DEC2HEX(16747176+[.A5])" office:value-type="string" office:string-value="FF8AAB" calcext:value-type="string">
            <text:p>FF8AAB</text:p>
          </table:table-cell>
          <table:table-cell table:style-name="ce18" table:formula="of:=DEC2HEX(16747368+[.A5])" office:value-type="string" office:string-value="FF8B6B" calcext:value-type="string">
            <text:p>FF8B6B</text:p>
          </table:table-cell>
          <table:table-cell table:style-name="ce18" table:formula="of:=DEC2HEX(16747560+[.A5])" office:value-type="string" office:string-value="FF8C2B" calcext:value-type="string">
            <text:p>FF8C2B</text:p>
          </table:table-cell>
          <table:table-cell table:style-name="ce18" table:formula="of:=DEC2HEX(16747752+[.A5])" office:value-type="string" office:string-value="FF8CEB" calcext:value-type="string">
            <text:p>FF8CEB</text:p>
          </table:table-cell>
          <table:table-cell table:style-name="ce18" table:formula="of:=DEC2HEX(16747944+[.A5])" office:value-type="string" office:string-value="FF8DAB" calcext:value-type="string">
            <text:p>FF8DAB</text:p>
          </table:table-cell>
          <table:table-cell table:style-name="ce18" table:formula="of:=DEC2HEX(16748136+[.A5])" office:value-type="string" office:string-value="FF8E6B" calcext:value-type="string">
            <text:p>FF8E6B</text:p>
          </table:table-cell>
          <table:table-cell table:style-name="ce18" table:formula="of:=DEC2HEX(16748328+[.A5])" office:value-type="string" office:string-value="FF8F2B" calcext:value-type="string">
            <text:p>FF8F2B</text:p>
          </table:table-cell>
          <table:table-cell table:style-name="ce18" table:formula="of:=DEC2HEX(16748520+[.A5])" office:value-type="string" office:string-value="FF8FEB" calcext:value-type="string">
            <text:p>FF8FEB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A6])" office:value-type="string" office:string-value="4" calcext:value-type="string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state</text:p>
          </table:table-cell>
          <table:table-cell table:formula="of:=DEC2HEX(16746216+[.A6])" office:value-type="string" office:string-value="FF86EC" calcext:value-type="string">
            <text:p>FF86EC</text:p>
          </table:table-cell>
          <table:table-cell table:formula="of:=DEC2HEX(16746408+[.A6])" office:value-type="string" office:string-value="FF87AC" calcext:value-type="string">
            <text:p>FF87AC</text:p>
          </table:table-cell>
          <table:table-cell table:formula="of:=DEC2HEX(16746600+[.A6])" office:value-type="string" office:string-value="FF886C" calcext:value-type="string">
            <text:p>FF886C</text:p>
          </table:table-cell>
          <table:table-cell table:style-name="ce18" table:formula="of:=DEC2HEX(16746792+[.A6])" office:value-type="string" office:string-value="FF892C" calcext:value-type="string">
            <text:p>FF892C</text:p>
          </table:table-cell>
          <table:table-cell table:style-name="ce18" table:formula="of:=DEC2HEX(16746984+[.A6])" office:value-type="string" office:string-value="FF89EC" calcext:value-type="string">
            <text:p>FF89EC</text:p>
          </table:table-cell>
          <table:table-cell table:style-name="ce18" table:formula="of:=DEC2HEX(16747176+[.A6])" office:value-type="string" office:string-value="FF8AAC" calcext:value-type="string">
            <text:p>FF8AAC</text:p>
          </table:table-cell>
          <table:table-cell table:style-name="ce18" table:formula="of:=DEC2HEX(16747368+[.A6])" office:value-type="string" office:string-value="FF8B6C" calcext:value-type="string">
            <text:p>FF8B6C</text:p>
          </table:table-cell>
          <table:table-cell table:style-name="ce18" table:formula="of:=DEC2HEX(16747560+[.A6])" office:value-type="string" office:string-value="FF8C2C" calcext:value-type="string">
            <text:p>FF8C2C</text:p>
          </table:table-cell>
          <table:table-cell table:style-name="ce18" table:formula="of:=DEC2HEX(16747752+[.A6])" office:value-type="string" office:string-value="FF8CEC" calcext:value-type="string">
            <text:p>FF8CEC</text:p>
          </table:table-cell>
          <table:table-cell table:style-name="ce18" table:formula="of:=DEC2HEX(16747944+[.A6])" office:value-type="string" office:string-value="FF8DAC" calcext:value-type="string">
            <text:p>FF8DAC</text:p>
          </table:table-cell>
          <table:table-cell table:style-name="ce18" table:formula="of:=DEC2HEX(16748136+[.A6])" office:value-type="string" office:string-value="FF8E6C" calcext:value-type="string">
            <text:p>FF8E6C</text:p>
          </table:table-cell>
          <table:table-cell table:style-name="ce18" table:formula="of:=DEC2HEX(16748328+[.A6])" office:value-type="string" office:string-value="FF8F2C" calcext:value-type="string">
            <text:p>FF8F2C</text:p>
          </table:table-cell>
          <table:table-cell table:style-name="ce18" table:formula="of:=DEC2HEX(16748520+[.A6])" office:value-type="string" office:string-value="FF8FEC" calcext:value-type="string">
            <text:p>FF8FEC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A7])" office:value-type="string" office:string-value="5" calcext:value-type="string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state</text:p>
          </table:table-cell>
          <table:table-cell table:formula="of:=DEC2HEX(16746216+[.A7])" office:value-type="string" office:string-value="FF86ED" calcext:value-type="string">
            <text:p>FF86ED</text:p>
          </table:table-cell>
          <table:table-cell table:formula="of:=DEC2HEX(16746408+[.A7])" office:value-type="string" office:string-value="FF87AD" calcext:value-type="string">
            <text:p>FF87AD</text:p>
          </table:table-cell>
          <table:table-cell table:formula="of:=DEC2HEX(16746600+[.A7])" office:value-type="string" office:string-value="FF886D" calcext:value-type="string">
            <text:p>FF886D</text:p>
          </table:table-cell>
          <table:table-cell table:style-name="ce18" table:formula="of:=DEC2HEX(16746792+[.A7])" office:value-type="string" office:string-value="FF892D" calcext:value-type="string">
            <text:p>FF892D</text:p>
          </table:table-cell>
          <table:table-cell table:style-name="ce18" table:formula="of:=DEC2HEX(16746984+[.A7])" office:value-type="string" office:string-value="FF89ED" calcext:value-type="string">
            <text:p>FF89ED</text:p>
          </table:table-cell>
          <table:table-cell table:style-name="ce18" table:formula="of:=DEC2HEX(16747176+[.A7])" office:value-type="string" office:string-value="FF8AAD" calcext:value-type="string">
            <text:p>FF8AAD</text:p>
          </table:table-cell>
          <table:table-cell table:style-name="ce18" table:formula="of:=DEC2HEX(16747368+[.A7])" office:value-type="string" office:string-value="FF8B6D" calcext:value-type="string">
            <text:p>FF8B6D</text:p>
          </table:table-cell>
          <table:table-cell table:style-name="ce18" table:formula="of:=DEC2HEX(16747560+[.A7])" office:value-type="string" office:string-value="FF8C2D" calcext:value-type="string">
            <text:p>FF8C2D</text:p>
          </table:table-cell>
          <table:table-cell table:style-name="ce18" table:formula="of:=DEC2HEX(16747752+[.A7])" office:value-type="string" office:string-value="FF8CED" calcext:value-type="string">
            <text:p>FF8CED</text:p>
          </table:table-cell>
          <table:table-cell table:style-name="ce18" table:formula="of:=DEC2HEX(16747944+[.A7])" office:value-type="string" office:string-value="FF8DAD" calcext:value-type="string">
            <text:p>FF8DAD</text:p>
          </table:table-cell>
          <table:table-cell table:style-name="ce18" table:formula="of:=DEC2HEX(16748136+[.A7])" office:value-type="string" office:string-value="FF8E6D" calcext:value-type="string">
            <text:p>FF8E6D</text:p>
          </table:table-cell>
          <table:table-cell table:style-name="ce18" table:formula="of:=DEC2HEX(16748328+[.A7])" office:value-type="string" office:string-value="FF8F2D" calcext:value-type="string">
            <text:p>FF8F2D</text:p>
          </table:table-cell>
          <table:table-cell table:style-name="ce18" table:formula="of:=DEC2HEX(16748520+[.A7])" office:value-type="string" office:string-value="FF8FED" calcext:value-type="string">
            <text:p>FF8FED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A8])" office:value-type="string" office:string-value="6" calcext:value-type="string" table:number-columns-spanned="1" table:number-rows-spanned="2">
            <text:p>6</text:p>
          </table:table-cell>
          <table:table-cell office:value-type="string" calcext:value-type="string" table:number-columns-spanned="1" table:number-rows-spanned="2">
            <text:p>w</text:p>
          </table:table-cell>
          <table:table-cell office:value-type="string" calcext:value-type="string" table:number-columns-spanned="1" table:number-rows-spanned="2">
            <text:p>X-pos</text:p>
          </table:table-cell>
          <table:table-cell table:formula="of:=DEC2HEX(16746216+[.A8])" office:value-type="string" office:string-value="FF86EE" calcext:value-type="string">
            <text:p>FF86EE</text:p>
          </table:table-cell>
          <table:table-cell table:formula="of:=DEC2HEX(16746408+[.A8])" office:value-type="string" office:string-value="FF87AE" calcext:value-type="string">
            <text:p>FF87AE</text:p>
          </table:table-cell>
          <table:table-cell table:formula="of:=DEC2HEX(16746600+[.A8])" office:value-type="string" office:string-value="FF886E" calcext:value-type="string">
            <text:p>FF886E</text:p>
          </table:table-cell>
          <table:table-cell table:style-name="ce18" table:formula="of:=DEC2HEX(16746792+[.A8])" office:value-type="string" office:string-value="FF892E" calcext:value-type="string">
            <text:p>FF892E</text:p>
          </table:table-cell>
          <table:table-cell table:style-name="ce18" table:formula="of:=DEC2HEX(16746984+[.A8])" office:value-type="string" office:string-value="FF89EE" calcext:value-type="string">
            <text:p>FF89EE</text:p>
          </table:table-cell>
          <table:table-cell table:style-name="ce18" table:formula="of:=DEC2HEX(16747176+[.A8])" office:value-type="string" office:string-value="FF8AAE" calcext:value-type="string">
            <text:p>FF8AAE</text:p>
          </table:table-cell>
          <table:table-cell table:style-name="ce18" table:formula="of:=DEC2HEX(16747368+[.A8])" office:value-type="string" office:string-value="FF8B6E" calcext:value-type="string">
            <text:p>FF8B6E</text:p>
          </table:table-cell>
          <table:table-cell table:style-name="ce18" table:formula="of:=DEC2HEX(16747560+[.A8])" office:value-type="string" office:string-value="FF8C2E" calcext:value-type="string">
            <text:p>FF8C2E</text:p>
          </table:table-cell>
          <table:table-cell table:style-name="ce18" table:formula="of:=DEC2HEX(16747752+[.A8])" office:value-type="string" office:string-value="FF8CEE" calcext:value-type="string">
            <text:p>FF8CEE</text:p>
          </table:table-cell>
          <table:table-cell table:style-name="ce18" table:formula="of:=DEC2HEX(16747944+[.A8])" office:value-type="string" office:string-value="FF8DAE" calcext:value-type="string">
            <text:p>FF8DAE</text:p>
          </table:table-cell>
          <table:table-cell table:style-name="ce18" table:formula="of:=DEC2HEX(16748136+[.A8])" office:value-type="string" office:string-value="FF8E6E" calcext:value-type="string">
            <text:p>FF8E6E</text:p>
          </table:table-cell>
          <table:table-cell table:style-name="ce18" table:formula="of:=DEC2HEX(16748328+[.A8])" office:value-type="string" office:string-value="FF8F2E" calcext:value-type="string">
            <text:p>FF8F2E</text:p>
          </table:table-cell>
          <table:table-cell table:style-name="ce18" table:formula="of:=DEC2HEX(16748520+[.A8])" office:value-type="string" office:string-value="FF8FEE" calcext:value-type="string">
            <text:p>FF8FEE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formula="of:=DEC2HEX([.A9])" office:value-type="string" office:string-value="7" calcext:value-type="string">
            <text:p>7</text:p>
          </table:covered-table-cell>
          <table:covered-table-cell table:number-columns-repeated="2"/>
          <table:table-cell table:formula="of:=DEC2HEX(16745832+[.A9])" office:value-type="string" office:string-value="FF856F" calcext:value-type="string">
            <text:p>FF856F</text:p>
          </table:table-cell>
          <table:table-cell table:formula="of:=DEC2HEX(16746024+[.A9])" office:value-type="string" office:string-value="FF862F" calcext:value-type="string">
            <text:p>FF862F</text:p>
          </table:table-cell>
          <table:table-cell table:formula="of:=DEC2HEX(16770792+[.A9])" office:value-type="string" office:string-value="FFE6EF" calcext:value-type="string">
            <text:p>FFE6EF</text:p>
          </table:table-cell>
          <table:table-cell table:style-name="ce18" table:formula="of:=DEC2HEX(16746792+[.A9])" office:value-type="string" office:string-value="FF892F" calcext:value-type="string">
            <text:p>FF892F</text:p>
          </table:table-cell>
          <table:table-cell table:style-name="ce18" table:formula="of:=DEC2HEX(16746984+[.A9])" office:value-type="string" office:string-value="FF89EF" calcext:value-type="string">
            <text:p>FF89EF</text:p>
          </table:table-cell>
          <table:table-cell table:style-name="ce18" table:formula="of:=DEC2HEX(16747176+[.A9])" office:value-type="string" office:string-value="FF8AAF" calcext:value-type="string">
            <text:p>FF8AAF</text:p>
          </table:table-cell>
          <table:table-cell table:style-name="ce18" table:formula="of:=DEC2HEX(16747368+[.A9])" office:value-type="string" office:string-value="FF8B6F" calcext:value-type="string">
            <text:p>FF8B6F</text:p>
          </table:table-cell>
          <table:table-cell table:style-name="ce18" table:formula="of:=DEC2HEX(16747560+[.A9])" office:value-type="string" office:string-value="FF8C2F" calcext:value-type="string">
            <text:p>FF8C2F</text:p>
          </table:table-cell>
          <table:table-cell table:style-name="ce18" table:formula="of:=DEC2HEX(16747752+[.A9])" office:value-type="string" office:string-value="FF8CEF" calcext:value-type="string">
            <text:p>FF8CEF</text:p>
          </table:table-cell>
          <table:table-cell table:style-name="ce18" table:formula="of:=DEC2HEX(16747944+[.A9])" office:value-type="string" office:string-value="FF8DAF" calcext:value-type="string">
            <text:p>FF8DAF</text:p>
          </table:table-cell>
          <table:table-cell table:style-name="ce18" table:formula="of:=DEC2HEX(16748136+[.A9])" office:value-type="string" office:string-value="FF8E6F" calcext:value-type="string">
            <text:p>FF8E6F</text:p>
          </table:table-cell>
          <table:table-cell table:style-name="ce18" table:formula="of:=DEC2HEX(16748328+[.A9])" office:value-type="string" office:string-value="FF8F2F" calcext:value-type="string">
            <text:p>FF8F2F</text:p>
          </table:table-cell>
          <table:table-cell table:style-name="ce18" table:formula="of:=DEC2HEX(16748520+[.A9])" office:value-type="string" office:string-value="FF8FEF" calcext:value-type="string">
            <text:p>FF8FEF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A10])" office:value-type="string" office:string-value="8" calcext:value-type="string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-pos micropixel</text:p>
          </table:table-cell>
          <table:table-cell table:formula="of:=DEC2HEX(16746216+[.A10])" office:value-type="string" office:string-value="FF86F0" calcext:value-type="string">
            <text:p>FF86F0</text:p>
          </table:table-cell>
          <table:table-cell table:formula="of:=DEC2HEX(16746408+[.A10])" office:value-type="string" office:string-value="FF87B0" calcext:value-type="string">
            <text:p>FF87B0</text:p>
          </table:table-cell>
          <table:table-cell table:formula="of:=DEC2HEX(16746600+[.A10])" office:value-type="string" office:string-value="FF8870" calcext:value-type="string">
            <text:p>FF8870</text:p>
          </table:table-cell>
          <table:table-cell table:style-name="ce18" table:formula="of:=DEC2HEX(16746792+[.A10])" office:value-type="string" office:string-value="FF8930" calcext:value-type="string">
            <text:p>FF8930</text:p>
          </table:table-cell>
          <table:table-cell table:style-name="ce18" table:formula="of:=DEC2HEX(16746984+[.A10])" office:value-type="string" office:string-value="FF89F0" calcext:value-type="string">
            <text:p>FF89F0</text:p>
          </table:table-cell>
          <table:table-cell table:style-name="ce18" table:formula="of:=DEC2HEX(16747176+[.A10])" office:value-type="string" office:string-value="FF8AB0" calcext:value-type="string">
            <text:p>FF8AB0</text:p>
          </table:table-cell>
          <table:table-cell table:style-name="ce18" table:formula="of:=DEC2HEX(16747368+[.A10])" office:value-type="string" office:string-value="FF8B70" calcext:value-type="string">
            <text:p>FF8B70</text:p>
          </table:table-cell>
          <table:table-cell table:style-name="ce18" table:formula="of:=DEC2HEX(16747560+[.A10])" office:value-type="string" office:string-value="FF8C30" calcext:value-type="string">
            <text:p>FF8C30</text:p>
          </table:table-cell>
          <table:table-cell table:style-name="ce18" table:formula="of:=DEC2HEX(16747752+[.A10])" office:value-type="string" office:string-value="FF8CF0" calcext:value-type="string">
            <text:p>FF8CF0</text:p>
          </table:table-cell>
          <table:table-cell table:style-name="ce18" table:formula="of:=DEC2HEX(16747944+[.A10])" office:value-type="string" office:string-value="FF8DB0" calcext:value-type="string">
            <text:p>FF8DB0</text:p>
          </table:table-cell>
          <table:table-cell table:style-name="ce18" table:formula="of:=DEC2HEX(16748136+[.A10])" office:value-type="string" office:string-value="FF8E70" calcext:value-type="string">
            <text:p>FF8E70</text:p>
          </table:table-cell>
          <table:table-cell table:style-name="ce18" table:formula="of:=DEC2HEX(16748328+[.A10])" office:value-type="string" office:string-value="FF8F30" calcext:value-type="string">
            <text:p>FF8F30</text:p>
          </table:table-cell>
          <table:table-cell table:style-name="ce18" table:formula="of:=DEC2HEX(16748520+[.A10])" office:value-type="string" office:string-value="FF8FF0" calcext:value-type="string">
            <text:p>FF8FF0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A11])" office:value-type="string" office:string-value="9" calcext:value-type="string">
            <text:p>9</text:p>
          </table:table-cell>
          <table:table-cell table:number-columns-repeated="2"/>
          <table:table-cell table:formula="of:=DEC2HEX(16746216+[.A11])" office:value-type="string" office:string-value="FF86F1" calcext:value-type="string">
            <text:p>FF86F1</text:p>
          </table:table-cell>
          <table:table-cell table:formula="of:=DEC2HEX(16746408+[.A11])" office:value-type="string" office:string-value="FF87B1" calcext:value-type="string">
            <text:p>FF87B1</text:p>
          </table:table-cell>
          <table:table-cell table:formula="of:=DEC2HEX(16746600+[.A11])" office:value-type="string" office:string-value="FF8871" calcext:value-type="string">
            <text:p>FF8871</text:p>
          </table:table-cell>
          <table:table-cell table:style-name="ce18" table:formula="of:=DEC2HEX(16746792+[.A11])" office:value-type="string" office:string-value="FF8931" calcext:value-type="string">
            <text:p>FF8931</text:p>
          </table:table-cell>
          <table:table-cell table:style-name="ce18" table:formula="of:=DEC2HEX(16746984+[.A11])" office:value-type="string" office:string-value="FF89F1" calcext:value-type="string">
            <text:p>FF89F1</text:p>
          </table:table-cell>
          <table:table-cell table:style-name="ce18" table:formula="of:=DEC2HEX(16747176+[.A11])" office:value-type="string" office:string-value="FF8AB1" calcext:value-type="string">
            <text:p>FF8AB1</text:p>
          </table:table-cell>
          <table:table-cell table:style-name="ce18" table:formula="of:=DEC2HEX(16747368+[.A11])" office:value-type="string" office:string-value="FF8B71" calcext:value-type="string">
            <text:p>FF8B71</text:p>
          </table:table-cell>
          <table:table-cell table:style-name="ce18" table:formula="of:=DEC2HEX(16747560+[.A11])" office:value-type="string" office:string-value="FF8C31" calcext:value-type="string">
            <text:p>FF8C31</text:p>
          </table:table-cell>
          <table:table-cell table:style-name="ce18" table:formula="of:=DEC2HEX(16747752+[.A11])" office:value-type="string" office:string-value="FF8CF1" calcext:value-type="string">
            <text:p>FF8CF1</text:p>
          </table:table-cell>
          <table:table-cell table:style-name="ce18" table:formula="of:=DEC2HEX(16747944+[.A11])" office:value-type="string" office:string-value="FF8DB1" calcext:value-type="string">
            <text:p>FF8DB1</text:p>
          </table:table-cell>
          <table:table-cell table:style-name="ce18" table:formula="of:=DEC2HEX(16748136+[.A11])" office:value-type="string" office:string-value="FF8E71" calcext:value-type="string">
            <text:p>FF8E71</text:p>
          </table:table-cell>
          <table:table-cell table:style-name="ce18" table:formula="of:=DEC2HEX(16748328+[.A11])" office:value-type="string" office:string-value="FF8F31" calcext:value-type="string">
            <text:p>FF8F31</text:p>
          </table:table-cell>
          <table:table-cell table:style-name="ce18" table:formula="of:=DEC2HEX(16748520+[.A11])" office:value-type="string" office:string-value="FF8FF1" calcext:value-type="string">
            <text:p>FF8FF1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A12])" office:value-type="string" office:string-value="A" calcext:value-type="string" table:number-columns-spanned="1" table:number-rows-spanned="2">
            <text:p>A</text:p>
          </table:table-cell>
          <table:table-cell office:value-type="string" calcext:value-type="string" table:number-columns-spanned="1" table:number-rows-spanned="2">
            <text:p>w</text:p>
          </table:table-cell>
          <table:table-cell office:value-type="string" calcext:value-type="string" table:number-columns-spanned="1" table:number-rows-spanned="2">
            <text:p>Y-pos</text:p>
          </table:table-cell>
          <table:table-cell table:formula="of:=DEC2HEX(16746216+[.A12])" office:value-type="string" office:string-value="FF86F2" calcext:value-type="string">
            <text:p>FF86F2</text:p>
          </table:table-cell>
          <table:table-cell table:formula="of:=DEC2HEX(16746408+[.A12])" office:value-type="string" office:string-value="FF87B2" calcext:value-type="string">
            <text:p>FF87B2</text:p>
          </table:table-cell>
          <table:table-cell table:formula="of:=DEC2HEX(16746600+[.A12])" office:value-type="string" office:string-value="FF8872" calcext:value-type="string">
            <text:p>FF8872</text:p>
          </table:table-cell>
          <table:table-cell table:style-name="ce18" table:formula="of:=DEC2HEX(16746792+[.A12])" office:value-type="string" office:string-value="FF8932" calcext:value-type="string">
            <text:p>FF8932</text:p>
          </table:table-cell>
          <table:table-cell table:style-name="ce18" table:formula="of:=DEC2HEX(16746984+[.A12])" office:value-type="string" office:string-value="FF89F2" calcext:value-type="string">
            <text:p>FF89F2</text:p>
          </table:table-cell>
          <table:table-cell table:style-name="ce18" table:formula="of:=DEC2HEX(16747176+[.A12])" office:value-type="string" office:string-value="FF8AB2" calcext:value-type="string">
            <text:p>FF8AB2</text:p>
          </table:table-cell>
          <table:table-cell table:style-name="ce18" table:formula="of:=DEC2HEX(16747368+[.A12])" office:value-type="string" office:string-value="FF8B72" calcext:value-type="string">
            <text:p>FF8B72</text:p>
          </table:table-cell>
          <table:table-cell table:style-name="ce18" table:formula="of:=DEC2HEX(16747560+[.A12])" office:value-type="string" office:string-value="FF8C32" calcext:value-type="string">
            <text:p>FF8C32</text:p>
          </table:table-cell>
          <table:table-cell table:style-name="ce18" table:formula="of:=DEC2HEX(16747752+[.A12])" office:value-type="string" office:string-value="FF8CF2" calcext:value-type="string">
            <text:p>FF8CF2</text:p>
          </table:table-cell>
          <table:table-cell table:style-name="ce18" table:formula="of:=DEC2HEX(16747944+[.A12])" office:value-type="string" office:string-value="FF8DB2" calcext:value-type="string">
            <text:p>FF8DB2</text:p>
          </table:table-cell>
          <table:table-cell table:style-name="ce18" table:formula="of:=DEC2HEX(16748136+[.A12])" office:value-type="string" office:string-value="FF8E72" calcext:value-type="string">
            <text:p>FF8E72</text:p>
          </table:table-cell>
          <table:table-cell table:style-name="ce18" table:formula="of:=DEC2HEX(16748328+[.A12])" office:value-type="string" office:string-value="FF8F32" calcext:value-type="string">
            <text:p>FF8F32</text:p>
          </table:table-cell>
          <table:table-cell table:style-name="ce18" table:formula="of:=DEC2HEX(16748520+[.A12])" office:value-type="string" office:string-value="FF8FF2" calcext:value-type="string">
            <text:p>FF8FF2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formula="of:=DEC2HEX([.A13])" office:value-type="string" office:string-value="B" calcext:value-type="string">
            <text:p>B</text:p>
          </table:covered-table-cell>
          <table:covered-table-cell table:number-columns-repeated="2"/>
          <table:table-cell table:formula="of:=DEC2HEX(16745832+[.A13])" office:value-type="string" office:string-value="FF8573" calcext:value-type="string">
            <text:p>FF8573</text:p>
          </table:table-cell>
          <table:table-cell table:formula="of:=DEC2HEX(16746024+[.A13])" office:value-type="string" office:string-value="FF8633" calcext:value-type="string">
            <text:p>FF8633</text:p>
          </table:table-cell>
          <table:table-cell table:formula="of:=DEC2HEX(16770792+[.A13])" office:value-type="string" office:string-value="FFE6F3" calcext:value-type="string">
            <text:p>FFE6F3</text:p>
          </table:table-cell>
          <table:table-cell table:style-name="ce18" table:formula="of:=DEC2HEX(16746792+[.A13])" office:value-type="string" office:string-value="FF8933" calcext:value-type="string">
            <text:p>FF8933</text:p>
          </table:table-cell>
          <table:table-cell table:style-name="ce18" table:formula="of:=DEC2HEX(16746984+[.A13])" office:value-type="string" office:string-value="FF89F3" calcext:value-type="string">
            <text:p>FF89F3</text:p>
          </table:table-cell>
          <table:table-cell table:style-name="ce18" table:formula="of:=DEC2HEX(16747176+[.A13])" office:value-type="string" office:string-value="FF8AB3" calcext:value-type="string">
            <text:p>FF8AB3</text:p>
          </table:table-cell>
          <table:table-cell table:style-name="ce18" table:formula="of:=DEC2HEX(16747368+[.A13])" office:value-type="string" office:string-value="FF8B73" calcext:value-type="string">
            <text:p>FF8B73</text:p>
          </table:table-cell>
          <table:table-cell table:style-name="ce18" table:formula="of:=DEC2HEX(16747560+[.A13])" office:value-type="string" office:string-value="FF8C33" calcext:value-type="string">
            <text:p>FF8C33</text:p>
          </table:table-cell>
          <table:table-cell table:style-name="ce18" table:formula="of:=DEC2HEX(16747752+[.A13])" office:value-type="string" office:string-value="FF8CF3" calcext:value-type="string">
            <text:p>FF8CF3</text:p>
          </table:table-cell>
          <table:table-cell table:style-name="ce18" table:formula="of:=DEC2HEX(16747944+[.A13])" office:value-type="string" office:string-value="FF8DB3" calcext:value-type="string">
            <text:p>FF8DB3</text:p>
          </table:table-cell>
          <table:table-cell table:style-name="ce18" table:formula="of:=DEC2HEX(16748136+[.A13])" office:value-type="string" office:string-value="FF8E73" calcext:value-type="string">
            <text:p>FF8E73</text:p>
          </table:table-cell>
          <table:table-cell table:style-name="ce18" table:formula="of:=DEC2HEX(16748328+[.A13])" office:value-type="string" office:string-value="FF8F33" calcext:value-type="string">
            <text:p>FF8F33</text:p>
          </table:table-cell>
          <table:table-cell table:style-name="ce18" table:formula="of:=DEC2HEX(16748520+[.A13])" office:value-type="string" office:string-value="FF8FF3" calcext:value-type="string">
            <text:p>FF8FF3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A14])" office:value-type="string" office:string-value="C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-pos micropixel</text:p>
          </table:table-cell>
          <table:table-cell table:formula="of:=DEC2HEX(16746216+[.A14])" office:value-type="string" office:string-value="FF86F4" calcext:value-type="string">
            <text:p>FF86F4</text:p>
          </table:table-cell>
          <table:table-cell table:formula="of:=DEC2HEX(16746408+[.A14])" office:value-type="string" office:string-value="FF87B4" calcext:value-type="string">
            <text:p>FF87B4</text:p>
          </table:table-cell>
          <table:table-cell table:formula="of:=DEC2HEX(16746600+[.A14])" office:value-type="string" office:string-value="FF8874" calcext:value-type="string">
            <text:p>FF8874</text:p>
          </table:table-cell>
          <table:table-cell table:style-name="ce18" table:formula="of:=DEC2HEX(16746792+[.A14])" office:value-type="string" office:string-value="FF8934" calcext:value-type="string">
            <text:p>FF8934</text:p>
          </table:table-cell>
          <table:table-cell table:style-name="ce18" table:formula="of:=DEC2HEX(16746984+[.A14])" office:value-type="string" office:string-value="FF89F4" calcext:value-type="string">
            <text:p>FF89F4</text:p>
          </table:table-cell>
          <table:table-cell table:style-name="ce18" table:formula="of:=DEC2HEX(16747176+[.A14])" office:value-type="string" office:string-value="FF8AB4" calcext:value-type="string">
            <text:p>FF8AB4</text:p>
          </table:table-cell>
          <table:table-cell table:style-name="ce18" table:formula="of:=DEC2HEX(16747368+[.A14])" office:value-type="string" office:string-value="FF8B74" calcext:value-type="string">
            <text:p>FF8B74</text:p>
          </table:table-cell>
          <table:table-cell table:style-name="ce18" table:formula="of:=DEC2HEX(16747560+[.A14])" office:value-type="string" office:string-value="FF8C34" calcext:value-type="string">
            <text:p>FF8C34</text:p>
          </table:table-cell>
          <table:table-cell table:style-name="ce18" table:formula="of:=DEC2HEX(16747752+[.A14])" office:value-type="string" office:string-value="FF8CF4" calcext:value-type="string">
            <text:p>FF8CF4</text:p>
          </table:table-cell>
          <table:table-cell table:style-name="ce18" table:formula="of:=DEC2HEX(16747944+[.A14])" office:value-type="string" office:string-value="FF8DB4" calcext:value-type="string">
            <text:p>FF8DB4</text:p>
          </table:table-cell>
          <table:table-cell table:style-name="ce18" table:formula="of:=DEC2HEX(16748136+[.A14])" office:value-type="string" office:string-value="FF8E74" calcext:value-type="string">
            <text:p>FF8E74</text:p>
          </table:table-cell>
          <table:table-cell table:style-name="ce18" table:formula="of:=DEC2HEX(16748328+[.A14])" office:value-type="string" office:string-value="FF8F34" calcext:value-type="string">
            <text:p>FF8F34</text:p>
          </table:table-cell>
          <table:table-cell table:style-name="ce18" table:formula="of:=DEC2HEX(16748520+[.A14])" office:value-type="string" office:string-value="FF8FF4" calcext:value-type="string">
            <text:p>FF8FF4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A15])" office:value-type="string" office:string-value="D" calcext:value-type="string">
            <text:p>D</text:p>
          </table:table-cell>
          <table:table-cell table:number-columns-repeated="2"/>
          <table:table-cell table:formula="of:=DEC2HEX(16746216+[.A15])" office:value-type="string" office:string-value="FF86F5" calcext:value-type="string">
            <text:p>FF86F5</text:p>
          </table:table-cell>
          <table:table-cell table:formula="of:=DEC2HEX(16746408+[.A15])" office:value-type="string" office:string-value="FF87B5" calcext:value-type="string">
            <text:p>FF87B5</text:p>
          </table:table-cell>
          <table:table-cell table:formula="of:=DEC2HEX(16746600+[.A15])" office:value-type="string" office:string-value="FF8875" calcext:value-type="string">
            <text:p>FF8875</text:p>
          </table:table-cell>
          <table:table-cell table:style-name="ce18" table:formula="of:=DEC2HEX(16746792+[.A15])" office:value-type="string" office:string-value="FF8935" calcext:value-type="string">
            <text:p>FF8935</text:p>
          </table:table-cell>
          <table:table-cell table:style-name="ce18" table:formula="of:=DEC2HEX(16746984+[.A15])" office:value-type="string" office:string-value="FF89F5" calcext:value-type="string">
            <text:p>FF89F5</text:p>
          </table:table-cell>
          <table:table-cell table:style-name="ce18" table:formula="of:=DEC2HEX(16747176+[.A15])" office:value-type="string" office:string-value="FF8AB5" calcext:value-type="string">
            <text:p>FF8AB5</text:p>
          </table:table-cell>
          <table:table-cell table:style-name="ce18" table:formula="of:=DEC2HEX(16747368+[.A15])" office:value-type="string" office:string-value="FF8B75" calcext:value-type="string">
            <text:p>FF8B75</text:p>
          </table:table-cell>
          <table:table-cell table:style-name="ce18" table:formula="of:=DEC2HEX(16747560+[.A15])" office:value-type="string" office:string-value="FF8C35" calcext:value-type="string">
            <text:p>FF8C35</text:p>
          </table:table-cell>
          <table:table-cell table:style-name="ce18" table:formula="of:=DEC2HEX(16747752+[.A15])" office:value-type="string" office:string-value="FF8CF5" calcext:value-type="string">
            <text:p>FF8CF5</text:p>
          </table:table-cell>
          <table:table-cell table:style-name="ce18" table:formula="of:=DEC2HEX(16747944+[.A15])" office:value-type="string" office:string-value="FF8DB5" calcext:value-type="string">
            <text:p>FF8DB5</text:p>
          </table:table-cell>
          <table:table-cell table:style-name="ce18" table:formula="of:=DEC2HEX(16748136+[.A15])" office:value-type="string" office:string-value="FF8E75" calcext:value-type="string">
            <text:p>FF8E75</text:p>
          </table:table-cell>
          <table:table-cell table:style-name="ce18" table:formula="of:=DEC2HEX(16748328+[.A15])" office:value-type="string" office:string-value="FF8F35" calcext:value-type="string">
            <text:p>FF8F35</text:p>
          </table:table-cell>
          <table:table-cell table:style-name="ce18" table:formula="of:=DEC2HEX(16748520+[.A15])" office:value-type="string" office:string-value="FF8FF5" calcext:value-type="string">
            <text:p>FF8FF5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A16])" office:value-type="string" office:string-value="E" calcext:value-type="string" table:number-columns-spanned="1" table:number-rows-spanned="2">
            <text:p>E</text:p>
          </table:table-cell>
          <table:table-cell office:value-type="string" calcext:value-type="string" table:number-columns-spanned="1" table:number-rows-spanned="2">
            <text:p>w</text:p>
          </table:table-cell>
          <table:table-cell office:value-type="string" calcext:value-type="string" table:number-columns-spanned="1" table:number-rows-spanned="2">
            <text:p>Y-pos origin</text:p>
          </table:table-cell>
          <table:table-cell table:formula="of:=DEC2HEX(16746216+[.A16])" office:value-type="string" office:string-value="FF86F6" calcext:value-type="string">
            <text:p>FF86F6</text:p>
          </table:table-cell>
          <table:table-cell table:formula="of:=DEC2HEX(16746408+[.A16])" office:value-type="string" office:string-value="FF87B6" calcext:value-type="string">
            <text:p>FF87B6</text:p>
          </table:table-cell>
          <table:table-cell table:formula="of:=DEC2HEX(16746600+[.A16])" office:value-type="string" office:string-value="FF8876" calcext:value-type="string">
            <text:p>FF8876</text:p>
          </table:table-cell>
          <table:table-cell table:style-name="ce18" table:formula="of:=DEC2HEX(16746792+[.A16])" office:value-type="string" office:string-value="FF8936" calcext:value-type="string">
            <text:p>FF8936</text:p>
          </table:table-cell>
          <table:table-cell table:style-name="ce18" table:formula="of:=DEC2HEX(16746984+[.A16])" office:value-type="string" office:string-value="FF89F6" calcext:value-type="string">
            <text:p>FF89F6</text:p>
          </table:table-cell>
          <table:table-cell table:style-name="ce18" table:formula="of:=DEC2HEX(16747176+[.A16])" office:value-type="string" office:string-value="FF8AB6" calcext:value-type="string">
            <text:p>FF8AB6</text:p>
          </table:table-cell>
          <table:table-cell table:style-name="ce18" table:formula="of:=DEC2HEX(16747368+[.A16])" office:value-type="string" office:string-value="FF8B76" calcext:value-type="string">
            <text:p>FF8B76</text:p>
          </table:table-cell>
          <table:table-cell table:style-name="ce18" table:formula="of:=DEC2HEX(16747560+[.A16])" office:value-type="string" office:string-value="FF8C36" calcext:value-type="string">
            <text:p>FF8C36</text:p>
          </table:table-cell>
          <table:table-cell table:style-name="ce18" table:formula="of:=DEC2HEX(16747752+[.A16])" office:value-type="string" office:string-value="FF8CF6" calcext:value-type="string">
            <text:p>FF8CF6</text:p>
          </table:table-cell>
          <table:table-cell table:style-name="ce18" table:formula="of:=DEC2HEX(16747944+[.A16])" office:value-type="string" office:string-value="FF8DB6" calcext:value-type="string">
            <text:p>FF8DB6</text:p>
          </table:table-cell>
          <table:table-cell table:style-name="ce18" table:formula="of:=DEC2HEX(16748136+[.A16])" office:value-type="string" office:string-value="FF8E76" calcext:value-type="string">
            <text:p>FF8E76</text:p>
          </table:table-cell>
          <table:table-cell table:style-name="ce18" table:formula="of:=DEC2HEX(16748328+[.A16])" office:value-type="string" office:string-value="FF8F36" calcext:value-type="string">
            <text:p>FF8F36</text:p>
          </table:table-cell>
          <table:table-cell table:style-name="ce18" table:formula="of:=DEC2HEX(16748520+[.A16])" office:value-type="string" office:string-value="FF8FF6" calcext:value-type="string">
            <text:p>FF8FF6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covered-table-cell table:formula="of:=DEC2HEX([.A17])" office:value-type="string" office:string-value="F" calcext:value-type="string">
            <text:p>F</text:p>
          </table:covered-table-cell>
          <table:covered-table-cell table:number-columns-repeated="2"/>
          <table:table-cell table:formula="of:=DEC2HEX(16745832+[.A17])" office:value-type="string" office:string-value="FF8577" calcext:value-type="string">
            <text:p>FF8577</text:p>
          </table:table-cell>
          <table:table-cell table:formula="of:=DEC2HEX(16746024+[.A17])" office:value-type="string" office:string-value="FF8637" calcext:value-type="string">
            <text:p>FF8637</text:p>
          </table:table-cell>
          <table:table-cell table:formula="of:=DEC2HEX(16770792+[.A17])" office:value-type="string" office:string-value="FFE6F7" calcext:value-type="string">
            <text:p>FFE6F7</text:p>
          </table:table-cell>
          <table:table-cell table:style-name="ce18" table:formula="of:=DEC2HEX(16746792+[.A17])" office:value-type="string" office:string-value="FF8937" calcext:value-type="string">
            <text:p>FF8937</text:p>
          </table:table-cell>
          <table:table-cell table:style-name="ce18" table:formula="of:=DEC2HEX(16746984+[.A17])" office:value-type="string" office:string-value="FF89F7" calcext:value-type="string">
            <text:p>FF89F7</text:p>
          </table:table-cell>
          <table:table-cell table:style-name="ce18" table:formula="of:=DEC2HEX(16747176+[.A17])" office:value-type="string" office:string-value="FF8AB7" calcext:value-type="string">
            <text:p>FF8AB7</text:p>
          </table:table-cell>
          <table:table-cell table:style-name="ce18" table:formula="of:=DEC2HEX(16747368+[.A17])" office:value-type="string" office:string-value="FF8B77" calcext:value-type="string">
            <text:p>FF8B77</text:p>
          </table:table-cell>
          <table:table-cell table:style-name="ce18" table:formula="of:=DEC2HEX(16747560+[.A17])" office:value-type="string" office:string-value="FF8C37" calcext:value-type="string">
            <text:p>FF8C37</text:p>
          </table:table-cell>
          <table:table-cell table:style-name="ce18" table:formula="of:=DEC2HEX(16747752+[.A17])" office:value-type="string" office:string-value="FF8CF7" calcext:value-type="string">
            <text:p>FF8CF7</text:p>
          </table:table-cell>
          <table:table-cell table:style-name="ce18" table:formula="of:=DEC2HEX(16747944+[.A17])" office:value-type="string" office:string-value="FF8DB7" calcext:value-type="string">
            <text:p>FF8DB7</text:p>
          </table:table-cell>
          <table:table-cell table:style-name="ce18" table:formula="of:=DEC2HEX(16748136+[.A17])" office:value-type="string" office:string-value="FF8E77" calcext:value-type="string">
            <text:p>FF8E77</text:p>
          </table:table-cell>
          <table:table-cell table:style-name="ce18" table:formula="of:=DEC2HEX(16748328+[.A17])" office:value-type="string" office:string-value="FF8F37" calcext:value-type="string">
            <text:p>FF8F37</text:p>
          </table:table-cell>
          <table:table-cell table:style-name="ce18" table:formula="of:=DEC2HEX(16748520+[.A17])" office:value-type="string" office:string-value="FF8FF7" calcext:value-type="string">
            <text:p>FF8FF7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A18])" office:value-type="string" office:string-value="10" calcext:value-type="string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-pos origin micropixel</text:p>
          </table:table-cell>
          <table:table-cell table:formula="of:=DEC2HEX(16746216+[.A18])" office:value-type="string" office:string-value="FF86F8" calcext:value-type="string">
            <text:p>FF86F8</text:p>
          </table:table-cell>
          <table:table-cell table:formula="of:=DEC2HEX(16746408+[.A18])" office:value-type="string" office:string-value="FF87B8" calcext:value-type="string">
            <text:p>FF87B8</text:p>
          </table:table-cell>
          <table:table-cell table:formula="of:=DEC2HEX(16746600+[.A18])" office:value-type="string" office:string-value="FF8878" calcext:value-type="string">
            <text:p>FF8878</text:p>
          </table:table-cell>
          <table:table-cell table:style-name="ce18" table:formula="of:=DEC2HEX(16746792+[.A18])" office:value-type="string" office:string-value="FF8938" calcext:value-type="string">
            <text:p>FF8938</text:p>
          </table:table-cell>
          <table:table-cell table:style-name="ce18" table:formula="of:=DEC2HEX(16746984+[.A18])" office:value-type="string" office:string-value="FF89F8" calcext:value-type="string">
            <text:p>FF89F8</text:p>
          </table:table-cell>
          <table:table-cell table:style-name="ce18" table:formula="of:=DEC2HEX(16747176+[.A18])" office:value-type="string" office:string-value="FF8AB8" calcext:value-type="string">
            <text:p>FF8AB8</text:p>
          </table:table-cell>
          <table:table-cell table:style-name="ce18" table:formula="of:=DEC2HEX(16747368+[.A18])" office:value-type="string" office:string-value="FF8B78" calcext:value-type="string">
            <text:p>FF8B78</text:p>
          </table:table-cell>
          <table:table-cell table:style-name="ce18" table:formula="of:=DEC2HEX(16747560+[.A18])" office:value-type="string" office:string-value="FF8C38" calcext:value-type="string">
            <text:p>FF8C38</text:p>
          </table:table-cell>
          <table:table-cell table:style-name="ce18" table:formula="of:=DEC2HEX(16747752+[.A18])" office:value-type="string" office:string-value="FF8CF8" calcext:value-type="string">
            <text:p>FF8CF8</text:p>
          </table:table-cell>
          <table:table-cell table:style-name="ce18" table:formula="of:=DEC2HEX(16747944+[.A18])" office:value-type="string" office:string-value="FF8DB8" calcext:value-type="string">
            <text:p>FF8DB8</text:p>
          </table:table-cell>
          <table:table-cell table:style-name="ce18" table:formula="of:=DEC2HEX(16748136+[.A18])" office:value-type="string" office:string-value="FF8E78" calcext:value-type="string">
            <text:p>FF8E78</text:p>
          </table:table-cell>
          <table:table-cell table:style-name="ce18" table:formula="of:=DEC2HEX(16748328+[.A18])" office:value-type="string" office:string-value="FF8F38" calcext:value-type="string">
            <text:p>FF8F38</text:p>
          </table:table-cell>
          <table:table-cell table:style-name="ce18" table:formula="of:=DEC2HEX(16748520+[.A18])" office:value-type="string" office:string-value="FF8FF8" calcext:value-type="string">
            <text:p>FF8FF8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.A19])" office:value-type="string" office:string-value="11" calcext:value-type="string">
            <text:p>11</text:p>
          </table:table-cell>
          <table:table-cell table:number-columns-repeated="2"/>
          <table:table-cell table:formula="of:=DEC2HEX(16746216+[.A19])" office:value-type="string" office:string-value="FF86F9" calcext:value-type="string">
            <text:p>FF86F9</text:p>
          </table:table-cell>
          <table:table-cell table:formula="of:=DEC2HEX(16746408+[.A19])" office:value-type="string" office:string-value="FF87B9" calcext:value-type="string">
            <text:p>FF87B9</text:p>
          </table:table-cell>
          <table:table-cell table:formula="of:=DEC2HEX(16746600+[.A19])" office:value-type="string" office:string-value="FF8879" calcext:value-type="string">
            <text:p>FF8879</text:p>
          </table:table-cell>
          <table:table-cell table:style-name="ce18" table:formula="of:=DEC2HEX(16746792+[.A19])" office:value-type="string" office:string-value="FF8939" calcext:value-type="string">
            <text:p>FF8939</text:p>
          </table:table-cell>
          <table:table-cell table:style-name="ce18" table:formula="of:=DEC2HEX(16746984+[.A19])" office:value-type="string" office:string-value="FF89F9" calcext:value-type="string">
            <text:p>FF89F9</text:p>
          </table:table-cell>
          <table:table-cell table:style-name="ce18" table:formula="of:=DEC2HEX(16747176+[.A19])" office:value-type="string" office:string-value="FF8AB9" calcext:value-type="string">
            <text:p>FF8AB9</text:p>
          </table:table-cell>
          <table:table-cell table:style-name="ce18" table:formula="of:=DEC2HEX(16747368+[.A19])" office:value-type="string" office:string-value="FF8B79" calcext:value-type="string">
            <text:p>FF8B79</text:p>
          </table:table-cell>
          <table:table-cell table:style-name="ce18" table:formula="of:=DEC2HEX(16747560+[.A19])" office:value-type="string" office:string-value="FF8C39" calcext:value-type="string">
            <text:p>FF8C39</text:p>
          </table:table-cell>
          <table:table-cell table:style-name="ce18" table:formula="of:=DEC2HEX(16747752+[.A19])" office:value-type="string" office:string-value="FF8CF9" calcext:value-type="string">
            <text:p>FF8CF9</text:p>
          </table:table-cell>
          <table:table-cell table:style-name="ce18" table:formula="of:=DEC2HEX(16747944+[.A19])" office:value-type="string" office:string-value="FF8DB9" calcext:value-type="string">
            <text:p>FF8DB9</text:p>
          </table:table-cell>
          <table:table-cell table:style-name="ce18" table:formula="of:=DEC2HEX(16748136+[.A19])" office:value-type="string" office:string-value="FF8E79" calcext:value-type="string">
            <text:p>FF8E79</text:p>
          </table:table-cell>
          <table:table-cell table:style-name="ce18" table:formula="of:=DEC2HEX(16748328+[.A19])" office:value-type="string" office:string-value="FF8F39" calcext:value-type="string">
            <text:p>FF8F39</text:p>
          </table:table-cell>
          <table:table-cell table:style-name="ce18" table:formula="of:=DEC2HEX(16748520+[.A19])" office:value-type="string" office:string-value="FF8FF9" calcext:value-type="string">
            <text:p>FF8FF9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A20])" office:value-type="string" office:string-value="12" calcext:value-type="string">
            <text:p>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nemy entity class ID (always 02)</text:p>
          </table:table-cell>
          <table:table-cell table:formula="of:=DEC2HEX(16746216+[.A20])" office:value-type="string" office:string-value="FF86FA" calcext:value-type="string">
            <text:p>FF86FA</text:p>
          </table:table-cell>
          <table:table-cell table:formula="of:=DEC2HEX(16746408+[.A20])" office:value-type="string" office:string-value="FF87BA" calcext:value-type="string">
            <text:p>FF87BA</text:p>
          </table:table-cell>
          <table:table-cell table:formula="of:=DEC2HEX(16746600+[.A20])" office:value-type="string" office:string-value="FF887A" calcext:value-type="string">
            <text:p>FF887A</text:p>
          </table:table-cell>
          <table:table-cell table:style-name="ce18" table:formula="of:=DEC2HEX(16746792+[.A20])" office:value-type="string" office:string-value="FF893A" calcext:value-type="string">
            <text:p>FF893A</text:p>
          </table:table-cell>
          <table:table-cell table:style-name="ce18" table:formula="of:=DEC2HEX(16746984+[.A20])" office:value-type="string" office:string-value="FF89FA" calcext:value-type="string">
            <text:p>FF89FA</text:p>
          </table:table-cell>
          <table:table-cell table:style-name="ce18" table:formula="of:=DEC2HEX(16747176+[.A20])" office:value-type="string" office:string-value="FF8ABA" calcext:value-type="string">
            <text:p>FF8ABA</text:p>
          </table:table-cell>
          <table:table-cell table:style-name="ce18" table:formula="of:=DEC2HEX(16747368+[.A20])" office:value-type="string" office:string-value="FF8B7A" calcext:value-type="string">
            <text:p>FF8B7A</text:p>
          </table:table-cell>
          <table:table-cell table:style-name="ce18" table:formula="of:=DEC2HEX(16747560+[.A20])" office:value-type="string" office:string-value="FF8C3A" calcext:value-type="string">
            <text:p>FF8C3A</text:p>
          </table:table-cell>
          <table:table-cell table:style-name="ce18" table:formula="of:=DEC2HEX(16747752+[.A20])" office:value-type="string" office:string-value="FF8CFA" calcext:value-type="string">
            <text:p>FF8CFA</text:p>
          </table:table-cell>
          <table:table-cell table:style-name="ce18" table:formula="of:=DEC2HEX(16747944+[.A20])" office:value-type="string" office:string-value="FF8DBA" calcext:value-type="string">
            <text:p>FF8DBA</text:p>
          </table:table-cell>
          <table:table-cell table:style-name="ce18" table:formula="of:=DEC2HEX(16748136+[.A20])" office:value-type="string" office:string-value="FF8E7A" calcext:value-type="string">
            <text:p>FF8E7A</text:p>
          </table:table-cell>
          <table:table-cell table:style-name="ce18" table:formula="of:=DEC2HEX(16748328+[.A20])" office:value-type="string" office:string-value="FF8F3A" calcext:value-type="string">
            <text:p>FF8F3A</text:p>
          </table:table-cell>
          <table:table-cell table:style-name="ce18" table:formula="of:=DEC2HEX(16748520+[.A20])" office:value-type="string" office:string-value="FF8FFA" calcext:value-type="string">
            <text:p>FF8FFA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.A21])" office:value-type="string" office:string-value="13" calcext:value-type="string">
            <text:p>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nemy type</text:p>
          </table:table-cell>
          <table:table-cell table:formula="of:=DEC2HEX(16746216+[.A21])" office:value-type="string" office:string-value="FF86FB" calcext:value-type="string">
            <text:p>FF86FB</text:p>
          </table:table-cell>
          <table:table-cell table:formula="of:=DEC2HEX(16746408+[.A21])" office:value-type="string" office:string-value="FF87BB" calcext:value-type="string">
            <text:p>FF87BB</text:p>
          </table:table-cell>
          <table:table-cell table:formula="of:=DEC2HEX(16746600+[.A21])" office:value-type="string" office:string-value="FF887B" calcext:value-type="string">
            <text:p>FF887B</text:p>
          </table:table-cell>
          <table:table-cell table:style-name="ce18" table:formula="of:=DEC2HEX(16746792+[.A21])" office:value-type="string" office:string-value="FF893B" calcext:value-type="string">
            <text:p>FF893B</text:p>
          </table:table-cell>
          <table:table-cell table:style-name="ce18" table:formula="of:=DEC2HEX(16746984+[.A21])" office:value-type="string" office:string-value="FF89FB" calcext:value-type="string">
            <text:p>FF89FB</text:p>
          </table:table-cell>
          <table:table-cell table:style-name="ce18" table:formula="of:=DEC2HEX(16747176+[.A21])" office:value-type="string" office:string-value="FF8ABB" calcext:value-type="string">
            <text:p>FF8ABB</text:p>
          </table:table-cell>
          <table:table-cell table:style-name="ce18" table:formula="of:=DEC2HEX(16747368+[.A21])" office:value-type="string" office:string-value="FF8B7B" calcext:value-type="string">
            <text:p>FF8B7B</text:p>
          </table:table-cell>
          <table:table-cell table:style-name="ce18" table:formula="of:=DEC2HEX(16747560+[.A21])" office:value-type="string" office:string-value="FF8C3B" calcext:value-type="string">
            <text:p>FF8C3B</text:p>
          </table:table-cell>
          <table:table-cell table:style-name="ce18" table:formula="of:=DEC2HEX(16747752+[.A21])" office:value-type="string" office:string-value="FF8CFB" calcext:value-type="string">
            <text:p>FF8CFB</text:p>
          </table:table-cell>
          <table:table-cell table:style-name="ce18" table:formula="of:=DEC2HEX(16747944+[.A21])" office:value-type="string" office:string-value="FF8DBB" calcext:value-type="string">
            <text:p>FF8DBB</text:p>
          </table:table-cell>
          <table:table-cell table:style-name="ce18" table:formula="of:=DEC2HEX(16748136+[.A21])" office:value-type="string" office:string-value="FF8E7B" calcext:value-type="string">
            <text:p>FF8E7B</text:p>
          </table:table-cell>
          <table:table-cell table:style-name="ce18" table:formula="of:=DEC2HEX(16748328+[.A21])" office:value-type="string" office:string-value="FF8F3B" calcext:value-type="string">
            <text:p>FF8F3B</text:p>
          </table:table-cell>
          <table:table-cell table:style-name="ce18" table:formula="of:=DEC2HEX(16748520+[.A21])" office:value-type="string" office:string-value="FF8FFB" calcext:value-type="string">
            <text:p>FF8FFB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A22])" office:value-type="string" office:string-value="14" calcext:value-type="string">
            <text:p>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nemy subtype</text:p>
          </table:table-cell>
          <table:table-cell table:formula="of:=DEC2HEX(16746216+[.A22])" office:value-type="string" office:string-value="FF86FC" calcext:value-type="string">
            <text:p>FF86FC</text:p>
          </table:table-cell>
          <table:table-cell table:formula="of:=DEC2HEX(16746408+[.A22])" office:value-type="string" office:string-value="FF87BC" calcext:value-type="string">
            <text:p>FF87BC</text:p>
          </table:table-cell>
          <table:table-cell table:formula="of:=DEC2HEX(16746600+[.A22])" office:value-type="string" office:string-value="FF887C" calcext:value-type="string">
            <text:p>FF887C</text:p>
          </table:table-cell>
          <table:table-cell table:style-name="ce18" table:formula="of:=DEC2HEX(16746792+[.A22])" office:value-type="string" office:string-value="FF893C" calcext:value-type="string">
            <text:p>FF893C</text:p>
          </table:table-cell>
          <table:table-cell table:style-name="ce18" table:formula="of:=DEC2HEX(16746984+[.A22])" office:value-type="string" office:string-value="FF89FC" calcext:value-type="string">
            <text:p>FF89FC</text:p>
          </table:table-cell>
          <table:table-cell table:style-name="ce18" table:formula="of:=DEC2HEX(16747176+[.A22])" office:value-type="string" office:string-value="FF8ABC" calcext:value-type="string">
            <text:p>FF8ABC</text:p>
          </table:table-cell>
          <table:table-cell table:style-name="ce18" table:formula="of:=DEC2HEX(16747368+[.A22])" office:value-type="string" office:string-value="FF8B7C" calcext:value-type="string">
            <text:p>FF8B7C</text:p>
          </table:table-cell>
          <table:table-cell table:style-name="ce18" table:formula="of:=DEC2HEX(16747560+[.A22])" office:value-type="string" office:string-value="FF8C3C" calcext:value-type="string">
            <text:p>FF8C3C</text:p>
          </table:table-cell>
          <table:table-cell table:style-name="ce18" table:formula="of:=DEC2HEX(16747752+[.A22])" office:value-type="string" office:string-value="FF8CFC" calcext:value-type="string">
            <text:p>FF8CFC</text:p>
          </table:table-cell>
          <table:table-cell table:style-name="ce18" table:formula="of:=DEC2HEX(16747944+[.A22])" office:value-type="string" office:string-value="FF8DBC" calcext:value-type="string">
            <text:p>FF8DBC</text:p>
          </table:table-cell>
          <table:table-cell table:style-name="ce18" table:formula="of:=DEC2HEX(16748136+[.A22])" office:value-type="string" office:string-value="FF8E7C" calcext:value-type="string">
            <text:p>FF8E7C</text:p>
          </table:table-cell>
          <table:table-cell table:style-name="ce18" table:formula="of:=DEC2HEX(16748328+[.A22])" office:value-type="string" office:string-value="FF8F3C" calcext:value-type="string">
            <text:p>FF8F3C</text:p>
          </table:table-cell>
          <table:table-cell table:style-name="ce18" table:formula="of:=DEC2HEX(16748520+[.A22])" office:value-type="string" office:string-value="FF8FFC" calcext:value-type="string">
            <text:p>FF8FFC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.A23])" office:value-type="string" office:string-value="15" calcext:value-type="string">
            <text:p>15</text:p>
          </table:table-cell>
          <table:table-cell table:number-columns-repeated="2"/>
          <table:table-cell table:formula="of:=DEC2HEX(16746216+[.A23])" office:value-type="string" office:string-value="FF86FD" calcext:value-type="string">
            <text:p>FF86FD</text:p>
          </table:table-cell>
          <table:table-cell table:formula="of:=DEC2HEX(16746408+[.A23])" office:value-type="string" office:string-value="FF87BD" calcext:value-type="string">
            <text:p>FF87BD</text:p>
          </table:table-cell>
          <table:table-cell table:formula="of:=DEC2HEX(16746600+[.A23])" office:value-type="string" office:string-value="FF887D" calcext:value-type="string">
            <text:p>FF887D</text:p>
          </table:table-cell>
          <table:table-cell table:style-name="ce18" table:formula="of:=DEC2HEX(16746792+[.A23])" office:value-type="string" office:string-value="FF893D" calcext:value-type="string">
            <text:p>FF893D</text:p>
          </table:table-cell>
          <table:table-cell table:style-name="ce18" table:formula="of:=DEC2HEX(16746984+[.A23])" office:value-type="string" office:string-value="FF89FD" calcext:value-type="string">
            <text:p>FF89FD</text:p>
          </table:table-cell>
          <table:table-cell table:style-name="ce18" table:formula="of:=DEC2HEX(16747176+[.A23])" office:value-type="string" office:string-value="FF8ABD" calcext:value-type="string">
            <text:p>FF8ABD</text:p>
          </table:table-cell>
          <table:table-cell table:style-name="ce18" table:formula="of:=DEC2HEX(16747368+[.A23])" office:value-type="string" office:string-value="FF8B7D" calcext:value-type="string">
            <text:p>FF8B7D</text:p>
          </table:table-cell>
          <table:table-cell table:style-name="ce18" table:formula="of:=DEC2HEX(16747560+[.A23])" office:value-type="string" office:string-value="FF8C3D" calcext:value-type="string">
            <text:p>FF8C3D</text:p>
          </table:table-cell>
          <table:table-cell table:style-name="ce18" table:formula="of:=DEC2HEX(16747752+[.A23])" office:value-type="string" office:string-value="FF8CFD" calcext:value-type="string">
            <text:p>FF8CFD</text:p>
          </table:table-cell>
          <table:table-cell table:style-name="ce18" table:formula="of:=DEC2HEX(16747944+[.A23])" office:value-type="string" office:string-value="FF8DBD" calcext:value-type="string">
            <text:p>FF8DBD</text:p>
          </table:table-cell>
          <table:table-cell table:style-name="ce18" table:formula="of:=DEC2HEX(16748136+[.A23])" office:value-type="string" office:string-value="FF8E7D" calcext:value-type="string">
            <text:p>FF8E7D</text:p>
          </table:table-cell>
          <table:table-cell table:style-name="ce18" table:formula="of:=DEC2HEX(16748328+[.A23])" office:value-type="string" office:string-value="FF8F3D" calcext:value-type="string">
            <text:p>FF8F3D</text:p>
          </table:table-cell>
          <table:table-cell table:style-name="ce18" table:formula="of:=DEC2HEX(16748520+[.A23])" office:value-type="string" office:string-value="FF8FFD" calcext:value-type="string">
            <text:p>FF8FFD</text:p>
          </table:table-cell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A24])" office:value-type="string" office:string-value="16" calcext:value-type="string">
            <text:p>16</text:p>
          </table:table-cell>
          <table:table-cell table:number-columns-repeated="2"/>
          <table:table-cell table:formula="of:=DEC2HEX(16746216+[.A24])" office:value-type="string" office:string-value="FF86FE" calcext:value-type="string">
            <text:p>FF86FE</text:p>
          </table:table-cell>
          <table:table-cell table:formula="of:=DEC2HEX(16746408+[.A24])" office:value-type="string" office:string-value="FF87BE" calcext:value-type="string">
            <text:p>FF87BE</text:p>
          </table:table-cell>
          <table:table-cell table:formula="of:=DEC2HEX(16746600+[.A24])" office:value-type="string" office:string-value="FF887E" calcext:value-type="string">
            <text:p>FF887E</text:p>
          </table:table-cell>
          <table:table-cell table:style-name="ce18" table:formula="of:=DEC2HEX(16746792+[.A24])" office:value-type="string" office:string-value="FF893E" calcext:value-type="string">
            <text:p>FF893E</text:p>
          </table:table-cell>
          <table:table-cell table:style-name="ce18" table:formula="of:=DEC2HEX(16746984+[.A24])" office:value-type="string" office:string-value="FF89FE" calcext:value-type="string">
            <text:p>FF89FE</text:p>
          </table:table-cell>
          <table:table-cell table:style-name="ce18" table:formula="of:=DEC2HEX(16747176+[.A24])" office:value-type="string" office:string-value="FF8ABE" calcext:value-type="string">
            <text:p>FF8ABE</text:p>
          </table:table-cell>
          <table:table-cell table:style-name="ce18" table:formula="of:=DEC2HEX(16747368+[.A24])" office:value-type="string" office:string-value="FF8B7E" calcext:value-type="string">
            <text:p>FF8B7E</text:p>
          </table:table-cell>
          <table:table-cell table:style-name="ce18" table:formula="of:=DEC2HEX(16747560+[.A24])" office:value-type="string" office:string-value="FF8C3E" calcext:value-type="string">
            <text:p>FF8C3E</text:p>
          </table:table-cell>
          <table:table-cell table:style-name="ce18" table:formula="of:=DEC2HEX(16747752+[.A24])" office:value-type="string" office:string-value="FF8CFE" calcext:value-type="string">
            <text:p>FF8CFE</text:p>
          </table:table-cell>
          <table:table-cell table:style-name="ce18" table:formula="of:=DEC2HEX(16747944+[.A24])" office:value-type="string" office:string-value="FF8DBE" calcext:value-type="string">
            <text:p>FF8DBE</text:p>
          </table:table-cell>
          <table:table-cell table:style-name="ce18" table:formula="of:=DEC2HEX(16748136+[.A24])" office:value-type="string" office:string-value="FF8E7E" calcext:value-type="string">
            <text:p>FF8E7E</text:p>
          </table:table-cell>
          <table:table-cell table:style-name="ce18" table:formula="of:=DEC2HEX(16748328+[.A24])" office:value-type="string" office:string-value="FF8F3E" calcext:value-type="string">
            <text:p>FF8F3E</text:p>
          </table:table-cell>
          <table:table-cell table:style-name="ce18" table:formula="of:=DEC2HEX(16748520+[.A24])" office:value-type="string" office:string-value="FF8FFE" calcext:value-type="string">
            <text:p>FF8FFE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.A25])" office:value-type="string" office:string-value="17" calcext:value-type="string">
            <text:p>17</text:p>
          </table:table-cell>
          <table:table-cell table:number-columns-repeated="2"/>
          <table:table-cell table:formula="of:=DEC2HEX(16746216+[.A25])" office:value-type="string" office:string-value="FF86FF" calcext:value-type="string">
            <text:p>FF86FF</text:p>
          </table:table-cell>
          <table:table-cell table:formula="of:=DEC2HEX(16746408+[.A25])" office:value-type="string" office:string-value="FF87BF" calcext:value-type="string">
            <text:p>FF87BF</text:p>
          </table:table-cell>
          <table:table-cell table:formula="of:=DEC2HEX(16746600+[.A25])" office:value-type="string" office:string-value="FF887F" calcext:value-type="string">
            <text:p>FF887F</text:p>
          </table:table-cell>
          <table:table-cell table:style-name="ce18" table:formula="of:=DEC2HEX(16746792+[.A25])" office:value-type="string" office:string-value="FF893F" calcext:value-type="string">
            <text:p>FF893F</text:p>
          </table:table-cell>
          <table:table-cell table:style-name="ce18" table:formula="of:=DEC2HEX(16746984+[.A25])" office:value-type="string" office:string-value="FF89FF" calcext:value-type="string">
            <text:p>FF89FF</text:p>
          </table:table-cell>
          <table:table-cell table:style-name="ce18" table:formula="of:=DEC2HEX(16747176+[.A25])" office:value-type="string" office:string-value="FF8ABF" calcext:value-type="string">
            <text:p>FF8ABF</text:p>
          </table:table-cell>
          <table:table-cell table:style-name="ce18" table:formula="of:=DEC2HEX(16747368+[.A25])" office:value-type="string" office:string-value="FF8B7F" calcext:value-type="string">
            <text:p>FF8B7F</text:p>
          </table:table-cell>
          <table:table-cell table:style-name="ce18" table:formula="of:=DEC2HEX(16747560+[.A25])" office:value-type="string" office:string-value="FF8C3F" calcext:value-type="string">
            <text:p>FF8C3F</text:p>
          </table:table-cell>
          <table:table-cell table:style-name="ce18" table:formula="of:=DEC2HEX(16747752+[.A25])" office:value-type="string" office:string-value="FF8CFF" calcext:value-type="string">
            <text:p>FF8CFF</text:p>
          </table:table-cell>
          <table:table-cell table:style-name="ce18" table:formula="of:=DEC2HEX(16747944+[.A25])" office:value-type="string" office:string-value="FF8DBF" calcext:value-type="string">
            <text:p>FF8DBF</text:p>
          </table:table-cell>
          <table:table-cell table:style-name="ce18" table:formula="of:=DEC2HEX(16748136+[.A25])" office:value-type="string" office:string-value="FF8E7F" calcext:value-type="string">
            <text:p>FF8E7F</text:p>
          </table:table-cell>
          <table:table-cell table:style-name="ce18" table:formula="of:=DEC2HEX(16748328+[.A25])" office:value-type="string" office:string-value="FF8F3F" calcext:value-type="string">
            <text:p>FF8F3F</text:p>
          </table:table-cell>
          <table:table-cell table:style-name="ce18" table:formula="of:=DEC2HEX(16748520+[.A25])" office:value-type="string" office:string-value="FF8FFF" calcext:value-type="string">
            <text:p>FF8FFF</text:p>
          </table:table-cell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A26])" office:value-type="string" office:string-value="18" calcext:value-type="string">
            <text:p>18</text:p>
          </table:table-cell>
          <table:table-cell table:number-columns-repeated="2"/>
          <table:table-cell table:formula="of:=DEC2HEX(16746216+[.A26])" office:value-type="string" office:string-value="FF8700" calcext:value-type="string">
            <text:p>FF8700</text:p>
          </table:table-cell>
          <table:table-cell table:formula="of:=DEC2HEX(16746408+[.A26])" office:value-type="string" office:string-value="FF87C0" calcext:value-type="string">
            <text:p>FF87C0</text:p>
          </table:table-cell>
          <table:table-cell table:formula="of:=DEC2HEX(16746600+[.A26])" office:value-type="string" office:string-value="FF8880" calcext:value-type="string">
            <text:p>FF8880</text:p>
          </table:table-cell>
          <table:table-cell table:style-name="ce18" table:formula="of:=DEC2HEX(16746792+[.A26])" office:value-type="string" office:string-value="FF8940" calcext:value-type="string">
            <text:p>FF8940</text:p>
          </table:table-cell>
          <table:table-cell table:style-name="ce18" table:formula="of:=DEC2HEX(16746984+[.A26])" office:value-type="string" office:string-value="FF8A00" calcext:value-type="string">
            <text:p>FF8A00</text:p>
          </table:table-cell>
          <table:table-cell table:style-name="ce18" table:formula="of:=DEC2HEX(16747176+[.A26])" office:value-type="string" office:string-value="FF8AC0" calcext:value-type="string">
            <text:p>FF8AC0</text:p>
          </table:table-cell>
          <table:table-cell table:style-name="ce18" table:formula="of:=DEC2HEX(16747368+[.A26])" office:value-type="string" office:string-value="FF8B80" calcext:value-type="string">
            <text:p>FF8B80</text:p>
          </table:table-cell>
          <table:table-cell table:style-name="ce18" table:formula="of:=DEC2HEX(16747560+[.A26])" office:value-type="string" office:string-value="FF8C40" calcext:value-type="string">
            <text:p>FF8C40</text:p>
          </table:table-cell>
          <table:table-cell table:style-name="ce18" table:formula="of:=DEC2HEX(16747752+[.A26])" office:value-type="string" office:string-value="FF8D00" calcext:value-type="string">
            <text:p>FF8D00</text:p>
          </table:table-cell>
          <table:table-cell table:style-name="ce18" table:formula="of:=DEC2HEX(16747944+[.A26])" office:value-type="string" office:string-value="FF8DC0" calcext:value-type="string">
            <text:p>FF8DC0</text:p>
          </table:table-cell>
          <table:table-cell table:style-name="ce18" table:formula="of:=DEC2HEX(16748136+[.A26])" office:value-type="string" office:string-value="FF8E80" calcext:value-type="string">
            <text:p>FF8E80</text:p>
          </table:table-cell>
          <table:table-cell table:style-name="ce18" table:formula="of:=DEC2HEX(16748328+[.A26])" office:value-type="string" office:string-value="FF8F40" calcext:value-type="string">
            <text:p>FF8F40</text:p>
          </table:table-cell>
          <table:table-cell table:style-name="ce18" table:formula="of:=DEC2HEX(16748520+[.A26])" office:value-type="string" office:string-value="FF9000" calcext:value-type="string">
            <text:p>FF9000</text:p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.A27])" office:value-type="string" office:string-value="19" calcext:value-type="string">
            <text:p>19</text:p>
          </table:table-cell>
          <table:table-cell table:number-columns-repeated="2"/>
          <table:table-cell table:formula="of:=DEC2HEX(16746216+[.A27])" office:value-type="string" office:string-value="FF8701" calcext:value-type="string">
            <text:p>FF8701</text:p>
          </table:table-cell>
          <table:table-cell table:formula="of:=DEC2HEX(16746408+[.A27])" office:value-type="string" office:string-value="FF87C1" calcext:value-type="string">
            <text:p>FF87C1</text:p>
          </table:table-cell>
          <table:table-cell table:formula="of:=DEC2HEX(16746600+[.A27])" office:value-type="string" office:string-value="FF8881" calcext:value-type="string">
            <text:p>FF8881</text:p>
          </table:table-cell>
          <table:table-cell table:style-name="ce18" table:formula="of:=DEC2HEX(16746792+[.A27])" office:value-type="string" office:string-value="FF8941" calcext:value-type="string">
            <text:p>FF8941</text:p>
          </table:table-cell>
          <table:table-cell table:style-name="ce18" table:formula="of:=DEC2HEX(16746984+[.A27])" office:value-type="string" office:string-value="FF8A01" calcext:value-type="string">
            <text:p>FF8A01</text:p>
          </table:table-cell>
          <table:table-cell table:style-name="ce18" table:formula="of:=DEC2HEX(16747176+[.A27])" office:value-type="string" office:string-value="FF8AC1" calcext:value-type="string">
            <text:p>FF8AC1</text:p>
          </table:table-cell>
          <table:table-cell table:style-name="ce18" table:formula="of:=DEC2HEX(16747368+[.A27])" office:value-type="string" office:string-value="FF8B81" calcext:value-type="string">
            <text:p>FF8B81</text:p>
          </table:table-cell>
          <table:table-cell table:style-name="ce18" table:formula="of:=DEC2HEX(16747560+[.A27])" office:value-type="string" office:string-value="FF8C41" calcext:value-type="string">
            <text:p>FF8C41</text:p>
          </table:table-cell>
          <table:table-cell table:style-name="ce18" table:formula="of:=DEC2HEX(16747752+[.A27])" office:value-type="string" office:string-value="FF8D01" calcext:value-type="string">
            <text:p>FF8D01</text:p>
          </table:table-cell>
          <table:table-cell table:style-name="ce18" table:formula="of:=DEC2HEX(16747944+[.A27])" office:value-type="string" office:string-value="FF8DC1" calcext:value-type="string">
            <text:p>FF8DC1</text:p>
          </table:table-cell>
          <table:table-cell table:style-name="ce18" table:formula="of:=DEC2HEX(16748136+[.A27])" office:value-type="string" office:string-value="FF8E81" calcext:value-type="string">
            <text:p>FF8E81</text:p>
          </table:table-cell>
          <table:table-cell table:style-name="ce18" table:formula="of:=DEC2HEX(16748328+[.A27])" office:value-type="string" office:string-value="FF8F41" calcext:value-type="string">
            <text:p>FF8F41</text:p>
          </table:table-cell>
          <table:table-cell table:style-name="ce18" table:formula="of:=DEC2HEX(16748520+[.A27])" office:value-type="string" office:string-value="FF9001" calcext:value-type="string">
            <text:p>FF9001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A28])" office:value-type="string" office:string-value="1A" calcext:value-type="string">
            <text:p>1A</text:p>
          </table:table-cell>
          <table:table-cell table:number-columns-repeated="2"/>
          <table:table-cell table:formula="of:=DEC2HEX(16746216+[.A28])" office:value-type="string" office:string-value="FF8702" calcext:value-type="string">
            <text:p>FF8702</text:p>
          </table:table-cell>
          <table:table-cell table:formula="of:=DEC2HEX(16746408+[.A28])" office:value-type="string" office:string-value="FF87C2" calcext:value-type="string">
            <text:p>FF87C2</text:p>
          </table:table-cell>
          <table:table-cell table:formula="of:=DEC2HEX(16746600+[.A28])" office:value-type="string" office:string-value="FF8882" calcext:value-type="string">
            <text:p>FF8882</text:p>
          </table:table-cell>
          <table:table-cell table:style-name="ce18" table:formula="of:=DEC2HEX(16746792+[.A28])" office:value-type="string" office:string-value="FF8942" calcext:value-type="string">
            <text:p>FF8942</text:p>
          </table:table-cell>
          <table:table-cell table:style-name="ce18" table:formula="of:=DEC2HEX(16746984+[.A28])" office:value-type="string" office:string-value="FF8A02" calcext:value-type="string">
            <text:p>FF8A02</text:p>
          </table:table-cell>
          <table:table-cell table:style-name="ce18" table:formula="of:=DEC2HEX(16747176+[.A28])" office:value-type="string" office:string-value="FF8AC2" calcext:value-type="string">
            <text:p>FF8AC2</text:p>
          </table:table-cell>
          <table:table-cell table:style-name="ce18" table:formula="of:=DEC2HEX(16747368+[.A28])" office:value-type="string" office:string-value="FF8B82" calcext:value-type="string">
            <text:p>FF8B82</text:p>
          </table:table-cell>
          <table:table-cell table:style-name="ce18" table:formula="of:=DEC2HEX(16747560+[.A28])" office:value-type="string" office:string-value="FF8C42" calcext:value-type="string">
            <text:p>FF8C42</text:p>
          </table:table-cell>
          <table:table-cell table:style-name="ce18" table:formula="of:=DEC2HEX(16747752+[.A28])" office:value-type="string" office:string-value="FF8D02" calcext:value-type="string">
            <text:p>FF8D02</text:p>
          </table:table-cell>
          <table:table-cell table:style-name="ce18" table:formula="of:=DEC2HEX(16747944+[.A28])" office:value-type="string" office:string-value="FF8DC2" calcext:value-type="string">
            <text:p>FF8DC2</text:p>
          </table:table-cell>
          <table:table-cell table:style-name="ce18" table:formula="of:=DEC2HEX(16748136+[.A28])" office:value-type="string" office:string-value="FF8E82" calcext:value-type="string">
            <text:p>FF8E82</text:p>
          </table:table-cell>
          <table:table-cell table:style-name="ce18" table:formula="of:=DEC2HEX(16748328+[.A28])" office:value-type="string" office:string-value="FF8F42" calcext:value-type="string">
            <text:p>FF8F42</text:p>
          </table:table-cell>
          <table:table-cell table:style-name="ce18" table:formula="of:=DEC2HEX(16748520+[.A28])" office:value-type="string" office:string-value="FF9002" calcext:value-type="string">
            <text:p>FF9002</text:p>
          </table:table-cell>
          <table:table-cell table:number-columns-repeated="100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.A29])" office:value-type="string" office:string-value="1B" calcext:value-type="string">
            <text:p>1B</text:p>
          </table:table-cell>
          <table:table-cell table:number-columns-repeated="2"/>
          <table:table-cell table:formula="of:=DEC2HEX(16746216+[.A29])" office:value-type="string" office:string-value="FF8703" calcext:value-type="string">
            <text:p>FF8703</text:p>
          </table:table-cell>
          <table:table-cell table:formula="of:=DEC2HEX(16746408+[.A29])" office:value-type="string" office:string-value="FF87C3" calcext:value-type="string">
            <text:p>FF87C3</text:p>
          </table:table-cell>
          <table:table-cell table:formula="of:=DEC2HEX(16746600+[.A29])" office:value-type="string" office:string-value="FF8883" calcext:value-type="string">
            <text:p>FF8883</text:p>
          </table:table-cell>
          <table:table-cell table:style-name="ce18" table:formula="of:=DEC2HEX(16746792+[.A29])" office:value-type="string" office:string-value="FF8943" calcext:value-type="string">
            <text:p>FF8943</text:p>
          </table:table-cell>
          <table:table-cell table:style-name="ce18" table:formula="of:=DEC2HEX(16746984+[.A29])" office:value-type="string" office:string-value="FF8A03" calcext:value-type="string">
            <text:p>FF8A03</text:p>
          </table:table-cell>
          <table:table-cell table:style-name="ce18" table:formula="of:=DEC2HEX(16747176+[.A29])" office:value-type="string" office:string-value="FF8AC3" calcext:value-type="string">
            <text:p>FF8AC3</text:p>
          </table:table-cell>
          <table:table-cell table:style-name="ce18" table:formula="of:=DEC2HEX(16747368+[.A29])" office:value-type="string" office:string-value="FF8B83" calcext:value-type="string">
            <text:p>FF8B83</text:p>
          </table:table-cell>
          <table:table-cell table:style-name="ce18" table:formula="of:=DEC2HEX(16747560+[.A29])" office:value-type="string" office:string-value="FF8C43" calcext:value-type="string">
            <text:p>FF8C43</text:p>
          </table:table-cell>
          <table:table-cell table:style-name="ce18" table:formula="of:=DEC2HEX(16747752+[.A29])" office:value-type="string" office:string-value="FF8D03" calcext:value-type="string">
            <text:p>FF8D03</text:p>
          </table:table-cell>
          <table:table-cell table:style-name="ce18" table:formula="of:=DEC2HEX(16747944+[.A29])" office:value-type="string" office:string-value="FF8DC3" calcext:value-type="string">
            <text:p>FF8DC3</text:p>
          </table:table-cell>
          <table:table-cell table:style-name="ce18" table:formula="of:=DEC2HEX(16748136+[.A29])" office:value-type="string" office:string-value="FF8E83" calcext:value-type="string">
            <text:p>FF8E83</text:p>
          </table:table-cell>
          <table:table-cell table:style-name="ce18" table:formula="of:=DEC2HEX(16748328+[.A29])" office:value-type="string" office:string-value="FF8F43" calcext:value-type="string">
            <text:p>FF8F43</text:p>
          </table:table-cell>
          <table:table-cell table:style-name="ce18" table:formula="of:=DEC2HEX(16748520+[.A29])" office:value-type="string" office:string-value="FF9003" calcext:value-type="string">
            <text:p>FF9003</text:p>
          </table:table-cell>
          <table:table-cell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A30])" office:value-type="string" office:string-value="1C" calcext:value-type="string">
            <text:p>1C</text:p>
          </table:table-cell>
          <table:table-cell table:number-columns-repeated="2"/>
          <table:table-cell table:formula="of:=DEC2HEX(16746216+[.A30])" office:value-type="string" office:string-value="FF8704" calcext:value-type="string">
            <text:p>FF8704</text:p>
          </table:table-cell>
          <table:table-cell table:formula="of:=DEC2HEX(16746408+[.A30])" office:value-type="string" office:string-value="FF87C4" calcext:value-type="string">
            <text:p>FF87C4</text:p>
          </table:table-cell>
          <table:table-cell table:formula="of:=DEC2HEX(16746600+[.A30])" office:value-type="string" office:string-value="FF8884" calcext:value-type="string">
            <text:p>FF8884</text:p>
          </table:table-cell>
          <table:table-cell table:style-name="ce18" table:formula="of:=DEC2HEX(16746792+[.A30])" office:value-type="string" office:string-value="FF8944" calcext:value-type="string">
            <text:p>FF8944</text:p>
          </table:table-cell>
          <table:table-cell table:style-name="ce18" table:formula="of:=DEC2HEX(16746984+[.A30])" office:value-type="string" office:string-value="FF8A04" calcext:value-type="string">
            <text:p>FF8A04</text:p>
          </table:table-cell>
          <table:table-cell table:style-name="ce18" table:formula="of:=DEC2HEX(16747176+[.A30])" office:value-type="string" office:string-value="FF8AC4" calcext:value-type="string">
            <text:p>FF8AC4</text:p>
          </table:table-cell>
          <table:table-cell table:style-name="ce18" table:formula="of:=DEC2HEX(16747368+[.A30])" office:value-type="string" office:string-value="FF8B84" calcext:value-type="string">
            <text:p>FF8B84</text:p>
          </table:table-cell>
          <table:table-cell table:style-name="ce18" table:formula="of:=DEC2HEX(16747560+[.A30])" office:value-type="string" office:string-value="FF8C44" calcext:value-type="string">
            <text:p>FF8C44</text:p>
          </table:table-cell>
          <table:table-cell table:style-name="ce18" table:formula="of:=DEC2HEX(16747752+[.A30])" office:value-type="string" office:string-value="FF8D04" calcext:value-type="string">
            <text:p>FF8D04</text:p>
          </table:table-cell>
          <table:table-cell table:style-name="ce18" table:formula="of:=DEC2HEX(16747944+[.A30])" office:value-type="string" office:string-value="FF8DC4" calcext:value-type="string">
            <text:p>FF8DC4</text:p>
          </table:table-cell>
          <table:table-cell table:style-name="ce18" table:formula="of:=DEC2HEX(16748136+[.A30])" office:value-type="string" office:string-value="FF8E84" calcext:value-type="string">
            <text:p>FF8E84</text:p>
          </table:table-cell>
          <table:table-cell table:style-name="ce18" table:formula="of:=DEC2HEX(16748328+[.A30])" office:value-type="string" office:string-value="FF8F44" calcext:value-type="string">
            <text:p>FF8F44</text:p>
          </table:table-cell>
          <table:table-cell table:style-name="ce18" table:formula="of:=DEC2HEX(16748520+[.A30])" office:value-type="string" office:string-value="FF9004" calcext:value-type="string">
            <text:p>FF9004</text:p>
          </table:table-cell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HEX([.A31])" office:value-type="string" office:string-value="1D" calcext:value-type="string">
            <text:p>1D</text:p>
          </table:table-cell>
          <table:table-cell table:number-columns-repeated="2"/>
          <table:table-cell table:formula="of:=DEC2HEX(16746216+[.A31])" office:value-type="string" office:string-value="FF8705" calcext:value-type="string">
            <text:p>FF8705</text:p>
          </table:table-cell>
          <table:table-cell table:formula="of:=DEC2HEX(16746408+[.A31])" office:value-type="string" office:string-value="FF87C5" calcext:value-type="string">
            <text:p>FF87C5</text:p>
          </table:table-cell>
          <table:table-cell table:formula="of:=DEC2HEX(16746600+[.A31])" office:value-type="string" office:string-value="FF8885" calcext:value-type="string">
            <text:p>FF8885</text:p>
          </table:table-cell>
          <table:table-cell table:style-name="ce18" table:formula="of:=DEC2HEX(16746792+[.A31])" office:value-type="string" office:string-value="FF8945" calcext:value-type="string">
            <text:p>FF8945</text:p>
          </table:table-cell>
          <table:table-cell table:style-name="ce18" table:formula="of:=DEC2HEX(16746984+[.A31])" office:value-type="string" office:string-value="FF8A05" calcext:value-type="string">
            <text:p>FF8A05</text:p>
          </table:table-cell>
          <table:table-cell table:style-name="ce18" table:formula="of:=DEC2HEX(16747176+[.A31])" office:value-type="string" office:string-value="FF8AC5" calcext:value-type="string">
            <text:p>FF8AC5</text:p>
          </table:table-cell>
          <table:table-cell table:style-name="ce18" table:formula="of:=DEC2HEX(16747368+[.A31])" office:value-type="string" office:string-value="FF8B85" calcext:value-type="string">
            <text:p>FF8B85</text:p>
          </table:table-cell>
          <table:table-cell table:style-name="ce18" table:formula="of:=DEC2HEX(16747560+[.A31])" office:value-type="string" office:string-value="FF8C45" calcext:value-type="string">
            <text:p>FF8C45</text:p>
          </table:table-cell>
          <table:table-cell table:style-name="ce18" table:formula="of:=DEC2HEX(16747752+[.A31])" office:value-type="string" office:string-value="FF8D05" calcext:value-type="string">
            <text:p>FF8D05</text:p>
          </table:table-cell>
          <table:table-cell table:style-name="ce18" table:formula="of:=DEC2HEX(16747944+[.A31])" office:value-type="string" office:string-value="FF8DC5" calcext:value-type="string">
            <text:p>FF8DC5</text:p>
          </table:table-cell>
          <table:table-cell table:style-name="ce18" table:formula="of:=DEC2HEX(16748136+[.A31])" office:value-type="string" office:string-value="FF8E85" calcext:value-type="string">
            <text:p>FF8E85</text:p>
          </table:table-cell>
          <table:table-cell table:style-name="ce18" table:formula="of:=DEC2HEX(16748328+[.A31])" office:value-type="string" office:string-value="FF8F45" calcext:value-type="string">
            <text:p>FF8F45</text:p>
          </table:table-cell>
          <table:table-cell table:style-name="ce18" table:formula="of:=DEC2HEX(16748520+[.A31])" office:value-type="string" office:string-value="FF9005" calcext:value-type="string">
            <text:p>FF9005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HEX([.A32])" office:value-type="string" office:string-value="1E" calcext:value-type="string">
            <text:p>1E</text:p>
          </table:table-cell>
          <table:table-cell table:number-columns-repeated="2"/>
          <table:table-cell table:formula="of:=DEC2HEX(16746216+[.A32])" office:value-type="string" office:string-value="FF8706" calcext:value-type="string">
            <text:p>FF8706</text:p>
          </table:table-cell>
          <table:table-cell table:formula="of:=DEC2HEX(16746408+[.A32])" office:value-type="string" office:string-value="FF87C6" calcext:value-type="string">
            <text:p>FF87C6</text:p>
          </table:table-cell>
          <table:table-cell table:formula="of:=DEC2HEX(16746600+[.A32])" office:value-type="string" office:string-value="FF8886" calcext:value-type="string">
            <text:p>FF8886</text:p>
          </table:table-cell>
          <table:table-cell table:style-name="ce18" table:formula="of:=DEC2HEX(16746792+[.A32])" office:value-type="string" office:string-value="FF8946" calcext:value-type="string">
            <text:p>FF8946</text:p>
          </table:table-cell>
          <table:table-cell table:style-name="ce18" table:formula="of:=DEC2HEX(16746984+[.A32])" office:value-type="string" office:string-value="FF8A06" calcext:value-type="string">
            <text:p>FF8A06</text:p>
          </table:table-cell>
          <table:table-cell table:style-name="ce18" table:formula="of:=DEC2HEX(16747176+[.A32])" office:value-type="string" office:string-value="FF8AC6" calcext:value-type="string">
            <text:p>FF8AC6</text:p>
          </table:table-cell>
          <table:table-cell table:style-name="ce18" table:formula="of:=DEC2HEX(16747368+[.A32])" office:value-type="string" office:string-value="FF8B86" calcext:value-type="string">
            <text:p>FF8B86</text:p>
          </table:table-cell>
          <table:table-cell table:style-name="ce18" table:formula="of:=DEC2HEX(16747560+[.A32])" office:value-type="string" office:string-value="FF8C46" calcext:value-type="string">
            <text:p>FF8C46</text:p>
          </table:table-cell>
          <table:table-cell table:style-name="ce18" table:formula="of:=DEC2HEX(16747752+[.A32])" office:value-type="string" office:string-value="FF8D06" calcext:value-type="string">
            <text:p>FF8D06</text:p>
          </table:table-cell>
          <table:table-cell table:style-name="ce18" table:formula="of:=DEC2HEX(16747944+[.A32])" office:value-type="string" office:string-value="FF8DC6" calcext:value-type="string">
            <text:p>FF8DC6</text:p>
          </table:table-cell>
          <table:table-cell table:style-name="ce18" table:formula="of:=DEC2HEX(16748136+[.A32])" office:value-type="string" office:string-value="FF8E86" calcext:value-type="string">
            <text:p>FF8E86</text:p>
          </table:table-cell>
          <table:table-cell table:style-name="ce18" table:formula="of:=DEC2HEX(16748328+[.A32])" office:value-type="string" office:string-value="FF8F46" calcext:value-type="string">
            <text:p>FF8F46</text:p>
          </table:table-cell>
          <table:table-cell table:style-name="ce18" table:formula="of:=DEC2HEX(16748520+[.A32])" office:value-type="string" office:string-value="FF9006" calcext:value-type="string">
            <text:p>FF9006</text:p>
          </table:table-cell>
          <table:table-cell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.A33])" office:value-type="string" office:string-value="1F" calcext:value-type="string">
            <text:p>1F</text:p>
          </table:table-cell>
          <table:table-cell table:number-columns-repeated="2"/>
          <table:table-cell table:formula="of:=DEC2HEX(16746216+[.A33])" office:value-type="string" office:string-value="FF8707" calcext:value-type="string">
            <text:p>FF8707</text:p>
          </table:table-cell>
          <table:table-cell table:formula="of:=DEC2HEX(16746408+[.A33])" office:value-type="string" office:string-value="FF87C7" calcext:value-type="string">
            <text:p>FF87C7</text:p>
          </table:table-cell>
          <table:table-cell table:formula="of:=DEC2HEX(16746600+[.A33])" office:value-type="string" office:string-value="FF8887" calcext:value-type="string">
            <text:p>FF8887</text:p>
          </table:table-cell>
          <table:table-cell table:style-name="ce18" table:formula="of:=DEC2HEX(16746792+[.A33])" office:value-type="string" office:string-value="FF8947" calcext:value-type="string">
            <text:p>FF8947</text:p>
          </table:table-cell>
          <table:table-cell table:style-name="ce18" table:formula="of:=DEC2HEX(16746984+[.A33])" office:value-type="string" office:string-value="FF8A07" calcext:value-type="string">
            <text:p>FF8A07</text:p>
          </table:table-cell>
          <table:table-cell table:style-name="ce18" table:formula="of:=DEC2HEX(16747176+[.A33])" office:value-type="string" office:string-value="FF8AC7" calcext:value-type="string">
            <text:p>FF8AC7</text:p>
          </table:table-cell>
          <table:table-cell table:style-name="ce18" table:formula="of:=DEC2HEX(16747368+[.A33])" office:value-type="string" office:string-value="FF8B87" calcext:value-type="string">
            <text:p>FF8B87</text:p>
          </table:table-cell>
          <table:table-cell table:style-name="ce18" table:formula="of:=DEC2HEX(16747560+[.A33])" office:value-type="string" office:string-value="FF8C47" calcext:value-type="string">
            <text:p>FF8C47</text:p>
          </table:table-cell>
          <table:table-cell table:style-name="ce18" table:formula="of:=DEC2HEX(16747752+[.A33])" office:value-type="string" office:string-value="FF8D07" calcext:value-type="string">
            <text:p>FF8D07</text:p>
          </table:table-cell>
          <table:table-cell table:style-name="ce18" table:formula="of:=DEC2HEX(16747944+[.A33])" office:value-type="string" office:string-value="FF8DC7" calcext:value-type="string">
            <text:p>FF8DC7</text:p>
          </table:table-cell>
          <table:table-cell table:style-name="ce18" table:formula="of:=DEC2HEX(16748136+[.A33])" office:value-type="string" office:string-value="FF8E87" calcext:value-type="string">
            <text:p>FF8E87</text:p>
          </table:table-cell>
          <table:table-cell table:style-name="ce18" table:formula="of:=DEC2HEX(16748328+[.A33])" office:value-type="string" office:string-value="FF8F47" calcext:value-type="string">
            <text:p>FF8F47</text:p>
          </table:table-cell>
          <table:table-cell table:style-name="ce18" table:formula="of:=DEC2HEX(16748520+[.A33])" office:value-type="string" office:string-value="FF9007" calcext:value-type="string">
            <text:p>FF9007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A34])" office:value-type="string" office:string-value="20" calcext:value-type="string">
            <text:p>20</text:p>
          </table:table-cell>
          <table:table-cell table:number-columns-repeated="2"/>
          <table:table-cell table:formula="of:=DEC2HEX(16746216+[.A34])" office:value-type="string" office:string-value="FF8708" calcext:value-type="string">
            <text:p>FF8708</text:p>
          </table:table-cell>
          <table:table-cell table:formula="of:=DEC2HEX(16746408+[.A34])" office:value-type="string" office:string-value="FF87C8" calcext:value-type="string">
            <text:p>FF87C8</text:p>
          </table:table-cell>
          <table:table-cell table:formula="of:=DEC2HEX(16746600+[.A34])" office:value-type="string" office:string-value="FF8888" calcext:value-type="string">
            <text:p>FF8888</text:p>
          </table:table-cell>
          <table:table-cell table:style-name="ce18" table:formula="of:=DEC2HEX(16746792+[.A34])" office:value-type="string" office:string-value="FF8948" calcext:value-type="string">
            <text:p>FF8948</text:p>
          </table:table-cell>
          <table:table-cell table:style-name="ce18" table:formula="of:=DEC2HEX(16746984+[.A34])" office:value-type="string" office:string-value="FF8A08" calcext:value-type="string">
            <text:p>FF8A08</text:p>
          </table:table-cell>
          <table:table-cell table:style-name="ce18" table:formula="of:=DEC2HEX(16747176+[.A34])" office:value-type="string" office:string-value="FF8AC8" calcext:value-type="string">
            <text:p>FF8AC8</text:p>
          </table:table-cell>
          <table:table-cell table:style-name="ce18" table:formula="of:=DEC2HEX(16747368+[.A34])" office:value-type="string" office:string-value="FF8B88" calcext:value-type="string">
            <text:p>FF8B88</text:p>
          </table:table-cell>
          <table:table-cell table:style-name="ce18" table:formula="of:=DEC2HEX(16747560+[.A34])" office:value-type="string" office:string-value="FF8C48" calcext:value-type="string">
            <text:p>FF8C48</text:p>
          </table:table-cell>
          <table:table-cell table:style-name="ce18" table:formula="of:=DEC2HEX(16747752+[.A34])" office:value-type="string" office:string-value="FF8D08" calcext:value-type="string">
            <text:p>FF8D08</text:p>
          </table:table-cell>
          <table:table-cell table:style-name="ce18" table:formula="of:=DEC2HEX(16747944+[.A34])" office:value-type="string" office:string-value="FF8DC8" calcext:value-type="string">
            <text:p>FF8DC8</text:p>
          </table:table-cell>
          <table:table-cell table:style-name="ce18" table:formula="of:=DEC2HEX(16748136+[.A34])" office:value-type="string" office:string-value="FF8E88" calcext:value-type="string">
            <text:p>FF8E88</text:p>
          </table:table-cell>
          <table:table-cell table:style-name="ce18" table:formula="of:=DEC2HEX(16748328+[.A34])" office:value-type="string" office:string-value="FF8F48" calcext:value-type="string">
            <text:p>FF8F48</text:p>
          </table:table-cell>
          <table:table-cell table:style-name="ce18" table:formula="of:=DEC2HEX(16748520+[.A34])" office:value-type="string" office:string-value="FF9008" calcext:value-type="string">
            <text:p>FF9008</text:p>
          </table:table-cell>
          <table:table-cell table:number-columns-repeated="100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HEX([.A35])" office:value-type="string" office:string-value="21" calcext:value-type="string">
            <text:p>21</text:p>
          </table:table-cell>
          <table:table-cell table:number-columns-repeated="2"/>
          <table:table-cell table:formula="of:=DEC2HEX(16746216+[.A35])" office:value-type="string" office:string-value="FF8709" calcext:value-type="string">
            <text:p>FF8709</text:p>
          </table:table-cell>
          <table:table-cell table:formula="of:=DEC2HEX(16746408+[.A35])" office:value-type="string" office:string-value="FF87C9" calcext:value-type="string">
            <text:p>FF87C9</text:p>
          </table:table-cell>
          <table:table-cell table:formula="of:=DEC2HEX(16746600+[.A35])" office:value-type="string" office:string-value="FF8889" calcext:value-type="string">
            <text:p>FF8889</text:p>
          </table:table-cell>
          <table:table-cell table:style-name="ce18" table:formula="of:=DEC2HEX(16746792+[.A35])" office:value-type="string" office:string-value="FF8949" calcext:value-type="string">
            <text:p>FF8949</text:p>
          </table:table-cell>
          <table:table-cell table:style-name="ce18" table:formula="of:=DEC2HEX(16746984+[.A35])" office:value-type="string" office:string-value="FF8A09" calcext:value-type="string">
            <text:p>FF8A09</text:p>
          </table:table-cell>
          <table:table-cell table:style-name="ce18" table:formula="of:=DEC2HEX(16747176+[.A35])" office:value-type="string" office:string-value="FF8AC9" calcext:value-type="string">
            <text:p>FF8AC9</text:p>
          </table:table-cell>
          <table:table-cell table:style-name="ce18" table:formula="of:=DEC2HEX(16747368+[.A35])" office:value-type="string" office:string-value="FF8B89" calcext:value-type="string">
            <text:p>FF8B89</text:p>
          </table:table-cell>
          <table:table-cell table:style-name="ce18" table:formula="of:=DEC2HEX(16747560+[.A35])" office:value-type="string" office:string-value="FF8C49" calcext:value-type="string">
            <text:p>FF8C49</text:p>
          </table:table-cell>
          <table:table-cell table:style-name="ce18" table:formula="of:=DEC2HEX(16747752+[.A35])" office:value-type="string" office:string-value="FF8D09" calcext:value-type="string">
            <text:p>FF8D09</text:p>
          </table:table-cell>
          <table:table-cell table:style-name="ce18" table:formula="of:=DEC2HEX(16747944+[.A35])" office:value-type="string" office:string-value="FF8DC9" calcext:value-type="string">
            <text:p>FF8DC9</text:p>
          </table:table-cell>
          <table:table-cell table:style-name="ce18" table:formula="of:=DEC2HEX(16748136+[.A35])" office:value-type="string" office:string-value="FF8E89" calcext:value-type="string">
            <text:p>FF8E89</text:p>
          </table:table-cell>
          <table:table-cell table:style-name="ce18" table:formula="of:=DEC2HEX(16748328+[.A35])" office:value-type="string" office:string-value="FF8F49" calcext:value-type="string">
            <text:p>FF8F49</text:p>
          </table:table-cell>
          <table:table-cell table:style-name="ce18" table:formula="of:=DEC2HEX(16748520+[.A35])" office:value-type="string" office:string-value="FF9009" calcext:value-type="string">
            <text:p>FF9009</text:p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HEX([.A36])" office:value-type="string" office:string-value="22" calcext:value-type="string">
            <text:p>22</text:p>
          </table:table-cell>
          <table:table-cell table:number-columns-repeated="2"/>
          <table:table-cell table:formula="of:=DEC2HEX(16746216+[.A36])" office:value-type="string" office:string-value="FF870A" calcext:value-type="string">
            <text:p>FF870A</text:p>
          </table:table-cell>
          <table:table-cell table:formula="of:=DEC2HEX(16746408+[.A36])" office:value-type="string" office:string-value="FF87CA" calcext:value-type="string">
            <text:p>FF87CA</text:p>
          </table:table-cell>
          <table:table-cell table:formula="of:=DEC2HEX(16746600+[.A36])" office:value-type="string" office:string-value="FF888A" calcext:value-type="string">
            <text:p>FF888A</text:p>
          </table:table-cell>
          <table:table-cell table:style-name="ce18" table:formula="of:=DEC2HEX(16746792+[.A36])" office:value-type="string" office:string-value="FF894A" calcext:value-type="string">
            <text:p>FF894A</text:p>
          </table:table-cell>
          <table:table-cell table:style-name="ce18" table:formula="of:=DEC2HEX(16746984+[.A36])" office:value-type="string" office:string-value="FF8A0A" calcext:value-type="string">
            <text:p>FF8A0A</text:p>
          </table:table-cell>
          <table:table-cell table:style-name="ce18" table:formula="of:=DEC2HEX(16747176+[.A36])" office:value-type="string" office:string-value="FF8ACA" calcext:value-type="string">
            <text:p>FF8ACA</text:p>
          </table:table-cell>
          <table:table-cell table:style-name="ce18" table:formula="of:=DEC2HEX(16747368+[.A36])" office:value-type="string" office:string-value="FF8B8A" calcext:value-type="string">
            <text:p>FF8B8A</text:p>
          </table:table-cell>
          <table:table-cell table:style-name="ce18" table:formula="of:=DEC2HEX(16747560+[.A36])" office:value-type="string" office:string-value="FF8C4A" calcext:value-type="string">
            <text:p>FF8C4A</text:p>
          </table:table-cell>
          <table:table-cell table:style-name="ce18" table:formula="of:=DEC2HEX(16747752+[.A36])" office:value-type="string" office:string-value="FF8D0A" calcext:value-type="string">
            <text:p>FF8D0A</text:p>
          </table:table-cell>
          <table:table-cell table:style-name="ce18" table:formula="of:=DEC2HEX(16747944+[.A36])" office:value-type="string" office:string-value="FF8DCA" calcext:value-type="string">
            <text:p>FF8DCA</text:p>
          </table:table-cell>
          <table:table-cell table:style-name="ce18" table:formula="of:=DEC2HEX(16748136+[.A36])" office:value-type="string" office:string-value="FF8E8A" calcext:value-type="string">
            <text:p>FF8E8A</text:p>
          </table:table-cell>
          <table:table-cell table:style-name="ce18" table:formula="of:=DEC2HEX(16748328+[.A36])" office:value-type="string" office:string-value="FF8F4A" calcext:value-type="string">
            <text:p>FF8F4A</text:p>
          </table:table-cell>
          <table:table-cell table:style-name="ce18" table:formula="of:=DEC2HEX(16748520+[.A36])" office:value-type="string" office:string-value="FF900A" calcext:value-type="string">
            <text:p>FF900A</text:p>
          </table:table-cell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HEX([.A37])" office:value-type="string" office:string-value="23" calcext:value-type="string">
            <text:p>23</text:p>
          </table:table-cell>
          <table:table-cell table:number-columns-repeated="2"/>
          <table:table-cell table:formula="of:=DEC2HEX(16746216+[.A37])" office:value-type="string" office:string-value="FF870B" calcext:value-type="string">
            <text:p>FF870B</text:p>
          </table:table-cell>
          <table:table-cell table:formula="of:=DEC2HEX(16746408+[.A37])" office:value-type="string" office:string-value="FF87CB" calcext:value-type="string">
            <text:p>FF87CB</text:p>
          </table:table-cell>
          <table:table-cell table:formula="of:=DEC2HEX(16746600+[.A37])" office:value-type="string" office:string-value="FF888B" calcext:value-type="string">
            <text:p>FF888B</text:p>
          </table:table-cell>
          <table:table-cell table:style-name="ce18" table:formula="of:=DEC2HEX(16746792+[.A37])" office:value-type="string" office:string-value="FF894B" calcext:value-type="string">
            <text:p>FF894B</text:p>
          </table:table-cell>
          <table:table-cell table:style-name="ce18" table:formula="of:=DEC2HEX(16746984+[.A37])" office:value-type="string" office:string-value="FF8A0B" calcext:value-type="string">
            <text:p>FF8A0B</text:p>
          </table:table-cell>
          <table:table-cell table:style-name="ce18" table:formula="of:=DEC2HEX(16747176+[.A37])" office:value-type="string" office:string-value="FF8ACB" calcext:value-type="string">
            <text:p>FF8ACB</text:p>
          </table:table-cell>
          <table:table-cell table:style-name="ce18" table:formula="of:=DEC2HEX(16747368+[.A37])" office:value-type="string" office:string-value="FF8B8B" calcext:value-type="string">
            <text:p>FF8B8B</text:p>
          </table:table-cell>
          <table:table-cell table:style-name="ce18" table:formula="of:=DEC2HEX(16747560+[.A37])" office:value-type="string" office:string-value="FF8C4B" calcext:value-type="string">
            <text:p>FF8C4B</text:p>
          </table:table-cell>
          <table:table-cell table:style-name="ce18" table:formula="of:=DEC2HEX(16747752+[.A37])" office:value-type="string" office:string-value="FF8D0B" calcext:value-type="string">
            <text:p>FF8D0B</text:p>
          </table:table-cell>
          <table:table-cell table:style-name="ce18" table:formula="of:=DEC2HEX(16747944+[.A37])" office:value-type="string" office:string-value="FF8DCB" calcext:value-type="string">
            <text:p>FF8DCB</text:p>
          </table:table-cell>
          <table:table-cell table:style-name="ce18" table:formula="of:=DEC2HEX(16748136+[.A37])" office:value-type="string" office:string-value="FF8E8B" calcext:value-type="string">
            <text:p>FF8E8B</text:p>
          </table:table-cell>
          <table:table-cell table:style-name="ce18" table:formula="of:=DEC2HEX(16748328+[.A37])" office:value-type="string" office:string-value="FF8F4B" calcext:value-type="string">
            <text:p>FF8F4B</text:p>
          </table:table-cell>
          <table:table-cell table:style-name="ce18" table:formula="of:=DEC2HEX(16748520+[.A37])" office:value-type="string" office:string-value="FF900B" calcext:value-type="string">
            <text:p>FF900B</text:p>
          </table:table-cell>
          <table:table-cell table:number-columns-repeated="100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HEX([.A38])" office:value-type="string" office:string-value="24" calcext:value-type="string">
            <text:p>24</text:p>
          </table:table-cell>
          <table:table-cell table:number-columns-repeated="2"/>
          <table:table-cell table:formula="of:=DEC2HEX(16746216+[.A38])" office:value-type="string" office:string-value="FF870C" calcext:value-type="string">
            <text:p>FF870C</text:p>
          </table:table-cell>
          <table:table-cell table:formula="of:=DEC2HEX(16746408+[.A38])" office:value-type="string" office:string-value="FF87CC" calcext:value-type="string">
            <text:p>FF87CC</text:p>
          </table:table-cell>
          <table:table-cell table:formula="of:=DEC2HEX(16746600+[.A38])" office:value-type="string" office:string-value="FF888C" calcext:value-type="string">
            <text:p>FF888C</text:p>
          </table:table-cell>
          <table:table-cell table:style-name="ce18" table:formula="of:=DEC2HEX(16746792+[.A38])" office:value-type="string" office:string-value="FF894C" calcext:value-type="string">
            <text:p>FF894C</text:p>
          </table:table-cell>
          <table:table-cell table:style-name="ce18" table:formula="of:=DEC2HEX(16746984+[.A38])" office:value-type="string" office:string-value="FF8A0C" calcext:value-type="string">
            <text:p>FF8A0C</text:p>
          </table:table-cell>
          <table:table-cell table:style-name="ce18" table:formula="of:=DEC2HEX(16747176+[.A38])" office:value-type="string" office:string-value="FF8ACC" calcext:value-type="string">
            <text:p>FF8ACC</text:p>
          </table:table-cell>
          <table:table-cell table:style-name="ce18" table:formula="of:=DEC2HEX(16747368+[.A38])" office:value-type="string" office:string-value="FF8B8C" calcext:value-type="string">
            <text:p>FF8B8C</text:p>
          </table:table-cell>
          <table:table-cell table:style-name="ce18" table:formula="of:=DEC2HEX(16747560+[.A38])" office:value-type="string" office:string-value="FF8C4C" calcext:value-type="string">
            <text:p>FF8C4C</text:p>
          </table:table-cell>
          <table:table-cell table:style-name="ce18" table:formula="of:=DEC2HEX(16747752+[.A38])" office:value-type="string" office:string-value="FF8D0C" calcext:value-type="string">
            <text:p>FF8D0C</text:p>
          </table:table-cell>
          <table:table-cell table:style-name="ce18" table:formula="of:=DEC2HEX(16747944+[.A38])" office:value-type="string" office:string-value="FF8DCC" calcext:value-type="string">
            <text:p>FF8DCC</text:p>
          </table:table-cell>
          <table:table-cell table:style-name="ce18" table:formula="of:=DEC2HEX(16748136+[.A38])" office:value-type="string" office:string-value="FF8E8C" calcext:value-type="string">
            <text:p>FF8E8C</text:p>
          </table:table-cell>
          <table:table-cell table:style-name="ce18" table:formula="of:=DEC2HEX(16748328+[.A38])" office:value-type="string" office:string-value="FF8F4C" calcext:value-type="string">
            <text:p>FF8F4C</text:p>
          </table:table-cell>
          <table:table-cell table:style-name="ce18" table:formula="of:=DEC2HEX(16748520+[.A38])" office:value-type="string" office:string-value="FF900C" calcext:value-type="string">
            <text:p>FF900C</text:p>
          </table:table-cell>
          <table:table-cell table:number-columns-repeated="100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HEX([.A39])" office:value-type="string" office:string-value="25" calcext:value-type="string">
            <text:p>25</text:p>
          </table:table-cell>
          <table:table-cell table:number-columns-repeated="2"/>
          <table:table-cell table:formula="of:=DEC2HEX(16746216+[.A39])" office:value-type="string" office:string-value="FF870D" calcext:value-type="string">
            <text:p>FF870D</text:p>
          </table:table-cell>
          <table:table-cell table:formula="of:=DEC2HEX(16746408+[.A39])" office:value-type="string" office:string-value="FF87CD" calcext:value-type="string">
            <text:p>FF87CD</text:p>
          </table:table-cell>
          <table:table-cell table:formula="of:=DEC2HEX(16746600+[.A39])" office:value-type="string" office:string-value="FF888D" calcext:value-type="string">
            <text:p>FF888D</text:p>
          </table:table-cell>
          <table:table-cell table:style-name="ce18" table:formula="of:=DEC2HEX(16746792+[.A39])" office:value-type="string" office:string-value="FF894D" calcext:value-type="string">
            <text:p>FF894D</text:p>
          </table:table-cell>
          <table:table-cell table:style-name="ce18" table:formula="of:=DEC2HEX(16746984+[.A39])" office:value-type="string" office:string-value="FF8A0D" calcext:value-type="string">
            <text:p>FF8A0D</text:p>
          </table:table-cell>
          <table:table-cell table:style-name="ce18" table:formula="of:=DEC2HEX(16747176+[.A39])" office:value-type="string" office:string-value="FF8ACD" calcext:value-type="string">
            <text:p>FF8ACD</text:p>
          </table:table-cell>
          <table:table-cell table:style-name="ce18" table:formula="of:=DEC2HEX(16747368+[.A39])" office:value-type="string" office:string-value="FF8B8D" calcext:value-type="string">
            <text:p>FF8B8D</text:p>
          </table:table-cell>
          <table:table-cell table:style-name="ce18" table:formula="of:=DEC2HEX(16747560+[.A39])" office:value-type="string" office:string-value="FF8C4D" calcext:value-type="string">
            <text:p>FF8C4D</text:p>
          </table:table-cell>
          <table:table-cell table:style-name="ce18" table:formula="of:=DEC2HEX(16747752+[.A39])" office:value-type="string" office:string-value="FF8D0D" calcext:value-type="string">
            <text:p>FF8D0D</text:p>
          </table:table-cell>
          <table:table-cell table:style-name="ce18" table:formula="of:=DEC2HEX(16747944+[.A39])" office:value-type="string" office:string-value="FF8DCD" calcext:value-type="string">
            <text:p>FF8DCD</text:p>
          </table:table-cell>
          <table:table-cell table:style-name="ce18" table:formula="of:=DEC2HEX(16748136+[.A39])" office:value-type="string" office:string-value="FF8E8D" calcext:value-type="string">
            <text:p>FF8E8D</text:p>
          </table:table-cell>
          <table:table-cell table:style-name="ce18" table:formula="of:=DEC2HEX(16748328+[.A39])" office:value-type="string" office:string-value="FF8F4D" calcext:value-type="string">
            <text:p>FF8F4D</text:p>
          </table:table-cell>
          <table:table-cell table:style-name="ce18" table:formula="of:=DEC2HEX(16748520+[.A39])" office:value-type="string" office:string-value="FF900D" calcext:value-type="string">
            <text:p>FF900D</text:p>
          </table:table-cell>
          <table:table-cell table:number-columns-repeated="100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HEX([.A40])" office:value-type="string" office:string-value="26" calcext:value-type="string">
            <text:p>26</text:p>
          </table:table-cell>
          <table:table-cell table:number-columns-repeated="2"/>
          <table:table-cell table:formula="of:=DEC2HEX(16746216+[.A40])" office:value-type="string" office:string-value="FF870E" calcext:value-type="string">
            <text:p>FF870E</text:p>
          </table:table-cell>
          <table:table-cell table:formula="of:=DEC2HEX(16746408+[.A40])" office:value-type="string" office:string-value="FF87CE" calcext:value-type="string">
            <text:p>FF87CE</text:p>
          </table:table-cell>
          <table:table-cell table:formula="of:=DEC2HEX(16746600+[.A40])" office:value-type="string" office:string-value="FF888E" calcext:value-type="string">
            <text:p>FF888E</text:p>
          </table:table-cell>
          <table:table-cell table:style-name="ce18" table:formula="of:=DEC2HEX(16746792+[.A40])" office:value-type="string" office:string-value="FF894E" calcext:value-type="string">
            <text:p>FF894E</text:p>
          </table:table-cell>
          <table:table-cell table:style-name="ce18" table:formula="of:=DEC2HEX(16746984+[.A40])" office:value-type="string" office:string-value="FF8A0E" calcext:value-type="string">
            <text:p>FF8A0E</text:p>
          </table:table-cell>
          <table:table-cell table:style-name="ce18" table:formula="of:=DEC2HEX(16747176+[.A40])" office:value-type="string" office:string-value="FF8ACE" calcext:value-type="string">
            <text:p>FF8ACE</text:p>
          </table:table-cell>
          <table:table-cell table:style-name="ce18" table:formula="of:=DEC2HEX(16747368+[.A40])" office:value-type="string" office:string-value="FF8B8E" calcext:value-type="string">
            <text:p>FF8B8E</text:p>
          </table:table-cell>
          <table:table-cell table:style-name="ce18" table:formula="of:=DEC2HEX(16747560+[.A40])" office:value-type="string" office:string-value="FF8C4E" calcext:value-type="string">
            <text:p>FF8C4E</text:p>
          </table:table-cell>
          <table:table-cell table:style-name="ce18" table:formula="of:=DEC2HEX(16747752+[.A40])" office:value-type="string" office:string-value="FF8D0E" calcext:value-type="string">
            <text:p>FF8D0E</text:p>
          </table:table-cell>
          <table:table-cell table:style-name="ce18" table:formula="of:=DEC2HEX(16747944+[.A40])" office:value-type="string" office:string-value="FF8DCE" calcext:value-type="string">
            <text:p>FF8DCE</text:p>
          </table:table-cell>
          <table:table-cell table:style-name="ce18" table:formula="of:=DEC2HEX(16748136+[.A40])" office:value-type="string" office:string-value="FF8E8E" calcext:value-type="string">
            <text:p>FF8E8E</text:p>
          </table:table-cell>
          <table:table-cell table:style-name="ce18" table:formula="of:=DEC2HEX(16748328+[.A40])" office:value-type="string" office:string-value="FF8F4E" calcext:value-type="string">
            <text:p>FF8F4E</text:p>
          </table:table-cell>
          <table:table-cell table:style-name="ce18" table:formula="of:=DEC2HEX(16748520+[.A40])" office:value-type="string" office:string-value="FF900E" calcext:value-type="string">
            <text:p>FF900E</text:p>
          </table:table-cell>
          <table:table-cell table:number-columns-repeated="100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HEX([.A41])" office:value-type="string" office:string-value="27" calcext:value-type="string">
            <text:p>27</text:p>
          </table:table-cell>
          <table:table-cell table:number-columns-repeated="2"/>
          <table:table-cell table:formula="of:=DEC2HEX(16746216+[.A41])" office:value-type="string" office:string-value="FF870F" calcext:value-type="string">
            <text:p>FF870F</text:p>
          </table:table-cell>
          <table:table-cell table:formula="of:=DEC2HEX(16746408+[.A41])" office:value-type="string" office:string-value="FF87CF" calcext:value-type="string">
            <text:p>FF87CF</text:p>
          </table:table-cell>
          <table:table-cell table:formula="of:=DEC2HEX(16746600+[.A41])" office:value-type="string" office:string-value="FF888F" calcext:value-type="string">
            <text:p>FF888F</text:p>
          </table:table-cell>
          <table:table-cell table:style-name="ce18" table:formula="of:=DEC2HEX(16746792+[.A41])" office:value-type="string" office:string-value="FF894F" calcext:value-type="string">
            <text:p>FF894F</text:p>
          </table:table-cell>
          <table:table-cell table:style-name="ce18" table:formula="of:=DEC2HEX(16746984+[.A41])" office:value-type="string" office:string-value="FF8A0F" calcext:value-type="string">
            <text:p>FF8A0F</text:p>
          </table:table-cell>
          <table:table-cell table:style-name="ce18" table:formula="of:=DEC2HEX(16747176+[.A41])" office:value-type="string" office:string-value="FF8ACF" calcext:value-type="string">
            <text:p>FF8ACF</text:p>
          </table:table-cell>
          <table:table-cell table:style-name="ce18" table:formula="of:=DEC2HEX(16747368+[.A41])" office:value-type="string" office:string-value="FF8B8F" calcext:value-type="string">
            <text:p>FF8B8F</text:p>
          </table:table-cell>
          <table:table-cell table:style-name="ce18" table:formula="of:=DEC2HEX(16747560+[.A41])" office:value-type="string" office:string-value="FF8C4F" calcext:value-type="string">
            <text:p>FF8C4F</text:p>
          </table:table-cell>
          <table:table-cell table:style-name="ce18" table:formula="of:=DEC2HEX(16747752+[.A41])" office:value-type="string" office:string-value="FF8D0F" calcext:value-type="string">
            <text:p>FF8D0F</text:p>
          </table:table-cell>
          <table:table-cell table:style-name="ce18" table:formula="of:=DEC2HEX(16747944+[.A41])" office:value-type="string" office:string-value="FF8DCF" calcext:value-type="string">
            <text:p>FF8DCF</text:p>
          </table:table-cell>
          <table:table-cell table:style-name="ce18" table:formula="of:=DEC2HEX(16748136+[.A41])" office:value-type="string" office:string-value="FF8E8F" calcext:value-type="string">
            <text:p>FF8E8F</text:p>
          </table:table-cell>
          <table:table-cell table:style-name="ce18" table:formula="of:=DEC2HEX(16748328+[.A41])" office:value-type="string" office:string-value="FF8F4F" calcext:value-type="string">
            <text:p>FF8F4F</text:p>
          </table:table-cell>
          <table:table-cell table:style-name="ce18" table:formula="of:=DEC2HEX(16748520+[.A41])" office:value-type="string" office:string-value="FF900F" calcext:value-type="string">
            <text:p>FF900F</text:p>
          </table:table-cell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HEX([.A42])" office:value-type="string" office:string-value="28" calcext:value-type="string">
            <text:p>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imation frame counter</text:p>
          </table:table-cell>
          <table:table-cell table:formula="of:=DEC2HEX(16746216+[.A42])" office:value-type="string" office:string-value="FF8710" calcext:value-type="string">
            <text:p>FF8710</text:p>
          </table:table-cell>
          <table:table-cell table:formula="of:=DEC2HEX(16746408+[.A42])" office:value-type="string" office:string-value="FF87D0" calcext:value-type="string">
            <text:p>FF87D0</text:p>
          </table:table-cell>
          <table:table-cell table:formula="of:=DEC2HEX(16746600+[.A42])" office:value-type="string" office:string-value="FF8890" calcext:value-type="string">
            <text:p>FF8890</text:p>
          </table:table-cell>
          <table:table-cell table:style-name="ce18" table:formula="of:=DEC2HEX(16746792+[.A42])" office:value-type="string" office:string-value="FF8950" calcext:value-type="string">
            <text:p>FF8950</text:p>
          </table:table-cell>
          <table:table-cell table:style-name="ce18" table:formula="of:=DEC2HEX(16746984+[.A42])" office:value-type="string" office:string-value="FF8A10" calcext:value-type="string">
            <text:p>FF8A10</text:p>
          </table:table-cell>
          <table:table-cell table:style-name="ce18" table:formula="of:=DEC2HEX(16747176+[.A42])" office:value-type="string" office:string-value="FF8AD0" calcext:value-type="string">
            <text:p>FF8AD0</text:p>
          </table:table-cell>
          <table:table-cell table:style-name="ce18" table:formula="of:=DEC2HEX(16747368+[.A42])" office:value-type="string" office:string-value="FF8B90" calcext:value-type="string">
            <text:p>FF8B90</text:p>
          </table:table-cell>
          <table:table-cell table:style-name="ce18" table:formula="of:=DEC2HEX(16747560+[.A42])" office:value-type="string" office:string-value="FF8C50" calcext:value-type="string">
            <text:p>FF8C50</text:p>
          </table:table-cell>
          <table:table-cell table:style-name="ce18" table:formula="of:=DEC2HEX(16747752+[.A42])" office:value-type="string" office:string-value="FF8D10" calcext:value-type="string">
            <text:p>FF8D10</text:p>
          </table:table-cell>
          <table:table-cell table:style-name="ce18" table:formula="of:=DEC2HEX(16747944+[.A42])" office:value-type="string" office:string-value="FF8DD0" calcext:value-type="string">
            <text:p>FF8DD0</text:p>
          </table:table-cell>
          <table:table-cell table:style-name="ce18" table:formula="of:=DEC2HEX(16748136+[.A42])" office:value-type="string" office:string-value="FF8E90" calcext:value-type="string">
            <text:p>FF8E90</text:p>
          </table:table-cell>
          <table:table-cell table:style-name="ce18" table:formula="of:=DEC2HEX(16748328+[.A42])" office:value-type="string" office:string-value="FF8F50" calcext:value-type="string">
            <text:p>FF8F50</text:p>
          </table:table-cell>
          <table:table-cell table:style-name="ce18" table:formula="of:=DEC2HEX(16748520+[.A42])" office:value-type="string" office:string-value="FF9010" calcext:value-type="string">
            <text:p>FF9010</text:p>
          </table:table-cell>
          <table:table-cell table:number-columns-repeated="100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HEX([.A43])" office:value-type="string" office:string-value="29" calcext:value-type="string">
            <text:p>29</text:p>
          </table:table-cell>
          <table:table-cell table:number-columns-repeated="2"/>
          <table:table-cell table:formula="of:=DEC2HEX(16746216+[.A43])" office:value-type="string" office:string-value="FF8711" calcext:value-type="string">
            <text:p>FF8711</text:p>
          </table:table-cell>
          <table:table-cell table:formula="of:=DEC2HEX(16746408+[.A43])" office:value-type="string" office:string-value="FF87D1" calcext:value-type="string">
            <text:p>FF87D1</text:p>
          </table:table-cell>
          <table:table-cell table:formula="of:=DEC2HEX(16746600+[.A43])" office:value-type="string" office:string-value="FF8891" calcext:value-type="string">
            <text:p>FF8891</text:p>
          </table:table-cell>
          <table:table-cell table:style-name="ce18" table:formula="of:=DEC2HEX(16746792+[.A43])" office:value-type="string" office:string-value="FF8951" calcext:value-type="string">
            <text:p>FF8951</text:p>
          </table:table-cell>
          <table:table-cell table:style-name="ce18" table:formula="of:=DEC2HEX(16746984+[.A43])" office:value-type="string" office:string-value="FF8A11" calcext:value-type="string">
            <text:p>FF8A11</text:p>
          </table:table-cell>
          <table:table-cell table:style-name="ce18" table:formula="of:=DEC2HEX(16747176+[.A43])" office:value-type="string" office:string-value="FF8AD1" calcext:value-type="string">
            <text:p>FF8AD1</text:p>
          </table:table-cell>
          <table:table-cell table:style-name="ce18" table:formula="of:=DEC2HEX(16747368+[.A43])" office:value-type="string" office:string-value="FF8B91" calcext:value-type="string">
            <text:p>FF8B91</text:p>
          </table:table-cell>
          <table:table-cell table:style-name="ce18" table:formula="of:=DEC2HEX(16747560+[.A43])" office:value-type="string" office:string-value="FF8C51" calcext:value-type="string">
            <text:p>FF8C51</text:p>
          </table:table-cell>
          <table:table-cell table:style-name="ce18" table:formula="of:=DEC2HEX(16747752+[.A43])" office:value-type="string" office:string-value="FF8D11" calcext:value-type="string">
            <text:p>FF8D11</text:p>
          </table:table-cell>
          <table:table-cell table:style-name="ce18" table:formula="of:=DEC2HEX(16747944+[.A43])" office:value-type="string" office:string-value="FF8DD1" calcext:value-type="string">
            <text:p>FF8DD1</text:p>
          </table:table-cell>
          <table:table-cell table:style-name="ce18" table:formula="of:=DEC2HEX(16748136+[.A43])" office:value-type="string" office:string-value="FF8E91" calcext:value-type="string">
            <text:p>FF8E91</text:p>
          </table:table-cell>
          <table:table-cell table:style-name="ce18" table:formula="of:=DEC2HEX(16748328+[.A43])" office:value-type="string" office:string-value="FF8F51" calcext:value-type="string">
            <text:p>FF8F51</text:p>
          </table:table-cell>
          <table:table-cell table:style-name="ce18" table:formula="of:=DEC2HEX(16748520+[.A43])" office:value-type="string" office:string-value="FF9011" calcext:value-type="string">
            <text:p>FF9011</text:p>
          </table:table-cell>
          <table:table-cell table:number-columns-repeated="100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HEX([.A44])" office:value-type="string" office:string-value="2A" calcext:value-type="string">
            <text:p>2A</text:p>
          </table:table-cell>
          <table:table-cell office:value-type="string" calcext:value-type="string" table:number-columns-spanned="1" table:number-rows-spanned="2">
            <text:p>w</text:p>
          </table:table-cell>
          <table:table-cell office:value-type="string" calcext:value-type="string" table:number-columns-spanned="1" table:number-rows-spanned="2">
            <text:p>Animation frame pointer</text:p>
          </table:table-cell>
          <table:table-cell table:formula="of:=DEC2HEX(16746216+[.A44])" office:value-type="string" office:string-value="FF8712" calcext:value-type="string">
            <text:p>FF8712</text:p>
          </table:table-cell>
          <table:table-cell table:formula="of:=DEC2HEX(16746408+[.A44])" office:value-type="string" office:string-value="FF87D2" calcext:value-type="string">
            <text:p>FF87D2</text:p>
          </table:table-cell>
          <table:table-cell table:formula="of:=DEC2HEX(16746600+[.A44])" office:value-type="string" office:string-value="FF8892" calcext:value-type="string">
            <text:p>FF8892</text:p>
          </table:table-cell>
          <table:table-cell table:style-name="ce18" table:formula="of:=DEC2HEX(16746792+[.A44])" office:value-type="string" office:string-value="FF8952" calcext:value-type="string">
            <text:p>FF8952</text:p>
          </table:table-cell>
          <table:table-cell table:style-name="ce18" table:formula="of:=DEC2HEX(16746984+[.A44])" office:value-type="string" office:string-value="FF8A12" calcext:value-type="string">
            <text:p>FF8A12</text:p>
          </table:table-cell>
          <table:table-cell table:style-name="ce18" table:formula="of:=DEC2HEX(16747176+[.A44])" office:value-type="string" office:string-value="FF8AD2" calcext:value-type="string">
            <text:p>FF8AD2</text:p>
          </table:table-cell>
          <table:table-cell table:style-name="ce18" table:formula="of:=DEC2HEX(16747368+[.A44])" office:value-type="string" office:string-value="FF8B92" calcext:value-type="string">
            <text:p>FF8B92</text:p>
          </table:table-cell>
          <table:table-cell table:style-name="ce18" table:formula="of:=DEC2HEX(16747560+[.A44])" office:value-type="string" office:string-value="FF8C52" calcext:value-type="string">
            <text:p>FF8C52</text:p>
          </table:table-cell>
          <table:table-cell table:style-name="ce18" table:formula="of:=DEC2HEX(16747752+[.A44])" office:value-type="string" office:string-value="FF8D12" calcext:value-type="string">
            <text:p>FF8D12</text:p>
          </table:table-cell>
          <table:table-cell table:style-name="ce18" table:formula="of:=DEC2HEX(16747944+[.A44])" office:value-type="string" office:string-value="FF8DD2" calcext:value-type="string">
            <text:p>FF8DD2</text:p>
          </table:table-cell>
          <table:table-cell table:style-name="ce18" table:formula="of:=DEC2HEX(16748136+[.A44])" office:value-type="string" office:string-value="FF8E92" calcext:value-type="string">
            <text:p>FF8E92</text:p>
          </table:table-cell>
          <table:table-cell table:style-name="ce18" table:formula="of:=DEC2HEX(16748328+[.A44])" office:value-type="string" office:string-value="FF8F52" calcext:value-type="string">
            <text:p>FF8F52</text:p>
          </table:table-cell>
          <table:table-cell table:style-name="ce18" table:formula="of:=DEC2HEX(16748520+[.A44])" office:value-type="string" office:string-value="FF9012" calcext:value-type="string">
            <text:p>FF9012</text:p>
          </table:table-cell>
          <table:table-cell table:number-columns-repeated="100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HEX([.A45])" office:value-type="string" office:string-value="2B" calcext:value-type="string">
            <text:p>2B</text:p>
          </table:table-cell>
          <table:covered-table-cell table:number-columns-repeated="2"/>
          <table:table-cell table:formula="of:=DEC2HEX(16746216+[.A45])" office:value-type="string" office:string-value="FF8713" calcext:value-type="string">
            <text:p>FF8713</text:p>
          </table:table-cell>
          <table:table-cell table:formula="of:=DEC2HEX(16746408+[.A45])" office:value-type="string" office:string-value="FF87D3" calcext:value-type="string">
            <text:p>FF87D3</text:p>
          </table:table-cell>
          <table:table-cell table:formula="of:=DEC2HEX(16746600+[.A45])" office:value-type="string" office:string-value="FF8893" calcext:value-type="string">
            <text:p>FF8893</text:p>
          </table:table-cell>
          <table:table-cell table:style-name="ce18" table:formula="of:=DEC2HEX(16746792+[.A45])" office:value-type="string" office:string-value="FF8953" calcext:value-type="string">
            <text:p>FF8953</text:p>
          </table:table-cell>
          <table:table-cell table:style-name="ce18" table:formula="of:=DEC2HEX(16746984+[.A45])" office:value-type="string" office:string-value="FF8A13" calcext:value-type="string">
            <text:p>FF8A13</text:p>
          </table:table-cell>
          <table:table-cell table:style-name="ce18" table:formula="of:=DEC2HEX(16747176+[.A45])" office:value-type="string" office:string-value="FF8AD3" calcext:value-type="string">
            <text:p>FF8AD3</text:p>
          </table:table-cell>
          <table:table-cell table:style-name="ce18" table:formula="of:=DEC2HEX(16747368+[.A45])" office:value-type="string" office:string-value="FF8B93" calcext:value-type="string">
            <text:p>FF8B93</text:p>
          </table:table-cell>
          <table:table-cell table:style-name="ce18" table:formula="of:=DEC2HEX(16747560+[.A45])" office:value-type="string" office:string-value="FF8C53" calcext:value-type="string">
            <text:p>FF8C53</text:p>
          </table:table-cell>
          <table:table-cell table:style-name="ce18" table:formula="of:=DEC2HEX(16747752+[.A45])" office:value-type="string" office:string-value="FF8D13" calcext:value-type="string">
            <text:p>FF8D13</text:p>
          </table:table-cell>
          <table:table-cell table:style-name="ce18" table:formula="of:=DEC2HEX(16747944+[.A45])" office:value-type="string" office:string-value="FF8DD3" calcext:value-type="string">
            <text:p>FF8DD3</text:p>
          </table:table-cell>
          <table:table-cell table:style-name="ce18" table:formula="of:=DEC2HEX(16748136+[.A45])" office:value-type="string" office:string-value="FF8E93" calcext:value-type="string">
            <text:p>FF8E93</text:p>
          </table:table-cell>
          <table:table-cell table:style-name="ce18" table:formula="of:=DEC2HEX(16748328+[.A45])" office:value-type="string" office:string-value="FF8F53" calcext:value-type="string">
            <text:p>FF8F53</text:p>
          </table:table-cell>
          <table:table-cell table:style-name="ce18" table:formula="of:=DEC2HEX(16748520+[.A45])" office:value-type="string" office:string-value="FF9013" calcext:value-type="string">
            <text:p>FF9013</text:p>
          </table:table-cell>
          <table:table-cell table:number-columns-repeated="100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HEX([.A46])" office:value-type="string" office:string-value="2C" calcext:value-type="string">
            <text:p>2C</text:p>
          </table:table-cell>
          <table:table-cell office:value-type="string" calcext:value-type="string" table:number-columns-spanned="1" table:number-rows-spanned="2">
            <text:p>w</text:p>
          </table:table-cell>
          <table:table-cell office:value-type="string" calcext:value-type="string" table:number-columns-spanned="1" table:number-rows-spanned="2">
            <text:p>Animation controller?</text:p>
          </table:table-cell>
          <table:table-cell table:formula="of:=DEC2HEX(16746216+[.A46])" office:value-type="string" office:string-value="FF8714" calcext:value-type="string">
            <text:p>FF8714</text:p>
          </table:table-cell>
          <table:table-cell table:formula="of:=DEC2HEX(16746408+[.A46])" office:value-type="string" office:string-value="FF87D4" calcext:value-type="string">
            <text:p>FF87D4</text:p>
          </table:table-cell>
          <table:table-cell table:formula="of:=DEC2HEX(16746600+[.A46])" office:value-type="string" office:string-value="FF8894" calcext:value-type="string">
            <text:p>FF8894</text:p>
          </table:table-cell>
          <table:table-cell table:style-name="ce18" table:formula="of:=DEC2HEX(16746792+[.A46])" office:value-type="string" office:string-value="FF8954" calcext:value-type="string">
            <text:p>FF8954</text:p>
          </table:table-cell>
          <table:table-cell table:style-name="ce18" table:formula="of:=DEC2HEX(16746984+[.A46])" office:value-type="string" office:string-value="FF8A14" calcext:value-type="string">
            <text:p>FF8A14</text:p>
          </table:table-cell>
          <table:table-cell table:style-name="ce18" table:formula="of:=DEC2HEX(16747176+[.A46])" office:value-type="string" office:string-value="FF8AD4" calcext:value-type="string">
            <text:p>FF8AD4</text:p>
          </table:table-cell>
          <table:table-cell table:style-name="ce18" table:formula="of:=DEC2HEX(16747368+[.A46])" office:value-type="string" office:string-value="FF8B94" calcext:value-type="string">
            <text:p>FF8B94</text:p>
          </table:table-cell>
          <table:table-cell table:style-name="ce18" table:formula="of:=DEC2HEX(16747560+[.A46])" office:value-type="string" office:string-value="FF8C54" calcext:value-type="string">
            <text:p>FF8C54</text:p>
          </table:table-cell>
          <table:table-cell table:style-name="ce18" table:formula="of:=DEC2HEX(16747752+[.A46])" office:value-type="string" office:string-value="FF8D14" calcext:value-type="string">
            <text:p>FF8D14</text:p>
          </table:table-cell>
          <table:table-cell table:style-name="ce18" table:formula="of:=DEC2HEX(16747944+[.A46])" office:value-type="string" office:string-value="FF8DD4" calcext:value-type="string">
            <text:p>FF8DD4</text:p>
          </table:table-cell>
          <table:table-cell table:style-name="ce18" table:formula="of:=DEC2HEX(16748136+[.A46])" office:value-type="string" office:string-value="FF8E94" calcext:value-type="string">
            <text:p>FF8E94</text:p>
          </table:table-cell>
          <table:table-cell table:style-name="ce18" table:formula="of:=DEC2HEX(16748328+[.A46])" office:value-type="string" office:string-value="FF8F54" calcext:value-type="string">
            <text:p>FF8F54</text:p>
          </table:table-cell>
          <table:table-cell table:style-name="ce18" table:formula="of:=DEC2HEX(16748520+[.A46])" office:value-type="string" office:string-value="FF9014" calcext:value-type="string">
            <text:p>FF9014</text:p>
          </table:table-cell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HEX([.A47])" office:value-type="string" office:string-value="2D" calcext:value-type="string">
            <text:p>2D</text:p>
          </table:table-cell>
          <table:covered-table-cell table:number-columns-repeated="2"/>
          <table:table-cell table:formula="of:=DEC2HEX(16746216+[.A47])" office:value-type="string" office:string-value="FF8715" calcext:value-type="string">
            <text:p>FF8715</text:p>
          </table:table-cell>
          <table:table-cell table:formula="of:=DEC2HEX(16746408+[.A47])" office:value-type="string" office:string-value="FF87D5" calcext:value-type="string">
            <text:p>FF87D5</text:p>
          </table:table-cell>
          <table:table-cell table:formula="of:=DEC2HEX(16746600+[.A47])" office:value-type="string" office:string-value="FF8895" calcext:value-type="string">
            <text:p>FF8895</text:p>
          </table:table-cell>
          <table:table-cell table:style-name="ce18" table:formula="of:=DEC2HEX(16746792+[.A47])" office:value-type="string" office:string-value="FF8955" calcext:value-type="string">
            <text:p>FF8955</text:p>
          </table:table-cell>
          <table:table-cell table:style-name="ce18" table:formula="of:=DEC2HEX(16746984+[.A47])" office:value-type="string" office:string-value="FF8A15" calcext:value-type="string">
            <text:p>FF8A15</text:p>
          </table:table-cell>
          <table:table-cell table:style-name="ce18" table:formula="of:=DEC2HEX(16747176+[.A47])" office:value-type="string" office:string-value="FF8AD5" calcext:value-type="string">
            <text:p>FF8AD5</text:p>
          </table:table-cell>
          <table:table-cell table:style-name="ce18" table:formula="of:=DEC2HEX(16747368+[.A47])" office:value-type="string" office:string-value="FF8B95" calcext:value-type="string">
            <text:p>FF8B95</text:p>
          </table:table-cell>
          <table:table-cell table:style-name="ce18" table:formula="of:=DEC2HEX(16747560+[.A47])" office:value-type="string" office:string-value="FF8C55" calcext:value-type="string">
            <text:p>FF8C55</text:p>
          </table:table-cell>
          <table:table-cell table:style-name="ce18" table:formula="of:=DEC2HEX(16747752+[.A47])" office:value-type="string" office:string-value="FF8D15" calcext:value-type="string">
            <text:p>FF8D15</text:p>
          </table:table-cell>
          <table:table-cell table:style-name="ce18" table:formula="of:=DEC2HEX(16747944+[.A47])" office:value-type="string" office:string-value="FF8DD5" calcext:value-type="string">
            <text:p>FF8DD5</text:p>
          </table:table-cell>
          <table:table-cell table:style-name="ce18" table:formula="of:=DEC2HEX(16748136+[.A47])" office:value-type="string" office:string-value="FF8E95" calcext:value-type="string">
            <text:p>FF8E95</text:p>
          </table:table-cell>
          <table:table-cell table:style-name="ce18" table:formula="of:=DEC2HEX(16748328+[.A47])" office:value-type="string" office:string-value="FF8F55" calcext:value-type="string">
            <text:p>FF8F55</text:p>
          </table:table-cell>
          <table:table-cell table:style-name="ce18" table:formula="of:=DEC2HEX(16748520+[.A47])" office:value-type="string" office:string-value="FF9015" calcext:value-type="string">
            <text:p>FF9015</text:p>
          </table:table-cell>
          <table:table-cell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HEX([.A48])" office:value-type="string" office:string-value="2E" calcext:value-type="string">
            <text:p>2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irection facing 00 = right, 01 = left</text:p>
          </table:table-cell>
          <table:table-cell table:formula="of:=DEC2HEX(16746216+[.A48])" office:value-type="string" office:string-value="FF8716" calcext:value-type="string">
            <text:p>FF8716</text:p>
          </table:table-cell>
          <table:table-cell table:formula="of:=DEC2HEX(16746408+[.A48])" office:value-type="string" office:string-value="FF87D6" calcext:value-type="string">
            <text:p>FF87D6</text:p>
          </table:table-cell>
          <table:table-cell table:formula="of:=DEC2HEX(16746600+[.A48])" office:value-type="string" office:string-value="FF8896" calcext:value-type="string">
            <text:p>FF8896</text:p>
          </table:table-cell>
          <table:table-cell table:style-name="ce18" table:formula="of:=DEC2HEX(16746792+[.A48])" office:value-type="string" office:string-value="FF8956" calcext:value-type="string">
            <text:p>FF8956</text:p>
          </table:table-cell>
          <table:table-cell table:style-name="ce18" table:formula="of:=DEC2HEX(16746984+[.A48])" office:value-type="string" office:string-value="FF8A16" calcext:value-type="string">
            <text:p>FF8A16</text:p>
          </table:table-cell>
          <table:table-cell table:style-name="ce18" table:formula="of:=DEC2HEX(16747176+[.A48])" office:value-type="string" office:string-value="FF8AD6" calcext:value-type="string">
            <text:p>FF8AD6</text:p>
          </table:table-cell>
          <table:table-cell table:style-name="ce18" table:formula="of:=DEC2HEX(16747368+[.A48])" office:value-type="string" office:string-value="FF8B96" calcext:value-type="string">
            <text:p>FF8B96</text:p>
          </table:table-cell>
          <table:table-cell table:style-name="ce18" table:formula="of:=DEC2HEX(16747560+[.A48])" office:value-type="string" office:string-value="FF8C56" calcext:value-type="string">
            <text:p>FF8C56</text:p>
          </table:table-cell>
          <table:table-cell table:style-name="ce18" table:formula="of:=DEC2HEX(16747752+[.A48])" office:value-type="string" office:string-value="FF8D16" calcext:value-type="string">
            <text:p>FF8D16</text:p>
          </table:table-cell>
          <table:table-cell table:style-name="ce18" table:formula="of:=DEC2HEX(16747944+[.A48])" office:value-type="string" office:string-value="FF8DD6" calcext:value-type="string">
            <text:p>FF8DD6</text:p>
          </table:table-cell>
          <table:table-cell table:style-name="ce18" table:formula="of:=DEC2HEX(16748136+[.A48])" office:value-type="string" office:string-value="FF8E96" calcext:value-type="string">
            <text:p>FF8E96</text:p>
          </table:table-cell>
          <table:table-cell table:style-name="ce18" table:formula="of:=DEC2HEX(16748328+[.A48])" office:value-type="string" office:string-value="FF8F56" calcext:value-type="string">
            <text:p>FF8F56</text:p>
          </table:table-cell>
          <table:table-cell table:style-name="ce18" table:formula="of:=DEC2HEX(16748520+[.A48])" office:value-type="string" office:string-value="FF9016" calcext:value-type="string">
            <text:p>FF9016</text:p>
          </table:table-cell>
          <table:table-cell table:number-columns-repeated="100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HEX([.A49])" office:value-type="string" office:string-value="2F" calcext:value-type="string">
            <text:p>2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lette (00 – 1F). Value of 00 seems to force current anim’s default palette, not as a literal palette offset</text:p>
          </table:table-cell>
          <table:table-cell table:formula="of:=DEC2HEX(16746216+[.A49])" office:value-type="string" office:string-value="FF8717" calcext:value-type="string">
            <text:p>FF8717</text:p>
          </table:table-cell>
          <table:table-cell table:formula="of:=DEC2HEX(16746408+[.A49])" office:value-type="string" office:string-value="FF87D7" calcext:value-type="string">
            <text:p>FF87D7</text:p>
          </table:table-cell>
          <table:table-cell table:formula="of:=DEC2HEX(16746600+[.A49])" office:value-type="string" office:string-value="FF8897" calcext:value-type="string">
            <text:p>FF8897</text:p>
          </table:table-cell>
          <table:table-cell table:style-name="ce18" table:formula="of:=DEC2HEX(16746792+[.A49])" office:value-type="string" office:string-value="FF8957" calcext:value-type="string">
            <text:p>FF8957</text:p>
          </table:table-cell>
          <table:table-cell table:style-name="ce18" table:formula="of:=DEC2HEX(16746984+[.A49])" office:value-type="string" office:string-value="FF8A17" calcext:value-type="string">
            <text:p>FF8A17</text:p>
          </table:table-cell>
          <table:table-cell table:style-name="ce18" table:formula="of:=DEC2HEX(16747176+[.A49])" office:value-type="string" office:string-value="FF8AD7" calcext:value-type="string">
            <text:p>FF8AD7</text:p>
          </table:table-cell>
          <table:table-cell table:style-name="ce18" table:formula="of:=DEC2HEX(16747368+[.A49])" office:value-type="string" office:string-value="FF8B97" calcext:value-type="string">
            <text:p>FF8B97</text:p>
          </table:table-cell>
          <table:table-cell table:style-name="ce18" table:formula="of:=DEC2HEX(16747560+[.A49])" office:value-type="string" office:string-value="FF8C57" calcext:value-type="string">
            <text:p>FF8C57</text:p>
          </table:table-cell>
          <table:table-cell table:style-name="ce18" table:formula="of:=DEC2HEX(16747752+[.A49])" office:value-type="string" office:string-value="FF8D17" calcext:value-type="string">
            <text:p>FF8D17</text:p>
          </table:table-cell>
          <table:table-cell table:style-name="ce18" table:formula="of:=DEC2HEX(16747944+[.A49])" office:value-type="string" office:string-value="FF8DD7" calcext:value-type="string">
            <text:p>FF8DD7</text:p>
          </table:table-cell>
          <table:table-cell table:style-name="ce18" table:formula="of:=DEC2HEX(16748136+[.A49])" office:value-type="string" office:string-value="FF8E97" calcext:value-type="string">
            <text:p>FF8E97</text:p>
          </table:table-cell>
          <table:table-cell table:style-name="ce18" table:formula="of:=DEC2HEX(16748328+[.A49])" office:value-type="string" office:string-value="FF8F57" calcext:value-type="string">
            <text:p>FF8F57</text:p>
          </table:table-cell>
          <table:table-cell table:style-name="ce18" table:formula="of:=DEC2HEX(16748520+[.A49])" office:value-type="string" office:string-value="FF9017" calcext:value-type="string">
            <text:p>FF9017</text:p>
          </table:table-cell>
          <table:table-cell table:number-columns-repeated="100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HEX([.A50])" office:value-type="string" office:string-value="30" calcext:value-type="string">
            <text:p>30</text:p>
          </table:table-cell>
          <table:table-cell table:number-columns-repeated="2"/>
          <table:table-cell table:formula="of:=DEC2HEX(16746216+[.A50])" office:value-type="string" office:string-value="FF8718" calcext:value-type="string">
            <text:p>FF8718</text:p>
          </table:table-cell>
          <table:table-cell table:formula="of:=DEC2HEX(16746408+[.A50])" office:value-type="string" office:string-value="FF87D8" calcext:value-type="string">
            <text:p>FF87D8</text:p>
          </table:table-cell>
          <table:table-cell table:formula="of:=DEC2HEX(16746600+[.A50])" office:value-type="string" office:string-value="FF8898" calcext:value-type="string">
            <text:p>FF8898</text:p>
          </table:table-cell>
          <table:table-cell table:style-name="ce18" table:formula="of:=DEC2HEX(16746792+[.A50])" office:value-type="string" office:string-value="FF8958" calcext:value-type="string">
            <text:p>FF8958</text:p>
          </table:table-cell>
          <table:table-cell table:style-name="ce18" table:formula="of:=DEC2HEX(16746984+[.A50])" office:value-type="string" office:string-value="FF8A18" calcext:value-type="string">
            <text:p>FF8A18</text:p>
          </table:table-cell>
          <table:table-cell table:style-name="ce18" table:formula="of:=DEC2HEX(16747176+[.A50])" office:value-type="string" office:string-value="FF8AD8" calcext:value-type="string">
            <text:p>FF8AD8</text:p>
          </table:table-cell>
          <table:table-cell table:style-name="ce18" table:formula="of:=DEC2HEX(16747368+[.A50])" office:value-type="string" office:string-value="FF8B98" calcext:value-type="string">
            <text:p>FF8B98</text:p>
          </table:table-cell>
          <table:table-cell table:style-name="ce18" table:formula="of:=DEC2HEX(16747560+[.A50])" office:value-type="string" office:string-value="FF8C58" calcext:value-type="string">
            <text:p>FF8C58</text:p>
          </table:table-cell>
          <table:table-cell table:style-name="ce18" table:formula="of:=DEC2HEX(16747752+[.A50])" office:value-type="string" office:string-value="FF8D18" calcext:value-type="string">
            <text:p>FF8D18</text:p>
          </table:table-cell>
          <table:table-cell table:style-name="ce18" table:formula="of:=DEC2HEX(16747944+[.A50])" office:value-type="string" office:string-value="FF8DD8" calcext:value-type="string">
            <text:p>FF8DD8</text:p>
          </table:table-cell>
          <table:table-cell table:style-name="ce18" table:formula="of:=DEC2HEX(16748136+[.A50])" office:value-type="string" office:string-value="FF8E98" calcext:value-type="string">
            <text:p>FF8E98</text:p>
          </table:table-cell>
          <table:table-cell table:style-name="ce18" table:formula="of:=DEC2HEX(16748328+[.A50])" office:value-type="string" office:string-value="FF8F58" calcext:value-type="string">
            <text:p>FF8F58</text:p>
          </table:table-cell>
          <table:table-cell table:style-name="ce18" table:formula="of:=DEC2HEX(16748520+[.A50])" office:value-type="string" office:string-value="FF9018" calcext:value-type="string">
            <text:p>FF9018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HEX([.A51])" office:value-type="string" office:string-value="31" calcext:value-type="string">
            <text:p>31</text:p>
          </table:table-cell>
          <table:table-cell table:number-columns-repeated="2"/>
          <table:table-cell table:formula="of:=DEC2HEX(16746216+[.A51])" office:value-type="string" office:string-value="FF8719" calcext:value-type="string">
            <text:p>FF8719</text:p>
          </table:table-cell>
          <table:table-cell table:formula="of:=DEC2HEX(16746408+[.A51])" office:value-type="string" office:string-value="FF87D9" calcext:value-type="string">
            <text:p>FF87D9</text:p>
          </table:table-cell>
          <table:table-cell table:formula="of:=DEC2HEX(16746600+[.A51])" office:value-type="string" office:string-value="FF8899" calcext:value-type="string">
            <text:p>FF8899</text:p>
          </table:table-cell>
          <table:table-cell table:style-name="ce18" table:formula="of:=DEC2HEX(16746792+[.A51])" office:value-type="string" office:string-value="FF8959" calcext:value-type="string">
            <text:p>FF8959</text:p>
          </table:table-cell>
          <table:table-cell table:style-name="ce18" table:formula="of:=DEC2HEX(16746984+[.A51])" office:value-type="string" office:string-value="FF8A19" calcext:value-type="string">
            <text:p>FF8A19</text:p>
          </table:table-cell>
          <table:table-cell table:style-name="ce18" table:formula="of:=DEC2HEX(16747176+[.A51])" office:value-type="string" office:string-value="FF8AD9" calcext:value-type="string">
            <text:p>FF8AD9</text:p>
          </table:table-cell>
          <table:table-cell table:style-name="ce18" table:formula="of:=DEC2HEX(16747368+[.A51])" office:value-type="string" office:string-value="FF8B99" calcext:value-type="string">
            <text:p>FF8B99</text:p>
          </table:table-cell>
          <table:table-cell table:style-name="ce18" table:formula="of:=DEC2HEX(16747560+[.A51])" office:value-type="string" office:string-value="FF8C59" calcext:value-type="string">
            <text:p>FF8C59</text:p>
          </table:table-cell>
          <table:table-cell table:style-name="ce18" table:formula="of:=DEC2HEX(16747752+[.A51])" office:value-type="string" office:string-value="FF8D19" calcext:value-type="string">
            <text:p>FF8D19</text:p>
          </table:table-cell>
          <table:table-cell table:style-name="ce18" table:formula="of:=DEC2HEX(16747944+[.A51])" office:value-type="string" office:string-value="FF8DD9" calcext:value-type="string">
            <text:p>FF8DD9</text:p>
          </table:table-cell>
          <table:table-cell table:style-name="ce18" table:formula="of:=DEC2HEX(16748136+[.A51])" office:value-type="string" office:string-value="FF8E99" calcext:value-type="string">
            <text:p>FF8E99</text:p>
          </table:table-cell>
          <table:table-cell table:style-name="ce18" table:formula="of:=DEC2HEX(16748328+[.A51])" office:value-type="string" office:string-value="FF8F59" calcext:value-type="string">
            <text:p>FF8F59</text:p>
          </table:table-cell>
          <table:table-cell table:style-name="ce18" table:formula="of:=DEC2HEX(16748520+[.A51])" office:value-type="string" office:string-value="FF9019" calcext:value-type="string">
            <text:p>FF9019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HEX([.A52])" office:value-type="string" office:string-value="32" calcext:value-type="string">
            <text:p>32</text:p>
          </table:table-cell>
          <table:table-cell table:number-columns-repeated="2"/>
          <table:table-cell table:formula="of:=DEC2HEX(16746216+[.A52])" office:value-type="string" office:string-value="FF871A" calcext:value-type="string">
            <text:p>FF871A</text:p>
          </table:table-cell>
          <table:table-cell table:formula="of:=DEC2HEX(16746408+[.A52])" office:value-type="string" office:string-value="FF87DA" calcext:value-type="string">
            <text:p>FF87DA</text:p>
          </table:table-cell>
          <table:table-cell table:formula="of:=DEC2HEX(16746600+[.A52])" office:value-type="string" office:string-value="FF889A" calcext:value-type="string">
            <text:p>FF889A</text:p>
          </table:table-cell>
          <table:table-cell table:style-name="ce18" table:formula="of:=DEC2HEX(16746792+[.A52])" office:value-type="string" office:string-value="FF895A" calcext:value-type="string">
            <text:p>FF895A</text:p>
          </table:table-cell>
          <table:table-cell table:style-name="ce18" table:formula="of:=DEC2HEX(16746984+[.A52])" office:value-type="string" office:string-value="FF8A1A" calcext:value-type="string">
            <text:p>FF8A1A</text:p>
          </table:table-cell>
          <table:table-cell table:style-name="ce18" table:formula="of:=DEC2HEX(16747176+[.A52])" office:value-type="string" office:string-value="FF8ADA" calcext:value-type="string">
            <text:p>FF8ADA</text:p>
          </table:table-cell>
          <table:table-cell table:style-name="ce18" table:formula="of:=DEC2HEX(16747368+[.A52])" office:value-type="string" office:string-value="FF8B9A" calcext:value-type="string">
            <text:p>FF8B9A</text:p>
          </table:table-cell>
          <table:table-cell table:style-name="ce18" table:formula="of:=DEC2HEX(16747560+[.A52])" office:value-type="string" office:string-value="FF8C5A" calcext:value-type="string">
            <text:p>FF8C5A</text:p>
          </table:table-cell>
          <table:table-cell table:style-name="ce18" table:formula="of:=DEC2HEX(16747752+[.A52])" office:value-type="string" office:string-value="FF8D1A" calcext:value-type="string">
            <text:p>FF8D1A</text:p>
          </table:table-cell>
          <table:table-cell table:style-name="ce18" table:formula="of:=DEC2HEX(16747944+[.A52])" office:value-type="string" office:string-value="FF8DDA" calcext:value-type="string">
            <text:p>FF8DDA</text:p>
          </table:table-cell>
          <table:table-cell table:style-name="ce18" table:formula="of:=DEC2HEX(16748136+[.A52])" office:value-type="string" office:string-value="FF8E9A" calcext:value-type="string">
            <text:p>FF8E9A</text:p>
          </table:table-cell>
          <table:table-cell table:style-name="ce18" table:formula="of:=DEC2HEX(16748328+[.A52])" office:value-type="string" office:string-value="FF8F5A" calcext:value-type="string">
            <text:p>FF8F5A</text:p>
          </table:table-cell>
          <table:table-cell table:style-name="ce18" table:formula="of:=DEC2HEX(16748520+[.A52])" office:value-type="string" office:string-value="FF901A" calcext:value-type="string">
            <text:p>FF901A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A53])" office:value-type="string" office:string-value="33" calcext:value-type="string">
            <text:p>33</text:p>
          </table:table-cell>
          <table:table-cell table:number-columns-repeated="2"/>
          <table:table-cell table:formula="of:=DEC2HEX(16746216+[.A53])" office:value-type="string" office:string-value="FF871B" calcext:value-type="string">
            <text:p>FF871B</text:p>
          </table:table-cell>
          <table:table-cell table:formula="of:=DEC2HEX(16746408+[.A53])" office:value-type="string" office:string-value="FF87DB" calcext:value-type="string">
            <text:p>FF87DB</text:p>
          </table:table-cell>
          <table:table-cell table:formula="of:=DEC2HEX(16746600+[.A53])" office:value-type="string" office:string-value="FF889B" calcext:value-type="string">
            <text:p>FF889B</text:p>
          </table:table-cell>
          <table:table-cell table:style-name="ce18" table:formula="of:=DEC2HEX(16746792+[.A53])" office:value-type="string" office:string-value="FF895B" calcext:value-type="string">
            <text:p>FF895B</text:p>
          </table:table-cell>
          <table:table-cell table:style-name="ce18" table:formula="of:=DEC2HEX(16746984+[.A53])" office:value-type="string" office:string-value="FF8A1B" calcext:value-type="string">
            <text:p>FF8A1B</text:p>
          </table:table-cell>
          <table:table-cell table:style-name="ce18" table:formula="of:=DEC2HEX(16747176+[.A53])" office:value-type="string" office:string-value="FF8ADB" calcext:value-type="string">
            <text:p>FF8ADB</text:p>
          </table:table-cell>
          <table:table-cell table:style-name="ce18" table:formula="of:=DEC2HEX(16747368+[.A53])" office:value-type="string" office:string-value="FF8B9B" calcext:value-type="string">
            <text:p>FF8B9B</text:p>
          </table:table-cell>
          <table:table-cell table:style-name="ce18" table:formula="of:=DEC2HEX(16747560+[.A53])" office:value-type="string" office:string-value="FF8C5B" calcext:value-type="string">
            <text:p>FF8C5B</text:p>
          </table:table-cell>
          <table:table-cell table:style-name="ce18" table:formula="of:=DEC2HEX(16747752+[.A53])" office:value-type="string" office:string-value="FF8D1B" calcext:value-type="string">
            <text:p>FF8D1B</text:p>
          </table:table-cell>
          <table:table-cell table:style-name="ce18" table:formula="of:=DEC2HEX(16747944+[.A53])" office:value-type="string" office:string-value="FF8DDB" calcext:value-type="string">
            <text:p>FF8DDB</text:p>
          </table:table-cell>
          <table:table-cell table:style-name="ce18" table:formula="of:=DEC2HEX(16748136+[.A53])" office:value-type="string" office:string-value="FF8E9B" calcext:value-type="string">
            <text:p>FF8E9B</text:p>
          </table:table-cell>
          <table:table-cell table:style-name="ce18" table:formula="of:=DEC2HEX(16748328+[.A53])" office:value-type="string" office:string-value="FF8F5B" calcext:value-type="string">
            <text:p>FF8F5B</text:p>
          </table:table-cell>
          <table:table-cell table:style-name="ce18" table:formula="of:=DEC2HEX(16748520+[.A53])" office:value-type="string" office:string-value="FF901B" calcext:value-type="string">
            <text:p>FF901B</text:p>
          </table:table-cell>
          <table:table-cell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HEX([.A54])" office:value-type="string" office:string-value="34" calcext:value-type="string">
            <text:p>34</text:p>
          </table:table-cell>
          <table:table-cell table:number-columns-repeated="2"/>
          <table:table-cell table:formula="of:=DEC2HEX(16746216+[.A54])" office:value-type="string" office:string-value="FF871C" calcext:value-type="string">
            <text:p>FF871C</text:p>
          </table:table-cell>
          <table:table-cell table:formula="of:=DEC2HEX(16746408+[.A54])" office:value-type="string" office:string-value="FF87DC" calcext:value-type="string">
            <text:p>FF87DC</text:p>
          </table:table-cell>
          <table:table-cell table:formula="of:=DEC2HEX(16746600+[.A54])" office:value-type="string" office:string-value="FF889C" calcext:value-type="string">
            <text:p>FF889C</text:p>
          </table:table-cell>
          <table:table-cell table:style-name="ce18" table:formula="of:=DEC2HEX(16746792+[.A54])" office:value-type="string" office:string-value="FF895C" calcext:value-type="string">
            <text:p>FF895C</text:p>
          </table:table-cell>
          <table:table-cell table:style-name="ce18" table:formula="of:=DEC2HEX(16746984+[.A54])" office:value-type="string" office:string-value="FF8A1C" calcext:value-type="string">
            <text:p>FF8A1C</text:p>
          </table:table-cell>
          <table:table-cell table:style-name="ce18" table:formula="of:=DEC2HEX(16747176+[.A54])" office:value-type="string" office:string-value="FF8ADC" calcext:value-type="string">
            <text:p>FF8ADC</text:p>
          </table:table-cell>
          <table:table-cell table:style-name="ce18" table:formula="of:=DEC2HEX(16747368+[.A54])" office:value-type="string" office:string-value="FF8B9C" calcext:value-type="string">
            <text:p>FF8B9C</text:p>
          </table:table-cell>
          <table:table-cell table:style-name="ce18" table:formula="of:=DEC2HEX(16747560+[.A54])" office:value-type="string" office:string-value="FF8C5C" calcext:value-type="string">
            <text:p>FF8C5C</text:p>
          </table:table-cell>
          <table:table-cell table:style-name="ce18" table:formula="of:=DEC2HEX(16747752+[.A54])" office:value-type="string" office:string-value="FF8D1C" calcext:value-type="string">
            <text:p>FF8D1C</text:p>
          </table:table-cell>
          <table:table-cell table:style-name="ce18" table:formula="of:=DEC2HEX(16747944+[.A54])" office:value-type="string" office:string-value="FF8DDC" calcext:value-type="string">
            <text:p>FF8DDC</text:p>
          </table:table-cell>
          <table:table-cell table:style-name="ce18" table:formula="of:=DEC2HEX(16748136+[.A54])" office:value-type="string" office:string-value="FF8E9C" calcext:value-type="string">
            <text:p>FF8E9C</text:p>
          </table:table-cell>
          <table:table-cell table:style-name="ce18" table:formula="of:=DEC2HEX(16748328+[.A54])" office:value-type="string" office:string-value="FF8F5C" calcext:value-type="string">
            <text:p>FF8F5C</text:p>
          </table:table-cell>
          <table:table-cell table:style-name="ce18" table:formula="of:=DEC2HEX(16748520+[.A54])" office:value-type="string" office:string-value="FF901C" calcext:value-type="string">
            <text:p>FF901C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HEX([.A55])" office:value-type="string" office:string-value="35" calcext:value-type="string">
            <text:p>35</text:p>
          </table:table-cell>
          <table:table-cell table:number-columns-repeated="2"/>
          <table:table-cell table:formula="of:=DEC2HEX(16746216+[.A55])" office:value-type="string" office:string-value="FF871D" calcext:value-type="string">
            <text:p>FF871D</text:p>
          </table:table-cell>
          <table:table-cell table:formula="of:=DEC2HEX(16746408+[.A55])" office:value-type="string" office:string-value="FF87DD" calcext:value-type="string">
            <text:p>FF87DD</text:p>
          </table:table-cell>
          <table:table-cell table:formula="of:=DEC2HEX(16746600+[.A55])" office:value-type="string" office:string-value="FF889D" calcext:value-type="string">
            <text:p>FF889D</text:p>
          </table:table-cell>
          <table:table-cell table:style-name="ce18" table:formula="of:=DEC2HEX(16746792+[.A55])" office:value-type="string" office:string-value="FF895D" calcext:value-type="string">
            <text:p>FF895D</text:p>
          </table:table-cell>
          <table:table-cell table:style-name="ce18" table:formula="of:=DEC2HEX(16746984+[.A55])" office:value-type="string" office:string-value="FF8A1D" calcext:value-type="string">
            <text:p>FF8A1D</text:p>
          </table:table-cell>
          <table:table-cell table:style-name="ce18" table:formula="of:=DEC2HEX(16747176+[.A55])" office:value-type="string" office:string-value="FF8ADD" calcext:value-type="string">
            <text:p>FF8ADD</text:p>
          </table:table-cell>
          <table:table-cell table:style-name="ce18" table:formula="of:=DEC2HEX(16747368+[.A55])" office:value-type="string" office:string-value="FF8B9D" calcext:value-type="string">
            <text:p>FF8B9D</text:p>
          </table:table-cell>
          <table:table-cell table:style-name="ce18" table:formula="of:=DEC2HEX(16747560+[.A55])" office:value-type="string" office:string-value="FF8C5D" calcext:value-type="string">
            <text:p>FF8C5D</text:p>
          </table:table-cell>
          <table:table-cell table:style-name="ce18" table:formula="of:=DEC2HEX(16747752+[.A55])" office:value-type="string" office:string-value="FF8D1D" calcext:value-type="string">
            <text:p>FF8D1D</text:p>
          </table:table-cell>
          <table:table-cell table:style-name="ce18" table:formula="of:=DEC2HEX(16747944+[.A55])" office:value-type="string" office:string-value="FF8DDD" calcext:value-type="string">
            <text:p>FF8DDD</text:p>
          </table:table-cell>
          <table:table-cell table:style-name="ce18" table:formula="of:=DEC2HEX(16748136+[.A55])" office:value-type="string" office:string-value="FF8E9D" calcext:value-type="string">
            <text:p>FF8E9D</text:p>
          </table:table-cell>
          <table:table-cell table:style-name="ce18" table:formula="of:=DEC2HEX(16748328+[.A55])" office:value-type="string" office:string-value="FF8F5D" calcext:value-type="string">
            <text:p>FF8F5D</text:p>
          </table:table-cell>
          <table:table-cell table:style-name="ce18" table:formula="of:=DEC2HEX(16748520+[.A55])" office:value-type="string" office:string-value="FF901D" calcext:value-type="string">
            <text:p>FF901D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HEX([.A56])" office:value-type="string" office:string-value="36" calcext:value-type="string">
            <text:p>36</text:p>
          </table:table-cell>
          <table:table-cell table:number-columns-repeated="2"/>
          <table:table-cell table:formula="of:=DEC2HEX(16746216+[.A56])" office:value-type="string" office:string-value="FF871E" calcext:value-type="string">
            <text:p>FF871E</text:p>
          </table:table-cell>
          <table:table-cell table:formula="of:=DEC2HEX(16746408+[.A56])" office:value-type="string" office:string-value="FF87DE" calcext:value-type="string">
            <text:p>FF87DE</text:p>
          </table:table-cell>
          <table:table-cell table:formula="of:=DEC2HEX(16746600+[.A56])" office:value-type="string" office:string-value="FF889E" calcext:value-type="string">
            <text:p>FF889E</text:p>
          </table:table-cell>
          <table:table-cell table:style-name="ce18" table:formula="of:=DEC2HEX(16746792+[.A56])" office:value-type="string" office:string-value="FF895E" calcext:value-type="string">
            <text:p>FF895E</text:p>
          </table:table-cell>
          <table:table-cell table:style-name="ce18" table:formula="of:=DEC2HEX(16746984+[.A56])" office:value-type="string" office:string-value="FF8A1E" calcext:value-type="string">
            <text:p>FF8A1E</text:p>
          </table:table-cell>
          <table:table-cell table:style-name="ce18" table:formula="of:=DEC2HEX(16747176+[.A56])" office:value-type="string" office:string-value="FF8ADE" calcext:value-type="string">
            <text:p>FF8ADE</text:p>
          </table:table-cell>
          <table:table-cell table:style-name="ce18" table:formula="of:=DEC2HEX(16747368+[.A56])" office:value-type="string" office:string-value="FF8B9E" calcext:value-type="string">
            <text:p>FF8B9E</text:p>
          </table:table-cell>
          <table:table-cell table:style-name="ce18" table:formula="of:=DEC2HEX(16747560+[.A56])" office:value-type="string" office:string-value="FF8C5E" calcext:value-type="string">
            <text:p>FF8C5E</text:p>
          </table:table-cell>
          <table:table-cell table:style-name="ce18" table:formula="of:=DEC2HEX(16747752+[.A56])" office:value-type="string" office:string-value="FF8D1E" calcext:value-type="string">
            <text:p>FF8D1E</text:p>
          </table:table-cell>
          <table:table-cell table:style-name="ce18" table:formula="of:=DEC2HEX(16747944+[.A56])" office:value-type="string" office:string-value="FF8DDE" calcext:value-type="string">
            <text:p>FF8DDE</text:p>
          </table:table-cell>
          <table:table-cell table:style-name="ce18" table:formula="of:=DEC2HEX(16748136+[.A56])" office:value-type="string" office:string-value="FF8E9E" calcext:value-type="string">
            <text:p>FF8E9E</text:p>
          </table:table-cell>
          <table:table-cell table:style-name="ce18" table:formula="of:=DEC2HEX(16748328+[.A56])" office:value-type="string" office:string-value="FF8F5E" calcext:value-type="string">
            <text:p>FF8F5E</text:p>
          </table:table-cell>
          <table:table-cell table:style-name="ce18" table:formula="of:=DEC2HEX(16748520+[.A56])" office:value-type="string" office:string-value="FF901E" calcext:value-type="string">
            <text:p>FF901E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HEX([.A57])" office:value-type="string" office:string-value="37" calcext:value-type="string">
            <text:p>37</text:p>
          </table:table-cell>
          <table:table-cell table:number-columns-repeated="2"/>
          <table:table-cell table:formula="of:=DEC2HEX(16746216+[.A57])" office:value-type="string" office:string-value="FF871F" calcext:value-type="string">
            <text:p>FF871F</text:p>
          </table:table-cell>
          <table:table-cell table:formula="of:=DEC2HEX(16746408+[.A57])" office:value-type="string" office:string-value="FF87DF" calcext:value-type="string">
            <text:p>FF87DF</text:p>
          </table:table-cell>
          <table:table-cell table:formula="of:=DEC2HEX(16746600+[.A57])" office:value-type="string" office:string-value="FF889F" calcext:value-type="string">
            <text:p>FF889F</text:p>
          </table:table-cell>
          <table:table-cell table:style-name="ce18" table:formula="of:=DEC2HEX(16746792+[.A57])" office:value-type="string" office:string-value="FF895F" calcext:value-type="string">
            <text:p>FF895F</text:p>
          </table:table-cell>
          <table:table-cell table:style-name="ce18" table:formula="of:=DEC2HEX(16746984+[.A57])" office:value-type="string" office:string-value="FF8A1F" calcext:value-type="string">
            <text:p>FF8A1F</text:p>
          </table:table-cell>
          <table:table-cell table:style-name="ce18" table:formula="of:=DEC2HEX(16747176+[.A57])" office:value-type="string" office:string-value="FF8ADF" calcext:value-type="string">
            <text:p>FF8ADF</text:p>
          </table:table-cell>
          <table:table-cell table:style-name="ce18" table:formula="of:=DEC2HEX(16747368+[.A57])" office:value-type="string" office:string-value="FF8B9F" calcext:value-type="string">
            <text:p>FF8B9F</text:p>
          </table:table-cell>
          <table:table-cell table:style-name="ce18" table:formula="of:=DEC2HEX(16747560+[.A57])" office:value-type="string" office:string-value="FF8C5F" calcext:value-type="string">
            <text:p>FF8C5F</text:p>
          </table:table-cell>
          <table:table-cell table:style-name="ce18" table:formula="of:=DEC2HEX(16747752+[.A57])" office:value-type="string" office:string-value="FF8D1F" calcext:value-type="string">
            <text:p>FF8D1F</text:p>
          </table:table-cell>
          <table:table-cell table:style-name="ce18" table:formula="of:=DEC2HEX(16747944+[.A57])" office:value-type="string" office:string-value="FF8DDF" calcext:value-type="string">
            <text:p>FF8DDF</text:p>
          </table:table-cell>
          <table:table-cell table:style-name="ce18" table:formula="of:=DEC2HEX(16748136+[.A57])" office:value-type="string" office:string-value="FF8E9F" calcext:value-type="string">
            <text:p>FF8E9F</text:p>
          </table:table-cell>
          <table:table-cell table:style-name="ce18" table:formula="of:=DEC2HEX(16748328+[.A57])" office:value-type="string" office:string-value="FF8F5F" calcext:value-type="string">
            <text:p>FF8F5F</text:p>
          </table:table-cell>
          <table:table-cell table:style-name="ce18" table:formula="of:=DEC2HEX(16748520+[.A57])" office:value-type="string" office:string-value="FF901F" calcext:value-type="string">
            <text:p>FF901F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A58])" office:value-type="string" office:string-value="38" calcext:value-type="string">
            <text:p>38</text:p>
          </table:table-cell>
          <table:table-cell table:number-columns-repeated="2"/>
          <table:table-cell table:formula="of:=DEC2HEX(16746216+[.A58])" office:value-type="string" office:string-value="FF8720" calcext:value-type="string">
            <text:p>FF8720</text:p>
          </table:table-cell>
          <table:table-cell table:formula="of:=DEC2HEX(16746408+[.A58])" office:value-type="string" office:string-value="FF87E0" calcext:value-type="string">
            <text:p>FF87E0</text:p>
          </table:table-cell>
          <table:table-cell table:formula="of:=DEC2HEX(16746600+[.A58])" office:value-type="string" office:string-value="FF88A0" calcext:value-type="string">
            <text:p>FF88A0</text:p>
          </table:table-cell>
          <table:table-cell table:style-name="ce18" table:formula="of:=DEC2HEX(16746792+[.A58])" office:value-type="string" office:string-value="FF8960" calcext:value-type="string">
            <text:p>FF8960</text:p>
          </table:table-cell>
          <table:table-cell table:style-name="ce18" table:formula="of:=DEC2HEX(16746984+[.A58])" office:value-type="string" office:string-value="FF8A20" calcext:value-type="string">
            <text:p>FF8A20</text:p>
          </table:table-cell>
          <table:table-cell table:style-name="ce18" table:formula="of:=DEC2HEX(16747176+[.A58])" office:value-type="string" office:string-value="FF8AE0" calcext:value-type="string">
            <text:p>FF8AE0</text:p>
          </table:table-cell>
          <table:table-cell table:style-name="ce18" table:formula="of:=DEC2HEX(16747368+[.A58])" office:value-type="string" office:string-value="FF8BA0" calcext:value-type="string">
            <text:p>FF8BA0</text:p>
          </table:table-cell>
          <table:table-cell table:style-name="ce18" table:formula="of:=DEC2HEX(16747560+[.A58])" office:value-type="string" office:string-value="FF8C60" calcext:value-type="string">
            <text:p>FF8C60</text:p>
          </table:table-cell>
          <table:table-cell table:style-name="ce18" table:formula="of:=DEC2HEX(16747752+[.A58])" office:value-type="string" office:string-value="FF8D20" calcext:value-type="string">
            <text:p>FF8D20</text:p>
          </table:table-cell>
          <table:table-cell table:style-name="ce18" table:formula="of:=DEC2HEX(16747944+[.A58])" office:value-type="string" office:string-value="FF8DE0" calcext:value-type="string">
            <text:p>FF8DE0</text:p>
          </table:table-cell>
          <table:table-cell table:style-name="ce18" table:formula="of:=DEC2HEX(16748136+[.A58])" office:value-type="string" office:string-value="FF8EA0" calcext:value-type="string">
            <text:p>FF8EA0</text:p>
          </table:table-cell>
          <table:table-cell table:style-name="ce18" table:formula="of:=DEC2HEX(16748328+[.A58])" office:value-type="string" office:string-value="FF8F60" calcext:value-type="string">
            <text:p>FF8F60</text:p>
          </table:table-cell>
          <table:table-cell table:style-name="ce18" table:formula="of:=DEC2HEX(16748520+[.A58])" office:value-type="string" office:string-value="FF9020" calcext:value-type="string">
            <text:p>FF9020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HEX([.A59])" office:value-type="string" office:string-value="39" calcext:value-type="string">
            <text:p>39</text:p>
          </table:table-cell>
          <table:table-cell table:number-columns-repeated="2"/>
          <table:table-cell table:formula="of:=DEC2HEX(16746216+[.A59])" office:value-type="string" office:string-value="FF8721" calcext:value-type="string">
            <text:p>FF8721</text:p>
          </table:table-cell>
          <table:table-cell table:formula="of:=DEC2HEX(16746408+[.A59])" office:value-type="string" office:string-value="FF87E1" calcext:value-type="string">
            <text:p>FF87E1</text:p>
          </table:table-cell>
          <table:table-cell table:formula="of:=DEC2HEX(16746600+[.A59])" office:value-type="string" office:string-value="FF88A1" calcext:value-type="string">
            <text:p>FF88A1</text:p>
          </table:table-cell>
          <table:table-cell table:style-name="ce18" table:formula="of:=DEC2HEX(16746792+[.A59])" office:value-type="string" office:string-value="FF8961" calcext:value-type="string">
            <text:p>FF8961</text:p>
          </table:table-cell>
          <table:table-cell table:style-name="ce18" table:formula="of:=DEC2HEX(16746984+[.A59])" office:value-type="string" office:string-value="FF8A21" calcext:value-type="string">
            <text:p>FF8A21</text:p>
          </table:table-cell>
          <table:table-cell table:style-name="ce18" table:formula="of:=DEC2HEX(16747176+[.A59])" office:value-type="string" office:string-value="FF8AE1" calcext:value-type="string">
            <text:p>FF8AE1</text:p>
          </table:table-cell>
          <table:table-cell table:style-name="ce18" table:formula="of:=DEC2HEX(16747368+[.A59])" office:value-type="string" office:string-value="FF8BA1" calcext:value-type="string">
            <text:p>FF8BA1</text:p>
          </table:table-cell>
          <table:table-cell table:style-name="ce18" table:formula="of:=DEC2HEX(16747560+[.A59])" office:value-type="string" office:string-value="FF8C61" calcext:value-type="string">
            <text:p>FF8C61</text:p>
          </table:table-cell>
          <table:table-cell table:style-name="ce18" table:formula="of:=DEC2HEX(16747752+[.A59])" office:value-type="string" office:string-value="FF8D21" calcext:value-type="string">
            <text:p>FF8D21</text:p>
          </table:table-cell>
          <table:table-cell table:style-name="ce18" table:formula="of:=DEC2HEX(16747944+[.A59])" office:value-type="string" office:string-value="FF8DE1" calcext:value-type="string">
            <text:p>FF8DE1</text:p>
          </table:table-cell>
          <table:table-cell table:style-name="ce18" table:formula="of:=DEC2HEX(16748136+[.A59])" office:value-type="string" office:string-value="FF8EA1" calcext:value-type="string">
            <text:p>FF8EA1</text:p>
          </table:table-cell>
          <table:table-cell table:style-name="ce18" table:formula="of:=DEC2HEX(16748328+[.A59])" office:value-type="string" office:string-value="FF8F61" calcext:value-type="string">
            <text:p>FF8F61</text:p>
          </table:table-cell>
          <table:table-cell table:style-name="ce18" table:formula="of:=DEC2HEX(16748520+[.A59])" office:value-type="string" office:string-value="FF9021" calcext:value-type="string">
            <text:p>FF9021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HEX([.A60])" office:value-type="string" office:string-value="3A" calcext:value-type="string">
            <text:p>3A</text:p>
          </table:table-cell>
          <table:table-cell table:number-columns-repeated="2"/>
          <table:table-cell table:formula="of:=DEC2HEX(16746216+[.A60])" office:value-type="string" office:string-value="FF8722" calcext:value-type="string">
            <text:p>FF8722</text:p>
          </table:table-cell>
          <table:table-cell table:formula="of:=DEC2HEX(16746408+[.A60])" office:value-type="string" office:string-value="FF87E2" calcext:value-type="string">
            <text:p>FF87E2</text:p>
          </table:table-cell>
          <table:table-cell table:formula="of:=DEC2HEX(16746600+[.A60])" office:value-type="string" office:string-value="FF88A2" calcext:value-type="string">
            <text:p>FF88A2</text:p>
          </table:table-cell>
          <table:table-cell table:style-name="ce18" table:formula="of:=DEC2HEX(16746792+[.A60])" office:value-type="string" office:string-value="FF8962" calcext:value-type="string">
            <text:p>FF8962</text:p>
          </table:table-cell>
          <table:table-cell table:style-name="ce18" table:formula="of:=DEC2HEX(16746984+[.A60])" office:value-type="string" office:string-value="FF8A22" calcext:value-type="string">
            <text:p>FF8A22</text:p>
          </table:table-cell>
          <table:table-cell table:style-name="ce18" table:formula="of:=DEC2HEX(16747176+[.A60])" office:value-type="string" office:string-value="FF8AE2" calcext:value-type="string">
            <text:p>FF8AE2</text:p>
          </table:table-cell>
          <table:table-cell table:style-name="ce18" table:formula="of:=DEC2HEX(16747368+[.A60])" office:value-type="string" office:string-value="FF8BA2" calcext:value-type="string">
            <text:p>FF8BA2</text:p>
          </table:table-cell>
          <table:table-cell table:style-name="ce18" table:formula="of:=DEC2HEX(16747560+[.A60])" office:value-type="string" office:string-value="FF8C62" calcext:value-type="string">
            <text:p>FF8C62</text:p>
          </table:table-cell>
          <table:table-cell table:style-name="ce18" table:formula="of:=DEC2HEX(16747752+[.A60])" office:value-type="string" office:string-value="FF8D22" calcext:value-type="string">
            <text:p>FF8D22</text:p>
          </table:table-cell>
          <table:table-cell table:style-name="ce18" table:formula="of:=DEC2HEX(16747944+[.A60])" office:value-type="string" office:string-value="FF8DE2" calcext:value-type="string">
            <text:p>FF8DE2</text:p>
          </table:table-cell>
          <table:table-cell table:style-name="ce18" table:formula="of:=DEC2HEX(16748136+[.A60])" office:value-type="string" office:string-value="FF8EA2" calcext:value-type="string">
            <text:p>FF8EA2</text:p>
          </table:table-cell>
          <table:table-cell table:style-name="ce18" table:formula="of:=DEC2HEX(16748328+[.A60])" office:value-type="string" office:string-value="FF8F62" calcext:value-type="string">
            <text:p>FF8F62</text:p>
          </table:table-cell>
          <table:table-cell table:style-name="ce18" table:formula="of:=DEC2HEX(16748520+[.A60])" office:value-type="string" office:string-value="FF9022" calcext:value-type="string">
            <text:p>FF9022</text:p>
          </table:table-cell>
          <table:table-cell table:number-columns-repeated="1007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DEC2HEX([.A61])" office:value-type="string" office:string-value="3B" calcext:value-type="string">
            <text:p>3B</text:p>
          </table:table-cell>
          <table:table-cell table:number-columns-repeated="2"/>
          <table:table-cell table:formula="of:=DEC2HEX(16746216+[.A61])" office:value-type="string" office:string-value="FF8723" calcext:value-type="string">
            <text:p>FF8723</text:p>
          </table:table-cell>
          <table:table-cell table:formula="of:=DEC2HEX(16746408+[.A61])" office:value-type="string" office:string-value="FF87E3" calcext:value-type="string">
            <text:p>FF87E3</text:p>
          </table:table-cell>
          <table:table-cell table:formula="of:=DEC2HEX(16746600+[.A61])" office:value-type="string" office:string-value="FF88A3" calcext:value-type="string">
            <text:p>FF88A3</text:p>
          </table:table-cell>
          <table:table-cell table:style-name="ce18" table:formula="of:=DEC2HEX(16746792+[.A61])" office:value-type="string" office:string-value="FF8963" calcext:value-type="string">
            <text:p>FF8963</text:p>
          </table:table-cell>
          <table:table-cell table:style-name="ce18" table:formula="of:=DEC2HEX(16746984+[.A61])" office:value-type="string" office:string-value="FF8A23" calcext:value-type="string">
            <text:p>FF8A23</text:p>
          </table:table-cell>
          <table:table-cell table:style-name="ce18" table:formula="of:=DEC2HEX(16747176+[.A61])" office:value-type="string" office:string-value="FF8AE3" calcext:value-type="string">
            <text:p>FF8AE3</text:p>
          </table:table-cell>
          <table:table-cell table:style-name="ce18" table:formula="of:=DEC2HEX(16747368+[.A61])" office:value-type="string" office:string-value="FF8BA3" calcext:value-type="string">
            <text:p>FF8BA3</text:p>
          </table:table-cell>
          <table:table-cell table:style-name="ce18" table:formula="of:=DEC2HEX(16747560+[.A61])" office:value-type="string" office:string-value="FF8C63" calcext:value-type="string">
            <text:p>FF8C63</text:p>
          </table:table-cell>
          <table:table-cell table:style-name="ce18" table:formula="of:=DEC2HEX(16747752+[.A61])" office:value-type="string" office:string-value="FF8D23" calcext:value-type="string">
            <text:p>FF8D23</text:p>
          </table:table-cell>
          <table:table-cell table:style-name="ce18" table:formula="of:=DEC2HEX(16747944+[.A61])" office:value-type="string" office:string-value="FF8DE3" calcext:value-type="string">
            <text:p>FF8DE3</text:p>
          </table:table-cell>
          <table:table-cell table:style-name="ce18" table:formula="of:=DEC2HEX(16748136+[.A61])" office:value-type="string" office:string-value="FF8EA3" calcext:value-type="string">
            <text:p>FF8EA3</text:p>
          </table:table-cell>
          <table:table-cell table:style-name="ce18" table:formula="of:=DEC2HEX(16748328+[.A61])" office:value-type="string" office:string-value="FF8F63" calcext:value-type="string">
            <text:p>FF8F63</text:p>
          </table:table-cell>
          <table:table-cell table:style-name="ce18" table:formula="of:=DEC2HEX(16748520+[.A61])" office:value-type="string" office:string-value="FF9023" calcext:value-type="string">
            <text:p>FF9023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HEX([.A62])" office:value-type="string" office:string-value="3C" calcext:value-type="string">
            <text:p>3C</text:p>
          </table:table-cell>
          <table:table-cell table:number-columns-repeated="2"/>
          <table:table-cell table:formula="of:=DEC2HEX(16746216+[.A62])" office:value-type="string" office:string-value="FF8724" calcext:value-type="string">
            <text:p>FF8724</text:p>
          </table:table-cell>
          <table:table-cell table:formula="of:=DEC2HEX(16746408+[.A62])" office:value-type="string" office:string-value="FF87E4" calcext:value-type="string">
            <text:p>FF87E4</text:p>
          </table:table-cell>
          <table:table-cell table:formula="of:=DEC2HEX(16746600+[.A62])" office:value-type="string" office:string-value="FF88A4" calcext:value-type="string">
            <text:p>FF88A4</text:p>
          </table:table-cell>
          <table:table-cell table:style-name="ce18" table:formula="of:=DEC2HEX(16746792+[.A62])" office:value-type="string" office:string-value="FF8964" calcext:value-type="string">
            <text:p>FF8964</text:p>
          </table:table-cell>
          <table:table-cell table:style-name="ce18" table:formula="of:=DEC2HEX(16746984+[.A62])" office:value-type="string" office:string-value="FF8A24" calcext:value-type="string">
            <text:p>FF8A24</text:p>
          </table:table-cell>
          <table:table-cell table:style-name="ce18" table:formula="of:=DEC2HEX(16747176+[.A62])" office:value-type="string" office:string-value="FF8AE4" calcext:value-type="string">
            <text:p>FF8AE4</text:p>
          </table:table-cell>
          <table:table-cell table:style-name="ce18" table:formula="of:=DEC2HEX(16747368+[.A62])" office:value-type="string" office:string-value="FF8BA4" calcext:value-type="string">
            <text:p>FF8BA4</text:p>
          </table:table-cell>
          <table:table-cell table:style-name="ce18" table:formula="of:=DEC2HEX(16747560+[.A62])" office:value-type="string" office:string-value="FF8C64" calcext:value-type="string">
            <text:p>FF8C64</text:p>
          </table:table-cell>
          <table:table-cell table:style-name="ce18" table:formula="of:=DEC2HEX(16747752+[.A62])" office:value-type="string" office:string-value="FF8D24" calcext:value-type="string">
            <text:p>FF8D24</text:p>
          </table:table-cell>
          <table:table-cell table:style-name="ce18" table:formula="of:=DEC2HEX(16747944+[.A62])" office:value-type="string" office:string-value="FF8DE4" calcext:value-type="string">
            <text:p>FF8DE4</text:p>
          </table:table-cell>
          <table:table-cell table:style-name="ce18" table:formula="of:=DEC2HEX(16748136+[.A62])" office:value-type="string" office:string-value="FF8EA4" calcext:value-type="string">
            <text:p>FF8EA4</text:p>
          </table:table-cell>
          <table:table-cell table:style-name="ce18" table:formula="of:=DEC2HEX(16748328+[.A62])" office:value-type="string" office:string-value="FF8F64" calcext:value-type="string">
            <text:p>FF8F64</text:p>
          </table:table-cell>
          <table:table-cell table:style-name="ce18" table:formula="of:=DEC2HEX(16748520+[.A62])" office:value-type="string" office:string-value="FF9024" calcext:value-type="string">
            <text:p>FF9024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HEX([.A63])" office:value-type="string" office:string-value="3D" calcext:value-type="string">
            <text:p>3D</text:p>
          </table:table-cell>
          <table:table-cell table:number-columns-repeated="2"/>
          <table:table-cell table:formula="of:=DEC2HEX(16746216+[.A63])" office:value-type="string" office:string-value="FF8725" calcext:value-type="string">
            <text:p>FF8725</text:p>
          </table:table-cell>
          <table:table-cell table:formula="of:=DEC2HEX(16746408+[.A63])" office:value-type="string" office:string-value="FF87E5" calcext:value-type="string">
            <text:p>FF87E5</text:p>
          </table:table-cell>
          <table:table-cell table:formula="of:=DEC2HEX(16746600+[.A63])" office:value-type="string" office:string-value="FF88A5" calcext:value-type="string">
            <text:p>FF88A5</text:p>
          </table:table-cell>
          <table:table-cell table:style-name="ce18" table:formula="of:=DEC2HEX(16746792+[.A63])" office:value-type="string" office:string-value="FF8965" calcext:value-type="string">
            <text:p>FF8965</text:p>
          </table:table-cell>
          <table:table-cell table:style-name="ce18" table:formula="of:=DEC2HEX(16746984+[.A63])" office:value-type="string" office:string-value="FF8A25" calcext:value-type="string">
            <text:p>FF8A25</text:p>
          </table:table-cell>
          <table:table-cell table:style-name="ce18" table:formula="of:=DEC2HEX(16747176+[.A63])" office:value-type="string" office:string-value="FF8AE5" calcext:value-type="string">
            <text:p>FF8AE5</text:p>
          </table:table-cell>
          <table:table-cell table:style-name="ce18" table:formula="of:=DEC2HEX(16747368+[.A63])" office:value-type="string" office:string-value="FF8BA5" calcext:value-type="string">
            <text:p>FF8BA5</text:p>
          </table:table-cell>
          <table:table-cell table:style-name="ce18" table:formula="of:=DEC2HEX(16747560+[.A63])" office:value-type="string" office:string-value="FF8C65" calcext:value-type="string">
            <text:p>FF8C65</text:p>
          </table:table-cell>
          <table:table-cell table:style-name="ce18" table:formula="of:=DEC2HEX(16747752+[.A63])" office:value-type="string" office:string-value="FF8D25" calcext:value-type="string">
            <text:p>FF8D25</text:p>
          </table:table-cell>
          <table:table-cell table:style-name="ce18" table:formula="of:=DEC2HEX(16747944+[.A63])" office:value-type="string" office:string-value="FF8DE5" calcext:value-type="string">
            <text:p>FF8DE5</text:p>
          </table:table-cell>
          <table:table-cell table:style-name="ce18" table:formula="of:=DEC2HEX(16748136+[.A63])" office:value-type="string" office:string-value="FF8EA5" calcext:value-type="string">
            <text:p>FF8EA5</text:p>
          </table:table-cell>
          <table:table-cell table:style-name="ce18" table:formula="of:=DEC2HEX(16748328+[.A63])" office:value-type="string" office:string-value="FF8F65" calcext:value-type="string">
            <text:p>FF8F65</text:p>
          </table:table-cell>
          <table:table-cell table:style-name="ce18" table:formula="of:=DEC2HEX(16748520+[.A63])" office:value-type="string" office:string-value="FF9025" calcext:value-type="string">
            <text:p>FF9025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HEX([.A64])" office:value-type="string" office:string-value="3E" calcext:value-type="string">
            <text:p>3E</text:p>
          </table:table-cell>
          <table:table-cell table:number-columns-repeated="2"/>
          <table:table-cell table:formula="of:=DEC2HEX(16746216+[.A64])" office:value-type="string" office:string-value="FF8726" calcext:value-type="string">
            <text:p>FF8726</text:p>
          </table:table-cell>
          <table:table-cell table:formula="of:=DEC2HEX(16746408+[.A64])" office:value-type="string" office:string-value="FF87E6" calcext:value-type="string">
            <text:p>FF87E6</text:p>
          </table:table-cell>
          <table:table-cell table:formula="of:=DEC2HEX(16746600+[.A64])" office:value-type="string" office:string-value="FF88A6" calcext:value-type="string">
            <text:p>FF88A6</text:p>
          </table:table-cell>
          <table:table-cell table:style-name="ce18" table:formula="of:=DEC2HEX(16746792+[.A64])" office:value-type="string" office:string-value="FF8966" calcext:value-type="string">
            <text:p>FF8966</text:p>
          </table:table-cell>
          <table:table-cell table:style-name="ce18" table:formula="of:=DEC2HEX(16746984+[.A64])" office:value-type="string" office:string-value="FF8A26" calcext:value-type="string">
            <text:p>FF8A26</text:p>
          </table:table-cell>
          <table:table-cell table:style-name="ce18" table:formula="of:=DEC2HEX(16747176+[.A64])" office:value-type="string" office:string-value="FF8AE6" calcext:value-type="string">
            <text:p>FF8AE6</text:p>
          </table:table-cell>
          <table:table-cell table:style-name="ce18" table:formula="of:=DEC2HEX(16747368+[.A64])" office:value-type="string" office:string-value="FF8BA6" calcext:value-type="string">
            <text:p>FF8BA6</text:p>
          </table:table-cell>
          <table:table-cell table:style-name="ce18" table:formula="of:=DEC2HEX(16747560+[.A64])" office:value-type="string" office:string-value="FF8C66" calcext:value-type="string">
            <text:p>FF8C66</text:p>
          </table:table-cell>
          <table:table-cell table:style-name="ce18" table:formula="of:=DEC2HEX(16747752+[.A64])" office:value-type="string" office:string-value="FF8D26" calcext:value-type="string">
            <text:p>FF8D26</text:p>
          </table:table-cell>
          <table:table-cell table:style-name="ce18" table:formula="of:=DEC2HEX(16747944+[.A64])" office:value-type="string" office:string-value="FF8DE6" calcext:value-type="string">
            <text:p>FF8DE6</text:p>
          </table:table-cell>
          <table:table-cell table:style-name="ce18" table:formula="of:=DEC2HEX(16748136+[.A64])" office:value-type="string" office:string-value="FF8EA6" calcext:value-type="string">
            <text:p>FF8EA6</text:p>
          </table:table-cell>
          <table:table-cell table:style-name="ce18" table:formula="of:=DEC2HEX(16748328+[.A64])" office:value-type="string" office:string-value="FF8F66" calcext:value-type="string">
            <text:p>FF8F66</text:p>
          </table:table-cell>
          <table:table-cell table:style-name="ce18" table:formula="of:=DEC2HEX(16748520+[.A64])" office:value-type="string" office:string-value="FF9026" calcext:value-type="string">
            <text:p>FF9026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HEX([.A65])" office:value-type="string" office:string-value="3F" calcext:value-type="string">
            <text:p>3F</text:p>
          </table:table-cell>
          <table:table-cell table:number-columns-repeated="2"/>
          <table:table-cell table:formula="of:=DEC2HEX(16746216+[.A65])" office:value-type="string" office:string-value="FF8727" calcext:value-type="string">
            <text:p>FF8727</text:p>
          </table:table-cell>
          <table:table-cell table:formula="of:=DEC2HEX(16746408+[.A65])" office:value-type="string" office:string-value="FF87E7" calcext:value-type="string">
            <text:p>FF87E7</text:p>
          </table:table-cell>
          <table:table-cell table:formula="of:=DEC2HEX(16746600+[.A65])" office:value-type="string" office:string-value="FF88A7" calcext:value-type="string">
            <text:p>FF88A7</text:p>
          </table:table-cell>
          <table:table-cell table:style-name="ce18" table:formula="of:=DEC2HEX(16746792+[.A65])" office:value-type="string" office:string-value="FF8967" calcext:value-type="string">
            <text:p>FF8967</text:p>
          </table:table-cell>
          <table:table-cell table:style-name="ce18" table:formula="of:=DEC2HEX(16746984+[.A65])" office:value-type="string" office:string-value="FF8A27" calcext:value-type="string">
            <text:p>FF8A27</text:p>
          </table:table-cell>
          <table:table-cell table:style-name="ce18" table:formula="of:=DEC2HEX(16747176+[.A65])" office:value-type="string" office:string-value="FF8AE7" calcext:value-type="string">
            <text:p>FF8AE7</text:p>
          </table:table-cell>
          <table:table-cell table:style-name="ce18" table:formula="of:=DEC2HEX(16747368+[.A65])" office:value-type="string" office:string-value="FF8BA7" calcext:value-type="string">
            <text:p>FF8BA7</text:p>
          </table:table-cell>
          <table:table-cell table:style-name="ce18" table:formula="of:=DEC2HEX(16747560+[.A65])" office:value-type="string" office:string-value="FF8C67" calcext:value-type="string">
            <text:p>FF8C67</text:p>
          </table:table-cell>
          <table:table-cell table:style-name="ce18" table:formula="of:=DEC2HEX(16747752+[.A65])" office:value-type="string" office:string-value="FF8D27" calcext:value-type="string">
            <text:p>FF8D27</text:p>
          </table:table-cell>
          <table:table-cell table:style-name="ce18" table:formula="of:=DEC2HEX(16747944+[.A65])" office:value-type="string" office:string-value="FF8DE7" calcext:value-type="string">
            <text:p>FF8DE7</text:p>
          </table:table-cell>
          <table:table-cell table:style-name="ce18" table:formula="of:=DEC2HEX(16748136+[.A65])" office:value-type="string" office:string-value="FF8EA7" calcext:value-type="string">
            <text:p>FF8EA7</text:p>
          </table:table-cell>
          <table:table-cell table:style-name="ce18" table:formula="of:=DEC2HEX(16748328+[.A65])" office:value-type="string" office:string-value="FF8F67" calcext:value-type="string">
            <text:p>FF8F67</text:p>
          </table:table-cell>
          <table:table-cell table:style-name="ce18" table:formula="of:=DEC2HEX(16748520+[.A65])" office:value-type="string" office:string-value="FF9027" calcext:value-type="string">
            <text:p>FF9027</text:p>
          </table:table-cell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HEX([.A66])" office:value-type="string" office:string-value="40" calcext:value-type="string">
            <text:p>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ip state (00 = no grip, 01 = enemy is gripping, FF = enemy is being gripped)</text:p>
          </table:table-cell>
          <table:table-cell table:formula="of:=DEC2HEX(16746216+[.A66])" office:value-type="string" office:string-value="FF8728" calcext:value-type="string">
            <text:p>FF8728</text:p>
          </table:table-cell>
          <table:table-cell table:formula="of:=DEC2HEX(16746408+[.A66])" office:value-type="string" office:string-value="FF87E8" calcext:value-type="string">
            <text:p>FF87E8</text:p>
          </table:table-cell>
          <table:table-cell table:formula="of:=DEC2HEX(16746600+[.A66])" office:value-type="string" office:string-value="FF88A8" calcext:value-type="string">
            <text:p>FF88A8</text:p>
          </table:table-cell>
          <table:table-cell table:style-name="ce18" table:formula="of:=DEC2HEX(16746792+[.A66])" office:value-type="string" office:string-value="FF8968" calcext:value-type="string">
            <text:p>FF8968</text:p>
          </table:table-cell>
          <table:table-cell table:style-name="ce18" table:formula="of:=DEC2HEX(16746984+[.A66])" office:value-type="string" office:string-value="FF8A28" calcext:value-type="string">
            <text:p>FF8A28</text:p>
          </table:table-cell>
          <table:table-cell table:style-name="ce18" table:formula="of:=DEC2HEX(16747176+[.A66])" office:value-type="string" office:string-value="FF8AE8" calcext:value-type="string">
            <text:p>FF8AE8</text:p>
          </table:table-cell>
          <table:table-cell table:style-name="ce18" table:formula="of:=DEC2HEX(16747368+[.A66])" office:value-type="string" office:string-value="FF8BA8" calcext:value-type="string">
            <text:p>FF8BA8</text:p>
          </table:table-cell>
          <table:table-cell table:style-name="ce18" table:formula="of:=DEC2HEX(16747560+[.A66])" office:value-type="string" office:string-value="FF8C68" calcext:value-type="string">
            <text:p>FF8C68</text:p>
          </table:table-cell>
          <table:table-cell table:style-name="ce18" table:formula="of:=DEC2HEX(16747752+[.A66])" office:value-type="string" office:string-value="FF8D28" calcext:value-type="string">
            <text:p>FF8D28</text:p>
          </table:table-cell>
          <table:table-cell table:style-name="ce18" table:formula="of:=DEC2HEX(16747944+[.A66])" office:value-type="string" office:string-value="FF8DE8" calcext:value-type="string">
            <text:p>FF8DE8</text:p>
          </table:table-cell>
          <table:table-cell table:style-name="ce18" table:formula="of:=DEC2HEX(16748136+[.A66])" office:value-type="string" office:string-value="FF8EA8" calcext:value-type="string">
            <text:p>FF8EA8</text:p>
          </table:table-cell>
          <table:table-cell table:style-name="ce18" table:formula="of:=DEC2HEX(16748328+[.A66])" office:value-type="string" office:string-value="FF8F68" calcext:value-type="string">
            <text:p>FF8F68</text:p>
          </table:table-cell>
          <table:table-cell table:style-name="ce18" table:formula="of:=DEC2HEX(16748520+[.A66])" office:value-type="string" office:string-value="FF9028" calcext:value-type="string">
            <text:p>FF9028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HEX([.A67])" office:value-type="string" office:string-value="41" calcext:value-type="string">
            <text:p>41</text:p>
          </table:table-cell>
          <table:table-cell table:number-columns-repeated="2"/>
          <table:table-cell table:formula="of:=DEC2HEX(16746216+[.A67])" office:value-type="string" office:string-value="FF8729" calcext:value-type="string">
            <text:p>FF8729</text:p>
          </table:table-cell>
          <table:table-cell table:formula="of:=DEC2HEX(16746408+[.A67])" office:value-type="string" office:string-value="FF87E9" calcext:value-type="string">
            <text:p>FF87E9</text:p>
          </table:table-cell>
          <table:table-cell table:formula="of:=DEC2HEX(16746600+[.A67])" office:value-type="string" office:string-value="FF88A9" calcext:value-type="string">
            <text:p>FF88A9</text:p>
          </table:table-cell>
          <table:table-cell table:style-name="ce18" table:formula="of:=DEC2HEX(16746792+[.A67])" office:value-type="string" office:string-value="FF8969" calcext:value-type="string">
            <text:p>FF8969</text:p>
          </table:table-cell>
          <table:table-cell table:style-name="ce18" table:formula="of:=DEC2HEX(16746984+[.A67])" office:value-type="string" office:string-value="FF8A29" calcext:value-type="string">
            <text:p>FF8A29</text:p>
          </table:table-cell>
          <table:table-cell table:style-name="ce18" table:formula="of:=DEC2HEX(16747176+[.A67])" office:value-type="string" office:string-value="FF8AE9" calcext:value-type="string">
            <text:p>FF8AE9</text:p>
          </table:table-cell>
          <table:table-cell table:style-name="ce18" table:formula="of:=DEC2HEX(16747368+[.A67])" office:value-type="string" office:string-value="FF8BA9" calcext:value-type="string">
            <text:p>FF8BA9</text:p>
          </table:table-cell>
          <table:table-cell table:style-name="ce18" table:formula="of:=DEC2HEX(16747560+[.A67])" office:value-type="string" office:string-value="FF8C69" calcext:value-type="string">
            <text:p>FF8C69</text:p>
          </table:table-cell>
          <table:table-cell table:style-name="ce18" table:formula="of:=DEC2HEX(16747752+[.A67])" office:value-type="string" office:string-value="FF8D29" calcext:value-type="string">
            <text:p>FF8D29</text:p>
          </table:table-cell>
          <table:table-cell table:style-name="ce18" table:formula="of:=DEC2HEX(16747944+[.A67])" office:value-type="string" office:string-value="FF8DE9" calcext:value-type="string">
            <text:p>FF8DE9</text:p>
          </table:table-cell>
          <table:table-cell table:style-name="ce18" table:formula="of:=DEC2HEX(16748136+[.A67])" office:value-type="string" office:string-value="FF8EA9" calcext:value-type="string">
            <text:p>FF8EA9</text:p>
          </table:table-cell>
          <table:table-cell table:style-name="ce18" table:formula="of:=DEC2HEX(16748328+[.A67])" office:value-type="string" office:string-value="FF8F69" calcext:value-type="string">
            <text:p>FF8F69</text:p>
          </table:table-cell>
          <table:table-cell table:style-name="ce18" table:formula="of:=DEC2HEX(16748520+[.A67])" office:value-type="string" office:string-value="FF9029" calcext:value-type="string">
            <text:p>FF9029</text:p>
          </table:table-cell>
          <table:table-cell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HEX([.A68])" office:value-type="string" office:string-value="42" calcext:value-type="string">
            <text:p>42</text:p>
          </table:table-cell>
          <table:table-cell table:number-columns-repeated="2"/>
          <table:table-cell table:formula="of:=DEC2HEX(16746216+[.A68])" office:value-type="string" office:string-value="FF872A" calcext:value-type="string">
            <text:p>FF872A</text:p>
          </table:table-cell>
          <table:table-cell table:formula="of:=DEC2HEX(16746408+[.A68])" office:value-type="string" office:string-value="FF87EA" calcext:value-type="string">
            <text:p>FF87EA</text:p>
          </table:table-cell>
          <table:table-cell table:formula="of:=DEC2HEX(16746600+[.A68])" office:value-type="string" office:string-value="FF88AA" calcext:value-type="string">
            <text:p>FF88AA</text:p>
          </table:table-cell>
          <table:table-cell table:style-name="ce18" table:formula="of:=DEC2HEX(16746792+[.A68])" office:value-type="string" office:string-value="FF896A" calcext:value-type="string">
            <text:p>FF896A</text:p>
          </table:table-cell>
          <table:table-cell table:style-name="ce18" table:formula="of:=DEC2HEX(16746984+[.A68])" office:value-type="string" office:string-value="FF8A2A" calcext:value-type="string">
            <text:p>FF8A2A</text:p>
          </table:table-cell>
          <table:table-cell table:style-name="ce18" table:formula="of:=DEC2HEX(16747176+[.A68])" office:value-type="string" office:string-value="FF8AEA" calcext:value-type="string">
            <text:p>FF8AEA</text:p>
          </table:table-cell>
          <table:table-cell table:style-name="ce18" table:formula="of:=DEC2HEX(16747368+[.A68])" office:value-type="string" office:string-value="FF8BAA" calcext:value-type="string">
            <text:p>FF8BAA</text:p>
          </table:table-cell>
          <table:table-cell table:style-name="ce18" table:formula="of:=DEC2HEX(16747560+[.A68])" office:value-type="string" office:string-value="FF8C6A" calcext:value-type="string">
            <text:p>FF8C6A</text:p>
          </table:table-cell>
          <table:table-cell table:style-name="ce18" table:formula="of:=DEC2HEX(16747752+[.A68])" office:value-type="string" office:string-value="FF8D2A" calcext:value-type="string">
            <text:p>FF8D2A</text:p>
          </table:table-cell>
          <table:table-cell table:style-name="ce18" table:formula="of:=DEC2HEX(16747944+[.A68])" office:value-type="string" office:string-value="FF8DEA" calcext:value-type="string">
            <text:p>FF8DEA</text:p>
          </table:table-cell>
          <table:table-cell table:style-name="ce18" table:formula="of:=DEC2HEX(16748136+[.A68])" office:value-type="string" office:string-value="FF8EAA" calcext:value-type="string">
            <text:p>FF8EAA</text:p>
          </table:table-cell>
          <table:table-cell table:style-name="ce18" table:formula="of:=DEC2HEX(16748328+[.A68])" office:value-type="string" office:string-value="FF8F6A" calcext:value-type="string">
            <text:p>FF8F6A</text:p>
          </table:table-cell>
          <table:table-cell table:style-name="ce18" table:formula="of:=DEC2HEX(16748520+[.A68])" office:value-type="string" office:string-value="FF902A" calcext:value-type="string">
            <text:p>FF902A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HEX([.A69])" office:value-type="string" office:string-value="43" calcext:value-type="string">
            <text:p>43</text:p>
          </table:table-cell>
          <table:table-cell table:number-columns-repeated="2"/>
          <table:table-cell table:formula="of:=DEC2HEX(16746216+[.A69])" office:value-type="string" office:string-value="FF872B" calcext:value-type="string">
            <text:p>FF872B</text:p>
          </table:table-cell>
          <table:table-cell table:formula="of:=DEC2HEX(16746408+[.A69])" office:value-type="string" office:string-value="FF87EB" calcext:value-type="string">
            <text:p>FF87EB</text:p>
          </table:table-cell>
          <table:table-cell table:formula="of:=DEC2HEX(16746600+[.A69])" office:value-type="string" office:string-value="FF88AB" calcext:value-type="string">
            <text:p>FF88AB</text:p>
          </table:table-cell>
          <table:table-cell table:style-name="ce18" table:formula="of:=DEC2HEX(16746792+[.A69])" office:value-type="string" office:string-value="FF896B" calcext:value-type="string">
            <text:p>FF896B</text:p>
          </table:table-cell>
          <table:table-cell table:style-name="ce18" table:formula="of:=DEC2HEX(16746984+[.A69])" office:value-type="string" office:string-value="FF8A2B" calcext:value-type="string">
            <text:p>FF8A2B</text:p>
          </table:table-cell>
          <table:table-cell table:style-name="ce18" table:formula="of:=DEC2HEX(16747176+[.A69])" office:value-type="string" office:string-value="FF8AEB" calcext:value-type="string">
            <text:p>FF8AEB</text:p>
          </table:table-cell>
          <table:table-cell table:style-name="ce18" table:formula="of:=DEC2HEX(16747368+[.A69])" office:value-type="string" office:string-value="FF8BAB" calcext:value-type="string">
            <text:p>FF8BAB</text:p>
          </table:table-cell>
          <table:table-cell table:style-name="ce18" table:formula="of:=DEC2HEX(16747560+[.A69])" office:value-type="string" office:string-value="FF8C6B" calcext:value-type="string">
            <text:p>FF8C6B</text:p>
          </table:table-cell>
          <table:table-cell table:style-name="ce18" table:formula="of:=DEC2HEX(16747752+[.A69])" office:value-type="string" office:string-value="FF8D2B" calcext:value-type="string">
            <text:p>FF8D2B</text:p>
          </table:table-cell>
          <table:table-cell table:style-name="ce18" table:formula="of:=DEC2HEX(16747944+[.A69])" office:value-type="string" office:string-value="FF8DEB" calcext:value-type="string">
            <text:p>FF8DEB</text:p>
          </table:table-cell>
          <table:table-cell table:style-name="ce18" table:formula="of:=DEC2HEX(16748136+[.A69])" office:value-type="string" office:string-value="FF8EAB" calcext:value-type="string">
            <text:p>FF8EAB</text:p>
          </table:table-cell>
          <table:table-cell table:style-name="ce18" table:formula="of:=DEC2HEX(16748328+[.A69])" office:value-type="string" office:string-value="FF8F6B" calcext:value-type="string">
            <text:p>FF8F6B</text:p>
          </table:table-cell>
          <table:table-cell table:style-name="ce18" table:formula="of:=DEC2HEX(16748520+[.A69])" office:value-type="string" office:string-value="FF902B" calcext:value-type="string">
            <text:p>FF902B</text:p>
          </table:table-cell>
          <table:table-cell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HEX([.A70])" office:value-type="string" office:string-value="44" calcext:value-type="string" table:number-columns-spanned="1" table:number-rows-spanned="2">
            <text:p>44</text:p>
          </table:table-cell>
          <table:table-cell office:value-type="string" calcext:value-type="string" table:number-columns-spanned="1" table:number-rows-spanned="2">
            <text:p>w</text:p>
          </table:table-cell>
          <table:table-cell office:value-type="string" calcext:value-type="string" table:number-columns-spanned="1" table:number-rows-spanned="2">
            <text:p>RAM slot offset from FF8000 of target grip entity</text:p>
          </table:table-cell>
          <table:table-cell table:formula="of:=DEC2HEX(16746216+[.A70])" office:value-type="string" office:string-value="FF872C" calcext:value-type="string">
            <text:p>FF872C</text:p>
          </table:table-cell>
          <table:table-cell table:formula="of:=DEC2HEX(16746408+[.A70])" office:value-type="string" office:string-value="FF87EC" calcext:value-type="string">
            <text:p>FF87EC</text:p>
          </table:table-cell>
          <table:table-cell table:formula="of:=DEC2HEX(16746600+[.A70])" office:value-type="string" office:string-value="FF88AC" calcext:value-type="string">
            <text:p>FF88AC</text:p>
          </table:table-cell>
          <table:table-cell table:style-name="ce18" table:formula="of:=DEC2HEX(16746792+[.A70])" office:value-type="string" office:string-value="FF896C" calcext:value-type="string">
            <text:p>FF896C</text:p>
          </table:table-cell>
          <table:table-cell table:style-name="ce18" table:formula="of:=DEC2HEX(16746984+[.A70])" office:value-type="string" office:string-value="FF8A2C" calcext:value-type="string">
            <text:p>FF8A2C</text:p>
          </table:table-cell>
          <table:table-cell table:style-name="ce18" table:formula="of:=DEC2HEX(16747176+[.A70])" office:value-type="string" office:string-value="FF8AEC" calcext:value-type="string">
            <text:p>FF8AEC</text:p>
          </table:table-cell>
          <table:table-cell table:style-name="ce18" table:formula="of:=DEC2HEX(16747368+[.A70])" office:value-type="string" office:string-value="FF8BAC" calcext:value-type="string">
            <text:p>FF8BAC</text:p>
          </table:table-cell>
          <table:table-cell table:style-name="ce18" table:formula="of:=DEC2HEX(16747560+[.A70])" office:value-type="string" office:string-value="FF8C6C" calcext:value-type="string">
            <text:p>FF8C6C</text:p>
          </table:table-cell>
          <table:table-cell table:style-name="ce18" table:formula="of:=DEC2HEX(16747752+[.A70])" office:value-type="string" office:string-value="FF8D2C" calcext:value-type="string">
            <text:p>FF8D2C</text:p>
          </table:table-cell>
          <table:table-cell table:style-name="ce18" table:formula="of:=DEC2HEX(16747944+[.A70])" office:value-type="string" office:string-value="FF8DEC" calcext:value-type="string">
            <text:p>FF8DEC</text:p>
          </table:table-cell>
          <table:table-cell table:style-name="ce18" table:formula="of:=DEC2HEX(16748136+[.A70])" office:value-type="string" office:string-value="FF8EAC" calcext:value-type="string">
            <text:p>FF8EAC</text:p>
          </table:table-cell>
          <table:table-cell table:style-name="ce18" table:formula="of:=DEC2HEX(16748328+[.A70])" office:value-type="string" office:string-value="FF8F6C" calcext:value-type="string">
            <text:p>FF8F6C</text:p>
          </table:table-cell>
          <table:table-cell table:style-name="ce18" table:formula="of:=DEC2HEX(16748520+[.A70])" office:value-type="string" office:string-value="FF902C" calcext:value-type="string">
            <text:p>FF902C</text:p>
          </table:table-cell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covered-table-cell table:formula="of:=DEC2HEX([.A71])" office:value-type="string" office:string-value="45" calcext:value-type="string">
            <text:p>45</text:p>
          </table:covered-table-cell>
          <table:covered-table-cell table:number-columns-repeated="2"/>
          <table:table-cell table:formula="of:=DEC2HEX(16746216+[.A71])" office:value-type="string" office:string-value="FF872D" calcext:value-type="string">
            <text:p>FF872D</text:p>
          </table:table-cell>
          <table:table-cell table:formula="of:=DEC2HEX(16746408+[.A71])" office:value-type="string" office:string-value="FF87ED" calcext:value-type="string">
            <text:p>FF87ED</text:p>
          </table:table-cell>
          <table:table-cell table:formula="of:=DEC2HEX(16746600+[.A71])" office:value-type="string" office:string-value="FF88AD" calcext:value-type="string">
            <text:p>FF88AD</text:p>
          </table:table-cell>
          <table:table-cell table:style-name="ce18" table:formula="of:=DEC2HEX(16746792+[.A71])" office:value-type="string" office:string-value="FF896D" calcext:value-type="string">
            <text:p>FF896D</text:p>
          </table:table-cell>
          <table:table-cell table:style-name="ce18" table:formula="of:=DEC2HEX(16746984+[.A71])" office:value-type="string" office:string-value="FF8A2D" calcext:value-type="string">
            <text:p>FF8A2D</text:p>
          </table:table-cell>
          <table:table-cell table:style-name="ce18" table:formula="of:=DEC2HEX(16747176+[.A71])" office:value-type="string" office:string-value="FF8AED" calcext:value-type="string">
            <text:p>FF8AED</text:p>
          </table:table-cell>
          <table:table-cell table:style-name="ce18" table:formula="of:=DEC2HEX(16747368+[.A71])" office:value-type="string" office:string-value="FF8BAD" calcext:value-type="string">
            <text:p>FF8BAD</text:p>
          </table:table-cell>
          <table:table-cell table:style-name="ce18" table:formula="of:=DEC2HEX(16747560+[.A71])" office:value-type="string" office:string-value="FF8C6D" calcext:value-type="string">
            <text:p>FF8C6D</text:p>
          </table:table-cell>
          <table:table-cell table:style-name="ce18" table:formula="of:=DEC2HEX(16747752+[.A71])" office:value-type="string" office:string-value="FF8D2D" calcext:value-type="string">
            <text:p>FF8D2D</text:p>
          </table:table-cell>
          <table:table-cell table:style-name="ce18" table:formula="of:=DEC2HEX(16747944+[.A71])" office:value-type="string" office:string-value="FF8DED" calcext:value-type="string">
            <text:p>FF8DED</text:p>
          </table:table-cell>
          <table:table-cell table:style-name="ce18" table:formula="of:=DEC2HEX(16748136+[.A71])" office:value-type="string" office:string-value="FF8EAD" calcext:value-type="string">
            <text:p>FF8EAD</text:p>
          </table:table-cell>
          <table:table-cell table:style-name="ce18" table:formula="of:=DEC2HEX(16748328+[.A71])" office:value-type="string" office:string-value="FF8F6D" calcext:value-type="string">
            <text:p>FF8F6D</text:p>
          </table:table-cell>
          <table:table-cell table:style-name="ce18" table:formula="of:=DEC2HEX(16748520+[.A71])" office:value-type="string" office:string-value="FF902D" calcext:value-type="string">
            <text:p>FF902D</text:p>
          </table:table-cell>
          <table:table-cell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HEX([.A72])" office:value-type="string" office:string-value="46" calcext:value-type="string">
            <text:p>46</text:p>
          </table:table-cell>
          <table:table-cell table:number-columns-repeated="2"/>
          <table:table-cell table:formula="of:=DEC2HEX(16746216+[.A72])" office:value-type="string" office:string-value="FF872E" calcext:value-type="string">
            <text:p>FF872E</text:p>
          </table:table-cell>
          <table:table-cell table:formula="of:=DEC2HEX(16746408+[.A72])" office:value-type="string" office:string-value="FF87EE" calcext:value-type="string">
            <text:p>FF87EE</text:p>
          </table:table-cell>
          <table:table-cell table:formula="of:=DEC2HEX(16746600+[.A72])" office:value-type="string" office:string-value="FF88AE" calcext:value-type="string">
            <text:p>FF88AE</text:p>
          </table:table-cell>
          <table:table-cell table:style-name="ce18" table:formula="of:=DEC2HEX(16746792+[.A72])" office:value-type="string" office:string-value="FF896E" calcext:value-type="string">
            <text:p>FF896E</text:p>
          </table:table-cell>
          <table:table-cell table:style-name="ce18" table:formula="of:=DEC2HEX(16746984+[.A72])" office:value-type="string" office:string-value="FF8A2E" calcext:value-type="string">
            <text:p>FF8A2E</text:p>
          </table:table-cell>
          <table:table-cell table:style-name="ce18" table:formula="of:=DEC2HEX(16747176+[.A72])" office:value-type="string" office:string-value="FF8AEE" calcext:value-type="string">
            <text:p>FF8AEE</text:p>
          </table:table-cell>
          <table:table-cell table:style-name="ce18" table:formula="of:=DEC2HEX(16747368+[.A72])" office:value-type="string" office:string-value="FF8BAE" calcext:value-type="string">
            <text:p>FF8BAE</text:p>
          </table:table-cell>
          <table:table-cell table:style-name="ce18" table:formula="of:=DEC2HEX(16747560+[.A72])" office:value-type="string" office:string-value="FF8C6E" calcext:value-type="string">
            <text:p>FF8C6E</text:p>
          </table:table-cell>
          <table:table-cell table:style-name="ce18" table:formula="of:=DEC2HEX(16747752+[.A72])" office:value-type="string" office:string-value="FF8D2E" calcext:value-type="string">
            <text:p>FF8D2E</text:p>
          </table:table-cell>
          <table:table-cell table:style-name="ce18" table:formula="of:=DEC2HEX(16747944+[.A72])" office:value-type="string" office:string-value="FF8DEE" calcext:value-type="string">
            <text:p>FF8DEE</text:p>
          </table:table-cell>
          <table:table-cell table:style-name="ce18" table:formula="of:=DEC2HEX(16748136+[.A72])" office:value-type="string" office:string-value="FF8EAE" calcext:value-type="string">
            <text:p>FF8EAE</text:p>
          </table:table-cell>
          <table:table-cell table:style-name="ce18" table:formula="of:=DEC2HEX(16748328+[.A72])" office:value-type="string" office:string-value="FF8F6E" calcext:value-type="string">
            <text:p>FF8F6E</text:p>
          </table:table-cell>
          <table:table-cell table:style-name="ce18" table:formula="of:=DEC2HEX(16748520+[.A72])" office:value-type="string" office:string-value="FF902E" calcext:value-type="string">
            <text:p>FF902E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HEX([.A73])" office:value-type="string" office:string-value="47" calcext:value-type="string">
            <text:p>47</text:p>
          </table:table-cell>
          <table:table-cell table:number-columns-repeated="2"/>
          <table:table-cell table:formula="of:=DEC2HEX(16746216+[.A73])" office:value-type="string" office:string-value="FF872F" calcext:value-type="string">
            <text:p>FF872F</text:p>
          </table:table-cell>
          <table:table-cell table:formula="of:=DEC2HEX(16746408+[.A73])" office:value-type="string" office:string-value="FF87EF" calcext:value-type="string">
            <text:p>FF87EF</text:p>
          </table:table-cell>
          <table:table-cell table:formula="of:=DEC2HEX(16746600+[.A73])" office:value-type="string" office:string-value="FF88AF" calcext:value-type="string">
            <text:p>FF88AF</text:p>
          </table:table-cell>
          <table:table-cell table:style-name="ce18" table:formula="of:=DEC2HEX(16746792+[.A73])" office:value-type="string" office:string-value="FF896F" calcext:value-type="string">
            <text:p>FF896F</text:p>
          </table:table-cell>
          <table:table-cell table:style-name="ce18" table:formula="of:=DEC2HEX(16746984+[.A73])" office:value-type="string" office:string-value="FF8A2F" calcext:value-type="string">
            <text:p>FF8A2F</text:p>
          </table:table-cell>
          <table:table-cell table:style-name="ce18" table:formula="of:=DEC2HEX(16747176+[.A73])" office:value-type="string" office:string-value="FF8AEF" calcext:value-type="string">
            <text:p>FF8AEF</text:p>
          </table:table-cell>
          <table:table-cell table:style-name="ce18" table:formula="of:=DEC2HEX(16747368+[.A73])" office:value-type="string" office:string-value="FF8BAF" calcext:value-type="string">
            <text:p>FF8BAF</text:p>
          </table:table-cell>
          <table:table-cell table:style-name="ce18" table:formula="of:=DEC2HEX(16747560+[.A73])" office:value-type="string" office:string-value="FF8C6F" calcext:value-type="string">
            <text:p>FF8C6F</text:p>
          </table:table-cell>
          <table:table-cell table:style-name="ce18" table:formula="of:=DEC2HEX(16747752+[.A73])" office:value-type="string" office:string-value="FF8D2F" calcext:value-type="string">
            <text:p>FF8D2F</text:p>
          </table:table-cell>
          <table:table-cell table:style-name="ce18" table:formula="of:=DEC2HEX(16747944+[.A73])" office:value-type="string" office:string-value="FF8DEF" calcext:value-type="string">
            <text:p>FF8DEF</text:p>
          </table:table-cell>
          <table:table-cell table:style-name="ce18" table:formula="of:=DEC2HEX(16748136+[.A73])" office:value-type="string" office:string-value="FF8EAF" calcext:value-type="string">
            <text:p>FF8EAF</text:p>
          </table:table-cell>
          <table:table-cell table:style-name="ce18" table:formula="of:=DEC2HEX(16748328+[.A73])" office:value-type="string" office:string-value="FF8F6F" calcext:value-type="string">
            <text:p>FF8F6F</text:p>
          </table:table-cell>
          <table:table-cell table:style-name="ce18" table:formula="of:=DEC2HEX(16748520+[.A73])" office:value-type="string" office:string-value="FF902F" calcext:value-type="string">
            <text:p>FF902F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HEX([.A74])" office:value-type="string" office:string-value="48" calcext:value-type="string">
            <text:p>48</text:p>
          </table:table-cell>
          <table:table-cell table:number-columns-repeated="2"/>
          <table:table-cell table:formula="of:=DEC2HEX(16746216+[.A74])" office:value-type="string" office:string-value="FF8730" calcext:value-type="string">
            <text:p>FF8730</text:p>
          </table:table-cell>
          <table:table-cell table:formula="of:=DEC2HEX(16746408+[.A74])" office:value-type="string" office:string-value="FF87F0" calcext:value-type="string">
            <text:p>FF87F0</text:p>
          </table:table-cell>
          <table:table-cell table:formula="of:=DEC2HEX(16746600+[.A74])" office:value-type="string" office:string-value="FF88B0" calcext:value-type="string">
            <text:p>FF88B0</text:p>
          </table:table-cell>
          <table:table-cell table:style-name="ce18" table:formula="of:=DEC2HEX(16746792+[.A74])" office:value-type="string" office:string-value="FF8970" calcext:value-type="string">
            <text:p>FF8970</text:p>
          </table:table-cell>
          <table:table-cell table:style-name="ce18" table:formula="of:=DEC2HEX(16746984+[.A74])" office:value-type="string" office:string-value="FF8A30" calcext:value-type="string">
            <text:p>FF8A30</text:p>
          </table:table-cell>
          <table:table-cell table:style-name="ce18" table:formula="of:=DEC2HEX(16747176+[.A74])" office:value-type="string" office:string-value="FF8AF0" calcext:value-type="string">
            <text:p>FF8AF0</text:p>
          </table:table-cell>
          <table:table-cell table:style-name="ce18" table:formula="of:=DEC2HEX(16747368+[.A74])" office:value-type="string" office:string-value="FF8BB0" calcext:value-type="string">
            <text:p>FF8BB0</text:p>
          </table:table-cell>
          <table:table-cell table:style-name="ce18" table:formula="of:=DEC2HEX(16747560+[.A74])" office:value-type="string" office:string-value="FF8C70" calcext:value-type="string">
            <text:p>FF8C70</text:p>
          </table:table-cell>
          <table:table-cell table:style-name="ce18" table:formula="of:=DEC2HEX(16747752+[.A74])" office:value-type="string" office:string-value="FF8D30" calcext:value-type="string">
            <text:p>FF8D30</text:p>
          </table:table-cell>
          <table:table-cell table:style-name="ce18" table:formula="of:=DEC2HEX(16747944+[.A74])" office:value-type="string" office:string-value="FF8DF0" calcext:value-type="string">
            <text:p>FF8DF0</text:p>
          </table:table-cell>
          <table:table-cell table:style-name="ce18" table:formula="of:=DEC2HEX(16748136+[.A74])" office:value-type="string" office:string-value="FF8EB0" calcext:value-type="string">
            <text:p>FF8EB0</text:p>
          </table:table-cell>
          <table:table-cell table:style-name="ce18" table:formula="of:=DEC2HEX(16748328+[.A74])" office:value-type="string" office:string-value="FF8F70" calcext:value-type="string">
            <text:p>FF8F70</text:p>
          </table:table-cell>
          <table:table-cell table:style-name="ce18" table:formula="of:=DEC2HEX(16748520+[.A74])" office:value-type="string" office:string-value="FF9030" calcext:value-type="string">
            <text:p>FF9030</text:p>
          </table:table-cell>
          <table:table-cell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HEX([.A75])" office:value-type="string" office:string-value="49" calcext:value-type="string">
            <text:p>49</text:p>
          </table:table-cell>
          <table:table-cell table:number-columns-repeated="2"/>
          <table:table-cell table:formula="of:=DEC2HEX(16746216+[.A75])" office:value-type="string" office:string-value="FF8731" calcext:value-type="string">
            <text:p>FF8731</text:p>
          </table:table-cell>
          <table:table-cell table:formula="of:=DEC2HEX(16746408+[.A75])" office:value-type="string" office:string-value="FF87F1" calcext:value-type="string">
            <text:p>FF87F1</text:p>
          </table:table-cell>
          <table:table-cell table:formula="of:=DEC2HEX(16746600+[.A75])" office:value-type="string" office:string-value="FF88B1" calcext:value-type="string">
            <text:p>FF88B1</text:p>
          </table:table-cell>
          <table:table-cell table:style-name="ce18" table:formula="of:=DEC2HEX(16746792+[.A75])" office:value-type="string" office:string-value="FF8971" calcext:value-type="string">
            <text:p>FF8971</text:p>
          </table:table-cell>
          <table:table-cell table:style-name="ce18" table:formula="of:=DEC2HEX(16746984+[.A75])" office:value-type="string" office:string-value="FF8A31" calcext:value-type="string">
            <text:p>FF8A31</text:p>
          </table:table-cell>
          <table:table-cell table:style-name="ce18" table:formula="of:=DEC2HEX(16747176+[.A75])" office:value-type="string" office:string-value="FF8AF1" calcext:value-type="string">
            <text:p>FF8AF1</text:p>
          </table:table-cell>
          <table:table-cell table:style-name="ce18" table:formula="of:=DEC2HEX(16747368+[.A75])" office:value-type="string" office:string-value="FF8BB1" calcext:value-type="string">
            <text:p>FF8BB1</text:p>
          </table:table-cell>
          <table:table-cell table:style-name="ce18" table:formula="of:=DEC2HEX(16747560+[.A75])" office:value-type="string" office:string-value="FF8C71" calcext:value-type="string">
            <text:p>FF8C71</text:p>
          </table:table-cell>
          <table:table-cell table:style-name="ce18" table:formula="of:=DEC2HEX(16747752+[.A75])" office:value-type="string" office:string-value="FF8D31" calcext:value-type="string">
            <text:p>FF8D31</text:p>
          </table:table-cell>
          <table:table-cell table:style-name="ce18" table:formula="of:=DEC2HEX(16747944+[.A75])" office:value-type="string" office:string-value="FF8DF1" calcext:value-type="string">
            <text:p>FF8DF1</text:p>
          </table:table-cell>
          <table:table-cell table:style-name="ce18" table:formula="of:=DEC2HEX(16748136+[.A75])" office:value-type="string" office:string-value="FF8EB1" calcext:value-type="string">
            <text:p>FF8EB1</text:p>
          </table:table-cell>
          <table:table-cell table:style-name="ce18" table:formula="of:=DEC2HEX(16748328+[.A75])" office:value-type="string" office:string-value="FF8F71" calcext:value-type="string">
            <text:p>FF8F71</text:p>
          </table:table-cell>
          <table:table-cell table:style-name="ce18" table:formula="of:=DEC2HEX(16748520+[.A75])" office:value-type="string" office:string-value="FF9031" calcext:value-type="string">
            <text:p>FF9031</text:p>
          </table:table-cell>
          <table:table-cell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HEX([.A76])" office:value-type="string" office:string-value="4A" calcext:value-type="string">
            <text:p>4A</text:p>
          </table:table-cell>
          <table:table-cell table:number-columns-repeated="2"/>
          <table:table-cell table:formula="of:=DEC2HEX(16746216+[.A76])" office:value-type="string" office:string-value="FF8732" calcext:value-type="string">
            <text:p>FF8732</text:p>
          </table:table-cell>
          <table:table-cell table:formula="of:=DEC2HEX(16746408+[.A76])" office:value-type="string" office:string-value="FF87F2" calcext:value-type="string">
            <text:p>FF87F2</text:p>
          </table:table-cell>
          <table:table-cell table:formula="of:=DEC2HEX(16746600+[.A76])" office:value-type="string" office:string-value="FF88B2" calcext:value-type="string">
            <text:p>FF88B2</text:p>
          </table:table-cell>
          <table:table-cell table:style-name="ce18" table:formula="of:=DEC2HEX(16746792+[.A76])" office:value-type="string" office:string-value="FF8972" calcext:value-type="string">
            <text:p>FF8972</text:p>
          </table:table-cell>
          <table:table-cell table:style-name="ce18" table:formula="of:=DEC2HEX(16746984+[.A76])" office:value-type="string" office:string-value="FF8A32" calcext:value-type="string">
            <text:p>FF8A32</text:p>
          </table:table-cell>
          <table:table-cell table:style-name="ce18" table:formula="of:=DEC2HEX(16747176+[.A76])" office:value-type="string" office:string-value="FF8AF2" calcext:value-type="string">
            <text:p>FF8AF2</text:p>
          </table:table-cell>
          <table:table-cell table:style-name="ce18" table:formula="of:=DEC2HEX(16747368+[.A76])" office:value-type="string" office:string-value="FF8BB2" calcext:value-type="string">
            <text:p>FF8BB2</text:p>
          </table:table-cell>
          <table:table-cell table:style-name="ce18" table:formula="of:=DEC2HEX(16747560+[.A76])" office:value-type="string" office:string-value="FF8C72" calcext:value-type="string">
            <text:p>FF8C72</text:p>
          </table:table-cell>
          <table:table-cell table:style-name="ce18" table:formula="of:=DEC2HEX(16747752+[.A76])" office:value-type="string" office:string-value="FF8D32" calcext:value-type="string">
            <text:p>FF8D32</text:p>
          </table:table-cell>
          <table:table-cell table:style-name="ce18" table:formula="of:=DEC2HEX(16747944+[.A76])" office:value-type="string" office:string-value="FF8DF2" calcext:value-type="string">
            <text:p>FF8DF2</text:p>
          </table:table-cell>
          <table:table-cell table:style-name="ce18" table:formula="of:=DEC2HEX(16748136+[.A76])" office:value-type="string" office:string-value="FF8EB2" calcext:value-type="string">
            <text:p>FF8EB2</text:p>
          </table:table-cell>
          <table:table-cell table:style-name="ce18" table:formula="of:=DEC2HEX(16748328+[.A76])" office:value-type="string" office:string-value="FF8F72" calcext:value-type="string">
            <text:p>FF8F72</text:p>
          </table:table-cell>
          <table:table-cell table:style-name="ce18" table:formula="of:=DEC2HEX(16748520+[.A76])" office:value-type="string" office:string-value="FF9032" calcext:value-type="string">
            <text:p>FF9032</text:p>
          </table:table-cell>
          <table:table-cell table:number-columns-repeated="100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HEX([.A77])" office:value-type="string" office:string-value="4B" calcext:value-type="string">
            <text:p>4B</text:p>
          </table:table-cell>
          <table:table-cell table:number-columns-repeated="2"/>
          <table:table-cell table:formula="of:=DEC2HEX(16746216+[.A77])" office:value-type="string" office:string-value="FF8733" calcext:value-type="string">
            <text:p>FF8733</text:p>
          </table:table-cell>
          <table:table-cell table:formula="of:=DEC2HEX(16746408+[.A77])" office:value-type="string" office:string-value="FF87F3" calcext:value-type="string">
            <text:p>FF87F3</text:p>
          </table:table-cell>
          <table:table-cell table:formula="of:=DEC2HEX(16746600+[.A77])" office:value-type="string" office:string-value="FF88B3" calcext:value-type="string">
            <text:p>FF88B3</text:p>
          </table:table-cell>
          <table:table-cell table:style-name="ce18" table:formula="of:=DEC2HEX(16746792+[.A77])" office:value-type="string" office:string-value="FF8973" calcext:value-type="string">
            <text:p>FF8973</text:p>
          </table:table-cell>
          <table:table-cell table:style-name="ce18" table:formula="of:=DEC2HEX(16746984+[.A77])" office:value-type="string" office:string-value="FF8A33" calcext:value-type="string">
            <text:p>FF8A33</text:p>
          </table:table-cell>
          <table:table-cell table:style-name="ce18" table:formula="of:=DEC2HEX(16747176+[.A77])" office:value-type="string" office:string-value="FF8AF3" calcext:value-type="string">
            <text:p>FF8AF3</text:p>
          </table:table-cell>
          <table:table-cell table:style-name="ce18" table:formula="of:=DEC2HEX(16747368+[.A77])" office:value-type="string" office:string-value="FF8BB3" calcext:value-type="string">
            <text:p>FF8BB3</text:p>
          </table:table-cell>
          <table:table-cell table:style-name="ce18" table:formula="of:=DEC2HEX(16747560+[.A77])" office:value-type="string" office:string-value="FF8C73" calcext:value-type="string">
            <text:p>FF8C73</text:p>
          </table:table-cell>
          <table:table-cell table:style-name="ce18" table:formula="of:=DEC2HEX(16747752+[.A77])" office:value-type="string" office:string-value="FF8D33" calcext:value-type="string">
            <text:p>FF8D33</text:p>
          </table:table-cell>
          <table:table-cell table:style-name="ce18" table:formula="of:=DEC2HEX(16747944+[.A77])" office:value-type="string" office:string-value="FF8DF3" calcext:value-type="string">
            <text:p>FF8DF3</text:p>
          </table:table-cell>
          <table:table-cell table:style-name="ce18" table:formula="of:=DEC2HEX(16748136+[.A77])" office:value-type="string" office:string-value="FF8EB3" calcext:value-type="string">
            <text:p>FF8EB3</text:p>
          </table:table-cell>
          <table:table-cell table:style-name="ce18" table:formula="of:=DEC2HEX(16748328+[.A77])" office:value-type="string" office:string-value="FF8F73" calcext:value-type="string">
            <text:p>FF8F73</text:p>
          </table:table-cell>
          <table:table-cell table:style-name="ce18" table:formula="of:=DEC2HEX(16748520+[.A77])" office:value-type="string" office:string-value="FF9033" calcext:value-type="string">
            <text:p>FF9033</text:p>
          </table:table-cell>
          <table:table-cell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HEX([.A78])" office:value-type="string" office:string-value="4C" calcext:value-type="string">
            <text:p>4C</text:p>
          </table:table-cell>
          <table:table-cell table:number-columns-repeated="2"/>
          <table:table-cell table:formula="of:=DEC2HEX(16746216+[.A78])" office:value-type="string" office:string-value="FF8734" calcext:value-type="string">
            <text:p>FF8734</text:p>
          </table:table-cell>
          <table:table-cell table:formula="of:=DEC2HEX(16746408+[.A78])" office:value-type="string" office:string-value="FF87F4" calcext:value-type="string">
            <text:p>FF87F4</text:p>
          </table:table-cell>
          <table:table-cell table:formula="of:=DEC2HEX(16746600+[.A78])" office:value-type="string" office:string-value="FF88B4" calcext:value-type="string">
            <text:p>FF88B4</text:p>
          </table:table-cell>
          <table:table-cell table:style-name="ce18" table:formula="of:=DEC2HEX(16746792+[.A78])" office:value-type="string" office:string-value="FF8974" calcext:value-type="string">
            <text:p>FF8974</text:p>
          </table:table-cell>
          <table:table-cell table:style-name="ce18" table:formula="of:=DEC2HEX(16746984+[.A78])" office:value-type="string" office:string-value="FF8A34" calcext:value-type="string">
            <text:p>FF8A34</text:p>
          </table:table-cell>
          <table:table-cell table:style-name="ce18" table:formula="of:=DEC2HEX(16747176+[.A78])" office:value-type="string" office:string-value="FF8AF4" calcext:value-type="string">
            <text:p>FF8AF4</text:p>
          </table:table-cell>
          <table:table-cell table:style-name="ce18" table:formula="of:=DEC2HEX(16747368+[.A78])" office:value-type="string" office:string-value="FF8BB4" calcext:value-type="string">
            <text:p>FF8BB4</text:p>
          </table:table-cell>
          <table:table-cell table:style-name="ce18" table:formula="of:=DEC2HEX(16747560+[.A78])" office:value-type="string" office:string-value="FF8C74" calcext:value-type="string">
            <text:p>FF8C74</text:p>
          </table:table-cell>
          <table:table-cell table:style-name="ce18" table:formula="of:=DEC2HEX(16747752+[.A78])" office:value-type="string" office:string-value="FF8D34" calcext:value-type="string">
            <text:p>FF8D34</text:p>
          </table:table-cell>
          <table:table-cell table:style-name="ce18" table:formula="of:=DEC2HEX(16747944+[.A78])" office:value-type="string" office:string-value="FF8DF4" calcext:value-type="string">
            <text:p>FF8DF4</text:p>
          </table:table-cell>
          <table:table-cell table:style-name="ce18" table:formula="of:=DEC2HEX(16748136+[.A78])" office:value-type="string" office:string-value="FF8EB4" calcext:value-type="string">
            <text:p>FF8EB4</text:p>
          </table:table-cell>
          <table:table-cell table:style-name="ce18" table:formula="of:=DEC2HEX(16748328+[.A78])" office:value-type="string" office:string-value="FF8F74" calcext:value-type="string">
            <text:p>FF8F74</text:p>
          </table:table-cell>
          <table:table-cell table:style-name="ce18" table:formula="of:=DEC2HEX(16748520+[.A78])" office:value-type="string" office:string-value="FF9034" calcext:value-type="string">
            <text:p>FF9034</text:p>
          </table:table-cell>
          <table:table-cell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HEX([.A79])" office:value-type="string" office:string-value="4D" calcext:value-type="string">
            <text:p>4D</text:p>
          </table:table-cell>
          <table:table-cell table:number-columns-repeated="2"/>
          <table:table-cell table:formula="of:=DEC2HEX(16746216+[.A79])" office:value-type="string" office:string-value="FF8735" calcext:value-type="string">
            <text:p>FF8735</text:p>
          </table:table-cell>
          <table:table-cell table:formula="of:=DEC2HEX(16746408+[.A79])" office:value-type="string" office:string-value="FF87F5" calcext:value-type="string">
            <text:p>FF87F5</text:p>
          </table:table-cell>
          <table:table-cell table:formula="of:=DEC2HEX(16746600+[.A79])" office:value-type="string" office:string-value="FF88B5" calcext:value-type="string">
            <text:p>FF88B5</text:p>
          </table:table-cell>
          <table:table-cell table:style-name="ce18" table:formula="of:=DEC2HEX(16746792+[.A79])" office:value-type="string" office:string-value="FF8975" calcext:value-type="string">
            <text:p>FF8975</text:p>
          </table:table-cell>
          <table:table-cell table:style-name="ce18" table:formula="of:=DEC2HEX(16746984+[.A79])" office:value-type="string" office:string-value="FF8A35" calcext:value-type="string">
            <text:p>FF8A35</text:p>
          </table:table-cell>
          <table:table-cell table:style-name="ce18" table:formula="of:=DEC2HEX(16747176+[.A79])" office:value-type="string" office:string-value="FF8AF5" calcext:value-type="string">
            <text:p>FF8AF5</text:p>
          </table:table-cell>
          <table:table-cell table:style-name="ce18" table:formula="of:=DEC2HEX(16747368+[.A79])" office:value-type="string" office:string-value="FF8BB5" calcext:value-type="string">
            <text:p>FF8BB5</text:p>
          </table:table-cell>
          <table:table-cell table:style-name="ce18" table:formula="of:=DEC2HEX(16747560+[.A79])" office:value-type="string" office:string-value="FF8C75" calcext:value-type="string">
            <text:p>FF8C75</text:p>
          </table:table-cell>
          <table:table-cell table:style-name="ce18" table:formula="of:=DEC2HEX(16747752+[.A79])" office:value-type="string" office:string-value="FF8D35" calcext:value-type="string">
            <text:p>FF8D35</text:p>
          </table:table-cell>
          <table:table-cell table:style-name="ce18" table:formula="of:=DEC2HEX(16747944+[.A79])" office:value-type="string" office:string-value="FF8DF5" calcext:value-type="string">
            <text:p>FF8DF5</text:p>
          </table:table-cell>
          <table:table-cell table:style-name="ce18" table:formula="of:=DEC2HEX(16748136+[.A79])" office:value-type="string" office:string-value="FF8EB5" calcext:value-type="string">
            <text:p>FF8EB5</text:p>
          </table:table-cell>
          <table:table-cell table:style-name="ce18" table:formula="of:=DEC2HEX(16748328+[.A79])" office:value-type="string" office:string-value="FF8F75" calcext:value-type="string">
            <text:p>FF8F75</text:p>
          </table:table-cell>
          <table:table-cell table:style-name="ce18" table:formula="of:=DEC2HEX(16748520+[.A79])" office:value-type="string" office:string-value="FF9035" calcext:value-type="string">
            <text:p>FF9035</text:p>
          </table:table-cell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HEX([.A80])" office:value-type="string" office:string-value="4E" calcext:value-type="string">
            <text:p>4E</text:p>
          </table:table-cell>
          <table:table-cell table:number-columns-repeated="2"/>
          <table:table-cell table:formula="of:=DEC2HEX(16746216+[.A80])" office:value-type="string" office:string-value="FF8736" calcext:value-type="string">
            <text:p>FF8736</text:p>
          </table:table-cell>
          <table:table-cell table:formula="of:=DEC2HEX(16746408+[.A80])" office:value-type="string" office:string-value="FF87F6" calcext:value-type="string">
            <text:p>FF87F6</text:p>
          </table:table-cell>
          <table:table-cell table:formula="of:=DEC2HEX(16746600+[.A80])" office:value-type="string" office:string-value="FF88B6" calcext:value-type="string">
            <text:p>FF88B6</text:p>
          </table:table-cell>
          <table:table-cell table:style-name="ce18" table:formula="of:=DEC2HEX(16746792+[.A80])" office:value-type="string" office:string-value="FF8976" calcext:value-type="string">
            <text:p>FF8976</text:p>
          </table:table-cell>
          <table:table-cell table:style-name="ce18" table:formula="of:=DEC2HEX(16746984+[.A80])" office:value-type="string" office:string-value="FF8A36" calcext:value-type="string">
            <text:p>FF8A36</text:p>
          </table:table-cell>
          <table:table-cell table:style-name="ce18" table:formula="of:=DEC2HEX(16747176+[.A80])" office:value-type="string" office:string-value="FF8AF6" calcext:value-type="string">
            <text:p>FF8AF6</text:p>
          </table:table-cell>
          <table:table-cell table:style-name="ce18" table:formula="of:=DEC2HEX(16747368+[.A80])" office:value-type="string" office:string-value="FF8BB6" calcext:value-type="string">
            <text:p>FF8BB6</text:p>
          </table:table-cell>
          <table:table-cell table:style-name="ce18" table:formula="of:=DEC2HEX(16747560+[.A80])" office:value-type="string" office:string-value="FF8C76" calcext:value-type="string">
            <text:p>FF8C76</text:p>
          </table:table-cell>
          <table:table-cell table:style-name="ce18" table:formula="of:=DEC2HEX(16747752+[.A80])" office:value-type="string" office:string-value="FF8D36" calcext:value-type="string">
            <text:p>FF8D36</text:p>
          </table:table-cell>
          <table:table-cell table:style-name="ce18" table:formula="of:=DEC2HEX(16747944+[.A80])" office:value-type="string" office:string-value="FF8DF6" calcext:value-type="string">
            <text:p>FF8DF6</text:p>
          </table:table-cell>
          <table:table-cell table:style-name="ce18" table:formula="of:=DEC2HEX(16748136+[.A80])" office:value-type="string" office:string-value="FF8EB6" calcext:value-type="string">
            <text:p>FF8EB6</text:p>
          </table:table-cell>
          <table:table-cell table:style-name="ce18" table:formula="of:=DEC2HEX(16748328+[.A80])" office:value-type="string" office:string-value="FF8F76" calcext:value-type="string">
            <text:p>FF8F76</text:p>
          </table:table-cell>
          <table:table-cell table:style-name="ce18" table:formula="of:=DEC2HEX(16748520+[.A80])" office:value-type="string" office:string-value="FF9036" calcext:value-type="string">
            <text:p>FF9036</text:p>
          </table:table-cell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DEC2HEX([.A81])" office:value-type="string" office:string-value="4F" calcext:value-type="string">
            <text:p>4F</text:p>
          </table:table-cell>
          <table:table-cell table:number-columns-repeated="2"/>
          <table:table-cell table:formula="of:=DEC2HEX(16746216+[.A81])" office:value-type="string" office:string-value="FF8737" calcext:value-type="string">
            <text:p>FF8737</text:p>
          </table:table-cell>
          <table:table-cell table:formula="of:=DEC2HEX(16746408+[.A81])" office:value-type="string" office:string-value="FF87F7" calcext:value-type="string">
            <text:p>FF87F7</text:p>
          </table:table-cell>
          <table:table-cell table:formula="of:=DEC2HEX(16746600+[.A81])" office:value-type="string" office:string-value="FF88B7" calcext:value-type="string">
            <text:p>FF88B7</text:p>
          </table:table-cell>
          <table:table-cell table:style-name="ce18" table:formula="of:=DEC2HEX(16746792+[.A81])" office:value-type="string" office:string-value="FF8977" calcext:value-type="string">
            <text:p>FF8977</text:p>
          </table:table-cell>
          <table:table-cell table:style-name="ce18" table:formula="of:=DEC2HEX(16746984+[.A81])" office:value-type="string" office:string-value="FF8A37" calcext:value-type="string">
            <text:p>FF8A37</text:p>
          </table:table-cell>
          <table:table-cell table:style-name="ce18" table:formula="of:=DEC2HEX(16747176+[.A81])" office:value-type="string" office:string-value="FF8AF7" calcext:value-type="string">
            <text:p>FF8AF7</text:p>
          </table:table-cell>
          <table:table-cell table:style-name="ce18" table:formula="of:=DEC2HEX(16747368+[.A81])" office:value-type="string" office:string-value="FF8BB7" calcext:value-type="string">
            <text:p>FF8BB7</text:p>
          </table:table-cell>
          <table:table-cell table:style-name="ce18" table:formula="of:=DEC2HEX(16747560+[.A81])" office:value-type="string" office:string-value="FF8C77" calcext:value-type="string">
            <text:p>FF8C77</text:p>
          </table:table-cell>
          <table:table-cell table:style-name="ce18" table:formula="of:=DEC2HEX(16747752+[.A81])" office:value-type="string" office:string-value="FF8D37" calcext:value-type="string">
            <text:p>FF8D37</text:p>
          </table:table-cell>
          <table:table-cell table:style-name="ce18" table:formula="of:=DEC2HEX(16747944+[.A81])" office:value-type="string" office:string-value="FF8DF7" calcext:value-type="string">
            <text:p>FF8DF7</text:p>
          </table:table-cell>
          <table:table-cell table:style-name="ce18" table:formula="of:=DEC2HEX(16748136+[.A81])" office:value-type="string" office:string-value="FF8EB7" calcext:value-type="string">
            <text:p>FF8EB7</text:p>
          </table:table-cell>
          <table:table-cell table:style-name="ce18" table:formula="of:=DEC2HEX(16748328+[.A81])" office:value-type="string" office:string-value="FF8F77" calcext:value-type="string">
            <text:p>FF8F77</text:p>
          </table:table-cell>
          <table:table-cell table:style-name="ce18" table:formula="of:=DEC2HEX(16748520+[.A81])" office:value-type="string" office:string-value="FF9037" calcext:value-type="string">
            <text:p>FF9037</text:p>
          </table:table-cell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HEX([.A82])" office:value-type="string" office:string-value="50" calcext:value-type="string">
            <text:p>50</text:p>
          </table:table-cell>
          <table:table-cell table:number-columns-repeated="2"/>
          <table:table-cell table:formula="of:=DEC2HEX(16746216+[.A82])" office:value-type="string" office:string-value="FF8738" calcext:value-type="string">
            <text:p>FF8738</text:p>
          </table:table-cell>
          <table:table-cell table:formula="of:=DEC2HEX(16746408+[.A82])" office:value-type="string" office:string-value="FF87F8" calcext:value-type="string">
            <text:p>FF87F8</text:p>
          </table:table-cell>
          <table:table-cell table:formula="of:=DEC2HEX(16746600+[.A82])" office:value-type="string" office:string-value="FF88B8" calcext:value-type="string">
            <text:p>FF88B8</text:p>
          </table:table-cell>
          <table:table-cell table:style-name="ce18" table:formula="of:=DEC2HEX(16746792+[.A82])" office:value-type="string" office:string-value="FF8978" calcext:value-type="string">
            <text:p>FF8978</text:p>
          </table:table-cell>
          <table:table-cell table:style-name="ce18" table:formula="of:=DEC2HEX(16746984+[.A82])" office:value-type="string" office:string-value="FF8A38" calcext:value-type="string">
            <text:p>FF8A38</text:p>
          </table:table-cell>
          <table:table-cell table:style-name="ce18" table:formula="of:=DEC2HEX(16747176+[.A82])" office:value-type="string" office:string-value="FF8AF8" calcext:value-type="string">
            <text:p>FF8AF8</text:p>
          </table:table-cell>
          <table:table-cell table:style-name="ce18" table:formula="of:=DEC2HEX(16747368+[.A82])" office:value-type="string" office:string-value="FF8BB8" calcext:value-type="string">
            <text:p>FF8BB8</text:p>
          </table:table-cell>
          <table:table-cell table:style-name="ce18" table:formula="of:=DEC2HEX(16747560+[.A82])" office:value-type="string" office:string-value="FF8C78" calcext:value-type="string">
            <text:p>FF8C78</text:p>
          </table:table-cell>
          <table:table-cell table:style-name="ce18" table:formula="of:=DEC2HEX(16747752+[.A82])" office:value-type="string" office:string-value="FF8D38" calcext:value-type="string">
            <text:p>FF8D38</text:p>
          </table:table-cell>
          <table:table-cell table:style-name="ce18" table:formula="of:=DEC2HEX(16747944+[.A82])" office:value-type="string" office:string-value="FF8DF8" calcext:value-type="string">
            <text:p>FF8DF8</text:p>
          </table:table-cell>
          <table:table-cell table:style-name="ce18" table:formula="of:=DEC2HEX(16748136+[.A82])" office:value-type="string" office:string-value="FF8EB8" calcext:value-type="string">
            <text:p>FF8EB8</text:p>
          </table:table-cell>
          <table:table-cell table:style-name="ce18" table:formula="of:=DEC2HEX(16748328+[.A82])" office:value-type="string" office:string-value="FF8F78" calcext:value-type="string">
            <text:p>FF8F78</text:p>
          </table:table-cell>
          <table:table-cell table:style-name="ce18" table:formula="of:=DEC2HEX(16748520+[.A82])" office:value-type="string" office:string-value="FF9038" calcext:value-type="string">
            <text:p>FF9038</text:p>
          </table:table-cell>
          <table:table-cell table:number-columns-repeated="100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HEX([.A83])" office:value-type="string" office:string-value="51" calcext:value-type="string">
            <text:p>51</text:p>
          </table:table-cell>
          <table:table-cell table:number-columns-repeated="2"/>
          <table:table-cell table:formula="of:=DEC2HEX(16746216+[.A83])" office:value-type="string" office:string-value="FF8739" calcext:value-type="string">
            <text:p>FF8739</text:p>
          </table:table-cell>
          <table:table-cell table:formula="of:=DEC2HEX(16746408+[.A83])" office:value-type="string" office:string-value="FF87F9" calcext:value-type="string">
            <text:p>FF87F9</text:p>
          </table:table-cell>
          <table:table-cell table:formula="of:=DEC2HEX(16746600+[.A83])" office:value-type="string" office:string-value="FF88B9" calcext:value-type="string">
            <text:p>FF88B9</text:p>
          </table:table-cell>
          <table:table-cell table:style-name="ce18" table:formula="of:=DEC2HEX(16746792+[.A83])" office:value-type="string" office:string-value="FF8979" calcext:value-type="string">
            <text:p>FF8979</text:p>
          </table:table-cell>
          <table:table-cell table:style-name="ce18" table:formula="of:=DEC2HEX(16746984+[.A83])" office:value-type="string" office:string-value="FF8A39" calcext:value-type="string">
            <text:p>FF8A39</text:p>
          </table:table-cell>
          <table:table-cell table:style-name="ce18" table:formula="of:=DEC2HEX(16747176+[.A83])" office:value-type="string" office:string-value="FF8AF9" calcext:value-type="string">
            <text:p>FF8AF9</text:p>
          </table:table-cell>
          <table:table-cell table:style-name="ce18" table:formula="of:=DEC2HEX(16747368+[.A83])" office:value-type="string" office:string-value="FF8BB9" calcext:value-type="string">
            <text:p>FF8BB9</text:p>
          </table:table-cell>
          <table:table-cell table:style-name="ce18" table:formula="of:=DEC2HEX(16747560+[.A83])" office:value-type="string" office:string-value="FF8C79" calcext:value-type="string">
            <text:p>FF8C79</text:p>
          </table:table-cell>
          <table:table-cell table:style-name="ce18" table:formula="of:=DEC2HEX(16747752+[.A83])" office:value-type="string" office:string-value="FF8D39" calcext:value-type="string">
            <text:p>FF8D39</text:p>
          </table:table-cell>
          <table:table-cell table:style-name="ce18" table:formula="of:=DEC2HEX(16747944+[.A83])" office:value-type="string" office:string-value="FF8DF9" calcext:value-type="string">
            <text:p>FF8DF9</text:p>
          </table:table-cell>
          <table:table-cell table:style-name="ce18" table:formula="of:=DEC2HEX(16748136+[.A83])" office:value-type="string" office:string-value="FF8EB9" calcext:value-type="string">
            <text:p>FF8EB9</text:p>
          </table:table-cell>
          <table:table-cell table:style-name="ce18" table:formula="of:=DEC2HEX(16748328+[.A83])" office:value-type="string" office:string-value="FF8F79" calcext:value-type="string">
            <text:p>FF8F79</text:p>
          </table:table-cell>
          <table:table-cell table:style-name="ce18" table:formula="of:=DEC2HEX(16748520+[.A83])" office:value-type="string" office:string-value="FF9039" calcext:value-type="string">
            <text:p>FF9039</text:p>
          </table:table-cell>
          <table:table-cell table:number-columns-repeated="1007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HEX([.A84])" office:value-type="string" office:string-value="52" calcext:value-type="string">
            <text:p>52</text:p>
          </table:table-cell>
          <table:table-cell table:number-columns-repeated="2"/>
          <table:table-cell table:formula="of:=DEC2HEX(16746216+[.A84])" office:value-type="string" office:string-value="FF873A" calcext:value-type="string">
            <text:p>FF873A</text:p>
          </table:table-cell>
          <table:table-cell table:formula="of:=DEC2HEX(16746408+[.A84])" office:value-type="string" office:string-value="FF87FA" calcext:value-type="string">
            <text:p>FF87FA</text:p>
          </table:table-cell>
          <table:table-cell table:formula="of:=DEC2HEX(16746600+[.A84])" office:value-type="string" office:string-value="FF88BA" calcext:value-type="string">
            <text:p>FF88BA</text:p>
          </table:table-cell>
          <table:table-cell table:style-name="ce18" table:formula="of:=DEC2HEX(16746792+[.A84])" office:value-type="string" office:string-value="FF897A" calcext:value-type="string">
            <text:p>FF897A</text:p>
          </table:table-cell>
          <table:table-cell table:style-name="ce18" table:formula="of:=DEC2HEX(16746984+[.A84])" office:value-type="string" office:string-value="FF8A3A" calcext:value-type="string">
            <text:p>FF8A3A</text:p>
          </table:table-cell>
          <table:table-cell table:style-name="ce18" table:formula="of:=DEC2HEX(16747176+[.A84])" office:value-type="string" office:string-value="FF8AFA" calcext:value-type="string">
            <text:p>FF8AFA</text:p>
          </table:table-cell>
          <table:table-cell table:style-name="ce18" table:formula="of:=DEC2HEX(16747368+[.A84])" office:value-type="string" office:string-value="FF8BBA" calcext:value-type="string">
            <text:p>FF8BBA</text:p>
          </table:table-cell>
          <table:table-cell table:style-name="ce18" table:formula="of:=DEC2HEX(16747560+[.A84])" office:value-type="string" office:string-value="FF8C7A" calcext:value-type="string">
            <text:p>FF8C7A</text:p>
          </table:table-cell>
          <table:table-cell table:style-name="ce18" table:formula="of:=DEC2HEX(16747752+[.A84])" office:value-type="string" office:string-value="FF8D3A" calcext:value-type="string">
            <text:p>FF8D3A</text:p>
          </table:table-cell>
          <table:table-cell table:style-name="ce18" table:formula="of:=DEC2HEX(16747944+[.A84])" office:value-type="string" office:string-value="FF8DFA" calcext:value-type="string">
            <text:p>FF8DFA</text:p>
          </table:table-cell>
          <table:table-cell table:style-name="ce18" table:formula="of:=DEC2HEX(16748136+[.A84])" office:value-type="string" office:string-value="FF8EBA" calcext:value-type="string">
            <text:p>FF8EBA</text:p>
          </table:table-cell>
          <table:table-cell table:style-name="ce18" table:formula="of:=DEC2HEX(16748328+[.A84])" office:value-type="string" office:string-value="FF8F7A" calcext:value-type="string">
            <text:p>FF8F7A</text:p>
          </table:table-cell>
          <table:table-cell table:style-name="ce18" table:formula="of:=DEC2HEX(16748520+[.A84])" office:value-type="string" office:string-value="FF903A" calcext:value-type="string">
            <text:p>FF903A</text:p>
          </table:table-cell>
          <table:table-cell table:number-columns-repeated="1007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HEX([.A85])" office:value-type="string" office:string-value="53" calcext:value-type="string">
            <text:p>53</text:p>
          </table:table-cell>
          <table:table-cell table:number-columns-repeated="2"/>
          <table:table-cell table:formula="of:=DEC2HEX(16746216+[.A85])" office:value-type="string" office:string-value="FF873B" calcext:value-type="string">
            <text:p>FF873B</text:p>
          </table:table-cell>
          <table:table-cell table:formula="of:=DEC2HEX(16746408+[.A85])" office:value-type="string" office:string-value="FF87FB" calcext:value-type="string">
            <text:p>FF87FB</text:p>
          </table:table-cell>
          <table:table-cell table:formula="of:=DEC2HEX(16746600+[.A85])" office:value-type="string" office:string-value="FF88BB" calcext:value-type="string">
            <text:p>FF88BB</text:p>
          </table:table-cell>
          <table:table-cell table:style-name="ce18" table:formula="of:=DEC2HEX(16746792+[.A85])" office:value-type="string" office:string-value="FF897B" calcext:value-type="string">
            <text:p>FF897B</text:p>
          </table:table-cell>
          <table:table-cell table:style-name="ce18" table:formula="of:=DEC2HEX(16746984+[.A85])" office:value-type="string" office:string-value="FF8A3B" calcext:value-type="string">
            <text:p>FF8A3B</text:p>
          </table:table-cell>
          <table:table-cell table:style-name="ce18" table:formula="of:=DEC2HEX(16747176+[.A85])" office:value-type="string" office:string-value="FF8AFB" calcext:value-type="string">
            <text:p>FF8AFB</text:p>
          </table:table-cell>
          <table:table-cell table:style-name="ce18" table:formula="of:=DEC2HEX(16747368+[.A85])" office:value-type="string" office:string-value="FF8BBB" calcext:value-type="string">
            <text:p>FF8BBB</text:p>
          </table:table-cell>
          <table:table-cell table:style-name="ce18" table:formula="of:=DEC2HEX(16747560+[.A85])" office:value-type="string" office:string-value="FF8C7B" calcext:value-type="string">
            <text:p>FF8C7B</text:p>
          </table:table-cell>
          <table:table-cell table:style-name="ce18" table:formula="of:=DEC2HEX(16747752+[.A85])" office:value-type="string" office:string-value="FF8D3B" calcext:value-type="string">
            <text:p>FF8D3B</text:p>
          </table:table-cell>
          <table:table-cell table:style-name="ce18" table:formula="of:=DEC2HEX(16747944+[.A85])" office:value-type="string" office:string-value="FF8DFB" calcext:value-type="string">
            <text:p>FF8DFB</text:p>
          </table:table-cell>
          <table:table-cell table:style-name="ce18" table:formula="of:=DEC2HEX(16748136+[.A85])" office:value-type="string" office:string-value="FF8EBB" calcext:value-type="string">
            <text:p>FF8EBB</text:p>
          </table:table-cell>
          <table:table-cell table:style-name="ce18" table:formula="of:=DEC2HEX(16748328+[.A85])" office:value-type="string" office:string-value="FF8F7B" calcext:value-type="string">
            <text:p>FF8F7B</text:p>
          </table:table-cell>
          <table:table-cell table:style-name="ce18" table:formula="of:=DEC2HEX(16748520+[.A85])" office:value-type="string" office:string-value="FF903B" calcext:value-type="string">
            <text:p>FF903B</text:p>
          </table:table-cell>
          <table:table-cell table:number-columns-repeated="1007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HEX([.A86])" office:value-type="string" office:string-value="54" calcext:value-type="string">
            <text:p>54</text:p>
          </table:table-cell>
          <table:table-cell table:number-columns-repeated="2"/>
          <table:table-cell table:formula="of:=DEC2HEX(16746216+[.A86])" office:value-type="string" office:string-value="FF873C" calcext:value-type="string">
            <text:p>FF873C</text:p>
          </table:table-cell>
          <table:table-cell table:formula="of:=DEC2HEX(16746408+[.A86])" office:value-type="string" office:string-value="FF87FC" calcext:value-type="string">
            <text:p>FF87FC</text:p>
          </table:table-cell>
          <table:table-cell table:formula="of:=DEC2HEX(16746600+[.A86])" office:value-type="string" office:string-value="FF88BC" calcext:value-type="string">
            <text:p>FF88BC</text:p>
          </table:table-cell>
          <table:table-cell table:style-name="ce18" table:formula="of:=DEC2HEX(16746792+[.A86])" office:value-type="string" office:string-value="FF897C" calcext:value-type="string">
            <text:p>FF897C</text:p>
          </table:table-cell>
          <table:table-cell table:style-name="ce18" table:formula="of:=DEC2HEX(16746984+[.A86])" office:value-type="string" office:string-value="FF8A3C" calcext:value-type="string">
            <text:p>FF8A3C</text:p>
          </table:table-cell>
          <table:table-cell table:style-name="ce18" table:formula="of:=DEC2HEX(16747176+[.A86])" office:value-type="string" office:string-value="FF8AFC" calcext:value-type="string">
            <text:p>FF8AFC</text:p>
          </table:table-cell>
          <table:table-cell table:style-name="ce18" table:formula="of:=DEC2HEX(16747368+[.A86])" office:value-type="string" office:string-value="FF8BBC" calcext:value-type="string">
            <text:p>FF8BBC</text:p>
          </table:table-cell>
          <table:table-cell table:style-name="ce18" table:formula="of:=DEC2HEX(16747560+[.A86])" office:value-type="string" office:string-value="FF8C7C" calcext:value-type="string">
            <text:p>FF8C7C</text:p>
          </table:table-cell>
          <table:table-cell table:style-name="ce18" table:formula="of:=DEC2HEX(16747752+[.A86])" office:value-type="string" office:string-value="FF8D3C" calcext:value-type="string">
            <text:p>FF8D3C</text:p>
          </table:table-cell>
          <table:table-cell table:style-name="ce18" table:formula="of:=DEC2HEX(16747944+[.A86])" office:value-type="string" office:string-value="FF8DFC" calcext:value-type="string">
            <text:p>FF8DFC</text:p>
          </table:table-cell>
          <table:table-cell table:style-name="ce18" table:formula="of:=DEC2HEX(16748136+[.A86])" office:value-type="string" office:string-value="FF8EBC" calcext:value-type="string">
            <text:p>FF8EBC</text:p>
          </table:table-cell>
          <table:table-cell table:style-name="ce18" table:formula="of:=DEC2HEX(16748328+[.A86])" office:value-type="string" office:string-value="FF8F7C" calcext:value-type="string">
            <text:p>FF8F7C</text:p>
          </table:table-cell>
          <table:table-cell table:style-name="ce18" table:formula="of:=DEC2HEX(16748520+[.A86])" office:value-type="string" office:string-value="FF903C" calcext:value-type="string">
            <text:p>FF903C</text:p>
          </table:table-cell>
          <table:table-cell table:number-columns-repeated="1007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DEC2HEX([.A87])" office:value-type="string" office:string-value="55" calcext:value-type="string">
            <text:p>55</text:p>
          </table:table-cell>
          <table:table-cell table:number-columns-repeated="2"/>
          <table:table-cell table:formula="of:=DEC2HEX(16746216+[.A87])" office:value-type="string" office:string-value="FF873D" calcext:value-type="string">
            <text:p>FF873D</text:p>
          </table:table-cell>
          <table:table-cell table:formula="of:=DEC2HEX(16746408+[.A87])" office:value-type="string" office:string-value="FF87FD" calcext:value-type="string">
            <text:p>FF87FD</text:p>
          </table:table-cell>
          <table:table-cell table:formula="of:=DEC2HEX(16746600+[.A87])" office:value-type="string" office:string-value="FF88BD" calcext:value-type="string">
            <text:p>FF88BD</text:p>
          </table:table-cell>
          <table:table-cell table:style-name="ce18" table:formula="of:=DEC2HEX(16746792+[.A87])" office:value-type="string" office:string-value="FF897D" calcext:value-type="string">
            <text:p>FF897D</text:p>
          </table:table-cell>
          <table:table-cell table:style-name="ce18" table:formula="of:=DEC2HEX(16746984+[.A87])" office:value-type="string" office:string-value="FF8A3D" calcext:value-type="string">
            <text:p>FF8A3D</text:p>
          </table:table-cell>
          <table:table-cell table:style-name="ce18" table:formula="of:=DEC2HEX(16747176+[.A87])" office:value-type="string" office:string-value="FF8AFD" calcext:value-type="string">
            <text:p>FF8AFD</text:p>
          </table:table-cell>
          <table:table-cell table:style-name="ce18" table:formula="of:=DEC2HEX(16747368+[.A87])" office:value-type="string" office:string-value="FF8BBD" calcext:value-type="string">
            <text:p>FF8BBD</text:p>
          </table:table-cell>
          <table:table-cell table:style-name="ce18" table:formula="of:=DEC2HEX(16747560+[.A87])" office:value-type="string" office:string-value="FF8C7D" calcext:value-type="string">
            <text:p>FF8C7D</text:p>
          </table:table-cell>
          <table:table-cell table:style-name="ce18" table:formula="of:=DEC2HEX(16747752+[.A87])" office:value-type="string" office:string-value="FF8D3D" calcext:value-type="string">
            <text:p>FF8D3D</text:p>
          </table:table-cell>
          <table:table-cell table:style-name="ce18" table:formula="of:=DEC2HEX(16747944+[.A87])" office:value-type="string" office:string-value="FF8DFD" calcext:value-type="string">
            <text:p>FF8DFD</text:p>
          </table:table-cell>
          <table:table-cell table:style-name="ce18" table:formula="of:=DEC2HEX(16748136+[.A87])" office:value-type="string" office:string-value="FF8EBD" calcext:value-type="string">
            <text:p>FF8EBD</text:p>
          </table:table-cell>
          <table:table-cell table:style-name="ce18" table:formula="of:=DEC2HEX(16748328+[.A87])" office:value-type="string" office:string-value="FF8F7D" calcext:value-type="string">
            <text:p>FF8F7D</text:p>
          </table:table-cell>
          <table:table-cell table:style-name="ce18" table:formula="of:=DEC2HEX(16748520+[.A87])" office:value-type="string" office:string-value="FF903D" calcext:value-type="string">
            <text:p>FF903D</text:p>
          </table:table-cell>
          <table:table-cell table:number-columns-repeated="1007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HEX([.A88])" office:value-type="string" office:string-value="56" calcext:value-type="string">
            <text:p>56</text:p>
          </table:table-cell>
          <table:table-cell table:number-columns-repeated="2"/>
          <table:table-cell table:formula="of:=DEC2HEX(16746216+[.A88])" office:value-type="string" office:string-value="FF873E" calcext:value-type="string">
            <text:p>FF873E</text:p>
          </table:table-cell>
          <table:table-cell table:formula="of:=DEC2HEX(16746408+[.A88])" office:value-type="string" office:string-value="FF87FE" calcext:value-type="string">
            <text:p>FF87FE</text:p>
          </table:table-cell>
          <table:table-cell table:formula="of:=DEC2HEX(16746600+[.A88])" office:value-type="string" office:string-value="FF88BE" calcext:value-type="string">
            <text:p>FF88BE</text:p>
          </table:table-cell>
          <table:table-cell table:style-name="ce18" table:formula="of:=DEC2HEX(16746792+[.A88])" office:value-type="string" office:string-value="FF897E" calcext:value-type="string">
            <text:p>FF897E</text:p>
          </table:table-cell>
          <table:table-cell table:style-name="ce18" table:formula="of:=DEC2HEX(16746984+[.A88])" office:value-type="string" office:string-value="FF8A3E" calcext:value-type="string">
            <text:p>FF8A3E</text:p>
          </table:table-cell>
          <table:table-cell table:style-name="ce18" table:formula="of:=DEC2HEX(16747176+[.A88])" office:value-type="string" office:string-value="FF8AFE" calcext:value-type="string">
            <text:p>FF8AFE</text:p>
          </table:table-cell>
          <table:table-cell table:style-name="ce18" table:formula="of:=DEC2HEX(16747368+[.A88])" office:value-type="string" office:string-value="FF8BBE" calcext:value-type="string">
            <text:p>FF8BBE</text:p>
          </table:table-cell>
          <table:table-cell table:style-name="ce18" table:formula="of:=DEC2HEX(16747560+[.A88])" office:value-type="string" office:string-value="FF8C7E" calcext:value-type="string">
            <text:p>FF8C7E</text:p>
          </table:table-cell>
          <table:table-cell table:style-name="ce18" table:formula="of:=DEC2HEX(16747752+[.A88])" office:value-type="string" office:string-value="FF8D3E" calcext:value-type="string">
            <text:p>FF8D3E</text:p>
          </table:table-cell>
          <table:table-cell table:style-name="ce18" table:formula="of:=DEC2HEX(16747944+[.A88])" office:value-type="string" office:string-value="FF8DFE" calcext:value-type="string">
            <text:p>FF8DFE</text:p>
          </table:table-cell>
          <table:table-cell table:style-name="ce18" table:formula="of:=DEC2HEX(16748136+[.A88])" office:value-type="string" office:string-value="FF8EBE" calcext:value-type="string">
            <text:p>FF8EBE</text:p>
          </table:table-cell>
          <table:table-cell table:style-name="ce18" table:formula="of:=DEC2HEX(16748328+[.A88])" office:value-type="string" office:string-value="FF8F7E" calcext:value-type="string">
            <text:p>FF8F7E</text:p>
          </table:table-cell>
          <table:table-cell table:style-name="ce18" table:formula="of:=DEC2HEX(16748520+[.A88])" office:value-type="string" office:string-value="FF903E" calcext:value-type="string">
            <text:p>FF903E</text:p>
          </table:table-cell>
          <table:table-cell table:number-columns-repeated="1007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HEX([.A89])" office:value-type="string" office:string-value="57" calcext:value-type="string">
            <text:p>57</text:p>
          </table:table-cell>
          <table:table-cell table:number-columns-repeated="2"/>
          <table:table-cell table:formula="of:=DEC2HEX(16746216+[.A89])" office:value-type="string" office:string-value="FF873F" calcext:value-type="string">
            <text:p>FF873F</text:p>
          </table:table-cell>
          <table:table-cell table:formula="of:=DEC2HEX(16746408+[.A89])" office:value-type="string" office:string-value="FF87FF" calcext:value-type="string">
            <text:p>FF87FF</text:p>
          </table:table-cell>
          <table:table-cell table:formula="of:=DEC2HEX(16746600+[.A89])" office:value-type="string" office:string-value="FF88BF" calcext:value-type="string">
            <text:p>FF88BF</text:p>
          </table:table-cell>
          <table:table-cell table:style-name="ce18" table:formula="of:=DEC2HEX(16746792+[.A89])" office:value-type="string" office:string-value="FF897F" calcext:value-type="string">
            <text:p>FF897F</text:p>
          </table:table-cell>
          <table:table-cell table:style-name="ce18" table:formula="of:=DEC2HEX(16746984+[.A89])" office:value-type="string" office:string-value="FF8A3F" calcext:value-type="string">
            <text:p>FF8A3F</text:p>
          </table:table-cell>
          <table:table-cell table:style-name="ce18" table:formula="of:=DEC2HEX(16747176+[.A89])" office:value-type="string" office:string-value="FF8AFF" calcext:value-type="string">
            <text:p>FF8AFF</text:p>
          </table:table-cell>
          <table:table-cell table:style-name="ce18" table:formula="of:=DEC2HEX(16747368+[.A89])" office:value-type="string" office:string-value="FF8BBF" calcext:value-type="string">
            <text:p>FF8BBF</text:p>
          </table:table-cell>
          <table:table-cell table:style-name="ce18" table:formula="of:=DEC2HEX(16747560+[.A89])" office:value-type="string" office:string-value="FF8C7F" calcext:value-type="string">
            <text:p>FF8C7F</text:p>
          </table:table-cell>
          <table:table-cell table:style-name="ce18" table:formula="of:=DEC2HEX(16747752+[.A89])" office:value-type="string" office:string-value="FF8D3F" calcext:value-type="string">
            <text:p>FF8D3F</text:p>
          </table:table-cell>
          <table:table-cell table:style-name="ce18" table:formula="of:=DEC2HEX(16747944+[.A89])" office:value-type="string" office:string-value="FF8DFF" calcext:value-type="string">
            <text:p>FF8DFF</text:p>
          </table:table-cell>
          <table:table-cell table:style-name="ce18" table:formula="of:=DEC2HEX(16748136+[.A89])" office:value-type="string" office:string-value="FF8EBF" calcext:value-type="string">
            <text:p>FF8EBF</text:p>
          </table:table-cell>
          <table:table-cell table:style-name="ce18" table:formula="of:=DEC2HEX(16748328+[.A89])" office:value-type="string" office:string-value="FF8F7F" calcext:value-type="string">
            <text:p>FF8F7F</text:p>
          </table:table-cell>
          <table:table-cell table:style-name="ce18" table:formula="of:=DEC2HEX(16748520+[.A89])" office:value-type="string" office:string-value="FF903F" calcext:value-type="string">
            <text:p>FF903F</text:p>
          </table:table-cell>
          <table:table-cell table:number-columns-repeated="1007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HEX([.A90])" office:value-type="string" office:string-value="58" calcext:value-type="string">
            <text:p>58</text:p>
          </table:table-cell>
          <table:table-cell table:number-columns-repeated="2"/>
          <table:table-cell table:formula="of:=DEC2HEX(16746216+[.A90])" office:value-type="string" office:string-value="FF8740" calcext:value-type="string">
            <text:p>FF8740</text:p>
          </table:table-cell>
          <table:table-cell table:formula="of:=DEC2HEX(16746408+[.A90])" office:value-type="string" office:string-value="FF8800" calcext:value-type="string">
            <text:p>FF8800</text:p>
          </table:table-cell>
          <table:table-cell table:formula="of:=DEC2HEX(16746600+[.A90])" office:value-type="string" office:string-value="FF88C0" calcext:value-type="string">
            <text:p>FF88C0</text:p>
          </table:table-cell>
          <table:table-cell table:style-name="ce18" table:formula="of:=DEC2HEX(16746792+[.A90])" office:value-type="string" office:string-value="FF8980" calcext:value-type="string">
            <text:p>FF8980</text:p>
          </table:table-cell>
          <table:table-cell table:style-name="ce18" table:formula="of:=DEC2HEX(16746984+[.A90])" office:value-type="string" office:string-value="FF8A40" calcext:value-type="string">
            <text:p>FF8A40</text:p>
          </table:table-cell>
          <table:table-cell table:style-name="ce18" table:formula="of:=DEC2HEX(16747176+[.A90])" office:value-type="string" office:string-value="FF8B00" calcext:value-type="string">
            <text:p>FF8B00</text:p>
          </table:table-cell>
          <table:table-cell table:style-name="ce18" table:formula="of:=DEC2HEX(16747368+[.A90])" office:value-type="string" office:string-value="FF8BC0" calcext:value-type="string">
            <text:p>FF8BC0</text:p>
          </table:table-cell>
          <table:table-cell table:style-name="ce18" table:formula="of:=DEC2HEX(16747560+[.A90])" office:value-type="string" office:string-value="FF8C80" calcext:value-type="string">
            <text:p>FF8C80</text:p>
          </table:table-cell>
          <table:table-cell table:style-name="ce18" table:formula="of:=DEC2HEX(16747752+[.A90])" office:value-type="string" office:string-value="FF8D40" calcext:value-type="string">
            <text:p>FF8D40</text:p>
          </table:table-cell>
          <table:table-cell table:style-name="ce18" table:formula="of:=DEC2HEX(16747944+[.A90])" office:value-type="string" office:string-value="FF8E00" calcext:value-type="string">
            <text:p>FF8E00</text:p>
          </table:table-cell>
          <table:table-cell table:style-name="ce18" table:formula="of:=DEC2HEX(16748136+[.A90])" office:value-type="string" office:string-value="FF8EC0" calcext:value-type="string">
            <text:p>FF8EC0</text:p>
          </table:table-cell>
          <table:table-cell table:style-name="ce18" table:formula="of:=DEC2HEX(16748328+[.A90])" office:value-type="string" office:string-value="FF8F80" calcext:value-type="string">
            <text:p>FF8F80</text:p>
          </table:table-cell>
          <table:table-cell table:style-name="ce18" table:formula="of:=DEC2HEX(16748520+[.A90])" office:value-type="string" office:string-value="FF9040" calcext:value-type="string">
            <text:p>FF9040</text:p>
          </table:table-cell>
          <table:table-cell table:number-columns-repeated="1007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DEC2HEX([.A91])" office:value-type="string" office:string-value="59" calcext:value-type="string">
            <text:p>59</text:p>
          </table:table-cell>
          <table:table-cell table:number-columns-repeated="2"/>
          <table:table-cell table:formula="of:=DEC2HEX(16746216+[.A91])" office:value-type="string" office:string-value="FF8741" calcext:value-type="string">
            <text:p>FF8741</text:p>
          </table:table-cell>
          <table:table-cell table:formula="of:=DEC2HEX(16746408+[.A91])" office:value-type="string" office:string-value="FF8801" calcext:value-type="string">
            <text:p>FF8801</text:p>
          </table:table-cell>
          <table:table-cell table:formula="of:=DEC2HEX(16746600+[.A91])" office:value-type="string" office:string-value="FF88C1" calcext:value-type="string">
            <text:p>FF88C1</text:p>
          </table:table-cell>
          <table:table-cell table:style-name="ce18" table:formula="of:=DEC2HEX(16746792+[.A91])" office:value-type="string" office:string-value="FF8981" calcext:value-type="string">
            <text:p>FF8981</text:p>
          </table:table-cell>
          <table:table-cell table:style-name="ce18" table:formula="of:=DEC2HEX(16746984+[.A91])" office:value-type="string" office:string-value="FF8A41" calcext:value-type="string">
            <text:p>FF8A41</text:p>
          </table:table-cell>
          <table:table-cell table:style-name="ce18" table:formula="of:=DEC2HEX(16747176+[.A91])" office:value-type="string" office:string-value="FF8B01" calcext:value-type="string">
            <text:p>FF8B01</text:p>
          </table:table-cell>
          <table:table-cell table:style-name="ce18" table:formula="of:=DEC2HEX(16747368+[.A91])" office:value-type="string" office:string-value="FF8BC1" calcext:value-type="string">
            <text:p>FF8BC1</text:p>
          </table:table-cell>
          <table:table-cell table:style-name="ce18" table:formula="of:=DEC2HEX(16747560+[.A91])" office:value-type="string" office:string-value="FF8C81" calcext:value-type="string">
            <text:p>FF8C81</text:p>
          </table:table-cell>
          <table:table-cell table:style-name="ce18" table:formula="of:=DEC2HEX(16747752+[.A91])" office:value-type="string" office:string-value="FF8D41" calcext:value-type="string">
            <text:p>FF8D41</text:p>
          </table:table-cell>
          <table:table-cell table:style-name="ce18" table:formula="of:=DEC2HEX(16747944+[.A91])" office:value-type="string" office:string-value="FF8E01" calcext:value-type="string">
            <text:p>FF8E01</text:p>
          </table:table-cell>
          <table:table-cell table:style-name="ce18" table:formula="of:=DEC2HEX(16748136+[.A91])" office:value-type="string" office:string-value="FF8EC1" calcext:value-type="string">
            <text:p>FF8EC1</text:p>
          </table:table-cell>
          <table:table-cell table:style-name="ce18" table:formula="of:=DEC2HEX(16748328+[.A91])" office:value-type="string" office:string-value="FF8F81" calcext:value-type="string">
            <text:p>FF8F81</text:p>
          </table:table-cell>
          <table:table-cell table:style-name="ce18" table:formula="of:=DEC2HEX(16748520+[.A91])" office:value-type="string" office:string-value="FF9041" calcext:value-type="string">
            <text:p>FF9041</text:p>
          </table:table-cell>
          <table:table-cell table:number-columns-repeated="100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DEC2HEX([.A92])" office:value-type="string" office:string-value="5A" calcext:value-type="string">
            <text:p>5A</text:p>
          </table:table-cell>
          <table:table-cell table:number-columns-repeated="2"/>
          <table:table-cell table:formula="of:=DEC2HEX(16746216+[.A92])" office:value-type="string" office:string-value="FF8742" calcext:value-type="string">
            <text:p>FF8742</text:p>
          </table:table-cell>
          <table:table-cell table:formula="of:=DEC2HEX(16746408+[.A92])" office:value-type="string" office:string-value="FF8802" calcext:value-type="string">
            <text:p>FF8802</text:p>
          </table:table-cell>
          <table:table-cell table:formula="of:=DEC2HEX(16746600+[.A92])" office:value-type="string" office:string-value="FF88C2" calcext:value-type="string">
            <text:p>FF88C2</text:p>
          </table:table-cell>
          <table:table-cell table:style-name="ce18" table:formula="of:=DEC2HEX(16746792+[.A92])" office:value-type="string" office:string-value="FF8982" calcext:value-type="string">
            <text:p>FF8982</text:p>
          </table:table-cell>
          <table:table-cell table:style-name="ce18" table:formula="of:=DEC2HEX(16746984+[.A92])" office:value-type="string" office:string-value="FF8A42" calcext:value-type="string">
            <text:p>FF8A42</text:p>
          </table:table-cell>
          <table:table-cell table:style-name="ce18" table:formula="of:=DEC2HEX(16747176+[.A92])" office:value-type="string" office:string-value="FF8B02" calcext:value-type="string">
            <text:p>FF8B02</text:p>
          </table:table-cell>
          <table:table-cell table:style-name="ce18" table:formula="of:=DEC2HEX(16747368+[.A92])" office:value-type="string" office:string-value="FF8BC2" calcext:value-type="string">
            <text:p>FF8BC2</text:p>
          </table:table-cell>
          <table:table-cell table:style-name="ce18" table:formula="of:=DEC2HEX(16747560+[.A92])" office:value-type="string" office:string-value="FF8C82" calcext:value-type="string">
            <text:p>FF8C82</text:p>
          </table:table-cell>
          <table:table-cell table:style-name="ce18" table:formula="of:=DEC2HEX(16747752+[.A92])" office:value-type="string" office:string-value="FF8D42" calcext:value-type="string">
            <text:p>FF8D42</text:p>
          </table:table-cell>
          <table:table-cell table:style-name="ce18" table:formula="of:=DEC2HEX(16747944+[.A92])" office:value-type="string" office:string-value="FF8E02" calcext:value-type="string">
            <text:p>FF8E02</text:p>
          </table:table-cell>
          <table:table-cell table:style-name="ce18" table:formula="of:=DEC2HEX(16748136+[.A92])" office:value-type="string" office:string-value="FF8EC2" calcext:value-type="string">
            <text:p>FF8EC2</text:p>
          </table:table-cell>
          <table:table-cell table:style-name="ce18" table:formula="of:=DEC2HEX(16748328+[.A92])" office:value-type="string" office:string-value="FF8F82" calcext:value-type="string">
            <text:p>FF8F82</text:p>
          </table:table-cell>
          <table:table-cell table:style-name="ce18" table:formula="of:=DEC2HEX(16748520+[.A92])" office:value-type="string" office:string-value="FF9042" calcext:value-type="string">
            <text:p>FF9042</text:p>
          </table:table-cell>
          <table:table-cell table:number-columns-repeated="1007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DEC2HEX([.A93])" office:value-type="string" office:string-value="5B" calcext:value-type="string">
            <text:p>5B</text:p>
          </table:table-cell>
          <table:table-cell table:number-columns-repeated="2"/>
          <table:table-cell table:formula="of:=DEC2HEX(16746216+[.A93])" office:value-type="string" office:string-value="FF8743" calcext:value-type="string">
            <text:p>FF8743</text:p>
          </table:table-cell>
          <table:table-cell table:formula="of:=DEC2HEX(16746408+[.A93])" office:value-type="string" office:string-value="FF8803" calcext:value-type="string">
            <text:p>FF8803</text:p>
          </table:table-cell>
          <table:table-cell table:formula="of:=DEC2HEX(16746600+[.A93])" office:value-type="string" office:string-value="FF88C3" calcext:value-type="string">
            <text:p>FF88C3</text:p>
          </table:table-cell>
          <table:table-cell table:style-name="ce18" table:formula="of:=DEC2HEX(16746792+[.A93])" office:value-type="string" office:string-value="FF8983" calcext:value-type="string">
            <text:p>FF8983</text:p>
          </table:table-cell>
          <table:table-cell table:style-name="ce18" table:formula="of:=DEC2HEX(16746984+[.A93])" office:value-type="string" office:string-value="FF8A43" calcext:value-type="string">
            <text:p>FF8A43</text:p>
          </table:table-cell>
          <table:table-cell table:style-name="ce18" table:formula="of:=DEC2HEX(16747176+[.A93])" office:value-type="string" office:string-value="FF8B03" calcext:value-type="string">
            <text:p>FF8B03</text:p>
          </table:table-cell>
          <table:table-cell table:style-name="ce18" table:formula="of:=DEC2HEX(16747368+[.A93])" office:value-type="string" office:string-value="FF8BC3" calcext:value-type="string">
            <text:p>FF8BC3</text:p>
          </table:table-cell>
          <table:table-cell table:style-name="ce18" table:formula="of:=DEC2HEX(16747560+[.A93])" office:value-type="string" office:string-value="FF8C83" calcext:value-type="string">
            <text:p>FF8C83</text:p>
          </table:table-cell>
          <table:table-cell table:style-name="ce18" table:formula="of:=DEC2HEX(16747752+[.A93])" office:value-type="string" office:string-value="FF8D43" calcext:value-type="string">
            <text:p>FF8D43</text:p>
          </table:table-cell>
          <table:table-cell table:style-name="ce18" table:formula="of:=DEC2HEX(16747944+[.A93])" office:value-type="string" office:string-value="FF8E03" calcext:value-type="string">
            <text:p>FF8E03</text:p>
          </table:table-cell>
          <table:table-cell table:style-name="ce18" table:formula="of:=DEC2HEX(16748136+[.A93])" office:value-type="string" office:string-value="FF8EC3" calcext:value-type="string">
            <text:p>FF8EC3</text:p>
          </table:table-cell>
          <table:table-cell table:style-name="ce18" table:formula="of:=DEC2HEX(16748328+[.A93])" office:value-type="string" office:string-value="FF8F83" calcext:value-type="string">
            <text:p>FF8F83</text:p>
          </table:table-cell>
          <table:table-cell table:style-name="ce18" table:formula="of:=DEC2HEX(16748520+[.A93])" office:value-type="string" office:string-value="FF9043" calcext:value-type="string">
            <text:p>FF9043</text:p>
          </table:table-cell>
          <table:table-cell table:number-columns-repeated="1007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DEC2HEX([.A94])" office:value-type="string" office:string-value="5C" calcext:value-type="string">
            <text:p>5C</text:p>
          </table:table-cell>
          <table:table-cell table:number-columns-repeated="2"/>
          <table:table-cell table:formula="of:=DEC2HEX(16746216+[.A94])" office:value-type="string" office:string-value="FF8744" calcext:value-type="string">
            <text:p>FF8744</text:p>
          </table:table-cell>
          <table:table-cell table:formula="of:=DEC2HEX(16746408+[.A94])" office:value-type="string" office:string-value="FF8804" calcext:value-type="string">
            <text:p>FF8804</text:p>
          </table:table-cell>
          <table:table-cell table:formula="of:=DEC2HEX(16746600+[.A94])" office:value-type="string" office:string-value="FF88C4" calcext:value-type="string">
            <text:p>FF88C4</text:p>
          </table:table-cell>
          <table:table-cell table:style-name="ce18" table:formula="of:=DEC2HEX(16746792+[.A94])" office:value-type="string" office:string-value="FF8984" calcext:value-type="string">
            <text:p>FF8984</text:p>
          </table:table-cell>
          <table:table-cell table:style-name="ce18" table:formula="of:=DEC2HEX(16746984+[.A94])" office:value-type="string" office:string-value="FF8A44" calcext:value-type="string">
            <text:p>FF8A44</text:p>
          </table:table-cell>
          <table:table-cell table:style-name="ce18" table:formula="of:=DEC2HEX(16747176+[.A94])" office:value-type="string" office:string-value="FF8B04" calcext:value-type="string">
            <text:p>FF8B04</text:p>
          </table:table-cell>
          <table:table-cell table:style-name="ce18" table:formula="of:=DEC2HEX(16747368+[.A94])" office:value-type="string" office:string-value="FF8BC4" calcext:value-type="string">
            <text:p>FF8BC4</text:p>
          </table:table-cell>
          <table:table-cell table:style-name="ce18" table:formula="of:=DEC2HEX(16747560+[.A94])" office:value-type="string" office:string-value="FF8C84" calcext:value-type="string">
            <text:p>FF8C84</text:p>
          </table:table-cell>
          <table:table-cell table:style-name="ce18" table:formula="of:=DEC2HEX(16747752+[.A94])" office:value-type="string" office:string-value="FF8D44" calcext:value-type="string">
            <text:p>FF8D44</text:p>
          </table:table-cell>
          <table:table-cell table:style-name="ce18" table:formula="of:=DEC2HEX(16747944+[.A94])" office:value-type="string" office:string-value="FF8E04" calcext:value-type="string">
            <text:p>FF8E04</text:p>
          </table:table-cell>
          <table:table-cell table:style-name="ce18" table:formula="of:=DEC2HEX(16748136+[.A94])" office:value-type="string" office:string-value="FF8EC4" calcext:value-type="string">
            <text:p>FF8EC4</text:p>
          </table:table-cell>
          <table:table-cell table:style-name="ce18" table:formula="of:=DEC2HEX(16748328+[.A94])" office:value-type="string" office:string-value="FF8F84" calcext:value-type="string">
            <text:p>FF8F84</text:p>
          </table:table-cell>
          <table:table-cell table:style-name="ce18" table:formula="of:=DEC2HEX(16748520+[.A94])" office:value-type="string" office:string-value="FF9044" calcext:value-type="string">
            <text:p>FF9044</text:p>
          </table:table-cell>
          <table:table-cell table:number-columns-repeated="1007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DEC2HEX([.A95])" office:value-type="string" office:string-value="5D" calcext:value-type="string">
            <text:p>5D</text:p>
          </table:table-cell>
          <table:table-cell table:number-columns-repeated="2"/>
          <table:table-cell table:formula="of:=DEC2HEX(16746216+[.A95])" office:value-type="string" office:string-value="FF8745" calcext:value-type="string">
            <text:p>FF8745</text:p>
          </table:table-cell>
          <table:table-cell table:formula="of:=DEC2HEX(16746408+[.A95])" office:value-type="string" office:string-value="FF8805" calcext:value-type="string">
            <text:p>FF8805</text:p>
          </table:table-cell>
          <table:table-cell table:formula="of:=DEC2HEX(16746600+[.A95])" office:value-type="string" office:string-value="FF88C5" calcext:value-type="string">
            <text:p>FF88C5</text:p>
          </table:table-cell>
          <table:table-cell table:style-name="ce18" table:formula="of:=DEC2HEX(16746792+[.A95])" office:value-type="string" office:string-value="FF8985" calcext:value-type="string">
            <text:p>FF8985</text:p>
          </table:table-cell>
          <table:table-cell table:style-name="ce18" table:formula="of:=DEC2HEX(16746984+[.A95])" office:value-type="string" office:string-value="FF8A45" calcext:value-type="string">
            <text:p>FF8A45</text:p>
          </table:table-cell>
          <table:table-cell table:style-name="ce18" table:formula="of:=DEC2HEX(16747176+[.A95])" office:value-type="string" office:string-value="FF8B05" calcext:value-type="string">
            <text:p>FF8B05</text:p>
          </table:table-cell>
          <table:table-cell table:style-name="ce18" table:formula="of:=DEC2HEX(16747368+[.A95])" office:value-type="string" office:string-value="FF8BC5" calcext:value-type="string">
            <text:p>FF8BC5</text:p>
          </table:table-cell>
          <table:table-cell table:style-name="ce18" table:formula="of:=DEC2HEX(16747560+[.A95])" office:value-type="string" office:string-value="FF8C85" calcext:value-type="string">
            <text:p>FF8C85</text:p>
          </table:table-cell>
          <table:table-cell table:style-name="ce18" table:formula="of:=DEC2HEX(16747752+[.A95])" office:value-type="string" office:string-value="FF8D45" calcext:value-type="string">
            <text:p>FF8D45</text:p>
          </table:table-cell>
          <table:table-cell table:style-name="ce18" table:formula="of:=DEC2HEX(16747944+[.A95])" office:value-type="string" office:string-value="FF8E05" calcext:value-type="string">
            <text:p>FF8E05</text:p>
          </table:table-cell>
          <table:table-cell table:style-name="ce18" table:formula="of:=DEC2HEX(16748136+[.A95])" office:value-type="string" office:string-value="FF8EC5" calcext:value-type="string">
            <text:p>FF8EC5</text:p>
          </table:table-cell>
          <table:table-cell table:style-name="ce18" table:formula="of:=DEC2HEX(16748328+[.A95])" office:value-type="string" office:string-value="FF8F85" calcext:value-type="string">
            <text:p>FF8F85</text:p>
          </table:table-cell>
          <table:table-cell table:style-name="ce18" table:formula="of:=DEC2HEX(16748520+[.A95])" office:value-type="string" office:string-value="FF9045" calcext:value-type="string">
            <text:p>FF9045</text:p>
          </table:table-cell>
          <table:table-cell table:number-columns-repeated="1007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DEC2HEX([.A96])" office:value-type="string" office:string-value="5E" calcext:value-type="string">
            <text:p>5E</text:p>
          </table:table-cell>
          <table:table-cell table:number-columns-repeated="2"/>
          <table:table-cell table:formula="of:=DEC2HEX(16746216+[.A96])" office:value-type="string" office:string-value="FF8746" calcext:value-type="string">
            <text:p>FF8746</text:p>
          </table:table-cell>
          <table:table-cell table:formula="of:=DEC2HEX(16746408+[.A96])" office:value-type="string" office:string-value="FF8806" calcext:value-type="string">
            <text:p>FF8806</text:p>
          </table:table-cell>
          <table:table-cell table:formula="of:=DEC2HEX(16746600+[.A96])" office:value-type="string" office:string-value="FF88C6" calcext:value-type="string">
            <text:p>FF88C6</text:p>
          </table:table-cell>
          <table:table-cell table:style-name="ce18" table:formula="of:=DEC2HEX(16746792+[.A96])" office:value-type="string" office:string-value="FF8986" calcext:value-type="string">
            <text:p>FF8986</text:p>
          </table:table-cell>
          <table:table-cell table:style-name="ce18" table:formula="of:=DEC2HEX(16746984+[.A96])" office:value-type="string" office:string-value="FF8A46" calcext:value-type="string">
            <text:p>FF8A46</text:p>
          </table:table-cell>
          <table:table-cell table:style-name="ce18" table:formula="of:=DEC2HEX(16747176+[.A96])" office:value-type="string" office:string-value="FF8B06" calcext:value-type="string">
            <text:p>FF8B06</text:p>
          </table:table-cell>
          <table:table-cell table:style-name="ce18" table:formula="of:=DEC2HEX(16747368+[.A96])" office:value-type="string" office:string-value="FF8BC6" calcext:value-type="string">
            <text:p>FF8BC6</text:p>
          </table:table-cell>
          <table:table-cell table:style-name="ce18" table:formula="of:=DEC2HEX(16747560+[.A96])" office:value-type="string" office:string-value="FF8C86" calcext:value-type="string">
            <text:p>FF8C86</text:p>
          </table:table-cell>
          <table:table-cell table:style-name="ce18" table:formula="of:=DEC2HEX(16747752+[.A96])" office:value-type="string" office:string-value="FF8D46" calcext:value-type="string">
            <text:p>FF8D46</text:p>
          </table:table-cell>
          <table:table-cell table:style-name="ce18" table:formula="of:=DEC2HEX(16747944+[.A96])" office:value-type="string" office:string-value="FF8E06" calcext:value-type="string">
            <text:p>FF8E06</text:p>
          </table:table-cell>
          <table:table-cell table:style-name="ce18" table:formula="of:=DEC2HEX(16748136+[.A96])" office:value-type="string" office:string-value="FF8EC6" calcext:value-type="string">
            <text:p>FF8EC6</text:p>
          </table:table-cell>
          <table:table-cell table:style-name="ce18" table:formula="of:=DEC2HEX(16748328+[.A96])" office:value-type="string" office:string-value="FF8F86" calcext:value-type="string">
            <text:p>FF8F86</text:p>
          </table:table-cell>
          <table:table-cell table:style-name="ce18" table:formula="of:=DEC2HEX(16748520+[.A96])" office:value-type="string" office:string-value="FF9046" calcext:value-type="string">
            <text:p>FF9046</text:p>
          </table:table-cell>
          <table:table-cell table:number-columns-repeated="1007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DEC2HEX([.A97])" office:value-type="string" office:string-value="5F" calcext:value-type="string">
            <text:p>5F</text:p>
          </table:table-cell>
          <table:table-cell table:number-columns-repeated="2"/>
          <table:table-cell table:formula="of:=DEC2HEX(16746216+[.A97])" office:value-type="string" office:string-value="FF8747" calcext:value-type="string">
            <text:p>FF8747</text:p>
          </table:table-cell>
          <table:table-cell table:formula="of:=DEC2HEX(16746408+[.A97])" office:value-type="string" office:string-value="FF8807" calcext:value-type="string">
            <text:p>FF8807</text:p>
          </table:table-cell>
          <table:table-cell table:formula="of:=DEC2HEX(16746600+[.A97])" office:value-type="string" office:string-value="FF88C7" calcext:value-type="string">
            <text:p>FF88C7</text:p>
          </table:table-cell>
          <table:table-cell table:style-name="ce18" table:formula="of:=DEC2HEX(16746792+[.A97])" office:value-type="string" office:string-value="FF8987" calcext:value-type="string">
            <text:p>FF8987</text:p>
          </table:table-cell>
          <table:table-cell table:style-name="ce18" table:formula="of:=DEC2HEX(16746984+[.A97])" office:value-type="string" office:string-value="FF8A47" calcext:value-type="string">
            <text:p>FF8A47</text:p>
          </table:table-cell>
          <table:table-cell table:style-name="ce18" table:formula="of:=DEC2HEX(16747176+[.A97])" office:value-type="string" office:string-value="FF8B07" calcext:value-type="string">
            <text:p>FF8B07</text:p>
          </table:table-cell>
          <table:table-cell table:style-name="ce18" table:formula="of:=DEC2HEX(16747368+[.A97])" office:value-type="string" office:string-value="FF8BC7" calcext:value-type="string">
            <text:p>FF8BC7</text:p>
          </table:table-cell>
          <table:table-cell table:style-name="ce18" table:formula="of:=DEC2HEX(16747560+[.A97])" office:value-type="string" office:string-value="FF8C87" calcext:value-type="string">
            <text:p>FF8C87</text:p>
          </table:table-cell>
          <table:table-cell table:style-name="ce18" table:formula="of:=DEC2HEX(16747752+[.A97])" office:value-type="string" office:string-value="FF8D47" calcext:value-type="string">
            <text:p>FF8D47</text:p>
          </table:table-cell>
          <table:table-cell table:style-name="ce18" table:formula="of:=DEC2HEX(16747944+[.A97])" office:value-type="string" office:string-value="FF8E07" calcext:value-type="string">
            <text:p>FF8E07</text:p>
          </table:table-cell>
          <table:table-cell table:style-name="ce18" table:formula="of:=DEC2HEX(16748136+[.A97])" office:value-type="string" office:string-value="FF8EC7" calcext:value-type="string">
            <text:p>FF8EC7</text:p>
          </table:table-cell>
          <table:table-cell table:style-name="ce18" table:formula="of:=DEC2HEX(16748328+[.A97])" office:value-type="string" office:string-value="FF8F87" calcext:value-type="string">
            <text:p>FF8F87</text:p>
          </table:table-cell>
          <table:table-cell table:style-name="ce18" table:formula="of:=DEC2HEX(16748520+[.A97])" office:value-type="string" office:string-value="FF9047" calcext:value-type="string">
            <text:p>FF9047</text:p>
          </table:table-cell>
          <table:table-cell table:number-columns-repeated="1007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DEC2HEX([.A98])" office:value-type="string" office:string-value="60" calcext:value-type="string">
            <text:p>60</text:p>
          </table:table-cell>
          <table:table-cell table:number-columns-repeated="2"/>
          <table:table-cell table:formula="of:=DEC2HEX(16746216+[.A98])" office:value-type="string" office:string-value="FF8748" calcext:value-type="string">
            <text:p>FF8748</text:p>
          </table:table-cell>
          <table:table-cell table:formula="of:=DEC2HEX(16746408+[.A98])" office:value-type="string" office:string-value="FF8808" calcext:value-type="string">
            <text:p>FF8808</text:p>
          </table:table-cell>
          <table:table-cell table:formula="of:=DEC2HEX(16746600+[.A98])" office:value-type="string" office:string-value="FF88C8" calcext:value-type="string">
            <text:p>FF88C8</text:p>
          </table:table-cell>
          <table:table-cell table:style-name="ce18" table:formula="of:=DEC2HEX(16746792+[.A98])" office:value-type="string" office:string-value="FF8988" calcext:value-type="string">
            <text:p>FF8988</text:p>
          </table:table-cell>
          <table:table-cell table:style-name="ce18" table:formula="of:=DEC2HEX(16746984+[.A98])" office:value-type="string" office:string-value="FF8A48" calcext:value-type="string">
            <text:p>FF8A48</text:p>
          </table:table-cell>
          <table:table-cell table:style-name="ce18" table:formula="of:=DEC2HEX(16747176+[.A98])" office:value-type="string" office:string-value="FF8B08" calcext:value-type="string">
            <text:p>FF8B08</text:p>
          </table:table-cell>
          <table:table-cell table:style-name="ce18" table:formula="of:=DEC2HEX(16747368+[.A98])" office:value-type="string" office:string-value="FF8BC8" calcext:value-type="string">
            <text:p>FF8BC8</text:p>
          </table:table-cell>
          <table:table-cell table:style-name="ce18" table:formula="of:=DEC2HEX(16747560+[.A98])" office:value-type="string" office:string-value="FF8C88" calcext:value-type="string">
            <text:p>FF8C88</text:p>
          </table:table-cell>
          <table:table-cell table:style-name="ce18" table:formula="of:=DEC2HEX(16747752+[.A98])" office:value-type="string" office:string-value="FF8D48" calcext:value-type="string">
            <text:p>FF8D48</text:p>
          </table:table-cell>
          <table:table-cell table:style-name="ce18" table:formula="of:=DEC2HEX(16747944+[.A98])" office:value-type="string" office:string-value="FF8E08" calcext:value-type="string">
            <text:p>FF8E08</text:p>
          </table:table-cell>
          <table:table-cell table:style-name="ce18" table:formula="of:=DEC2HEX(16748136+[.A98])" office:value-type="string" office:string-value="FF8EC8" calcext:value-type="string">
            <text:p>FF8EC8</text:p>
          </table:table-cell>
          <table:table-cell table:style-name="ce18" table:formula="of:=DEC2HEX(16748328+[.A98])" office:value-type="string" office:string-value="FF8F88" calcext:value-type="string">
            <text:p>FF8F88</text:p>
          </table:table-cell>
          <table:table-cell table:style-name="ce18" table:formula="of:=DEC2HEX(16748520+[.A98])" office:value-type="string" office:string-value="FF9048" calcext:value-type="string">
            <text:p>FF9048</text:p>
          </table:table-cell>
          <table:table-cell table:number-columns-repeated="1007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DEC2HEX([.A99])" office:value-type="string" office:string-value="61" calcext:value-type="string">
            <text:p>61</text:p>
          </table:table-cell>
          <table:table-cell table:number-columns-repeated="2"/>
          <table:table-cell table:formula="of:=DEC2HEX(16746216+[.A99])" office:value-type="string" office:string-value="FF8749" calcext:value-type="string">
            <text:p>FF8749</text:p>
          </table:table-cell>
          <table:table-cell table:formula="of:=DEC2HEX(16746408+[.A99])" office:value-type="string" office:string-value="FF8809" calcext:value-type="string">
            <text:p>FF8809</text:p>
          </table:table-cell>
          <table:table-cell table:formula="of:=DEC2HEX(16746600+[.A99])" office:value-type="string" office:string-value="FF88C9" calcext:value-type="string">
            <text:p>FF88C9</text:p>
          </table:table-cell>
          <table:table-cell table:style-name="ce18" table:formula="of:=DEC2HEX(16746792+[.A99])" office:value-type="string" office:string-value="FF8989" calcext:value-type="string">
            <text:p>FF8989</text:p>
          </table:table-cell>
          <table:table-cell table:style-name="ce18" table:formula="of:=DEC2HEX(16746984+[.A99])" office:value-type="string" office:string-value="FF8A49" calcext:value-type="string">
            <text:p>FF8A49</text:p>
          </table:table-cell>
          <table:table-cell table:style-name="ce18" table:formula="of:=DEC2HEX(16747176+[.A99])" office:value-type="string" office:string-value="FF8B09" calcext:value-type="string">
            <text:p>FF8B09</text:p>
          </table:table-cell>
          <table:table-cell table:style-name="ce18" table:formula="of:=DEC2HEX(16747368+[.A99])" office:value-type="string" office:string-value="FF8BC9" calcext:value-type="string">
            <text:p>FF8BC9</text:p>
          </table:table-cell>
          <table:table-cell table:style-name="ce18" table:formula="of:=DEC2HEX(16747560+[.A99])" office:value-type="string" office:string-value="FF8C89" calcext:value-type="string">
            <text:p>FF8C89</text:p>
          </table:table-cell>
          <table:table-cell table:style-name="ce18" table:formula="of:=DEC2HEX(16747752+[.A99])" office:value-type="string" office:string-value="FF8D49" calcext:value-type="string">
            <text:p>FF8D49</text:p>
          </table:table-cell>
          <table:table-cell table:style-name="ce18" table:formula="of:=DEC2HEX(16747944+[.A99])" office:value-type="string" office:string-value="FF8E09" calcext:value-type="string">
            <text:p>FF8E09</text:p>
          </table:table-cell>
          <table:table-cell table:style-name="ce18" table:formula="of:=DEC2HEX(16748136+[.A99])" office:value-type="string" office:string-value="FF8EC9" calcext:value-type="string">
            <text:p>FF8EC9</text:p>
          </table:table-cell>
          <table:table-cell table:style-name="ce18" table:formula="of:=DEC2HEX(16748328+[.A99])" office:value-type="string" office:string-value="FF8F89" calcext:value-type="string">
            <text:p>FF8F89</text:p>
          </table:table-cell>
          <table:table-cell table:style-name="ce18" table:formula="of:=DEC2HEX(16748520+[.A99])" office:value-type="string" office:string-value="FF9049" calcext:value-type="string">
            <text:p>FF9049</text:p>
          </table:table-cell>
          <table:table-cell table:number-columns-repeated="1007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DEC2HEX([.A100])" office:value-type="string" office:string-value="62" calcext:value-type="string">
            <text:p>62</text:p>
          </table:table-cell>
          <table:table-cell table:number-columns-repeated="2"/>
          <table:table-cell table:formula="of:=DEC2HEX(16746216+[.A100])" office:value-type="string" office:string-value="FF874A" calcext:value-type="string">
            <text:p>FF874A</text:p>
          </table:table-cell>
          <table:table-cell table:formula="of:=DEC2HEX(16746408+[.A100])" office:value-type="string" office:string-value="FF880A" calcext:value-type="string">
            <text:p>FF880A</text:p>
          </table:table-cell>
          <table:table-cell table:formula="of:=DEC2HEX(16746600+[.A100])" office:value-type="string" office:string-value="FF88CA" calcext:value-type="string">
            <text:p>FF88CA</text:p>
          </table:table-cell>
          <table:table-cell table:style-name="ce18" table:formula="of:=DEC2HEX(16746792+[.A100])" office:value-type="string" office:string-value="FF898A" calcext:value-type="string">
            <text:p>FF898A</text:p>
          </table:table-cell>
          <table:table-cell table:style-name="ce18" table:formula="of:=DEC2HEX(16746984+[.A100])" office:value-type="string" office:string-value="FF8A4A" calcext:value-type="string">
            <text:p>FF8A4A</text:p>
          </table:table-cell>
          <table:table-cell table:style-name="ce18" table:formula="of:=DEC2HEX(16747176+[.A100])" office:value-type="string" office:string-value="FF8B0A" calcext:value-type="string">
            <text:p>FF8B0A</text:p>
          </table:table-cell>
          <table:table-cell table:style-name="ce18" table:formula="of:=DEC2HEX(16747368+[.A100])" office:value-type="string" office:string-value="FF8BCA" calcext:value-type="string">
            <text:p>FF8BCA</text:p>
          </table:table-cell>
          <table:table-cell table:style-name="ce18" table:formula="of:=DEC2HEX(16747560+[.A100])" office:value-type="string" office:string-value="FF8C8A" calcext:value-type="string">
            <text:p>FF8C8A</text:p>
          </table:table-cell>
          <table:table-cell table:style-name="ce18" table:formula="of:=DEC2HEX(16747752+[.A100])" office:value-type="string" office:string-value="FF8D4A" calcext:value-type="string">
            <text:p>FF8D4A</text:p>
          </table:table-cell>
          <table:table-cell table:style-name="ce18" table:formula="of:=DEC2HEX(16747944+[.A100])" office:value-type="string" office:string-value="FF8E0A" calcext:value-type="string">
            <text:p>FF8E0A</text:p>
          </table:table-cell>
          <table:table-cell table:style-name="ce18" table:formula="of:=DEC2HEX(16748136+[.A100])" office:value-type="string" office:string-value="FF8ECA" calcext:value-type="string">
            <text:p>FF8ECA</text:p>
          </table:table-cell>
          <table:table-cell table:style-name="ce18" table:formula="of:=DEC2HEX(16748328+[.A100])" office:value-type="string" office:string-value="FF8F8A" calcext:value-type="string">
            <text:p>FF8F8A</text:p>
          </table:table-cell>
          <table:table-cell table:style-name="ce18" table:formula="of:=DEC2HEX(16748520+[.A100])" office:value-type="string" office:string-value="FF904A" calcext:value-type="string">
            <text:p>FF904A</text:p>
          </table:table-cell>
          <table:table-cell table:number-columns-repeated="1007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DEC2HEX([.A101])" office:value-type="string" office:string-value="63" calcext:value-type="string">
            <text:p>63</text:p>
          </table:table-cell>
          <table:table-cell table:number-columns-repeated="2"/>
          <table:table-cell table:formula="of:=DEC2HEX(16746216+[.A101])" office:value-type="string" office:string-value="FF874B" calcext:value-type="string">
            <text:p>FF874B</text:p>
          </table:table-cell>
          <table:table-cell table:formula="of:=DEC2HEX(16746408+[.A101])" office:value-type="string" office:string-value="FF880B" calcext:value-type="string">
            <text:p>FF880B</text:p>
          </table:table-cell>
          <table:table-cell table:formula="of:=DEC2HEX(16746600+[.A101])" office:value-type="string" office:string-value="FF88CB" calcext:value-type="string">
            <text:p>FF88CB</text:p>
          </table:table-cell>
          <table:table-cell table:style-name="ce18" table:formula="of:=DEC2HEX(16746792+[.A101])" office:value-type="string" office:string-value="FF898B" calcext:value-type="string">
            <text:p>FF898B</text:p>
          </table:table-cell>
          <table:table-cell table:style-name="ce18" table:formula="of:=DEC2HEX(16746984+[.A101])" office:value-type="string" office:string-value="FF8A4B" calcext:value-type="string">
            <text:p>FF8A4B</text:p>
          </table:table-cell>
          <table:table-cell table:style-name="ce18" table:formula="of:=DEC2HEX(16747176+[.A101])" office:value-type="string" office:string-value="FF8B0B" calcext:value-type="string">
            <text:p>FF8B0B</text:p>
          </table:table-cell>
          <table:table-cell table:style-name="ce18" table:formula="of:=DEC2HEX(16747368+[.A101])" office:value-type="string" office:string-value="FF8BCB" calcext:value-type="string">
            <text:p>FF8BCB</text:p>
          </table:table-cell>
          <table:table-cell table:style-name="ce18" table:formula="of:=DEC2HEX(16747560+[.A101])" office:value-type="string" office:string-value="FF8C8B" calcext:value-type="string">
            <text:p>FF8C8B</text:p>
          </table:table-cell>
          <table:table-cell table:style-name="ce18" table:formula="of:=DEC2HEX(16747752+[.A101])" office:value-type="string" office:string-value="FF8D4B" calcext:value-type="string">
            <text:p>FF8D4B</text:p>
          </table:table-cell>
          <table:table-cell table:style-name="ce18" table:formula="of:=DEC2HEX(16747944+[.A101])" office:value-type="string" office:string-value="FF8E0B" calcext:value-type="string">
            <text:p>FF8E0B</text:p>
          </table:table-cell>
          <table:table-cell table:style-name="ce18" table:formula="of:=DEC2HEX(16748136+[.A101])" office:value-type="string" office:string-value="FF8ECB" calcext:value-type="string">
            <text:p>FF8ECB</text:p>
          </table:table-cell>
          <table:table-cell table:style-name="ce18" table:formula="of:=DEC2HEX(16748328+[.A101])" office:value-type="string" office:string-value="FF8F8B" calcext:value-type="string">
            <text:p>FF8F8B</text:p>
          </table:table-cell>
          <table:table-cell table:style-name="ce18" table:formula="of:=DEC2HEX(16748520+[.A101])" office:value-type="string" office:string-value="FF904B" calcext:value-type="string">
            <text:p>FF904B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HEX([.A102])" office:value-type="string" office:string-value="64" calcext:value-type="string">
            <text:p>64</text:p>
          </table:table-cell>
          <table:table-cell table:number-columns-repeated="2"/>
          <table:table-cell table:formula="of:=DEC2HEX(16746216+[.A102])" office:value-type="string" office:string-value="FF874C" calcext:value-type="string">
            <text:p>FF874C</text:p>
          </table:table-cell>
          <table:table-cell table:formula="of:=DEC2HEX(16746408+[.A102])" office:value-type="string" office:string-value="FF880C" calcext:value-type="string">
            <text:p>FF880C</text:p>
          </table:table-cell>
          <table:table-cell table:formula="of:=DEC2HEX(16746600+[.A102])" office:value-type="string" office:string-value="FF88CC" calcext:value-type="string">
            <text:p>FF88CC</text:p>
          </table:table-cell>
          <table:table-cell table:style-name="ce18" table:formula="of:=DEC2HEX(16746792+[.A102])" office:value-type="string" office:string-value="FF898C" calcext:value-type="string">
            <text:p>FF898C</text:p>
          </table:table-cell>
          <table:table-cell table:style-name="ce18" table:formula="of:=DEC2HEX(16746984+[.A102])" office:value-type="string" office:string-value="FF8A4C" calcext:value-type="string">
            <text:p>FF8A4C</text:p>
          </table:table-cell>
          <table:table-cell table:style-name="ce18" table:formula="of:=DEC2HEX(16747176+[.A102])" office:value-type="string" office:string-value="FF8B0C" calcext:value-type="string">
            <text:p>FF8B0C</text:p>
          </table:table-cell>
          <table:table-cell table:style-name="ce18" table:formula="of:=DEC2HEX(16747368+[.A102])" office:value-type="string" office:string-value="FF8BCC" calcext:value-type="string">
            <text:p>FF8BCC</text:p>
          </table:table-cell>
          <table:table-cell table:style-name="ce18" table:formula="of:=DEC2HEX(16747560+[.A102])" office:value-type="string" office:string-value="FF8C8C" calcext:value-type="string">
            <text:p>FF8C8C</text:p>
          </table:table-cell>
          <table:table-cell table:style-name="ce18" table:formula="of:=DEC2HEX(16747752+[.A102])" office:value-type="string" office:string-value="FF8D4C" calcext:value-type="string">
            <text:p>FF8D4C</text:p>
          </table:table-cell>
          <table:table-cell table:style-name="ce18" table:formula="of:=DEC2HEX(16747944+[.A102])" office:value-type="string" office:string-value="FF8E0C" calcext:value-type="string">
            <text:p>FF8E0C</text:p>
          </table:table-cell>
          <table:table-cell table:style-name="ce18" table:formula="of:=DEC2HEX(16748136+[.A102])" office:value-type="string" office:string-value="FF8ECC" calcext:value-type="string">
            <text:p>FF8ECC</text:p>
          </table:table-cell>
          <table:table-cell table:style-name="ce18" table:formula="of:=DEC2HEX(16748328+[.A102])" office:value-type="string" office:string-value="FF8F8C" calcext:value-type="string">
            <text:p>FF8F8C</text:p>
          </table:table-cell>
          <table:table-cell table:style-name="ce18" table:formula="of:=DEC2HEX(16748520+[.A102])" office:value-type="string" office:string-value="FF904C" calcext:value-type="string">
            <text:p>FF904C</text:p>
          </table:table-cell>
          <table:table-cell table:number-columns-repeated="1007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DEC2HEX([.A103])" office:value-type="string" office:string-value="65" calcext:value-type="string">
            <text:p>65</text:p>
          </table:table-cell>
          <table:table-cell table:number-columns-repeated="2"/>
          <table:table-cell table:formula="of:=DEC2HEX(16746216+[.A103])" office:value-type="string" office:string-value="FF874D" calcext:value-type="string">
            <text:p>FF874D</text:p>
          </table:table-cell>
          <table:table-cell table:formula="of:=DEC2HEX(16746408+[.A103])" office:value-type="string" office:string-value="FF880D" calcext:value-type="string">
            <text:p>FF880D</text:p>
          </table:table-cell>
          <table:table-cell table:formula="of:=DEC2HEX(16746600+[.A103])" office:value-type="string" office:string-value="FF88CD" calcext:value-type="string">
            <text:p>FF88CD</text:p>
          </table:table-cell>
          <table:table-cell table:style-name="ce18" table:formula="of:=DEC2HEX(16746792+[.A103])" office:value-type="string" office:string-value="FF898D" calcext:value-type="string">
            <text:p>FF898D</text:p>
          </table:table-cell>
          <table:table-cell table:style-name="ce18" table:formula="of:=DEC2HEX(16746984+[.A103])" office:value-type="string" office:string-value="FF8A4D" calcext:value-type="string">
            <text:p>FF8A4D</text:p>
          </table:table-cell>
          <table:table-cell table:style-name="ce18" table:formula="of:=DEC2HEX(16747176+[.A103])" office:value-type="string" office:string-value="FF8B0D" calcext:value-type="string">
            <text:p>FF8B0D</text:p>
          </table:table-cell>
          <table:table-cell table:style-name="ce18" table:formula="of:=DEC2HEX(16747368+[.A103])" office:value-type="string" office:string-value="FF8BCD" calcext:value-type="string">
            <text:p>FF8BCD</text:p>
          </table:table-cell>
          <table:table-cell table:style-name="ce18" table:formula="of:=DEC2HEX(16747560+[.A103])" office:value-type="string" office:string-value="FF8C8D" calcext:value-type="string">
            <text:p>FF8C8D</text:p>
          </table:table-cell>
          <table:table-cell table:style-name="ce18" table:formula="of:=DEC2HEX(16747752+[.A103])" office:value-type="string" office:string-value="FF8D4D" calcext:value-type="string">
            <text:p>FF8D4D</text:p>
          </table:table-cell>
          <table:table-cell table:style-name="ce18" table:formula="of:=DEC2HEX(16747944+[.A103])" office:value-type="string" office:string-value="FF8E0D" calcext:value-type="string">
            <text:p>FF8E0D</text:p>
          </table:table-cell>
          <table:table-cell table:style-name="ce18" table:formula="of:=DEC2HEX(16748136+[.A103])" office:value-type="string" office:string-value="FF8ECD" calcext:value-type="string">
            <text:p>FF8ECD</text:p>
          </table:table-cell>
          <table:table-cell table:style-name="ce18" table:formula="of:=DEC2HEX(16748328+[.A103])" office:value-type="string" office:string-value="FF8F8D" calcext:value-type="string">
            <text:p>FF8F8D</text:p>
          </table:table-cell>
          <table:table-cell table:style-name="ce18" table:formula="of:=DEC2HEX(16748520+[.A103])" office:value-type="string" office:string-value="FF904D" calcext:value-type="string">
            <text:p>FF904D</text:p>
          </table:table-cell>
          <table:table-cell table:number-columns-repeated="1007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DEC2HEX([.A104])" office:value-type="string" office:string-value="66" calcext:value-type="string">
            <text:p>66</text:p>
          </table:table-cell>
          <table:table-cell table:number-columns-repeated="2"/>
          <table:table-cell table:formula="of:=DEC2HEX(16746216+[.A104])" office:value-type="string" office:string-value="FF874E" calcext:value-type="string">
            <text:p>FF874E</text:p>
          </table:table-cell>
          <table:table-cell table:formula="of:=DEC2HEX(16746408+[.A104])" office:value-type="string" office:string-value="FF880E" calcext:value-type="string">
            <text:p>FF880E</text:p>
          </table:table-cell>
          <table:table-cell table:formula="of:=DEC2HEX(16746600+[.A104])" office:value-type="string" office:string-value="FF88CE" calcext:value-type="string">
            <text:p>FF88CE</text:p>
          </table:table-cell>
          <table:table-cell table:style-name="ce18" table:formula="of:=DEC2HEX(16746792+[.A104])" office:value-type="string" office:string-value="FF898E" calcext:value-type="string">
            <text:p>FF898E</text:p>
          </table:table-cell>
          <table:table-cell table:style-name="ce18" table:formula="of:=DEC2HEX(16746984+[.A104])" office:value-type="string" office:string-value="FF8A4E" calcext:value-type="string">
            <text:p>FF8A4E</text:p>
          </table:table-cell>
          <table:table-cell table:style-name="ce18" table:formula="of:=DEC2HEX(16747176+[.A104])" office:value-type="string" office:string-value="FF8B0E" calcext:value-type="string">
            <text:p>FF8B0E</text:p>
          </table:table-cell>
          <table:table-cell table:style-name="ce18" table:formula="of:=DEC2HEX(16747368+[.A104])" office:value-type="string" office:string-value="FF8BCE" calcext:value-type="string">
            <text:p>FF8BCE</text:p>
          </table:table-cell>
          <table:table-cell table:style-name="ce18" table:formula="of:=DEC2HEX(16747560+[.A104])" office:value-type="string" office:string-value="FF8C8E" calcext:value-type="string">
            <text:p>FF8C8E</text:p>
          </table:table-cell>
          <table:table-cell table:style-name="ce18" table:formula="of:=DEC2HEX(16747752+[.A104])" office:value-type="string" office:string-value="FF8D4E" calcext:value-type="string">
            <text:p>FF8D4E</text:p>
          </table:table-cell>
          <table:table-cell table:style-name="ce18" table:formula="of:=DEC2HEX(16747944+[.A104])" office:value-type="string" office:string-value="FF8E0E" calcext:value-type="string">
            <text:p>FF8E0E</text:p>
          </table:table-cell>
          <table:table-cell table:style-name="ce18" table:formula="of:=DEC2HEX(16748136+[.A104])" office:value-type="string" office:string-value="FF8ECE" calcext:value-type="string">
            <text:p>FF8ECE</text:p>
          </table:table-cell>
          <table:table-cell table:style-name="ce18" table:formula="of:=DEC2HEX(16748328+[.A104])" office:value-type="string" office:string-value="FF8F8E" calcext:value-type="string">
            <text:p>FF8F8E</text:p>
          </table:table-cell>
          <table:table-cell table:style-name="ce18" table:formula="of:=DEC2HEX(16748520+[.A104])" office:value-type="string" office:string-value="FF904E" calcext:value-type="string">
            <text:p>FF904E</text:p>
          </table:table-cell>
          <table:table-cell table:number-columns-repeated="1007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DEC2HEX([.A105])" office:value-type="string" office:string-value="67" calcext:value-type="string">
            <text:p>67</text:p>
          </table:table-cell>
          <table:table-cell table:number-columns-repeated="2"/>
          <table:table-cell table:formula="of:=DEC2HEX(16746216+[.A105])" office:value-type="string" office:string-value="FF874F" calcext:value-type="string">
            <text:p>FF874F</text:p>
          </table:table-cell>
          <table:table-cell table:formula="of:=DEC2HEX(16746408+[.A105])" office:value-type="string" office:string-value="FF880F" calcext:value-type="string">
            <text:p>FF880F</text:p>
          </table:table-cell>
          <table:table-cell table:formula="of:=DEC2HEX(16746600+[.A105])" office:value-type="string" office:string-value="FF88CF" calcext:value-type="string">
            <text:p>FF88CF</text:p>
          </table:table-cell>
          <table:table-cell table:style-name="ce18" table:formula="of:=DEC2HEX(16746792+[.A105])" office:value-type="string" office:string-value="FF898F" calcext:value-type="string">
            <text:p>FF898F</text:p>
          </table:table-cell>
          <table:table-cell table:style-name="ce18" table:formula="of:=DEC2HEX(16746984+[.A105])" office:value-type="string" office:string-value="FF8A4F" calcext:value-type="string">
            <text:p>FF8A4F</text:p>
          </table:table-cell>
          <table:table-cell table:style-name="ce18" table:formula="of:=DEC2HEX(16747176+[.A105])" office:value-type="string" office:string-value="FF8B0F" calcext:value-type="string">
            <text:p>FF8B0F</text:p>
          </table:table-cell>
          <table:table-cell table:style-name="ce18" table:formula="of:=DEC2HEX(16747368+[.A105])" office:value-type="string" office:string-value="FF8BCF" calcext:value-type="string">
            <text:p>FF8BCF</text:p>
          </table:table-cell>
          <table:table-cell table:style-name="ce18" table:formula="of:=DEC2HEX(16747560+[.A105])" office:value-type="string" office:string-value="FF8C8F" calcext:value-type="string">
            <text:p>FF8C8F</text:p>
          </table:table-cell>
          <table:table-cell table:style-name="ce18" table:formula="of:=DEC2HEX(16747752+[.A105])" office:value-type="string" office:string-value="FF8D4F" calcext:value-type="string">
            <text:p>FF8D4F</text:p>
          </table:table-cell>
          <table:table-cell table:style-name="ce18" table:formula="of:=DEC2HEX(16747944+[.A105])" office:value-type="string" office:string-value="FF8E0F" calcext:value-type="string">
            <text:p>FF8E0F</text:p>
          </table:table-cell>
          <table:table-cell table:style-name="ce18" table:formula="of:=DEC2HEX(16748136+[.A105])" office:value-type="string" office:string-value="FF8ECF" calcext:value-type="string">
            <text:p>FF8ECF</text:p>
          </table:table-cell>
          <table:table-cell table:style-name="ce18" table:formula="of:=DEC2HEX(16748328+[.A105])" office:value-type="string" office:string-value="FF8F8F" calcext:value-type="string">
            <text:p>FF8F8F</text:p>
          </table:table-cell>
          <table:table-cell table:style-name="ce18" table:formula="of:=DEC2HEX(16748520+[.A105])" office:value-type="string" office:string-value="FF904F" calcext:value-type="string">
            <text:p>FF904F</text:p>
          </table:table-cell>
          <table:table-cell table:number-columns-repeated="1007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DEC2HEX([.A106])" office:value-type="string" office:string-value="68" calcext:value-type="string">
            <text:p>68</text:p>
          </table:table-cell>
          <table:table-cell table:number-columns-repeated="2"/>
          <table:table-cell table:formula="of:=DEC2HEX(16746216+[.A106])" office:value-type="string" office:string-value="FF8750" calcext:value-type="string">
            <text:p>FF8750</text:p>
          </table:table-cell>
          <table:table-cell table:formula="of:=DEC2HEX(16746408+[.A106])" office:value-type="string" office:string-value="FF8810" calcext:value-type="string">
            <text:p>FF8810</text:p>
          </table:table-cell>
          <table:table-cell table:formula="of:=DEC2HEX(16746600+[.A106])" office:value-type="string" office:string-value="FF88D0" calcext:value-type="string">
            <text:p>FF88D0</text:p>
          </table:table-cell>
          <table:table-cell table:style-name="ce18" table:formula="of:=DEC2HEX(16746792+[.A106])" office:value-type="string" office:string-value="FF8990" calcext:value-type="string">
            <text:p>FF8990</text:p>
          </table:table-cell>
          <table:table-cell table:style-name="ce18" table:formula="of:=DEC2HEX(16746984+[.A106])" office:value-type="string" office:string-value="FF8A50" calcext:value-type="string">
            <text:p>FF8A50</text:p>
          </table:table-cell>
          <table:table-cell table:style-name="ce18" table:formula="of:=DEC2HEX(16747176+[.A106])" office:value-type="string" office:string-value="FF8B10" calcext:value-type="string">
            <text:p>FF8B10</text:p>
          </table:table-cell>
          <table:table-cell table:style-name="ce18" table:formula="of:=DEC2HEX(16747368+[.A106])" office:value-type="string" office:string-value="FF8BD0" calcext:value-type="string">
            <text:p>FF8BD0</text:p>
          </table:table-cell>
          <table:table-cell table:style-name="ce18" table:formula="of:=DEC2HEX(16747560+[.A106])" office:value-type="string" office:string-value="FF8C90" calcext:value-type="string">
            <text:p>FF8C90</text:p>
          </table:table-cell>
          <table:table-cell table:style-name="ce18" table:formula="of:=DEC2HEX(16747752+[.A106])" office:value-type="string" office:string-value="FF8D50" calcext:value-type="string">
            <text:p>FF8D50</text:p>
          </table:table-cell>
          <table:table-cell table:style-name="ce18" table:formula="of:=DEC2HEX(16747944+[.A106])" office:value-type="string" office:string-value="FF8E10" calcext:value-type="string">
            <text:p>FF8E10</text:p>
          </table:table-cell>
          <table:table-cell table:style-name="ce18" table:formula="of:=DEC2HEX(16748136+[.A106])" office:value-type="string" office:string-value="FF8ED0" calcext:value-type="string">
            <text:p>FF8ED0</text:p>
          </table:table-cell>
          <table:table-cell table:style-name="ce18" table:formula="of:=DEC2HEX(16748328+[.A106])" office:value-type="string" office:string-value="FF8F90" calcext:value-type="string">
            <text:p>FF8F90</text:p>
          </table:table-cell>
          <table:table-cell table:style-name="ce18" table:formula="of:=DEC2HEX(16748520+[.A106])" office:value-type="string" office:string-value="FF9050" calcext:value-type="string">
            <text:p>FF9050</text:p>
          </table:table-cell>
          <table:table-cell table:number-columns-repeated="1007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DEC2HEX([.A107])" office:value-type="string" office:string-value="69" calcext:value-type="string">
            <text:p>69</text:p>
          </table:table-cell>
          <table:table-cell table:number-columns-repeated="2"/>
          <table:table-cell table:formula="of:=DEC2HEX(16746216+[.A107])" office:value-type="string" office:string-value="FF8751" calcext:value-type="string">
            <text:p>FF8751</text:p>
          </table:table-cell>
          <table:table-cell table:formula="of:=DEC2HEX(16746408+[.A107])" office:value-type="string" office:string-value="FF8811" calcext:value-type="string">
            <text:p>FF8811</text:p>
          </table:table-cell>
          <table:table-cell table:formula="of:=DEC2HEX(16746600+[.A107])" office:value-type="string" office:string-value="FF88D1" calcext:value-type="string">
            <text:p>FF88D1</text:p>
          </table:table-cell>
          <table:table-cell table:style-name="ce18" table:formula="of:=DEC2HEX(16746792+[.A107])" office:value-type="string" office:string-value="FF8991" calcext:value-type="string">
            <text:p>FF8991</text:p>
          </table:table-cell>
          <table:table-cell table:style-name="ce18" table:formula="of:=DEC2HEX(16746984+[.A107])" office:value-type="string" office:string-value="FF8A51" calcext:value-type="string">
            <text:p>FF8A51</text:p>
          </table:table-cell>
          <table:table-cell table:style-name="ce18" table:formula="of:=DEC2HEX(16747176+[.A107])" office:value-type="string" office:string-value="FF8B11" calcext:value-type="string">
            <text:p>FF8B11</text:p>
          </table:table-cell>
          <table:table-cell table:style-name="ce18" table:formula="of:=DEC2HEX(16747368+[.A107])" office:value-type="string" office:string-value="FF8BD1" calcext:value-type="string">
            <text:p>FF8BD1</text:p>
          </table:table-cell>
          <table:table-cell table:style-name="ce18" table:formula="of:=DEC2HEX(16747560+[.A107])" office:value-type="string" office:string-value="FF8C91" calcext:value-type="string">
            <text:p>FF8C91</text:p>
          </table:table-cell>
          <table:table-cell table:style-name="ce18" table:formula="of:=DEC2HEX(16747752+[.A107])" office:value-type="string" office:string-value="FF8D51" calcext:value-type="string">
            <text:p>FF8D51</text:p>
          </table:table-cell>
          <table:table-cell table:style-name="ce18" table:formula="of:=DEC2HEX(16747944+[.A107])" office:value-type="string" office:string-value="FF8E11" calcext:value-type="string">
            <text:p>FF8E11</text:p>
          </table:table-cell>
          <table:table-cell table:style-name="ce18" table:formula="of:=DEC2HEX(16748136+[.A107])" office:value-type="string" office:string-value="FF8ED1" calcext:value-type="string">
            <text:p>FF8ED1</text:p>
          </table:table-cell>
          <table:table-cell table:style-name="ce18" table:formula="of:=DEC2HEX(16748328+[.A107])" office:value-type="string" office:string-value="FF8F91" calcext:value-type="string">
            <text:p>FF8F91</text:p>
          </table:table-cell>
          <table:table-cell table:style-name="ce18" table:formula="of:=DEC2HEX(16748520+[.A107])" office:value-type="string" office:string-value="FF9051" calcext:value-type="string">
            <text:p>FF9051</text:p>
          </table:table-cell>
          <table:table-cell table:number-columns-repeated="1007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DEC2HEX([.A108])" office:value-type="string" office:string-value="6A" calcext:value-type="string">
            <text:p>6A</text:p>
          </table:table-cell>
          <table:table-cell table:number-columns-repeated="2"/>
          <table:table-cell table:formula="of:=DEC2HEX(16746216+[.A108])" office:value-type="string" office:string-value="FF8752" calcext:value-type="string">
            <text:p>FF8752</text:p>
          </table:table-cell>
          <table:table-cell table:formula="of:=DEC2HEX(16746408+[.A108])" office:value-type="string" office:string-value="FF8812" calcext:value-type="string">
            <text:p>FF8812</text:p>
          </table:table-cell>
          <table:table-cell table:formula="of:=DEC2HEX(16746600+[.A108])" office:value-type="string" office:string-value="FF88D2" calcext:value-type="string">
            <text:p>FF88D2</text:p>
          </table:table-cell>
          <table:table-cell table:style-name="ce18" table:formula="of:=DEC2HEX(16746792+[.A108])" office:value-type="string" office:string-value="FF8992" calcext:value-type="string">
            <text:p>FF8992</text:p>
          </table:table-cell>
          <table:table-cell table:style-name="ce18" table:formula="of:=DEC2HEX(16746984+[.A108])" office:value-type="string" office:string-value="FF8A52" calcext:value-type="string">
            <text:p>FF8A52</text:p>
          </table:table-cell>
          <table:table-cell table:style-name="ce18" table:formula="of:=DEC2HEX(16747176+[.A108])" office:value-type="string" office:string-value="FF8B12" calcext:value-type="string">
            <text:p>FF8B12</text:p>
          </table:table-cell>
          <table:table-cell table:style-name="ce18" table:formula="of:=DEC2HEX(16747368+[.A108])" office:value-type="string" office:string-value="FF8BD2" calcext:value-type="string">
            <text:p>FF8BD2</text:p>
          </table:table-cell>
          <table:table-cell table:style-name="ce18" table:formula="of:=DEC2HEX(16747560+[.A108])" office:value-type="string" office:string-value="FF8C92" calcext:value-type="string">
            <text:p>FF8C92</text:p>
          </table:table-cell>
          <table:table-cell table:style-name="ce18" table:formula="of:=DEC2HEX(16747752+[.A108])" office:value-type="string" office:string-value="FF8D52" calcext:value-type="string">
            <text:p>FF8D52</text:p>
          </table:table-cell>
          <table:table-cell table:style-name="ce18" table:formula="of:=DEC2HEX(16747944+[.A108])" office:value-type="string" office:string-value="FF8E12" calcext:value-type="string">
            <text:p>FF8E12</text:p>
          </table:table-cell>
          <table:table-cell table:style-name="ce18" table:formula="of:=DEC2HEX(16748136+[.A108])" office:value-type="string" office:string-value="FF8ED2" calcext:value-type="string">
            <text:p>FF8ED2</text:p>
          </table:table-cell>
          <table:table-cell table:style-name="ce18" table:formula="of:=DEC2HEX(16748328+[.A108])" office:value-type="string" office:string-value="FF8F92" calcext:value-type="string">
            <text:p>FF8F92</text:p>
          </table:table-cell>
          <table:table-cell table:style-name="ce18" table:formula="of:=DEC2HEX(16748520+[.A108])" office:value-type="string" office:string-value="FF9052" calcext:value-type="string">
            <text:p>FF9052</text:p>
          </table:table-cell>
          <table:table-cell table:number-columns-repeated="1007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DEC2HEX([.A109])" office:value-type="string" office:string-value="6B" calcext:value-type="string">
            <text:p>6B</text:p>
          </table:table-cell>
          <table:table-cell table:number-columns-repeated="2"/>
          <table:table-cell table:formula="of:=DEC2HEX(16746216+[.A109])" office:value-type="string" office:string-value="FF8753" calcext:value-type="string">
            <text:p>FF8753</text:p>
          </table:table-cell>
          <table:table-cell table:formula="of:=DEC2HEX(16746408+[.A109])" office:value-type="string" office:string-value="FF8813" calcext:value-type="string">
            <text:p>FF8813</text:p>
          </table:table-cell>
          <table:table-cell table:formula="of:=DEC2HEX(16746600+[.A109])" office:value-type="string" office:string-value="FF88D3" calcext:value-type="string">
            <text:p>FF88D3</text:p>
          </table:table-cell>
          <table:table-cell table:style-name="ce18" table:formula="of:=DEC2HEX(16746792+[.A109])" office:value-type="string" office:string-value="FF8993" calcext:value-type="string">
            <text:p>FF8993</text:p>
          </table:table-cell>
          <table:table-cell table:style-name="ce18" table:formula="of:=DEC2HEX(16746984+[.A109])" office:value-type="string" office:string-value="FF8A53" calcext:value-type="string">
            <text:p>FF8A53</text:p>
          </table:table-cell>
          <table:table-cell table:style-name="ce18" table:formula="of:=DEC2HEX(16747176+[.A109])" office:value-type="string" office:string-value="FF8B13" calcext:value-type="string">
            <text:p>FF8B13</text:p>
          </table:table-cell>
          <table:table-cell table:style-name="ce18" table:formula="of:=DEC2HEX(16747368+[.A109])" office:value-type="string" office:string-value="FF8BD3" calcext:value-type="string">
            <text:p>FF8BD3</text:p>
          </table:table-cell>
          <table:table-cell table:style-name="ce18" table:formula="of:=DEC2HEX(16747560+[.A109])" office:value-type="string" office:string-value="FF8C93" calcext:value-type="string">
            <text:p>FF8C93</text:p>
          </table:table-cell>
          <table:table-cell table:style-name="ce18" table:formula="of:=DEC2HEX(16747752+[.A109])" office:value-type="string" office:string-value="FF8D53" calcext:value-type="string">
            <text:p>FF8D53</text:p>
          </table:table-cell>
          <table:table-cell table:style-name="ce18" table:formula="of:=DEC2HEX(16747944+[.A109])" office:value-type="string" office:string-value="FF8E13" calcext:value-type="string">
            <text:p>FF8E13</text:p>
          </table:table-cell>
          <table:table-cell table:style-name="ce18" table:formula="of:=DEC2HEX(16748136+[.A109])" office:value-type="string" office:string-value="FF8ED3" calcext:value-type="string">
            <text:p>FF8ED3</text:p>
          </table:table-cell>
          <table:table-cell table:style-name="ce18" table:formula="of:=DEC2HEX(16748328+[.A109])" office:value-type="string" office:string-value="FF8F93" calcext:value-type="string">
            <text:p>FF8F93</text:p>
          </table:table-cell>
          <table:table-cell table:style-name="ce18" table:formula="of:=DEC2HEX(16748520+[.A109])" office:value-type="string" office:string-value="FF9053" calcext:value-type="string">
            <text:p>FF9053</text:p>
          </table:table-cell>
          <table:table-cell table:number-columns-repeated="1007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DEC2HEX([.A110])" office:value-type="string" office:string-value="6C" calcext:value-type="string">
            <text:p>6C</text:p>
          </table:table-cell>
          <table:table-cell table:number-columns-repeated="2"/>
          <table:table-cell table:formula="of:=DEC2HEX(16746216+[.A110])" office:value-type="string" office:string-value="FF8754" calcext:value-type="string">
            <text:p>FF8754</text:p>
          </table:table-cell>
          <table:table-cell table:formula="of:=DEC2HEX(16746408+[.A110])" office:value-type="string" office:string-value="FF8814" calcext:value-type="string">
            <text:p>FF8814</text:p>
          </table:table-cell>
          <table:table-cell table:formula="of:=DEC2HEX(16746600+[.A110])" office:value-type="string" office:string-value="FF88D4" calcext:value-type="string">
            <text:p>FF88D4</text:p>
          </table:table-cell>
          <table:table-cell table:style-name="ce18" table:formula="of:=DEC2HEX(16746792+[.A110])" office:value-type="string" office:string-value="FF8994" calcext:value-type="string">
            <text:p>FF8994</text:p>
          </table:table-cell>
          <table:table-cell table:style-name="ce18" table:formula="of:=DEC2HEX(16746984+[.A110])" office:value-type="string" office:string-value="FF8A54" calcext:value-type="string">
            <text:p>FF8A54</text:p>
          </table:table-cell>
          <table:table-cell table:style-name="ce18" table:formula="of:=DEC2HEX(16747176+[.A110])" office:value-type="string" office:string-value="FF8B14" calcext:value-type="string">
            <text:p>FF8B14</text:p>
          </table:table-cell>
          <table:table-cell table:style-name="ce18" table:formula="of:=DEC2HEX(16747368+[.A110])" office:value-type="string" office:string-value="FF8BD4" calcext:value-type="string">
            <text:p>FF8BD4</text:p>
          </table:table-cell>
          <table:table-cell table:style-name="ce18" table:formula="of:=DEC2HEX(16747560+[.A110])" office:value-type="string" office:string-value="FF8C94" calcext:value-type="string">
            <text:p>FF8C94</text:p>
          </table:table-cell>
          <table:table-cell table:style-name="ce18" table:formula="of:=DEC2HEX(16747752+[.A110])" office:value-type="string" office:string-value="FF8D54" calcext:value-type="string">
            <text:p>FF8D54</text:p>
          </table:table-cell>
          <table:table-cell table:style-name="ce18" table:formula="of:=DEC2HEX(16747944+[.A110])" office:value-type="string" office:string-value="FF8E14" calcext:value-type="string">
            <text:p>FF8E14</text:p>
          </table:table-cell>
          <table:table-cell table:style-name="ce18" table:formula="of:=DEC2HEX(16748136+[.A110])" office:value-type="string" office:string-value="FF8ED4" calcext:value-type="string">
            <text:p>FF8ED4</text:p>
          </table:table-cell>
          <table:table-cell table:style-name="ce18" table:formula="of:=DEC2HEX(16748328+[.A110])" office:value-type="string" office:string-value="FF8F94" calcext:value-type="string">
            <text:p>FF8F94</text:p>
          </table:table-cell>
          <table:table-cell table:style-name="ce18" table:formula="of:=DEC2HEX(16748520+[.A110])" office:value-type="string" office:string-value="FF9054" calcext:value-type="string">
            <text:p>FF9054</text:p>
          </table:table-cell>
          <table:table-cell table:number-columns-repeated="1007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DEC2HEX([.A111])" office:value-type="string" office:string-value="6D" calcext:value-type="string">
            <text:p>6D</text:p>
          </table:table-cell>
          <table:table-cell table:number-columns-repeated="2"/>
          <table:table-cell table:formula="of:=DEC2HEX(16746216+[.A111])" office:value-type="string" office:string-value="FF8755" calcext:value-type="string">
            <text:p>FF8755</text:p>
          </table:table-cell>
          <table:table-cell table:formula="of:=DEC2HEX(16746408+[.A111])" office:value-type="string" office:string-value="FF8815" calcext:value-type="string">
            <text:p>FF8815</text:p>
          </table:table-cell>
          <table:table-cell table:formula="of:=DEC2HEX(16746600+[.A111])" office:value-type="string" office:string-value="FF88D5" calcext:value-type="string">
            <text:p>FF88D5</text:p>
          </table:table-cell>
          <table:table-cell table:style-name="ce18" table:formula="of:=DEC2HEX(16746792+[.A111])" office:value-type="string" office:string-value="FF8995" calcext:value-type="string">
            <text:p>FF8995</text:p>
          </table:table-cell>
          <table:table-cell table:style-name="ce18" table:formula="of:=DEC2HEX(16746984+[.A111])" office:value-type="string" office:string-value="FF8A55" calcext:value-type="string">
            <text:p>FF8A55</text:p>
          </table:table-cell>
          <table:table-cell table:style-name="ce18" table:formula="of:=DEC2HEX(16747176+[.A111])" office:value-type="string" office:string-value="FF8B15" calcext:value-type="string">
            <text:p>FF8B15</text:p>
          </table:table-cell>
          <table:table-cell table:style-name="ce18" table:formula="of:=DEC2HEX(16747368+[.A111])" office:value-type="string" office:string-value="FF8BD5" calcext:value-type="string">
            <text:p>FF8BD5</text:p>
          </table:table-cell>
          <table:table-cell table:style-name="ce18" table:formula="of:=DEC2HEX(16747560+[.A111])" office:value-type="string" office:string-value="FF8C95" calcext:value-type="string">
            <text:p>FF8C95</text:p>
          </table:table-cell>
          <table:table-cell table:style-name="ce18" table:formula="of:=DEC2HEX(16747752+[.A111])" office:value-type="string" office:string-value="FF8D55" calcext:value-type="string">
            <text:p>FF8D55</text:p>
          </table:table-cell>
          <table:table-cell table:style-name="ce18" table:formula="of:=DEC2HEX(16747944+[.A111])" office:value-type="string" office:string-value="FF8E15" calcext:value-type="string">
            <text:p>FF8E15</text:p>
          </table:table-cell>
          <table:table-cell table:style-name="ce18" table:formula="of:=DEC2HEX(16748136+[.A111])" office:value-type="string" office:string-value="FF8ED5" calcext:value-type="string">
            <text:p>FF8ED5</text:p>
          </table:table-cell>
          <table:table-cell table:style-name="ce18" table:formula="of:=DEC2HEX(16748328+[.A111])" office:value-type="string" office:string-value="FF8F95" calcext:value-type="string">
            <text:p>FF8F95</text:p>
          </table:table-cell>
          <table:table-cell table:style-name="ce18" table:formula="of:=DEC2HEX(16748520+[.A111])" office:value-type="string" office:string-value="FF9055" calcext:value-type="string">
            <text:p>FF9055</text:p>
          </table:table-cell>
          <table:table-cell table:number-columns-repeated="1007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DEC2HEX([.A112])" office:value-type="string" office:string-value="6E" calcext:value-type="string">
            <text:p>6E</text:p>
          </table:table-cell>
          <table:table-cell table:number-columns-repeated="2"/>
          <table:table-cell table:formula="of:=DEC2HEX(16746216+[.A112])" office:value-type="string" office:string-value="FF8756" calcext:value-type="string">
            <text:p>FF8756</text:p>
          </table:table-cell>
          <table:table-cell table:formula="of:=DEC2HEX(16746408+[.A112])" office:value-type="string" office:string-value="FF8816" calcext:value-type="string">
            <text:p>FF8816</text:p>
          </table:table-cell>
          <table:table-cell table:formula="of:=DEC2HEX(16746600+[.A112])" office:value-type="string" office:string-value="FF88D6" calcext:value-type="string">
            <text:p>FF88D6</text:p>
          </table:table-cell>
          <table:table-cell table:style-name="ce18" table:formula="of:=DEC2HEX(16746792+[.A112])" office:value-type="string" office:string-value="FF8996" calcext:value-type="string">
            <text:p>FF8996</text:p>
          </table:table-cell>
          <table:table-cell table:style-name="ce18" table:formula="of:=DEC2HEX(16746984+[.A112])" office:value-type="string" office:string-value="FF8A56" calcext:value-type="string">
            <text:p>FF8A56</text:p>
          </table:table-cell>
          <table:table-cell table:style-name="ce18" table:formula="of:=DEC2HEX(16747176+[.A112])" office:value-type="string" office:string-value="FF8B16" calcext:value-type="string">
            <text:p>FF8B16</text:p>
          </table:table-cell>
          <table:table-cell table:style-name="ce18" table:formula="of:=DEC2HEX(16747368+[.A112])" office:value-type="string" office:string-value="FF8BD6" calcext:value-type="string">
            <text:p>FF8BD6</text:p>
          </table:table-cell>
          <table:table-cell table:style-name="ce18" table:formula="of:=DEC2HEX(16747560+[.A112])" office:value-type="string" office:string-value="FF8C96" calcext:value-type="string">
            <text:p>FF8C96</text:p>
          </table:table-cell>
          <table:table-cell table:style-name="ce18" table:formula="of:=DEC2HEX(16747752+[.A112])" office:value-type="string" office:string-value="FF8D56" calcext:value-type="string">
            <text:p>FF8D56</text:p>
          </table:table-cell>
          <table:table-cell table:style-name="ce18" table:formula="of:=DEC2HEX(16747944+[.A112])" office:value-type="string" office:string-value="FF8E16" calcext:value-type="string">
            <text:p>FF8E16</text:p>
          </table:table-cell>
          <table:table-cell table:style-name="ce18" table:formula="of:=DEC2HEX(16748136+[.A112])" office:value-type="string" office:string-value="FF8ED6" calcext:value-type="string">
            <text:p>FF8ED6</text:p>
          </table:table-cell>
          <table:table-cell table:style-name="ce18" table:formula="of:=DEC2HEX(16748328+[.A112])" office:value-type="string" office:string-value="FF8F96" calcext:value-type="string">
            <text:p>FF8F96</text:p>
          </table:table-cell>
          <table:table-cell table:style-name="ce18" table:formula="of:=DEC2HEX(16748520+[.A112])" office:value-type="string" office:string-value="FF9056" calcext:value-type="string">
            <text:p>FF9056</text:p>
          </table:table-cell>
          <table:table-cell table:number-columns-repeated="1007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DEC2HEX([.A113])" office:value-type="string" office:string-value="6F" calcext:value-type="string">
            <text:p>6F</text:p>
          </table:table-cell>
          <table:table-cell table:number-columns-repeated="2"/>
          <table:table-cell table:formula="of:=DEC2HEX(16746216+[.A113])" office:value-type="string" office:string-value="FF8757" calcext:value-type="string">
            <text:p>FF8757</text:p>
          </table:table-cell>
          <table:table-cell table:formula="of:=DEC2HEX(16746408+[.A113])" office:value-type="string" office:string-value="FF8817" calcext:value-type="string">
            <text:p>FF8817</text:p>
          </table:table-cell>
          <table:table-cell table:formula="of:=DEC2HEX(16746600+[.A113])" office:value-type="string" office:string-value="FF88D7" calcext:value-type="string">
            <text:p>FF88D7</text:p>
          </table:table-cell>
          <table:table-cell table:style-name="ce18" table:formula="of:=DEC2HEX(16746792+[.A113])" office:value-type="string" office:string-value="FF8997" calcext:value-type="string">
            <text:p>FF8997</text:p>
          </table:table-cell>
          <table:table-cell table:style-name="ce18" table:formula="of:=DEC2HEX(16746984+[.A113])" office:value-type="string" office:string-value="FF8A57" calcext:value-type="string">
            <text:p>FF8A57</text:p>
          </table:table-cell>
          <table:table-cell table:style-name="ce18" table:formula="of:=DEC2HEX(16747176+[.A113])" office:value-type="string" office:string-value="FF8B17" calcext:value-type="string">
            <text:p>FF8B17</text:p>
          </table:table-cell>
          <table:table-cell table:style-name="ce18" table:formula="of:=DEC2HEX(16747368+[.A113])" office:value-type="string" office:string-value="FF8BD7" calcext:value-type="string">
            <text:p>FF8BD7</text:p>
          </table:table-cell>
          <table:table-cell table:style-name="ce18" table:formula="of:=DEC2HEX(16747560+[.A113])" office:value-type="string" office:string-value="FF8C97" calcext:value-type="string">
            <text:p>FF8C97</text:p>
          </table:table-cell>
          <table:table-cell table:style-name="ce18" table:formula="of:=DEC2HEX(16747752+[.A113])" office:value-type="string" office:string-value="FF8D57" calcext:value-type="string">
            <text:p>FF8D57</text:p>
          </table:table-cell>
          <table:table-cell table:style-name="ce18" table:formula="of:=DEC2HEX(16747944+[.A113])" office:value-type="string" office:string-value="FF8E17" calcext:value-type="string">
            <text:p>FF8E17</text:p>
          </table:table-cell>
          <table:table-cell table:style-name="ce18" table:formula="of:=DEC2HEX(16748136+[.A113])" office:value-type="string" office:string-value="FF8ED7" calcext:value-type="string">
            <text:p>FF8ED7</text:p>
          </table:table-cell>
          <table:table-cell table:style-name="ce18" table:formula="of:=DEC2HEX(16748328+[.A113])" office:value-type="string" office:string-value="FF8F97" calcext:value-type="string">
            <text:p>FF8F97</text:p>
          </table:table-cell>
          <table:table-cell table:style-name="ce18" table:formula="of:=DEC2HEX(16748520+[.A113])" office:value-type="string" office:string-value="FF9057" calcext:value-type="string">
            <text:p>FF9057</text:p>
          </table:table-cell>
          <table:table-cell table:number-columns-repeated="1007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DEC2HEX([.A114])" office:value-type="string" office:string-value="70" calcext:value-type="string">
            <text:p>70</text:p>
          </table:table-cell>
          <table:table-cell table:number-columns-repeated="2"/>
          <table:table-cell table:formula="of:=DEC2HEX(16746216+[.A114])" office:value-type="string" office:string-value="FF8758" calcext:value-type="string">
            <text:p>FF8758</text:p>
          </table:table-cell>
          <table:table-cell table:formula="of:=DEC2HEX(16746408+[.A114])" office:value-type="string" office:string-value="FF8818" calcext:value-type="string">
            <text:p>FF8818</text:p>
          </table:table-cell>
          <table:table-cell table:formula="of:=DEC2HEX(16746600+[.A114])" office:value-type="string" office:string-value="FF88D8" calcext:value-type="string">
            <text:p>FF88D8</text:p>
          </table:table-cell>
          <table:table-cell table:style-name="ce18" table:formula="of:=DEC2HEX(16746792+[.A114])" office:value-type="string" office:string-value="FF8998" calcext:value-type="string">
            <text:p>FF8998</text:p>
          </table:table-cell>
          <table:table-cell table:style-name="ce18" table:formula="of:=DEC2HEX(16746984+[.A114])" office:value-type="string" office:string-value="FF8A58" calcext:value-type="string">
            <text:p>FF8A58</text:p>
          </table:table-cell>
          <table:table-cell table:style-name="ce18" table:formula="of:=DEC2HEX(16747176+[.A114])" office:value-type="string" office:string-value="FF8B18" calcext:value-type="string">
            <text:p>FF8B18</text:p>
          </table:table-cell>
          <table:table-cell table:style-name="ce18" table:formula="of:=DEC2HEX(16747368+[.A114])" office:value-type="string" office:string-value="FF8BD8" calcext:value-type="string">
            <text:p>FF8BD8</text:p>
          </table:table-cell>
          <table:table-cell table:style-name="ce18" table:formula="of:=DEC2HEX(16747560+[.A114])" office:value-type="string" office:string-value="FF8C98" calcext:value-type="string">
            <text:p>FF8C98</text:p>
          </table:table-cell>
          <table:table-cell table:style-name="ce18" table:formula="of:=DEC2HEX(16747752+[.A114])" office:value-type="string" office:string-value="FF8D58" calcext:value-type="string">
            <text:p>FF8D58</text:p>
          </table:table-cell>
          <table:table-cell table:style-name="ce18" table:formula="of:=DEC2HEX(16747944+[.A114])" office:value-type="string" office:string-value="FF8E18" calcext:value-type="string">
            <text:p>FF8E18</text:p>
          </table:table-cell>
          <table:table-cell table:style-name="ce18" table:formula="of:=DEC2HEX(16748136+[.A114])" office:value-type="string" office:string-value="FF8ED8" calcext:value-type="string">
            <text:p>FF8ED8</text:p>
          </table:table-cell>
          <table:table-cell table:style-name="ce18" table:formula="of:=DEC2HEX(16748328+[.A114])" office:value-type="string" office:string-value="FF8F98" calcext:value-type="string">
            <text:p>FF8F98</text:p>
          </table:table-cell>
          <table:table-cell table:style-name="ce18" table:formula="of:=DEC2HEX(16748520+[.A114])" office:value-type="string" office:string-value="FF9058" calcext:value-type="string">
            <text:p>FF9058</text:p>
          </table:table-cell>
          <table:table-cell table:number-columns-repeated="100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DEC2HEX([.A115])" office:value-type="string" office:string-value="71" calcext:value-type="string">
            <text:p>71</text:p>
          </table:table-cell>
          <table:table-cell table:number-columns-repeated="2"/>
          <table:table-cell table:formula="of:=DEC2HEX(16746216+[.A115])" office:value-type="string" office:string-value="FF8759" calcext:value-type="string">
            <text:p>FF8759</text:p>
          </table:table-cell>
          <table:table-cell table:formula="of:=DEC2HEX(16746408+[.A115])" office:value-type="string" office:string-value="FF8819" calcext:value-type="string">
            <text:p>FF8819</text:p>
          </table:table-cell>
          <table:table-cell table:formula="of:=DEC2HEX(16746600+[.A115])" office:value-type="string" office:string-value="FF88D9" calcext:value-type="string">
            <text:p>FF88D9</text:p>
          </table:table-cell>
          <table:table-cell table:style-name="ce18" table:formula="of:=DEC2HEX(16746792+[.A115])" office:value-type="string" office:string-value="FF8999" calcext:value-type="string">
            <text:p>FF8999</text:p>
          </table:table-cell>
          <table:table-cell table:style-name="ce18" table:formula="of:=DEC2HEX(16746984+[.A115])" office:value-type="string" office:string-value="FF8A59" calcext:value-type="string">
            <text:p>FF8A59</text:p>
          </table:table-cell>
          <table:table-cell table:style-name="ce18" table:formula="of:=DEC2HEX(16747176+[.A115])" office:value-type="string" office:string-value="FF8B19" calcext:value-type="string">
            <text:p>FF8B19</text:p>
          </table:table-cell>
          <table:table-cell table:style-name="ce18" table:formula="of:=DEC2HEX(16747368+[.A115])" office:value-type="string" office:string-value="FF8BD9" calcext:value-type="string">
            <text:p>FF8BD9</text:p>
          </table:table-cell>
          <table:table-cell table:style-name="ce18" table:formula="of:=DEC2HEX(16747560+[.A115])" office:value-type="string" office:string-value="FF8C99" calcext:value-type="string">
            <text:p>FF8C99</text:p>
          </table:table-cell>
          <table:table-cell table:style-name="ce18" table:formula="of:=DEC2HEX(16747752+[.A115])" office:value-type="string" office:string-value="FF8D59" calcext:value-type="string">
            <text:p>FF8D59</text:p>
          </table:table-cell>
          <table:table-cell table:style-name="ce18" table:formula="of:=DEC2HEX(16747944+[.A115])" office:value-type="string" office:string-value="FF8E19" calcext:value-type="string">
            <text:p>FF8E19</text:p>
          </table:table-cell>
          <table:table-cell table:style-name="ce18" table:formula="of:=DEC2HEX(16748136+[.A115])" office:value-type="string" office:string-value="FF8ED9" calcext:value-type="string">
            <text:p>FF8ED9</text:p>
          </table:table-cell>
          <table:table-cell table:style-name="ce18" table:formula="of:=DEC2HEX(16748328+[.A115])" office:value-type="string" office:string-value="FF8F99" calcext:value-type="string">
            <text:p>FF8F99</text:p>
          </table:table-cell>
          <table:table-cell table:style-name="ce18" table:formula="of:=DEC2HEX(16748520+[.A115])" office:value-type="string" office:string-value="FF9059" calcext:value-type="string">
            <text:p>FF9059</text:p>
          </table:table-cell>
          <table:table-cell table:number-columns-repeated="1007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DEC2HEX([.A116])" office:value-type="string" office:string-value="72" calcext:value-type="string">
            <text:p>72</text:p>
          </table:table-cell>
          <table:table-cell table:number-columns-repeated="2"/>
          <table:table-cell table:formula="of:=DEC2HEX(16746216+[.A116])" office:value-type="string" office:string-value="FF875A" calcext:value-type="string">
            <text:p>FF875A</text:p>
          </table:table-cell>
          <table:table-cell table:formula="of:=DEC2HEX(16746408+[.A116])" office:value-type="string" office:string-value="FF881A" calcext:value-type="string">
            <text:p>FF881A</text:p>
          </table:table-cell>
          <table:table-cell table:formula="of:=DEC2HEX(16746600+[.A116])" office:value-type="string" office:string-value="FF88DA" calcext:value-type="string">
            <text:p>FF88DA</text:p>
          </table:table-cell>
          <table:table-cell table:style-name="ce18" table:formula="of:=DEC2HEX(16746792+[.A116])" office:value-type="string" office:string-value="FF899A" calcext:value-type="string">
            <text:p>FF899A</text:p>
          </table:table-cell>
          <table:table-cell table:style-name="ce18" table:formula="of:=DEC2HEX(16746984+[.A116])" office:value-type="string" office:string-value="FF8A5A" calcext:value-type="string">
            <text:p>FF8A5A</text:p>
          </table:table-cell>
          <table:table-cell table:style-name="ce18" table:formula="of:=DEC2HEX(16747176+[.A116])" office:value-type="string" office:string-value="FF8B1A" calcext:value-type="string">
            <text:p>FF8B1A</text:p>
          </table:table-cell>
          <table:table-cell table:style-name="ce18" table:formula="of:=DEC2HEX(16747368+[.A116])" office:value-type="string" office:string-value="FF8BDA" calcext:value-type="string">
            <text:p>FF8BDA</text:p>
          </table:table-cell>
          <table:table-cell table:style-name="ce18" table:formula="of:=DEC2HEX(16747560+[.A116])" office:value-type="string" office:string-value="FF8C9A" calcext:value-type="string">
            <text:p>FF8C9A</text:p>
          </table:table-cell>
          <table:table-cell table:style-name="ce18" table:formula="of:=DEC2HEX(16747752+[.A116])" office:value-type="string" office:string-value="FF8D5A" calcext:value-type="string">
            <text:p>FF8D5A</text:p>
          </table:table-cell>
          <table:table-cell table:style-name="ce18" table:formula="of:=DEC2HEX(16747944+[.A116])" office:value-type="string" office:string-value="FF8E1A" calcext:value-type="string">
            <text:p>FF8E1A</text:p>
          </table:table-cell>
          <table:table-cell table:style-name="ce18" table:formula="of:=DEC2HEX(16748136+[.A116])" office:value-type="string" office:string-value="FF8EDA" calcext:value-type="string">
            <text:p>FF8EDA</text:p>
          </table:table-cell>
          <table:table-cell table:style-name="ce18" table:formula="of:=DEC2HEX(16748328+[.A116])" office:value-type="string" office:string-value="FF8F9A" calcext:value-type="string">
            <text:p>FF8F9A</text:p>
          </table:table-cell>
          <table:table-cell table:style-name="ce18" table:formula="of:=DEC2HEX(16748520+[.A116])" office:value-type="string" office:string-value="FF905A" calcext:value-type="string">
            <text:p>FF905A</text:p>
          </table:table-cell>
          <table:table-cell table:number-columns-repeated="1007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DEC2HEX([.A117])" office:value-type="string" office:string-value="73" calcext:value-type="string">
            <text:p>73</text:p>
          </table:table-cell>
          <table:table-cell table:number-columns-repeated="2"/>
          <table:table-cell table:formula="of:=DEC2HEX(16746216+[.A117])" office:value-type="string" office:string-value="FF875B" calcext:value-type="string">
            <text:p>FF875B</text:p>
          </table:table-cell>
          <table:table-cell table:formula="of:=DEC2HEX(16746408+[.A117])" office:value-type="string" office:string-value="FF881B" calcext:value-type="string">
            <text:p>FF881B</text:p>
          </table:table-cell>
          <table:table-cell table:formula="of:=DEC2HEX(16746600+[.A117])" office:value-type="string" office:string-value="FF88DB" calcext:value-type="string">
            <text:p>FF88DB</text:p>
          </table:table-cell>
          <table:table-cell table:style-name="ce18" table:formula="of:=DEC2HEX(16746792+[.A117])" office:value-type="string" office:string-value="FF899B" calcext:value-type="string">
            <text:p>FF899B</text:p>
          </table:table-cell>
          <table:table-cell table:style-name="ce18" table:formula="of:=DEC2HEX(16746984+[.A117])" office:value-type="string" office:string-value="FF8A5B" calcext:value-type="string">
            <text:p>FF8A5B</text:p>
          </table:table-cell>
          <table:table-cell table:style-name="ce18" table:formula="of:=DEC2HEX(16747176+[.A117])" office:value-type="string" office:string-value="FF8B1B" calcext:value-type="string">
            <text:p>FF8B1B</text:p>
          </table:table-cell>
          <table:table-cell table:style-name="ce18" table:formula="of:=DEC2HEX(16747368+[.A117])" office:value-type="string" office:string-value="FF8BDB" calcext:value-type="string">
            <text:p>FF8BDB</text:p>
          </table:table-cell>
          <table:table-cell table:style-name="ce18" table:formula="of:=DEC2HEX(16747560+[.A117])" office:value-type="string" office:string-value="FF8C9B" calcext:value-type="string">
            <text:p>FF8C9B</text:p>
          </table:table-cell>
          <table:table-cell table:style-name="ce18" table:formula="of:=DEC2HEX(16747752+[.A117])" office:value-type="string" office:string-value="FF8D5B" calcext:value-type="string">
            <text:p>FF8D5B</text:p>
          </table:table-cell>
          <table:table-cell table:style-name="ce18" table:formula="of:=DEC2HEX(16747944+[.A117])" office:value-type="string" office:string-value="FF8E1B" calcext:value-type="string">
            <text:p>FF8E1B</text:p>
          </table:table-cell>
          <table:table-cell table:style-name="ce18" table:formula="of:=DEC2HEX(16748136+[.A117])" office:value-type="string" office:string-value="FF8EDB" calcext:value-type="string">
            <text:p>FF8EDB</text:p>
          </table:table-cell>
          <table:table-cell table:style-name="ce18" table:formula="of:=DEC2HEX(16748328+[.A117])" office:value-type="string" office:string-value="FF8F9B" calcext:value-type="string">
            <text:p>FF8F9B</text:p>
          </table:table-cell>
          <table:table-cell table:style-name="ce18" table:formula="of:=DEC2HEX(16748520+[.A117])" office:value-type="string" office:string-value="FF905B" calcext:value-type="string">
            <text:p>FF905B</text:p>
          </table:table-cell>
          <table:table-cell table:number-columns-repeated="1007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DEC2HEX([.A118])" office:value-type="string" office:string-value="74" calcext:value-type="string">
            <text:p>74</text:p>
          </table:table-cell>
          <table:table-cell table:number-columns-repeated="2"/>
          <table:table-cell table:formula="of:=DEC2HEX(16746216+[.A118])" office:value-type="string" office:string-value="FF875C" calcext:value-type="string">
            <text:p>FF875C</text:p>
          </table:table-cell>
          <table:table-cell table:formula="of:=DEC2HEX(16746408+[.A118])" office:value-type="string" office:string-value="FF881C" calcext:value-type="string">
            <text:p>FF881C</text:p>
          </table:table-cell>
          <table:table-cell table:formula="of:=DEC2HEX(16746600+[.A118])" office:value-type="string" office:string-value="FF88DC" calcext:value-type="string">
            <text:p>FF88DC</text:p>
          </table:table-cell>
          <table:table-cell table:style-name="ce18" table:formula="of:=DEC2HEX(16746792+[.A118])" office:value-type="string" office:string-value="FF899C" calcext:value-type="string">
            <text:p>FF899C</text:p>
          </table:table-cell>
          <table:table-cell table:style-name="ce18" table:formula="of:=DEC2HEX(16746984+[.A118])" office:value-type="string" office:string-value="FF8A5C" calcext:value-type="string">
            <text:p>FF8A5C</text:p>
          </table:table-cell>
          <table:table-cell table:style-name="ce18" table:formula="of:=DEC2HEX(16747176+[.A118])" office:value-type="string" office:string-value="FF8B1C" calcext:value-type="string">
            <text:p>FF8B1C</text:p>
          </table:table-cell>
          <table:table-cell table:style-name="ce18" table:formula="of:=DEC2HEX(16747368+[.A118])" office:value-type="string" office:string-value="FF8BDC" calcext:value-type="string">
            <text:p>FF8BDC</text:p>
          </table:table-cell>
          <table:table-cell table:style-name="ce18" table:formula="of:=DEC2HEX(16747560+[.A118])" office:value-type="string" office:string-value="FF8C9C" calcext:value-type="string">
            <text:p>FF8C9C</text:p>
          </table:table-cell>
          <table:table-cell table:style-name="ce18" table:formula="of:=DEC2HEX(16747752+[.A118])" office:value-type="string" office:string-value="FF8D5C" calcext:value-type="string">
            <text:p>FF8D5C</text:p>
          </table:table-cell>
          <table:table-cell table:style-name="ce18" table:formula="of:=DEC2HEX(16747944+[.A118])" office:value-type="string" office:string-value="FF8E1C" calcext:value-type="string">
            <text:p>FF8E1C</text:p>
          </table:table-cell>
          <table:table-cell table:style-name="ce18" table:formula="of:=DEC2HEX(16748136+[.A118])" office:value-type="string" office:string-value="FF8EDC" calcext:value-type="string">
            <text:p>FF8EDC</text:p>
          </table:table-cell>
          <table:table-cell table:style-name="ce18" table:formula="of:=DEC2HEX(16748328+[.A118])" office:value-type="string" office:string-value="FF8F9C" calcext:value-type="string">
            <text:p>FF8F9C</text:p>
          </table:table-cell>
          <table:table-cell table:style-name="ce18" table:formula="of:=DEC2HEX(16748520+[.A118])" office:value-type="string" office:string-value="FF905C" calcext:value-type="string">
            <text:p>FF905C</text:p>
          </table:table-cell>
          <table:table-cell table:number-columns-repeated="1007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DEC2HEX([.A119])" office:value-type="string" office:string-value="75" calcext:value-type="string">
            <text:p>75</text:p>
          </table:table-cell>
          <table:table-cell table:number-columns-repeated="2"/>
          <table:table-cell table:formula="of:=DEC2HEX(16746216+[.A119])" office:value-type="string" office:string-value="FF875D" calcext:value-type="string">
            <text:p>FF875D</text:p>
          </table:table-cell>
          <table:table-cell table:formula="of:=DEC2HEX(16746408+[.A119])" office:value-type="string" office:string-value="FF881D" calcext:value-type="string">
            <text:p>FF881D</text:p>
          </table:table-cell>
          <table:table-cell table:formula="of:=DEC2HEX(16746600+[.A119])" office:value-type="string" office:string-value="FF88DD" calcext:value-type="string">
            <text:p>FF88DD</text:p>
          </table:table-cell>
          <table:table-cell table:style-name="ce18" table:formula="of:=DEC2HEX(16746792+[.A119])" office:value-type="string" office:string-value="FF899D" calcext:value-type="string">
            <text:p>FF899D</text:p>
          </table:table-cell>
          <table:table-cell table:style-name="ce18" table:formula="of:=DEC2HEX(16746984+[.A119])" office:value-type="string" office:string-value="FF8A5D" calcext:value-type="string">
            <text:p>FF8A5D</text:p>
          </table:table-cell>
          <table:table-cell table:style-name="ce18" table:formula="of:=DEC2HEX(16747176+[.A119])" office:value-type="string" office:string-value="FF8B1D" calcext:value-type="string">
            <text:p>FF8B1D</text:p>
          </table:table-cell>
          <table:table-cell table:style-name="ce18" table:formula="of:=DEC2HEX(16747368+[.A119])" office:value-type="string" office:string-value="FF8BDD" calcext:value-type="string">
            <text:p>FF8BDD</text:p>
          </table:table-cell>
          <table:table-cell table:style-name="ce18" table:formula="of:=DEC2HEX(16747560+[.A119])" office:value-type="string" office:string-value="FF8C9D" calcext:value-type="string">
            <text:p>FF8C9D</text:p>
          </table:table-cell>
          <table:table-cell table:style-name="ce18" table:formula="of:=DEC2HEX(16747752+[.A119])" office:value-type="string" office:string-value="FF8D5D" calcext:value-type="string">
            <text:p>FF8D5D</text:p>
          </table:table-cell>
          <table:table-cell table:style-name="ce18" table:formula="of:=DEC2HEX(16747944+[.A119])" office:value-type="string" office:string-value="FF8E1D" calcext:value-type="string">
            <text:p>FF8E1D</text:p>
          </table:table-cell>
          <table:table-cell table:style-name="ce18" table:formula="of:=DEC2HEX(16748136+[.A119])" office:value-type="string" office:string-value="FF8EDD" calcext:value-type="string">
            <text:p>FF8EDD</text:p>
          </table:table-cell>
          <table:table-cell table:style-name="ce18" table:formula="of:=DEC2HEX(16748328+[.A119])" office:value-type="string" office:string-value="FF8F9D" calcext:value-type="string">
            <text:p>FF8F9D</text:p>
          </table:table-cell>
          <table:table-cell table:style-name="ce18" table:formula="of:=DEC2HEX(16748520+[.A119])" office:value-type="string" office:string-value="FF905D" calcext:value-type="string">
            <text:p>FF905D</text:p>
          </table:table-cell>
          <table:table-cell table:number-columns-repeated="1007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DEC2HEX([.A120])" office:value-type="string" office:string-value="76" calcext:value-type="string">
            <text:p>76</text:p>
          </table:table-cell>
          <table:table-cell table:number-columns-repeated="2"/>
          <table:table-cell table:formula="of:=DEC2HEX(16746216+[.A120])" office:value-type="string" office:string-value="FF875E" calcext:value-type="string">
            <text:p>FF875E</text:p>
          </table:table-cell>
          <table:table-cell table:formula="of:=DEC2HEX(16746408+[.A120])" office:value-type="string" office:string-value="FF881E" calcext:value-type="string">
            <text:p>FF881E</text:p>
          </table:table-cell>
          <table:table-cell table:formula="of:=DEC2HEX(16746600+[.A120])" office:value-type="string" office:string-value="FF88DE" calcext:value-type="string">
            <text:p>FF88DE</text:p>
          </table:table-cell>
          <table:table-cell table:style-name="ce18" table:formula="of:=DEC2HEX(16746792+[.A120])" office:value-type="string" office:string-value="FF899E" calcext:value-type="string">
            <text:p>FF899E</text:p>
          </table:table-cell>
          <table:table-cell table:style-name="ce18" table:formula="of:=DEC2HEX(16746984+[.A120])" office:value-type="string" office:string-value="FF8A5E" calcext:value-type="string">
            <text:p>FF8A5E</text:p>
          </table:table-cell>
          <table:table-cell table:style-name="ce18" table:formula="of:=DEC2HEX(16747176+[.A120])" office:value-type="string" office:string-value="FF8B1E" calcext:value-type="string">
            <text:p>FF8B1E</text:p>
          </table:table-cell>
          <table:table-cell table:style-name="ce18" table:formula="of:=DEC2HEX(16747368+[.A120])" office:value-type="string" office:string-value="FF8BDE" calcext:value-type="string">
            <text:p>FF8BDE</text:p>
          </table:table-cell>
          <table:table-cell table:style-name="ce18" table:formula="of:=DEC2HEX(16747560+[.A120])" office:value-type="string" office:string-value="FF8C9E" calcext:value-type="string">
            <text:p>FF8C9E</text:p>
          </table:table-cell>
          <table:table-cell table:style-name="ce18" table:formula="of:=DEC2HEX(16747752+[.A120])" office:value-type="string" office:string-value="FF8D5E" calcext:value-type="string">
            <text:p>FF8D5E</text:p>
          </table:table-cell>
          <table:table-cell table:style-name="ce18" table:formula="of:=DEC2HEX(16747944+[.A120])" office:value-type="string" office:string-value="FF8E1E" calcext:value-type="string">
            <text:p>FF8E1E</text:p>
          </table:table-cell>
          <table:table-cell table:style-name="ce18" table:formula="of:=DEC2HEX(16748136+[.A120])" office:value-type="string" office:string-value="FF8EDE" calcext:value-type="string">
            <text:p>FF8EDE</text:p>
          </table:table-cell>
          <table:table-cell table:style-name="ce18" table:formula="of:=DEC2HEX(16748328+[.A120])" office:value-type="string" office:string-value="FF8F9E" calcext:value-type="string">
            <text:p>FF8F9E</text:p>
          </table:table-cell>
          <table:table-cell table:style-name="ce18" table:formula="of:=DEC2HEX(16748520+[.A120])" office:value-type="string" office:string-value="FF905E" calcext:value-type="string">
            <text:p>FF905E</text:p>
          </table:table-cell>
          <table:table-cell table:number-columns-repeated="1007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DEC2HEX([.A121])" office:value-type="string" office:string-value="77" calcext:value-type="string">
            <text:p>77</text:p>
          </table:table-cell>
          <table:table-cell table:number-columns-repeated="2"/>
          <table:table-cell table:formula="of:=DEC2HEX(16746216+[.A121])" office:value-type="string" office:string-value="FF875F" calcext:value-type="string">
            <text:p>FF875F</text:p>
          </table:table-cell>
          <table:table-cell table:formula="of:=DEC2HEX(16746408+[.A121])" office:value-type="string" office:string-value="FF881F" calcext:value-type="string">
            <text:p>FF881F</text:p>
          </table:table-cell>
          <table:table-cell table:formula="of:=DEC2HEX(16746600+[.A121])" office:value-type="string" office:string-value="FF88DF" calcext:value-type="string">
            <text:p>FF88DF</text:p>
          </table:table-cell>
          <table:table-cell table:style-name="ce18" table:formula="of:=DEC2HEX(16746792+[.A121])" office:value-type="string" office:string-value="FF899F" calcext:value-type="string">
            <text:p>FF899F</text:p>
          </table:table-cell>
          <table:table-cell table:style-name="ce18" table:formula="of:=DEC2HEX(16746984+[.A121])" office:value-type="string" office:string-value="FF8A5F" calcext:value-type="string">
            <text:p>FF8A5F</text:p>
          </table:table-cell>
          <table:table-cell table:style-name="ce18" table:formula="of:=DEC2HEX(16747176+[.A121])" office:value-type="string" office:string-value="FF8B1F" calcext:value-type="string">
            <text:p>FF8B1F</text:p>
          </table:table-cell>
          <table:table-cell table:style-name="ce18" table:formula="of:=DEC2HEX(16747368+[.A121])" office:value-type="string" office:string-value="FF8BDF" calcext:value-type="string">
            <text:p>FF8BDF</text:p>
          </table:table-cell>
          <table:table-cell table:style-name="ce18" table:formula="of:=DEC2HEX(16747560+[.A121])" office:value-type="string" office:string-value="FF8C9F" calcext:value-type="string">
            <text:p>FF8C9F</text:p>
          </table:table-cell>
          <table:table-cell table:style-name="ce18" table:formula="of:=DEC2HEX(16747752+[.A121])" office:value-type="string" office:string-value="FF8D5F" calcext:value-type="string">
            <text:p>FF8D5F</text:p>
          </table:table-cell>
          <table:table-cell table:style-name="ce18" table:formula="of:=DEC2HEX(16747944+[.A121])" office:value-type="string" office:string-value="FF8E1F" calcext:value-type="string">
            <text:p>FF8E1F</text:p>
          </table:table-cell>
          <table:table-cell table:style-name="ce18" table:formula="of:=DEC2HEX(16748136+[.A121])" office:value-type="string" office:string-value="FF8EDF" calcext:value-type="string">
            <text:p>FF8EDF</text:p>
          </table:table-cell>
          <table:table-cell table:style-name="ce18" table:formula="of:=DEC2HEX(16748328+[.A121])" office:value-type="string" office:string-value="FF8F9F" calcext:value-type="string">
            <text:p>FF8F9F</text:p>
          </table:table-cell>
          <table:table-cell table:style-name="ce18" table:formula="of:=DEC2HEX(16748520+[.A121])" office:value-type="string" office:string-value="FF905F" calcext:value-type="string">
            <text:p>FF905F</text:p>
          </table:table-cell>
          <table:table-cell table:number-columns-repeated="1007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DEC2HEX([.A122])" office:value-type="string" office:string-value="78" calcext:value-type="string">
            <text:p>78</text:p>
          </table:table-cell>
          <table:table-cell table:number-columns-repeated="2"/>
          <table:table-cell table:formula="of:=DEC2HEX(16746216+[.A122])" office:value-type="string" office:string-value="FF8760" calcext:value-type="string">
            <text:p>FF8760</text:p>
          </table:table-cell>
          <table:table-cell table:formula="of:=DEC2HEX(16746408+[.A122])" office:value-type="string" office:string-value="FF8820" calcext:value-type="string">
            <text:p>FF8820</text:p>
          </table:table-cell>
          <table:table-cell table:formula="of:=DEC2HEX(16746600+[.A122])" office:value-type="string" office:string-value="FF88E0" calcext:value-type="string">
            <text:p>FF88E0</text:p>
          </table:table-cell>
          <table:table-cell table:style-name="ce18" table:formula="of:=DEC2HEX(16746792+[.A122])" office:value-type="string" office:string-value="FF89A0" calcext:value-type="string">
            <text:p>FF89A0</text:p>
          </table:table-cell>
          <table:table-cell table:style-name="ce18" table:formula="of:=DEC2HEX(16746984+[.A122])" office:value-type="string" office:string-value="FF8A60" calcext:value-type="string">
            <text:p>FF8A60</text:p>
          </table:table-cell>
          <table:table-cell table:style-name="ce18" table:formula="of:=DEC2HEX(16747176+[.A122])" office:value-type="string" office:string-value="FF8B20" calcext:value-type="string">
            <text:p>FF8B20</text:p>
          </table:table-cell>
          <table:table-cell table:style-name="ce18" table:formula="of:=DEC2HEX(16747368+[.A122])" office:value-type="string" office:string-value="FF8BE0" calcext:value-type="string">
            <text:p>FF8BE0</text:p>
          </table:table-cell>
          <table:table-cell table:style-name="ce18" table:formula="of:=DEC2HEX(16747560+[.A122])" office:value-type="string" office:string-value="FF8CA0" calcext:value-type="string">
            <text:p>FF8CA0</text:p>
          </table:table-cell>
          <table:table-cell table:style-name="ce18" table:formula="of:=DEC2HEX(16747752+[.A122])" office:value-type="string" office:string-value="FF8D60" calcext:value-type="string">
            <text:p>FF8D60</text:p>
          </table:table-cell>
          <table:table-cell table:style-name="ce18" table:formula="of:=DEC2HEX(16747944+[.A122])" office:value-type="string" office:string-value="FF8E20" calcext:value-type="string">
            <text:p>FF8E20</text:p>
          </table:table-cell>
          <table:table-cell table:style-name="ce18" table:formula="of:=DEC2HEX(16748136+[.A122])" office:value-type="string" office:string-value="FF8EE0" calcext:value-type="string">
            <text:p>FF8EE0</text:p>
          </table:table-cell>
          <table:table-cell table:style-name="ce18" table:formula="of:=DEC2HEX(16748328+[.A122])" office:value-type="string" office:string-value="FF8FA0" calcext:value-type="string">
            <text:p>FF8FA0</text:p>
          </table:table-cell>
          <table:table-cell table:style-name="ce18" table:formula="of:=DEC2HEX(16748520+[.A122])" office:value-type="string" office:string-value="FF9060" calcext:value-type="string">
            <text:p>FF9060</text:p>
          </table:table-cell>
          <table:table-cell table:number-columns-repeated="1007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DEC2HEX([.A123])" office:value-type="string" office:string-value="79" calcext:value-type="string">
            <text:p>79</text:p>
          </table:table-cell>
          <table:table-cell table:number-columns-repeated="2"/>
          <table:table-cell table:formula="of:=DEC2HEX(16746216+[.A123])" office:value-type="string" office:string-value="FF8761" calcext:value-type="string">
            <text:p>FF8761</text:p>
          </table:table-cell>
          <table:table-cell table:formula="of:=DEC2HEX(16746408+[.A123])" office:value-type="string" office:string-value="FF8821" calcext:value-type="string">
            <text:p>FF8821</text:p>
          </table:table-cell>
          <table:table-cell table:formula="of:=DEC2HEX(16746600+[.A123])" office:value-type="string" office:string-value="FF88E1" calcext:value-type="string">
            <text:p>FF88E1</text:p>
          </table:table-cell>
          <table:table-cell table:style-name="ce18" table:formula="of:=DEC2HEX(16746792+[.A123])" office:value-type="string" office:string-value="FF89A1" calcext:value-type="string">
            <text:p>FF89A1</text:p>
          </table:table-cell>
          <table:table-cell table:style-name="ce18" table:formula="of:=DEC2HEX(16746984+[.A123])" office:value-type="string" office:string-value="FF8A61" calcext:value-type="string">
            <text:p>FF8A61</text:p>
          </table:table-cell>
          <table:table-cell table:style-name="ce18" table:formula="of:=DEC2HEX(16747176+[.A123])" office:value-type="string" office:string-value="FF8B21" calcext:value-type="string">
            <text:p>FF8B21</text:p>
          </table:table-cell>
          <table:table-cell table:style-name="ce18" table:formula="of:=DEC2HEX(16747368+[.A123])" office:value-type="string" office:string-value="FF8BE1" calcext:value-type="string">
            <text:p>FF8BE1</text:p>
          </table:table-cell>
          <table:table-cell table:style-name="ce18" table:formula="of:=DEC2HEX(16747560+[.A123])" office:value-type="string" office:string-value="FF8CA1" calcext:value-type="string">
            <text:p>FF8CA1</text:p>
          </table:table-cell>
          <table:table-cell table:style-name="ce18" table:formula="of:=DEC2HEX(16747752+[.A123])" office:value-type="string" office:string-value="FF8D61" calcext:value-type="string">
            <text:p>FF8D61</text:p>
          </table:table-cell>
          <table:table-cell table:style-name="ce18" table:formula="of:=DEC2HEX(16747944+[.A123])" office:value-type="string" office:string-value="FF8E21" calcext:value-type="string">
            <text:p>FF8E21</text:p>
          </table:table-cell>
          <table:table-cell table:style-name="ce18" table:formula="of:=DEC2HEX(16748136+[.A123])" office:value-type="string" office:string-value="FF8EE1" calcext:value-type="string">
            <text:p>FF8EE1</text:p>
          </table:table-cell>
          <table:table-cell table:style-name="ce18" table:formula="of:=DEC2HEX(16748328+[.A123])" office:value-type="string" office:string-value="FF8FA1" calcext:value-type="string">
            <text:p>FF8FA1</text:p>
          </table:table-cell>
          <table:table-cell table:style-name="ce18" table:formula="of:=DEC2HEX(16748520+[.A123])" office:value-type="string" office:string-value="FF9061" calcext:value-type="string">
            <text:p>FF9061</text:p>
          </table:table-cell>
          <table:table-cell table:number-columns-repeated="100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DEC2HEX([.A124])" office:value-type="string" office:string-value="7A" calcext:value-type="string">
            <text:p>7A</text:p>
          </table:table-cell>
          <table:table-cell table:number-columns-repeated="2"/>
          <table:table-cell table:formula="of:=DEC2HEX(16746216+[.A124])" office:value-type="string" office:string-value="FF8762" calcext:value-type="string">
            <text:p>FF8762</text:p>
          </table:table-cell>
          <table:table-cell table:formula="of:=DEC2HEX(16746408+[.A124])" office:value-type="string" office:string-value="FF8822" calcext:value-type="string">
            <text:p>FF8822</text:p>
          </table:table-cell>
          <table:table-cell table:formula="of:=DEC2HEX(16746600+[.A124])" office:value-type="string" office:string-value="FF88E2" calcext:value-type="string">
            <text:p>FF88E2</text:p>
          </table:table-cell>
          <table:table-cell table:style-name="ce18" table:formula="of:=DEC2HEX(16746792+[.A124])" office:value-type="string" office:string-value="FF89A2" calcext:value-type="string">
            <text:p>FF89A2</text:p>
          </table:table-cell>
          <table:table-cell table:style-name="ce18" table:formula="of:=DEC2HEX(16746984+[.A124])" office:value-type="string" office:string-value="FF8A62" calcext:value-type="string">
            <text:p>FF8A62</text:p>
          </table:table-cell>
          <table:table-cell table:style-name="ce18" table:formula="of:=DEC2HEX(16747176+[.A124])" office:value-type="string" office:string-value="FF8B22" calcext:value-type="string">
            <text:p>FF8B22</text:p>
          </table:table-cell>
          <table:table-cell table:style-name="ce18" table:formula="of:=DEC2HEX(16747368+[.A124])" office:value-type="string" office:string-value="FF8BE2" calcext:value-type="string">
            <text:p>FF8BE2</text:p>
          </table:table-cell>
          <table:table-cell table:style-name="ce18" table:formula="of:=DEC2HEX(16747560+[.A124])" office:value-type="string" office:string-value="FF8CA2" calcext:value-type="string">
            <text:p>FF8CA2</text:p>
          </table:table-cell>
          <table:table-cell table:style-name="ce18" table:formula="of:=DEC2HEX(16747752+[.A124])" office:value-type="string" office:string-value="FF8D62" calcext:value-type="string">
            <text:p>FF8D62</text:p>
          </table:table-cell>
          <table:table-cell table:style-name="ce18" table:formula="of:=DEC2HEX(16747944+[.A124])" office:value-type="string" office:string-value="FF8E22" calcext:value-type="string">
            <text:p>FF8E22</text:p>
          </table:table-cell>
          <table:table-cell table:style-name="ce18" table:formula="of:=DEC2HEX(16748136+[.A124])" office:value-type="string" office:string-value="FF8EE2" calcext:value-type="string">
            <text:p>FF8EE2</text:p>
          </table:table-cell>
          <table:table-cell table:style-name="ce18" table:formula="of:=DEC2HEX(16748328+[.A124])" office:value-type="string" office:string-value="FF8FA2" calcext:value-type="string">
            <text:p>FF8FA2</text:p>
          </table:table-cell>
          <table:table-cell table:style-name="ce18" table:formula="of:=DEC2HEX(16748520+[.A124])" office:value-type="string" office:string-value="FF9062" calcext:value-type="string">
            <text:p>FF9062</text:p>
          </table:table-cell>
          <table:table-cell table:number-columns-repeated="1007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DEC2HEX([.A125])" office:value-type="string" office:string-value="7B" calcext:value-type="string">
            <text:p>7B</text:p>
          </table:table-cell>
          <table:table-cell table:number-columns-repeated="2"/>
          <table:table-cell table:formula="of:=DEC2HEX(16746216+[.A125])" office:value-type="string" office:string-value="FF8763" calcext:value-type="string">
            <text:p>FF8763</text:p>
          </table:table-cell>
          <table:table-cell table:formula="of:=DEC2HEX(16746408+[.A125])" office:value-type="string" office:string-value="FF8823" calcext:value-type="string">
            <text:p>FF8823</text:p>
          </table:table-cell>
          <table:table-cell table:formula="of:=DEC2HEX(16746600+[.A125])" office:value-type="string" office:string-value="FF88E3" calcext:value-type="string">
            <text:p>FF88E3</text:p>
          </table:table-cell>
          <table:table-cell table:style-name="ce18" table:formula="of:=DEC2HEX(16746792+[.A125])" office:value-type="string" office:string-value="FF89A3" calcext:value-type="string">
            <text:p>FF89A3</text:p>
          </table:table-cell>
          <table:table-cell table:style-name="ce18" table:formula="of:=DEC2HEX(16746984+[.A125])" office:value-type="string" office:string-value="FF8A63" calcext:value-type="string">
            <text:p>FF8A63</text:p>
          </table:table-cell>
          <table:table-cell table:style-name="ce18" table:formula="of:=DEC2HEX(16747176+[.A125])" office:value-type="string" office:string-value="FF8B23" calcext:value-type="string">
            <text:p>FF8B23</text:p>
          </table:table-cell>
          <table:table-cell table:style-name="ce18" table:formula="of:=DEC2HEX(16747368+[.A125])" office:value-type="string" office:string-value="FF8BE3" calcext:value-type="string">
            <text:p>FF8BE3</text:p>
          </table:table-cell>
          <table:table-cell table:style-name="ce18" table:formula="of:=DEC2HEX(16747560+[.A125])" office:value-type="string" office:string-value="FF8CA3" calcext:value-type="string">
            <text:p>FF8CA3</text:p>
          </table:table-cell>
          <table:table-cell table:style-name="ce18" table:formula="of:=DEC2HEX(16747752+[.A125])" office:value-type="string" office:string-value="FF8D63" calcext:value-type="string">
            <text:p>FF8D63</text:p>
          </table:table-cell>
          <table:table-cell table:style-name="ce18" table:formula="of:=DEC2HEX(16747944+[.A125])" office:value-type="string" office:string-value="FF8E23" calcext:value-type="string">
            <text:p>FF8E23</text:p>
          </table:table-cell>
          <table:table-cell table:style-name="ce18" table:formula="of:=DEC2HEX(16748136+[.A125])" office:value-type="string" office:string-value="FF8EE3" calcext:value-type="string">
            <text:p>FF8EE3</text:p>
          </table:table-cell>
          <table:table-cell table:style-name="ce18" table:formula="of:=DEC2HEX(16748328+[.A125])" office:value-type="string" office:string-value="FF8FA3" calcext:value-type="string">
            <text:p>FF8FA3</text:p>
          </table:table-cell>
          <table:table-cell table:style-name="ce18" table:formula="of:=DEC2HEX(16748520+[.A125])" office:value-type="string" office:string-value="FF9063" calcext:value-type="string">
            <text:p>FF9063</text:p>
          </table:table-cell>
          <table:table-cell table:number-columns-repeated="1007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DEC2HEX([.A126])" office:value-type="string" office:string-value="7C" calcext:value-type="string">
            <text:p>7C</text:p>
          </table:table-cell>
          <table:table-cell table:number-columns-repeated="2"/>
          <table:table-cell table:formula="of:=DEC2HEX(16746216+[.A126])" office:value-type="string" office:string-value="FF8764" calcext:value-type="string">
            <text:p>FF8764</text:p>
          </table:table-cell>
          <table:table-cell table:formula="of:=DEC2HEX(16746408+[.A126])" office:value-type="string" office:string-value="FF8824" calcext:value-type="string">
            <text:p>FF8824</text:p>
          </table:table-cell>
          <table:table-cell table:formula="of:=DEC2HEX(16746600+[.A126])" office:value-type="string" office:string-value="FF88E4" calcext:value-type="string">
            <text:p>FF88E4</text:p>
          </table:table-cell>
          <table:table-cell table:style-name="ce18" table:formula="of:=DEC2HEX(16746792+[.A126])" office:value-type="string" office:string-value="FF89A4" calcext:value-type="string">
            <text:p>FF89A4</text:p>
          </table:table-cell>
          <table:table-cell table:style-name="ce18" table:formula="of:=DEC2HEX(16746984+[.A126])" office:value-type="string" office:string-value="FF8A64" calcext:value-type="string">
            <text:p>FF8A64</text:p>
          </table:table-cell>
          <table:table-cell table:style-name="ce18" table:formula="of:=DEC2HEX(16747176+[.A126])" office:value-type="string" office:string-value="FF8B24" calcext:value-type="string">
            <text:p>FF8B24</text:p>
          </table:table-cell>
          <table:table-cell table:style-name="ce18" table:formula="of:=DEC2HEX(16747368+[.A126])" office:value-type="string" office:string-value="FF8BE4" calcext:value-type="string">
            <text:p>FF8BE4</text:p>
          </table:table-cell>
          <table:table-cell table:style-name="ce18" table:formula="of:=DEC2HEX(16747560+[.A126])" office:value-type="string" office:string-value="FF8CA4" calcext:value-type="string">
            <text:p>FF8CA4</text:p>
          </table:table-cell>
          <table:table-cell table:style-name="ce18" table:formula="of:=DEC2HEX(16747752+[.A126])" office:value-type="string" office:string-value="FF8D64" calcext:value-type="string">
            <text:p>FF8D64</text:p>
          </table:table-cell>
          <table:table-cell table:style-name="ce18" table:formula="of:=DEC2HEX(16747944+[.A126])" office:value-type="string" office:string-value="FF8E24" calcext:value-type="string">
            <text:p>FF8E24</text:p>
          </table:table-cell>
          <table:table-cell table:style-name="ce18" table:formula="of:=DEC2HEX(16748136+[.A126])" office:value-type="string" office:string-value="FF8EE4" calcext:value-type="string">
            <text:p>FF8EE4</text:p>
          </table:table-cell>
          <table:table-cell table:style-name="ce18" table:formula="of:=DEC2HEX(16748328+[.A126])" office:value-type="string" office:string-value="FF8FA4" calcext:value-type="string">
            <text:p>FF8FA4</text:p>
          </table:table-cell>
          <table:table-cell table:style-name="ce18" table:formula="of:=DEC2HEX(16748520+[.A126])" office:value-type="string" office:string-value="FF9064" calcext:value-type="string">
            <text:p>FF9064</text:p>
          </table:table-cell>
          <table:table-cell table:number-columns-repeated="1007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DEC2HEX([.A127])" office:value-type="string" office:string-value="7D" calcext:value-type="string">
            <text:p>7D</text:p>
          </table:table-cell>
          <table:table-cell table:number-columns-repeated="2"/>
          <table:table-cell table:formula="of:=DEC2HEX(16746216+[.A127])" office:value-type="string" office:string-value="FF8765" calcext:value-type="string">
            <text:p>FF8765</text:p>
          </table:table-cell>
          <table:table-cell table:formula="of:=DEC2HEX(16746408+[.A127])" office:value-type="string" office:string-value="FF8825" calcext:value-type="string">
            <text:p>FF8825</text:p>
          </table:table-cell>
          <table:table-cell table:formula="of:=DEC2HEX(16746600+[.A127])" office:value-type="string" office:string-value="FF88E5" calcext:value-type="string">
            <text:p>FF88E5</text:p>
          </table:table-cell>
          <table:table-cell table:style-name="ce18" table:formula="of:=DEC2HEX(16746792+[.A127])" office:value-type="string" office:string-value="FF89A5" calcext:value-type="string">
            <text:p>FF89A5</text:p>
          </table:table-cell>
          <table:table-cell table:style-name="ce18" table:formula="of:=DEC2HEX(16746984+[.A127])" office:value-type="string" office:string-value="FF8A65" calcext:value-type="string">
            <text:p>FF8A65</text:p>
          </table:table-cell>
          <table:table-cell table:style-name="ce18" table:formula="of:=DEC2HEX(16747176+[.A127])" office:value-type="string" office:string-value="FF8B25" calcext:value-type="string">
            <text:p>FF8B25</text:p>
          </table:table-cell>
          <table:table-cell table:style-name="ce18" table:formula="of:=DEC2HEX(16747368+[.A127])" office:value-type="string" office:string-value="FF8BE5" calcext:value-type="string">
            <text:p>FF8BE5</text:p>
          </table:table-cell>
          <table:table-cell table:style-name="ce18" table:formula="of:=DEC2HEX(16747560+[.A127])" office:value-type="string" office:string-value="FF8CA5" calcext:value-type="string">
            <text:p>FF8CA5</text:p>
          </table:table-cell>
          <table:table-cell table:style-name="ce18" table:formula="of:=DEC2HEX(16747752+[.A127])" office:value-type="string" office:string-value="FF8D65" calcext:value-type="string">
            <text:p>FF8D65</text:p>
          </table:table-cell>
          <table:table-cell table:style-name="ce18" table:formula="of:=DEC2HEX(16747944+[.A127])" office:value-type="string" office:string-value="FF8E25" calcext:value-type="string">
            <text:p>FF8E25</text:p>
          </table:table-cell>
          <table:table-cell table:style-name="ce18" table:formula="of:=DEC2HEX(16748136+[.A127])" office:value-type="string" office:string-value="FF8EE5" calcext:value-type="string">
            <text:p>FF8EE5</text:p>
          </table:table-cell>
          <table:table-cell table:style-name="ce18" table:formula="of:=DEC2HEX(16748328+[.A127])" office:value-type="string" office:string-value="FF8FA5" calcext:value-type="string">
            <text:p>FF8FA5</text:p>
          </table:table-cell>
          <table:table-cell table:style-name="ce18" table:formula="of:=DEC2HEX(16748520+[.A127])" office:value-type="string" office:string-value="FF9065" calcext:value-type="string">
            <text:p>FF9065</text:p>
          </table:table-cell>
          <table:table-cell table:number-columns-repeated="100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DEC2HEX([.A128])" office:value-type="string" office:string-value="7E" calcext:value-type="string">
            <text:p>7E</text:p>
          </table:table-cell>
          <table:table-cell table:number-columns-repeated="2"/>
          <table:table-cell table:formula="of:=DEC2HEX(16746216+[.A128])" office:value-type="string" office:string-value="FF8766" calcext:value-type="string">
            <text:p>FF8766</text:p>
          </table:table-cell>
          <table:table-cell table:formula="of:=DEC2HEX(16746408+[.A128])" office:value-type="string" office:string-value="FF8826" calcext:value-type="string">
            <text:p>FF8826</text:p>
          </table:table-cell>
          <table:table-cell table:formula="of:=DEC2HEX(16746600+[.A128])" office:value-type="string" office:string-value="FF88E6" calcext:value-type="string">
            <text:p>FF88E6</text:p>
          </table:table-cell>
          <table:table-cell table:style-name="ce18" table:formula="of:=DEC2HEX(16746792+[.A128])" office:value-type="string" office:string-value="FF89A6" calcext:value-type="string">
            <text:p>FF89A6</text:p>
          </table:table-cell>
          <table:table-cell table:style-name="ce18" table:formula="of:=DEC2HEX(16746984+[.A128])" office:value-type="string" office:string-value="FF8A66" calcext:value-type="string">
            <text:p>FF8A66</text:p>
          </table:table-cell>
          <table:table-cell table:style-name="ce18" table:formula="of:=DEC2HEX(16747176+[.A128])" office:value-type="string" office:string-value="FF8B26" calcext:value-type="string">
            <text:p>FF8B26</text:p>
          </table:table-cell>
          <table:table-cell table:style-name="ce18" table:formula="of:=DEC2HEX(16747368+[.A128])" office:value-type="string" office:string-value="FF8BE6" calcext:value-type="string">
            <text:p>FF8BE6</text:p>
          </table:table-cell>
          <table:table-cell table:style-name="ce18" table:formula="of:=DEC2HEX(16747560+[.A128])" office:value-type="string" office:string-value="FF8CA6" calcext:value-type="string">
            <text:p>FF8CA6</text:p>
          </table:table-cell>
          <table:table-cell table:style-name="ce18" table:formula="of:=DEC2HEX(16747752+[.A128])" office:value-type="string" office:string-value="FF8D66" calcext:value-type="string">
            <text:p>FF8D66</text:p>
          </table:table-cell>
          <table:table-cell table:style-name="ce18" table:formula="of:=DEC2HEX(16747944+[.A128])" office:value-type="string" office:string-value="FF8E26" calcext:value-type="string">
            <text:p>FF8E26</text:p>
          </table:table-cell>
          <table:table-cell table:style-name="ce18" table:formula="of:=DEC2HEX(16748136+[.A128])" office:value-type="string" office:string-value="FF8EE6" calcext:value-type="string">
            <text:p>FF8EE6</text:p>
          </table:table-cell>
          <table:table-cell table:style-name="ce18" table:formula="of:=DEC2HEX(16748328+[.A128])" office:value-type="string" office:string-value="FF8FA6" calcext:value-type="string">
            <text:p>FF8FA6</text:p>
          </table:table-cell>
          <table:table-cell table:style-name="ce18" table:formula="of:=DEC2HEX(16748520+[.A128])" office:value-type="string" office:string-value="FF9066" calcext:value-type="string">
            <text:p>FF9066</text:p>
          </table:table-cell>
          <table:table-cell table:number-columns-repeated="1007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DEC2HEX([.A129])" office:value-type="string" office:string-value="7F" calcext:value-type="string">
            <text:p>7F</text:p>
          </table:table-cell>
          <table:table-cell table:number-columns-repeated="2"/>
          <table:table-cell table:formula="of:=DEC2HEX(16746216+[.A129])" office:value-type="string" office:string-value="FF8767" calcext:value-type="string">
            <text:p>FF8767</text:p>
          </table:table-cell>
          <table:table-cell table:formula="of:=DEC2HEX(16746408+[.A129])" office:value-type="string" office:string-value="FF8827" calcext:value-type="string">
            <text:p>FF8827</text:p>
          </table:table-cell>
          <table:table-cell table:formula="of:=DEC2HEX(16746600+[.A129])" office:value-type="string" office:string-value="FF88E7" calcext:value-type="string">
            <text:p>FF88E7</text:p>
          </table:table-cell>
          <table:table-cell table:style-name="ce18" table:formula="of:=DEC2HEX(16746792+[.A129])" office:value-type="string" office:string-value="FF89A7" calcext:value-type="string">
            <text:p>FF89A7</text:p>
          </table:table-cell>
          <table:table-cell table:style-name="ce18" table:formula="of:=DEC2HEX(16746984+[.A129])" office:value-type="string" office:string-value="FF8A67" calcext:value-type="string">
            <text:p>FF8A67</text:p>
          </table:table-cell>
          <table:table-cell table:style-name="ce18" table:formula="of:=DEC2HEX(16747176+[.A129])" office:value-type="string" office:string-value="FF8B27" calcext:value-type="string">
            <text:p>FF8B27</text:p>
          </table:table-cell>
          <table:table-cell table:style-name="ce18" table:formula="of:=DEC2HEX(16747368+[.A129])" office:value-type="string" office:string-value="FF8BE7" calcext:value-type="string">
            <text:p>FF8BE7</text:p>
          </table:table-cell>
          <table:table-cell table:style-name="ce18" table:formula="of:=DEC2HEX(16747560+[.A129])" office:value-type="string" office:string-value="FF8CA7" calcext:value-type="string">
            <text:p>FF8CA7</text:p>
          </table:table-cell>
          <table:table-cell table:style-name="ce18" table:formula="of:=DEC2HEX(16747752+[.A129])" office:value-type="string" office:string-value="FF8D67" calcext:value-type="string">
            <text:p>FF8D67</text:p>
          </table:table-cell>
          <table:table-cell table:style-name="ce18" table:formula="of:=DEC2HEX(16747944+[.A129])" office:value-type="string" office:string-value="FF8E27" calcext:value-type="string">
            <text:p>FF8E27</text:p>
          </table:table-cell>
          <table:table-cell table:style-name="ce18" table:formula="of:=DEC2HEX(16748136+[.A129])" office:value-type="string" office:string-value="FF8EE7" calcext:value-type="string">
            <text:p>FF8EE7</text:p>
          </table:table-cell>
          <table:table-cell table:style-name="ce18" table:formula="of:=DEC2HEX(16748328+[.A129])" office:value-type="string" office:string-value="FF8FA7" calcext:value-type="string">
            <text:p>FF8FA7</text:p>
          </table:table-cell>
          <table:table-cell table:style-name="ce18" table:formula="of:=DEC2HEX(16748520+[.A129])" office:value-type="string" office:string-value="FF9067" calcext:value-type="string">
            <text:p>FF9067</text:p>
          </table:table-cell>
          <table:table-cell table:number-columns-repeated="1007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DEC2HEX([.A130])" office:value-type="string" office:string-value="80" calcext:value-type="string">
            <text:p>80</text:p>
          </table:table-cell>
          <table:table-cell table:number-columns-repeated="2"/>
          <table:table-cell table:formula="of:=DEC2HEX(16746216+[.A130])" office:value-type="string" office:string-value="FF8768" calcext:value-type="string">
            <text:p>FF8768</text:p>
          </table:table-cell>
          <table:table-cell table:formula="of:=DEC2HEX(16746408+[.A130])" office:value-type="string" office:string-value="FF8828" calcext:value-type="string">
            <text:p>FF8828</text:p>
          </table:table-cell>
          <table:table-cell table:formula="of:=DEC2HEX(16746600+[.A130])" office:value-type="string" office:string-value="FF88E8" calcext:value-type="string">
            <text:p>FF88E8</text:p>
          </table:table-cell>
          <table:table-cell table:style-name="ce18" table:formula="of:=DEC2HEX(16746792+[.A130])" office:value-type="string" office:string-value="FF89A8" calcext:value-type="string">
            <text:p>FF89A8</text:p>
          </table:table-cell>
          <table:table-cell table:style-name="ce18" table:formula="of:=DEC2HEX(16746984+[.A130])" office:value-type="string" office:string-value="FF8A68" calcext:value-type="string">
            <text:p>FF8A68</text:p>
          </table:table-cell>
          <table:table-cell table:style-name="ce18" table:formula="of:=DEC2HEX(16747176+[.A130])" office:value-type="string" office:string-value="FF8B28" calcext:value-type="string">
            <text:p>FF8B28</text:p>
          </table:table-cell>
          <table:table-cell table:style-name="ce18" table:formula="of:=DEC2HEX(16747368+[.A130])" office:value-type="string" office:string-value="FF8BE8" calcext:value-type="string">
            <text:p>FF8BE8</text:p>
          </table:table-cell>
          <table:table-cell table:style-name="ce18" table:formula="of:=DEC2HEX(16747560+[.A130])" office:value-type="string" office:string-value="FF8CA8" calcext:value-type="string">
            <text:p>FF8CA8</text:p>
          </table:table-cell>
          <table:table-cell table:style-name="ce18" table:formula="of:=DEC2HEX(16747752+[.A130])" office:value-type="string" office:string-value="FF8D68" calcext:value-type="string">
            <text:p>FF8D68</text:p>
          </table:table-cell>
          <table:table-cell table:style-name="ce18" table:formula="of:=DEC2HEX(16747944+[.A130])" office:value-type="string" office:string-value="FF8E28" calcext:value-type="string">
            <text:p>FF8E28</text:p>
          </table:table-cell>
          <table:table-cell table:style-name="ce18" table:formula="of:=DEC2HEX(16748136+[.A130])" office:value-type="string" office:string-value="FF8EE8" calcext:value-type="string">
            <text:p>FF8EE8</text:p>
          </table:table-cell>
          <table:table-cell table:style-name="ce18" table:formula="of:=DEC2HEX(16748328+[.A130])" office:value-type="string" office:string-value="FF8FA8" calcext:value-type="string">
            <text:p>FF8FA8</text:p>
          </table:table-cell>
          <table:table-cell table:style-name="ce18" table:formula="of:=DEC2HEX(16748520+[.A130])" office:value-type="string" office:string-value="FF9068" calcext:value-type="string">
            <text:p>FF9068</text:p>
          </table:table-cell>
          <table:table-cell table:number-columns-repeated="1007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DEC2HEX([.A131])" office:value-type="string" office:string-value="81" calcext:value-type="string">
            <text:p>81</text:p>
          </table:table-cell>
          <table:table-cell table:number-columns-repeated="2"/>
          <table:table-cell table:formula="of:=DEC2HEX(16746216+[.A131])" office:value-type="string" office:string-value="FF8769" calcext:value-type="string">
            <text:p>FF8769</text:p>
          </table:table-cell>
          <table:table-cell table:formula="of:=DEC2HEX(16746408+[.A131])" office:value-type="string" office:string-value="FF8829" calcext:value-type="string">
            <text:p>FF8829</text:p>
          </table:table-cell>
          <table:table-cell table:formula="of:=DEC2HEX(16746600+[.A131])" office:value-type="string" office:string-value="FF88E9" calcext:value-type="string">
            <text:p>FF88E9</text:p>
          </table:table-cell>
          <table:table-cell table:style-name="ce18" table:formula="of:=DEC2HEX(16746792+[.A131])" office:value-type="string" office:string-value="FF89A9" calcext:value-type="string">
            <text:p>FF89A9</text:p>
          </table:table-cell>
          <table:table-cell table:style-name="ce18" table:formula="of:=DEC2HEX(16746984+[.A131])" office:value-type="string" office:string-value="FF8A69" calcext:value-type="string">
            <text:p>FF8A69</text:p>
          </table:table-cell>
          <table:table-cell table:style-name="ce18" table:formula="of:=DEC2HEX(16747176+[.A131])" office:value-type="string" office:string-value="FF8B29" calcext:value-type="string">
            <text:p>FF8B29</text:p>
          </table:table-cell>
          <table:table-cell table:style-name="ce18" table:formula="of:=DEC2HEX(16747368+[.A131])" office:value-type="string" office:string-value="FF8BE9" calcext:value-type="string">
            <text:p>FF8BE9</text:p>
          </table:table-cell>
          <table:table-cell table:style-name="ce18" table:formula="of:=DEC2HEX(16747560+[.A131])" office:value-type="string" office:string-value="FF8CA9" calcext:value-type="string">
            <text:p>FF8CA9</text:p>
          </table:table-cell>
          <table:table-cell table:style-name="ce18" table:formula="of:=DEC2HEX(16747752+[.A131])" office:value-type="string" office:string-value="FF8D69" calcext:value-type="string">
            <text:p>FF8D69</text:p>
          </table:table-cell>
          <table:table-cell table:style-name="ce18" table:formula="of:=DEC2HEX(16747944+[.A131])" office:value-type="string" office:string-value="FF8E29" calcext:value-type="string">
            <text:p>FF8E29</text:p>
          </table:table-cell>
          <table:table-cell table:style-name="ce18" table:formula="of:=DEC2HEX(16748136+[.A131])" office:value-type="string" office:string-value="FF8EE9" calcext:value-type="string">
            <text:p>FF8EE9</text:p>
          </table:table-cell>
          <table:table-cell table:style-name="ce18" table:formula="of:=DEC2HEX(16748328+[.A131])" office:value-type="string" office:string-value="FF8FA9" calcext:value-type="string">
            <text:p>FF8FA9</text:p>
          </table:table-cell>
          <table:table-cell table:style-name="ce18" table:formula="of:=DEC2HEX(16748520+[.A131])" office:value-type="string" office:string-value="FF9069" calcext:value-type="string">
            <text:p>FF9069</text:p>
          </table:table-cell>
          <table:table-cell table:number-columns-repeated="1007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DEC2HEX([.A132])" office:value-type="string" office:string-value="82" calcext:value-type="string">
            <text:p>82</text:p>
          </table:table-cell>
          <table:table-cell table:number-columns-repeated="2"/>
          <table:table-cell table:formula="of:=DEC2HEX(16746216+[.A132])" office:value-type="string" office:string-value="FF876A" calcext:value-type="string">
            <text:p>FF876A</text:p>
          </table:table-cell>
          <table:table-cell table:formula="of:=DEC2HEX(16746408+[.A132])" office:value-type="string" office:string-value="FF882A" calcext:value-type="string">
            <text:p>FF882A</text:p>
          </table:table-cell>
          <table:table-cell table:formula="of:=DEC2HEX(16746600+[.A132])" office:value-type="string" office:string-value="FF88EA" calcext:value-type="string">
            <text:p>FF88EA</text:p>
          </table:table-cell>
          <table:table-cell table:style-name="ce18" table:formula="of:=DEC2HEX(16746792+[.A132])" office:value-type="string" office:string-value="FF89AA" calcext:value-type="string">
            <text:p>FF89AA</text:p>
          </table:table-cell>
          <table:table-cell table:style-name="ce18" table:formula="of:=DEC2HEX(16746984+[.A132])" office:value-type="string" office:string-value="FF8A6A" calcext:value-type="string">
            <text:p>FF8A6A</text:p>
          </table:table-cell>
          <table:table-cell table:style-name="ce18" table:formula="of:=DEC2HEX(16747176+[.A132])" office:value-type="string" office:string-value="FF8B2A" calcext:value-type="string">
            <text:p>FF8B2A</text:p>
          </table:table-cell>
          <table:table-cell table:style-name="ce18" table:formula="of:=DEC2HEX(16747368+[.A132])" office:value-type="string" office:string-value="FF8BEA" calcext:value-type="string">
            <text:p>FF8BEA</text:p>
          </table:table-cell>
          <table:table-cell table:style-name="ce18" table:formula="of:=DEC2HEX(16747560+[.A132])" office:value-type="string" office:string-value="FF8CAA" calcext:value-type="string">
            <text:p>FF8CAA</text:p>
          </table:table-cell>
          <table:table-cell table:style-name="ce18" table:formula="of:=DEC2HEX(16747752+[.A132])" office:value-type="string" office:string-value="FF8D6A" calcext:value-type="string">
            <text:p>FF8D6A</text:p>
          </table:table-cell>
          <table:table-cell table:style-name="ce18" table:formula="of:=DEC2HEX(16747944+[.A132])" office:value-type="string" office:string-value="FF8E2A" calcext:value-type="string">
            <text:p>FF8E2A</text:p>
          </table:table-cell>
          <table:table-cell table:style-name="ce18" table:formula="of:=DEC2HEX(16748136+[.A132])" office:value-type="string" office:string-value="FF8EEA" calcext:value-type="string">
            <text:p>FF8EEA</text:p>
          </table:table-cell>
          <table:table-cell table:style-name="ce18" table:formula="of:=DEC2HEX(16748328+[.A132])" office:value-type="string" office:string-value="FF8FAA" calcext:value-type="string">
            <text:p>FF8FAA</text:p>
          </table:table-cell>
          <table:table-cell table:style-name="ce18" table:formula="of:=DEC2HEX(16748520+[.A132])" office:value-type="string" office:string-value="FF906A" calcext:value-type="string">
            <text:p>FF906A</text:p>
          </table:table-cell>
          <table:table-cell table:number-columns-repeated="1007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DEC2HEX([.A133])" office:value-type="string" office:string-value="83" calcext:value-type="string">
            <text:p>83</text:p>
          </table:table-cell>
          <table:table-cell table:number-columns-repeated="2"/>
          <table:table-cell table:formula="of:=DEC2HEX(16746216+[.A133])" office:value-type="string" office:string-value="FF876B" calcext:value-type="string">
            <text:p>FF876B</text:p>
          </table:table-cell>
          <table:table-cell table:formula="of:=DEC2HEX(16746408+[.A133])" office:value-type="string" office:string-value="FF882B" calcext:value-type="string">
            <text:p>FF882B</text:p>
          </table:table-cell>
          <table:table-cell table:formula="of:=DEC2HEX(16746600+[.A133])" office:value-type="string" office:string-value="FF88EB" calcext:value-type="string">
            <text:p>FF88EB</text:p>
          </table:table-cell>
          <table:table-cell table:style-name="ce18" table:formula="of:=DEC2HEX(16746792+[.A133])" office:value-type="string" office:string-value="FF89AB" calcext:value-type="string">
            <text:p>FF89AB</text:p>
          </table:table-cell>
          <table:table-cell table:style-name="ce18" table:formula="of:=DEC2HEX(16746984+[.A133])" office:value-type="string" office:string-value="FF8A6B" calcext:value-type="string">
            <text:p>FF8A6B</text:p>
          </table:table-cell>
          <table:table-cell table:style-name="ce18" table:formula="of:=DEC2HEX(16747176+[.A133])" office:value-type="string" office:string-value="FF8B2B" calcext:value-type="string">
            <text:p>FF8B2B</text:p>
          </table:table-cell>
          <table:table-cell table:style-name="ce18" table:formula="of:=DEC2HEX(16747368+[.A133])" office:value-type="string" office:string-value="FF8BEB" calcext:value-type="string">
            <text:p>FF8BEB</text:p>
          </table:table-cell>
          <table:table-cell table:style-name="ce18" table:formula="of:=DEC2HEX(16747560+[.A133])" office:value-type="string" office:string-value="FF8CAB" calcext:value-type="string">
            <text:p>FF8CAB</text:p>
          </table:table-cell>
          <table:table-cell table:style-name="ce18" table:formula="of:=DEC2HEX(16747752+[.A133])" office:value-type="string" office:string-value="FF8D6B" calcext:value-type="string">
            <text:p>FF8D6B</text:p>
          </table:table-cell>
          <table:table-cell table:style-name="ce18" table:formula="of:=DEC2HEX(16747944+[.A133])" office:value-type="string" office:string-value="FF8E2B" calcext:value-type="string">
            <text:p>FF8E2B</text:p>
          </table:table-cell>
          <table:table-cell table:style-name="ce18" table:formula="of:=DEC2HEX(16748136+[.A133])" office:value-type="string" office:string-value="FF8EEB" calcext:value-type="string">
            <text:p>FF8EEB</text:p>
          </table:table-cell>
          <table:table-cell table:style-name="ce18" table:formula="of:=DEC2HEX(16748328+[.A133])" office:value-type="string" office:string-value="FF8FAB" calcext:value-type="string">
            <text:p>FF8FAB</text:p>
          </table:table-cell>
          <table:table-cell table:style-name="ce18" table:formula="of:=DEC2HEX(16748520+[.A133])" office:value-type="string" office:string-value="FF906B" calcext:value-type="string">
            <text:p>FF906B</text:p>
          </table:table-cell>
          <table:table-cell table:number-columns-repeated="1007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DEC2HEX([.A134])" office:value-type="string" office:string-value="84" calcext:value-type="string">
            <text:p>84</text:p>
          </table:table-cell>
          <table:table-cell table:number-columns-repeated="2"/>
          <table:table-cell table:formula="of:=DEC2HEX(16746216+[.A134])" office:value-type="string" office:string-value="FF876C" calcext:value-type="string">
            <text:p>FF876C</text:p>
          </table:table-cell>
          <table:table-cell table:formula="of:=DEC2HEX(16746408+[.A134])" office:value-type="string" office:string-value="FF882C" calcext:value-type="string">
            <text:p>FF882C</text:p>
          </table:table-cell>
          <table:table-cell table:formula="of:=DEC2HEX(16746600+[.A134])" office:value-type="string" office:string-value="FF88EC" calcext:value-type="string">
            <text:p>FF88EC</text:p>
          </table:table-cell>
          <table:table-cell table:style-name="ce18" table:formula="of:=DEC2HEX(16746792+[.A134])" office:value-type="string" office:string-value="FF89AC" calcext:value-type="string">
            <text:p>FF89AC</text:p>
          </table:table-cell>
          <table:table-cell table:style-name="ce18" table:formula="of:=DEC2HEX(16746984+[.A134])" office:value-type="string" office:string-value="FF8A6C" calcext:value-type="string">
            <text:p>FF8A6C</text:p>
          </table:table-cell>
          <table:table-cell table:style-name="ce18" table:formula="of:=DEC2HEX(16747176+[.A134])" office:value-type="string" office:string-value="FF8B2C" calcext:value-type="string">
            <text:p>FF8B2C</text:p>
          </table:table-cell>
          <table:table-cell table:style-name="ce18" table:formula="of:=DEC2HEX(16747368+[.A134])" office:value-type="string" office:string-value="FF8BEC" calcext:value-type="string">
            <text:p>FF8BEC</text:p>
          </table:table-cell>
          <table:table-cell table:style-name="ce18" table:formula="of:=DEC2HEX(16747560+[.A134])" office:value-type="string" office:string-value="FF8CAC" calcext:value-type="string">
            <text:p>FF8CAC</text:p>
          </table:table-cell>
          <table:table-cell table:style-name="ce18" table:formula="of:=DEC2HEX(16747752+[.A134])" office:value-type="string" office:string-value="FF8D6C" calcext:value-type="string">
            <text:p>FF8D6C</text:p>
          </table:table-cell>
          <table:table-cell table:style-name="ce18" table:formula="of:=DEC2HEX(16747944+[.A134])" office:value-type="string" office:string-value="FF8E2C" calcext:value-type="string">
            <text:p>FF8E2C</text:p>
          </table:table-cell>
          <table:table-cell table:style-name="ce18" table:formula="of:=DEC2HEX(16748136+[.A134])" office:value-type="string" office:string-value="FF8EEC" calcext:value-type="string">
            <text:p>FF8EEC</text:p>
          </table:table-cell>
          <table:table-cell table:style-name="ce18" table:formula="of:=DEC2HEX(16748328+[.A134])" office:value-type="string" office:string-value="FF8FAC" calcext:value-type="string">
            <text:p>FF8FAC</text:p>
          </table:table-cell>
          <table:table-cell table:style-name="ce18" table:formula="of:=DEC2HEX(16748520+[.A134])" office:value-type="string" office:string-value="FF906C" calcext:value-type="string">
            <text:p>FF906C</text:p>
          </table:table-cell>
          <table:table-cell table:number-columns-repeated="1007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DEC2HEX([.A135])" office:value-type="string" office:string-value="85" calcext:value-type="string">
            <text:p>85</text:p>
          </table:table-cell>
          <table:table-cell table:number-columns-repeated="2"/>
          <table:table-cell table:formula="of:=DEC2HEX(16746216+[.A135])" office:value-type="string" office:string-value="FF876D" calcext:value-type="string">
            <text:p>FF876D</text:p>
          </table:table-cell>
          <table:table-cell table:formula="of:=DEC2HEX(16746408+[.A135])" office:value-type="string" office:string-value="FF882D" calcext:value-type="string">
            <text:p>FF882D</text:p>
          </table:table-cell>
          <table:table-cell table:formula="of:=DEC2HEX(16746600+[.A135])" office:value-type="string" office:string-value="FF88ED" calcext:value-type="string">
            <text:p>FF88ED</text:p>
          </table:table-cell>
          <table:table-cell table:style-name="ce18" table:formula="of:=DEC2HEX(16746792+[.A135])" office:value-type="string" office:string-value="FF89AD" calcext:value-type="string">
            <text:p>FF89AD</text:p>
          </table:table-cell>
          <table:table-cell table:style-name="ce18" table:formula="of:=DEC2HEX(16746984+[.A135])" office:value-type="string" office:string-value="FF8A6D" calcext:value-type="string">
            <text:p>FF8A6D</text:p>
          </table:table-cell>
          <table:table-cell table:style-name="ce18" table:formula="of:=DEC2HEX(16747176+[.A135])" office:value-type="string" office:string-value="FF8B2D" calcext:value-type="string">
            <text:p>FF8B2D</text:p>
          </table:table-cell>
          <table:table-cell table:style-name="ce18" table:formula="of:=DEC2HEX(16747368+[.A135])" office:value-type="string" office:string-value="FF8BED" calcext:value-type="string">
            <text:p>FF8BED</text:p>
          </table:table-cell>
          <table:table-cell table:style-name="ce18" table:formula="of:=DEC2HEX(16747560+[.A135])" office:value-type="string" office:string-value="FF8CAD" calcext:value-type="string">
            <text:p>FF8CAD</text:p>
          </table:table-cell>
          <table:table-cell table:style-name="ce18" table:formula="of:=DEC2HEX(16747752+[.A135])" office:value-type="string" office:string-value="FF8D6D" calcext:value-type="string">
            <text:p>FF8D6D</text:p>
          </table:table-cell>
          <table:table-cell table:style-name="ce18" table:formula="of:=DEC2HEX(16747944+[.A135])" office:value-type="string" office:string-value="FF8E2D" calcext:value-type="string">
            <text:p>FF8E2D</text:p>
          </table:table-cell>
          <table:table-cell table:style-name="ce18" table:formula="of:=DEC2HEX(16748136+[.A135])" office:value-type="string" office:string-value="FF8EED" calcext:value-type="string">
            <text:p>FF8EED</text:p>
          </table:table-cell>
          <table:table-cell table:style-name="ce18" table:formula="of:=DEC2HEX(16748328+[.A135])" office:value-type="string" office:string-value="FF8FAD" calcext:value-type="string">
            <text:p>FF8FAD</text:p>
          </table:table-cell>
          <table:table-cell table:style-name="ce18" table:formula="of:=DEC2HEX(16748520+[.A135])" office:value-type="string" office:string-value="FF906D" calcext:value-type="string">
            <text:p>FF906D</text:p>
          </table:table-cell>
          <table:table-cell table:number-columns-repeated="1007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DEC2HEX([.A136])" office:value-type="string" office:string-value="86" calcext:value-type="string">
            <text:p>86</text:p>
          </table:table-cell>
          <table:table-cell table:number-columns-repeated="2"/>
          <table:table-cell table:formula="of:=DEC2HEX(16746216+[.A136])" office:value-type="string" office:string-value="FF876E" calcext:value-type="string">
            <text:p>FF876E</text:p>
          </table:table-cell>
          <table:table-cell table:formula="of:=DEC2HEX(16746408+[.A136])" office:value-type="string" office:string-value="FF882E" calcext:value-type="string">
            <text:p>FF882E</text:p>
          </table:table-cell>
          <table:table-cell table:formula="of:=DEC2HEX(16746600+[.A136])" office:value-type="string" office:string-value="FF88EE" calcext:value-type="string">
            <text:p>FF88EE</text:p>
          </table:table-cell>
          <table:table-cell table:style-name="ce18" table:formula="of:=DEC2HEX(16746792+[.A136])" office:value-type="string" office:string-value="FF89AE" calcext:value-type="string">
            <text:p>FF89AE</text:p>
          </table:table-cell>
          <table:table-cell table:style-name="ce18" table:formula="of:=DEC2HEX(16746984+[.A136])" office:value-type="string" office:string-value="FF8A6E" calcext:value-type="string">
            <text:p>FF8A6E</text:p>
          </table:table-cell>
          <table:table-cell table:style-name="ce18" table:formula="of:=DEC2HEX(16747176+[.A136])" office:value-type="string" office:string-value="FF8B2E" calcext:value-type="string">
            <text:p>FF8B2E</text:p>
          </table:table-cell>
          <table:table-cell table:style-name="ce18" table:formula="of:=DEC2HEX(16747368+[.A136])" office:value-type="string" office:string-value="FF8BEE" calcext:value-type="string">
            <text:p>FF8BEE</text:p>
          </table:table-cell>
          <table:table-cell table:style-name="ce18" table:formula="of:=DEC2HEX(16747560+[.A136])" office:value-type="string" office:string-value="FF8CAE" calcext:value-type="string">
            <text:p>FF8CAE</text:p>
          </table:table-cell>
          <table:table-cell table:style-name="ce18" table:formula="of:=DEC2HEX(16747752+[.A136])" office:value-type="string" office:string-value="FF8D6E" calcext:value-type="string">
            <text:p>FF8D6E</text:p>
          </table:table-cell>
          <table:table-cell table:style-name="ce18" table:formula="of:=DEC2HEX(16747944+[.A136])" office:value-type="string" office:string-value="FF8E2E" calcext:value-type="string">
            <text:p>FF8E2E</text:p>
          </table:table-cell>
          <table:table-cell table:style-name="ce18" table:formula="of:=DEC2HEX(16748136+[.A136])" office:value-type="string" office:string-value="FF8EEE" calcext:value-type="string">
            <text:p>FF8EEE</text:p>
          </table:table-cell>
          <table:table-cell table:style-name="ce18" table:formula="of:=DEC2HEX(16748328+[.A136])" office:value-type="string" office:string-value="FF8FAE" calcext:value-type="string">
            <text:p>FF8FAE</text:p>
          </table:table-cell>
          <table:table-cell table:style-name="ce18" table:formula="of:=DEC2HEX(16748520+[.A136])" office:value-type="string" office:string-value="FF906E" calcext:value-type="string">
            <text:p>FF906E</text:p>
          </table:table-cell>
          <table:table-cell table:number-columns-repeated="1007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DEC2HEX([.A137])" office:value-type="string" office:string-value="87" calcext:value-type="string">
            <text:p>87</text:p>
          </table:table-cell>
          <table:table-cell table:number-columns-repeated="2"/>
          <table:table-cell table:formula="of:=DEC2HEX(16746216+[.A137])" office:value-type="string" office:string-value="FF876F" calcext:value-type="string">
            <text:p>FF876F</text:p>
          </table:table-cell>
          <table:table-cell table:formula="of:=DEC2HEX(16746408+[.A137])" office:value-type="string" office:string-value="FF882F" calcext:value-type="string">
            <text:p>FF882F</text:p>
          </table:table-cell>
          <table:table-cell table:formula="of:=DEC2HEX(16746600+[.A137])" office:value-type="string" office:string-value="FF88EF" calcext:value-type="string">
            <text:p>FF88EF</text:p>
          </table:table-cell>
          <table:table-cell table:style-name="ce18" table:formula="of:=DEC2HEX(16746792+[.A137])" office:value-type="string" office:string-value="FF89AF" calcext:value-type="string">
            <text:p>FF89AF</text:p>
          </table:table-cell>
          <table:table-cell table:style-name="ce18" table:formula="of:=DEC2HEX(16746984+[.A137])" office:value-type="string" office:string-value="FF8A6F" calcext:value-type="string">
            <text:p>FF8A6F</text:p>
          </table:table-cell>
          <table:table-cell table:style-name="ce18" table:formula="of:=DEC2HEX(16747176+[.A137])" office:value-type="string" office:string-value="FF8B2F" calcext:value-type="string">
            <text:p>FF8B2F</text:p>
          </table:table-cell>
          <table:table-cell table:style-name="ce18" table:formula="of:=DEC2HEX(16747368+[.A137])" office:value-type="string" office:string-value="FF8BEF" calcext:value-type="string">
            <text:p>FF8BEF</text:p>
          </table:table-cell>
          <table:table-cell table:style-name="ce18" table:formula="of:=DEC2HEX(16747560+[.A137])" office:value-type="string" office:string-value="FF8CAF" calcext:value-type="string">
            <text:p>FF8CAF</text:p>
          </table:table-cell>
          <table:table-cell table:style-name="ce18" table:formula="of:=DEC2HEX(16747752+[.A137])" office:value-type="string" office:string-value="FF8D6F" calcext:value-type="string">
            <text:p>FF8D6F</text:p>
          </table:table-cell>
          <table:table-cell table:style-name="ce18" table:formula="of:=DEC2HEX(16747944+[.A137])" office:value-type="string" office:string-value="FF8E2F" calcext:value-type="string">
            <text:p>FF8E2F</text:p>
          </table:table-cell>
          <table:table-cell table:style-name="ce18" table:formula="of:=DEC2HEX(16748136+[.A137])" office:value-type="string" office:string-value="FF8EEF" calcext:value-type="string">
            <text:p>FF8EEF</text:p>
          </table:table-cell>
          <table:table-cell table:style-name="ce18" table:formula="of:=DEC2HEX(16748328+[.A137])" office:value-type="string" office:string-value="FF8FAF" calcext:value-type="string">
            <text:p>FF8FAF</text:p>
          </table:table-cell>
          <table:table-cell table:style-name="ce18" table:formula="of:=DEC2HEX(16748520+[.A137])" office:value-type="string" office:string-value="FF906F" calcext:value-type="string">
            <text:p>FF906F</text:p>
          </table:table-cell>
          <table:table-cell table:number-columns-repeated="1007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DEC2HEX([.A138])" office:value-type="string" office:string-value="88" calcext:value-type="string">
            <text:p>88</text:p>
          </table:table-cell>
          <table:table-cell table:number-columns-repeated="2"/>
          <table:table-cell table:formula="of:=DEC2HEX(16746216+[.A138])" office:value-type="string" office:string-value="FF8770" calcext:value-type="string">
            <text:p>FF8770</text:p>
          </table:table-cell>
          <table:table-cell table:formula="of:=DEC2HEX(16746408+[.A138])" office:value-type="string" office:string-value="FF8830" calcext:value-type="string">
            <text:p>FF8830</text:p>
          </table:table-cell>
          <table:table-cell table:formula="of:=DEC2HEX(16746600+[.A138])" office:value-type="string" office:string-value="FF88F0" calcext:value-type="string">
            <text:p>FF88F0</text:p>
          </table:table-cell>
          <table:table-cell table:style-name="ce18" table:formula="of:=DEC2HEX(16746792+[.A138])" office:value-type="string" office:string-value="FF89B0" calcext:value-type="string">
            <text:p>FF89B0</text:p>
          </table:table-cell>
          <table:table-cell table:style-name="ce18" table:formula="of:=DEC2HEX(16746984+[.A138])" office:value-type="string" office:string-value="FF8A70" calcext:value-type="string">
            <text:p>FF8A70</text:p>
          </table:table-cell>
          <table:table-cell table:style-name="ce18" table:formula="of:=DEC2HEX(16747176+[.A138])" office:value-type="string" office:string-value="FF8B30" calcext:value-type="string">
            <text:p>FF8B30</text:p>
          </table:table-cell>
          <table:table-cell table:style-name="ce18" table:formula="of:=DEC2HEX(16747368+[.A138])" office:value-type="string" office:string-value="FF8BF0" calcext:value-type="string">
            <text:p>FF8BF0</text:p>
          </table:table-cell>
          <table:table-cell table:style-name="ce18" table:formula="of:=DEC2HEX(16747560+[.A138])" office:value-type="string" office:string-value="FF8CB0" calcext:value-type="string">
            <text:p>FF8CB0</text:p>
          </table:table-cell>
          <table:table-cell table:style-name="ce18" table:formula="of:=DEC2HEX(16747752+[.A138])" office:value-type="string" office:string-value="FF8D70" calcext:value-type="string">
            <text:p>FF8D70</text:p>
          </table:table-cell>
          <table:table-cell table:style-name="ce18" table:formula="of:=DEC2HEX(16747944+[.A138])" office:value-type="string" office:string-value="FF8E30" calcext:value-type="string">
            <text:p>FF8E30</text:p>
          </table:table-cell>
          <table:table-cell table:style-name="ce18" table:formula="of:=DEC2HEX(16748136+[.A138])" office:value-type="string" office:string-value="FF8EF0" calcext:value-type="string">
            <text:p>FF8EF0</text:p>
          </table:table-cell>
          <table:table-cell table:style-name="ce18" table:formula="of:=DEC2HEX(16748328+[.A138])" office:value-type="string" office:string-value="FF8FB0" calcext:value-type="string">
            <text:p>FF8FB0</text:p>
          </table:table-cell>
          <table:table-cell table:style-name="ce18" table:formula="of:=DEC2HEX(16748520+[.A138])" office:value-type="string" office:string-value="FF9070" calcext:value-type="string">
            <text:p>FF9070</text:p>
          </table:table-cell>
          <table:table-cell table:number-columns-repeated="1007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DEC2HEX([.A139])" office:value-type="string" office:string-value="89" calcext:value-type="string">
            <text:p>89</text:p>
          </table:table-cell>
          <table:table-cell table:number-columns-repeated="2"/>
          <table:table-cell table:formula="of:=DEC2HEX(16746216+[.A139])" office:value-type="string" office:string-value="FF8771" calcext:value-type="string">
            <text:p>FF8771</text:p>
          </table:table-cell>
          <table:table-cell table:formula="of:=DEC2HEX(16746408+[.A139])" office:value-type="string" office:string-value="FF8831" calcext:value-type="string">
            <text:p>FF8831</text:p>
          </table:table-cell>
          <table:table-cell table:formula="of:=DEC2HEX(16746600+[.A139])" office:value-type="string" office:string-value="FF88F1" calcext:value-type="string">
            <text:p>FF88F1</text:p>
          </table:table-cell>
          <table:table-cell table:style-name="ce18" table:formula="of:=DEC2HEX(16746792+[.A139])" office:value-type="string" office:string-value="FF89B1" calcext:value-type="string">
            <text:p>FF89B1</text:p>
          </table:table-cell>
          <table:table-cell table:style-name="ce18" table:formula="of:=DEC2HEX(16746984+[.A139])" office:value-type="string" office:string-value="FF8A71" calcext:value-type="string">
            <text:p>FF8A71</text:p>
          </table:table-cell>
          <table:table-cell table:style-name="ce18" table:formula="of:=DEC2HEX(16747176+[.A139])" office:value-type="string" office:string-value="FF8B31" calcext:value-type="string">
            <text:p>FF8B31</text:p>
          </table:table-cell>
          <table:table-cell table:style-name="ce18" table:formula="of:=DEC2HEX(16747368+[.A139])" office:value-type="string" office:string-value="FF8BF1" calcext:value-type="string">
            <text:p>FF8BF1</text:p>
          </table:table-cell>
          <table:table-cell table:style-name="ce18" table:formula="of:=DEC2HEX(16747560+[.A139])" office:value-type="string" office:string-value="FF8CB1" calcext:value-type="string">
            <text:p>FF8CB1</text:p>
          </table:table-cell>
          <table:table-cell table:style-name="ce18" table:formula="of:=DEC2HEX(16747752+[.A139])" office:value-type="string" office:string-value="FF8D71" calcext:value-type="string">
            <text:p>FF8D71</text:p>
          </table:table-cell>
          <table:table-cell table:style-name="ce18" table:formula="of:=DEC2HEX(16747944+[.A139])" office:value-type="string" office:string-value="FF8E31" calcext:value-type="string">
            <text:p>FF8E31</text:p>
          </table:table-cell>
          <table:table-cell table:style-name="ce18" table:formula="of:=DEC2HEX(16748136+[.A139])" office:value-type="string" office:string-value="FF8EF1" calcext:value-type="string">
            <text:p>FF8EF1</text:p>
          </table:table-cell>
          <table:table-cell table:style-name="ce18" table:formula="of:=DEC2HEX(16748328+[.A139])" office:value-type="string" office:string-value="FF8FB1" calcext:value-type="string">
            <text:p>FF8FB1</text:p>
          </table:table-cell>
          <table:table-cell table:style-name="ce18" table:formula="of:=DEC2HEX(16748520+[.A139])" office:value-type="string" office:string-value="FF9071" calcext:value-type="string">
            <text:p>FF9071</text:p>
          </table:table-cell>
          <table:table-cell table:number-columns-repeated="1007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DEC2HEX([.A140])" office:value-type="string" office:string-value="8A" calcext:value-type="string">
            <text:p>8A</text:p>
          </table:table-cell>
          <table:table-cell table:number-columns-repeated="2"/>
          <table:table-cell table:formula="of:=DEC2HEX(16746216+[.A140])" office:value-type="string" office:string-value="FF8772" calcext:value-type="string">
            <text:p>FF8772</text:p>
          </table:table-cell>
          <table:table-cell table:formula="of:=DEC2HEX(16746408+[.A140])" office:value-type="string" office:string-value="FF8832" calcext:value-type="string">
            <text:p>FF8832</text:p>
          </table:table-cell>
          <table:table-cell table:formula="of:=DEC2HEX(16746600+[.A140])" office:value-type="string" office:string-value="FF88F2" calcext:value-type="string">
            <text:p>FF88F2</text:p>
          </table:table-cell>
          <table:table-cell table:style-name="ce18" table:formula="of:=DEC2HEX(16746792+[.A140])" office:value-type="string" office:string-value="FF89B2" calcext:value-type="string">
            <text:p>FF89B2</text:p>
          </table:table-cell>
          <table:table-cell table:style-name="ce18" table:formula="of:=DEC2HEX(16746984+[.A140])" office:value-type="string" office:string-value="FF8A72" calcext:value-type="string">
            <text:p>FF8A72</text:p>
          </table:table-cell>
          <table:table-cell table:style-name="ce18" table:formula="of:=DEC2HEX(16747176+[.A140])" office:value-type="string" office:string-value="FF8B32" calcext:value-type="string">
            <text:p>FF8B32</text:p>
          </table:table-cell>
          <table:table-cell table:style-name="ce18" table:formula="of:=DEC2HEX(16747368+[.A140])" office:value-type="string" office:string-value="FF8BF2" calcext:value-type="string">
            <text:p>FF8BF2</text:p>
          </table:table-cell>
          <table:table-cell table:style-name="ce18" table:formula="of:=DEC2HEX(16747560+[.A140])" office:value-type="string" office:string-value="FF8CB2" calcext:value-type="string">
            <text:p>FF8CB2</text:p>
          </table:table-cell>
          <table:table-cell table:style-name="ce18" table:formula="of:=DEC2HEX(16747752+[.A140])" office:value-type="string" office:string-value="FF8D72" calcext:value-type="string">
            <text:p>FF8D72</text:p>
          </table:table-cell>
          <table:table-cell table:style-name="ce18" table:formula="of:=DEC2HEX(16747944+[.A140])" office:value-type="string" office:string-value="FF8E32" calcext:value-type="string">
            <text:p>FF8E32</text:p>
          </table:table-cell>
          <table:table-cell table:style-name="ce18" table:formula="of:=DEC2HEX(16748136+[.A140])" office:value-type="string" office:string-value="FF8EF2" calcext:value-type="string">
            <text:p>FF8EF2</text:p>
          </table:table-cell>
          <table:table-cell table:style-name="ce18" table:formula="of:=DEC2HEX(16748328+[.A140])" office:value-type="string" office:string-value="FF8FB2" calcext:value-type="string">
            <text:p>FF8FB2</text:p>
          </table:table-cell>
          <table:table-cell table:style-name="ce18" table:formula="of:=DEC2HEX(16748520+[.A140])" office:value-type="string" office:string-value="FF9072" calcext:value-type="string">
            <text:p>FF9072</text:p>
          </table:table-cell>
          <table:table-cell table:number-columns-repeated="1007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DEC2HEX([.A141])" office:value-type="string" office:string-value="8B" calcext:value-type="string">
            <text:p>8B</text:p>
          </table:table-cell>
          <table:table-cell table:number-columns-repeated="2"/>
          <table:table-cell table:formula="of:=DEC2HEX(16746216+[.A141])" office:value-type="string" office:string-value="FF8773" calcext:value-type="string">
            <text:p>FF8773</text:p>
          </table:table-cell>
          <table:table-cell table:formula="of:=DEC2HEX(16746408+[.A141])" office:value-type="string" office:string-value="FF8833" calcext:value-type="string">
            <text:p>FF8833</text:p>
          </table:table-cell>
          <table:table-cell table:formula="of:=DEC2HEX(16746600+[.A141])" office:value-type="string" office:string-value="FF88F3" calcext:value-type="string">
            <text:p>FF88F3</text:p>
          </table:table-cell>
          <table:table-cell table:style-name="ce18" table:formula="of:=DEC2HEX(16746792+[.A141])" office:value-type="string" office:string-value="FF89B3" calcext:value-type="string">
            <text:p>FF89B3</text:p>
          </table:table-cell>
          <table:table-cell table:style-name="ce18" table:formula="of:=DEC2HEX(16746984+[.A141])" office:value-type="string" office:string-value="FF8A73" calcext:value-type="string">
            <text:p>FF8A73</text:p>
          </table:table-cell>
          <table:table-cell table:style-name="ce18" table:formula="of:=DEC2HEX(16747176+[.A141])" office:value-type="string" office:string-value="FF8B33" calcext:value-type="string">
            <text:p>FF8B33</text:p>
          </table:table-cell>
          <table:table-cell table:style-name="ce18" table:formula="of:=DEC2HEX(16747368+[.A141])" office:value-type="string" office:string-value="FF8BF3" calcext:value-type="string">
            <text:p>FF8BF3</text:p>
          </table:table-cell>
          <table:table-cell table:style-name="ce18" table:formula="of:=DEC2HEX(16747560+[.A141])" office:value-type="string" office:string-value="FF8CB3" calcext:value-type="string">
            <text:p>FF8CB3</text:p>
          </table:table-cell>
          <table:table-cell table:style-name="ce18" table:formula="of:=DEC2HEX(16747752+[.A141])" office:value-type="string" office:string-value="FF8D73" calcext:value-type="string">
            <text:p>FF8D73</text:p>
          </table:table-cell>
          <table:table-cell table:style-name="ce18" table:formula="of:=DEC2HEX(16747944+[.A141])" office:value-type="string" office:string-value="FF8E33" calcext:value-type="string">
            <text:p>FF8E33</text:p>
          </table:table-cell>
          <table:table-cell table:style-name="ce18" table:formula="of:=DEC2HEX(16748136+[.A141])" office:value-type="string" office:string-value="FF8EF3" calcext:value-type="string">
            <text:p>FF8EF3</text:p>
          </table:table-cell>
          <table:table-cell table:style-name="ce18" table:formula="of:=DEC2HEX(16748328+[.A141])" office:value-type="string" office:string-value="FF8FB3" calcext:value-type="string">
            <text:p>FF8FB3</text:p>
          </table:table-cell>
          <table:table-cell table:style-name="ce18" table:formula="of:=DEC2HEX(16748520+[.A141])" office:value-type="string" office:string-value="FF9073" calcext:value-type="string">
            <text:p>FF9073</text:p>
          </table:table-cell>
          <table:table-cell table:number-columns-repeated="1007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DEC2HEX([.A142])" office:value-type="string" office:string-value="8C" calcext:value-type="string">
            <text:p>8C</text:p>
          </table:table-cell>
          <table:table-cell table:number-columns-repeated="2"/>
          <table:table-cell table:formula="of:=DEC2HEX(16746216+[.A142])" office:value-type="string" office:string-value="FF8774" calcext:value-type="string">
            <text:p>FF8774</text:p>
          </table:table-cell>
          <table:table-cell table:formula="of:=DEC2HEX(16746408+[.A142])" office:value-type="string" office:string-value="FF8834" calcext:value-type="string">
            <text:p>FF8834</text:p>
          </table:table-cell>
          <table:table-cell table:formula="of:=DEC2HEX(16746600+[.A142])" office:value-type="string" office:string-value="FF88F4" calcext:value-type="string">
            <text:p>FF88F4</text:p>
          </table:table-cell>
          <table:table-cell table:style-name="ce18" table:formula="of:=DEC2HEX(16746792+[.A142])" office:value-type="string" office:string-value="FF89B4" calcext:value-type="string">
            <text:p>FF89B4</text:p>
          </table:table-cell>
          <table:table-cell table:style-name="ce18" table:formula="of:=DEC2HEX(16746984+[.A142])" office:value-type="string" office:string-value="FF8A74" calcext:value-type="string">
            <text:p>FF8A74</text:p>
          </table:table-cell>
          <table:table-cell table:style-name="ce18" table:formula="of:=DEC2HEX(16747176+[.A142])" office:value-type="string" office:string-value="FF8B34" calcext:value-type="string">
            <text:p>FF8B34</text:p>
          </table:table-cell>
          <table:table-cell table:style-name="ce18" table:formula="of:=DEC2HEX(16747368+[.A142])" office:value-type="string" office:string-value="FF8BF4" calcext:value-type="string">
            <text:p>FF8BF4</text:p>
          </table:table-cell>
          <table:table-cell table:style-name="ce18" table:formula="of:=DEC2HEX(16747560+[.A142])" office:value-type="string" office:string-value="FF8CB4" calcext:value-type="string">
            <text:p>FF8CB4</text:p>
          </table:table-cell>
          <table:table-cell table:style-name="ce18" table:formula="of:=DEC2HEX(16747752+[.A142])" office:value-type="string" office:string-value="FF8D74" calcext:value-type="string">
            <text:p>FF8D74</text:p>
          </table:table-cell>
          <table:table-cell table:style-name="ce18" table:formula="of:=DEC2HEX(16747944+[.A142])" office:value-type="string" office:string-value="FF8E34" calcext:value-type="string">
            <text:p>FF8E34</text:p>
          </table:table-cell>
          <table:table-cell table:style-name="ce18" table:formula="of:=DEC2HEX(16748136+[.A142])" office:value-type="string" office:string-value="FF8EF4" calcext:value-type="string">
            <text:p>FF8EF4</text:p>
          </table:table-cell>
          <table:table-cell table:style-name="ce18" table:formula="of:=DEC2HEX(16748328+[.A142])" office:value-type="string" office:string-value="FF8FB4" calcext:value-type="string">
            <text:p>FF8FB4</text:p>
          </table:table-cell>
          <table:table-cell table:style-name="ce18" table:formula="of:=DEC2HEX(16748520+[.A142])" office:value-type="string" office:string-value="FF9074" calcext:value-type="string">
            <text:p>FF9074</text:p>
          </table:table-cell>
          <table:table-cell table:number-columns-repeated="1007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DEC2HEX([.A143])" office:value-type="string" office:string-value="8D" calcext:value-type="string">
            <text:p>8D</text:p>
          </table:table-cell>
          <table:table-cell table:number-columns-repeated="2"/>
          <table:table-cell table:formula="of:=DEC2HEX(16746216+[.A143])" office:value-type="string" office:string-value="FF8775" calcext:value-type="string">
            <text:p>FF8775</text:p>
          </table:table-cell>
          <table:table-cell table:formula="of:=DEC2HEX(16746408+[.A143])" office:value-type="string" office:string-value="FF8835" calcext:value-type="string">
            <text:p>FF8835</text:p>
          </table:table-cell>
          <table:table-cell table:formula="of:=DEC2HEX(16746600+[.A143])" office:value-type="string" office:string-value="FF88F5" calcext:value-type="string">
            <text:p>FF88F5</text:p>
          </table:table-cell>
          <table:table-cell table:style-name="ce18" table:formula="of:=DEC2HEX(16746792+[.A143])" office:value-type="string" office:string-value="FF89B5" calcext:value-type="string">
            <text:p>FF89B5</text:p>
          </table:table-cell>
          <table:table-cell table:style-name="ce18" table:formula="of:=DEC2HEX(16746984+[.A143])" office:value-type="string" office:string-value="FF8A75" calcext:value-type="string">
            <text:p>FF8A75</text:p>
          </table:table-cell>
          <table:table-cell table:style-name="ce18" table:formula="of:=DEC2HEX(16747176+[.A143])" office:value-type="string" office:string-value="FF8B35" calcext:value-type="string">
            <text:p>FF8B35</text:p>
          </table:table-cell>
          <table:table-cell table:style-name="ce18" table:formula="of:=DEC2HEX(16747368+[.A143])" office:value-type="string" office:string-value="FF8BF5" calcext:value-type="string">
            <text:p>FF8BF5</text:p>
          </table:table-cell>
          <table:table-cell table:style-name="ce18" table:formula="of:=DEC2HEX(16747560+[.A143])" office:value-type="string" office:string-value="FF8CB5" calcext:value-type="string">
            <text:p>FF8CB5</text:p>
          </table:table-cell>
          <table:table-cell table:style-name="ce18" table:formula="of:=DEC2HEX(16747752+[.A143])" office:value-type="string" office:string-value="FF8D75" calcext:value-type="string">
            <text:p>FF8D75</text:p>
          </table:table-cell>
          <table:table-cell table:style-name="ce18" table:formula="of:=DEC2HEX(16747944+[.A143])" office:value-type="string" office:string-value="FF8E35" calcext:value-type="string">
            <text:p>FF8E35</text:p>
          </table:table-cell>
          <table:table-cell table:style-name="ce18" table:formula="of:=DEC2HEX(16748136+[.A143])" office:value-type="string" office:string-value="FF8EF5" calcext:value-type="string">
            <text:p>FF8EF5</text:p>
          </table:table-cell>
          <table:table-cell table:style-name="ce18" table:formula="of:=DEC2HEX(16748328+[.A143])" office:value-type="string" office:string-value="FF8FB5" calcext:value-type="string">
            <text:p>FF8FB5</text:p>
          </table:table-cell>
          <table:table-cell table:style-name="ce18" table:formula="of:=DEC2HEX(16748520+[.A143])" office:value-type="string" office:string-value="FF9075" calcext:value-type="string">
            <text:p>FF9075</text:p>
          </table:table-cell>
          <table:table-cell table:number-columns-repeated="1007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DEC2HEX([.A144])" office:value-type="string" office:string-value="8E" calcext:value-type="string">
            <text:p>8E</text:p>
          </table:table-cell>
          <table:table-cell table:number-columns-repeated="2"/>
          <table:table-cell table:formula="of:=DEC2HEX(16746216+[.A144])" office:value-type="string" office:string-value="FF8776" calcext:value-type="string">
            <text:p>FF8776</text:p>
          </table:table-cell>
          <table:table-cell table:formula="of:=DEC2HEX(16746408+[.A144])" office:value-type="string" office:string-value="FF8836" calcext:value-type="string">
            <text:p>FF8836</text:p>
          </table:table-cell>
          <table:table-cell table:formula="of:=DEC2HEX(16746600+[.A144])" office:value-type="string" office:string-value="FF88F6" calcext:value-type="string">
            <text:p>FF88F6</text:p>
          </table:table-cell>
          <table:table-cell table:style-name="ce18" table:formula="of:=DEC2HEX(16746792+[.A144])" office:value-type="string" office:string-value="FF89B6" calcext:value-type="string">
            <text:p>FF89B6</text:p>
          </table:table-cell>
          <table:table-cell table:style-name="ce18" table:formula="of:=DEC2HEX(16746984+[.A144])" office:value-type="string" office:string-value="FF8A76" calcext:value-type="string">
            <text:p>FF8A76</text:p>
          </table:table-cell>
          <table:table-cell table:style-name="ce18" table:formula="of:=DEC2HEX(16747176+[.A144])" office:value-type="string" office:string-value="FF8B36" calcext:value-type="string">
            <text:p>FF8B36</text:p>
          </table:table-cell>
          <table:table-cell table:style-name="ce18" table:formula="of:=DEC2HEX(16747368+[.A144])" office:value-type="string" office:string-value="FF8BF6" calcext:value-type="string">
            <text:p>FF8BF6</text:p>
          </table:table-cell>
          <table:table-cell table:style-name="ce18" table:formula="of:=DEC2HEX(16747560+[.A144])" office:value-type="string" office:string-value="FF8CB6" calcext:value-type="string">
            <text:p>FF8CB6</text:p>
          </table:table-cell>
          <table:table-cell table:style-name="ce18" table:formula="of:=DEC2HEX(16747752+[.A144])" office:value-type="string" office:string-value="FF8D76" calcext:value-type="string">
            <text:p>FF8D76</text:p>
          </table:table-cell>
          <table:table-cell table:style-name="ce18" table:formula="of:=DEC2HEX(16747944+[.A144])" office:value-type="string" office:string-value="FF8E36" calcext:value-type="string">
            <text:p>FF8E36</text:p>
          </table:table-cell>
          <table:table-cell table:style-name="ce18" table:formula="of:=DEC2HEX(16748136+[.A144])" office:value-type="string" office:string-value="FF8EF6" calcext:value-type="string">
            <text:p>FF8EF6</text:p>
          </table:table-cell>
          <table:table-cell table:style-name="ce18" table:formula="of:=DEC2HEX(16748328+[.A144])" office:value-type="string" office:string-value="FF8FB6" calcext:value-type="string">
            <text:p>FF8FB6</text:p>
          </table:table-cell>
          <table:table-cell table:style-name="ce18" table:formula="of:=DEC2HEX(16748520+[.A144])" office:value-type="string" office:string-value="FF9076" calcext:value-type="string">
            <text:p>FF9076</text:p>
          </table:table-cell>
          <table:table-cell table:number-columns-repeated="1007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DEC2HEX([.A145])" office:value-type="string" office:string-value="8F" calcext:value-type="string">
            <text:p>8F</text:p>
          </table:table-cell>
          <table:table-cell table:number-columns-repeated="2"/>
          <table:table-cell table:formula="of:=DEC2HEX(16746216+[.A145])" office:value-type="string" office:string-value="FF8777" calcext:value-type="string">
            <text:p>FF8777</text:p>
          </table:table-cell>
          <table:table-cell table:formula="of:=DEC2HEX(16746408+[.A145])" office:value-type="string" office:string-value="FF8837" calcext:value-type="string">
            <text:p>FF8837</text:p>
          </table:table-cell>
          <table:table-cell table:formula="of:=DEC2HEX(16746600+[.A145])" office:value-type="string" office:string-value="FF88F7" calcext:value-type="string">
            <text:p>FF88F7</text:p>
          </table:table-cell>
          <table:table-cell table:style-name="ce18" table:formula="of:=DEC2HEX(16746792+[.A145])" office:value-type="string" office:string-value="FF89B7" calcext:value-type="string">
            <text:p>FF89B7</text:p>
          </table:table-cell>
          <table:table-cell table:style-name="ce18" table:formula="of:=DEC2HEX(16746984+[.A145])" office:value-type="string" office:string-value="FF8A77" calcext:value-type="string">
            <text:p>FF8A77</text:p>
          </table:table-cell>
          <table:table-cell table:style-name="ce18" table:formula="of:=DEC2HEX(16747176+[.A145])" office:value-type="string" office:string-value="FF8B37" calcext:value-type="string">
            <text:p>FF8B37</text:p>
          </table:table-cell>
          <table:table-cell table:style-name="ce18" table:formula="of:=DEC2HEX(16747368+[.A145])" office:value-type="string" office:string-value="FF8BF7" calcext:value-type="string">
            <text:p>FF8BF7</text:p>
          </table:table-cell>
          <table:table-cell table:style-name="ce18" table:formula="of:=DEC2HEX(16747560+[.A145])" office:value-type="string" office:string-value="FF8CB7" calcext:value-type="string">
            <text:p>FF8CB7</text:p>
          </table:table-cell>
          <table:table-cell table:style-name="ce18" table:formula="of:=DEC2HEX(16747752+[.A145])" office:value-type="string" office:string-value="FF8D77" calcext:value-type="string">
            <text:p>FF8D77</text:p>
          </table:table-cell>
          <table:table-cell table:style-name="ce18" table:formula="of:=DEC2HEX(16747944+[.A145])" office:value-type="string" office:string-value="FF8E37" calcext:value-type="string">
            <text:p>FF8E37</text:p>
          </table:table-cell>
          <table:table-cell table:style-name="ce18" table:formula="of:=DEC2HEX(16748136+[.A145])" office:value-type="string" office:string-value="FF8EF7" calcext:value-type="string">
            <text:p>FF8EF7</text:p>
          </table:table-cell>
          <table:table-cell table:style-name="ce18" table:formula="of:=DEC2HEX(16748328+[.A145])" office:value-type="string" office:string-value="FF8FB7" calcext:value-type="string">
            <text:p>FF8FB7</text:p>
          </table:table-cell>
          <table:table-cell table:style-name="ce18" table:formula="of:=DEC2HEX(16748520+[.A145])" office:value-type="string" office:string-value="FF9077" calcext:value-type="string">
            <text:p>FF9077</text:p>
          </table:table-cell>
          <table:table-cell table:number-columns-repeated="1007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DEC2HEX([.A146])" office:value-type="string" office:string-value="90" calcext:value-type="string">
            <text:p>90</text:p>
          </table:table-cell>
          <table:table-cell table:number-columns-repeated="2"/>
          <table:table-cell table:formula="of:=DEC2HEX(16746216+[.A146])" office:value-type="string" office:string-value="FF8778" calcext:value-type="string">
            <text:p>FF8778</text:p>
          </table:table-cell>
          <table:table-cell table:formula="of:=DEC2HEX(16746408+[.A146])" office:value-type="string" office:string-value="FF8838" calcext:value-type="string">
            <text:p>FF8838</text:p>
          </table:table-cell>
          <table:table-cell table:formula="of:=DEC2HEX(16746600+[.A146])" office:value-type="string" office:string-value="FF88F8" calcext:value-type="string">
            <text:p>FF88F8</text:p>
          </table:table-cell>
          <table:table-cell table:style-name="ce18" table:formula="of:=DEC2HEX(16746792+[.A146])" office:value-type="string" office:string-value="FF89B8" calcext:value-type="string">
            <text:p>FF89B8</text:p>
          </table:table-cell>
          <table:table-cell table:style-name="ce18" table:formula="of:=DEC2HEX(16746984+[.A146])" office:value-type="string" office:string-value="FF8A78" calcext:value-type="string">
            <text:p>FF8A78</text:p>
          </table:table-cell>
          <table:table-cell table:style-name="ce18" table:formula="of:=DEC2HEX(16747176+[.A146])" office:value-type="string" office:string-value="FF8B38" calcext:value-type="string">
            <text:p>FF8B38</text:p>
          </table:table-cell>
          <table:table-cell table:style-name="ce18" table:formula="of:=DEC2HEX(16747368+[.A146])" office:value-type="string" office:string-value="FF8BF8" calcext:value-type="string">
            <text:p>FF8BF8</text:p>
          </table:table-cell>
          <table:table-cell table:style-name="ce18" table:formula="of:=DEC2HEX(16747560+[.A146])" office:value-type="string" office:string-value="FF8CB8" calcext:value-type="string">
            <text:p>FF8CB8</text:p>
          </table:table-cell>
          <table:table-cell table:style-name="ce18" table:formula="of:=DEC2HEX(16747752+[.A146])" office:value-type="string" office:string-value="FF8D78" calcext:value-type="string">
            <text:p>FF8D78</text:p>
          </table:table-cell>
          <table:table-cell table:style-name="ce18" table:formula="of:=DEC2HEX(16747944+[.A146])" office:value-type="string" office:string-value="FF8E38" calcext:value-type="string">
            <text:p>FF8E38</text:p>
          </table:table-cell>
          <table:table-cell table:style-name="ce18" table:formula="of:=DEC2HEX(16748136+[.A146])" office:value-type="string" office:string-value="FF8EF8" calcext:value-type="string">
            <text:p>FF8EF8</text:p>
          </table:table-cell>
          <table:table-cell table:style-name="ce18" table:formula="of:=DEC2HEX(16748328+[.A146])" office:value-type="string" office:string-value="FF8FB8" calcext:value-type="string">
            <text:p>FF8FB8</text:p>
          </table:table-cell>
          <table:table-cell table:style-name="ce18" table:formula="of:=DEC2HEX(16748520+[.A146])" office:value-type="string" office:string-value="FF9078" calcext:value-type="string">
            <text:p>FF9078</text:p>
          </table:table-cell>
          <table:table-cell table:number-columns-repeated="100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DEC2HEX([.A147])" office:value-type="string" office:string-value="91" calcext:value-type="string">
            <text:p>91</text:p>
          </table:table-cell>
          <table:table-cell table:number-columns-repeated="2"/>
          <table:table-cell table:formula="of:=DEC2HEX(16746216+[.A147])" office:value-type="string" office:string-value="FF8779" calcext:value-type="string">
            <text:p>FF8779</text:p>
          </table:table-cell>
          <table:table-cell table:formula="of:=DEC2HEX(16746408+[.A147])" office:value-type="string" office:string-value="FF8839" calcext:value-type="string">
            <text:p>FF8839</text:p>
          </table:table-cell>
          <table:table-cell table:formula="of:=DEC2HEX(16746600+[.A147])" office:value-type="string" office:string-value="FF88F9" calcext:value-type="string">
            <text:p>FF88F9</text:p>
          </table:table-cell>
          <table:table-cell table:style-name="ce18" table:formula="of:=DEC2HEX(16746792+[.A147])" office:value-type="string" office:string-value="FF89B9" calcext:value-type="string">
            <text:p>FF89B9</text:p>
          </table:table-cell>
          <table:table-cell table:style-name="ce18" table:formula="of:=DEC2HEX(16746984+[.A147])" office:value-type="string" office:string-value="FF8A79" calcext:value-type="string">
            <text:p>FF8A79</text:p>
          </table:table-cell>
          <table:table-cell table:style-name="ce18" table:formula="of:=DEC2HEX(16747176+[.A147])" office:value-type="string" office:string-value="FF8B39" calcext:value-type="string">
            <text:p>FF8B39</text:p>
          </table:table-cell>
          <table:table-cell table:style-name="ce18" table:formula="of:=DEC2HEX(16747368+[.A147])" office:value-type="string" office:string-value="FF8BF9" calcext:value-type="string">
            <text:p>FF8BF9</text:p>
          </table:table-cell>
          <table:table-cell table:style-name="ce18" table:formula="of:=DEC2HEX(16747560+[.A147])" office:value-type="string" office:string-value="FF8CB9" calcext:value-type="string">
            <text:p>FF8CB9</text:p>
          </table:table-cell>
          <table:table-cell table:style-name="ce18" table:formula="of:=DEC2HEX(16747752+[.A147])" office:value-type="string" office:string-value="FF8D79" calcext:value-type="string">
            <text:p>FF8D79</text:p>
          </table:table-cell>
          <table:table-cell table:style-name="ce18" table:formula="of:=DEC2HEX(16747944+[.A147])" office:value-type="string" office:string-value="FF8E39" calcext:value-type="string">
            <text:p>FF8E39</text:p>
          </table:table-cell>
          <table:table-cell table:style-name="ce18" table:formula="of:=DEC2HEX(16748136+[.A147])" office:value-type="string" office:string-value="FF8EF9" calcext:value-type="string">
            <text:p>FF8EF9</text:p>
          </table:table-cell>
          <table:table-cell table:style-name="ce18" table:formula="of:=DEC2HEX(16748328+[.A147])" office:value-type="string" office:string-value="FF8FB9" calcext:value-type="string">
            <text:p>FF8FB9</text:p>
          </table:table-cell>
          <table:table-cell table:style-name="ce18" table:formula="of:=DEC2HEX(16748520+[.A147])" office:value-type="string" office:string-value="FF9079" calcext:value-type="string">
            <text:p>FF9079</text:p>
          </table:table-cell>
          <table:table-cell table:number-columns-repeated="1007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DEC2HEX([.A148])" office:value-type="string" office:string-value="92" calcext:value-type="string">
            <text:p>92</text:p>
          </table:table-cell>
          <table:table-cell table:number-columns-repeated="2"/>
          <table:table-cell table:formula="of:=DEC2HEX(16746216+[.A148])" office:value-type="string" office:string-value="FF877A" calcext:value-type="string">
            <text:p>FF877A</text:p>
          </table:table-cell>
          <table:table-cell table:formula="of:=DEC2HEX(16746408+[.A148])" office:value-type="string" office:string-value="FF883A" calcext:value-type="string">
            <text:p>FF883A</text:p>
          </table:table-cell>
          <table:table-cell table:formula="of:=DEC2HEX(16746600+[.A148])" office:value-type="string" office:string-value="FF88FA" calcext:value-type="string">
            <text:p>FF88FA</text:p>
          </table:table-cell>
          <table:table-cell table:style-name="ce18" table:formula="of:=DEC2HEX(16746792+[.A148])" office:value-type="string" office:string-value="FF89BA" calcext:value-type="string">
            <text:p>FF89BA</text:p>
          </table:table-cell>
          <table:table-cell table:style-name="ce18" table:formula="of:=DEC2HEX(16746984+[.A148])" office:value-type="string" office:string-value="FF8A7A" calcext:value-type="string">
            <text:p>FF8A7A</text:p>
          </table:table-cell>
          <table:table-cell table:style-name="ce18" table:formula="of:=DEC2HEX(16747176+[.A148])" office:value-type="string" office:string-value="FF8B3A" calcext:value-type="string">
            <text:p>FF8B3A</text:p>
          </table:table-cell>
          <table:table-cell table:style-name="ce18" table:formula="of:=DEC2HEX(16747368+[.A148])" office:value-type="string" office:string-value="FF8BFA" calcext:value-type="string">
            <text:p>FF8BFA</text:p>
          </table:table-cell>
          <table:table-cell table:style-name="ce18" table:formula="of:=DEC2HEX(16747560+[.A148])" office:value-type="string" office:string-value="FF8CBA" calcext:value-type="string">
            <text:p>FF8CBA</text:p>
          </table:table-cell>
          <table:table-cell table:style-name="ce18" table:formula="of:=DEC2HEX(16747752+[.A148])" office:value-type="string" office:string-value="FF8D7A" calcext:value-type="string">
            <text:p>FF8D7A</text:p>
          </table:table-cell>
          <table:table-cell table:style-name="ce18" table:formula="of:=DEC2HEX(16747944+[.A148])" office:value-type="string" office:string-value="FF8E3A" calcext:value-type="string">
            <text:p>FF8E3A</text:p>
          </table:table-cell>
          <table:table-cell table:style-name="ce18" table:formula="of:=DEC2HEX(16748136+[.A148])" office:value-type="string" office:string-value="FF8EFA" calcext:value-type="string">
            <text:p>FF8EFA</text:p>
          </table:table-cell>
          <table:table-cell table:style-name="ce18" table:formula="of:=DEC2HEX(16748328+[.A148])" office:value-type="string" office:string-value="FF8FBA" calcext:value-type="string">
            <text:p>FF8FBA</text:p>
          </table:table-cell>
          <table:table-cell table:style-name="ce18" table:formula="of:=DEC2HEX(16748520+[.A148])" office:value-type="string" office:string-value="FF907A" calcext:value-type="string">
            <text:p>FF907A</text:p>
          </table:table-cell>
          <table:table-cell table:number-columns-repeated="1007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DEC2HEX([.A149])" office:value-type="string" office:string-value="93" calcext:value-type="string">
            <text:p>93</text:p>
          </table:table-cell>
          <table:table-cell table:number-columns-repeated="2"/>
          <table:table-cell table:formula="of:=DEC2HEX(16746216+[.A149])" office:value-type="string" office:string-value="FF877B" calcext:value-type="string">
            <text:p>FF877B</text:p>
          </table:table-cell>
          <table:table-cell table:formula="of:=DEC2HEX(16746408+[.A149])" office:value-type="string" office:string-value="FF883B" calcext:value-type="string">
            <text:p>FF883B</text:p>
          </table:table-cell>
          <table:table-cell table:formula="of:=DEC2HEX(16746600+[.A149])" office:value-type="string" office:string-value="FF88FB" calcext:value-type="string">
            <text:p>FF88FB</text:p>
          </table:table-cell>
          <table:table-cell table:style-name="ce18" table:formula="of:=DEC2HEX(16746792+[.A149])" office:value-type="string" office:string-value="FF89BB" calcext:value-type="string">
            <text:p>FF89BB</text:p>
          </table:table-cell>
          <table:table-cell table:style-name="ce18" table:formula="of:=DEC2HEX(16746984+[.A149])" office:value-type="string" office:string-value="FF8A7B" calcext:value-type="string">
            <text:p>FF8A7B</text:p>
          </table:table-cell>
          <table:table-cell table:style-name="ce18" table:formula="of:=DEC2HEX(16747176+[.A149])" office:value-type="string" office:string-value="FF8B3B" calcext:value-type="string">
            <text:p>FF8B3B</text:p>
          </table:table-cell>
          <table:table-cell table:style-name="ce18" table:formula="of:=DEC2HEX(16747368+[.A149])" office:value-type="string" office:string-value="FF8BFB" calcext:value-type="string">
            <text:p>FF8BFB</text:p>
          </table:table-cell>
          <table:table-cell table:style-name="ce18" table:formula="of:=DEC2HEX(16747560+[.A149])" office:value-type="string" office:string-value="FF8CBB" calcext:value-type="string">
            <text:p>FF8CBB</text:p>
          </table:table-cell>
          <table:table-cell table:style-name="ce18" table:formula="of:=DEC2HEX(16747752+[.A149])" office:value-type="string" office:string-value="FF8D7B" calcext:value-type="string">
            <text:p>FF8D7B</text:p>
          </table:table-cell>
          <table:table-cell table:style-name="ce18" table:formula="of:=DEC2HEX(16747944+[.A149])" office:value-type="string" office:string-value="FF8E3B" calcext:value-type="string">
            <text:p>FF8E3B</text:p>
          </table:table-cell>
          <table:table-cell table:style-name="ce18" table:formula="of:=DEC2HEX(16748136+[.A149])" office:value-type="string" office:string-value="FF8EFB" calcext:value-type="string">
            <text:p>FF8EFB</text:p>
          </table:table-cell>
          <table:table-cell table:style-name="ce18" table:formula="of:=DEC2HEX(16748328+[.A149])" office:value-type="string" office:string-value="FF8FBB" calcext:value-type="string">
            <text:p>FF8FBB</text:p>
          </table:table-cell>
          <table:table-cell table:style-name="ce18" table:formula="of:=DEC2HEX(16748520+[.A149])" office:value-type="string" office:string-value="FF907B" calcext:value-type="string">
            <text:p>FF907B</text:p>
          </table:table-cell>
          <table:table-cell table:number-columns-repeated="1007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DEC2HEX([.A150])" office:value-type="string" office:string-value="94" calcext:value-type="string">
            <text:p>94</text:p>
          </table:table-cell>
          <table:table-cell table:number-columns-repeated="2"/>
          <table:table-cell table:formula="of:=DEC2HEX(16746216+[.A150])" office:value-type="string" office:string-value="FF877C" calcext:value-type="string">
            <text:p>FF877C</text:p>
          </table:table-cell>
          <table:table-cell table:formula="of:=DEC2HEX(16746408+[.A150])" office:value-type="string" office:string-value="FF883C" calcext:value-type="string">
            <text:p>FF883C</text:p>
          </table:table-cell>
          <table:table-cell table:formula="of:=DEC2HEX(16746600+[.A150])" office:value-type="string" office:string-value="FF88FC" calcext:value-type="string">
            <text:p>FF88FC</text:p>
          </table:table-cell>
          <table:table-cell table:style-name="ce18" table:formula="of:=DEC2HEX(16746792+[.A150])" office:value-type="string" office:string-value="FF89BC" calcext:value-type="string">
            <text:p>FF89BC</text:p>
          </table:table-cell>
          <table:table-cell table:style-name="ce18" table:formula="of:=DEC2HEX(16746984+[.A150])" office:value-type="string" office:string-value="FF8A7C" calcext:value-type="string">
            <text:p>FF8A7C</text:p>
          </table:table-cell>
          <table:table-cell table:style-name="ce18" table:formula="of:=DEC2HEX(16747176+[.A150])" office:value-type="string" office:string-value="FF8B3C" calcext:value-type="string">
            <text:p>FF8B3C</text:p>
          </table:table-cell>
          <table:table-cell table:style-name="ce18" table:formula="of:=DEC2HEX(16747368+[.A150])" office:value-type="string" office:string-value="FF8BFC" calcext:value-type="string">
            <text:p>FF8BFC</text:p>
          </table:table-cell>
          <table:table-cell table:style-name="ce18" table:formula="of:=DEC2HEX(16747560+[.A150])" office:value-type="string" office:string-value="FF8CBC" calcext:value-type="string">
            <text:p>FF8CBC</text:p>
          </table:table-cell>
          <table:table-cell table:style-name="ce18" table:formula="of:=DEC2HEX(16747752+[.A150])" office:value-type="string" office:string-value="FF8D7C" calcext:value-type="string">
            <text:p>FF8D7C</text:p>
          </table:table-cell>
          <table:table-cell table:style-name="ce18" table:formula="of:=DEC2HEX(16747944+[.A150])" office:value-type="string" office:string-value="FF8E3C" calcext:value-type="string">
            <text:p>FF8E3C</text:p>
          </table:table-cell>
          <table:table-cell table:style-name="ce18" table:formula="of:=DEC2HEX(16748136+[.A150])" office:value-type="string" office:string-value="FF8EFC" calcext:value-type="string">
            <text:p>FF8EFC</text:p>
          </table:table-cell>
          <table:table-cell table:style-name="ce18" table:formula="of:=DEC2HEX(16748328+[.A150])" office:value-type="string" office:string-value="FF8FBC" calcext:value-type="string">
            <text:p>FF8FBC</text:p>
          </table:table-cell>
          <table:table-cell table:style-name="ce18" table:formula="of:=DEC2HEX(16748520+[.A150])" office:value-type="string" office:string-value="FF907C" calcext:value-type="string">
            <text:p>FF907C</text:p>
          </table:table-cell>
          <table:table-cell table:number-columns-repeated="1007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DEC2HEX([.A151])" office:value-type="string" office:string-value="95" calcext:value-type="string">
            <text:p>95</text:p>
          </table:table-cell>
          <table:table-cell table:number-columns-repeated="2"/>
          <table:table-cell table:formula="of:=DEC2HEX(16746216+[.A151])" office:value-type="string" office:string-value="FF877D" calcext:value-type="string">
            <text:p>FF877D</text:p>
          </table:table-cell>
          <table:table-cell table:formula="of:=DEC2HEX(16746408+[.A151])" office:value-type="string" office:string-value="FF883D" calcext:value-type="string">
            <text:p>FF883D</text:p>
          </table:table-cell>
          <table:table-cell table:formula="of:=DEC2HEX(16746600+[.A151])" office:value-type="string" office:string-value="FF88FD" calcext:value-type="string">
            <text:p>FF88FD</text:p>
          </table:table-cell>
          <table:table-cell table:style-name="ce18" table:formula="of:=DEC2HEX(16746792+[.A151])" office:value-type="string" office:string-value="FF89BD" calcext:value-type="string">
            <text:p>FF89BD</text:p>
          </table:table-cell>
          <table:table-cell table:style-name="ce18" table:formula="of:=DEC2HEX(16746984+[.A151])" office:value-type="string" office:string-value="FF8A7D" calcext:value-type="string">
            <text:p>FF8A7D</text:p>
          </table:table-cell>
          <table:table-cell table:style-name="ce18" table:formula="of:=DEC2HEX(16747176+[.A151])" office:value-type="string" office:string-value="FF8B3D" calcext:value-type="string">
            <text:p>FF8B3D</text:p>
          </table:table-cell>
          <table:table-cell table:style-name="ce18" table:formula="of:=DEC2HEX(16747368+[.A151])" office:value-type="string" office:string-value="FF8BFD" calcext:value-type="string">
            <text:p>FF8BFD</text:p>
          </table:table-cell>
          <table:table-cell table:style-name="ce18" table:formula="of:=DEC2HEX(16747560+[.A151])" office:value-type="string" office:string-value="FF8CBD" calcext:value-type="string">
            <text:p>FF8CBD</text:p>
          </table:table-cell>
          <table:table-cell table:style-name="ce18" table:formula="of:=DEC2HEX(16747752+[.A151])" office:value-type="string" office:string-value="FF8D7D" calcext:value-type="string">
            <text:p>FF8D7D</text:p>
          </table:table-cell>
          <table:table-cell table:style-name="ce18" table:formula="of:=DEC2HEX(16747944+[.A151])" office:value-type="string" office:string-value="FF8E3D" calcext:value-type="string">
            <text:p>FF8E3D</text:p>
          </table:table-cell>
          <table:table-cell table:style-name="ce18" table:formula="of:=DEC2HEX(16748136+[.A151])" office:value-type="string" office:string-value="FF8EFD" calcext:value-type="string">
            <text:p>FF8EFD</text:p>
          </table:table-cell>
          <table:table-cell table:style-name="ce18" table:formula="of:=DEC2HEX(16748328+[.A151])" office:value-type="string" office:string-value="FF8FBD" calcext:value-type="string">
            <text:p>FF8FBD</text:p>
          </table:table-cell>
          <table:table-cell table:style-name="ce18" table:formula="of:=DEC2HEX(16748520+[.A151])" office:value-type="string" office:string-value="FF907D" calcext:value-type="string">
            <text:p>FF907D</text:p>
          </table:table-cell>
          <table:table-cell table:number-columns-repeated="1007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DEC2HEX([.A152])" office:value-type="string" office:string-value="96" calcext:value-type="string">
            <text:p>96</text:p>
          </table:table-cell>
          <table:table-cell table:number-columns-repeated="2"/>
          <table:table-cell table:formula="of:=DEC2HEX(16746216+[.A152])" office:value-type="string" office:string-value="FF877E" calcext:value-type="string">
            <text:p>FF877E</text:p>
          </table:table-cell>
          <table:table-cell table:formula="of:=DEC2HEX(16746408+[.A152])" office:value-type="string" office:string-value="FF883E" calcext:value-type="string">
            <text:p>FF883E</text:p>
          </table:table-cell>
          <table:table-cell table:formula="of:=DEC2HEX(16746600+[.A152])" office:value-type="string" office:string-value="FF88FE" calcext:value-type="string">
            <text:p>FF88FE</text:p>
          </table:table-cell>
          <table:table-cell table:style-name="ce18" table:formula="of:=DEC2HEX(16746792+[.A152])" office:value-type="string" office:string-value="FF89BE" calcext:value-type="string">
            <text:p>FF89BE</text:p>
          </table:table-cell>
          <table:table-cell table:style-name="ce18" table:formula="of:=DEC2HEX(16746984+[.A152])" office:value-type="string" office:string-value="FF8A7E" calcext:value-type="string">
            <text:p>FF8A7E</text:p>
          </table:table-cell>
          <table:table-cell table:style-name="ce18" table:formula="of:=DEC2HEX(16747176+[.A152])" office:value-type="string" office:string-value="FF8B3E" calcext:value-type="string">
            <text:p>FF8B3E</text:p>
          </table:table-cell>
          <table:table-cell table:style-name="ce18" table:formula="of:=DEC2HEX(16747368+[.A152])" office:value-type="string" office:string-value="FF8BFE" calcext:value-type="string">
            <text:p>FF8BFE</text:p>
          </table:table-cell>
          <table:table-cell table:style-name="ce18" table:formula="of:=DEC2HEX(16747560+[.A152])" office:value-type="string" office:string-value="FF8CBE" calcext:value-type="string">
            <text:p>FF8CBE</text:p>
          </table:table-cell>
          <table:table-cell table:style-name="ce18" table:formula="of:=DEC2HEX(16747752+[.A152])" office:value-type="string" office:string-value="FF8D7E" calcext:value-type="string">
            <text:p>FF8D7E</text:p>
          </table:table-cell>
          <table:table-cell table:style-name="ce18" table:formula="of:=DEC2HEX(16747944+[.A152])" office:value-type="string" office:string-value="FF8E3E" calcext:value-type="string">
            <text:p>FF8E3E</text:p>
          </table:table-cell>
          <table:table-cell table:style-name="ce18" table:formula="of:=DEC2HEX(16748136+[.A152])" office:value-type="string" office:string-value="FF8EFE" calcext:value-type="string">
            <text:p>FF8EFE</text:p>
          </table:table-cell>
          <table:table-cell table:style-name="ce18" table:formula="of:=DEC2HEX(16748328+[.A152])" office:value-type="string" office:string-value="FF8FBE" calcext:value-type="string">
            <text:p>FF8FBE</text:p>
          </table:table-cell>
          <table:table-cell table:style-name="ce18" table:formula="of:=DEC2HEX(16748520+[.A152])" office:value-type="string" office:string-value="FF907E" calcext:value-type="string">
            <text:p>FF907E</text:p>
          </table:table-cell>
          <table:table-cell table:number-columns-repeated="1007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DEC2HEX([.A153])" office:value-type="string" office:string-value="97" calcext:value-type="string">
            <text:p>97</text:p>
          </table:table-cell>
          <table:table-cell table:number-columns-repeated="2"/>
          <table:table-cell table:formula="of:=DEC2HEX(16746216+[.A153])" office:value-type="string" office:string-value="FF877F" calcext:value-type="string">
            <text:p>FF877F</text:p>
          </table:table-cell>
          <table:table-cell table:formula="of:=DEC2HEX(16746408+[.A153])" office:value-type="string" office:string-value="FF883F" calcext:value-type="string">
            <text:p>FF883F</text:p>
          </table:table-cell>
          <table:table-cell table:formula="of:=DEC2HEX(16746600+[.A153])" office:value-type="string" office:string-value="FF88FF" calcext:value-type="string">
            <text:p>FF88FF</text:p>
          </table:table-cell>
          <table:table-cell table:style-name="ce18" table:formula="of:=DEC2HEX(16746792+[.A153])" office:value-type="string" office:string-value="FF89BF" calcext:value-type="string">
            <text:p>FF89BF</text:p>
          </table:table-cell>
          <table:table-cell table:style-name="ce18" table:formula="of:=DEC2HEX(16746984+[.A153])" office:value-type="string" office:string-value="FF8A7F" calcext:value-type="string">
            <text:p>FF8A7F</text:p>
          </table:table-cell>
          <table:table-cell table:style-name="ce18" table:formula="of:=DEC2HEX(16747176+[.A153])" office:value-type="string" office:string-value="FF8B3F" calcext:value-type="string">
            <text:p>FF8B3F</text:p>
          </table:table-cell>
          <table:table-cell table:style-name="ce18" table:formula="of:=DEC2HEX(16747368+[.A153])" office:value-type="string" office:string-value="FF8BFF" calcext:value-type="string">
            <text:p>FF8BFF</text:p>
          </table:table-cell>
          <table:table-cell table:style-name="ce18" table:formula="of:=DEC2HEX(16747560+[.A153])" office:value-type="string" office:string-value="FF8CBF" calcext:value-type="string">
            <text:p>FF8CBF</text:p>
          </table:table-cell>
          <table:table-cell table:style-name="ce18" table:formula="of:=DEC2HEX(16747752+[.A153])" office:value-type="string" office:string-value="FF8D7F" calcext:value-type="string">
            <text:p>FF8D7F</text:p>
          </table:table-cell>
          <table:table-cell table:style-name="ce18" table:formula="of:=DEC2HEX(16747944+[.A153])" office:value-type="string" office:string-value="FF8E3F" calcext:value-type="string">
            <text:p>FF8E3F</text:p>
          </table:table-cell>
          <table:table-cell table:style-name="ce18" table:formula="of:=DEC2HEX(16748136+[.A153])" office:value-type="string" office:string-value="FF8EFF" calcext:value-type="string">
            <text:p>FF8EFF</text:p>
          </table:table-cell>
          <table:table-cell table:style-name="ce18" table:formula="of:=DEC2HEX(16748328+[.A153])" office:value-type="string" office:string-value="FF8FBF" calcext:value-type="string">
            <text:p>FF8FBF</text:p>
          </table:table-cell>
          <table:table-cell table:style-name="ce18" table:formula="of:=DEC2HEX(16748520+[.A153])" office:value-type="string" office:string-value="FF907F" calcext:value-type="string">
            <text:p>FF907F</text:p>
          </table:table-cell>
          <table:table-cell table:number-columns-repeated="1007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DEC2HEX([.A154])" office:value-type="string" office:string-value="98" calcext:value-type="string">
            <text:p>98</text:p>
          </table:table-cell>
          <table:table-cell table:number-columns-repeated="2"/>
          <table:table-cell table:formula="of:=DEC2HEX(16746216+[.A154])" office:value-type="string" office:string-value="FF8780" calcext:value-type="string">
            <text:p>FF8780</text:p>
          </table:table-cell>
          <table:table-cell table:formula="of:=DEC2HEX(16746408+[.A154])" office:value-type="string" office:string-value="FF8840" calcext:value-type="string">
            <text:p>FF8840</text:p>
          </table:table-cell>
          <table:table-cell table:formula="of:=DEC2HEX(16746600+[.A154])" office:value-type="string" office:string-value="FF8900" calcext:value-type="string">
            <text:p>FF8900</text:p>
          </table:table-cell>
          <table:table-cell table:style-name="ce18" table:formula="of:=DEC2HEX(16746792+[.A154])" office:value-type="string" office:string-value="FF89C0" calcext:value-type="string">
            <text:p>FF89C0</text:p>
          </table:table-cell>
          <table:table-cell table:style-name="ce18" table:formula="of:=DEC2HEX(16746984+[.A154])" office:value-type="string" office:string-value="FF8A80" calcext:value-type="string">
            <text:p>FF8A80</text:p>
          </table:table-cell>
          <table:table-cell table:style-name="ce18" table:formula="of:=DEC2HEX(16747176+[.A154])" office:value-type="string" office:string-value="FF8B40" calcext:value-type="string">
            <text:p>FF8B40</text:p>
          </table:table-cell>
          <table:table-cell table:style-name="ce18" table:formula="of:=DEC2HEX(16747368+[.A154])" office:value-type="string" office:string-value="FF8C00" calcext:value-type="string">
            <text:p>FF8C00</text:p>
          </table:table-cell>
          <table:table-cell table:style-name="ce18" table:formula="of:=DEC2HEX(16747560+[.A154])" office:value-type="string" office:string-value="FF8CC0" calcext:value-type="string">
            <text:p>FF8CC0</text:p>
          </table:table-cell>
          <table:table-cell table:style-name="ce18" table:formula="of:=DEC2HEX(16747752+[.A154])" office:value-type="string" office:string-value="FF8D80" calcext:value-type="string">
            <text:p>FF8D80</text:p>
          </table:table-cell>
          <table:table-cell table:style-name="ce18" table:formula="of:=DEC2HEX(16747944+[.A154])" office:value-type="string" office:string-value="FF8E40" calcext:value-type="string">
            <text:p>FF8E40</text:p>
          </table:table-cell>
          <table:table-cell table:style-name="ce18" table:formula="of:=DEC2HEX(16748136+[.A154])" office:value-type="string" office:string-value="FF8F00" calcext:value-type="string">
            <text:p>FF8F00</text:p>
          </table:table-cell>
          <table:table-cell table:style-name="ce18" table:formula="of:=DEC2HEX(16748328+[.A154])" office:value-type="string" office:string-value="FF8FC0" calcext:value-type="string">
            <text:p>FF8FC0</text:p>
          </table:table-cell>
          <table:table-cell table:style-name="ce18" table:formula="of:=DEC2HEX(16748520+[.A154])" office:value-type="string" office:string-value="FF9080" calcext:value-type="string">
            <text:p>FF9080</text:p>
          </table:table-cell>
          <table:table-cell table:number-columns-repeated="1007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DEC2HEX([.A155])" office:value-type="string" office:string-value="99" calcext:value-type="string">
            <text:p>99</text:p>
          </table:table-cell>
          <table:table-cell table:number-columns-repeated="2"/>
          <table:table-cell table:formula="of:=DEC2HEX(16746216+[.A155])" office:value-type="string" office:string-value="FF8781" calcext:value-type="string">
            <text:p>FF8781</text:p>
          </table:table-cell>
          <table:table-cell table:formula="of:=DEC2HEX(16746408+[.A155])" office:value-type="string" office:string-value="FF8841" calcext:value-type="string">
            <text:p>FF8841</text:p>
          </table:table-cell>
          <table:table-cell table:formula="of:=DEC2HEX(16746600+[.A155])" office:value-type="string" office:string-value="FF8901" calcext:value-type="string">
            <text:p>FF8901</text:p>
          </table:table-cell>
          <table:table-cell table:style-name="ce18" table:formula="of:=DEC2HEX(16746792+[.A155])" office:value-type="string" office:string-value="FF89C1" calcext:value-type="string">
            <text:p>FF89C1</text:p>
          </table:table-cell>
          <table:table-cell table:style-name="ce18" table:formula="of:=DEC2HEX(16746984+[.A155])" office:value-type="string" office:string-value="FF8A81" calcext:value-type="string">
            <text:p>FF8A81</text:p>
          </table:table-cell>
          <table:table-cell table:style-name="ce18" table:formula="of:=DEC2HEX(16747176+[.A155])" office:value-type="string" office:string-value="FF8B41" calcext:value-type="string">
            <text:p>FF8B41</text:p>
          </table:table-cell>
          <table:table-cell table:style-name="ce18" table:formula="of:=DEC2HEX(16747368+[.A155])" office:value-type="string" office:string-value="FF8C01" calcext:value-type="string">
            <text:p>FF8C01</text:p>
          </table:table-cell>
          <table:table-cell table:style-name="ce18" table:formula="of:=DEC2HEX(16747560+[.A155])" office:value-type="string" office:string-value="FF8CC1" calcext:value-type="string">
            <text:p>FF8CC1</text:p>
          </table:table-cell>
          <table:table-cell table:style-name="ce18" table:formula="of:=DEC2HEX(16747752+[.A155])" office:value-type="string" office:string-value="FF8D81" calcext:value-type="string">
            <text:p>FF8D81</text:p>
          </table:table-cell>
          <table:table-cell table:style-name="ce18" table:formula="of:=DEC2HEX(16747944+[.A155])" office:value-type="string" office:string-value="FF8E41" calcext:value-type="string">
            <text:p>FF8E41</text:p>
          </table:table-cell>
          <table:table-cell table:style-name="ce18" table:formula="of:=DEC2HEX(16748136+[.A155])" office:value-type="string" office:string-value="FF8F01" calcext:value-type="string">
            <text:p>FF8F01</text:p>
          </table:table-cell>
          <table:table-cell table:style-name="ce18" table:formula="of:=DEC2HEX(16748328+[.A155])" office:value-type="string" office:string-value="FF8FC1" calcext:value-type="string">
            <text:p>FF8FC1</text:p>
          </table:table-cell>
          <table:table-cell table:style-name="ce18" table:formula="of:=DEC2HEX(16748520+[.A155])" office:value-type="string" office:string-value="FF9081" calcext:value-type="string">
            <text:p>FF9081</text:p>
          </table:table-cell>
          <table:table-cell table:number-columns-repeated="1007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DEC2HEX([.A156])" office:value-type="string" office:string-value="9A" calcext:value-type="string">
            <text:p>9A</text:p>
          </table:table-cell>
          <table:table-cell table:number-columns-repeated="2"/>
          <table:table-cell table:formula="of:=DEC2HEX(16746216+[.A156])" office:value-type="string" office:string-value="FF8782" calcext:value-type="string">
            <text:p>FF8782</text:p>
          </table:table-cell>
          <table:table-cell table:formula="of:=DEC2HEX(16746408+[.A156])" office:value-type="string" office:string-value="FF8842" calcext:value-type="string">
            <text:p>FF8842</text:p>
          </table:table-cell>
          <table:table-cell table:formula="of:=DEC2HEX(16746600+[.A156])" office:value-type="string" office:string-value="FF8902" calcext:value-type="string">
            <text:p>FF8902</text:p>
          </table:table-cell>
          <table:table-cell table:style-name="ce18" table:formula="of:=DEC2HEX(16746792+[.A156])" office:value-type="string" office:string-value="FF89C2" calcext:value-type="string">
            <text:p>FF89C2</text:p>
          </table:table-cell>
          <table:table-cell table:style-name="ce18" table:formula="of:=DEC2HEX(16746984+[.A156])" office:value-type="string" office:string-value="FF8A82" calcext:value-type="string">
            <text:p>FF8A82</text:p>
          </table:table-cell>
          <table:table-cell table:style-name="ce18" table:formula="of:=DEC2HEX(16747176+[.A156])" office:value-type="string" office:string-value="FF8B42" calcext:value-type="string">
            <text:p>FF8B42</text:p>
          </table:table-cell>
          <table:table-cell table:style-name="ce18" table:formula="of:=DEC2HEX(16747368+[.A156])" office:value-type="string" office:string-value="FF8C02" calcext:value-type="string">
            <text:p>FF8C02</text:p>
          </table:table-cell>
          <table:table-cell table:style-name="ce18" table:formula="of:=DEC2HEX(16747560+[.A156])" office:value-type="string" office:string-value="FF8CC2" calcext:value-type="string">
            <text:p>FF8CC2</text:p>
          </table:table-cell>
          <table:table-cell table:style-name="ce18" table:formula="of:=DEC2HEX(16747752+[.A156])" office:value-type="string" office:string-value="FF8D82" calcext:value-type="string">
            <text:p>FF8D82</text:p>
          </table:table-cell>
          <table:table-cell table:style-name="ce18" table:formula="of:=DEC2HEX(16747944+[.A156])" office:value-type="string" office:string-value="FF8E42" calcext:value-type="string">
            <text:p>FF8E42</text:p>
          </table:table-cell>
          <table:table-cell table:style-name="ce18" table:formula="of:=DEC2HEX(16748136+[.A156])" office:value-type="string" office:string-value="FF8F02" calcext:value-type="string">
            <text:p>FF8F02</text:p>
          </table:table-cell>
          <table:table-cell table:style-name="ce18" table:formula="of:=DEC2HEX(16748328+[.A156])" office:value-type="string" office:string-value="FF8FC2" calcext:value-type="string">
            <text:p>FF8FC2</text:p>
          </table:table-cell>
          <table:table-cell table:style-name="ce18" table:formula="of:=DEC2HEX(16748520+[.A156])" office:value-type="string" office:string-value="FF9082" calcext:value-type="string">
            <text:p>FF9082</text:p>
          </table:table-cell>
          <table:table-cell table:number-columns-repeated="1007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DEC2HEX([.A157])" office:value-type="string" office:string-value="9B" calcext:value-type="string">
            <text:p>9B</text:p>
          </table:table-cell>
          <table:table-cell table:number-columns-repeated="2"/>
          <table:table-cell table:formula="of:=DEC2HEX(16746216+[.A157])" office:value-type="string" office:string-value="FF8783" calcext:value-type="string">
            <text:p>FF8783</text:p>
          </table:table-cell>
          <table:table-cell table:formula="of:=DEC2HEX(16746408+[.A157])" office:value-type="string" office:string-value="FF8843" calcext:value-type="string">
            <text:p>FF8843</text:p>
          </table:table-cell>
          <table:table-cell table:formula="of:=DEC2HEX(16746600+[.A157])" office:value-type="string" office:string-value="FF8903" calcext:value-type="string">
            <text:p>FF8903</text:p>
          </table:table-cell>
          <table:table-cell table:style-name="ce18" table:formula="of:=DEC2HEX(16746792+[.A157])" office:value-type="string" office:string-value="FF89C3" calcext:value-type="string">
            <text:p>FF89C3</text:p>
          </table:table-cell>
          <table:table-cell table:style-name="ce18" table:formula="of:=DEC2HEX(16746984+[.A157])" office:value-type="string" office:string-value="FF8A83" calcext:value-type="string">
            <text:p>FF8A83</text:p>
          </table:table-cell>
          <table:table-cell table:style-name="ce18" table:formula="of:=DEC2HEX(16747176+[.A157])" office:value-type="string" office:string-value="FF8B43" calcext:value-type="string">
            <text:p>FF8B43</text:p>
          </table:table-cell>
          <table:table-cell table:style-name="ce18" table:formula="of:=DEC2HEX(16747368+[.A157])" office:value-type="string" office:string-value="FF8C03" calcext:value-type="string">
            <text:p>FF8C03</text:p>
          </table:table-cell>
          <table:table-cell table:style-name="ce18" table:formula="of:=DEC2HEX(16747560+[.A157])" office:value-type="string" office:string-value="FF8CC3" calcext:value-type="string">
            <text:p>FF8CC3</text:p>
          </table:table-cell>
          <table:table-cell table:style-name="ce18" table:formula="of:=DEC2HEX(16747752+[.A157])" office:value-type="string" office:string-value="FF8D83" calcext:value-type="string">
            <text:p>FF8D83</text:p>
          </table:table-cell>
          <table:table-cell table:style-name="ce18" table:formula="of:=DEC2HEX(16747944+[.A157])" office:value-type="string" office:string-value="FF8E43" calcext:value-type="string">
            <text:p>FF8E43</text:p>
          </table:table-cell>
          <table:table-cell table:style-name="ce18" table:formula="of:=DEC2HEX(16748136+[.A157])" office:value-type="string" office:string-value="FF8F03" calcext:value-type="string">
            <text:p>FF8F03</text:p>
          </table:table-cell>
          <table:table-cell table:style-name="ce18" table:formula="of:=DEC2HEX(16748328+[.A157])" office:value-type="string" office:string-value="FF8FC3" calcext:value-type="string">
            <text:p>FF8FC3</text:p>
          </table:table-cell>
          <table:table-cell table:style-name="ce18" table:formula="of:=DEC2HEX(16748520+[.A157])" office:value-type="string" office:string-value="FF9083" calcext:value-type="string">
            <text:p>FF9083</text:p>
          </table:table-cell>
          <table:table-cell table:number-columns-repeated="1007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DEC2HEX([.A158])" office:value-type="string" office:string-value="9C" calcext:value-type="string">
            <text:p>9C</text:p>
          </table:table-cell>
          <table:table-cell table:number-columns-repeated="2"/>
          <table:table-cell table:formula="of:=DEC2HEX(16746216+[.A158])" office:value-type="string" office:string-value="FF8784" calcext:value-type="string">
            <text:p>FF8784</text:p>
          </table:table-cell>
          <table:table-cell table:formula="of:=DEC2HEX(16746408+[.A158])" office:value-type="string" office:string-value="FF8844" calcext:value-type="string">
            <text:p>FF8844</text:p>
          </table:table-cell>
          <table:table-cell table:formula="of:=DEC2HEX(16746600+[.A158])" office:value-type="string" office:string-value="FF8904" calcext:value-type="string">
            <text:p>FF8904</text:p>
          </table:table-cell>
          <table:table-cell table:style-name="ce18" table:formula="of:=DEC2HEX(16746792+[.A158])" office:value-type="string" office:string-value="FF89C4" calcext:value-type="string">
            <text:p>FF89C4</text:p>
          </table:table-cell>
          <table:table-cell table:style-name="ce18" table:formula="of:=DEC2HEX(16746984+[.A158])" office:value-type="string" office:string-value="FF8A84" calcext:value-type="string">
            <text:p>FF8A84</text:p>
          </table:table-cell>
          <table:table-cell table:style-name="ce18" table:formula="of:=DEC2HEX(16747176+[.A158])" office:value-type="string" office:string-value="FF8B44" calcext:value-type="string">
            <text:p>FF8B44</text:p>
          </table:table-cell>
          <table:table-cell table:style-name="ce18" table:formula="of:=DEC2HEX(16747368+[.A158])" office:value-type="string" office:string-value="FF8C04" calcext:value-type="string">
            <text:p>FF8C04</text:p>
          </table:table-cell>
          <table:table-cell table:style-name="ce18" table:formula="of:=DEC2HEX(16747560+[.A158])" office:value-type="string" office:string-value="FF8CC4" calcext:value-type="string">
            <text:p>FF8CC4</text:p>
          </table:table-cell>
          <table:table-cell table:style-name="ce18" table:formula="of:=DEC2HEX(16747752+[.A158])" office:value-type="string" office:string-value="FF8D84" calcext:value-type="string">
            <text:p>FF8D84</text:p>
          </table:table-cell>
          <table:table-cell table:style-name="ce18" table:formula="of:=DEC2HEX(16747944+[.A158])" office:value-type="string" office:string-value="FF8E44" calcext:value-type="string">
            <text:p>FF8E44</text:p>
          </table:table-cell>
          <table:table-cell table:style-name="ce18" table:formula="of:=DEC2HEX(16748136+[.A158])" office:value-type="string" office:string-value="FF8F04" calcext:value-type="string">
            <text:p>FF8F04</text:p>
          </table:table-cell>
          <table:table-cell table:style-name="ce18" table:formula="of:=DEC2HEX(16748328+[.A158])" office:value-type="string" office:string-value="FF8FC4" calcext:value-type="string">
            <text:p>FF8FC4</text:p>
          </table:table-cell>
          <table:table-cell table:style-name="ce18" table:formula="of:=DEC2HEX(16748520+[.A158])" office:value-type="string" office:string-value="FF9084" calcext:value-type="string">
            <text:p>FF9084</text:p>
          </table:table-cell>
          <table:table-cell table:number-columns-repeated="1007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DEC2HEX([.A159])" office:value-type="string" office:string-value="9D" calcext:value-type="string">
            <text:p>9D</text:p>
          </table:table-cell>
          <table:table-cell table:number-columns-repeated="2"/>
          <table:table-cell table:formula="of:=DEC2HEX(16746216+[.A159])" office:value-type="string" office:string-value="FF8785" calcext:value-type="string">
            <text:p>FF8785</text:p>
          </table:table-cell>
          <table:table-cell table:formula="of:=DEC2HEX(16746408+[.A159])" office:value-type="string" office:string-value="FF8845" calcext:value-type="string">
            <text:p>FF8845</text:p>
          </table:table-cell>
          <table:table-cell table:formula="of:=DEC2HEX(16746600+[.A159])" office:value-type="string" office:string-value="FF8905" calcext:value-type="string">
            <text:p>FF8905</text:p>
          </table:table-cell>
          <table:table-cell table:style-name="ce18" table:formula="of:=DEC2HEX(16746792+[.A159])" office:value-type="string" office:string-value="FF89C5" calcext:value-type="string">
            <text:p>FF89C5</text:p>
          </table:table-cell>
          <table:table-cell table:style-name="ce18" table:formula="of:=DEC2HEX(16746984+[.A159])" office:value-type="string" office:string-value="FF8A85" calcext:value-type="string">
            <text:p>FF8A85</text:p>
          </table:table-cell>
          <table:table-cell table:style-name="ce18" table:formula="of:=DEC2HEX(16747176+[.A159])" office:value-type="string" office:string-value="FF8B45" calcext:value-type="string">
            <text:p>FF8B45</text:p>
          </table:table-cell>
          <table:table-cell table:style-name="ce18" table:formula="of:=DEC2HEX(16747368+[.A159])" office:value-type="string" office:string-value="FF8C05" calcext:value-type="string">
            <text:p>FF8C05</text:p>
          </table:table-cell>
          <table:table-cell table:style-name="ce18" table:formula="of:=DEC2HEX(16747560+[.A159])" office:value-type="string" office:string-value="FF8CC5" calcext:value-type="string">
            <text:p>FF8CC5</text:p>
          </table:table-cell>
          <table:table-cell table:style-name="ce18" table:formula="of:=DEC2HEX(16747752+[.A159])" office:value-type="string" office:string-value="FF8D85" calcext:value-type="string">
            <text:p>FF8D85</text:p>
          </table:table-cell>
          <table:table-cell table:style-name="ce18" table:formula="of:=DEC2HEX(16747944+[.A159])" office:value-type="string" office:string-value="FF8E45" calcext:value-type="string">
            <text:p>FF8E45</text:p>
          </table:table-cell>
          <table:table-cell table:style-name="ce18" table:formula="of:=DEC2HEX(16748136+[.A159])" office:value-type="string" office:string-value="FF8F05" calcext:value-type="string">
            <text:p>FF8F05</text:p>
          </table:table-cell>
          <table:table-cell table:style-name="ce18" table:formula="of:=DEC2HEX(16748328+[.A159])" office:value-type="string" office:string-value="FF8FC5" calcext:value-type="string">
            <text:p>FF8FC5</text:p>
          </table:table-cell>
          <table:table-cell table:style-name="ce18" table:formula="of:=DEC2HEX(16748520+[.A159])" office:value-type="string" office:string-value="FF9085" calcext:value-type="string">
            <text:p>FF9085</text:p>
          </table:table-cell>
          <table:table-cell table:number-columns-repeated="1007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DEC2HEX([.A160])" office:value-type="string" office:string-value="9E" calcext:value-type="string">
            <text:p>9E</text:p>
          </table:table-cell>
          <table:table-cell table:number-columns-repeated="2"/>
          <table:table-cell table:formula="of:=DEC2HEX(16746216+[.A160])" office:value-type="string" office:string-value="FF8786" calcext:value-type="string">
            <text:p>FF8786</text:p>
          </table:table-cell>
          <table:table-cell table:formula="of:=DEC2HEX(16746408+[.A160])" office:value-type="string" office:string-value="FF8846" calcext:value-type="string">
            <text:p>FF8846</text:p>
          </table:table-cell>
          <table:table-cell table:formula="of:=DEC2HEX(16746600+[.A160])" office:value-type="string" office:string-value="FF8906" calcext:value-type="string">
            <text:p>FF8906</text:p>
          </table:table-cell>
          <table:table-cell table:style-name="ce18" table:formula="of:=DEC2HEX(16746792+[.A160])" office:value-type="string" office:string-value="FF89C6" calcext:value-type="string">
            <text:p>FF89C6</text:p>
          </table:table-cell>
          <table:table-cell table:style-name="ce18" table:formula="of:=DEC2HEX(16746984+[.A160])" office:value-type="string" office:string-value="FF8A86" calcext:value-type="string">
            <text:p>FF8A86</text:p>
          </table:table-cell>
          <table:table-cell table:style-name="ce18" table:formula="of:=DEC2HEX(16747176+[.A160])" office:value-type="string" office:string-value="FF8B46" calcext:value-type="string">
            <text:p>FF8B46</text:p>
          </table:table-cell>
          <table:table-cell table:style-name="ce18" table:formula="of:=DEC2HEX(16747368+[.A160])" office:value-type="string" office:string-value="FF8C06" calcext:value-type="string">
            <text:p>FF8C06</text:p>
          </table:table-cell>
          <table:table-cell table:style-name="ce18" table:formula="of:=DEC2HEX(16747560+[.A160])" office:value-type="string" office:string-value="FF8CC6" calcext:value-type="string">
            <text:p>FF8CC6</text:p>
          </table:table-cell>
          <table:table-cell table:style-name="ce18" table:formula="of:=DEC2HEX(16747752+[.A160])" office:value-type="string" office:string-value="FF8D86" calcext:value-type="string">
            <text:p>FF8D86</text:p>
          </table:table-cell>
          <table:table-cell table:style-name="ce18" table:formula="of:=DEC2HEX(16747944+[.A160])" office:value-type="string" office:string-value="FF8E46" calcext:value-type="string">
            <text:p>FF8E46</text:p>
          </table:table-cell>
          <table:table-cell table:style-name="ce18" table:formula="of:=DEC2HEX(16748136+[.A160])" office:value-type="string" office:string-value="FF8F06" calcext:value-type="string">
            <text:p>FF8F06</text:p>
          </table:table-cell>
          <table:table-cell table:style-name="ce18" table:formula="of:=DEC2HEX(16748328+[.A160])" office:value-type="string" office:string-value="FF8FC6" calcext:value-type="string">
            <text:p>FF8FC6</text:p>
          </table:table-cell>
          <table:table-cell table:style-name="ce18" table:formula="of:=DEC2HEX(16748520+[.A160])" office:value-type="string" office:string-value="FF9086" calcext:value-type="string">
            <text:p>FF9086</text:p>
          </table:table-cell>
          <table:table-cell table:number-columns-repeated="1007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DEC2HEX([.A161])" office:value-type="string" office:string-value="9F" calcext:value-type="string">
            <text:p>9F</text:p>
          </table:table-cell>
          <table:table-cell table:number-columns-repeated="2"/>
          <table:table-cell table:formula="of:=DEC2HEX(16746216+[.A161])" office:value-type="string" office:string-value="FF8787" calcext:value-type="string">
            <text:p>FF8787</text:p>
          </table:table-cell>
          <table:table-cell table:formula="of:=DEC2HEX(16746408+[.A161])" office:value-type="string" office:string-value="FF8847" calcext:value-type="string">
            <text:p>FF8847</text:p>
          </table:table-cell>
          <table:table-cell table:formula="of:=DEC2HEX(16746600+[.A161])" office:value-type="string" office:string-value="FF8907" calcext:value-type="string">
            <text:p>FF8907</text:p>
          </table:table-cell>
          <table:table-cell table:style-name="ce18" table:formula="of:=DEC2HEX(16746792+[.A161])" office:value-type="string" office:string-value="FF89C7" calcext:value-type="string">
            <text:p>FF89C7</text:p>
          </table:table-cell>
          <table:table-cell table:style-name="ce18" table:formula="of:=DEC2HEX(16746984+[.A161])" office:value-type="string" office:string-value="FF8A87" calcext:value-type="string">
            <text:p>FF8A87</text:p>
          </table:table-cell>
          <table:table-cell table:style-name="ce18" table:formula="of:=DEC2HEX(16747176+[.A161])" office:value-type="string" office:string-value="FF8B47" calcext:value-type="string">
            <text:p>FF8B47</text:p>
          </table:table-cell>
          <table:table-cell table:style-name="ce18" table:formula="of:=DEC2HEX(16747368+[.A161])" office:value-type="string" office:string-value="FF8C07" calcext:value-type="string">
            <text:p>FF8C07</text:p>
          </table:table-cell>
          <table:table-cell table:style-name="ce18" table:formula="of:=DEC2HEX(16747560+[.A161])" office:value-type="string" office:string-value="FF8CC7" calcext:value-type="string">
            <text:p>FF8CC7</text:p>
          </table:table-cell>
          <table:table-cell table:style-name="ce18" table:formula="of:=DEC2HEX(16747752+[.A161])" office:value-type="string" office:string-value="FF8D87" calcext:value-type="string">
            <text:p>FF8D87</text:p>
          </table:table-cell>
          <table:table-cell table:style-name="ce18" table:formula="of:=DEC2HEX(16747944+[.A161])" office:value-type="string" office:string-value="FF8E47" calcext:value-type="string">
            <text:p>FF8E47</text:p>
          </table:table-cell>
          <table:table-cell table:style-name="ce18" table:formula="of:=DEC2HEX(16748136+[.A161])" office:value-type="string" office:string-value="FF8F07" calcext:value-type="string">
            <text:p>FF8F07</text:p>
          </table:table-cell>
          <table:table-cell table:style-name="ce18" table:formula="of:=DEC2HEX(16748328+[.A161])" office:value-type="string" office:string-value="FF8FC7" calcext:value-type="string">
            <text:p>FF8FC7</text:p>
          </table:table-cell>
          <table:table-cell table:style-name="ce18" table:formula="of:=DEC2HEX(16748520+[.A161])" office:value-type="string" office:string-value="FF9087" calcext:value-type="string">
            <text:p>FF9087</text:p>
          </table:table-cell>
          <table:table-cell table:number-columns-repeated="1007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DEC2HEX([.A162])" office:value-type="string" office:string-value="A0" calcext:value-type="string">
            <text:p>A0</text:p>
          </table:table-cell>
          <table:table-cell table:number-columns-repeated="2"/>
          <table:table-cell table:formula="of:=DEC2HEX(16746216+[.A162])" office:value-type="string" office:string-value="FF8788" calcext:value-type="string">
            <text:p>FF8788</text:p>
          </table:table-cell>
          <table:table-cell table:formula="of:=DEC2HEX(16746408+[.A162])" office:value-type="string" office:string-value="FF8848" calcext:value-type="string">
            <text:p>FF8848</text:p>
          </table:table-cell>
          <table:table-cell table:formula="of:=DEC2HEX(16746600+[.A162])" office:value-type="string" office:string-value="FF8908" calcext:value-type="string">
            <text:p>FF8908</text:p>
          </table:table-cell>
          <table:table-cell table:style-name="ce18" table:formula="of:=DEC2HEX(16746792+[.A162])" office:value-type="string" office:string-value="FF89C8" calcext:value-type="string">
            <text:p>FF89C8</text:p>
          </table:table-cell>
          <table:table-cell table:style-name="ce18" table:formula="of:=DEC2HEX(16746984+[.A162])" office:value-type="string" office:string-value="FF8A88" calcext:value-type="string">
            <text:p>FF8A88</text:p>
          </table:table-cell>
          <table:table-cell table:style-name="ce18" table:formula="of:=DEC2HEX(16747176+[.A162])" office:value-type="string" office:string-value="FF8B48" calcext:value-type="string">
            <text:p>FF8B48</text:p>
          </table:table-cell>
          <table:table-cell table:style-name="ce18" table:formula="of:=DEC2HEX(16747368+[.A162])" office:value-type="string" office:string-value="FF8C08" calcext:value-type="string">
            <text:p>FF8C08</text:p>
          </table:table-cell>
          <table:table-cell table:style-name="ce18" table:formula="of:=DEC2HEX(16747560+[.A162])" office:value-type="string" office:string-value="FF8CC8" calcext:value-type="string">
            <text:p>FF8CC8</text:p>
          </table:table-cell>
          <table:table-cell table:style-name="ce18" table:formula="of:=DEC2HEX(16747752+[.A162])" office:value-type="string" office:string-value="FF8D88" calcext:value-type="string">
            <text:p>FF8D88</text:p>
          </table:table-cell>
          <table:table-cell table:style-name="ce18" table:formula="of:=DEC2HEX(16747944+[.A162])" office:value-type="string" office:string-value="FF8E48" calcext:value-type="string">
            <text:p>FF8E48</text:p>
          </table:table-cell>
          <table:table-cell table:style-name="ce18" table:formula="of:=DEC2HEX(16748136+[.A162])" office:value-type="string" office:string-value="FF8F08" calcext:value-type="string">
            <text:p>FF8F08</text:p>
          </table:table-cell>
          <table:table-cell table:style-name="ce18" table:formula="of:=DEC2HEX(16748328+[.A162])" office:value-type="string" office:string-value="FF8FC8" calcext:value-type="string">
            <text:p>FF8FC8</text:p>
          </table:table-cell>
          <table:table-cell table:style-name="ce18" table:formula="of:=DEC2HEX(16748520+[.A162])" office:value-type="string" office:string-value="FF9088" calcext:value-type="string">
            <text:p>FF9088</text:p>
          </table:table-cell>
          <table:table-cell table:number-columns-repeated="1007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DEC2HEX([.A163])" office:value-type="string" office:string-value="A1" calcext:value-type="string">
            <text:p>A1</text:p>
          </table:table-cell>
          <table:table-cell table:number-columns-repeated="2"/>
          <table:table-cell table:formula="of:=DEC2HEX(16746216+[.A163])" office:value-type="string" office:string-value="FF8789" calcext:value-type="string">
            <text:p>FF8789</text:p>
          </table:table-cell>
          <table:table-cell table:formula="of:=DEC2HEX(16746408+[.A163])" office:value-type="string" office:string-value="FF8849" calcext:value-type="string">
            <text:p>FF8849</text:p>
          </table:table-cell>
          <table:table-cell table:formula="of:=DEC2HEX(16746600+[.A163])" office:value-type="string" office:string-value="FF8909" calcext:value-type="string">
            <text:p>FF8909</text:p>
          </table:table-cell>
          <table:table-cell table:style-name="ce18" table:formula="of:=DEC2HEX(16746792+[.A163])" office:value-type="string" office:string-value="FF89C9" calcext:value-type="string">
            <text:p>FF89C9</text:p>
          </table:table-cell>
          <table:table-cell table:style-name="ce18" table:formula="of:=DEC2HEX(16746984+[.A163])" office:value-type="string" office:string-value="FF8A89" calcext:value-type="string">
            <text:p>FF8A89</text:p>
          </table:table-cell>
          <table:table-cell table:style-name="ce18" table:formula="of:=DEC2HEX(16747176+[.A163])" office:value-type="string" office:string-value="FF8B49" calcext:value-type="string">
            <text:p>FF8B49</text:p>
          </table:table-cell>
          <table:table-cell table:style-name="ce18" table:formula="of:=DEC2HEX(16747368+[.A163])" office:value-type="string" office:string-value="FF8C09" calcext:value-type="string">
            <text:p>FF8C09</text:p>
          </table:table-cell>
          <table:table-cell table:style-name="ce18" table:formula="of:=DEC2HEX(16747560+[.A163])" office:value-type="string" office:string-value="FF8CC9" calcext:value-type="string">
            <text:p>FF8CC9</text:p>
          </table:table-cell>
          <table:table-cell table:style-name="ce18" table:formula="of:=DEC2HEX(16747752+[.A163])" office:value-type="string" office:string-value="FF8D89" calcext:value-type="string">
            <text:p>FF8D89</text:p>
          </table:table-cell>
          <table:table-cell table:style-name="ce18" table:formula="of:=DEC2HEX(16747944+[.A163])" office:value-type="string" office:string-value="FF8E49" calcext:value-type="string">
            <text:p>FF8E49</text:p>
          </table:table-cell>
          <table:table-cell table:style-name="ce18" table:formula="of:=DEC2HEX(16748136+[.A163])" office:value-type="string" office:string-value="FF8F09" calcext:value-type="string">
            <text:p>FF8F09</text:p>
          </table:table-cell>
          <table:table-cell table:style-name="ce18" table:formula="of:=DEC2HEX(16748328+[.A163])" office:value-type="string" office:string-value="FF8FC9" calcext:value-type="string">
            <text:p>FF8FC9</text:p>
          </table:table-cell>
          <table:table-cell table:style-name="ce18" table:formula="of:=DEC2HEX(16748520+[.A163])" office:value-type="string" office:string-value="FF9089" calcext:value-type="string">
            <text:p>FF9089</text:p>
          </table:table-cell>
          <table:table-cell table:number-columns-repeated="1007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DEC2HEX([.A164])" office:value-type="string" office:string-value="A2" calcext:value-type="string">
            <text:p>A2</text:p>
          </table:table-cell>
          <table:table-cell table:number-columns-repeated="2"/>
          <table:table-cell table:formula="of:=DEC2HEX(16746216+[.A164])" office:value-type="string" office:string-value="FF878A" calcext:value-type="string">
            <text:p>FF878A</text:p>
          </table:table-cell>
          <table:table-cell table:formula="of:=DEC2HEX(16746408+[.A164])" office:value-type="string" office:string-value="FF884A" calcext:value-type="string">
            <text:p>FF884A</text:p>
          </table:table-cell>
          <table:table-cell table:formula="of:=DEC2HEX(16746600+[.A164])" office:value-type="string" office:string-value="FF890A" calcext:value-type="string">
            <text:p>FF890A</text:p>
          </table:table-cell>
          <table:table-cell table:style-name="ce18" table:formula="of:=DEC2HEX(16746792+[.A164])" office:value-type="string" office:string-value="FF89CA" calcext:value-type="string">
            <text:p>FF89CA</text:p>
          </table:table-cell>
          <table:table-cell table:style-name="ce18" table:formula="of:=DEC2HEX(16746984+[.A164])" office:value-type="string" office:string-value="FF8A8A" calcext:value-type="string">
            <text:p>FF8A8A</text:p>
          </table:table-cell>
          <table:table-cell table:style-name="ce18" table:formula="of:=DEC2HEX(16747176+[.A164])" office:value-type="string" office:string-value="FF8B4A" calcext:value-type="string">
            <text:p>FF8B4A</text:p>
          </table:table-cell>
          <table:table-cell table:style-name="ce18" table:formula="of:=DEC2HEX(16747368+[.A164])" office:value-type="string" office:string-value="FF8C0A" calcext:value-type="string">
            <text:p>FF8C0A</text:p>
          </table:table-cell>
          <table:table-cell table:style-name="ce18" table:formula="of:=DEC2HEX(16747560+[.A164])" office:value-type="string" office:string-value="FF8CCA" calcext:value-type="string">
            <text:p>FF8CCA</text:p>
          </table:table-cell>
          <table:table-cell table:style-name="ce18" table:formula="of:=DEC2HEX(16747752+[.A164])" office:value-type="string" office:string-value="FF8D8A" calcext:value-type="string">
            <text:p>FF8D8A</text:p>
          </table:table-cell>
          <table:table-cell table:style-name="ce18" table:formula="of:=DEC2HEX(16747944+[.A164])" office:value-type="string" office:string-value="FF8E4A" calcext:value-type="string">
            <text:p>FF8E4A</text:p>
          </table:table-cell>
          <table:table-cell table:style-name="ce18" table:formula="of:=DEC2HEX(16748136+[.A164])" office:value-type="string" office:string-value="FF8F0A" calcext:value-type="string">
            <text:p>FF8F0A</text:p>
          </table:table-cell>
          <table:table-cell table:style-name="ce18" table:formula="of:=DEC2HEX(16748328+[.A164])" office:value-type="string" office:string-value="FF8FCA" calcext:value-type="string">
            <text:p>FF8FCA</text:p>
          </table:table-cell>
          <table:table-cell table:style-name="ce18" table:formula="of:=DEC2HEX(16748520+[.A164])" office:value-type="string" office:string-value="FF908A" calcext:value-type="string">
            <text:p>FF908A</text:p>
          </table:table-cell>
          <table:table-cell table:number-columns-repeated="1007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DEC2HEX([.A165])" office:value-type="string" office:string-value="A3" calcext:value-type="string">
            <text:p>A3</text:p>
          </table:table-cell>
          <table:table-cell table:number-columns-repeated="2"/>
          <table:table-cell table:formula="of:=DEC2HEX(16746216+[.A165])" office:value-type="string" office:string-value="FF878B" calcext:value-type="string">
            <text:p>FF878B</text:p>
          </table:table-cell>
          <table:table-cell table:formula="of:=DEC2HEX(16746408+[.A165])" office:value-type="string" office:string-value="FF884B" calcext:value-type="string">
            <text:p>FF884B</text:p>
          </table:table-cell>
          <table:table-cell table:formula="of:=DEC2HEX(16746600+[.A165])" office:value-type="string" office:string-value="FF890B" calcext:value-type="string">
            <text:p>FF890B</text:p>
          </table:table-cell>
          <table:table-cell table:style-name="ce18" table:formula="of:=DEC2HEX(16746792+[.A165])" office:value-type="string" office:string-value="FF89CB" calcext:value-type="string">
            <text:p>FF89CB</text:p>
          </table:table-cell>
          <table:table-cell table:style-name="ce18" table:formula="of:=DEC2HEX(16746984+[.A165])" office:value-type="string" office:string-value="FF8A8B" calcext:value-type="string">
            <text:p>FF8A8B</text:p>
          </table:table-cell>
          <table:table-cell table:style-name="ce18" table:formula="of:=DEC2HEX(16747176+[.A165])" office:value-type="string" office:string-value="FF8B4B" calcext:value-type="string">
            <text:p>FF8B4B</text:p>
          </table:table-cell>
          <table:table-cell table:style-name="ce18" table:formula="of:=DEC2HEX(16747368+[.A165])" office:value-type="string" office:string-value="FF8C0B" calcext:value-type="string">
            <text:p>FF8C0B</text:p>
          </table:table-cell>
          <table:table-cell table:style-name="ce18" table:formula="of:=DEC2HEX(16747560+[.A165])" office:value-type="string" office:string-value="FF8CCB" calcext:value-type="string">
            <text:p>FF8CCB</text:p>
          </table:table-cell>
          <table:table-cell table:style-name="ce18" table:formula="of:=DEC2HEX(16747752+[.A165])" office:value-type="string" office:string-value="FF8D8B" calcext:value-type="string">
            <text:p>FF8D8B</text:p>
          </table:table-cell>
          <table:table-cell table:style-name="ce18" table:formula="of:=DEC2HEX(16747944+[.A165])" office:value-type="string" office:string-value="FF8E4B" calcext:value-type="string">
            <text:p>FF8E4B</text:p>
          </table:table-cell>
          <table:table-cell table:style-name="ce18" table:formula="of:=DEC2HEX(16748136+[.A165])" office:value-type="string" office:string-value="FF8F0B" calcext:value-type="string">
            <text:p>FF8F0B</text:p>
          </table:table-cell>
          <table:table-cell table:style-name="ce18" table:formula="of:=DEC2HEX(16748328+[.A165])" office:value-type="string" office:string-value="FF8FCB" calcext:value-type="string">
            <text:p>FF8FCB</text:p>
          </table:table-cell>
          <table:table-cell table:style-name="ce18" table:formula="of:=DEC2HEX(16748520+[.A165])" office:value-type="string" office:string-value="FF908B" calcext:value-type="string">
            <text:p>FF908B</text:p>
          </table:table-cell>
          <table:table-cell table:number-columns-repeated="1007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DEC2HEX([.A166])" office:value-type="string" office:string-value="A4" calcext:value-type="string">
            <text:p>A4</text:p>
          </table:table-cell>
          <table:table-cell table:number-columns-repeated="2"/>
          <table:table-cell table:formula="of:=DEC2HEX(16746216+[.A166])" office:value-type="string" office:string-value="FF878C" calcext:value-type="string">
            <text:p>FF878C</text:p>
          </table:table-cell>
          <table:table-cell table:formula="of:=DEC2HEX(16746408+[.A166])" office:value-type="string" office:string-value="FF884C" calcext:value-type="string">
            <text:p>FF884C</text:p>
          </table:table-cell>
          <table:table-cell table:formula="of:=DEC2HEX(16746600+[.A166])" office:value-type="string" office:string-value="FF890C" calcext:value-type="string">
            <text:p>FF890C</text:p>
          </table:table-cell>
          <table:table-cell table:style-name="ce18" table:formula="of:=DEC2HEX(16746792+[.A166])" office:value-type="string" office:string-value="FF89CC" calcext:value-type="string">
            <text:p>FF89CC</text:p>
          </table:table-cell>
          <table:table-cell table:style-name="ce18" table:formula="of:=DEC2HEX(16746984+[.A166])" office:value-type="string" office:string-value="FF8A8C" calcext:value-type="string">
            <text:p>FF8A8C</text:p>
          </table:table-cell>
          <table:table-cell table:style-name="ce18" table:formula="of:=DEC2HEX(16747176+[.A166])" office:value-type="string" office:string-value="FF8B4C" calcext:value-type="string">
            <text:p>FF8B4C</text:p>
          </table:table-cell>
          <table:table-cell table:style-name="ce18" table:formula="of:=DEC2HEX(16747368+[.A166])" office:value-type="string" office:string-value="FF8C0C" calcext:value-type="string">
            <text:p>FF8C0C</text:p>
          </table:table-cell>
          <table:table-cell table:style-name="ce18" table:formula="of:=DEC2HEX(16747560+[.A166])" office:value-type="string" office:string-value="FF8CCC" calcext:value-type="string">
            <text:p>FF8CCC</text:p>
          </table:table-cell>
          <table:table-cell table:style-name="ce18" table:formula="of:=DEC2HEX(16747752+[.A166])" office:value-type="string" office:string-value="FF8D8C" calcext:value-type="string">
            <text:p>FF8D8C</text:p>
          </table:table-cell>
          <table:table-cell table:style-name="ce18" table:formula="of:=DEC2HEX(16747944+[.A166])" office:value-type="string" office:string-value="FF8E4C" calcext:value-type="string">
            <text:p>FF8E4C</text:p>
          </table:table-cell>
          <table:table-cell table:style-name="ce18" table:formula="of:=DEC2HEX(16748136+[.A166])" office:value-type="string" office:string-value="FF8F0C" calcext:value-type="string">
            <text:p>FF8F0C</text:p>
          </table:table-cell>
          <table:table-cell table:style-name="ce18" table:formula="of:=DEC2HEX(16748328+[.A166])" office:value-type="string" office:string-value="FF8FCC" calcext:value-type="string">
            <text:p>FF8FCC</text:p>
          </table:table-cell>
          <table:table-cell table:style-name="ce18" table:formula="of:=DEC2HEX(16748520+[.A166])" office:value-type="string" office:string-value="FF908C" calcext:value-type="string">
            <text:p>FF908C</text:p>
          </table:table-cell>
          <table:table-cell table:number-columns-repeated="1007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DEC2HEX([.A167])" office:value-type="string" office:string-value="A5" calcext:value-type="string">
            <text:p>A5</text:p>
          </table:table-cell>
          <table:table-cell table:number-columns-repeated="2"/>
          <table:table-cell table:formula="of:=DEC2HEX(16746216+[.A167])" office:value-type="string" office:string-value="FF878D" calcext:value-type="string">
            <text:p>FF878D</text:p>
          </table:table-cell>
          <table:table-cell table:formula="of:=DEC2HEX(16746408+[.A167])" office:value-type="string" office:string-value="FF884D" calcext:value-type="string">
            <text:p>FF884D</text:p>
          </table:table-cell>
          <table:table-cell table:formula="of:=DEC2HEX(16746600+[.A167])" office:value-type="string" office:string-value="FF890D" calcext:value-type="string">
            <text:p>FF890D</text:p>
          </table:table-cell>
          <table:table-cell table:style-name="ce18" table:formula="of:=DEC2HEX(16746792+[.A167])" office:value-type="string" office:string-value="FF89CD" calcext:value-type="string">
            <text:p>FF89CD</text:p>
          </table:table-cell>
          <table:table-cell table:style-name="ce18" table:formula="of:=DEC2HEX(16746984+[.A167])" office:value-type="string" office:string-value="FF8A8D" calcext:value-type="string">
            <text:p>FF8A8D</text:p>
          </table:table-cell>
          <table:table-cell table:style-name="ce18" table:formula="of:=DEC2HEX(16747176+[.A167])" office:value-type="string" office:string-value="FF8B4D" calcext:value-type="string">
            <text:p>FF8B4D</text:p>
          </table:table-cell>
          <table:table-cell table:style-name="ce18" table:formula="of:=DEC2HEX(16747368+[.A167])" office:value-type="string" office:string-value="FF8C0D" calcext:value-type="string">
            <text:p>FF8C0D</text:p>
          </table:table-cell>
          <table:table-cell table:style-name="ce18" table:formula="of:=DEC2HEX(16747560+[.A167])" office:value-type="string" office:string-value="FF8CCD" calcext:value-type="string">
            <text:p>FF8CCD</text:p>
          </table:table-cell>
          <table:table-cell table:style-name="ce18" table:formula="of:=DEC2HEX(16747752+[.A167])" office:value-type="string" office:string-value="FF8D8D" calcext:value-type="string">
            <text:p>FF8D8D</text:p>
          </table:table-cell>
          <table:table-cell table:style-name="ce18" table:formula="of:=DEC2HEX(16747944+[.A167])" office:value-type="string" office:string-value="FF8E4D" calcext:value-type="string">
            <text:p>FF8E4D</text:p>
          </table:table-cell>
          <table:table-cell table:style-name="ce18" table:formula="of:=DEC2HEX(16748136+[.A167])" office:value-type="string" office:string-value="FF8F0D" calcext:value-type="string">
            <text:p>FF8F0D</text:p>
          </table:table-cell>
          <table:table-cell table:style-name="ce18" table:formula="of:=DEC2HEX(16748328+[.A167])" office:value-type="string" office:string-value="FF8FCD" calcext:value-type="string">
            <text:p>FF8FCD</text:p>
          </table:table-cell>
          <table:table-cell table:style-name="ce18" table:formula="of:=DEC2HEX(16748520+[.A167])" office:value-type="string" office:string-value="FF908D" calcext:value-type="string">
            <text:p>FF908D</text:p>
          </table:table-cell>
          <table:table-cell table:number-columns-repeated="1007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DEC2HEX([.A168])" office:value-type="string" office:string-value="A6" calcext:value-type="string">
            <text:p>A6</text:p>
          </table:table-cell>
          <table:table-cell table:number-columns-repeated="2"/>
          <table:table-cell table:formula="of:=DEC2HEX(16746216+[.A168])" office:value-type="string" office:string-value="FF878E" calcext:value-type="string">
            <text:p>FF878E</text:p>
          </table:table-cell>
          <table:table-cell table:formula="of:=DEC2HEX(16746408+[.A168])" office:value-type="string" office:string-value="FF884E" calcext:value-type="string">
            <text:p>FF884E</text:p>
          </table:table-cell>
          <table:table-cell table:formula="of:=DEC2HEX(16746600+[.A168])" office:value-type="string" office:string-value="FF890E" calcext:value-type="string">
            <text:p>FF890E</text:p>
          </table:table-cell>
          <table:table-cell table:style-name="ce18" table:formula="of:=DEC2HEX(16746792+[.A168])" office:value-type="string" office:string-value="FF89CE" calcext:value-type="string">
            <text:p>FF89CE</text:p>
          </table:table-cell>
          <table:table-cell table:style-name="ce18" table:formula="of:=DEC2HEX(16746984+[.A168])" office:value-type="string" office:string-value="FF8A8E" calcext:value-type="string">
            <text:p>FF8A8E</text:p>
          </table:table-cell>
          <table:table-cell table:style-name="ce18" table:formula="of:=DEC2HEX(16747176+[.A168])" office:value-type="string" office:string-value="FF8B4E" calcext:value-type="string">
            <text:p>FF8B4E</text:p>
          </table:table-cell>
          <table:table-cell table:style-name="ce18" table:formula="of:=DEC2HEX(16747368+[.A168])" office:value-type="string" office:string-value="FF8C0E" calcext:value-type="string">
            <text:p>FF8C0E</text:p>
          </table:table-cell>
          <table:table-cell table:style-name="ce18" table:formula="of:=DEC2HEX(16747560+[.A168])" office:value-type="string" office:string-value="FF8CCE" calcext:value-type="string">
            <text:p>FF8CCE</text:p>
          </table:table-cell>
          <table:table-cell table:style-name="ce18" table:formula="of:=DEC2HEX(16747752+[.A168])" office:value-type="string" office:string-value="FF8D8E" calcext:value-type="string">
            <text:p>FF8D8E</text:p>
          </table:table-cell>
          <table:table-cell table:style-name="ce18" table:formula="of:=DEC2HEX(16747944+[.A168])" office:value-type="string" office:string-value="FF8E4E" calcext:value-type="string">
            <text:p>FF8E4E</text:p>
          </table:table-cell>
          <table:table-cell table:style-name="ce18" table:formula="of:=DEC2HEX(16748136+[.A168])" office:value-type="string" office:string-value="FF8F0E" calcext:value-type="string">
            <text:p>FF8F0E</text:p>
          </table:table-cell>
          <table:table-cell table:style-name="ce18" table:formula="of:=DEC2HEX(16748328+[.A168])" office:value-type="string" office:string-value="FF8FCE" calcext:value-type="string">
            <text:p>FF8FCE</text:p>
          </table:table-cell>
          <table:table-cell table:style-name="ce18" table:formula="of:=DEC2HEX(16748520+[.A168])" office:value-type="string" office:string-value="FF908E" calcext:value-type="string">
            <text:p>FF908E</text:p>
          </table:table-cell>
          <table:table-cell table:number-columns-repeated="1007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DEC2HEX([.A169])" office:value-type="string" office:string-value="A7" calcext:value-type="string">
            <text:p>A7</text:p>
          </table:table-cell>
          <table:table-cell table:number-columns-repeated="2"/>
          <table:table-cell table:formula="of:=DEC2HEX(16746216+[.A169])" office:value-type="string" office:string-value="FF878F" calcext:value-type="string">
            <text:p>FF878F</text:p>
          </table:table-cell>
          <table:table-cell table:formula="of:=DEC2HEX(16746408+[.A169])" office:value-type="string" office:string-value="FF884F" calcext:value-type="string">
            <text:p>FF884F</text:p>
          </table:table-cell>
          <table:table-cell table:formula="of:=DEC2HEX(16746600+[.A169])" office:value-type="string" office:string-value="FF890F" calcext:value-type="string">
            <text:p>FF890F</text:p>
          </table:table-cell>
          <table:table-cell table:style-name="ce18" table:formula="of:=DEC2HEX(16746792+[.A169])" office:value-type="string" office:string-value="FF89CF" calcext:value-type="string">
            <text:p>FF89CF</text:p>
          </table:table-cell>
          <table:table-cell table:style-name="ce18" table:formula="of:=DEC2HEX(16746984+[.A169])" office:value-type="string" office:string-value="FF8A8F" calcext:value-type="string">
            <text:p>FF8A8F</text:p>
          </table:table-cell>
          <table:table-cell table:style-name="ce18" table:formula="of:=DEC2HEX(16747176+[.A169])" office:value-type="string" office:string-value="FF8B4F" calcext:value-type="string">
            <text:p>FF8B4F</text:p>
          </table:table-cell>
          <table:table-cell table:style-name="ce18" table:formula="of:=DEC2HEX(16747368+[.A169])" office:value-type="string" office:string-value="FF8C0F" calcext:value-type="string">
            <text:p>FF8C0F</text:p>
          </table:table-cell>
          <table:table-cell table:style-name="ce18" table:formula="of:=DEC2HEX(16747560+[.A169])" office:value-type="string" office:string-value="FF8CCF" calcext:value-type="string">
            <text:p>FF8CCF</text:p>
          </table:table-cell>
          <table:table-cell table:style-name="ce18" table:formula="of:=DEC2HEX(16747752+[.A169])" office:value-type="string" office:string-value="FF8D8F" calcext:value-type="string">
            <text:p>FF8D8F</text:p>
          </table:table-cell>
          <table:table-cell table:style-name="ce18" table:formula="of:=DEC2HEX(16747944+[.A169])" office:value-type="string" office:string-value="FF8E4F" calcext:value-type="string">
            <text:p>FF8E4F</text:p>
          </table:table-cell>
          <table:table-cell table:style-name="ce18" table:formula="of:=DEC2HEX(16748136+[.A169])" office:value-type="string" office:string-value="FF8F0F" calcext:value-type="string">
            <text:p>FF8F0F</text:p>
          </table:table-cell>
          <table:table-cell table:style-name="ce18" table:formula="of:=DEC2HEX(16748328+[.A169])" office:value-type="string" office:string-value="FF8FCF" calcext:value-type="string">
            <text:p>FF8FCF</text:p>
          </table:table-cell>
          <table:table-cell table:style-name="ce18" table:formula="of:=DEC2HEX(16748520+[.A169])" office:value-type="string" office:string-value="FF908F" calcext:value-type="string">
            <text:p>FF908F</text:p>
          </table:table-cell>
          <table:table-cell table:number-columns-repeated="1007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DEC2HEX([.A170])" office:value-type="string" office:string-value="A8" calcext:value-type="string">
            <text:p>A8</text:p>
          </table:table-cell>
          <table:table-cell table:number-columns-repeated="2"/>
          <table:table-cell table:formula="of:=DEC2HEX(16746216+[.A170])" office:value-type="string" office:string-value="FF8790" calcext:value-type="string">
            <text:p>FF8790</text:p>
          </table:table-cell>
          <table:table-cell table:formula="of:=DEC2HEX(16746408+[.A170])" office:value-type="string" office:string-value="FF8850" calcext:value-type="string">
            <text:p>FF8850</text:p>
          </table:table-cell>
          <table:table-cell table:formula="of:=DEC2HEX(16746600+[.A170])" office:value-type="string" office:string-value="FF8910" calcext:value-type="string">
            <text:p>FF8910</text:p>
          </table:table-cell>
          <table:table-cell table:style-name="ce18" table:formula="of:=DEC2HEX(16746792+[.A170])" office:value-type="string" office:string-value="FF89D0" calcext:value-type="string">
            <text:p>FF89D0</text:p>
          </table:table-cell>
          <table:table-cell table:style-name="ce18" table:formula="of:=DEC2HEX(16746984+[.A170])" office:value-type="string" office:string-value="FF8A90" calcext:value-type="string">
            <text:p>FF8A90</text:p>
          </table:table-cell>
          <table:table-cell table:style-name="ce18" table:formula="of:=DEC2HEX(16747176+[.A170])" office:value-type="string" office:string-value="FF8B50" calcext:value-type="string">
            <text:p>FF8B50</text:p>
          </table:table-cell>
          <table:table-cell table:style-name="ce18" table:formula="of:=DEC2HEX(16747368+[.A170])" office:value-type="string" office:string-value="FF8C10" calcext:value-type="string">
            <text:p>FF8C10</text:p>
          </table:table-cell>
          <table:table-cell table:style-name="ce18" table:formula="of:=DEC2HEX(16747560+[.A170])" office:value-type="string" office:string-value="FF8CD0" calcext:value-type="string">
            <text:p>FF8CD0</text:p>
          </table:table-cell>
          <table:table-cell table:style-name="ce18" table:formula="of:=DEC2HEX(16747752+[.A170])" office:value-type="string" office:string-value="FF8D90" calcext:value-type="string">
            <text:p>FF8D90</text:p>
          </table:table-cell>
          <table:table-cell table:style-name="ce18" table:formula="of:=DEC2HEX(16747944+[.A170])" office:value-type="string" office:string-value="FF8E50" calcext:value-type="string">
            <text:p>FF8E50</text:p>
          </table:table-cell>
          <table:table-cell table:style-name="ce18" table:formula="of:=DEC2HEX(16748136+[.A170])" office:value-type="string" office:string-value="FF8F10" calcext:value-type="string">
            <text:p>FF8F10</text:p>
          </table:table-cell>
          <table:table-cell table:style-name="ce18" table:formula="of:=DEC2HEX(16748328+[.A170])" office:value-type="string" office:string-value="FF8FD0" calcext:value-type="string">
            <text:p>FF8FD0</text:p>
          </table:table-cell>
          <table:table-cell table:style-name="ce18" table:formula="of:=DEC2HEX(16748520+[.A170])" office:value-type="string" office:string-value="FF9090" calcext:value-type="string">
            <text:p>FF9090</text:p>
          </table:table-cell>
          <table:table-cell table:number-columns-repeated="1007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DEC2HEX([.A171])" office:value-type="string" office:string-value="A9" calcext:value-type="string">
            <text:p>A9</text:p>
          </table:table-cell>
          <table:table-cell table:number-columns-repeated="2"/>
          <table:table-cell table:formula="of:=DEC2HEX(16746216+[.A171])" office:value-type="string" office:string-value="FF8791" calcext:value-type="string">
            <text:p>FF8791</text:p>
          </table:table-cell>
          <table:table-cell table:formula="of:=DEC2HEX(16746408+[.A171])" office:value-type="string" office:string-value="FF8851" calcext:value-type="string">
            <text:p>FF8851</text:p>
          </table:table-cell>
          <table:table-cell table:formula="of:=DEC2HEX(16746600+[.A171])" office:value-type="string" office:string-value="FF8911" calcext:value-type="string">
            <text:p>FF8911</text:p>
          </table:table-cell>
          <table:table-cell table:style-name="ce18" table:formula="of:=DEC2HEX(16746792+[.A171])" office:value-type="string" office:string-value="FF89D1" calcext:value-type="string">
            <text:p>FF89D1</text:p>
          </table:table-cell>
          <table:table-cell table:style-name="ce18" table:formula="of:=DEC2HEX(16746984+[.A171])" office:value-type="string" office:string-value="FF8A91" calcext:value-type="string">
            <text:p>FF8A91</text:p>
          </table:table-cell>
          <table:table-cell table:style-name="ce18" table:formula="of:=DEC2HEX(16747176+[.A171])" office:value-type="string" office:string-value="FF8B51" calcext:value-type="string">
            <text:p>FF8B51</text:p>
          </table:table-cell>
          <table:table-cell table:style-name="ce18" table:formula="of:=DEC2HEX(16747368+[.A171])" office:value-type="string" office:string-value="FF8C11" calcext:value-type="string">
            <text:p>FF8C11</text:p>
          </table:table-cell>
          <table:table-cell table:style-name="ce18" table:formula="of:=DEC2HEX(16747560+[.A171])" office:value-type="string" office:string-value="FF8CD1" calcext:value-type="string">
            <text:p>FF8CD1</text:p>
          </table:table-cell>
          <table:table-cell table:style-name="ce18" table:formula="of:=DEC2HEX(16747752+[.A171])" office:value-type="string" office:string-value="FF8D91" calcext:value-type="string">
            <text:p>FF8D91</text:p>
          </table:table-cell>
          <table:table-cell table:style-name="ce18" table:formula="of:=DEC2HEX(16747944+[.A171])" office:value-type="string" office:string-value="FF8E51" calcext:value-type="string">
            <text:p>FF8E51</text:p>
          </table:table-cell>
          <table:table-cell table:style-name="ce18" table:formula="of:=DEC2HEX(16748136+[.A171])" office:value-type="string" office:string-value="FF8F11" calcext:value-type="string">
            <text:p>FF8F11</text:p>
          </table:table-cell>
          <table:table-cell table:style-name="ce18" table:formula="of:=DEC2HEX(16748328+[.A171])" office:value-type="string" office:string-value="FF8FD1" calcext:value-type="string">
            <text:p>FF8FD1</text:p>
          </table:table-cell>
          <table:table-cell table:style-name="ce18" table:formula="of:=DEC2HEX(16748520+[.A171])" office:value-type="string" office:string-value="FF9091" calcext:value-type="string">
            <text:p>FF9091</text:p>
          </table:table-cell>
          <table:table-cell table:number-columns-repeated="1007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DEC2HEX([.A172])" office:value-type="string" office:string-value="AA" calcext:value-type="string">
            <text:p>AA</text:p>
          </table:table-cell>
          <table:table-cell table:number-columns-repeated="2"/>
          <table:table-cell table:formula="of:=DEC2HEX(16746216+[.A172])" office:value-type="string" office:string-value="FF8792" calcext:value-type="string">
            <text:p>FF8792</text:p>
          </table:table-cell>
          <table:table-cell table:formula="of:=DEC2HEX(16746408+[.A172])" office:value-type="string" office:string-value="FF8852" calcext:value-type="string">
            <text:p>FF8852</text:p>
          </table:table-cell>
          <table:table-cell table:formula="of:=DEC2HEX(16746600+[.A172])" office:value-type="string" office:string-value="FF8912" calcext:value-type="string">
            <text:p>FF8912</text:p>
          </table:table-cell>
          <table:table-cell table:style-name="ce18" table:formula="of:=DEC2HEX(16746792+[.A172])" office:value-type="string" office:string-value="FF89D2" calcext:value-type="string">
            <text:p>FF89D2</text:p>
          </table:table-cell>
          <table:table-cell table:style-name="ce18" table:formula="of:=DEC2HEX(16746984+[.A172])" office:value-type="string" office:string-value="FF8A92" calcext:value-type="string">
            <text:p>FF8A92</text:p>
          </table:table-cell>
          <table:table-cell table:style-name="ce18" table:formula="of:=DEC2HEX(16747176+[.A172])" office:value-type="string" office:string-value="FF8B52" calcext:value-type="string">
            <text:p>FF8B52</text:p>
          </table:table-cell>
          <table:table-cell table:style-name="ce18" table:formula="of:=DEC2HEX(16747368+[.A172])" office:value-type="string" office:string-value="FF8C12" calcext:value-type="string">
            <text:p>FF8C12</text:p>
          </table:table-cell>
          <table:table-cell table:style-name="ce18" table:formula="of:=DEC2HEX(16747560+[.A172])" office:value-type="string" office:string-value="FF8CD2" calcext:value-type="string">
            <text:p>FF8CD2</text:p>
          </table:table-cell>
          <table:table-cell table:style-name="ce18" table:formula="of:=DEC2HEX(16747752+[.A172])" office:value-type="string" office:string-value="FF8D92" calcext:value-type="string">
            <text:p>FF8D92</text:p>
          </table:table-cell>
          <table:table-cell table:style-name="ce18" table:formula="of:=DEC2HEX(16747944+[.A172])" office:value-type="string" office:string-value="FF8E52" calcext:value-type="string">
            <text:p>FF8E52</text:p>
          </table:table-cell>
          <table:table-cell table:style-name="ce18" table:formula="of:=DEC2HEX(16748136+[.A172])" office:value-type="string" office:string-value="FF8F12" calcext:value-type="string">
            <text:p>FF8F12</text:p>
          </table:table-cell>
          <table:table-cell table:style-name="ce18" table:formula="of:=DEC2HEX(16748328+[.A172])" office:value-type="string" office:string-value="FF8FD2" calcext:value-type="string">
            <text:p>FF8FD2</text:p>
          </table:table-cell>
          <table:table-cell table:style-name="ce18" table:formula="of:=DEC2HEX(16748520+[.A172])" office:value-type="string" office:string-value="FF9092" calcext:value-type="string">
            <text:p>FF9092</text:p>
          </table:table-cell>
          <table:table-cell table:number-columns-repeated="1007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DEC2HEX([.A173])" office:value-type="string" office:string-value="AB" calcext:value-type="string">
            <text:p>AB</text:p>
          </table:table-cell>
          <table:table-cell table:number-columns-repeated="2"/>
          <table:table-cell table:formula="of:=DEC2HEX(16746216+[.A173])" office:value-type="string" office:string-value="FF8793" calcext:value-type="string">
            <text:p>FF8793</text:p>
          </table:table-cell>
          <table:table-cell table:formula="of:=DEC2HEX(16746408+[.A173])" office:value-type="string" office:string-value="FF8853" calcext:value-type="string">
            <text:p>FF8853</text:p>
          </table:table-cell>
          <table:table-cell table:formula="of:=DEC2HEX(16746600+[.A173])" office:value-type="string" office:string-value="FF8913" calcext:value-type="string">
            <text:p>FF8913</text:p>
          </table:table-cell>
          <table:table-cell table:style-name="ce18" table:formula="of:=DEC2HEX(16746792+[.A173])" office:value-type="string" office:string-value="FF89D3" calcext:value-type="string">
            <text:p>FF89D3</text:p>
          </table:table-cell>
          <table:table-cell table:style-name="ce18" table:formula="of:=DEC2HEX(16746984+[.A173])" office:value-type="string" office:string-value="FF8A93" calcext:value-type="string">
            <text:p>FF8A93</text:p>
          </table:table-cell>
          <table:table-cell table:style-name="ce18" table:formula="of:=DEC2HEX(16747176+[.A173])" office:value-type="string" office:string-value="FF8B53" calcext:value-type="string">
            <text:p>FF8B53</text:p>
          </table:table-cell>
          <table:table-cell table:style-name="ce18" table:formula="of:=DEC2HEX(16747368+[.A173])" office:value-type="string" office:string-value="FF8C13" calcext:value-type="string">
            <text:p>FF8C13</text:p>
          </table:table-cell>
          <table:table-cell table:style-name="ce18" table:formula="of:=DEC2HEX(16747560+[.A173])" office:value-type="string" office:string-value="FF8CD3" calcext:value-type="string">
            <text:p>FF8CD3</text:p>
          </table:table-cell>
          <table:table-cell table:style-name="ce18" table:formula="of:=DEC2HEX(16747752+[.A173])" office:value-type="string" office:string-value="FF8D93" calcext:value-type="string">
            <text:p>FF8D93</text:p>
          </table:table-cell>
          <table:table-cell table:style-name="ce18" table:formula="of:=DEC2HEX(16747944+[.A173])" office:value-type="string" office:string-value="FF8E53" calcext:value-type="string">
            <text:p>FF8E53</text:p>
          </table:table-cell>
          <table:table-cell table:style-name="ce18" table:formula="of:=DEC2HEX(16748136+[.A173])" office:value-type="string" office:string-value="FF8F13" calcext:value-type="string">
            <text:p>FF8F13</text:p>
          </table:table-cell>
          <table:table-cell table:style-name="ce18" table:formula="of:=DEC2HEX(16748328+[.A173])" office:value-type="string" office:string-value="FF8FD3" calcext:value-type="string">
            <text:p>FF8FD3</text:p>
          </table:table-cell>
          <table:table-cell table:style-name="ce18" table:formula="of:=DEC2HEX(16748520+[.A173])" office:value-type="string" office:string-value="FF9093" calcext:value-type="string">
            <text:p>FF9093</text:p>
          </table:table-cell>
          <table:table-cell table:number-columns-repeated="1007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DEC2HEX([.A174])" office:value-type="string" office:string-value="AC" calcext:value-type="string">
            <text:p>AC</text:p>
          </table:table-cell>
          <table:table-cell table:number-columns-repeated="2"/>
          <table:table-cell table:formula="of:=DEC2HEX(16746216+[.A174])" office:value-type="string" office:string-value="FF8794" calcext:value-type="string">
            <text:p>FF8794</text:p>
          </table:table-cell>
          <table:table-cell table:formula="of:=DEC2HEX(16746408+[.A174])" office:value-type="string" office:string-value="FF8854" calcext:value-type="string">
            <text:p>FF8854</text:p>
          </table:table-cell>
          <table:table-cell table:formula="of:=DEC2HEX(16746600+[.A174])" office:value-type="string" office:string-value="FF8914" calcext:value-type="string">
            <text:p>FF8914</text:p>
          </table:table-cell>
          <table:table-cell table:style-name="ce18" table:formula="of:=DEC2HEX(16746792+[.A174])" office:value-type="string" office:string-value="FF89D4" calcext:value-type="string">
            <text:p>FF89D4</text:p>
          </table:table-cell>
          <table:table-cell table:style-name="ce18" table:formula="of:=DEC2HEX(16746984+[.A174])" office:value-type="string" office:string-value="FF8A94" calcext:value-type="string">
            <text:p>FF8A94</text:p>
          </table:table-cell>
          <table:table-cell table:style-name="ce18" table:formula="of:=DEC2HEX(16747176+[.A174])" office:value-type="string" office:string-value="FF8B54" calcext:value-type="string">
            <text:p>FF8B54</text:p>
          </table:table-cell>
          <table:table-cell table:style-name="ce18" table:formula="of:=DEC2HEX(16747368+[.A174])" office:value-type="string" office:string-value="FF8C14" calcext:value-type="string">
            <text:p>FF8C14</text:p>
          </table:table-cell>
          <table:table-cell table:style-name="ce18" table:formula="of:=DEC2HEX(16747560+[.A174])" office:value-type="string" office:string-value="FF8CD4" calcext:value-type="string">
            <text:p>FF8CD4</text:p>
          </table:table-cell>
          <table:table-cell table:style-name="ce18" table:formula="of:=DEC2HEX(16747752+[.A174])" office:value-type="string" office:string-value="FF8D94" calcext:value-type="string">
            <text:p>FF8D94</text:p>
          </table:table-cell>
          <table:table-cell table:style-name="ce18" table:formula="of:=DEC2HEX(16747944+[.A174])" office:value-type="string" office:string-value="FF8E54" calcext:value-type="string">
            <text:p>FF8E54</text:p>
          </table:table-cell>
          <table:table-cell table:style-name="ce18" table:formula="of:=DEC2HEX(16748136+[.A174])" office:value-type="string" office:string-value="FF8F14" calcext:value-type="string">
            <text:p>FF8F14</text:p>
          </table:table-cell>
          <table:table-cell table:style-name="ce18" table:formula="of:=DEC2HEX(16748328+[.A174])" office:value-type="string" office:string-value="FF8FD4" calcext:value-type="string">
            <text:p>FF8FD4</text:p>
          </table:table-cell>
          <table:table-cell table:style-name="ce18" table:formula="of:=DEC2HEX(16748520+[.A174])" office:value-type="string" office:string-value="FF9094" calcext:value-type="string">
            <text:p>FF9094</text:p>
          </table:table-cell>
          <table:table-cell table:number-columns-repeated="1007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DEC2HEX([.A175])" office:value-type="string" office:string-value="AD" calcext:value-type="string">
            <text:p>AD</text:p>
          </table:table-cell>
          <table:table-cell table:number-columns-repeated="2"/>
          <table:table-cell table:formula="of:=DEC2HEX(16746216+[.A175])" office:value-type="string" office:string-value="FF8795" calcext:value-type="string">
            <text:p>FF8795</text:p>
          </table:table-cell>
          <table:table-cell table:formula="of:=DEC2HEX(16746408+[.A175])" office:value-type="string" office:string-value="FF8855" calcext:value-type="string">
            <text:p>FF8855</text:p>
          </table:table-cell>
          <table:table-cell table:formula="of:=DEC2HEX(16746600+[.A175])" office:value-type="string" office:string-value="FF8915" calcext:value-type="string">
            <text:p>FF8915</text:p>
          </table:table-cell>
          <table:table-cell table:style-name="ce18" table:formula="of:=DEC2HEX(16746792+[.A175])" office:value-type="string" office:string-value="FF89D5" calcext:value-type="string">
            <text:p>FF89D5</text:p>
          </table:table-cell>
          <table:table-cell table:style-name="ce18" table:formula="of:=DEC2HEX(16746984+[.A175])" office:value-type="string" office:string-value="FF8A95" calcext:value-type="string">
            <text:p>FF8A95</text:p>
          </table:table-cell>
          <table:table-cell table:style-name="ce18" table:formula="of:=DEC2HEX(16747176+[.A175])" office:value-type="string" office:string-value="FF8B55" calcext:value-type="string">
            <text:p>FF8B55</text:p>
          </table:table-cell>
          <table:table-cell table:style-name="ce18" table:formula="of:=DEC2HEX(16747368+[.A175])" office:value-type="string" office:string-value="FF8C15" calcext:value-type="string">
            <text:p>FF8C15</text:p>
          </table:table-cell>
          <table:table-cell table:style-name="ce18" table:formula="of:=DEC2HEX(16747560+[.A175])" office:value-type="string" office:string-value="FF8CD5" calcext:value-type="string">
            <text:p>FF8CD5</text:p>
          </table:table-cell>
          <table:table-cell table:style-name="ce18" table:formula="of:=DEC2HEX(16747752+[.A175])" office:value-type="string" office:string-value="FF8D95" calcext:value-type="string">
            <text:p>FF8D95</text:p>
          </table:table-cell>
          <table:table-cell table:style-name="ce18" table:formula="of:=DEC2HEX(16747944+[.A175])" office:value-type="string" office:string-value="FF8E55" calcext:value-type="string">
            <text:p>FF8E55</text:p>
          </table:table-cell>
          <table:table-cell table:style-name="ce18" table:formula="of:=DEC2HEX(16748136+[.A175])" office:value-type="string" office:string-value="FF8F15" calcext:value-type="string">
            <text:p>FF8F15</text:p>
          </table:table-cell>
          <table:table-cell table:style-name="ce18" table:formula="of:=DEC2HEX(16748328+[.A175])" office:value-type="string" office:string-value="FF8FD5" calcext:value-type="string">
            <text:p>FF8FD5</text:p>
          </table:table-cell>
          <table:table-cell table:style-name="ce18" table:formula="of:=DEC2HEX(16748520+[.A175])" office:value-type="string" office:string-value="FF9095" calcext:value-type="string">
            <text:p>FF9095</text:p>
          </table:table-cell>
          <table:table-cell table:number-columns-repeated="1007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DEC2HEX([.A176])" office:value-type="string" office:string-value="AE" calcext:value-type="string">
            <text:p>AE</text:p>
          </table:table-cell>
          <table:table-cell table:number-columns-repeated="2"/>
          <table:table-cell table:formula="of:=DEC2HEX(16746216+[.A176])" office:value-type="string" office:string-value="FF8796" calcext:value-type="string">
            <text:p>FF8796</text:p>
          </table:table-cell>
          <table:table-cell table:formula="of:=DEC2HEX(16746408+[.A176])" office:value-type="string" office:string-value="FF8856" calcext:value-type="string">
            <text:p>FF8856</text:p>
          </table:table-cell>
          <table:table-cell table:formula="of:=DEC2HEX(16746600+[.A176])" office:value-type="string" office:string-value="FF8916" calcext:value-type="string">
            <text:p>FF8916</text:p>
          </table:table-cell>
          <table:table-cell table:style-name="ce18" table:formula="of:=DEC2HEX(16746792+[.A176])" office:value-type="string" office:string-value="FF89D6" calcext:value-type="string">
            <text:p>FF89D6</text:p>
          </table:table-cell>
          <table:table-cell table:style-name="ce18" table:formula="of:=DEC2HEX(16746984+[.A176])" office:value-type="string" office:string-value="FF8A96" calcext:value-type="string">
            <text:p>FF8A96</text:p>
          </table:table-cell>
          <table:table-cell table:style-name="ce18" table:formula="of:=DEC2HEX(16747176+[.A176])" office:value-type="string" office:string-value="FF8B56" calcext:value-type="string">
            <text:p>FF8B56</text:p>
          </table:table-cell>
          <table:table-cell table:style-name="ce18" table:formula="of:=DEC2HEX(16747368+[.A176])" office:value-type="string" office:string-value="FF8C16" calcext:value-type="string">
            <text:p>FF8C16</text:p>
          </table:table-cell>
          <table:table-cell table:style-name="ce18" table:formula="of:=DEC2HEX(16747560+[.A176])" office:value-type="string" office:string-value="FF8CD6" calcext:value-type="string">
            <text:p>FF8CD6</text:p>
          </table:table-cell>
          <table:table-cell table:style-name="ce18" table:formula="of:=DEC2HEX(16747752+[.A176])" office:value-type="string" office:string-value="FF8D96" calcext:value-type="string">
            <text:p>FF8D96</text:p>
          </table:table-cell>
          <table:table-cell table:style-name="ce18" table:formula="of:=DEC2HEX(16747944+[.A176])" office:value-type="string" office:string-value="FF8E56" calcext:value-type="string">
            <text:p>FF8E56</text:p>
          </table:table-cell>
          <table:table-cell table:style-name="ce18" table:formula="of:=DEC2HEX(16748136+[.A176])" office:value-type="string" office:string-value="FF8F16" calcext:value-type="string">
            <text:p>FF8F16</text:p>
          </table:table-cell>
          <table:table-cell table:style-name="ce18" table:formula="of:=DEC2HEX(16748328+[.A176])" office:value-type="string" office:string-value="FF8FD6" calcext:value-type="string">
            <text:p>FF8FD6</text:p>
          </table:table-cell>
          <table:table-cell table:style-name="ce18" table:formula="of:=DEC2HEX(16748520+[.A176])" office:value-type="string" office:string-value="FF9096" calcext:value-type="string">
            <text:p>FF9096</text:p>
          </table:table-cell>
          <table:table-cell table:number-columns-repeated="1007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DEC2HEX([.A177])" office:value-type="string" office:string-value="AF" calcext:value-type="string">
            <text:p>AF</text:p>
          </table:table-cell>
          <table:table-cell table:number-columns-repeated="2"/>
          <table:table-cell table:formula="of:=DEC2HEX(16746216+[.A177])" office:value-type="string" office:string-value="FF8797" calcext:value-type="string">
            <text:p>FF8797</text:p>
          </table:table-cell>
          <table:table-cell table:formula="of:=DEC2HEX(16746408+[.A177])" office:value-type="string" office:string-value="FF8857" calcext:value-type="string">
            <text:p>FF8857</text:p>
          </table:table-cell>
          <table:table-cell table:formula="of:=DEC2HEX(16746600+[.A177])" office:value-type="string" office:string-value="FF8917" calcext:value-type="string">
            <text:p>FF8917</text:p>
          </table:table-cell>
          <table:table-cell table:style-name="ce18" table:formula="of:=DEC2HEX(16746792+[.A177])" office:value-type="string" office:string-value="FF89D7" calcext:value-type="string">
            <text:p>FF89D7</text:p>
          </table:table-cell>
          <table:table-cell table:style-name="ce18" table:formula="of:=DEC2HEX(16746984+[.A177])" office:value-type="string" office:string-value="FF8A97" calcext:value-type="string">
            <text:p>FF8A97</text:p>
          </table:table-cell>
          <table:table-cell table:style-name="ce18" table:formula="of:=DEC2HEX(16747176+[.A177])" office:value-type="string" office:string-value="FF8B57" calcext:value-type="string">
            <text:p>FF8B57</text:p>
          </table:table-cell>
          <table:table-cell table:style-name="ce18" table:formula="of:=DEC2HEX(16747368+[.A177])" office:value-type="string" office:string-value="FF8C17" calcext:value-type="string">
            <text:p>FF8C17</text:p>
          </table:table-cell>
          <table:table-cell table:style-name="ce18" table:formula="of:=DEC2HEX(16747560+[.A177])" office:value-type="string" office:string-value="FF8CD7" calcext:value-type="string">
            <text:p>FF8CD7</text:p>
          </table:table-cell>
          <table:table-cell table:style-name="ce18" table:formula="of:=DEC2HEX(16747752+[.A177])" office:value-type="string" office:string-value="FF8D97" calcext:value-type="string">
            <text:p>FF8D97</text:p>
          </table:table-cell>
          <table:table-cell table:style-name="ce18" table:formula="of:=DEC2HEX(16747944+[.A177])" office:value-type="string" office:string-value="FF8E57" calcext:value-type="string">
            <text:p>FF8E57</text:p>
          </table:table-cell>
          <table:table-cell table:style-name="ce18" table:formula="of:=DEC2HEX(16748136+[.A177])" office:value-type="string" office:string-value="FF8F17" calcext:value-type="string">
            <text:p>FF8F17</text:p>
          </table:table-cell>
          <table:table-cell table:style-name="ce18" table:formula="of:=DEC2HEX(16748328+[.A177])" office:value-type="string" office:string-value="FF8FD7" calcext:value-type="string">
            <text:p>FF8FD7</text:p>
          </table:table-cell>
          <table:table-cell table:style-name="ce18" table:formula="of:=DEC2HEX(16748520+[.A177])" office:value-type="string" office:string-value="FF9097" calcext:value-type="string">
            <text:p>FF9097</text:p>
          </table:table-cell>
          <table:table-cell table:number-columns-repeated="1007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DEC2HEX([.A178])" office:value-type="string" office:string-value="B0" calcext:value-type="string">
            <text:p>B0</text:p>
          </table:table-cell>
          <table:table-cell table:number-columns-repeated="2"/>
          <table:table-cell table:formula="of:=DEC2HEX(16746216+[.A178])" office:value-type="string" office:string-value="FF8798" calcext:value-type="string">
            <text:p>FF8798</text:p>
          </table:table-cell>
          <table:table-cell table:formula="of:=DEC2HEX(16746408+[.A178])" office:value-type="string" office:string-value="FF8858" calcext:value-type="string">
            <text:p>FF8858</text:p>
          </table:table-cell>
          <table:table-cell table:formula="of:=DEC2HEX(16746600+[.A178])" office:value-type="string" office:string-value="FF8918" calcext:value-type="string">
            <text:p>FF8918</text:p>
          </table:table-cell>
          <table:table-cell table:style-name="ce18" table:formula="of:=DEC2HEX(16746792+[.A178])" office:value-type="string" office:string-value="FF89D8" calcext:value-type="string">
            <text:p>FF89D8</text:p>
          </table:table-cell>
          <table:table-cell table:style-name="ce18" table:formula="of:=DEC2HEX(16746984+[.A178])" office:value-type="string" office:string-value="FF8A98" calcext:value-type="string">
            <text:p>FF8A98</text:p>
          </table:table-cell>
          <table:table-cell table:style-name="ce18" table:formula="of:=DEC2HEX(16747176+[.A178])" office:value-type="string" office:string-value="FF8B58" calcext:value-type="string">
            <text:p>FF8B58</text:p>
          </table:table-cell>
          <table:table-cell table:style-name="ce18" table:formula="of:=DEC2HEX(16747368+[.A178])" office:value-type="string" office:string-value="FF8C18" calcext:value-type="string">
            <text:p>FF8C18</text:p>
          </table:table-cell>
          <table:table-cell table:style-name="ce18" table:formula="of:=DEC2HEX(16747560+[.A178])" office:value-type="string" office:string-value="FF8CD8" calcext:value-type="string">
            <text:p>FF8CD8</text:p>
          </table:table-cell>
          <table:table-cell table:style-name="ce18" table:formula="of:=DEC2HEX(16747752+[.A178])" office:value-type="string" office:string-value="FF8D98" calcext:value-type="string">
            <text:p>FF8D98</text:p>
          </table:table-cell>
          <table:table-cell table:style-name="ce18" table:formula="of:=DEC2HEX(16747944+[.A178])" office:value-type="string" office:string-value="FF8E58" calcext:value-type="string">
            <text:p>FF8E58</text:p>
          </table:table-cell>
          <table:table-cell table:style-name="ce18" table:formula="of:=DEC2HEX(16748136+[.A178])" office:value-type="string" office:string-value="FF8F18" calcext:value-type="string">
            <text:p>FF8F18</text:p>
          </table:table-cell>
          <table:table-cell table:style-name="ce18" table:formula="of:=DEC2HEX(16748328+[.A178])" office:value-type="string" office:string-value="FF8FD8" calcext:value-type="string">
            <text:p>FF8FD8</text:p>
          </table:table-cell>
          <table:table-cell table:style-name="ce18" table:formula="of:=DEC2HEX(16748520+[.A178])" office:value-type="string" office:string-value="FF9098" calcext:value-type="string">
            <text:p>FF9098</text:p>
          </table:table-cell>
          <table:table-cell table:number-columns-repeated="100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DEC2HEX([.A179])" office:value-type="string" office:string-value="B1" calcext:value-type="string">
            <text:p>B1</text:p>
          </table:table-cell>
          <table:table-cell table:number-columns-repeated="2"/>
          <table:table-cell table:formula="of:=DEC2HEX(16746216+[.A179])" office:value-type="string" office:string-value="FF8799" calcext:value-type="string">
            <text:p>FF8799</text:p>
          </table:table-cell>
          <table:table-cell table:formula="of:=DEC2HEX(16746408+[.A179])" office:value-type="string" office:string-value="FF8859" calcext:value-type="string">
            <text:p>FF8859</text:p>
          </table:table-cell>
          <table:table-cell table:formula="of:=DEC2HEX(16746600+[.A179])" office:value-type="string" office:string-value="FF8919" calcext:value-type="string">
            <text:p>FF8919</text:p>
          </table:table-cell>
          <table:table-cell table:style-name="ce18" table:formula="of:=DEC2HEX(16746792+[.A179])" office:value-type="string" office:string-value="FF89D9" calcext:value-type="string">
            <text:p>FF89D9</text:p>
          </table:table-cell>
          <table:table-cell table:style-name="ce18" table:formula="of:=DEC2HEX(16746984+[.A179])" office:value-type="string" office:string-value="FF8A99" calcext:value-type="string">
            <text:p>FF8A99</text:p>
          </table:table-cell>
          <table:table-cell table:style-name="ce18" table:formula="of:=DEC2HEX(16747176+[.A179])" office:value-type="string" office:string-value="FF8B59" calcext:value-type="string">
            <text:p>FF8B59</text:p>
          </table:table-cell>
          <table:table-cell table:style-name="ce18" table:formula="of:=DEC2HEX(16747368+[.A179])" office:value-type="string" office:string-value="FF8C19" calcext:value-type="string">
            <text:p>FF8C19</text:p>
          </table:table-cell>
          <table:table-cell table:style-name="ce18" table:formula="of:=DEC2HEX(16747560+[.A179])" office:value-type="string" office:string-value="FF8CD9" calcext:value-type="string">
            <text:p>FF8CD9</text:p>
          </table:table-cell>
          <table:table-cell table:style-name="ce18" table:formula="of:=DEC2HEX(16747752+[.A179])" office:value-type="string" office:string-value="FF8D99" calcext:value-type="string">
            <text:p>FF8D99</text:p>
          </table:table-cell>
          <table:table-cell table:style-name="ce18" table:formula="of:=DEC2HEX(16747944+[.A179])" office:value-type="string" office:string-value="FF8E59" calcext:value-type="string">
            <text:p>FF8E59</text:p>
          </table:table-cell>
          <table:table-cell table:style-name="ce18" table:formula="of:=DEC2HEX(16748136+[.A179])" office:value-type="string" office:string-value="FF8F19" calcext:value-type="string">
            <text:p>FF8F19</text:p>
          </table:table-cell>
          <table:table-cell table:style-name="ce18" table:formula="of:=DEC2HEX(16748328+[.A179])" office:value-type="string" office:string-value="FF8FD9" calcext:value-type="string">
            <text:p>FF8FD9</text:p>
          </table:table-cell>
          <table:table-cell table:style-name="ce18" table:formula="of:=DEC2HEX(16748520+[.A179])" office:value-type="string" office:string-value="FF9099" calcext:value-type="string">
            <text:p>FF9099</text:p>
          </table:table-cell>
          <table:table-cell table:number-columns-repeated="100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DEC2HEX([.A180])" office:value-type="string" office:string-value="B2" calcext:value-type="string">
            <text:p>B2</text:p>
          </table:table-cell>
          <table:table-cell table:number-columns-repeated="2"/>
          <table:table-cell table:formula="of:=DEC2HEX(16746216+[.A180])" office:value-type="string" office:string-value="FF879A" calcext:value-type="string">
            <text:p>FF879A</text:p>
          </table:table-cell>
          <table:table-cell table:formula="of:=DEC2HEX(16746408+[.A180])" office:value-type="string" office:string-value="FF885A" calcext:value-type="string">
            <text:p>FF885A</text:p>
          </table:table-cell>
          <table:table-cell table:formula="of:=DEC2HEX(16746600+[.A180])" office:value-type="string" office:string-value="FF891A" calcext:value-type="string">
            <text:p>FF891A</text:p>
          </table:table-cell>
          <table:table-cell table:style-name="ce18" table:formula="of:=DEC2HEX(16746792+[.A180])" office:value-type="string" office:string-value="FF89DA" calcext:value-type="string">
            <text:p>FF89DA</text:p>
          </table:table-cell>
          <table:table-cell table:style-name="ce18" table:formula="of:=DEC2HEX(16746984+[.A180])" office:value-type="string" office:string-value="FF8A9A" calcext:value-type="string">
            <text:p>FF8A9A</text:p>
          </table:table-cell>
          <table:table-cell table:style-name="ce18" table:formula="of:=DEC2HEX(16747176+[.A180])" office:value-type="string" office:string-value="FF8B5A" calcext:value-type="string">
            <text:p>FF8B5A</text:p>
          </table:table-cell>
          <table:table-cell table:style-name="ce18" table:formula="of:=DEC2HEX(16747368+[.A180])" office:value-type="string" office:string-value="FF8C1A" calcext:value-type="string">
            <text:p>FF8C1A</text:p>
          </table:table-cell>
          <table:table-cell table:style-name="ce18" table:formula="of:=DEC2HEX(16747560+[.A180])" office:value-type="string" office:string-value="FF8CDA" calcext:value-type="string">
            <text:p>FF8CDA</text:p>
          </table:table-cell>
          <table:table-cell table:style-name="ce18" table:formula="of:=DEC2HEX(16747752+[.A180])" office:value-type="string" office:string-value="FF8D9A" calcext:value-type="string">
            <text:p>FF8D9A</text:p>
          </table:table-cell>
          <table:table-cell table:style-name="ce18" table:formula="of:=DEC2HEX(16747944+[.A180])" office:value-type="string" office:string-value="FF8E5A" calcext:value-type="string">
            <text:p>FF8E5A</text:p>
          </table:table-cell>
          <table:table-cell table:style-name="ce18" table:formula="of:=DEC2HEX(16748136+[.A180])" office:value-type="string" office:string-value="FF8F1A" calcext:value-type="string">
            <text:p>FF8F1A</text:p>
          </table:table-cell>
          <table:table-cell table:style-name="ce18" table:formula="of:=DEC2HEX(16748328+[.A180])" office:value-type="string" office:string-value="FF8FDA" calcext:value-type="string">
            <text:p>FF8FDA</text:p>
          </table:table-cell>
          <table:table-cell table:style-name="ce18" table:formula="of:=DEC2HEX(16748520+[.A180])" office:value-type="string" office:string-value="FF909A" calcext:value-type="string">
            <text:p>FF909A</text:p>
          </table:table-cell>
          <table:table-cell table:number-columns-repeated="1007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DEC2HEX([.A181])" office:value-type="string" office:string-value="B3" calcext:value-type="string">
            <text:p>B3</text:p>
          </table:table-cell>
          <table:table-cell table:number-columns-repeated="2"/>
          <table:table-cell table:formula="of:=DEC2HEX(16746216+[.A181])" office:value-type="string" office:string-value="FF879B" calcext:value-type="string">
            <text:p>FF879B</text:p>
          </table:table-cell>
          <table:table-cell table:formula="of:=DEC2HEX(16746408+[.A181])" office:value-type="string" office:string-value="FF885B" calcext:value-type="string">
            <text:p>FF885B</text:p>
          </table:table-cell>
          <table:table-cell table:formula="of:=DEC2HEX(16746600+[.A181])" office:value-type="string" office:string-value="FF891B" calcext:value-type="string">
            <text:p>FF891B</text:p>
          </table:table-cell>
          <table:table-cell table:style-name="ce18" table:formula="of:=DEC2HEX(16746792+[.A181])" office:value-type="string" office:string-value="FF89DB" calcext:value-type="string">
            <text:p>FF89DB</text:p>
          </table:table-cell>
          <table:table-cell table:style-name="ce18" table:formula="of:=DEC2HEX(16746984+[.A181])" office:value-type="string" office:string-value="FF8A9B" calcext:value-type="string">
            <text:p>FF8A9B</text:p>
          </table:table-cell>
          <table:table-cell table:style-name="ce18" table:formula="of:=DEC2HEX(16747176+[.A181])" office:value-type="string" office:string-value="FF8B5B" calcext:value-type="string">
            <text:p>FF8B5B</text:p>
          </table:table-cell>
          <table:table-cell table:style-name="ce18" table:formula="of:=DEC2HEX(16747368+[.A181])" office:value-type="string" office:string-value="FF8C1B" calcext:value-type="string">
            <text:p>FF8C1B</text:p>
          </table:table-cell>
          <table:table-cell table:style-name="ce18" table:formula="of:=DEC2HEX(16747560+[.A181])" office:value-type="string" office:string-value="FF8CDB" calcext:value-type="string">
            <text:p>FF8CDB</text:p>
          </table:table-cell>
          <table:table-cell table:style-name="ce18" table:formula="of:=DEC2HEX(16747752+[.A181])" office:value-type="string" office:string-value="FF8D9B" calcext:value-type="string">
            <text:p>FF8D9B</text:p>
          </table:table-cell>
          <table:table-cell table:style-name="ce18" table:formula="of:=DEC2HEX(16747944+[.A181])" office:value-type="string" office:string-value="FF8E5B" calcext:value-type="string">
            <text:p>FF8E5B</text:p>
          </table:table-cell>
          <table:table-cell table:style-name="ce18" table:formula="of:=DEC2HEX(16748136+[.A181])" office:value-type="string" office:string-value="FF8F1B" calcext:value-type="string">
            <text:p>FF8F1B</text:p>
          </table:table-cell>
          <table:table-cell table:style-name="ce18" table:formula="of:=DEC2HEX(16748328+[.A181])" office:value-type="string" office:string-value="FF8FDB" calcext:value-type="string">
            <text:p>FF8FDB</text:p>
          </table:table-cell>
          <table:table-cell table:style-name="ce18" table:formula="of:=DEC2HEX(16748520+[.A181])" office:value-type="string" office:string-value="FF909B" calcext:value-type="string">
            <text:p>FF909B</text:p>
          </table:table-cell>
          <table:table-cell table:number-columns-repeated="1007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DEC2HEX([.A182])" office:value-type="string" office:string-value="B4" calcext:value-type="string">
            <text:p>B4</text:p>
          </table:table-cell>
          <table:table-cell table:number-columns-repeated="2"/>
          <table:table-cell table:formula="of:=DEC2HEX(16746216+[.A182])" office:value-type="string" office:string-value="FF879C" calcext:value-type="string">
            <text:p>FF879C</text:p>
          </table:table-cell>
          <table:table-cell table:formula="of:=DEC2HEX(16746408+[.A182])" office:value-type="string" office:string-value="FF885C" calcext:value-type="string">
            <text:p>FF885C</text:p>
          </table:table-cell>
          <table:table-cell table:formula="of:=DEC2HEX(16746600+[.A182])" office:value-type="string" office:string-value="FF891C" calcext:value-type="string">
            <text:p>FF891C</text:p>
          </table:table-cell>
          <table:table-cell table:style-name="ce18" table:formula="of:=DEC2HEX(16746792+[.A182])" office:value-type="string" office:string-value="FF89DC" calcext:value-type="string">
            <text:p>FF89DC</text:p>
          </table:table-cell>
          <table:table-cell table:style-name="ce18" table:formula="of:=DEC2HEX(16746984+[.A182])" office:value-type="string" office:string-value="FF8A9C" calcext:value-type="string">
            <text:p>FF8A9C</text:p>
          </table:table-cell>
          <table:table-cell table:style-name="ce18" table:formula="of:=DEC2HEX(16747176+[.A182])" office:value-type="string" office:string-value="FF8B5C" calcext:value-type="string">
            <text:p>FF8B5C</text:p>
          </table:table-cell>
          <table:table-cell table:style-name="ce18" table:formula="of:=DEC2HEX(16747368+[.A182])" office:value-type="string" office:string-value="FF8C1C" calcext:value-type="string">
            <text:p>FF8C1C</text:p>
          </table:table-cell>
          <table:table-cell table:style-name="ce18" table:formula="of:=DEC2HEX(16747560+[.A182])" office:value-type="string" office:string-value="FF8CDC" calcext:value-type="string">
            <text:p>FF8CDC</text:p>
          </table:table-cell>
          <table:table-cell table:style-name="ce18" table:formula="of:=DEC2HEX(16747752+[.A182])" office:value-type="string" office:string-value="FF8D9C" calcext:value-type="string">
            <text:p>FF8D9C</text:p>
          </table:table-cell>
          <table:table-cell table:style-name="ce18" table:formula="of:=DEC2HEX(16747944+[.A182])" office:value-type="string" office:string-value="FF8E5C" calcext:value-type="string">
            <text:p>FF8E5C</text:p>
          </table:table-cell>
          <table:table-cell table:style-name="ce18" table:formula="of:=DEC2HEX(16748136+[.A182])" office:value-type="string" office:string-value="FF8F1C" calcext:value-type="string">
            <text:p>FF8F1C</text:p>
          </table:table-cell>
          <table:table-cell table:style-name="ce18" table:formula="of:=DEC2HEX(16748328+[.A182])" office:value-type="string" office:string-value="FF8FDC" calcext:value-type="string">
            <text:p>FF8FDC</text:p>
          </table:table-cell>
          <table:table-cell table:style-name="ce18" table:formula="of:=DEC2HEX(16748520+[.A182])" office:value-type="string" office:string-value="FF909C" calcext:value-type="string">
            <text:p>FF909C</text:p>
          </table:table-cell>
          <table:table-cell table:number-columns-repeated="1007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DEC2HEX([.A183])" office:value-type="string" office:string-value="B5" calcext:value-type="string">
            <text:p>B5</text:p>
          </table:table-cell>
          <table:table-cell table:number-columns-repeated="2"/>
          <table:table-cell table:formula="of:=DEC2HEX(16746216+[.A183])" office:value-type="string" office:string-value="FF879D" calcext:value-type="string">
            <text:p>FF879D</text:p>
          </table:table-cell>
          <table:table-cell table:formula="of:=DEC2HEX(16746408+[.A183])" office:value-type="string" office:string-value="FF885D" calcext:value-type="string">
            <text:p>FF885D</text:p>
          </table:table-cell>
          <table:table-cell table:formula="of:=DEC2HEX(16746600+[.A183])" office:value-type="string" office:string-value="FF891D" calcext:value-type="string">
            <text:p>FF891D</text:p>
          </table:table-cell>
          <table:table-cell table:style-name="ce18" table:formula="of:=DEC2HEX(16746792+[.A183])" office:value-type="string" office:string-value="FF89DD" calcext:value-type="string">
            <text:p>FF89DD</text:p>
          </table:table-cell>
          <table:table-cell table:style-name="ce18" table:formula="of:=DEC2HEX(16746984+[.A183])" office:value-type="string" office:string-value="FF8A9D" calcext:value-type="string">
            <text:p>FF8A9D</text:p>
          </table:table-cell>
          <table:table-cell table:style-name="ce18" table:formula="of:=DEC2HEX(16747176+[.A183])" office:value-type="string" office:string-value="FF8B5D" calcext:value-type="string">
            <text:p>FF8B5D</text:p>
          </table:table-cell>
          <table:table-cell table:style-name="ce18" table:formula="of:=DEC2HEX(16747368+[.A183])" office:value-type="string" office:string-value="FF8C1D" calcext:value-type="string">
            <text:p>FF8C1D</text:p>
          </table:table-cell>
          <table:table-cell table:style-name="ce18" table:formula="of:=DEC2HEX(16747560+[.A183])" office:value-type="string" office:string-value="FF8CDD" calcext:value-type="string">
            <text:p>FF8CDD</text:p>
          </table:table-cell>
          <table:table-cell table:style-name="ce18" table:formula="of:=DEC2HEX(16747752+[.A183])" office:value-type="string" office:string-value="FF8D9D" calcext:value-type="string">
            <text:p>FF8D9D</text:p>
          </table:table-cell>
          <table:table-cell table:style-name="ce18" table:formula="of:=DEC2HEX(16747944+[.A183])" office:value-type="string" office:string-value="FF8E5D" calcext:value-type="string">
            <text:p>FF8E5D</text:p>
          </table:table-cell>
          <table:table-cell table:style-name="ce18" table:formula="of:=DEC2HEX(16748136+[.A183])" office:value-type="string" office:string-value="FF8F1D" calcext:value-type="string">
            <text:p>FF8F1D</text:p>
          </table:table-cell>
          <table:table-cell table:style-name="ce18" table:formula="of:=DEC2HEX(16748328+[.A183])" office:value-type="string" office:string-value="FF8FDD" calcext:value-type="string">
            <text:p>FF8FDD</text:p>
          </table:table-cell>
          <table:table-cell table:style-name="ce18" table:formula="of:=DEC2HEX(16748520+[.A183])" office:value-type="string" office:string-value="FF909D" calcext:value-type="string">
            <text:p>FF909D</text:p>
          </table:table-cell>
          <table:table-cell table:number-columns-repeated="1007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DEC2HEX([.A184])" office:value-type="string" office:string-value="B6" calcext:value-type="string">
            <text:p>B6</text:p>
          </table:table-cell>
          <table:table-cell table:number-columns-repeated="2"/>
          <table:table-cell table:formula="of:=DEC2HEX(16746216+[.A184])" office:value-type="string" office:string-value="FF879E" calcext:value-type="string">
            <text:p>FF879E</text:p>
          </table:table-cell>
          <table:table-cell table:formula="of:=DEC2HEX(16746408+[.A184])" office:value-type="string" office:string-value="FF885E" calcext:value-type="string">
            <text:p>FF885E</text:p>
          </table:table-cell>
          <table:table-cell table:formula="of:=DEC2HEX(16746600+[.A184])" office:value-type="string" office:string-value="FF891E" calcext:value-type="string">
            <text:p>FF891E</text:p>
          </table:table-cell>
          <table:table-cell table:style-name="ce18" table:formula="of:=DEC2HEX(16746792+[.A184])" office:value-type="string" office:string-value="FF89DE" calcext:value-type="string">
            <text:p>FF89DE</text:p>
          </table:table-cell>
          <table:table-cell table:style-name="ce18" table:formula="of:=DEC2HEX(16746984+[.A184])" office:value-type="string" office:string-value="FF8A9E" calcext:value-type="string">
            <text:p>FF8A9E</text:p>
          </table:table-cell>
          <table:table-cell table:style-name="ce18" table:formula="of:=DEC2HEX(16747176+[.A184])" office:value-type="string" office:string-value="FF8B5E" calcext:value-type="string">
            <text:p>FF8B5E</text:p>
          </table:table-cell>
          <table:table-cell table:style-name="ce18" table:formula="of:=DEC2HEX(16747368+[.A184])" office:value-type="string" office:string-value="FF8C1E" calcext:value-type="string">
            <text:p>FF8C1E</text:p>
          </table:table-cell>
          <table:table-cell table:style-name="ce18" table:formula="of:=DEC2HEX(16747560+[.A184])" office:value-type="string" office:string-value="FF8CDE" calcext:value-type="string">
            <text:p>FF8CDE</text:p>
          </table:table-cell>
          <table:table-cell table:style-name="ce18" table:formula="of:=DEC2HEX(16747752+[.A184])" office:value-type="string" office:string-value="FF8D9E" calcext:value-type="string">
            <text:p>FF8D9E</text:p>
          </table:table-cell>
          <table:table-cell table:style-name="ce18" table:formula="of:=DEC2HEX(16747944+[.A184])" office:value-type="string" office:string-value="FF8E5E" calcext:value-type="string">
            <text:p>FF8E5E</text:p>
          </table:table-cell>
          <table:table-cell table:style-name="ce18" table:formula="of:=DEC2HEX(16748136+[.A184])" office:value-type="string" office:string-value="FF8F1E" calcext:value-type="string">
            <text:p>FF8F1E</text:p>
          </table:table-cell>
          <table:table-cell table:style-name="ce18" table:formula="of:=DEC2HEX(16748328+[.A184])" office:value-type="string" office:string-value="FF8FDE" calcext:value-type="string">
            <text:p>FF8FDE</text:p>
          </table:table-cell>
          <table:table-cell table:style-name="ce18" table:formula="of:=DEC2HEX(16748520+[.A184])" office:value-type="string" office:string-value="FF909E" calcext:value-type="string">
            <text:p>FF909E</text:p>
          </table:table-cell>
          <table:table-cell table:number-columns-repeated="1007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DEC2HEX([.A185])" office:value-type="string" office:string-value="B7" calcext:value-type="string">
            <text:p>B7</text:p>
          </table:table-cell>
          <table:table-cell table:number-columns-repeated="2"/>
          <table:table-cell table:formula="of:=DEC2HEX(16746216+[.A185])" office:value-type="string" office:string-value="FF879F" calcext:value-type="string">
            <text:p>FF879F</text:p>
          </table:table-cell>
          <table:table-cell table:formula="of:=DEC2HEX(16746408+[.A185])" office:value-type="string" office:string-value="FF885F" calcext:value-type="string">
            <text:p>FF885F</text:p>
          </table:table-cell>
          <table:table-cell table:formula="of:=DEC2HEX(16746600+[.A185])" office:value-type="string" office:string-value="FF891F" calcext:value-type="string">
            <text:p>FF891F</text:p>
          </table:table-cell>
          <table:table-cell table:style-name="ce18" table:formula="of:=DEC2HEX(16746792+[.A185])" office:value-type="string" office:string-value="FF89DF" calcext:value-type="string">
            <text:p>FF89DF</text:p>
          </table:table-cell>
          <table:table-cell table:style-name="ce18" table:formula="of:=DEC2HEX(16746984+[.A185])" office:value-type="string" office:string-value="FF8A9F" calcext:value-type="string">
            <text:p>FF8A9F</text:p>
          </table:table-cell>
          <table:table-cell table:style-name="ce18" table:formula="of:=DEC2HEX(16747176+[.A185])" office:value-type="string" office:string-value="FF8B5F" calcext:value-type="string">
            <text:p>FF8B5F</text:p>
          </table:table-cell>
          <table:table-cell table:style-name="ce18" table:formula="of:=DEC2HEX(16747368+[.A185])" office:value-type="string" office:string-value="FF8C1F" calcext:value-type="string">
            <text:p>FF8C1F</text:p>
          </table:table-cell>
          <table:table-cell table:style-name="ce18" table:formula="of:=DEC2HEX(16747560+[.A185])" office:value-type="string" office:string-value="FF8CDF" calcext:value-type="string">
            <text:p>FF8CDF</text:p>
          </table:table-cell>
          <table:table-cell table:style-name="ce18" table:formula="of:=DEC2HEX(16747752+[.A185])" office:value-type="string" office:string-value="FF8D9F" calcext:value-type="string">
            <text:p>FF8D9F</text:p>
          </table:table-cell>
          <table:table-cell table:style-name="ce18" table:formula="of:=DEC2HEX(16747944+[.A185])" office:value-type="string" office:string-value="FF8E5F" calcext:value-type="string">
            <text:p>FF8E5F</text:p>
          </table:table-cell>
          <table:table-cell table:style-name="ce18" table:formula="of:=DEC2HEX(16748136+[.A185])" office:value-type="string" office:string-value="FF8F1F" calcext:value-type="string">
            <text:p>FF8F1F</text:p>
          </table:table-cell>
          <table:table-cell table:style-name="ce18" table:formula="of:=DEC2HEX(16748328+[.A185])" office:value-type="string" office:string-value="FF8FDF" calcext:value-type="string">
            <text:p>FF8FDF</text:p>
          </table:table-cell>
          <table:table-cell table:style-name="ce18" table:formula="of:=DEC2HEX(16748520+[.A185])" office:value-type="string" office:string-value="FF909F" calcext:value-type="string">
            <text:p>FF909F</text:p>
          </table:table-cell>
          <table:table-cell table:number-columns-repeated="1007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DEC2HEX([.A186])" office:value-type="string" office:string-value="B8" calcext:value-type="string">
            <text:p>B8</text:p>
          </table:table-cell>
          <table:table-cell table:number-columns-repeated="2"/>
          <table:table-cell table:formula="of:=DEC2HEX(16746216+[.A186])" office:value-type="string" office:string-value="FF87A0" calcext:value-type="string">
            <text:p>FF87A0</text:p>
          </table:table-cell>
          <table:table-cell table:formula="of:=DEC2HEX(16746408+[.A186])" office:value-type="string" office:string-value="FF8860" calcext:value-type="string">
            <text:p>FF8860</text:p>
          </table:table-cell>
          <table:table-cell table:formula="of:=DEC2HEX(16746600+[.A186])" office:value-type="string" office:string-value="FF8920" calcext:value-type="string">
            <text:p>FF8920</text:p>
          </table:table-cell>
          <table:table-cell table:style-name="ce18" table:formula="of:=DEC2HEX(16746792+[.A186])" office:value-type="string" office:string-value="FF89E0" calcext:value-type="string">
            <text:p>FF89E0</text:p>
          </table:table-cell>
          <table:table-cell table:style-name="ce18" table:formula="of:=DEC2HEX(16746984+[.A186])" office:value-type="string" office:string-value="FF8AA0" calcext:value-type="string">
            <text:p>FF8AA0</text:p>
          </table:table-cell>
          <table:table-cell table:style-name="ce18" table:formula="of:=DEC2HEX(16747176+[.A186])" office:value-type="string" office:string-value="FF8B60" calcext:value-type="string">
            <text:p>FF8B60</text:p>
          </table:table-cell>
          <table:table-cell table:style-name="ce18" table:formula="of:=DEC2HEX(16747368+[.A186])" office:value-type="string" office:string-value="FF8C20" calcext:value-type="string">
            <text:p>FF8C20</text:p>
          </table:table-cell>
          <table:table-cell table:style-name="ce18" table:formula="of:=DEC2HEX(16747560+[.A186])" office:value-type="string" office:string-value="FF8CE0" calcext:value-type="string">
            <text:p>FF8CE0</text:p>
          </table:table-cell>
          <table:table-cell table:style-name="ce18" table:formula="of:=DEC2HEX(16747752+[.A186])" office:value-type="string" office:string-value="FF8DA0" calcext:value-type="string">
            <text:p>FF8DA0</text:p>
          </table:table-cell>
          <table:table-cell table:style-name="ce18" table:formula="of:=DEC2HEX(16747944+[.A186])" office:value-type="string" office:string-value="FF8E60" calcext:value-type="string">
            <text:p>FF8E60</text:p>
          </table:table-cell>
          <table:table-cell table:style-name="ce18" table:formula="of:=DEC2HEX(16748136+[.A186])" office:value-type="string" office:string-value="FF8F20" calcext:value-type="string">
            <text:p>FF8F20</text:p>
          </table:table-cell>
          <table:table-cell table:style-name="ce18" table:formula="of:=DEC2HEX(16748328+[.A186])" office:value-type="string" office:string-value="FF8FE0" calcext:value-type="string">
            <text:p>FF8FE0</text:p>
          </table:table-cell>
          <table:table-cell table:style-name="ce18" table:formula="of:=DEC2HEX(16748520+[.A186])" office:value-type="string" office:string-value="FF90A0" calcext:value-type="string">
            <text:p>FF90A0</text:p>
          </table:table-cell>
          <table:table-cell table:number-columns-repeated="1007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DEC2HEX([.A187])" office:value-type="string" office:string-value="B9" calcext:value-type="string">
            <text:p>B9</text:p>
          </table:table-cell>
          <table:table-cell table:number-columns-repeated="2"/>
          <table:table-cell table:formula="of:=DEC2HEX(16746216+[.A187])" office:value-type="string" office:string-value="FF87A1" calcext:value-type="string">
            <text:p>FF87A1</text:p>
          </table:table-cell>
          <table:table-cell table:formula="of:=DEC2HEX(16746408+[.A187])" office:value-type="string" office:string-value="FF8861" calcext:value-type="string">
            <text:p>FF8861</text:p>
          </table:table-cell>
          <table:table-cell table:formula="of:=DEC2HEX(16746600+[.A187])" office:value-type="string" office:string-value="FF8921" calcext:value-type="string">
            <text:p>FF8921</text:p>
          </table:table-cell>
          <table:table-cell table:style-name="ce18" table:formula="of:=DEC2HEX(16746792+[.A187])" office:value-type="string" office:string-value="FF89E1" calcext:value-type="string">
            <text:p>FF89E1</text:p>
          </table:table-cell>
          <table:table-cell table:style-name="ce18" table:formula="of:=DEC2HEX(16746984+[.A187])" office:value-type="string" office:string-value="FF8AA1" calcext:value-type="string">
            <text:p>FF8AA1</text:p>
          </table:table-cell>
          <table:table-cell table:style-name="ce18" table:formula="of:=DEC2HEX(16747176+[.A187])" office:value-type="string" office:string-value="FF8B61" calcext:value-type="string">
            <text:p>FF8B61</text:p>
          </table:table-cell>
          <table:table-cell table:style-name="ce18" table:formula="of:=DEC2HEX(16747368+[.A187])" office:value-type="string" office:string-value="FF8C21" calcext:value-type="string">
            <text:p>FF8C21</text:p>
          </table:table-cell>
          <table:table-cell table:style-name="ce18" table:formula="of:=DEC2HEX(16747560+[.A187])" office:value-type="string" office:string-value="FF8CE1" calcext:value-type="string">
            <text:p>FF8CE1</text:p>
          </table:table-cell>
          <table:table-cell table:style-name="ce18" table:formula="of:=DEC2HEX(16747752+[.A187])" office:value-type="string" office:string-value="FF8DA1" calcext:value-type="string">
            <text:p>FF8DA1</text:p>
          </table:table-cell>
          <table:table-cell table:style-name="ce18" table:formula="of:=DEC2HEX(16747944+[.A187])" office:value-type="string" office:string-value="FF8E61" calcext:value-type="string">
            <text:p>FF8E61</text:p>
          </table:table-cell>
          <table:table-cell table:style-name="ce18" table:formula="of:=DEC2HEX(16748136+[.A187])" office:value-type="string" office:string-value="FF8F21" calcext:value-type="string">
            <text:p>FF8F21</text:p>
          </table:table-cell>
          <table:table-cell table:style-name="ce18" table:formula="of:=DEC2HEX(16748328+[.A187])" office:value-type="string" office:string-value="FF8FE1" calcext:value-type="string">
            <text:p>FF8FE1</text:p>
          </table:table-cell>
          <table:table-cell table:style-name="ce18" table:formula="of:=DEC2HEX(16748520+[.A187])" office:value-type="string" office:string-value="FF90A1" calcext:value-type="string">
            <text:p>FF90A1</text:p>
          </table:table-cell>
          <table:table-cell table:number-columns-repeated="100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DEC2HEX([.A188])" office:value-type="string" office:string-value="BA" calcext:value-type="string">
            <text:p>BA</text:p>
          </table:table-cell>
          <table:table-cell table:number-columns-repeated="2"/>
          <table:table-cell table:formula="of:=DEC2HEX(16746216+[.A188])" office:value-type="string" office:string-value="FF87A2" calcext:value-type="string">
            <text:p>FF87A2</text:p>
          </table:table-cell>
          <table:table-cell table:formula="of:=DEC2HEX(16746408+[.A188])" office:value-type="string" office:string-value="FF8862" calcext:value-type="string">
            <text:p>FF8862</text:p>
          </table:table-cell>
          <table:table-cell table:formula="of:=DEC2HEX(16746600+[.A188])" office:value-type="string" office:string-value="FF8922" calcext:value-type="string">
            <text:p>FF8922</text:p>
          </table:table-cell>
          <table:table-cell table:style-name="ce18" table:formula="of:=DEC2HEX(16746792+[.A188])" office:value-type="string" office:string-value="FF89E2" calcext:value-type="string">
            <text:p>FF89E2</text:p>
          </table:table-cell>
          <table:table-cell table:style-name="ce18" table:formula="of:=DEC2HEX(16746984+[.A188])" office:value-type="string" office:string-value="FF8AA2" calcext:value-type="string">
            <text:p>FF8AA2</text:p>
          </table:table-cell>
          <table:table-cell table:style-name="ce18" table:formula="of:=DEC2HEX(16747176+[.A188])" office:value-type="string" office:string-value="FF8B62" calcext:value-type="string">
            <text:p>FF8B62</text:p>
          </table:table-cell>
          <table:table-cell table:style-name="ce18" table:formula="of:=DEC2HEX(16747368+[.A188])" office:value-type="string" office:string-value="FF8C22" calcext:value-type="string">
            <text:p>FF8C22</text:p>
          </table:table-cell>
          <table:table-cell table:style-name="ce18" table:formula="of:=DEC2HEX(16747560+[.A188])" office:value-type="string" office:string-value="FF8CE2" calcext:value-type="string">
            <text:p>FF8CE2</text:p>
          </table:table-cell>
          <table:table-cell table:style-name="ce18" table:formula="of:=DEC2HEX(16747752+[.A188])" office:value-type="string" office:string-value="FF8DA2" calcext:value-type="string">
            <text:p>FF8DA2</text:p>
          </table:table-cell>
          <table:table-cell table:style-name="ce18" table:formula="of:=DEC2HEX(16747944+[.A188])" office:value-type="string" office:string-value="FF8E62" calcext:value-type="string">
            <text:p>FF8E62</text:p>
          </table:table-cell>
          <table:table-cell table:style-name="ce18" table:formula="of:=DEC2HEX(16748136+[.A188])" office:value-type="string" office:string-value="FF8F22" calcext:value-type="string">
            <text:p>FF8F22</text:p>
          </table:table-cell>
          <table:table-cell table:style-name="ce18" table:formula="of:=DEC2HEX(16748328+[.A188])" office:value-type="string" office:string-value="FF8FE2" calcext:value-type="string">
            <text:p>FF8FE2</text:p>
          </table:table-cell>
          <table:table-cell table:style-name="ce18" table:formula="of:=DEC2HEX(16748520+[.A188])" office:value-type="string" office:string-value="FF90A2" calcext:value-type="string">
            <text:p>FF90A2</text:p>
          </table:table-cell>
          <table:table-cell table:number-columns-repeated="1007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DEC2HEX([.A189])" office:value-type="string" office:string-value="BB" calcext:value-type="string">
            <text:p>BB</text:p>
          </table:table-cell>
          <table:table-cell table:number-columns-repeated="2"/>
          <table:table-cell table:formula="of:=DEC2HEX(16746216+[.A189])" office:value-type="string" office:string-value="FF87A3" calcext:value-type="string">
            <text:p>FF87A3</text:p>
          </table:table-cell>
          <table:table-cell table:formula="of:=DEC2HEX(16746408+[.A189])" office:value-type="string" office:string-value="FF8863" calcext:value-type="string">
            <text:p>FF8863</text:p>
          </table:table-cell>
          <table:table-cell table:formula="of:=DEC2HEX(16746600+[.A189])" office:value-type="string" office:string-value="FF8923" calcext:value-type="string">
            <text:p>FF8923</text:p>
          </table:table-cell>
          <table:table-cell table:style-name="ce18" table:formula="of:=DEC2HEX(16746792+[.A189])" office:value-type="string" office:string-value="FF89E3" calcext:value-type="string">
            <text:p>FF89E3</text:p>
          </table:table-cell>
          <table:table-cell table:style-name="ce18" table:formula="of:=DEC2HEX(16746984+[.A189])" office:value-type="string" office:string-value="FF8AA3" calcext:value-type="string">
            <text:p>FF8AA3</text:p>
          </table:table-cell>
          <table:table-cell table:style-name="ce18" table:formula="of:=DEC2HEX(16747176+[.A189])" office:value-type="string" office:string-value="FF8B63" calcext:value-type="string">
            <text:p>FF8B63</text:p>
          </table:table-cell>
          <table:table-cell table:style-name="ce18" table:formula="of:=DEC2HEX(16747368+[.A189])" office:value-type="string" office:string-value="FF8C23" calcext:value-type="string">
            <text:p>FF8C23</text:p>
          </table:table-cell>
          <table:table-cell table:style-name="ce18" table:formula="of:=DEC2HEX(16747560+[.A189])" office:value-type="string" office:string-value="FF8CE3" calcext:value-type="string">
            <text:p>FF8CE3</text:p>
          </table:table-cell>
          <table:table-cell table:style-name="ce18" table:formula="of:=DEC2HEX(16747752+[.A189])" office:value-type="string" office:string-value="FF8DA3" calcext:value-type="string">
            <text:p>FF8DA3</text:p>
          </table:table-cell>
          <table:table-cell table:style-name="ce18" table:formula="of:=DEC2HEX(16747944+[.A189])" office:value-type="string" office:string-value="FF8E63" calcext:value-type="string">
            <text:p>FF8E63</text:p>
          </table:table-cell>
          <table:table-cell table:style-name="ce18" table:formula="of:=DEC2HEX(16748136+[.A189])" office:value-type="string" office:string-value="FF8F23" calcext:value-type="string">
            <text:p>FF8F23</text:p>
          </table:table-cell>
          <table:table-cell table:style-name="ce18" table:formula="of:=DEC2HEX(16748328+[.A189])" office:value-type="string" office:string-value="FF8FE3" calcext:value-type="string">
            <text:p>FF8FE3</text:p>
          </table:table-cell>
          <table:table-cell table:style-name="ce18" table:formula="of:=DEC2HEX(16748520+[.A189])" office:value-type="string" office:string-value="FF90A3" calcext:value-type="string">
            <text:p>FF90A3</text:p>
          </table:table-cell>
          <table:table-cell table:number-columns-repeated="1007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DEC2HEX([.A190])" office:value-type="string" office:string-value="BC" calcext:value-type="string">
            <text:p>BC</text:p>
          </table:table-cell>
          <table:table-cell table:number-columns-repeated="2"/>
          <table:table-cell table:formula="of:=DEC2HEX(16746216+[.A190])" office:value-type="string" office:string-value="FF87A4" calcext:value-type="string">
            <text:p>FF87A4</text:p>
          </table:table-cell>
          <table:table-cell table:formula="of:=DEC2HEX(16746408+[.A190])" office:value-type="string" office:string-value="FF8864" calcext:value-type="string">
            <text:p>FF8864</text:p>
          </table:table-cell>
          <table:table-cell table:formula="of:=DEC2HEX(16746600+[.A190])" office:value-type="string" office:string-value="FF8924" calcext:value-type="string">
            <text:p>FF8924</text:p>
          </table:table-cell>
          <table:table-cell table:style-name="ce18" table:formula="of:=DEC2HEX(16746792+[.A190])" office:value-type="string" office:string-value="FF89E4" calcext:value-type="string">
            <text:p>FF89E4</text:p>
          </table:table-cell>
          <table:table-cell table:style-name="ce18" table:formula="of:=DEC2HEX(16746984+[.A190])" office:value-type="string" office:string-value="FF8AA4" calcext:value-type="string">
            <text:p>FF8AA4</text:p>
          </table:table-cell>
          <table:table-cell table:style-name="ce18" table:formula="of:=DEC2HEX(16747176+[.A190])" office:value-type="string" office:string-value="FF8B64" calcext:value-type="string">
            <text:p>FF8B64</text:p>
          </table:table-cell>
          <table:table-cell table:style-name="ce18" table:formula="of:=DEC2HEX(16747368+[.A190])" office:value-type="string" office:string-value="FF8C24" calcext:value-type="string">
            <text:p>FF8C24</text:p>
          </table:table-cell>
          <table:table-cell table:style-name="ce18" table:formula="of:=DEC2HEX(16747560+[.A190])" office:value-type="string" office:string-value="FF8CE4" calcext:value-type="string">
            <text:p>FF8CE4</text:p>
          </table:table-cell>
          <table:table-cell table:style-name="ce18" table:formula="of:=DEC2HEX(16747752+[.A190])" office:value-type="string" office:string-value="FF8DA4" calcext:value-type="string">
            <text:p>FF8DA4</text:p>
          </table:table-cell>
          <table:table-cell table:style-name="ce18" table:formula="of:=DEC2HEX(16747944+[.A190])" office:value-type="string" office:string-value="FF8E64" calcext:value-type="string">
            <text:p>FF8E64</text:p>
          </table:table-cell>
          <table:table-cell table:style-name="ce18" table:formula="of:=DEC2HEX(16748136+[.A190])" office:value-type="string" office:string-value="FF8F24" calcext:value-type="string">
            <text:p>FF8F24</text:p>
          </table:table-cell>
          <table:table-cell table:style-name="ce18" table:formula="of:=DEC2HEX(16748328+[.A190])" office:value-type="string" office:string-value="FF8FE4" calcext:value-type="string">
            <text:p>FF8FE4</text:p>
          </table:table-cell>
          <table:table-cell table:style-name="ce18" table:formula="of:=DEC2HEX(16748520+[.A190])" office:value-type="string" office:string-value="FF90A4" calcext:value-type="string">
            <text:p>FF90A4</text:p>
          </table:table-cell>
          <table:table-cell table:number-columns-repeated="100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DEC2HEX([.A191])" office:value-type="string" office:string-value="BD" calcext:value-type="string">
            <text:p>BD</text:p>
          </table:table-cell>
          <table:table-cell table:number-columns-repeated="2"/>
          <table:table-cell table:formula="of:=DEC2HEX(16746216+[.A191])" office:value-type="string" office:string-value="FF87A5" calcext:value-type="string">
            <text:p>FF87A5</text:p>
          </table:table-cell>
          <table:table-cell table:formula="of:=DEC2HEX(16746408+[.A191])" office:value-type="string" office:string-value="FF8865" calcext:value-type="string">
            <text:p>FF8865</text:p>
          </table:table-cell>
          <table:table-cell table:formula="of:=DEC2HEX(16746600+[.A191])" office:value-type="string" office:string-value="FF8925" calcext:value-type="string">
            <text:p>FF8925</text:p>
          </table:table-cell>
          <table:table-cell table:style-name="ce18" table:formula="of:=DEC2HEX(16746792+[.A191])" office:value-type="string" office:string-value="FF89E5" calcext:value-type="string">
            <text:p>FF89E5</text:p>
          </table:table-cell>
          <table:table-cell table:style-name="ce18" table:formula="of:=DEC2HEX(16746984+[.A191])" office:value-type="string" office:string-value="FF8AA5" calcext:value-type="string">
            <text:p>FF8AA5</text:p>
          </table:table-cell>
          <table:table-cell table:style-name="ce18" table:formula="of:=DEC2HEX(16747176+[.A191])" office:value-type="string" office:string-value="FF8B65" calcext:value-type="string">
            <text:p>FF8B65</text:p>
          </table:table-cell>
          <table:table-cell table:style-name="ce18" table:formula="of:=DEC2HEX(16747368+[.A191])" office:value-type="string" office:string-value="FF8C25" calcext:value-type="string">
            <text:p>FF8C25</text:p>
          </table:table-cell>
          <table:table-cell table:style-name="ce18" table:formula="of:=DEC2HEX(16747560+[.A191])" office:value-type="string" office:string-value="FF8CE5" calcext:value-type="string">
            <text:p>FF8CE5</text:p>
          </table:table-cell>
          <table:table-cell table:style-name="ce18" table:formula="of:=DEC2HEX(16747752+[.A191])" office:value-type="string" office:string-value="FF8DA5" calcext:value-type="string">
            <text:p>FF8DA5</text:p>
          </table:table-cell>
          <table:table-cell table:style-name="ce18" table:formula="of:=DEC2HEX(16747944+[.A191])" office:value-type="string" office:string-value="FF8E65" calcext:value-type="string">
            <text:p>FF8E65</text:p>
          </table:table-cell>
          <table:table-cell table:style-name="ce18" table:formula="of:=DEC2HEX(16748136+[.A191])" office:value-type="string" office:string-value="FF8F25" calcext:value-type="string">
            <text:p>FF8F25</text:p>
          </table:table-cell>
          <table:table-cell table:style-name="ce18" table:formula="of:=DEC2HEX(16748328+[.A191])" office:value-type="string" office:string-value="FF8FE5" calcext:value-type="string">
            <text:p>FF8FE5</text:p>
          </table:table-cell>
          <table:table-cell table:style-name="ce18" table:formula="of:=DEC2HEX(16748520+[.A191])" office:value-type="string" office:string-value="FF90A5" calcext:value-type="string">
            <text:p>FF90A5</text:p>
          </table:table-cell>
          <table:table-cell table:number-columns-repeated="100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DEC2HEX([.A192])" office:value-type="string" office:string-value="BE" calcext:value-type="string">
            <text:p>BE</text:p>
          </table:table-cell>
          <table:table-cell table:number-columns-repeated="2"/>
          <table:table-cell table:formula="of:=DEC2HEX(16746216+[.A192])" office:value-type="string" office:string-value="FF87A6" calcext:value-type="string">
            <text:p>FF87A6</text:p>
          </table:table-cell>
          <table:table-cell table:formula="of:=DEC2HEX(16746408+[.A192])" office:value-type="string" office:string-value="FF8866" calcext:value-type="string">
            <text:p>FF8866</text:p>
          </table:table-cell>
          <table:table-cell table:formula="of:=DEC2HEX(16746600+[.A192])" office:value-type="string" office:string-value="FF8926" calcext:value-type="string">
            <text:p>FF8926</text:p>
          </table:table-cell>
          <table:table-cell table:style-name="ce18" table:formula="of:=DEC2HEX(16746792+[.A192])" office:value-type="string" office:string-value="FF89E6" calcext:value-type="string">
            <text:p>FF89E6</text:p>
          </table:table-cell>
          <table:table-cell table:style-name="ce18" table:formula="of:=DEC2HEX(16746984+[.A192])" office:value-type="string" office:string-value="FF8AA6" calcext:value-type="string">
            <text:p>FF8AA6</text:p>
          </table:table-cell>
          <table:table-cell table:style-name="ce18" table:formula="of:=DEC2HEX(16747176+[.A192])" office:value-type="string" office:string-value="FF8B66" calcext:value-type="string">
            <text:p>FF8B66</text:p>
          </table:table-cell>
          <table:table-cell table:style-name="ce18" table:formula="of:=DEC2HEX(16747368+[.A192])" office:value-type="string" office:string-value="FF8C26" calcext:value-type="string">
            <text:p>FF8C26</text:p>
          </table:table-cell>
          <table:table-cell table:style-name="ce18" table:formula="of:=DEC2HEX(16747560+[.A192])" office:value-type="string" office:string-value="FF8CE6" calcext:value-type="string">
            <text:p>FF8CE6</text:p>
          </table:table-cell>
          <table:table-cell table:style-name="ce18" table:formula="of:=DEC2HEX(16747752+[.A192])" office:value-type="string" office:string-value="FF8DA6" calcext:value-type="string">
            <text:p>FF8DA6</text:p>
          </table:table-cell>
          <table:table-cell table:style-name="ce18" table:formula="of:=DEC2HEX(16747944+[.A192])" office:value-type="string" office:string-value="FF8E66" calcext:value-type="string">
            <text:p>FF8E66</text:p>
          </table:table-cell>
          <table:table-cell table:style-name="ce18" table:formula="of:=DEC2HEX(16748136+[.A192])" office:value-type="string" office:string-value="FF8F26" calcext:value-type="string">
            <text:p>FF8F26</text:p>
          </table:table-cell>
          <table:table-cell table:style-name="ce18" table:formula="of:=DEC2HEX(16748328+[.A192])" office:value-type="string" office:string-value="FF8FE6" calcext:value-type="string">
            <text:p>FF8FE6</text:p>
          </table:table-cell>
          <table:table-cell table:style-name="ce18" table:formula="of:=DEC2HEX(16748520+[.A192])" office:value-type="string" office:string-value="FF90A6" calcext:value-type="string">
            <text:p>FF90A6</text:p>
          </table:table-cell>
          <table:table-cell table:number-columns-repeated="100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DEC2HEX([.A193])" office:value-type="string" office:string-value="BF" calcext:value-type="string">
            <text:p>BF</text:p>
          </table:table-cell>
          <table:table-cell table:number-columns-repeated="2"/>
          <table:table-cell table:formula="of:=DEC2HEX(16746216+[.A193])" office:value-type="string" office:string-value="FF87A7" calcext:value-type="string">
            <text:p>FF87A7</text:p>
          </table:table-cell>
          <table:table-cell table:formula="of:=DEC2HEX(16746408+[.A193])" office:value-type="string" office:string-value="FF8867" calcext:value-type="string">
            <text:p>FF8867</text:p>
          </table:table-cell>
          <table:table-cell table:formula="of:=DEC2HEX(16746600+[.A193])" office:value-type="string" office:string-value="FF8927" calcext:value-type="string">
            <text:p>FF8927</text:p>
          </table:table-cell>
          <table:table-cell table:style-name="ce18" table:formula="of:=DEC2HEX(16746792+[.A193])" office:value-type="string" office:string-value="FF89E7" calcext:value-type="string">
            <text:p>FF89E7</text:p>
          </table:table-cell>
          <table:table-cell table:style-name="ce18" table:formula="of:=DEC2HEX(16746984+[.A193])" office:value-type="string" office:string-value="FF8AA7" calcext:value-type="string">
            <text:p>FF8AA7</text:p>
          </table:table-cell>
          <table:table-cell table:style-name="ce18" table:formula="of:=DEC2HEX(16747176+[.A193])" office:value-type="string" office:string-value="FF8B67" calcext:value-type="string">
            <text:p>FF8B67</text:p>
          </table:table-cell>
          <table:table-cell table:style-name="ce18" table:formula="of:=DEC2HEX(16747368+[.A193])" office:value-type="string" office:string-value="FF8C27" calcext:value-type="string">
            <text:p>FF8C27</text:p>
          </table:table-cell>
          <table:table-cell table:style-name="ce18" table:formula="of:=DEC2HEX(16747560+[.A193])" office:value-type="string" office:string-value="FF8CE7" calcext:value-type="string">
            <text:p>FF8CE7</text:p>
          </table:table-cell>
          <table:table-cell table:style-name="ce18" table:formula="of:=DEC2HEX(16747752+[.A193])" office:value-type="string" office:string-value="FF8DA7" calcext:value-type="string">
            <text:p>FF8DA7</text:p>
          </table:table-cell>
          <table:table-cell table:style-name="ce18" table:formula="of:=DEC2HEX(16747944+[.A193])" office:value-type="string" office:string-value="FF8E67" calcext:value-type="string">
            <text:p>FF8E67</text:p>
          </table:table-cell>
          <table:table-cell table:style-name="ce18" table:formula="of:=DEC2HEX(16748136+[.A193])" office:value-type="string" office:string-value="FF8F27" calcext:value-type="string">
            <text:p>FF8F27</text:p>
          </table:table-cell>
          <table:table-cell table:style-name="ce18" table:formula="of:=DEC2HEX(16748328+[.A193])" office:value-type="string" office:string-value="FF8FE7" calcext:value-type="string">
            <text:p>FF8FE7</text:p>
          </table:table-cell>
          <table:table-cell table:style-name="ce18" table:formula="of:=DEC2HEX(16748520+[.A193])" office:value-type="string" office:string-value="FF90A7" calcext:value-type="string">
            <text:p>FF90A7</text:p>
          </table:table-cell>
          <table:table-cell table:number-columns-repeated="1007"/>
        </table:table-row>
        <table:table-row table:style-name="ro1" table:number-rows-repeated="10483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sses" table:style-name="ta1">
        <office:forms form:automatic-focus="false" form:apply-design-mode="false"/>
        <table:table-column table:style-name="co1" table:visibility="collapse" table:default-cell-style-name="ce1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number-columns-repeated="3" table:default-cell-style-name="ce18"/>
        <table:table-column table:style-name="co8" table:number-columns-repeated="5" table:default-cell-style-name="ce18"/>
        <table:table-column table:style-name="co6" table:number-columns-repeated="1012" table:default-cell-style-name="ce13"/>
        <table:table-row table:style-name="ro6">
          <table:table-cell office:value-type="string" calcext:value-type="string">
            <text:p>OFFSET DEC</text:p>
          </table:table-cell>
          <table:table-cell table:style-name="ce14" office:value-type="string" calcext:value-type="string">
            <text:p>OFFSET</text:p>
          </table:table-cell>
          <table:table-cell table:style-name="ce14" office:value-type="string" calcext:value-type="string">
            <text:p>LENGTH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BOSS0</text:p>
          </table:table-cell>
          <table:table-cell table:style-name="ce14" office:value-type="string" calcext:value-type="string">
            <text:p>BOSS1</text:p>
          </table:table-cell>
          <table:table-cell table:style-name="ce14" office:value-type="string" calcext:value-type="string">
            <text:p>BOSS2</text:p>
          </table:table-cell>
          <table:table-cell table:style-name="ce14" office:value-type="string" calcext:value-type="string">
            <text:p>BOSS3</text:p>
          </table:table-cell>
          <table:table-cell table:style-name="ce14" office:value-type="string" calcext:value-type="string">
            <text:p>BOSS4</text:p>
          </table:table-cell>
          <table:table-cell table:style-name="ce14" office:value-type="string" calcext:value-type="string">
            <text:p>BOSS5</text:p>
          </table:table-cell>
          <table:table-cell table:style-name="ce14" office:value-type="string" calcext:value-type="string">
            <text:p>BOSS6</text:p>
          </table:table-cell>
          <table:table-cell table:style-name="ce14" office:value-type="string" calcext:value-type="string">
            <text:p>BOSS7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formula="of:=DEC2HEX([.A2])" office:value-type="string" office:string-value="0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ss Memory Start/Active Status (00 = inactive, non-zero = active)</text:p>
          </table:table-cell>
          <table:table-cell table:formula="of:=DEC2HEX(16749864+[.A2])" office:value-type="string" office:string-value="FF9528" calcext:value-type="string">
            <text:p>FF9528</text:p>
          </table:table-cell>
          <table:table-cell table:formula="of:=DEC2HEX(16750056+[.A2])" office:value-type="string" office:string-value="FF95E8" calcext:value-type="string">
            <text:p>FF95E8</text:p>
          </table:table-cell>
          <table:table-cell table:formula="of:=DEC2HEX(16750248+[.A2])" office:value-type="string" office:string-value="FF96A8" calcext:value-type="string">
            <text:p>FF96A8</text:p>
          </table:table-cell>
          <table:table-cell table:formula="of:=DEC2HEX(16750440+[.A2])" office:value-type="string" office:string-value="FF9768" calcext:value-type="string">
            <text:p>FF9768</text:p>
          </table:table-cell>
          <table:table-cell table:formula="of:=DEC2HEX(16750632+[.A2])" office:value-type="string" office:string-value="FF9828" calcext:value-type="string">
            <text:p>FF9828</text:p>
          </table:table-cell>
          <table:table-cell table:formula="of:=DEC2HEX(16750824+[.A2])" office:value-type="string" office:string-value="FF98E8" calcext:value-type="string">
            <text:p>FF98E8</text:p>
          </table:table-cell>
          <table:table-cell table:formula="of:=DEC2HEX(16751016+[.A2])" office:value-type="string" office:string-value="FF99A8" calcext:value-type="string">
            <text:p>FF99A8</text:p>
          </table:table-cell>
          <table:table-cell table:formula="of:=DEC2HEX(16751208+[.A2])" office:value-type="string" office:string-value="FF9A68" calcext:value-type="string">
            <text:p>FF9A68</text:p>
          </table:table-cell>
          <table:table-cell table:number-columns-repeated="1012"/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DEC2HEX([.A3])" office:value-type="string" office:string-value="1" calcext:value-type="string">
            <text:p>1</text:p>
          </table:table-cell>
          <table:table-cell table:number-columns-repeated="2"/>
          <table:table-cell table:formula="of:=DEC2HEX(16749864+[.A3])" office:value-type="string" office:string-value="FF9529" calcext:value-type="string">
            <text:p>FF9529</text:p>
          </table:table-cell>
          <table:table-cell table:formula="of:=DEC2HEX(16750056+[.A3])" office:value-type="string" office:string-value="FF95E9" calcext:value-type="string">
            <text:p>FF95E9</text:p>
          </table:table-cell>
          <table:table-cell table:formula="of:=DEC2HEX(16750248+[.A3])" office:value-type="string" office:string-value="FF96A9" calcext:value-type="string">
            <text:p>FF96A9</text:p>
          </table:table-cell>
          <table:table-cell table:formula="of:=DEC2HEX(16750440+[.A3])" office:value-type="string" office:string-value="FF9769" calcext:value-type="string">
            <text:p>FF9769</text:p>
          </table:table-cell>
          <table:table-cell table:formula="of:=DEC2HEX(16750632+[.A3])" office:value-type="string" office:string-value="FF9829" calcext:value-type="string">
            <text:p>FF9829</text:p>
          </table:table-cell>
          <table:table-cell table:formula="of:=DEC2HEX(16750824+[.A3])" office:value-type="string" office:string-value="FF98E9" calcext:value-type="string">
            <text:p>FF98E9</text:p>
          </table:table-cell>
          <table:table-cell table:formula="of:=DEC2HEX(16751016+[.A3])" office:value-type="string" office:string-value="FF99A9" calcext:value-type="string">
            <text:p>FF99A9</text:p>
          </table:table-cell>
          <table:table-cell table:formula="of:=DEC2HEX(16751208+[.A3])" office:value-type="string" office:string-value="FF9A69" calcext:value-type="string">
            <text:p>FF9A69</text:p>
          </table:table-cell>
          <table:table-cell table:number-columns-repeated="1012"/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DEC2HEX([.A4])" office:value-type="string" office:string-value="2" calcext:value-type="string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state</text:p>
          </table:table-cell>
          <table:table-cell table:formula="of:=DEC2HEX(16749864+[.A4])" office:value-type="string" office:string-value="FF952A" calcext:value-type="string">
            <text:p>FF952A</text:p>
          </table:table-cell>
          <table:table-cell table:formula="of:=DEC2HEX(16750056+[.A4])" office:value-type="string" office:string-value="FF95EA" calcext:value-type="string">
            <text:p>FF95EA</text:p>
          </table:table-cell>
          <table:table-cell table:formula="of:=DEC2HEX(16750248+[.A4])" office:value-type="string" office:string-value="FF96AA" calcext:value-type="string">
            <text:p>FF96AA</text:p>
          </table:table-cell>
          <table:table-cell table:formula="of:=DEC2HEX(16750440+[.A4])" office:value-type="string" office:string-value="FF976A" calcext:value-type="string">
            <text:p>FF976A</text:p>
          </table:table-cell>
          <table:table-cell table:formula="of:=DEC2HEX(16750632+[.A4])" office:value-type="string" office:string-value="FF982A" calcext:value-type="string">
            <text:p>FF982A</text:p>
          </table:table-cell>
          <table:table-cell table:formula="of:=DEC2HEX(16750824+[.A4])" office:value-type="string" office:string-value="FF98EA" calcext:value-type="string">
            <text:p>FF98EA</text:p>
          </table:table-cell>
          <table:table-cell table:formula="of:=DEC2HEX(16751016+[.A4])" office:value-type="string" office:string-value="FF99AA" calcext:value-type="string">
            <text:p>FF99AA</text:p>
          </table:table-cell>
          <table:table-cell table:formula="of:=DEC2HEX(16751208+[.A4])" office:value-type="string" office:string-value="FF9A6A" calcext:value-type="string">
            <text:p>FF9A6A</text:p>
          </table:table-cell>
          <table:table-cell table:number-columns-repeated="1012"/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DEC2HEX([.A5])" office:value-type="string" office:string-value="3" calcext:value-type="string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state</text:p>
          </table:table-cell>
          <table:table-cell table:formula="of:=DEC2HEX(16749864+[.A5])" office:value-type="string" office:string-value="FF952B" calcext:value-type="string">
            <text:p>FF952B</text:p>
          </table:table-cell>
          <table:table-cell table:formula="of:=DEC2HEX(16750056+[.A5])" office:value-type="string" office:string-value="FF95EB" calcext:value-type="string">
            <text:p>FF95EB</text:p>
          </table:table-cell>
          <table:table-cell table:formula="of:=DEC2HEX(16750248+[.A5])" office:value-type="string" office:string-value="FF96AB" calcext:value-type="string">
            <text:p>FF96AB</text:p>
          </table:table-cell>
          <table:table-cell table:formula="of:=DEC2HEX(16750440+[.A5])" office:value-type="string" office:string-value="FF976B" calcext:value-type="string">
            <text:p>FF976B</text:p>
          </table:table-cell>
          <table:table-cell table:formula="of:=DEC2HEX(16750632+[.A5])" office:value-type="string" office:string-value="FF982B" calcext:value-type="string">
            <text:p>FF982B</text:p>
          </table:table-cell>
          <table:table-cell table:formula="of:=DEC2HEX(16750824+[.A5])" office:value-type="string" office:string-value="FF98EB" calcext:value-type="string">
            <text:p>FF98EB</text:p>
          </table:table-cell>
          <table:table-cell table:formula="of:=DEC2HEX(16751016+[.A5])" office:value-type="string" office:string-value="FF99AB" calcext:value-type="string">
            <text:p>FF99AB</text:p>
          </table:table-cell>
          <table:table-cell table:formula="of:=DEC2HEX(16751208+[.A5])" office:value-type="string" office:string-value="FF9A6B" calcext:value-type="string">
            <text:p>FF9A6B</text:p>
          </table:table-cell>
          <table:table-cell table:number-columns-repeated="1012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DEC2HEX([.A6])" office:value-type="string" office:string-value="4" calcext:value-type="string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state</text:p>
          </table:table-cell>
          <table:table-cell table:formula="of:=DEC2HEX(16749864+[.A6])" office:value-type="string" office:string-value="FF952C" calcext:value-type="string">
            <text:p>FF952C</text:p>
          </table:table-cell>
          <table:table-cell table:formula="of:=DEC2HEX(16750056+[.A6])" office:value-type="string" office:string-value="FF95EC" calcext:value-type="string">
            <text:p>FF95EC</text:p>
          </table:table-cell>
          <table:table-cell table:formula="of:=DEC2HEX(16750248+[.A6])" office:value-type="string" office:string-value="FF96AC" calcext:value-type="string">
            <text:p>FF96AC</text:p>
          </table:table-cell>
          <table:table-cell table:formula="of:=DEC2HEX(16750440+[.A6])" office:value-type="string" office:string-value="FF976C" calcext:value-type="string">
            <text:p>FF976C</text:p>
          </table:table-cell>
          <table:table-cell table:formula="of:=DEC2HEX(16750632+[.A6])" office:value-type="string" office:string-value="FF982C" calcext:value-type="string">
            <text:p>FF982C</text:p>
          </table:table-cell>
          <table:table-cell table:formula="of:=DEC2HEX(16750824+[.A6])" office:value-type="string" office:string-value="FF98EC" calcext:value-type="string">
            <text:p>FF98EC</text:p>
          </table:table-cell>
          <table:table-cell table:formula="of:=DEC2HEX(16751016+[.A6])" office:value-type="string" office:string-value="FF99AC" calcext:value-type="string">
            <text:p>FF99AC</text:p>
          </table:table-cell>
          <table:table-cell table:formula="of:=DEC2HEX(16751208+[.A6])" office:value-type="string" office:string-value="FF9A6C" calcext:value-type="string">
            <text:p>FF9A6C</text:p>
          </table:table-cell>
          <table:table-cell table:number-columns-repeated="1012"/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DEC2HEX([.A7])" office:value-type="string" office:string-value="5" calcext:value-type="string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state</text:p>
          </table:table-cell>
          <table:table-cell table:formula="of:=DEC2HEX(16749864+[.A7])" office:value-type="string" office:string-value="FF952D" calcext:value-type="string">
            <text:p>FF952D</text:p>
          </table:table-cell>
          <table:table-cell table:formula="of:=DEC2HEX(16750056+[.A7])" office:value-type="string" office:string-value="FF95ED" calcext:value-type="string">
            <text:p>FF95ED</text:p>
          </table:table-cell>
          <table:table-cell table:formula="of:=DEC2HEX(16750248+[.A7])" office:value-type="string" office:string-value="FF96AD" calcext:value-type="string">
            <text:p>FF96AD</text:p>
          </table:table-cell>
          <table:table-cell table:formula="of:=DEC2HEX(16750440+[.A7])" office:value-type="string" office:string-value="FF976D" calcext:value-type="string">
            <text:p>FF976D</text:p>
          </table:table-cell>
          <table:table-cell table:formula="of:=DEC2HEX(16750632+[.A7])" office:value-type="string" office:string-value="FF982D" calcext:value-type="string">
            <text:p>FF982D</text:p>
          </table:table-cell>
          <table:table-cell table:formula="of:=DEC2HEX(16750824+[.A7])" office:value-type="string" office:string-value="FF98ED" calcext:value-type="string">
            <text:p>FF98ED</text:p>
          </table:table-cell>
          <table:table-cell table:formula="of:=DEC2HEX(16751016+[.A7])" office:value-type="string" office:string-value="FF99AD" calcext:value-type="string">
            <text:p>FF99AD</text:p>
          </table:table-cell>
          <table:table-cell table:formula="of:=DEC2HEX(16751208+[.A7])" office:value-type="string" office:string-value="FF9A6D" calcext:value-type="string">
            <text:p>FF9A6D</text:p>
          </table:table-cell>
          <table:table-cell table:number-columns-repeated="1012"/>
        </table:table-row>
        <table:table-row table:style-name="ro6">
          <table:table-cell office:value-type="float" office:value="6" calcext:value-type="float">
            <text:p>6</text:p>
          </table:table-cell>
          <table:table-cell table:formula="of:=DEC2HEX([.A8])" office:value-type="string" office:string-value="6" calcext:value-type="string">
            <text:p>6</text:p>
          </table:table-cell>
          <table:table-cell office:value-type="string" calcext:value-type="string" table:number-columns-spanned="1" table:number-rows-spanned="2">
            <text:p>w</text:p>
          </table:table-cell>
          <table:table-cell office:value-type="string" calcext:value-type="string" table:number-columns-spanned="1" table:number-rows-spanned="2">
            <text:p>X-pos</text:p>
          </table:table-cell>
          <table:table-cell table:formula="of:=DEC2HEX(16749864+[.A8])" office:value-type="string" office:string-value="FF952E" calcext:value-type="string">
            <text:p>FF952E</text:p>
          </table:table-cell>
          <table:table-cell table:formula="of:=DEC2HEX(16750056+[.A8])" office:value-type="string" office:string-value="FF95EE" calcext:value-type="string">
            <text:p>FF95EE</text:p>
          </table:table-cell>
          <table:table-cell table:formula="of:=DEC2HEX(16750248+[.A8])" office:value-type="string" office:string-value="FF96AE" calcext:value-type="string">
            <text:p>FF96AE</text:p>
          </table:table-cell>
          <table:table-cell table:formula="of:=DEC2HEX(16750440+[.A8])" office:value-type="string" office:string-value="FF976E" calcext:value-type="string">
            <text:p>FF976E</text:p>
          </table:table-cell>
          <table:table-cell table:formula="of:=DEC2HEX(16750632+[.A8])" office:value-type="string" office:string-value="FF982E" calcext:value-type="string">
            <text:p>FF982E</text:p>
          </table:table-cell>
          <table:table-cell table:formula="of:=DEC2HEX(16750824+[.A8])" office:value-type="string" office:string-value="FF98EE" calcext:value-type="string">
            <text:p>FF98EE</text:p>
          </table:table-cell>
          <table:table-cell table:formula="of:=DEC2HEX(16751016+[.A8])" office:value-type="string" office:string-value="FF99AE" calcext:value-type="string">
            <text:p>FF99AE</text:p>
          </table:table-cell>
          <table:table-cell table:formula="of:=DEC2HEX(16751208+[.A8])" office:value-type="string" office:string-value="FF9A6E" calcext:value-type="string">
            <text:p>FF9A6E</text:p>
          </table:table-cell>
          <table:table-cell table:number-columns-repeated="1012"/>
        </table:table-row>
        <table:table-row table:style-name="ro6">
          <table:table-cell office:value-type="float" office:value="7" calcext:value-type="float">
            <text:p>7</text:p>
          </table:table-cell>
          <table:table-cell table:formula="of:=DEC2HEX([.A9])" office:value-type="string" office:string-value="7" calcext:value-type="string">
            <text:p>7</text:p>
          </table:table-cell>
          <table:covered-table-cell table:number-columns-repeated="2"/>
          <table:table-cell table:formula="of:=DEC2HEX(16745832+[.A9])" office:value-type="string" office:string-value="FF856F" calcext:value-type="string">
            <text:p>FF856F</text:p>
          </table:table-cell>
          <table:table-cell table:formula="of:=DEC2HEX(16746024+[.A9])" office:value-type="string" office:string-value="FF862F" calcext:value-type="string">
            <text:p>FF862F</text:p>
          </table:table-cell>
          <table:table-cell table:formula="of:=DEC2HEX(16770792+[.A9])" office:value-type="string" office:string-value="FFE6EF" calcext:value-type="string">
            <text:p>FFE6EF</text:p>
          </table:table-cell>
          <table:table-cell table:formula="of:=DEC2HEX(16750440+[.A9])" office:value-type="string" office:string-value="FF976F" calcext:value-type="string">
            <text:p>FF976F</text:p>
          </table:table-cell>
          <table:table-cell table:formula="of:=DEC2HEX(16750632+[.A9])" office:value-type="string" office:string-value="FF982F" calcext:value-type="string">
            <text:p>FF982F</text:p>
          </table:table-cell>
          <table:table-cell table:formula="of:=DEC2HEX(16750824+[.A9])" office:value-type="string" office:string-value="FF98EF" calcext:value-type="string">
            <text:p>FF98EF</text:p>
          </table:table-cell>
          <table:table-cell table:formula="of:=DEC2HEX(16751016+[.A9])" office:value-type="string" office:string-value="FF99AF" calcext:value-type="string">
            <text:p>FF99AF</text:p>
          </table:table-cell>
          <table:table-cell table:formula="of:=DEC2HEX(16751208+[.A9])" office:value-type="string" office:string-value="FF9A6F" calcext:value-type="string">
            <text:p>FF9A6F</text:p>
          </table:table-cell>
          <table:table-cell table:number-columns-repeated="1012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DEC2HEX([.A10])" office:value-type="string" office:string-value="8" calcext:value-type="string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-pos micropixel</text:p>
          </table:table-cell>
          <table:table-cell table:formula="of:=DEC2HEX(16749864+[.A10])" office:value-type="string" office:string-value="FF9530" calcext:value-type="string">
            <text:p>FF9530</text:p>
          </table:table-cell>
          <table:table-cell table:formula="of:=DEC2HEX(16750056+[.A10])" office:value-type="string" office:string-value="FF95F0" calcext:value-type="string">
            <text:p>FF95F0</text:p>
          </table:table-cell>
          <table:table-cell table:formula="of:=DEC2HEX(16750248+[.A10])" office:value-type="string" office:string-value="FF96B0" calcext:value-type="string">
            <text:p>FF96B0</text:p>
          </table:table-cell>
          <table:table-cell table:formula="of:=DEC2HEX(16750440+[.A10])" office:value-type="string" office:string-value="FF9770" calcext:value-type="string">
            <text:p>FF9770</text:p>
          </table:table-cell>
          <table:table-cell table:formula="of:=DEC2HEX(16750632+[.A10])" office:value-type="string" office:string-value="FF9830" calcext:value-type="string">
            <text:p>FF9830</text:p>
          </table:table-cell>
          <table:table-cell table:formula="of:=DEC2HEX(16750824+[.A10])" office:value-type="string" office:string-value="FF98F0" calcext:value-type="string">
            <text:p>FF98F0</text:p>
          </table:table-cell>
          <table:table-cell table:formula="of:=DEC2HEX(16751016+[.A10])" office:value-type="string" office:string-value="FF99B0" calcext:value-type="string">
            <text:p>FF99B0</text:p>
          </table:table-cell>
          <table:table-cell table:formula="of:=DEC2HEX(16751208+[.A10])" office:value-type="string" office:string-value="FF9A70" calcext:value-type="string">
            <text:p>FF9A70</text:p>
          </table:table-cell>
          <table:table-cell table:number-columns-repeated="1012"/>
        </table:table-row>
        <table:table-row table:style-name="ro6">
          <table:table-cell office:value-type="float" office:value="9" calcext:value-type="float">
            <text:p>9</text:p>
          </table:table-cell>
          <table:table-cell table:formula="of:=DEC2HEX([.A11])" office:value-type="string" office:string-value="9" calcext:value-type="string">
            <text:p>9</text:p>
          </table:table-cell>
          <table:table-cell table:number-columns-repeated="2"/>
          <table:table-cell table:formula="of:=DEC2HEX(16749864+[.A11])" office:value-type="string" office:string-value="FF9531" calcext:value-type="string">
            <text:p>FF9531</text:p>
          </table:table-cell>
          <table:table-cell table:formula="of:=DEC2HEX(16750056+[.A11])" office:value-type="string" office:string-value="FF95F1" calcext:value-type="string">
            <text:p>FF95F1</text:p>
          </table:table-cell>
          <table:table-cell table:formula="of:=DEC2HEX(16750248+[.A11])" office:value-type="string" office:string-value="FF96B1" calcext:value-type="string">
            <text:p>FF96B1</text:p>
          </table:table-cell>
          <table:table-cell table:formula="of:=DEC2HEX(16750440+[.A11])" office:value-type="string" office:string-value="FF9771" calcext:value-type="string">
            <text:p>FF9771</text:p>
          </table:table-cell>
          <table:table-cell table:formula="of:=DEC2HEX(16750632+[.A11])" office:value-type="string" office:string-value="FF9831" calcext:value-type="string">
            <text:p>FF9831</text:p>
          </table:table-cell>
          <table:table-cell table:formula="of:=DEC2HEX(16750824+[.A11])" office:value-type="string" office:string-value="FF98F1" calcext:value-type="string">
            <text:p>FF98F1</text:p>
          </table:table-cell>
          <table:table-cell table:formula="of:=DEC2HEX(16751016+[.A11])" office:value-type="string" office:string-value="FF99B1" calcext:value-type="string">
            <text:p>FF99B1</text:p>
          </table:table-cell>
          <table:table-cell table:formula="of:=DEC2HEX(16751208+[.A11])" office:value-type="string" office:string-value="FF9A71" calcext:value-type="string">
            <text:p>FF9A71</text:p>
          </table:table-cell>
          <table:table-cell table:number-columns-repeated="1012"/>
        </table:table-row>
        <table:table-row table:style-name="ro6">
          <table:table-cell office:value-type="float" office:value="10" calcext:value-type="float">
            <text:p>10</text:p>
          </table:table-cell>
          <table:table-cell table:formula="of:=DEC2HEX([.A12])" office:value-type="string" office:string-value="A" calcext:value-type="string">
            <text:p>A</text:p>
          </table:table-cell>
          <table:table-cell office:value-type="string" calcext:value-type="string" table:number-columns-spanned="1" table:number-rows-spanned="2">
            <text:p>w</text:p>
          </table:table-cell>
          <table:table-cell office:value-type="string" calcext:value-type="string" table:number-columns-spanned="1" table:number-rows-spanned="2">
            <text:p>Y-pos</text:p>
          </table:table-cell>
          <table:table-cell table:formula="of:=DEC2HEX(16749864+[.A12])" office:value-type="string" office:string-value="FF9532" calcext:value-type="string">
            <text:p>FF9532</text:p>
          </table:table-cell>
          <table:table-cell table:formula="of:=DEC2HEX(16750056+[.A12])" office:value-type="string" office:string-value="FF95F2" calcext:value-type="string">
            <text:p>FF95F2</text:p>
          </table:table-cell>
          <table:table-cell table:formula="of:=DEC2HEX(16750248+[.A12])" office:value-type="string" office:string-value="FF96B2" calcext:value-type="string">
            <text:p>FF96B2</text:p>
          </table:table-cell>
          <table:table-cell table:formula="of:=DEC2HEX(16750440+[.A12])" office:value-type="string" office:string-value="FF9772" calcext:value-type="string">
            <text:p>FF9772</text:p>
          </table:table-cell>
          <table:table-cell table:formula="of:=DEC2HEX(16750632+[.A12])" office:value-type="string" office:string-value="FF9832" calcext:value-type="string">
            <text:p>FF9832</text:p>
          </table:table-cell>
          <table:table-cell table:formula="of:=DEC2HEX(16750824+[.A12])" office:value-type="string" office:string-value="FF98F2" calcext:value-type="string">
            <text:p>FF98F2</text:p>
          </table:table-cell>
          <table:table-cell table:formula="of:=DEC2HEX(16751016+[.A12])" office:value-type="string" office:string-value="FF99B2" calcext:value-type="string">
            <text:p>FF99B2</text:p>
          </table:table-cell>
          <table:table-cell table:formula="of:=DEC2HEX(16751208+[.A12])" office:value-type="string" office:string-value="FF9A72" calcext:value-type="string">
            <text:p>FF9A72</text:p>
          </table:table-cell>
          <table:table-cell table:number-columns-repeated="1012"/>
        </table:table-row>
        <table:table-row table:style-name="ro6">
          <table:table-cell office:value-type="float" office:value="11" calcext:value-type="float">
            <text:p>11</text:p>
          </table:table-cell>
          <table:table-cell table:formula="of:=DEC2HEX([.A13])" office:value-type="string" office:string-value="B" calcext:value-type="string">
            <text:p>B</text:p>
          </table:table-cell>
          <table:covered-table-cell table:number-columns-repeated="2"/>
          <table:table-cell table:formula="of:=DEC2HEX(16745832+[.A13])" office:value-type="string" office:string-value="FF8573" calcext:value-type="string">
            <text:p>FF8573</text:p>
          </table:table-cell>
          <table:table-cell table:formula="of:=DEC2HEX(16746024+[.A13])" office:value-type="string" office:string-value="FF8633" calcext:value-type="string">
            <text:p>FF8633</text:p>
          </table:table-cell>
          <table:table-cell table:formula="of:=DEC2HEX(16770792+[.A13])" office:value-type="string" office:string-value="FFE6F3" calcext:value-type="string">
            <text:p>FFE6F3</text:p>
          </table:table-cell>
          <table:table-cell table:formula="of:=DEC2HEX(16750440+[.A13])" office:value-type="string" office:string-value="FF9773" calcext:value-type="string">
            <text:p>FF9773</text:p>
          </table:table-cell>
          <table:table-cell table:formula="of:=DEC2HEX(16750632+[.A13])" office:value-type="string" office:string-value="FF9833" calcext:value-type="string">
            <text:p>FF9833</text:p>
          </table:table-cell>
          <table:table-cell table:formula="of:=DEC2HEX(16750824+[.A13])" office:value-type="string" office:string-value="FF98F3" calcext:value-type="string">
            <text:p>FF98F3</text:p>
          </table:table-cell>
          <table:table-cell table:formula="of:=DEC2HEX(16751016+[.A13])" office:value-type="string" office:string-value="FF99B3" calcext:value-type="string">
            <text:p>FF99B3</text:p>
          </table:table-cell>
          <table:table-cell table:formula="of:=DEC2HEX(16751208+[.A13])" office:value-type="string" office:string-value="FF9A73" calcext:value-type="string">
            <text:p>FF9A73</text:p>
          </table:table-cell>
          <table:table-cell table:number-columns-repeated="1012"/>
        </table:table-row>
        <table:table-row table:style-name="ro6">
          <table:table-cell office:value-type="float" office:value="12" calcext:value-type="float">
            <text:p>12</text:p>
          </table:table-cell>
          <table:table-cell table:formula="of:=DEC2HEX([.A14])" office:value-type="string" office:string-value="C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-pos micropixel</text:p>
          </table:table-cell>
          <table:table-cell table:formula="of:=DEC2HEX(16749864+[.A14])" office:value-type="string" office:string-value="FF9534" calcext:value-type="string">
            <text:p>FF9534</text:p>
          </table:table-cell>
          <table:table-cell table:formula="of:=DEC2HEX(16750056+[.A14])" office:value-type="string" office:string-value="FF95F4" calcext:value-type="string">
            <text:p>FF95F4</text:p>
          </table:table-cell>
          <table:table-cell table:formula="of:=DEC2HEX(16750248+[.A14])" office:value-type="string" office:string-value="FF96B4" calcext:value-type="string">
            <text:p>FF96B4</text:p>
          </table:table-cell>
          <table:table-cell table:formula="of:=DEC2HEX(16750440+[.A14])" office:value-type="string" office:string-value="FF9774" calcext:value-type="string">
            <text:p>FF9774</text:p>
          </table:table-cell>
          <table:table-cell table:formula="of:=DEC2HEX(16750632+[.A14])" office:value-type="string" office:string-value="FF9834" calcext:value-type="string">
            <text:p>FF9834</text:p>
          </table:table-cell>
          <table:table-cell table:formula="of:=DEC2HEX(16750824+[.A14])" office:value-type="string" office:string-value="FF98F4" calcext:value-type="string">
            <text:p>FF98F4</text:p>
          </table:table-cell>
          <table:table-cell table:formula="of:=DEC2HEX(16751016+[.A14])" office:value-type="string" office:string-value="FF99B4" calcext:value-type="string">
            <text:p>FF99B4</text:p>
          </table:table-cell>
          <table:table-cell table:formula="of:=DEC2HEX(16751208+[.A14])" office:value-type="string" office:string-value="FF9A74" calcext:value-type="string">
            <text:p>FF9A74</text:p>
          </table:table-cell>
          <table:table-cell table:number-columns-repeated="1012"/>
        </table:table-row>
        <table:table-row table:style-name="ro6">
          <table:table-cell office:value-type="float" office:value="13" calcext:value-type="float">
            <text:p>13</text:p>
          </table:table-cell>
          <table:table-cell table:formula="of:=DEC2HEX([.A15])" office:value-type="string" office:string-value="D" calcext:value-type="string">
            <text:p>D</text:p>
          </table:table-cell>
          <table:table-cell table:number-columns-repeated="2"/>
          <table:table-cell table:formula="of:=DEC2HEX(16749864+[.A15])" office:value-type="string" office:string-value="FF9535" calcext:value-type="string">
            <text:p>FF9535</text:p>
          </table:table-cell>
          <table:table-cell table:formula="of:=DEC2HEX(16750056+[.A15])" office:value-type="string" office:string-value="FF95F5" calcext:value-type="string">
            <text:p>FF95F5</text:p>
          </table:table-cell>
          <table:table-cell table:formula="of:=DEC2HEX(16750248+[.A15])" office:value-type="string" office:string-value="FF96B5" calcext:value-type="string">
            <text:p>FF96B5</text:p>
          </table:table-cell>
          <table:table-cell table:formula="of:=DEC2HEX(16750440+[.A15])" office:value-type="string" office:string-value="FF9775" calcext:value-type="string">
            <text:p>FF9775</text:p>
          </table:table-cell>
          <table:table-cell table:formula="of:=DEC2HEX(16750632+[.A15])" office:value-type="string" office:string-value="FF9835" calcext:value-type="string">
            <text:p>FF9835</text:p>
          </table:table-cell>
          <table:table-cell table:formula="of:=DEC2HEX(16750824+[.A15])" office:value-type="string" office:string-value="FF98F5" calcext:value-type="string">
            <text:p>FF98F5</text:p>
          </table:table-cell>
          <table:table-cell table:formula="of:=DEC2HEX(16751016+[.A15])" office:value-type="string" office:string-value="FF99B5" calcext:value-type="string">
            <text:p>FF99B5</text:p>
          </table:table-cell>
          <table:table-cell table:formula="of:=DEC2HEX(16751208+[.A15])" office:value-type="string" office:string-value="FF9A75" calcext:value-type="string">
            <text:p>FF9A75</text:p>
          </table:table-cell>
          <table:table-cell table:number-columns-repeated="1012"/>
        </table:table-row>
        <table:table-row table:style-name="ro7">
          <table:table-cell office:value-type="float" office:value="14" calcext:value-type="float">
            <text:p>14</text:p>
          </table:table-cell>
          <table:table-cell table:formula="of:=DEC2HEX([.A16])" office:value-type="string" office:string-value="E" calcext:value-type="string">
            <text:p>E</text:p>
          </table:table-cell>
          <table:table-cell office:value-type="string" calcext:value-type="string" table:number-columns-spanned="1" table:number-rows-spanned="2">
            <text:p>w</text:p>
          </table:table-cell>
          <table:table-cell office:value-type="string" calcext:value-type="string" table:number-columns-spanned="1" table:number-rows-spanned="2">
            <text:p>Y-pos origin</text:p>
          </table:table-cell>
          <table:table-cell table:formula="of:=DEC2HEX(16749864+[.A16])" office:value-type="string" office:string-value="FF9536" calcext:value-type="string">
            <text:p>FF9536</text:p>
          </table:table-cell>
          <table:table-cell table:formula="of:=DEC2HEX(16750056+[.A16])" office:value-type="string" office:string-value="FF95F6" calcext:value-type="string">
            <text:p>FF95F6</text:p>
          </table:table-cell>
          <table:table-cell table:formula="of:=DEC2HEX(16750248+[.A16])" office:value-type="string" office:string-value="FF96B6" calcext:value-type="string">
            <text:p>FF96B6</text:p>
          </table:table-cell>
          <table:table-cell table:formula="of:=DEC2HEX(16750440+[.A16])" office:value-type="string" office:string-value="FF9776" calcext:value-type="string">
            <text:p>FF9776</text:p>
          </table:table-cell>
          <table:table-cell table:formula="of:=DEC2HEX(16750632+[.A16])" office:value-type="string" office:string-value="FF9836" calcext:value-type="string">
            <text:p>FF9836</text:p>
          </table:table-cell>
          <table:table-cell table:formula="of:=DEC2HEX(16750824+[.A16])" office:value-type="string" office:string-value="FF98F6" calcext:value-type="string">
            <text:p>FF98F6</text:p>
          </table:table-cell>
          <table:table-cell table:formula="of:=DEC2HEX(16751016+[.A16])" office:value-type="string" office:string-value="FF99B6" calcext:value-type="string">
            <text:p>FF99B6</text:p>
          </table:table-cell>
          <table:table-cell table:formula="of:=DEC2HEX(16751208+[.A16])" office:value-type="string" office:string-value="FF9A76" calcext:value-type="string">
            <text:p>FF9A76</text:p>
          </table:table-cell>
          <table:table-cell table:number-columns-repeated="1012"/>
        </table:table-row>
        <table:table-row table:style-name="ro8">
          <table:table-cell office:value-type="float" office:value="15" calcext:value-type="float">
            <text:p>15</text:p>
          </table:table-cell>
          <table:table-cell table:formula="of:=DEC2HEX([.A17])" office:value-type="string" office:string-value="F" calcext:value-type="string">
            <text:p>F</text:p>
          </table:table-cell>
          <table:covered-table-cell table:number-columns-repeated="2"/>
          <table:table-cell table:formula="of:=DEC2HEX(16745832+[.A17])" office:value-type="string" office:string-value="FF8577" calcext:value-type="string">
            <text:p>FF8577</text:p>
          </table:table-cell>
          <table:table-cell table:formula="of:=DEC2HEX(16746024+[.A17])" office:value-type="string" office:string-value="FF8637" calcext:value-type="string">
            <text:p>FF8637</text:p>
          </table:table-cell>
          <table:table-cell table:formula="of:=DEC2HEX(16770792+[.A17])" office:value-type="string" office:string-value="FFE6F7" calcext:value-type="string">
            <text:p>FFE6F7</text:p>
          </table:table-cell>
          <table:table-cell table:formula="of:=DEC2HEX(16750440+[.A17])" office:value-type="string" office:string-value="FF9777" calcext:value-type="string">
            <text:p>FF9777</text:p>
          </table:table-cell>
          <table:table-cell table:formula="of:=DEC2HEX(16750632+[.A17])" office:value-type="string" office:string-value="FF9837" calcext:value-type="string">
            <text:p>FF9837</text:p>
          </table:table-cell>
          <table:table-cell table:formula="of:=DEC2HEX(16750824+[.A17])" office:value-type="string" office:string-value="FF98F7" calcext:value-type="string">
            <text:p>FF98F7</text:p>
          </table:table-cell>
          <table:table-cell table:formula="of:=DEC2HEX(16751016+[.A17])" office:value-type="string" office:string-value="FF99B7" calcext:value-type="string">
            <text:p>FF99B7</text:p>
          </table:table-cell>
          <table:table-cell table:formula="of:=DEC2HEX(16751208+[.A17])" office:value-type="string" office:string-value="FF9A77" calcext:value-type="string">
            <text:p>FF9A77</text:p>
          </table:table-cell>
          <table:table-cell table:number-columns-repeated="1012"/>
        </table:table-row>
        <table:table-row table:style-name="ro6">
          <table:table-cell office:value-type="float" office:value="16" calcext:value-type="float">
            <text:p>16</text:p>
          </table:table-cell>
          <table:table-cell table:formula="of:=DEC2HEX([.A18])" office:value-type="string" office:string-value="10" calcext:value-type="string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-pos origin micropixel</text:p>
          </table:table-cell>
          <table:table-cell table:formula="of:=DEC2HEX(16749864+[.A18])" office:value-type="string" office:string-value="FF9538" calcext:value-type="string">
            <text:p>FF9538</text:p>
          </table:table-cell>
          <table:table-cell table:formula="of:=DEC2HEX(16750056+[.A18])" office:value-type="string" office:string-value="FF95F8" calcext:value-type="string">
            <text:p>FF95F8</text:p>
          </table:table-cell>
          <table:table-cell table:formula="of:=DEC2HEX(16750248+[.A18])" office:value-type="string" office:string-value="FF96B8" calcext:value-type="string">
            <text:p>FF96B8</text:p>
          </table:table-cell>
          <table:table-cell table:formula="of:=DEC2HEX(16750440+[.A18])" office:value-type="string" office:string-value="FF9778" calcext:value-type="string">
            <text:p>FF9778</text:p>
          </table:table-cell>
          <table:table-cell table:formula="of:=DEC2HEX(16750632+[.A18])" office:value-type="string" office:string-value="FF9838" calcext:value-type="string">
            <text:p>FF9838</text:p>
          </table:table-cell>
          <table:table-cell table:formula="of:=DEC2HEX(16750824+[.A18])" office:value-type="string" office:string-value="FF98F8" calcext:value-type="string">
            <text:p>FF98F8</text:p>
          </table:table-cell>
          <table:table-cell table:formula="of:=DEC2HEX(16751016+[.A18])" office:value-type="string" office:string-value="FF99B8" calcext:value-type="string">
            <text:p>FF99B8</text:p>
          </table:table-cell>
          <table:table-cell table:formula="of:=DEC2HEX(16751208+[.A18])" office:value-type="string" office:string-value="FF9A78" calcext:value-type="string">
            <text:p>FF9A78</text:p>
          </table:table-cell>
          <table:table-cell table:number-columns-repeated="1012"/>
        </table:table-row>
        <table:table-row table:style-name="ro6">
          <table:table-cell office:value-type="float" office:value="17" calcext:value-type="float">
            <text:p>17</text:p>
          </table:table-cell>
          <table:table-cell table:formula="of:=DEC2HEX([.A19])" office:value-type="string" office:string-value="11" calcext:value-type="string">
            <text:p>11</text:p>
          </table:table-cell>
          <table:table-cell table:number-columns-repeated="2"/>
          <table:table-cell table:formula="of:=DEC2HEX(16749864+[.A19])" office:value-type="string" office:string-value="FF9539" calcext:value-type="string">
            <text:p>FF9539</text:p>
          </table:table-cell>
          <table:table-cell table:formula="of:=DEC2HEX(16750056+[.A19])" office:value-type="string" office:string-value="FF95F9" calcext:value-type="string">
            <text:p>FF95F9</text:p>
          </table:table-cell>
          <table:table-cell table:formula="of:=DEC2HEX(16750248+[.A19])" office:value-type="string" office:string-value="FF96B9" calcext:value-type="string">
            <text:p>FF96B9</text:p>
          </table:table-cell>
          <table:table-cell table:formula="of:=DEC2HEX(16750440+[.A19])" office:value-type="string" office:string-value="FF9779" calcext:value-type="string">
            <text:p>FF9779</text:p>
          </table:table-cell>
          <table:table-cell table:formula="of:=DEC2HEX(16750632+[.A19])" office:value-type="string" office:string-value="FF9839" calcext:value-type="string">
            <text:p>FF9839</text:p>
          </table:table-cell>
          <table:table-cell table:formula="of:=DEC2HEX(16750824+[.A19])" office:value-type="string" office:string-value="FF98F9" calcext:value-type="string">
            <text:p>FF98F9</text:p>
          </table:table-cell>
          <table:table-cell table:formula="of:=DEC2HEX(16751016+[.A19])" office:value-type="string" office:string-value="FF99B9" calcext:value-type="string">
            <text:p>FF99B9</text:p>
          </table:table-cell>
          <table:table-cell table:formula="of:=DEC2HEX(16751208+[.A19])" office:value-type="string" office:string-value="FF9A79" calcext:value-type="string">
            <text:p>FF9A79</text:p>
          </table:table-cell>
          <table:table-cell table:number-columns-repeated="1012"/>
        </table:table-row>
        <table:table-row table:style-name="ro6">
          <table:table-cell office:value-type="float" office:value="18" calcext:value-type="float">
            <text:p>18</text:p>
          </table:table-cell>
          <table:table-cell table:formula="of:=DEC2HEX([.A20])" office:value-type="string" office:string-value="12" calcext:value-type="string">
            <text:p>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ss entity class ID (always 04)</text:p>
          </table:table-cell>
          <table:table-cell table:formula="of:=DEC2HEX(16749864+[.A20])" office:value-type="string" office:string-value="FF953A" calcext:value-type="string">
            <text:p>FF953A</text:p>
          </table:table-cell>
          <table:table-cell table:formula="of:=DEC2HEX(16750056+[.A20])" office:value-type="string" office:string-value="FF95FA" calcext:value-type="string">
            <text:p>FF95FA</text:p>
          </table:table-cell>
          <table:table-cell table:formula="of:=DEC2HEX(16750248+[.A20])" office:value-type="string" office:string-value="FF96BA" calcext:value-type="string">
            <text:p>FF96BA</text:p>
          </table:table-cell>
          <table:table-cell table:formula="of:=DEC2HEX(16750440+[.A20])" office:value-type="string" office:string-value="FF977A" calcext:value-type="string">
            <text:p>FF977A</text:p>
          </table:table-cell>
          <table:table-cell table:formula="of:=DEC2HEX(16750632+[.A20])" office:value-type="string" office:string-value="FF983A" calcext:value-type="string">
            <text:p>FF983A</text:p>
          </table:table-cell>
          <table:table-cell table:formula="of:=DEC2HEX(16750824+[.A20])" office:value-type="string" office:string-value="FF98FA" calcext:value-type="string">
            <text:p>FF98FA</text:p>
          </table:table-cell>
          <table:table-cell table:formula="of:=DEC2HEX(16751016+[.A20])" office:value-type="string" office:string-value="FF99BA" calcext:value-type="string">
            <text:p>FF99BA</text:p>
          </table:table-cell>
          <table:table-cell table:formula="of:=DEC2HEX(16751208+[.A20])" office:value-type="string" office:string-value="FF9A7A" calcext:value-type="string">
            <text:p>FF9A7A</text:p>
          </table:table-cell>
          <table:table-cell table:number-columns-repeated="1012"/>
        </table:table-row>
        <table:table-row table:style-name="ro6">
          <table:table-cell office:value-type="float" office:value="19" calcext:value-type="float">
            <text:p>19</text:p>
          </table:table-cell>
          <table:table-cell table:formula="of:=DEC2HEX([.A21])" office:value-type="string" office:string-value="13" calcext:value-type="string">
            <text:p>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ss type</text:p>
          </table:table-cell>
          <table:table-cell table:formula="of:=DEC2HEX(16749864+[.A21])" office:value-type="string" office:string-value="FF953B" calcext:value-type="string">
            <text:p>FF953B</text:p>
          </table:table-cell>
          <table:table-cell table:formula="of:=DEC2HEX(16750056+[.A21])" office:value-type="string" office:string-value="FF95FB" calcext:value-type="string">
            <text:p>FF95FB</text:p>
          </table:table-cell>
          <table:table-cell table:formula="of:=DEC2HEX(16750248+[.A21])" office:value-type="string" office:string-value="FF96BB" calcext:value-type="string">
            <text:p>FF96BB</text:p>
          </table:table-cell>
          <table:table-cell table:formula="of:=DEC2HEX(16750440+[.A21])" office:value-type="string" office:string-value="FF977B" calcext:value-type="string">
            <text:p>FF977B</text:p>
          </table:table-cell>
          <table:table-cell table:formula="of:=DEC2HEX(16750632+[.A21])" office:value-type="string" office:string-value="FF983B" calcext:value-type="string">
            <text:p>FF983B</text:p>
          </table:table-cell>
          <table:table-cell table:formula="of:=DEC2HEX(16750824+[.A21])" office:value-type="string" office:string-value="FF98FB" calcext:value-type="string">
            <text:p>FF98FB</text:p>
          </table:table-cell>
          <table:table-cell table:formula="of:=DEC2HEX(16751016+[.A21])" office:value-type="string" office:string-value="FF99BB" calcext:value-type="string">
            <text:p>FF99BB</text:p>
          </table:table-cell>
          <table:table-cell table:formula="of:=DEC2HEX(16751208+[.A21])" office:value-type="string" office:string-value="FF9A7B" calcext:value-type="string">
            <text:p>FF9A7B</text:p>
          </table:table-cell>
          <table:table-cell table:number-columns-repeated="1012"/>
        </table:table-row>
        <table:table-row table:style-name="ro6">
          <table:table-cell office:value-type="float" office:value="20" calcext:value-type="float">
            <text:p>20</text:p>
          </table:table-cell>
          <table:table-cell table:formula="of:=DEC2HEX([.A22])" office:value-type="string" office:string-value="14" calcext:value-type="string">
            <text:p>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ss subtype</text:p>
          </table:table-cell>
          <table:table-cell table:formula="of:=DEC2HEX(16749864+[.A22])" office:value-type="string" office:string-value="FF953C" calcext:value-type="string">
            <text:p>FF953C</text:p>
          </table:table-cell>
          <table:table-cell table:formula="of:=DEC2HEX(16750056+[.A22])" office:value-type="string" office:string-value="FF95FC" calcext:value-type="string">
            <text:p>FF95FC</text:p>
          </table:table-cell>
          <table:table-cell table:formula="of:=DEC2HEX(16750248+[.A22])" office:value-type="string" office:string-value="FF96BC" calcext:value-type="string">
            <text:p>FF96BC</text:p>
          </table:table-cell>
          <table:table-cell table:formula="of:=DEC2HEX(16750440+[.A22])" office:value-type="string" office:string-value="FF977C" calcext:value-type="string">
            <text:p>FF977C</text:p>
          </table:table-cell>
          <table:table-cell table:formula="of:=DEC2HEX(16750632+[.A22])" office:value-type="string" office:string-value="FF983C" calcext:value-type="string">
            <text:p>FF983C</text:p>
          </table:table-cell>
          <table:table-cell table:formula="of:=DEC2HEX(16750824+[.A22])" office:value-type="string" office:string-value="FF98FC" calcext:value-type="string">
            <text:p>FF98FC</text:p>
          </table:table-cell>
          <table:table-cell table:formula="of:=DEC2HEX(16751016+[.A22])" office:value-type="string" office:string-value="FF99BC" calcext:value-type="string">
            <text:p>FF99BC</text:p>
          </table:table-cell>
          <table:table-cell table:formula="of:=DEC2HEX(16751208+[.A22])" office:value-type="string" office:string-value="FF9A7C" calcext:value-type="string">
            <text:p>FF9A7C</text:p>
          </table:table-cell>
          <table:table-cell table:number-columns-repeated="1012"/>
        </table:table-row>
        <table:table-row table:style-name="ro6">
          <table:table-cell office:value-type="float" office:value="21" calcext:value-type="float">
            <text:p>21</text:p>
          </table:table-cell>
          <table:table-cell table:formula="of:=DEC2HEX([.A23])" office:value-type="string" office:string-value="15" calcext:value-type="string">
            <text:p>15</text:p>
          </table:table-cell>
          <table:table-cell table:number-columns-repeated="2"/>
          <table:table-cell table:formula="of:=DEC2HEX(16749864+[.A23])" office:value-type="string" office:string-value="FF953D" calcext:value-type="string">
            <text:p>FF953D</text:p>
          </table:table-cell>
          <table:table-cell table:formula="of:=DEC2HEX(16750056+[.A23])" office:value-type="string" office:string-value="FF95FD" calcext:value-type="string">
            <text:p>FF95FD</text:p>
          </table:table-cell>
          <table:table-cell table:formula="of:=DEC2HEX(16750248+[.A23])" office:value-type="string" office:string-value="FF96BD" calcext:value-type="string">
            <text:p>FF96BD</text:p>
          </table:table-cell>
          <table:table-cell table:formula="of:=DEC2HEX(16750440+[.A23])" office:value-type="string" office:string-value="FF977D" calcext:value-type="string">
            <text:p>FF977D</text:p>
          </table:table-cell>
          <table:table-cell table:formula="of:=DEC2HEX(16750632+[.A23])" office:value-type="string" office:string-value="FF983D" calcext:value-type="string">
            <text:p>FF983D</text:p>
          </table:table-cell>
          <table:table-cell table:formula="of:=DEC2HEX(16750824+[.A23])" office:value-type="string" office:string-value="FF98FD" calcext:value-type="string">
            <text:p>FF98FD</text:p>
          </table:table-cell>
          <table:table-cell table:formula="of:=DEC2HEX(16751016+[.A23])" office:value-type="string" office:string-value="FF99BD" calcext:value-type="string">
            <text:p>FF99BD</text:p>
          </table:table-cell>
          <table:table-cell table:formula="of:=DEC2HEX(16751208+[.A23])" office:value-type="string" office:string-value="FF9A7D" calcext:value-type="string">
            <text:p>FF9A7D</text:p>
          </table:table-cell>
          <table:table-cell table:number-columns-repeated="1012"/>
        </table:table-row>
        <table:table-row table:style-name="ro6">
          <table:table-cell office:value-type="float" office:value="22" calcext:value-type="float">
            <text:p>22</text:p>
          </table:table-cell>
          <table:table-cell table:formula="of:=DEC2HEX([.A24])" office:value-type="string" office:string-value="16" calcext:value-type="string">
            <text:p>16</text:p>
          </table:table-cell>
          <table:table-cell table:number-columns-repeated="2"/>
          <table:table-cell table:formula="of:=DEC2HEX(16749864+[.A24])" office:value-type="string" office:string-value="FF953E" calcext:value-type="string">
            <text:p>FF953E</text:p>
          </table:table-cell>
          <table:table-cell table:formula="of:=DEC2HEX(16750056+[.A24])" office:value-type="string" office:string-value="FF95FE" calcext:value-type="string">
            <text:p>FF95FE</text:p>
          </table:table-cell>
          <table:table-cell table:formula="of:=DEC2HEX(16750248+[.A24])" office:value-type="string" office:string-value="FF96BE" calcext:value-type="string">
            <text:p>FF96BE</text:p>
          </table:table-cell>
          <table:table-cell table:formula="of:=DEC2HEX(16750440+[.A24])" office:value-type="string" office:string-value="FF977E" calcext:value-type="string">
            <text:p>FF977E</text:p>
          </table:table-cell>
          <table:table-cell table:formula="of:=DEC2HEX(16750632+[.A24])" office:value-type="string" office:string-value="FF983E" calcext:value-type="string">
            <text:p>FF983E</text:p>
          </table:table-cell>
          <table:table-cell table:formula="of:=DEC2HEX(16750824+[.A24])" office:value-type="string" office:string-value="FF98FE" calcext:value-type="string">
            <text:p>FF98FE</text:p>
          </table:table-cell>
          <table:table-cell table:formula="of:=DEC2HEX(16751016+[.A24])" office:value-type="string" office:string-value="FF99BE" calcext:value-type="string">
            <text:p>FF99BE</text:p>
          </table:table-cell>
          <table:table-cell table:formula="of:=DEC2HEX(16751208+[.A24])" office:value-type="string" office:string-value="FF9A7E" calcext:value-type="string">
            <text:p>FF9A7E</text:p>
          </table:table-cell>
          <table:table-cell table:number-columns-repeated="1012"/>
        </table:table-row>
        <table:table-row table:style-name="ro6">
          <table:table-cell office:value-type="float" office:value="23" calcext:value-type="float">
            <text:p>23</text:p>
          </table:table-cell>
          <table:table-cell table:formula="of:=DEC2HEX([.A25])" office:value-type="string" office:string-value="17" calcext:value-type="string">
            <text:p>17</text:p>
          </table:table-cell>
          <table:table-cell table:number-columns-repeated="2"/>
          <table:table-cell table:formula="of:=DEC2HEX(16749864+[.A25])" office:value-type="string" office:string-value="FF953F" calcext:value-type="string">
            <text:p>FF953F</text:p>
          </table:table-cell>
          <table:table-cell table:formula="of:=DEC2HEX(16750056+[.A25])" office:value-type="string" office:string-value="FF95FF" calcext:value-type="string">
            <text:p>FF95FF</text:p>
          </table:table-cell>
          <table:table-cell table:formula="of:=DEC2HEX(16750248+[.A25])" office:value-type="string" office:string-value="FF96BF" calcext:value-type="string">
            <text:p>FF96BF</text:p>
          </table:table-cell>
          <table:table-cell table:formula="of:=DEC2HEX(16750440+[.A25])" office:value-type="string" office:string-value="FF977F" calcext:value-type="string">
            <text:p>FF977F</text:p>
          </table:table-cell>
          <table:table-cell table:formula="of:=DEC2HEX(16750632+[.A25])" office:value-type="string" office:string-value="FF983F" calcext:value-type="string">
            <text:p>FF983F</text:p>
          </table:table-cell>
          <table:table-cell table:formula="of:=DEC2HEX(16750824+[.A25])" office:value-type="string" office:string-value="FF98FF" calcext:value-type="string">
            <text:p>FF98FF</text:p>
          </table:table-cell>
          <table:table-cell table:formula="of:=DEC2HEX(16751016+[.A25])" office:value-type="string" office:string-value="FF99BF" calcext:value-type="string">
            <text:p>FF99BF</text:p>
          </table:table-cell>
          <table:table-cell table:formula="of:=DEC2HEX(16751208+[.A25])" office:value-type="string" office:string-value="FF9A7F" calcext:value-type="string">
            <text:p>FF9A7F</text:p>
          </table:table-cell>
          <table:table-cell table:number-columns-repeated="1012"/>
        </table:table-row>
        <table:table-row table:style-name="ro6">
          <table:table-cell office:value-type="float" office:value="24" calcext:value-type="float">
            <text:p>24</text:p>
          </table:table-cell>
          <table:table-cell table:formula="of:=DEC2HEX([.A26])" office:value-type="string" office:string-value="18" calcext:value-type="string">
            <text:p>18</text:p>
          </table:table-cell>
          <table:table-cell table:number-columns-repeated="2"/>
          <table:table-cell table:formula="of:=DEC2HEX(16749864+[.A26])" office:value-type="string" office:string-value="FF9540" calcext:value-type="string">
            <text:p>FF9540</text:p>
          </table:table-cell>
          <table:table-cell table:formula="of:=DEC2HEX(16750056+[.A26])" office:value-type="string" office:string-value="FF9600" calcext:value-type="string">
            <text:p>FF9600</text:p>
          </table:table-cell>
          <table:table-cell table:formula="of:=DEC2HEX(16750248+[.A26])" office:value-type="string" office:string-value="FF96C0" calcext:value-type="string">
            <text:p>FF96C0</text:p>
          </table:table-cell>
          <table:table-cell table:formula="of:=DEC2HEX(16750440+[.A26])" office:value-type="string" office:string-value="FF9780" calcext:value-type="string">
            <text:p>FF9780</text:p>
          </table:table-cell>
          <table:table-cell table:formula="of:=DEC2HEX(16750632+[.A26])" office:value-type="string" office:string-value="FF9840" calcext:value-type="string">
            <text:p>FF9840</text:p>
          </table:table-cell>
          <table:table-cell table:formula="of:=DEC2HEX(16750824+[.A26])" office:value-type="string" office:string-value="FF9900" calcext:value-type="string">
            <text:p>FF9900</text:p>
          </table:table-cell>
          <table:table-cell table:formula="of:=DEC2HEX(16751016+[.A26])" office:value-type="string" office:string-value="FF99C0" calcext:value-type="string">
            <text:p>FF99C0</text:p>
          </table:table-cell>
          <table:table-cell table:formula="of:=DEC2HEX(16751208+[.A26])" office:value-type="string" office:string-value="FF9A80" calcext:value-type="string">
            <text:p>FF9A80</text:p>
          </table:table-cell>
          <table:table-cell table:number-columns-repeated="1012"/>
        </table:table-row>
        <table:table-row table:style-name="ro6">
          <table:table-cell office:value-type="float" office:value="25" calcext:value-type="float">
            <text:p>25</text:p>
          </table:table-cell>
          <table:table-cell table:formula="of:=DEC2HEX([.A27])" office:value-type="string" office:string-value="19" calcext:value-type="string">
            <text:p>19</text:p>
          </table:table-cell>
          <table:table-cell table:number-columns-repeated="2"/>
          <table:table-cell table:formula="of:=DEC2HEX(16749864+[.A27])" office:value-type="string" office:string-value="FF9541" calcext:value-type="string">
            <text:p>FF9541</text:p>
          </table:table-cell>
          <table:table-cell table:formula="of:=DEC2HEX(16750056+[.A27])" office:value-type="string" office:string-value="FF9601" calcext:value-type="string">
            <text:p>FF9601</text:p>
          </table:table-cell>
          <table:table-cell table:formula="of:=DEC2HEX(16750248+[.A27])" office:value-type="string" office:string-value="FF96C1" calcext:value-type="string">
            <text:p>FF96C1</text:p>
          </table:table-cell>
          <table:table-cell table:formula="of:=DEC2HEX(16750440+[.A27])" office:value-type="string" office:string-value="FF9781" calcext:value-type="string">
            <text:p>FF9781</text:p>
          </table:table-cell>
          <table:table-cell table:formula="of:=DEC2HEX(16750632+[.A27])" office:value-type="string" office:string-value="FF9841" calcext:value-type="string">
            <text:p>FF9841</text:p>
          </table:table-cell>
          <table:table-cell table:formula="of:=DEC2HEX(16750824+[.A27])" office:value-type="string" office:string-value="FF9901" calcext:value-type="string">
            <text:p>FF9901</text:p>
          </table:table-cell>
          <table:table-cell table:formula="of:=DEC2HEX(16751016+[.A27])" office:value-type="string" office:string-value="FF99C1" calcext:value-type="string">
            <text:p>FF99C1</text:p>
          </table:table-cell>
          <table:table-cell table:formula="of:=DEC2HEX(16751208+[.A27])" office:value-type="string" office:string-value="FF9A81" calcext:value-type="string">
            <text:p>FF9A81</text:p>
          </table:table-cell>
          <table:table-cell table:number-columns-repeated="1012"/>
        </table:table-row>
        <table:table-row table:style-name="ro6">
          <table:table-cell office:value-type="float" office:value="26" calcext:value-type="float">
            <text:p>26</text:p>
          </table:table-cell>
          <table:table-cell table:formula="of:=DEC2HEX([.A28])" office:value-type="string" office:string-value="1A" calcext:value-type="string">
            <text:p>1A</text:p>
          </table:table-cell>
          <table:table-cell table:number-columns-repeated="2"/>
          <table:table-cell table:formula="of:=DEC2HEX(16749864+[.A28])" office:value-type="string" office:string-value="FF9542" calcext:value-type="string">
            <text:p>FF9542</text:p>
          </table:table-cell>
          <table:table-cell table:formula="of:=DEC2HEX(16750056+[.A28])" office:value-type="string" office:string-value="FF9602" calcext:value-type="string">
            <text:p>FF9602</text:p>
          </table:table-cell>
          <table:table-cell table:formula="of:=DEC2HEX(16750248+[.A28])" office:value-type="string" office:string-value="FF96C2" calcext:value-type="string">
            <text:p>FF96C2</text:p>
          </table:table-cell>
          <table:table-cell table:formula="of:=DEC2HEX(16750440+[.A28])" office:value-type="string" office:string-value="FF9782" calcext:value-type="string">
            <text:p>FF9782</text:p>
          </table:table-cell>
          <table:table-cell table:formula="of:=DEC2HEX(16750632+[.A28])" office:value-type="string" office:string-value="FF9842" calcext:value-type="string">
            <text:p>FF9842</text:p>
          </table:table-cell>
          <table:table-cell table:formula="of:=DEC2HEX(16750824+[.A28])" office:value-type="string" office:string-value="FF9902" calcext:value-type="string">
            <text:p>FF9902</text:p>
          </table:table-cell>
          <table:table-cell table:formula="of:=DEC2HEX(16751016+[.A28])" office:value-type="string" office:string-value="FF99C2" calcext:value-type="string">
            <text:p>FF99C2</text:p>
          </table:table-cell>
          <table:table-cell table:formula="of:=DEC2HEX(16751208+[.A28])" office:value-type="string" office:string-value="FF9A82" calcext:value-type="string">
            <text:p>FF9A82</text:p>
          </table:table-cell>
          <table:table-cell table:number-columns-repeated="1012"/>
        </table:table-row>
        <table:table-row table:style-name="ro6">
          <table:table-cell office:value-type="float" office:value="27" calcext:value-type="float">
            <text:p>27</text:p>
          </table:table-cell>
          <table:table-cell table:formula="of:=DEC2HEX([.A29])" office:value-type="string" office:string-value="1B" calcext:value-type="string">
            <text:p>1B</text:p>
          </table:table-cell>
          <table:table-cell table:number-columns-repeated="2"/>
          <table:table-cell table:formula="of:=DEC2HEX(16749864+[.A29])" office:value-type="string" office:string-value="FF9543" calcext:value-type="string">
            <text:p>FF9543</text:p>
          </table:table-cell>
          <table:table-cell table:formula="of:=DEC2HEX(16750056+[.A29])" office:value-type="string" office:string-value="FF9603" calcext:value-type="string">
            <text:p>FF9603</text:p>
          </table:table-cell>
          <table:table-cell table:formula="of:=DEC2HEX(16750248+[.A29])" office:value-type="string" office:string-value="FF96C3" calcext:value-type="string">
            <text:p>FF96C3</text:p>
          </table:table-cell>
          <table:table-cell table:formula="of:=DEC2HEX(16750440+[.A29])" office:value-type="string" office:string-value="FF9783" calcext:value-type="string">
            <text:p>FF9783</text:p>
          </table:table-cell>
          <table:table-cell table:formula="of:=DEC2HEX(16750632+[.A29])" office:value-type="string" office:string-value="FF9843" calcext:value-type="string">
            <text:p>FF9843</text:p>
          </table:table-cell>
          <table:table-cell table:formula="of:=DEC2HEX(16750824+[.A29])" office:value-type="string" office:string-value="FF9903" calcext:value-type="string">
            <text:p>FF9903</text:p>
          </table:table-cell>
          <table:table-cell table:formula="of:=DEC2HEX(16751016+[.A29])" office:value-type="string" office:string-value="FF99C3" calcext:value-type="string">
            <text:p>FF99C3</text:p>
          </table:table-cell>
          <table:table-cell table:formula="of:=DEC2HEX(16751208+[.A29])" office:value-type="string" office:string-value="FF9A83" calcext:value-type="string">
            <text:p>FF9A83</text:p>
          </table:table-cell>
          <table:table-cell table:number-columns-repeated="1012"/>
        </table:table-row>
        <table:table-row table:style-name="ro6">
          <table:table-cell office:value-type="float" office:value="28" calcext:value-type="float">
            <text:p>28</text:p>
          </table:table-cell>
          <table:table-cell table:formula="of:=DEC2HEX([.A30])" office:value-type="string" office:string-value="1C" calcext:value-type="string">
            <text:p>1C</text:p>
          </table:table-cell>
          <table:table-cell table:number-columns-repeated="2"/>
          <table:table-cell table:formula="of:=DEC2HEX(16749864+[.A30])" office:value-type="string" office:string-value="FF9544" calcext:value-type="string">
            <text:p>FF9544</text:p>
          </table:table-cell>
          <table:table-cell table:formula="of:=DEC2HEX(16750056+[.A30])" office:value-type="string" office:string-value="FF9604" calcext:value-type="string">
            <text:p>FF9604</text:p>
          </table:table-cell>
          <table:table-cell table:formula="of:=DEC2HEX(16750248+[.A30])" office:value-type="string" office:string-value="FF96C4" calcext:value-type="string">
            <text:p>FF96C4</text:p>
          </table:table-cell>
          <table:table-cell table:formula="of:=DEC2HEX(16750440+[.A30])" office:value-type="string" office:string-value="FF9784" calcext:value-type="string">
            <text:p>FF9784</text:p>
          </table:table-cell>
          <table:table-cell table:formula="of:=DEC2HEX(16750632+[.A30])" office:value-type="string" office:string-value="FF9844" calcext:value-type="string">
            <text:p>FF9844</text:p>
          </table:table-cell>
          <table:table-cell table:formula="of:=DEC2HEX(16750824+[.A30])" office:value-type="string" office:string-value="FF9904" calcext:value-type="string">
            <text:p>FF9904</text:p>
          </table:table-cell>
          <table:table-cell table:formula="of:=DEC2HEX(16751016+[.A30])" office:value-type="string" office:string-value="FF99C4" calcext:value-type="string">
            <text:p>FF99C4</text:p>
          </table:table-cell>
          <table:table-cell table:formula="of:=DEC2HEX(16751208+[.A30])" office:value-type="string" office:string-value="FF9A84" calcext:value-type="string">
            <text:p>FF9A84</text:p>
          </table:table-cell>
          <table:table-cell table:number-columns-repeated="1012"/>
        </table:table-row>
        <table:table-row table:style-name="ro6">
          <table:table-cell office:value-type="float" office:value="29" calcext:value-type="float">
            <text:p>29</text:p>
          </table:table-cell>
          <table:table-cell table:formula="of:=DEC2HEX([.A31])" office:value-type="string" office:string-value="1D" calcext:value-type="string">
            <text:p>1D</text:p>
          </table:table-cell>
          <table:table-cell table:number-columns-repeated="2"/>
          <table:table-cell table:formula="of:=DEC2HEX(16749864+[.A31])" office:value-type="string" office:string-value="FF9545" calcext:value-type="string">
            <text:p>FF9545</text:p>
          </table:table-cell>
          <table:table-cell table:formula="of:=DEC2HEX(16750056+[.A31])" office:value-type="string" office:string-value="FF9605" calcext:value-type="string">
            <text:p>FF9605</text:p>
          </table:table-cell>
          <table:table-cell table:formula="of:=DEC2HEX(16750248+[.A31])" office:value-type="string" office:string-value="FF96C5" calcext:value-type="string">
            <text:p>FF96C5</text:p>
          </table:table-cell>
          <table:table-cell table:formula="of:=DEC2HEX(16750440+[.A31])" office:value-type="string" office:string-value="FF9785" calcext:value-type="string">
            <text:p>FF9785</text:p>
          </table:table-cell>
          <table:table-cell table:formula="of:=DEC2HEX(16750632+[.A31])" office:value-type="string" office:string-value="FF9845" calcext:value-type="string">
            <text:p>FF9845</text:p>
          </table:table-cell>
          <table:table-cell table:formula="of:=DEC2HEX(16750824+[.A31])" office:value-type="string" office:string-value="FF9905" calcext:value-type="string">
            <text:p>FF9905</text:p>
          </table:table-cell>
          <table:table-cell table:formula="of:=DEC2HEX(16751016+[.A31])" office:value-type="string" office:string-value="FF99C5" calcext:value-type="string">
            <text:p>FF99C5</text:p>
          </table:table-cell>
          <table:table-cell table:formula="of:=DEC2HEX(16751208+[.A31])" office:value-type="string" office:string-value="FF9A85" calcext:value-type="string">
            <text:p>FF9A85</text:p>
          </table:table-cell>
          <table:table-cell table:number-columns-repeated="1012"/>
        </table:table-row>
        <table:table-row table:style-name="ro6">
          <table:table-cell office:value-type="float" office:value="30" calcext:value-type="float">
            <text:p>30</text:p>
          </table:table-cell>
          <table:table-cell table:formula="of:=DEC2HEX([.A32])" office:value-type="string" office:string-value="1E" calcext:value-type="string">
            <text:p>1E</text:p>
          </table:table-cell>
          <table:table-cell table:number-columns-repeated="2"/>
          <table:table-cell table:formula="of:=DEC2HEX(16749864+[.A32])" office:value-type="string" office:string-value="FF9546" calcext:value-type="string">
            <text:p>FF9546</text:p>
          </table:table-cell>
          <table:table-cell table:formula="of:=DEC2HEX(16750056+[.A32])" office:value-type="string" office:string-value="FF9606" calcext:value-type="string">
            <text:p>FF9606</text:p>
          </table:table-cell>
          <table:table-cell table:formula="of:=DEC2HEX(16750248+[.A32])" office:value-type="string" office:string-value="FF96C6" calcext:value-type="string">
            <text:p>FF96C6</text:p>
          </table:table-cell>
          <table:table-cell table:formula="of:=DEC2HEX(16750440+[.A32])" office:value-type="string" office:string-value="FF9786" calcext:value-type="string">
            <text:p>FF9786</text:p>
          </table:table-cell>
          <table:table-cell table:formula="of:=DEC2HEX(16750632+[.A32])" office:value-type="string" office:string-value="FF9846" calcext:value-type="string">
            <text:p>FF9846</text:p>
          </table:table-cell>
          <table:table-cell table:formula="of:=DEC2HEX(16750824+[.A32])" office:value-type="string" office:string-value="FF9906" calcext:value-type="string">
            <text:p>FF9906</text:p>
          </table:table-cell>
          <table:table-cell table:formula="of:=DEC2HEX(16751016+[.A32])" office:value-type="string" office:string-value="FF99C6" calcext:value-type="string">
            <text:p>FF99C6</text:p>
          </table:table-cell>
          <table:table-cell table:formula="of:=DEC2HEX(16751208+[.A32])" office:value-type="string" office:string-value="FF9A86" calcext:value-type="string">
            <text:p>FF9A86</text:p>
          </table:table-cell>
          <table:table-cell table:number-columns-repeated="1012"/>
        </table:table-row>
        <table:table-row table:style-name="ro6">
          <table:table-cell office:value-type="float" office:value="31" calcext:value-type="float">
            <text:p>31</text:p>
          </table:table-cell>
          <table:table-cell table:formula="of:=DEC2HEX([.A33])" office:value-type="string" office:string-value="1F" calcext:value-type="string">
            <text:p>1F</text:p>
          </table:table-cell>
          <table:table-cell table:number-columns-repeated="2"/>
          <table:table-cell table:formula="of:=DEC2HEX(16749864+[.A33])" office:value-type="string" office:string-value="FF9547" calcext:value-type="string">
            <text:p>FF9547</text:p>
          </table:table-cell>
          <table:table-cell table:formula="of:=DEC2HEX(16750056+[.A33])" office:value-type="string" office:string-value="FF9607" calcext:value-type="string">
            <text:p>FF9607</text:p>
          </table:table-cell>
          <table:table-cell table:formula="of:=DEC2HEX(16750248+[.A33])" office:value-type="string" office:string-value="FF96C7" calcext:value-type="string">
            <text:p>FF96C7</text:p>
          </table:table-cell>
          <table:table-cell table:formula="of:=DEC2HEX(16750440+[.A33])" office:value-type="string" office:string-value="FF9787" calcext:value-type="string">
            <text:p>FF9787</text:p>
          </table:table-cell>
          <table:table-cell table:formula="of:=DEC2HEX(16750632+[.A33])" office:value-type="string" office:string-value="FF9847" calcext:value-type="string">
            <text:p>FF9847</text:p>
          </table:table-cell>
          <table:table-cell table:formula="of:=DEC2HEX(16750824+[.A33])" office:value-type="string" office:string-value="FF9907" calcext:value-type="string">
            <text:p>FF9907</text:p>
          </table:table-cell>
          <table:table-cell table:formula="of:=DEC2HEX(16751016+[.A33])" office:value-type="string" office:string-value="FF99C7" calcext:value-type="string">
            <text:p>FF99C7</text:p>
          </table:table-cell>
          <table:table-cell table:formula="of:=DEC2HEX(16751208+[.A33])" office:value-type="string" office:string-value="FF9A87" calcext:value-type="string">
            <text:p>FF9A87</text:p>
          </table:table-cell>
          <table:table-cell table:number-columns-repeated="1012"/>
        </table:table-row>
        <table:table-row table:style-name="ro6">
          <table:table-cell office:value-type="float" office:value="32" calcext:value-type="float">
            <text:p>32</text:p>
          </table:table-cell>
          <table:table-cell table:formula="of:=DEC2HEX([.A34])" office:value-type="string" office:string-value="20" calcext:value-type="string">
            <text:p>20</text:p>
          </table:table-cell>
          <table:table-cell office:value-type="string" calcext:value-type="string" table:number-columns-spanned="1" table:number-rows-spanned="4">
            <text:p>l</text:p>
          </table:table-cell>
          <table:table-cell office:value-type="string" calcext:value-type="string" table:number-columns-spanned="1" table:number-rows-spanned="4">
            <text:p>Current animation frame</text:p>
          </table:table-cell>
          <table:table-cell table:formula="of:=DEC2HEX(16749864+[.A34])" office:value-type="string" office:string-value="FF9548" calcext:value-type="string">
            <text:p>FF9548</text:p>
          </table:table-cell>
          <table:table-cell table:formula="of:=DEC2HEX(16750056+[.A34])" office:value-type="string" office:string-value="FF9608" calcext:value-type="string">
            <text:p>FF9608</text:p>
          </table:table-cell>
          <table:table-cell table:formula="of:=DEC2HEX(16750248+[.A34])" office:value-type="string" office:string-value="FF96C8" calcext:value-type="string">
            <text:p>FF96C8</text:p>
          </table:table-cell>
          <table:table-cell table:formula="of:=DEC2HEX(16750440+[.A34])" office:value-type="string" office:string-value="FF9788" calcext:value-type="string">
            <text:p>FF9788</text:p>
          </table:table-cell>
          <table:table-cell table:formula="of:=DEC2HEX(16750632+[.A34])" office:value-type="string" office:string-value="FF9848" calcext:value-type="string">
            <text:p>FF9848</text:p>
          </table:table-cell>
          <table:table-cell table:formula="of:=DEC2HEX(16750824+[.A34])" office:value-type="string" office:string-value="FF9908" calcext:value-type="string">
            <text:p>FF9908</text:p>
          </table:table-cell>
          <table:table-cell table:formula="of:=DEC2HEX(16751016+[.A34])" office:value-type="string" office:string-value="FF99C8" calcext:value-type="string">
            <text:p>FF99C8</text:p>
          </table:table-cell>
          <table:table-cell table:formula="of:=DEC2HEX(16751208+[.A34])" office:value-type="string" office:string-value="FF9A88" calcext:value-type="string">
            <text:p>FF9A88</text:p>
          </table:table-cell>
          <table:table-cell table:number-columns-repeated="1012"/>
        </table:table-row>
        <table:table-row table:style-name="ro6">
          <table:table-cell office:value-type="float" office:value="33" calcext:value-type="float">
            <text:p>33</text:p>
          </table:table-cell>
          <table:table-cell table:formula="of:=DEC2HEX([.A35])" office:value-type="string" office:string-value="21" calcext:value-type="string">
            <text:p>21</text:p>
          </table:table-cell>
          <table:covered-table-cell table:number-columns-repeated="2"/>
          <table:table-cell table:formula="of:=DEC2HEX(16749864+[.A35])" office:value-type="string" office:string-value="FF9549" calcext:value-type="string">
            <text:p>FF9549</text:p>
          </table:table-cell>
          <table:table-cell table:formula="of:=DEC2HEX(16750056+[.A35])" office:value-type="string" office:string-value="FF9609" calcext:value-type="string">
            <text:p>FF9609</text:p>
          </table:table-cell>
          <table:table-cell table:formula="of:=DEC2HEX(16750248+[.A35])" office:value-type="string" office:string-value="FF96C9" calcext:value-type="string">
            <text:p>FF96C9</text:p>
          </table:table-cell>
          <table:table-cell table:formula="of:=DEC2HEX(16750440+[.A35])" office:value-type="string" office:string-value="FF9789" calcext:value-type="string">
            <text:p>FF9789</text:p>
          </table:table-cell>
          <table:table-cell table:formula="of:=DEC2HEX(16750632+[.A35])" office:value-type="string" office:string-value="FF9849" calcext:value-type="string">
            <text:p>FF9849</text:p>
          </table:table-cell>
          <table:table-cell table:formula="of:=DEC2HEX(16750824+[.A35])" office:value-type="string" office:string-value="FF9909" calcext:value-type="string">
            <text:p>FF9909</text:p>
          </table:table-cell>
          <table:table-cell table:formula="of:=DEC2HEX(16751016+[.A35])" office:value-type="string" office:string-value="FF99C9" calcext:value-type="string">
            <text:p>FF99C9</text:p>
          </table:table-cell>
          <table:table-cell table:formula="of:=DEC2HEX(16751208+[.A35])" office:value-type="string" office:string-value="FF9A89" calcext:value-type="string">
            <text:p>FF9A89</text:p>
          </table:table-cell>
          <table:table-cell table:number-columns-repeated="1012"/>
        </table:table-row>
        <table:table-row table:style-name="ro6">
          <table:table-cell office:value-type="float" office:value="34" calcext:value-type="float">
            <text:p>34</text:p>
          </table:table-cell>
          <table:table-cell table:formula="of:=DEC2HEX([.A36])" office:value-type="string" office:string-value="22" calcext:value-type="string">
            <text:p>22</text:p>
          </table:table-cell>
          <table:covered-table-cell table:number-columns-repeated="2"/>
          <table:table-cell table:formula="of:=DEC2HEX(16749864+[.A36])" office:value-type="string" office:string-value="FF954A" calcext:value-type="string">
            <text:p>FF954A</text:p>
          </table:table-cell>
          <table:table-cell table:formula="of:=DEC2HEX(16750056+[.A36])" office:value-type="string" office:string-value="FF960A" calcext:value-type="string">
            <text:p>FF960A</text:p>
          </table:table-cell>
          <table:table-cell table:formula="of:=DEC2HEX(16750248+[.A36])" office:value-type="string" office:string-value="FF96CA" calcext:value-type="string">
            <text:p>FF96CA</text:p>
          </table:table-cell>
          <table:table-cell table:formula="of:=DEC2HEX(16750440+[.A36])" office:value-type="string" office:string-value="FF978A" calcext:value-type="string">
            <text:p>FF978A</text:p>
          </table:table-cell>
          <table:table-cell table:formula="of:=DEC2HEX(16750632+[.A36])" office:value-type="string" office:string-value="FF984A" calcext:value-type="string">
            <text:p>FF984A</text:p>
          </table:table-cell>
          <table:table-cell table:formula="of:=DEC2HEX(16750824+[.A36])" office:value-type="string" office:string-value="FF990A" calcext:value-type="string">
            <text:p>FF990A</text:p>
          </table:table-cell>
          <table:table-cell table:formula="of:=DEC2HEX(16751016+[.A36])" office:value-type="string" office:string-value="FF99CA" calcext:value-type="string">
            <text:p>FF99CA</text:p>
          </table:table-cell>
          <table:table-cell table:formula="of:=DEC2HEX(16751208+[.A36])" office:value-type="string" office:string-value="FF9A8A" calcext:value-type="string">
            <text:p>FF9A8A</text:p>
          </table:table-cell>
          <table:table-cell table:number-columns-repeated="1012"/>
        </table:table-row>
        <table:table-row table:style-name="ro6">
          <table:table-cell office:value-type="float" office:value="35" calcext:value-type="float">
            <text:p>35</text:p>
          </table:table-cell>
          <table:table-cell table:formula="of:=DEC2HEX([.A37])" office:value-type="string" office:string-value="23" calcext:value-type="string">
            <text:p>23</text:p>
          </table:table-cell>
          <table:covered-table-cell table:number-columns-repeated="2"/>
          <table:table-cell table:formula="of:=DEC2HEX(16749864+[.A37])" office:value-type="string" office:string-value="FF954B" calcext:value-type="string">
            <text:p>FF954B</text:p>
          </table:table-cell>
          <table:table-cell table:formula="of:=DEC2HEX(16750056+[.A37])" office:value-type="string" office:string-value="FF960B" calcext:value-type="string">
            <text:p>FF960B</text:p>
          </table:table-cell>
          <table:table-cell table:formula="of:=DEC2HEX(16750248+[.A37])" office:value-type="string" office:string-value="FF96CB" calcext:value-type="string">
            <text:p>FF96CB</text:p>
          </table:table-cell>
          <table:table-cell table:formula="of:=DEC2HEX(16750440+[.A37])" office:value-type="string" office:string-value="FF978B" calcext:value-type="string">
            <text:p>FF978B</text:p>
          </table:table-cell>
          <table:table-cell table:formula="of:=DEC2HEX(16750632+[.A37])" office:value-type="string" office:string-value="FF984B" calcext:value-type="string">
            <text:p>FF984B</text:p>
          </table:table-cell>
          <table:table-cell table:formula="of:=DEC2HEX(16750824+[.A37])" office:value-type="string" office:string-value="FF990B" calcext:value-type="string">
            <text:p>FF990B</text:p>
          </table:table-cell>
          <table:table-cell table:formula="of:=DEC2HEX(16751016+[.A37])" office:value-type="string" office:string-value="FF99CB" calcext:value-type="string">
            <text:p>FF99CB</text:p>
          </table:table-cell>
          <table:table-cell table:formula="of:=DEC2HEX(16751208+[.A37])" office:value-type="string" office:string-value="FF9A8B" calcext:value-type="string">
            <text:p>FF9A8B</text:p>
          </table:table-cell>
          <table:table-cell table:number-columns-repeated="1012"/>
        </table:table-row>
        <table:table-row table:style-name="ro6">
          <table:table-cell office:value-type="float" office:value="36" calcext:value-type="float">
            <text:p>36</text:p>
          </table:table-cell>
          <table:table-cell table:formula="of:=DEC2HEX([.A38])" office:value-type="string" office:string-value="24" calcext:value-type="string">
            <text:p>24</text:p>
          </table:table-cell>
          <table:table-cell table:number-columns-repeated="2"/>
          <table:table-cell table:formula="of:=DEC2HEX(16749864+[.A38])" office:value-type="string" office:string-value="FF954C" calcext:value-type="string">
            <text:p>FF954C</text:p>
          </table:table-cell>
          <table:table-cell table:formula="of:=DEC2HEX(16750056+[.A38])" office:value-type="string" office:string-value="FF960C" calcext:value-type="string">
            <text:p>FF960C</text:p>
          </table:table-cell>
          <table:table-cell table:formula="of:=DEC2HEX(16750248+[.A38])" office:value-type="string" office:string-value="FF96CC" calcext:value-type="string">
            <text:p>FF96CC</text:p>
          </table:table-cell>
          <table:table-cell table:formula="of:=DEC2HEX(16750440+[.A38])" office:value-type="string" office:string-value="FF978C" calcext:value-type="string">
            <text:p>FF978C</text:p>
          </table:table-cell>
          <table:table-cell table:formula="of:=DEC2HEX(16750632+[.A38])" office:value-type="string" office:string-value="FF984C" calcext:value-type="string">
            <text:p>FF984C</text:p>
          </table:table-cell>
          <table:table-cell table:formula="of:=DEC2HEX(16750824+[.A38])" office:value-type="string" office:string-value="FF990C" calcext:value-type="string">
            <text:p>FF990C</text:p>
          </table:table-cell>
          <table:table-cell table:formula="of:=DEC2HEX(16751016+[.A38])" office:value-type="string" office:string-value="FF99CC" calcext:value-type="string">
            <text:p>FF99CC</text:p>
          </table:table-cell>
          <table:table-cell table:formula="of:=DEC2HEX(16751208+[.A38])" office:value-type="string" office:string-value="FF9A8C" calcext:value-type="string">
            <text:p>FF9A8C</text:p>
          </table:table-cell>
          <table:table-cell table:number-columns-repeated="1012"/>
        </table:table-row>
        <table:table-row table:style-name="ro6">
          <table:table-cell office:value-type="float" office:value="37" calcext:value-type="float">
            <text:p>37</text:p>
          </table:table-cell>
          <table:table-cell table:formula="of:=DEC2HEX([.A39])" office:value-type="string" office:string-value="25" calcext:value-type="string">
            <text:p>25</text:p>
          </table:table-cell>
          <table:table-cell table:number-columns-repeated="2"/>
          <table:table-cell table:formula="of:=DEC2HEX(16749864+[.A39])" office:value-type="string" office:string-value="FF954D" calcext:value-type="string">
            <text:p>FF954D</text:p>
          </table:table-cell>
          <table:table-cell table:formula="of:=DEC2HEX(16750056+[.A39])" office:value-type="string" office:string-value="FF960D" calcext:value-type="string">
            <text:p>FF960D</text:p>
          </table:table-cell>
          <table:table-cell table:formula="of:=DEC2HEX(16750248+[.A39])" office:value-type="string" office:string-value="FF96CD" calcext:value-type="string">
            <text:p>FF96CD</text:p>
          </table:table-cell>
          <table:table-cell table:formula="of:=DEC2HEX(16750440+[.A39])" office:value-type="string" office:string-value="FF978D" calcext:value-type="string">
            <text:p>FF978D</text:p>
          </table:table-cell>
          <table:table-cell table:formula="of:=DEC2HEX(16750632+[.A39])" office:value-type="string" office:string-value="FF984D" calcext:value-type="string">
            <text:p>FF984D</text:p>
          </table:table-cell>
          <table:table-cell table:formula="of:=DEC2HEX(16750824+[.A39])" office:value-type="string" office:string-value="FF990D" calcext:value-type="string">
            <text:p>FF990D</text:p>
          </table:table-cell>
          <table:table-cell table:formula="of:=DEC2HEX(16751016+[.A39])" office:value-type="string" office:string-value="FF99CD" calcext:value-type="string">
            <text:p>FF99CD</text:p>
          </table:table-cell>
          <table:table-cell table:formula="of:=DEC2HEX(16751208+[.A39])" office:value-type="string" office:string-value="FF9A8D" calcext:value-type="string">
            <text:p>FF9A8D</text:p>
          </table:table-cell>
          <table:table-cell table:number-columns-repeated="1012"/>
        </table:table-row>
        <table:table-row table:style-name="ro6">
          <table:table-cell office:value-type="float" office:value="38" calcext:value-type="float">
            <text:p>38</text:p>
          </table:table-cell>
          <table:table-cell table:formula="of:=DEC2HEX([.A40])" office:value-type="string" office:string-value="26" calcext:value-type="string">
            <text:p>26</text:p>
          </table:table-cell>
          <table:table-cell table:number-columns-repeated="2"/>
          <table:table-cell table:formula="of:=DEC2HEX(16749864+[.A40])" office:value-type="string" office:string-value="FF954E" calcext:value-type="string">
            <text:p>FF954E</text:p>
          </table:table-cell>
          <table:table-cell table:formula="of:=DEC2HEX(16750056+[.A40])" office:value-type="string" office:string-value="FF960E" calcext:value-type="string">
            <text:p>FF960E</text:p>
          </table:table-cell>
          <table:table-cell table:formula="of:=DEC2HEX(16750248+[.A40])" office:value-type="string" office:string-value="FF96CE" calcext:value-type="string">
            <text:p>FF96CE</text:p>
          </table:table-cell>
          <table:table-cell table:formula="of:=DEC2HEX(16750440+[.A40])" office:value-type="string" office:string-value="FF978E" calcext:value-type="string">
            <text:p>FF978E</text:p>
          </table:table-cell>
          <table:table-cell table:formula="of:=DEC2HEX(16750632+[.A40])" office:value-type="string" office:string-value="FF984E" calcext:value-type="string">
            <text:p>FF984E</text:p>
          </table:table-cell>
          <table:table-cell table:formula="of:=DEC2HEX(16750824+[.A40])" office:value-type="string" office:string-value="FF990E" calcext:value-type="string">
            <text:p>FF990E</text:p>
          </table:table-cell>
          <table:table-cell table:formula="of:=DEC2HEX(16751016+[.A40])" office:value-type="string" office:string-value="FF99CE" calcext:value-type="string">
            <text:p>FF99CE</text:p>
          </table:table-cell>
          <table:table-cell table:formula="of:=DEC2HEX(16751208+[.A40])" office:value-type="string" office:string-value="FF9A8E" calcext:value-type="string">
            <text:p>FF9A8E</text:p>
          </table:table-cell>
          <table:table-cell table:number-columns-repeated="1012"/>
        </table:table-row>
        <table:table-row table:style-name="ro6">
          <table:table-cell office:value-type="float" office:value="39" calcext:value-type="float">
            <text:p>39</text:p>
          </table:table-cell>
          <table:table-cell table:formula="of:=DEC2HEX([.A41])" office:value-type="string" office:string-value="27" calcext:value-type="string">
            <text:p>27</text:p>
          </table:table-cell>
          <table:table-cell table:number-columns-repeated="2"/>
          <table:table-cell table:formula="of:=DEC2HEX(16749864+[.A41])" office:value-type="string" office:string-value="FF954F" calcext:value-type="string">
            <text:p>FF954F</text:p>
          </table:table-cell>
          <table:table-cell table:formula="of:=DEC2HEX(16750056+[.A41])" office:value-type="string" office:string-value="FF960F" calcext:value-type="string">
            <text:p>FF960F</text:p>
          </table:table-cell>
          <table:table-cell table:formula="of:=DEC2HEX(16750248+[.A41])" office:value-type="string" office:string-value="FF96CF" calcext:value-type="string">
            <text:p>FF96CF</text:p>
          </table:table-cell>
          <table:table-cell table:formula="of:=DEC2HEX(16750440+[.A41])" office:value-type="string" office:string-value="FF978F" calcext:value-type="string">
            <text:p>FF978F</text:p>
          </table:table-cell>
          <table:table-cell table:formula="of:=DEC2HEX(16750632+[.A41])" office:value-type="string" office:string-value="FF984F" calcext:value-type="string">
            <text:p>FF984F</text:p>
          </table:table-cell>
          <table:table-cell table:formula="of:=DEC2HEX(16750824+[.A41])" office:value-type="string" office:string-value="FF990F" calcext:value-type="string">
            <text:p>FF990F</text:p>
          </table:table-cell>
          <table:table-cell table:formula="of:=DEC2HEX(16751016+[.A41])" office:value-type="string" office:string-value="FF99CF" calcext:value-type="string">
            <text:p>FF99CF</text:p>
          </table:table-cell>
          <table:table-cell table:formula="of:=DEC2HEX(16751208+[.A41])" office:value-type="string" office:string-value="FF9A8F" calcext:value-type="string">
            <text:p>FF9A8F</text:p>
          </table:table-cell>
          <table:table-cell table:number-columns-repeated="1012"/>
        </table:table-row>
        <table:table-row table:style-name="ro6">
          <table:table-cell office:value-type="float" office:value="40" calcext:value-type="float">
            <text:p>40</text:p>
          </table:table-cell>
          <table:table-cell table:formula="of:=DEC2HEX([.A42])" office:value-type="string" office:string-value="28" calcext:value-type="string">
            <text:p>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imation frame counter</text:p>
          </table:table-cell>
          <table:table-cell table:formula="of:=DEC2HEX(16749864+[.A42])" office:value-type="string" office:string-value="FF9550" calcext:value-type="string">
            <text:p>FF9550</text:p>
          </table:table-cell>
          <table:table-cell table:formula="of:=DEC2HEX(16750056+[.A42])" office:value-type="string" office:string-value="FF9610" calcext:value-type="string">
            <text:p>FF9610</text:p>
          </table:table-cell>
          <table:table-cell table:formula="of:=DEC2HEX(16750248+[.A42])" office:value-type="string" office:string-value="FF96D0" calcext:value-type="string">
            <text:p>FF96D0</text:p>
          </table:table-cell>
          <table:table-cell table:formula="of:=DEC2HEX(16750440+[.A42])" office:value-type="string" office:string-value="FF9790" calcext:value-type="string">
            <text:p>FF9790</text:p>
          </table:table-cell>
          <table:table-cell table:formula="of:=DEC2HEX(16750632+[.A42])" office:value-type="string" office:string-value="FF9850" calcext:value-type="string">
            <text:p>FF9850</text:p>
          </table:table-cell>
          <table:table-cell table:formula="of:=DEC2HEX(16750824+[.A42])" office:value-type="string" office:string-value="FF9910" calcext:value-type="string">
            <text:p>FF9910</text:p>
          </table:table-cell>
          <table:table-cell table:formula="of:=DEC2HEX(16751016+[.A42])" office:value-type="string" office:string-value="FF99D0" calcext:value-type="string">
            <text:p>FF99D0</text:p>
          </table:table-cell>
          <table:table-cell table:formula="of:=DEC2HEX(16751208+[.A42])" office:value-type="string" office:string-value="FF9A90" calcext:value-type="string">
            <text:p>FF9A90</text:p>
          </table:table-cell>
          <table:table-cell table:number-columns-repeated="1012"/>
        </table:table-row>
        <table:table-row table:style-name="ro6">
          <table:table-cell office:value-type="float" office:value="41" calcext:value-type="float">
            <text:p>41</text:p>
          </table:table-cell>
          <table:table-cell table:formula="of:=DEC2HEX([.A43])" office:value-type="string" office:string-value="29" calcext:value-type="string">
            <text:p>29</text:p>
          </table:table-cell>
          <table:table-cell table:number-columns-repeated="2"/>
          <table:table-cell table:formula="of:=DEC2HEX(16749864+[.A43])" office:value-type="string" office:string-value="FF9551" calcext:value-type="string">
            <text:p>FF9551</text:p>
          </table:table-cell>
          <table:table-cell table:formula="of:=DEC2HEX(16750056+[.A43])" office:value-type="string" office:string-value="FF9611" calcext:value-type="string">
            <text:p>FF9611</text:p>
          </table:table-cell>
          <table:table-cell table:formula="of:=DEC2HEX(16750248+[.A43])" office:value-type="string" office:string-value="FF96D1" calcext:value-type="string">
            <text:p>FF96D1</text:p>
          </table:table-cell>
          <table:table-cell table:formula="of:=DEC2HEX(16750440+[.A43])" office:value-type="string" office:string-value="FF9791" calcext:value-type="string">
            <text:p>FF9791</text:p>
          </table:table-cell>
          <table:table-cell table:formula="of:=DEC2HEX(16750632+[.A43])" office:value-type="string" office:string-value="FF9851" calcext:value-type="string">
            <text:p>FF9851</text:p>
          </table:table-cell>
          <table:table-cell table:formula="of:=DEC2HEX(16750824+[.A43])" office:value-type="string" office:string-value="FF9911" calcext:value-type="string">
            <text:p>FF9911</text:p>
          </table:table-cell>
          <table:table-cell table:formula="of:=DEC2HEX(16751016+[.A43])" office:value-type="string" office:string-value="FF99D1" calcext:value-type="string">
            <text:p>FF99D1</text:p>
          </table:table-cell>
          <table:table-cell table:formula="of:=DEC2HEX(16751208+[.A43])" office:value-type="string" office:string-value="FF9A91" calcext:value-type="string">
            <text:p>FF9A91</text:p>
          </table:table-cell>
          <table:table-cell table:number-columns-repeated="1012"/>
        </table:table-row>
        <table:table-row table:style-name="ro8">
          <table:table-cell office:value-type="float" office:value="42" calcext:value-type="float">
            <text:p>42</text:p>
          </table:table-cell>
          <table:table-cell table:formula="of:=DEC2HEX([.A44])" office:value-type="string" office:string-value="2A" calcext:value-type="string">
            <text:p>2A</text:p>
          </table:table-cell>
          <table:table-cell office:value-type="string" calcext:value-type="string" table:number-columns-spanned="1" table:number-rows-spanned="2">
            <text:p>w</text:p>
          </table:table-cell>
          <table:table-cell office:value-type="string" calcext:value-type="string" table:number-columns-spanned="1" table:number-rows-spanned="2">
            <text:p>Animation frame pointer</text:p>
          </table:table-cell>
          <table:table-cell table:formula="of:=DEC2HEX(16749864+[.A44])" office:value-type="string" office:string-value="FF9552" calcext:value-type="string">
            <text:p>FF9552</text:p>
          </table:table-cell>
          <table:table-cell table:formula="of:=DEC2HEX(16750056+[.A44])" office:value-type="string" office:string-value="FF9612" calcext:value-type="string">
            <text:p>FF9612</text:p>
          </table:table-cell>
          <table:table-cell table:formula="of:=DEC2HEX(16750248+[.A44])" office:value-type="string" office:string-value="FF96D2" calcext:value-type="string">
            <text:p>FF96D2</text:p>
          </table:table-cell>
          <table:table-cell table:formula="of:=DEC2HEX(16750440+[.A44])" office:value-type="string" office:string-value="FF9792" calcext:value-type="string">
            <text:p>FF9792</text:p>
          </table:table-cell>
          <table:table-cell table:formula="of:=DEC2HEX(16750632+[.A44])" office:value-type="string" office:string-value="FF9852" calcext:value-type="string">
            <text:p>FF9852</text:p>
          </table:table-cell>
          <table:table-cell table:formula="of:=DEC2HEX(16750824+[.A44])" office:value-type="string" office:string-value="FF9912" calcext:value-type="string">
            <text:p>FF9912</text:p>
          </table:table-cell>
          <table:table-cell table:formula="of:=DEC2HEX(16751016+[.A44])" office:value-type="string" office:string-value="FF99D2" calcext:value-type="string">
            <text:p>FF99D2</text:p>
          </table:table-cell>
          <table:table-cell table:formula="of:=DEC2HEX(16751208+[.A44])" office:value-type="string" office:string-value="FF9A92" calcext:value-type="string">
            <text:p>FF9A92</text:p>
          </table:table-cell>
          <table:table-cell table:number-columns-repeated="1012"/>
        </table:table-row>
        <table:table-row table:style-name="ro8">
          <table:table-cell office:value-type="float" office:value="43" calcext:value-type="float">
            <text:p>43</text:p>
          </table:table-cell>
          <table:table-cell table:formula="of:=DEC2HEX([.A45])" office:value-type="string" office:string-value="2B" calcext:value-type="string">
            <text:p>2B</text:p>
          </table:table-cell>
          <table:covered-table-cell table:number-columns-repeated="2"/>
          <table:table-cell table:formula="of:=DEC2HEX(16749864+[.A45])" office:value-type="string" office:string-value="FF9553" calcext:value-type="string">
            <text:p>FF9553</text:p>
          </table:table-cell>
          <table:table-cell table:formula="of:=DEC2HEX(16750056+[.A45])" office:value-type="string" office:string-value="FF9613" calcext:value-type="string">
            <text:p>FF9613</text:p>
          </table:table-cell>
          <table:table-cell table:formula="of:=DEC2HEX(16750248+[.A45])" office:value-type="string" office:string-value="FF96D3" calcext:value-type="string">
            <text:p>FF96D3</text:p>
          </table:table-cell>
          <table:table-cell table:formula="of:=DEC2HEX(16750440+[.A45])" office:value-type="string" office:string-value="FF9793" calcext:value-type="string">
            <text:p>FF9793</text:p>
          </table:table-cell>
          <table:table-cell table:formula="of:=DEC2HEX(16750632+[.A45])" office:value-type="string" office:string-value="FF9853" calcext:value-type="string">
            <text:p>FF9853</text:p>
          </table:table-cell>
          <table:table-cell table:formula="of:=DEC2HEX(16750824+[.A45])" office:value-type="string" office:string-value="FF9913" calcext:value-type="string">
            <text:p>FF9913</text:p>
          </table:table-cell>
          <table:table-cell table:formula="of:=DEC2HEX(16751016+[.A45])" office:value-type="string" office:string-value="FF99D3" calcext:value-type="string">
            <text:p>FF99D3</text:p>
          </table:table-cell>
          <table:table-cell table:formula="of:=DEC2HEX(16751208+[.A45])" office:value-type="string" office:string-value="FF9A93" calcext:value-type="string">
            <text:p>FF9A93</text:p>
          </table:table-cell>
          <table:table-cell table:number-columns-repeated="1012"/>
        </table:table-row>
        <table:table-row table:style-name="ro8">
          <table:table-cell office:value-type="float" office:value="44" calcext:value-type="float">
            <text:p>44</text:p>
          </table:table-cell>
          <table:table-cell table:formula="of:=DEC2HEX([.A46])" office:value-type="string" office:string-value="2C" calcext:value-type="string">
            <text:p>2C</text:p>
          </table:table-cell>
          <table:table-cell office:value-type="string" calcext:value-type="string" table:number-columns-spanned="1" table:number-rows-spanned="2">
            <text:p>w</text:p>
          </table:table-cell>
          <table:table-cell office:value-type="string" calcext:value-type="string" table:number-columns-spanned="1" table:number-rows-spanned="2">
            <text:p>Animation controller?</text:p>
          </table:table-cell>
          <table:table-cell table:formula="of:=DEC2HEX(16749864+[.A46])" office:value-type="string" office:string-value="FF9554" calcext:value-type="string">
            <text:p>FF9554</text:p>
          </table:table-cell>
          <table:table-cell table:formula="of:=DEC2HEX(16750056+[.A46])" office:value-type="string" office:string-value="FF9614" calcext:value-type="string">
            <text:p>FF9614</text:p>
          </table:table-cell>
          <table:table-cell table:formula="of:=DEC2HEX(16750248+[.A46])" office:value-type="string" office:string-value="FF96D4" calcext:value-type="string">
            <text:p>FF96D4</text:p>
          </table:table-cell>
          <table:table-cell table:formula="of:=DEC2HEX(16750440+[.A46])" office:value-type="string" office:string-value="FF9794" calcext:value-type="string">
            <text:p>FF9794</text:p>
          </table:table-cell>
          <table:table-cell table:formula="of:=DEC2HEX(16750632+[.A46])" office:value-type="string" office:string-value="FF9854" calcext:value-type="string">
            <text:p>FF9854</text:p>
          </table:table-cell>
          <table:table-cell table:formula="of:=DEC2HEX(16750824+[.A46])" office:value-type="string" office:string-value="FF9914" calcext:value-type="string">
            <text:p>FF9914</text:p>
          </table:table-cell>
          <table:table-cell table:formula="of:=DEC2HEX(16751016+[.A46])" office:value-type="string" office:string-value="FF99D4" calcext:value-type="string">
            <text:p>FF99D4</text:p>
          </table:table-cell>
          <table:table-cell table:formula="of:=DEC2HEX(16751208+[.A46])" office:value-type="string" office:string-value="FF9A94" calcext:value-type="string">
            <text:p>FF9A94</text:p>
          </table:table-cell>
          <table:table-cell table:number-columns-repeated="1012"/>
        </table:table-row>
        <table:table-row table:style-name="ro8">
          <table:table-cell office:value-type="float" office:value="45" calcext:value-type="float">
            <text:p>45</text:p>
          </table:table-cell>
          <table:table-cell table:formula="of:=DEC2HEX([.A47])" office:value-type="string" office:string-value="2D" calcext:value-type="string">
            <text:p>2D</text:p>
          </table:table-cell>
          <table:covered-table-cell table:number-columns-repeated="2"/>
          <table:table-cell table:formula="of:=DEC2HEX(16749864+[.A47])" office:value-type="string" office:string-value="FF9555" calcext:value-type="string">
            <text:p>FF9555</text:p>
          </table:table-cell>
          <table:table-cell table:formula="of:=DEC2HEX(16750056+[.A47])" office:value-type="string" office:string-value="FF9615" calcext:value-type="string">
            <text:p>FF9615</text:p>
          </table:table-cell>
          <table:table-cell table:formula="of:=DEC2HEX(16750248+[.A47])" office:value-type="string" office:string-value="FF96D5" calcext:value-type="string">
            <text:p>FF96D5</text:p>
          </table:table-cell>
          <table:table-cell table:formula="of:=DEC2HEX(16750440+[.A47])" office:value-type="string" office:string-value="FF9795" calcext:value-type="string">
            <text:p>FF9795</text:p>
          </table:table-cell>
          <table:table-cell table:formula="of:=DEC2HEX(16750632+[.A47])" office:value-type="string" office:string-value="FF9855" calcext:value-type="string">
            <text:p>FF9855</text:p>
          </table:table-cell>
          <table:table-cell table:formula="of:=DEC2HEX(16750824+[.A47])" office:value-type="string" office:string-value="FF9915" calcext:value-type="string">
            <text:p>FF9915</text:p>
          </table:table-cell>
          <table:table-cell table:formula="of:=DEC2HEX(16751016+[.A47])" office:value-type="string" office:string-value="FF99D5" calcext:value-type="string">
            <text:p>FF99D5</text:p>
          </table:table-cell>
          <table:table-cell table:formula="of:=DEC2HEX(16751208+[.A47])" office:value-type="string" office:string-value="FF9A95" calcext:value-type="string">
            <text:p>FF9A95</text:p>
          </table:table-cell>
          <table:table-cell table:number-columns-repeated="1012"/>
        </table:table-row>
        <table:table-row table:style-name="ro6">
          <table:table-cell office:value-type="float" office:value="46" calcext:value-type="float">
            <text:p>46</text:p>
          </table:table-cell>
          <table:table-cell table:formula="of:=DEC2HEX([.A48])" office:value-type="string" office:string-value="2E" calcext:value-type="string">
            <text:p>2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irection facing 00 = right, 01 = left</text:p>
          </table:table-cell>
          <table:table-cell table:formula="of:=DEC2HEX(16749864+[.A48])" office:value-type="string" office:string-value="FF9556" calcext:value-type="string">
            <text:p>FF9556</text:p>
          </table:table-cell>
          <table:table-cell table:formula="of:=DEC2HEX(16750056+[.A48])" office:value-type="string" office:string-value="FF9616" calcext:value-type="string">
            <text:p>FF9616</text:p>
          </table:table-cell>
          <table:table-cell table:formula="of:=DEC2HEX(16750248+[.A48])" office:value-type="string" office:string-value="FF96D6" calcext:value-type="string">
            <text:p>FF96D6</text:p>
          </table:table-cell>
          <table:table-cell table:formula="of:=DEC2HEX(16750440+[.A48])" office:value-type="string" office:string-value="FF9796" calcext:value-type="string">
            <text:p>FF9796</text:p>
          </table:table-cell>
          <table:table-cell table:formula="of:=DEC2HEX(16750632+[.A48])" office:value-type="string" office:string-value="FF9856" calcext:value-type="string">
            <text:p>FF9856</text:p>
          </table:table-cell>
          <table:table-cell table:formula="of:=DEC2HEX(16750824+[.A48])" office:value-type="string" office:string-value="FF9916" calcext:value-type="string">
            <text:p>FF9916</text:p>
          </table:table-cell>
          <table:table-cell table:formula="of:=DEC2HEX(16751016+[.A48])" office:value-type="string" office:string-value="FF99D6" calcext:value-type="string">
            <text:p>FF99D6</text:p>
          </table:table-cell>
          <table:table-cell table:formula="of:=DEC2HEX(16751208+[.A48])" office:value-type="string" office:string-value="FF9A96" calcext:value-type="string">
            <text:p>FF9A96</text:p>
          </table:table-cell>
          <table:table-cell table:number-columns-repeated="1012"/>
        </table:table-row>
        <table:table-row table:style-name="ro6">
          <table:table-cell office:value-type="float" office:value="47" calcext:value-type="float">
            <text:p>47</text:p>
          </table:table-cell>
          <table:table-cell table:formula="of:=DEC2HEX([.A49])" office:value-type="string" office:string-value="2F" calcext:value-type="string">
            <text:p>2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lette (00 – 1F). Value of 00 seems to force current anim’s default palette, not as a literal palette offset</text:p>
          </table:table-cell>
          <table:table-cell table:formula="of:=DEC2HEX(16749864+[.A49])" office:value-type="string" office:string-value="FF9557" calcext:value-type="string">
            <text:p>FF9557</text:p>
          </table:table-cell>
          <table:table-cell table:formula="of:=DEC2HEX(16750056+[.A49])" office:value-type="string" office:string-value="FF9617" calcext:value-type="string">
            <text:p>FF9617</text:p>
          </table:table-cell>
          <table:table-cell table:formula="of:=DEC2HEX(16750248+[.A49])" office:value-type="string" office:string-value="FF96D7" calcext:value-type="string">
            <text:p>FF96D7</text:p>
          </table:table-cell>
          <table:table-cell table:formula="of:=DEC2HEX(16750440+[.A49])" office:value-type="string" office:string-value="FF9797" calcext:value-type="string">
            <text:p>FF9797</text:p>
          </table:table-cell>
          <table:table-cell table:formula="of:=DEC2HEX(16750632+[.A49])" office:value-type="string" office:string-value="FF9857" calcext:value-type="string">
            <text:p>FF9857</text:p>
          </table:table-cell>
          <table:table-cell table:formula="of:=DEC2HEX(16750824+[.A49])" office:value-type="string" office:string-value="FF9917" calcext:value-type="string">
            <text:p>FF9917</text:p>
          </table:table-cell>
          <table:table-cell table:formula="of:=DEC2HEX(16751016+[.A49])" office:value-type="string" office:string-value="FF99D7" calcext:value-type="string">
            <text:p>FF99D7</text:p>
          </table:table-cell>
          <table:table-cell table:formula="of:=DEC2HEX(16751208+[.A49])" office:value-type="string" office:string-value="FF9A97" calcext:value-type="string">
            <text:p>FF9A97</text:p>
          </table:table-cell>
          <table:table-cell table:number-columns-repeated="1012"/>
        </table:table-row>
        <table:table-row table:style-name="ro6">
          <table:table-cell office:value-type="float" office:value="48" calcext:value-type="float">
            <text:p>48</text:p>
          </table:table-cell>
          <table:table-cell table:formula="of:=DEC2HEX([.A50])" office:value-type="string" office:string-value="30" calcext:value-type="string">
            <text:p>30</text:p>
          </table:table-cell>
          <table:table-cell table:number-columns-repeated="2"/>
          <table:table-cell table:formula="of:=DEC2HEX(16749864+[.A50])" office:value-type="string" office:string-value="FF9558" calcext:value-type="string">
            <text:p>FF9558</text:p>
          </table:table-cell>
          <table:table-cell table:formula="of:=DEC2HEX(16750056+[.A50])" office:value-type="string" office:string-value="FF9618" calcext:value-type="string">
            <text:p>FF9618</text:p>
          </table:table-cell>
          <table:table-cell table:formula="of:=DEC2HEX(16750248+[.A50])" office:value-type="string" office:string-value="FF96D8" calcext:value-type="string">
            <text:p>FF96D8</text:p>
          </table:table-cell>
          <table:table-cell table:formula="of:=DEC2HEX(16750440+[.A50])" office:value-type="string" office:string-value="FF9798" calcext:value-type="string">
            <text:p>FF9798</text:p>
          </table:table-cell>
          <table:table-cell table:formula="of:=DEC2HEX(16750632+[.A50])" office:value-type="string" office:string-value="FF9858" calcext:value-type="string">
            <text:p>FF9858</text:p>
          </table:table-cell>
          <table:table-cell table:formula="of:=DEC2HEX(16750824+[.A50])" office:value-type="string" office:string-value="FF9918" calcext:value-type="string">
            <text:p>FF9918</text:p>
          </table:table-cell>
          <table:table-cell table:formula="of:=DEC2HEX(16751016+[.A50])" office:value-type="string" office:string-value="FF99D8" calcext:value-type="string">
            <text:p>FF99D8</text:p>
          </table:table-cell>
          <table:table-cell table:formula="of:=DEC2HEX(16751208+[.A50])" office:value-type="string" office:string-value="FF9A98" calcext:value-type="string">
            <text:p>FF9A98</text:p>
          </table:table-cell>
          <table:table-cell table:number-columns-repeated="1012"/>
        </table:table-row>
        <table:table-row table:style-name="ro6">
          <table:table-cell office:value-type="float" office:value="49" calcext:value-type="float">
            <text:p>49</text:p>
          </table:table-cell>
          <table:table-cell table:formula="of:=DEC2HEX([.A51])" office:value-type="string" office:string-value="31" calcext:value-type="string">
            <text:p>31</text:p>
          </table:table-cell>
          <table:table-cell table:number-columns-repeated="2"/>
          <table:table-cell table:formula="of:=DEC2HEX(16749864+[.A51])" office:value-type="string" office:string-value="FF9559" calcext:value-type="string">
            <text:p>FF9559</text:p>
          </table:table-cell>
          <table:table-cell table:formula="of:=DEC2HEX(16750056+[.A51])" office:value-type="string" office:string-value="FF9619" calcext:value-type="string">
            <text:p>FF9619</text:p>
          </table:table-cell>
          <table:table-cell table:formula="of:=DEC2HEX(16750248+[.A51])" office:value-type="string" office:string-value="FF96D9" calcext:value-type="string">
            <text:p>FF96D9</text:p>
          </table:table-cell>
          <table:table-cell table:formula="of:=DEC2HEX(16750440+[.A51])" office:value-type="string" office:string-value="FF9799" calcext:value-type="string">
            <text:p>FF9799</text:p>
          </table:table-cell>
          <table:table-cell table:formula="of:=DEC2HEX(16750632+[.A51])" office:value-type="string" office:string-value="FF9859" calcext:value-type="string">
            <text:p>FF9859</text:p>
          </table:table-cell>
          <table:table-cell table:formula="of:=DEC2HEX(16750824+[.A51])" office:value-type="string" office:string-value="FF9919" calcext:value-type="string">
            <text:p>FF9919</text:p>
          </table:table-cell>
          <table:table-cell table:formula="of:=DEC2HEX(16751016+[.A51])" office:value-type="string" office:string-value="FF99D9" calcext:value-type="string">
            <text:p>FF99D9</text:p>
          </table:table-cell>
          <table:table-cell table:formula="of:=DEC2HEX(16751208+[.A51])" office:value-type="string" office:string-value="FF9A99" calcext:value-type="string">
            <text:p>FF9A99</text:p>
          </table:table-cell>
          <table:table-cell table:number-columns-repeated="1012"/>
        </table:table-row>
        <table:table-row table:style-name="ro6">
          <table:table-cell office:value-type="float" office:value="50" calcext:value-type="float">
            <text:p>50</text:p>
          </table:table-cell>
          <table:table-cell table:formula="of:=DEC2HEX([.A52])" office:value-type="string" office:string-value="32" calcext:value-type="string">
            <text:p>32</text:p>
          </table:table-cell>
          <table:table-cell table:number-columns-repeated="2"/>
          <table:table-cell table:formula="of:=DEC2HEX(16749864+[.A52])" office:value-type="string" office:string-value="FF955A" calcext:value-type="string">
            <text:p>FF955A</text:p>
          </table:table-cell>
          <table:table-cell table:formula="of:=DEC2HEX(16750056+[.A52])" office:value-type="string" office:string-value="FF961A" calcext:value-type="string">
            <text:p>FF961A</text:p>
          </table:table-cell>
          <table:table-cell table:formula="of:=DEC2HEX(16750248+[.A52])" office:value-type="string" office:string-value="FF96DA" calcext:value-type="string">
            <text:p>FF96DA</text:p>
          </table:table-cell>
          <table:table-cell table:formula="of:=DEC2HEX(16750440+[.A52])" office:value-type="string" office:string-value="FF979A" calcext:value-type="string">
            <text:p>FF979A</text:p>
          </table:table-cell>
          <table:table-cell table:formula="of:=DEC2HEX(16750632+[.A52])" office:value-type="string" office:string-value="FF985A" calcext:value-type="string">
            <text:p>FF985A</text:p>
          </table:table-cell>
          <table:table-cell table:formula="of:=DEC2HEX(16750824+[.A52])" office:value-type="string" office:string-value="FF991A" calcext:value-type="string">
            <text:p>FF991A</text:p>
          </table:table-cell>
          <table:table-cell table:formula="of:=DEC2HEX(16751016+[.A52])" office:value-type="string" office:string-value="FF99DA" calcext:value-type="string">
            <text:p>FF99DA</text:p>
          </table:table-cell>
          <table:table-cell table:formula="of:=DEC2HEX(16751208+[.A52])" office:value-type="string" office:string-value="FF9A9A" calcext:value-type="string">
            <text:p>FF9A9A</text:p>
          </table:table-cell>
          <table:table-cell table:number-columns-repeated="1012"/>
        </table:table-row>
        <table:table-row table:style-name="ro6">
          <table:table-cell office:value-type="float" office:value="51" calcext:value-type="float">
            <text:p>51</text:p>
          </table:table-cell>
          <table:table-cell table:formula="of:=DEC2HEX([.A53])" office:value-type="string" office:string-value="33" calcext:value-type="string">
            <text:p>33</text:p>
          </table:table-cell>
          <table:table-cell table:number-columns-repeated="2"/>
          <table:table-cell table:formula="of:=DEC2HEX(16749864+[.A53])" office:value-type="string" office:string-value="FF955B" calcext:value-type="string">
            <text:p>FF955B</text:p>
          </table:table-cell>
          <table:table-cell table:formula="of:=DEC2HEX(16750056+[.A53])" office:value-type="string" office:string-value="FF961B" calcext:value-type="string">
            <text:p>FF961B</text:p>
          </table:table-cell>
          <table:table-cell table:formula="of:=DEC2HEX(16750248+[.A53])" office:value-type="string" office:string-value="FF96DB" calcext:value-type="string">
            <text:p>FF96DB</text:p>
          </table:table-cell>
          <table:table-cell table:formula="of:=DEC2HEX(16750440+[.A53])" office:value-type="string" office:string-value="FF979B" calcext:value-type="string">
            <text:p>FF979B</text:p>
          </table:table-cell>
          <table:table-cell table:formula="of:=DEC2HEX(16750632+[.A53])" office:value-type="string" office:string-value="FF985B" calcext:value-type="string">
            <text:p>FF985B</text:p>
          </table:table-cell>
          <table:table-cell table:formula="of:=DEC2HEX(16750824+[.A53])" office:value-type="string" office:string-value="FF991B" calcext:value-type="string">
            <text:p>FF991B</text:p>
          </table:table-cell>
          <table:table-cell table:formula="of:=DEC2HEX(16751016+[.A53])" office:value-type="string" office:string-value="FF99DB" calcext:value-type="string">
            <text:p>FF99DB</text:p>
          </table:table-cell>
          <table:table-cell table:formula="of:=DEC2HEX(16751208+[.A53])" office:value-type="string" office:string-value="FF9A9B" calcext:value-type="string">
            <text:p>FF9A9B</text:p>
          </table:table-cell>
          <table:table-cell table:number-columns-repeated="1012"/>
        </table:table-row>
        <table:table-row table:style-name="ro6">
          <table:table-cell office:value-type="float" office:value="52" calcext:value-type="float">
            <text:p>52</text:p>
          </table:table-cell>
          <table:table-cell table:formula="of:=DEC2HEX([.A54])" office:value-type="string" office:string-value="34" calcext:value-type="string">
            <text:p>34</text:p>
          </table:table-cell>
          <table:table-cell table:number-columns-repeated="2"/>
          <table:table-cell table:formula="of:=DEC2HEX(16749864+[.A54])" office:value-type="string" office:string-value="FF955C" calcext:value-type="string">
            <text:p>FF955C</text:p>
          </table:table-cell>
          <table:table-cell table:formula="of:=DEC2HEX(16750056+[.A54])" office:value-type="string" office:string-value="FF961C" calcext:value-type="string">
            <text:p>FF961C</text:p>
          </table:table-cell>
          <table:table-cell table:formula="of:=DEC2HEX(16750248+[.A54])" office:value-type="string" office:string-value="FF96DC" calcext:value-type="string">
            <text:p>FF96DC</text:p>
          </table:table-cell>
          <table:table-cell table:formula="of:=DEC2HEX(16750440+[.A54])" office:value-type="string" office:string-value="FF979C" calcext:value-type="string">
            <text:p>FF979C</text:p>
          </table:table-cell>
          <table:table-cell table:formula="of:=DEC2HEX(16750632+[.A54])" office:value-type="string" office:string-value="FF985C" calcext:value-type="string">
            <text:p>FF985C</text:p>
          </table:table-cell>
          <table:table-cell table:formula="of:=DEC2HEX(16750824+[.A54])" office:value-type="string" office:string-value="FF991C" calcext:value-type="string">
            <text:p>FF991C</text:p>
          </table:table-cell>
          <table:table-cell table:formula="of:=DEC2HEX(16751016+[.A54])" office:value-type="string" office:string-value="FF99DC" calcext:value-type="string">
            <text:p>FF99DC</text:p>
          </table:table-cell>
          <table:table-cell table:formula="of:=DEC2HEX(16751208+[.A54])" office:value-type="string" office:string-value="FF9A9C" calcext:value-type="string">
            <text:p>FF9A9C</text:p>
          </table:table-cell>
          <table:table-cell table:number-columns-repeated="1012"/>
        </table:table-row>
        <table:table-row table:style-name="ro6">
          <table:table-cell office:value-type="float" office:value="53" calcext:value-type="float">
            <text:p>53</text:p>
          </table:table-cell>
          <table:table-cell table:formula="of:=DEC2HEX([.A55])" office:value-type="string" office:string-value="35" calcext:value-type="string">
            <text:p>35</text:p>
          </table:table-cell>
          <table:table-cell table:number-columns-repeated="2"/>
          <table:table-cell table:formula="of:=DEC2HEX(16749864+[.A55])" office:value-type="string" office:string-value="FF955D" calcext:value-type="string">
            <text:p>FF955D</text:p>
          </table:table-cell>
          <table:table-cell table:formula="of:=DEC2HEX(16750056+[.A55])" office:value-type="string" office:string-value="FF961D" calcext:value-type="string">
            <text:p>FF961D</text:p>
          </table:table-cell>
          <table:table-cell table:formula="of:=DEC2HEX(16750248+[.A55])" office:value-type="string" office:string-value="FF96DD" calcext:value-type="string">
            <text:p>FF96DD</text:p>
          </table:table-cell>
          <table:table-cell table:formula="of:=DEC2HEX(16750440+[.A55])" office:value-type="string" office:string-value="FF979D" calcext:value-type="string">
            <text:p>FF979D</text:p>
          </table:table-cell>
          <table:table-cell table:formula="of:=DEC2HEX(16750632+[.A55])" office:value-type="string" office:string-value="FF985D" calcext:value-type="string">
            <text:p>FF985D</text:p>
          </table:table-cell>
          <table:table-cell table:formula="of:=DEC2HEX(16750824+[.A55])" office:value-type="string" office:string-value="FF991D" calcext:value-type="string">
            <text:p>FF991D</text:p>
          </table:table-cell>
          <table:table-cell table:formula="of:=DEC2HEX(16751016+[.A55])" office:value-type="string" office:string-value="FF99DD" calcext:value-type="string">
            <text:p>FF99DD</text:p>
          </table:table-cell>
          <table:table-cell table:formula="of:=DEC2HEX(16751208+[.A55])" office:value-type="string" office:string-value="FF9A9D" calcext:value-type="string">
            <text:p>FF9A9D</text:p>
          </table:table-cell>
          <table:table-cell table:number-columns-repeated="1012"/>
        </table:table-row>
        <table:table-row table:style-name="ro6">
          <table:table-cell office:value-type="float" office:value="54" calcext:value-type="float">
            <text:p>54</text:p>
          </table:table-cell>
          <table:table-cell table:formula="of:=DEC2HEX([.A56])" office:value-type="string" office:string-value="36" calcext:value-type="string">
            <text:p>36</text:p>
          </table:table-cell>
          <table:table-cell table:number-columns-repeated="2"/>
          <table:table-cell table:formula="of:=DEC2HEX(16749864+[.A56])" office:value-type="string" office:string-value="FF955E" calcext:value-type="string">
            <text:p>FF955E</text:p>
          </table:table-cell>
          <table:table-cell table:formula="of:=DEC2HEX(16750056+[.A56])" office:value-type="string" office:string-value="FF961E" calcext:value-type="string">
            <text:p>FF961E</text:p>
          </table:table-cell>
          <table:table-cell table:formula="of:=DEC2HEX(16750248+[.A56])" office:value-type="string" office:string-value="FF96DE" calcext:value-type="string">
            <text:p>FF96DE</text:p>
          </table:table-cell>
          <table:table-cell table:formula="of:=DEC2HEX(16750440+[.A56])" office:value-type="string" office:string-value="FF979E" calcext:value-type="string">
            <text:p>FF979E</text:p>
          </table:table-cell>
          <table:table-cell table:formula="of:=DEC2HEX(16750632+[.A56])" office:value-type="string" office:string-value="FF985E" calcext:value-type="string">
            <text:p>FF985E</text:p>
          </table:table-cell>
          <table:table-cell table:formula="of:=DEC2HEX(16750824+[.A56])" office:value-type="string" office:string-value="FF991E" calcext:value-type="string">
            <text:p>FF991E</text:p>
          </table:table-cell>
          <table:table-cell table:formula="of:=DEC2HEX(16751016+[.A56])" office:value-type="string" office:string-value="FF99DE" calcext:value-type="string">
            <text:p>FF99DE</text:p>
          </table:table-cell>
          <table:table-cell table:formula="of:=DEC2HEX(16751208+[.A56])" office:value-type="string" office:string-value="FF9A9E" calcext:value-type="string">
            <text:p>FF9A9E</text:p>
          </table:table-cell>
          <table:table-cell table:number-columns-repeated="1012"/>
        </table:table-row>
        <table:table-row table:style-name="ro6">
          <table:table-cell office:value-type="float" office:value="55" calcext:value-type="float">
            <text:p>55</text:p>
          </table:table-cell>
          <table:table-cell table:formula="of:=DEC2HEX([.A57])" office:value-type="string" office:string-value="37" calcext:value-type="string">
            <text:p>37</text:p>
          </table:table-cell>
          <table:table-cell table:number-columns-repeated="2"/>
          <table:table-cell table:formula="of:=DEC2HEX(16749864+[.A57])" office:value-type="string" office:string-value="FF955F" calcext:value-type="string">
            <text:p>FF955F</text:p>
          </table:table-cell>
          <table:table-cell table:formula="of:=DEC2HEX(16750056+[.A57])" office:value-type="string" office:string-value="FF961F" calcext:value-type="string">
            <text:p>FF961F</text:p>
          </table:table-cell>
          <table:table-cell table:formula="of:=DEC2HEX(16750248+[.A57])" office:value-type="string" office:string-value="FF96DF" calcext:value-type="string">
            <text:p>FF96DF</text:p>
          </table:table-cell>
          <table:table-cell table:formula="of:=DEC2HEX(16750440+[.A57])" office:value-type="string" office:string-value="FF979F" calcext:value-type="string">
            <text:p>FF979F</text:p>
          </table:table-cell>
          <table:table-cell table:formula="of:=DEC2HEX(16750632+[.A57])" office:value-type="string" office:string-value="FF985F" calcext:value-type="string">
            <text:p>FF985F</text:p>
          </table:table-cell>
          <table:table-cell table:formula="of:=DEC2HEX(16750824+[.A57])" office:value-type="string" office:string-value="FF991F" calcext:value-type="string">
            <text:p>FF991F</text:p>
          </table:table-cell>
          <table:table-cell table:formula="of:=DEC2HEX(16751016+[.A57])" office:value-type="string" office:string-value="FF99DF" calcext:value-type="string">
            <text:p>FF99DF</text:p>
          </table:table-cell>
          <table:table-cell table:formula="of:=DEC2HEX(16751208+[.A57])" office:value-type="string" office:string-value="FF9A9F" calcext:value-type="string">
            <text:p>FF9A9F</text:p>
          </table:table-cell>
          <table:table-cell table:number-columns-repeated="1012"/>
        </table:table-row>
        <table:table-row table:style-name="ro6">
          <table:table-cell office:value-type="float" office:value="56" calcext:value-type="float">
            <text:p>56</text:p>
          </table:table-cell>
          <table:table-cell table:formula="of:=DEC2HEX([.A58])" office:value-type="string" office:string-value="38" calcext:value-type="string">
            <text:p>38</text:p>
          </table:table-cell>
          <table:table-cell table:number-columns-repeated="2"/>
          <table:table-cell table:formula="of:=DEC2HEX(16749864+[.A58])" office:value-type="string" office:string-value="FF9560" calcext:value-type="string">
            <text:p>FF9560</text:p>
          </table:table-cell>
          <table:table-cell table:formula="of:=DEC2HEX(16750056+[.A58])" office:value-type="string" office:string-value="FF9620" calcext:value-type="string">
            <text:p>FF9620</text:p>
          </table:table-cell>
          <table:table-cell table:formula="of:=DEC2HEX(16750248+[.A58])" office:value-type="string" office:string-value="FF96E0" calcext:value-type="string">
            <text:p>FF96E0</text:p>
          </table:table-cell>
          <table:table-cell table:formula="of:=DEC2HEX(16750440+[.A58])" office:value-type="string" office:string-value="FF97A0" calcext:value-type="string">
            <text:p>FF97A0</text:p>
          </table:table-cell>
          <table:table-cell table:formula="of:=DEC2HEX(16750632+[.A58])" office:value-type="string" office:string-value="FF9860" calcext:value-type="string">
            <text:p>FF9860</text:p>
          </table:table-cell>
          <table:table-cell table:formula="of:=DEC2HEX(16750824+[.A58])" office:value-type="string" office:string-value="FF9920" calcext:value-type="string">
            <text:p>FF9920</text:p>
          </table:table-cell>
          <table:table-cell table:formula="of:=DEC2HEX(16751016+[.A58])" office:value-type="string" office:string-value="FF99E0" calcext:value-type="string">
            <text:p>FF99E0</text:p>
          </table:table-cell>
          <table:table-cell table:formula="of:=DEC2HEX(16751208+[.A58])" office:value-type="string" office:string-value="FF9AA0" calcext:value-type="string">
            <text:p>FF9AA0</text:p>
          </table:table-cell>
          <table:table-cell table:number-columns-repeated="1012"/>
        </table:table-row>
        <table:table-row table:style-name="ro6">
          <table:table-cell office:value-type="float" office:value="57" calcext:value-type="float">
            <text:p>57</text:p>
          </table:table-cell>
          <table:table-cell table:formula="of:=DEC2HEX([.A59])" office:value-type="string" office:string-value="39" calcext:value-type="string">
            <text:p>39</text:p>
          </table:table-cell>
          <table:table-cell table:number-columns-repeated="2"/>
          <table:table-cell table:formula="of:=DEC2HEX(16749864+[.A59])" office:value-type="string" office:string-value="FF9561" calcext:value-type="string">
            <text:p>FF9561</text:p>
          </table:table-cell>
          <table:table-cell table:formula="of:=DEC2HEX(16750056+[.A59])" office:value-type="string" office:string-value="FF9621" calcext:value-type="string">
            <text:p>FF9621</text:p>
          </table:table-cell>
          <table:table-cell table:formula="of:=DEC2HEX(16750248+[.A59])" office:value-type="string" office:string-value="FF96E1" calcext:value-type="string">
            <text:p>FF96E1</text:p>
          </table:table-cell>
          <table:table-cell table:formula="of:=DEC2HEX(16750440+[.A59])" office:value-type="string" office:string-value="FF97A1" calcext:value-type="string">
            <text:p>FF97A1</text:p>
          </table:table-cell>
          <table:table-cell table:formula="of:=DEC2HEX(16750632+[.A59])" office:value-type="string" office:string-value="FF9861" calcext:value-type="string">
            <text:p>FF9861</text:p>
          </table:table-cell>
          <table:table-cell table:formula="of:=DEC2HEX(16750824+[.A59])" office:value-type="string" office:string-value="FF9921" calcext:value-type="string">
            <text:p>FF9921</text:p>
          </table:table-cell>
          <table:table-cell table:formula="of:=DEC2HEX(16751016+[.A59])" office:value-type="string" office:string-value="FF99E1" calcext:value-type="string">
            <text:p>FF99E1</text:p>
          </table:table-cell>
          <table:table-cell table:formula="of:=DEC2HEX(16751208+[.A59])" office:value-type="string" office:string-value="FF9AA1" calcext:value-type="string">
            <text:p>FF9AA1</text:p>
          </table:table-cell>
          <table:table-cell table:number-columns-repeated="1012"/>
        </table:table-row>
        <table:table-row table:style-name="ro6">
          <table:table-cell office:value-type="float" office:value="58" calcext:value-type="float">
            <text:p>58</text:p>
          </table:table-cell>
          <table:table-cell table:formula="of:=DEC2HEX([.A60])" office:value-type="string" office:string-value="3A" calcext:value-type="string">
            <text:p>3A</text:p>
          </table:table-cell>
          <table:table-cell table:number-columns-repeated="2"/>
          <table:table-cell table:formula="of:=DEC2HEX(16749864+[.A60])" office:value-type="string" office:string-value="FF9562" calcext:value-type="string">
            <text:p>FF9562</text:p>
          </table:table-cell>
          <table:table-cell table:formula="of:=DEC2HEX(16750056+[.A60])" office:value-type="string" office:string-value="FF9622" calcext:value-type="string">
            <text:p>FF9622</text:p>
          </table:table-cell>
          <table:table-cell table:formula="of:=DEC2HEX(16750248+[.A60])" office:value-type="string" office:string-value="FF96E2" calcext:value-type="string">
            <text:p>FF96E2</text:p>
          </table:table-cell>
          <table:table-cell table:formula="of:=DEC2HEX(16750440+[.A60])" office:value-type="string" office:string-value="FF97A2" calcext:value-type="string">
            <text:p>FF97A2</text:p>
          </table:table-cell>
          <table:table-cell table:formula="of:=DEC2HEX(16750632+[.A60])" office:value-type="string" office:string-value="FF9862" calcext:value-type="string">
            <text:p>FF9862</text:p>
          </table:table-cell>
          <table:table-cell table:formula="of:=DEC2HEX(16750824+[.A60])" office:value-type="string" office:string-value="FF9922" calcext:value-type="string">
            <text:p>FF9922</text:p>
          </table:table-cell>
          <table:table-cell table:formula="of:=DEC2HEX(16751016+[.A60])" office:value-type="string" office:string-value="FF99E2" calcext:value-type="string">
            <text:p>FF99E2</text:p>
          </table:table-cell>
          <table:table-cell table:formula="of:=DEC2HEX(16751208+[.A60])" office:value-type="string" office:string-value="FF9AA2" calcext:value-type="string">
            <text:p>FF9AA2</text:p>
          </table:table-cell>
          <table:table-cell table:number-columns-repeated="1012"/>
        </table:table-row>
        <table:table-row table:style-name="ro6">
          <table:table-cell office:value-type="float" office:value="59" calcext:value-type="float">
            <text:p>59</text:p>
          </table:table-cell>
          <table:table-cell table:formula="of:=DEC2HEX([.A61])" office:value-type="string" office:string-value="3B" calcext:value-type="string">
            <text:p>3B</text:p>
          </table:table-cell>
          <table:table-cell table:number-columns-repeated="2"/>
          <table:table-cell table:formula="of:=DEC2HEX(16749864+[.A61])" office:value-type="string" office:string-value="FF9563" calcext:value-type="string">
            <text:p>FF9563</text:p>
          </table:table-cell>
          <table:table-cell table:formula="of:=DEC2HEX(16750056+[.A61])" office:value-type="string" office:string-value="FF9623" calcext:value-type="string">
            <text:p>FF9623</text:p>
          </table:table-cell>
          <table:table-cell table:formula="of:=DEC2HEX(16750248+[.A61])" office:value-type="string" office:string-value="FF96E3" calcext:value-type="string">
            <text:p>FF96E3</text:p>
          </table:table-cell>
          <table:table-cell table:formula="of:=DEC2HEX(16750440+[.A61])" office:value-type="string" office:string-value="FF97A3" calcext:value-type="string">
            <text:p>FF97A3</text:p>
          </table:table-cell>
          <table:table-cell table:formula="of:=DEC2HEX(16750632+[.A61])" office:value-type="string" office:string-value="FF9863" calcext:value-type="string">
            <text:p>FF9863</text:p>
          </table:table-cell>
          <table:table-cell table:formula="of:=DEC2HEX(16750824+[.A61])" office:value-type="string" office:string-value="FF9923" calcext:value-type="string">
            <text:p>FF9923</text:p>
          </table:table-cell>
          <table:table-cell table:formula="of:=DEC2HEX(16751016+[.A61])" office:value-type="string" office:string-value="FF99E3" calcext:value-type="string">
            <text:p>FF99E3</text:p>
          </table:table-cell>
          <table:table-cell table:formula="of:=DEC2HEX(16751208+[.A61])" office:value-type="string" office:string-value="FF9AA3" calcext:value-type="string">
            <text:p>FF9AA3</text:p>
          </table:table-cell>
          <table:table-cell table:number-columns-repeated="1012"/>
        </table:table-row>
        <table:table-row table:style-name="ro6">
          <table:table-cell office:value-type="float" office:value="60" calcext:value-type="float">
            <text:p>60</text:p>
          </table:table-cell>
          <table:table-cell table:formula="of:=DEC2HEX([.A62])" office:value-type="string" office:string-value="3C" calcext:value-type="string">
            <text:p>3C</text:p>
          </table:table-cell>
          <table:table-cell table:number-columns-repeated="2"/>
          <table:table-cell table:formula="of:=DEC2HEX(16749864+[.A62])" office:value-type="string" office:string-value="FF9564" calcext:value-type="string">
            <text:p>FF9564</text:p>
          </table:table-cell>
          <table:table-cell table:formula="of:=DEC2HEX(16750056+[.A62])" office:value-type="string" office:string-value="FF9624" calcext:value-type="string">
            <text:p>FF9624</text:p>
          </table:table-cell>
          <table:table-cell table:formula="of:=DEC2HEX(16750248+[.A62])" office:value-type="string" office:string-value="FF96E4" calcext:value-type="string">
            <text:p>FF96E4</text:p>
          </table:table-cell>
          <table:table-cell table:formula="of:=DEC2HEX(16750440+[.A62])" office:value-type="string" office:string-value="FF97A4" calcext:value-type="string">
            <text:p>FF97A4</text:p>
          </table:table-cell>
          <table:table-cell table:formula="of:=DEC2HEX(16750632+[.A62])" office:value-type="string" office:string-value="FF9864" calcext:value-type="string">
            <text:p>FF9864</text:p>
          </table:table-cell>
          <table:table-cell table:formula="of:=DEC2HEX(16750824+[.A62])" office:value-type="string" office:string-value="FF9924" calcext:value-type="string">
            <text:p>FF9924</text:p>
          </table:table-cell>
          <table:table-cell table:formula="of:=DEC2HEX(16751016+[.A62])" office:value-type="string" office:string-value="FF99E4" calcext:value-type="string">
            <text:p>FF99E4</text:p>
          </table:table-cell>
          <table:table-cell table:formula="of:=DEC2HEX(16751208+[.A62])" office:value-type="string" office:string-value="FF9AA4" calcext:value-type="string">
            <text:p>FF9AA4</text:p>
          </table:table-cell>
          <table:table-cell table:number-columns-repeated="1012"/>
        </table:table-row>
        <table:table-row table:style-name="ro6">
          <table:table-cell office:value-type="float" office:value="61" calcext:value-type="float">
            <text:p>61</text:p>
          </table:table-cell>
          <table:table-cell table:formula="of:=DEC2HEX([.A63])" office:value-type="string" office:string-value="3D" calcext:value-type="string">
            <text:p>3D</text:p>
          </table:table-cell>
          <table:table-cell table:number-columns-repeated="2"/>
          <table:table-cell table:formula="of:=DEC2HEX(16749864+[.A63])" office:value-type="string" office:string-value="FF9565" calcext:value-type="string">
            <text:p>FF9565</text:p>
          </table:table-cell>
          <table:table-cell table:formula="of:=DEC2HEX(16750056+[.A63])" office:value-type="string" office:string-value="FF9625" calcext:value-type="string">
            <text:p>FF9625</text:p>
          </table:table-cell>
          <table:table-cell table:formula="of:=DEC2HEX(16750248+[.A63])" office:value-type="string" office:string-value="FF96E5" calcext:value-type="string">
            <text:p>FF96E5</text:p>
          </table:table-cell>
          <table:table-cell table:formula="of:=DEC2HEX(16750440+[.A63])" office:value-type="string" office:string-value="FF97A5" calcext:value-type="string">
            <text:p>FF97A5</text:p>
          </table:table-cell>
          <table:table-cell table:formula="of:=DEC2HEX(16750632+[.A63])" office:value-type="string" office:string-value="FF9865" calcext:value-type="string">
            <text:p>FF9865</text:p>
          </table:table-cell>
          <table:table-cell table:formula="of:=DEC2HEX(16750824+[.A63])" office:value-type="string" office:string-value="FF9925" calcext:value-type="string">
            <text:p>FF9925</text:p>
          </table:table-cell>
          <table:table-cell table:formula="of:=DEC2HEX(16751016+[.A63])" office:value-type="string" office:string-value="FF99E5" calcext:value-type="string">
            <text:p>FF99E5</text:p>
          </table:table-cell>
          <table:table-cell table:formula="of:=DEC2HEX(16751208+[.A63])" office:value-type="string" office:string-value="FF9AA5" calcext:value-type="string">
            <text:p>FF9AA5</text:p>
          </table:table-cell>
          <table:table-cell table:number-columns-repeated="1012"/>
        </table:table-row>
        <table:table-row table:style-name="ro6">
          <table:table-cell office:value-type="float" office:value="62" calcext:value-type="float">
            <text:p>62</text:p>
          </table:table-cell>
          <table:table-cell table:formula="of:=DEC2HEX([.A64])" office:value-type="string" office:string-value="3E" calcext:value-type="string">
            <text:p>3E</text:p>
          </table:table-cell>
          <table:table-cell table:number-columns-repeated="2"/>
          <table:table-cell table:formula="of:=DEC2HEX(16749864+[.A64])" office:value-type="string" office:string-value="FF9566" calcext:value-type="string">
            <text:p>FF9566</text:p>
          </table:table-cell>
          <table:table-cell table:formula="of:=DEC2HEX(16750056+[.A64])" office:value-type="string" office:string-value="FF9626" calcext:value-type="string">
            <text:p>FF9626</text:p>
          </table:table-cell>
          <table:table-cell table:formula="of:=DEC2HEX(16750248+[.A64])" office:value-type="string" office:string-value="FF96E6" calcext:value-type="string">
            <text:p>FF96E6</text:p>
          </table:table-cell>
          <table:table-cell table:formula="of:=DEC2HEX(16750440+[.A64])" office:value-type="string" office:string-value="FF97A6" calcext:value-type="string">
            <text:p>FF97A6</text:p>
          </table:table-cell>
          <table:table-cell table:formula="of:=DEC2HEX(16750632+[.A64])" office:value-type="string" office:string-value="FF9866" calcext:value-type="string">
            <text:p>FF9866</text:p>
          </table:table-cell>
          <table:table-cell table:formula="of:=DEC2HEX(16750824+[.A64])" office:value-type="string" office:string-value="FF9926" calcext:value-type="string">
            <text:p>FF9926</text:p>
          </table:table-cell>
          <table:table-cell table:formula="of:=DEC2HEX(16751016+[.A64])" office:value-type="string" office:string-value="FF99E6" calcext:value-type="string">
            <text:p>FF99E6</text:p>
          </table:table-cell>
          <table:table-cell table:formula="of:=DEC2HEX(16751208+[.A64])" office:value-type="string" office:string-value="FF9AA6" calcext:value-type="string">
            <text:p>FF9AA6</text:p>
          </table:table-cell>
          <table:table-cell table:number-columns-repeated="1012"/>
        </table:table-row>
        <table:table-row table:style-name="ro6">
          <table:table-cell office:value-type="float" office:value="63" calcext:value-type="float">
            <text:p>63</text:p>
          </table:table-cell>
          <table:table-cell table:formula="of:=DEC2HEX([.A65])" office:value-type="string" office:string-value="3F" calcext:value-type="string">
            <text:p>3F</text:p>
          </table:table-cell>
          <table:table-cell table:number-columns-repeated="2"/>
          <table:table-cell table:formula="of:=DEC2HEX(16749864+[.A65])" office:value-type="string" office:string-value="FF9567" calcext:value-type="string">
            <text:p>FF9567</text:p>
          </table:table-cell>
          <table:table-cell table:formula="of:=DEC2HEX(16750056+[.A65])" office:value-type="string" office:string-value="FF9627" calcext:value-type="string">
            <text:p>FF9627</text:p>
          </table:table-cell>
          <table:table-cell table:formula="of:=DEC2HEX(16750248+[.A65])" office:value-type="string" office:string-value="FF96E7" calcext:value-type="string">
            <text:p>FF96E7</text:p>
          </table:table-cell>
          <table:table-cell table:formula="of:=DEC2HEX(16750440+[.A65])" office:value-type="string" office:string-value="FF97A7" calcext:value-type="string">
            <text:p>FF97A7</text:p>
          </table:table-cell>
          <table:table-cell table:formula="of:=DEC2HEX(16750632+[.A65])" office:value-type="string" office:string-value="FF9867" calcext:value-type="string">
            <text:p>FF9867</text:p>
          </table:table-cell>
          <table:table-cell table:formula="of:=DEC2HEX(16750824+[.A65])" office:value-type="string" office:string-value="FF9927" calcext:value-type="string">
            <text:p>FF9927</text:p>
          </table:table-cell>
          <table:table-cell table:formula="of:=DEC2HEX(16751016+[.A65])" office:value-type="string" office:string-value="FF99E7" calcext:value-type="string">
            <text:p>FF99E7</text:p>
          </table:table-cell>
          <table:table-cell table:formula="of:=DEC2HEX(16751208+[.A65])" office:value-type="string" office:string-value="FF9AA7" calcext:value-type="string">
            <text:p>FF9AA7</text:p>
          </table:table-cell>
          <table:table-cell table:number-columns-repeated="1012"/>
        </table:table-row>
        <table:table-row table:style-name="ro6">
          <table:table-cell office:value-type="float" office:value="64" calcext:value-type="float">
            <text:p>64</text:p>
          </table:table-cell>
          <table:table-cell table:formula="of:=DEC2HEX([.A66])" office:value-type="string" office:string-value="40" calcext:value-type="string">
            <text:p>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ip state (00 = no grip, 01 = boss is gripping, FF = boss is being gripped)</text:p>
          </table:table-cell>
          <table:table-cell table:formula="of:=DEC2HEX(16749864+[.A66])" office:value-type="string" office:string-value="FF9568" calcext:value-type="string">
            <text:p>FF9568</text:p>
          </table:table-cell>
          <table:table-cell table:formula="of:=DEC2HEX(16750056+[.A66])" office:value-type="string" office:string-value="FF9628" calcext:value-type="string">
            <text:p>FF9628</text:p>
          </table:table-cell>
          <table:table-cell table:formula="of:=DEC2HEX(16750248+[.A66])" office:value-type="string" office:string-value="FF96E8" calcext:value-type="string">
            <text:p>FF96E8</text:p>
          </table:table-cell>
          <table:table-cell table:formula="of:=DEC2HEX(16750440+[.A66])" office:value-type="string" office:string-value="FF97A8" calcext:value-type="string">
            <text:p>FF97A8</text:p>
          </table:table-cell>
          <table:table-cell table:formula="of:=DEC2HEX(16750632+[.A66])" office:value-type="string" office:string-value="FF9868" calcext:value-type="string">
            <text:p>FF9868</text:p>
          </table:table-cell>
          <table:table-cell table:formula="of:=DEC2HEX(16750824+[.A66])" office:value-type="string" office:string-value="FF9928" calcext:value-type="string">
            <text:p>FF9928</text:p>
          </table:table-cell>
          <table:table-cell table:formula="of:=DEC2HEX(16751016+[.A66])" office:value-type="string" office:string-value="FF99E8" calcext:value-type="string">
            <text:p>FF99E8</text:p>
          </table:table-cell>
          <table:table-cell table:formula="of:=DEC2HEX(16751208+[.A66])" office:value-type="string" office:string-value="FF9AA8" calcext:value-type="string">
            <text:p>FF9AA8</text:p>
          </table:table-cell>
          <table:table-cell table:number-columns-repeated="1012"/>
        </table:table-row>
        <table:table-row table:style-name="ro6">
          <table:table-cell office:value-type="float" office:value="65" calcext:value-type="float">
            <text:p>65</text:p>
          </table:table-cell>
          <table:table-cell table:formula="of:=DEC2HEX([.A67])" office:value-type="string" office:string-value="41" calcext:value-type="string">
            <text:p>41</text:p>
          </table:table-cell>
          <table:table-cell table:number-columns-repeated="2"/>
          <table:table-cell table:formula="of:=DEC2HEX(16749864+[.A67])" office:value-type="string" office:string-value="FF9569" calcext:value-type="string">
            <text:p>FF9569</text:p>
          </table:table-cell>
          <table:table-cell table:formula="of:=DEC2HEX(16750056+[.A67])" office:value-type="string" office:string-value="FF9629" calcext:value-type="string">
            <text:p>FF9629</text:p>
          </table:table-cell>
          <table:table-cell table:formula="of:=DEC2HEX(16750248+[.A67])" office:value-type="string" office:string-value="FF96E9" calcext:value-type="string">
            <text:p>FF96E9</text:p>
          </table:table-cell>
          <table:table-cell table:formula="of:=DEC2HEX(16750440+[.A67])" office:value-type="string" office:string-value="FF97A9" calcext:value-type="string">
            <text:p>FF97A9</text:p>
          </table:table-cell>
          <table:table-cell table:formula="of:=DEC2HEX(16750632+[.A67])" office:value-type="string" office:string-value="FF9869" calcext:value-type="string">
            <text:p>FF9869</text:p>
          </table:table-cell>
          <table:table-cell table:formula="of:=DEC2HEX(16750824+[.A67])" office:value-type="string" office:string-value="FF9929" calcext:value-type="string">
            <text:p>FF9929</text:p>
          </table:table-cell>
          <table:table-cell table:formula="of:=DEC2HEX(16751016+[.A67])" office:value-type="string" office:string-value="FF99E9" calcext:value-type="string">
            <text:p>FF99E9</text:p>
          </table:table-cell>
          <table:table-cell table:formula="of:=DEC2HEX(16751208+[.A67])" office:value-type="string" office:string-value="FF9AA9" calcext:value-type="string">
            <text:p>FF9AA9</text:p>
          </table:table-cell>
          <table:table-cell table:number-columns-repeated="1012"/>
        </table:table-row>
        <table:table-row table:style-name="ro6">
          <table:table-cell office:value-type="float" office:value="66" calcext:value-type="float">
            <text:p>66</text:p>
          </table:table-cell>
          <table:table-cell table:formula="of:=DEC2HEX([.A68])" office:value-type="string" office:string-value="42" calcext:value-type="string">
            <text:p>42</text:p>
          </table:table-cell>
          <table:table-cell table:number-columns-repeated="2"/>
          <table:table-cell table:formula="of:=DEC2HEX(16749864+[.A68])" office:value-type="string" office:string-value="FF956A" calcext:value-type="string">
            <text:p>FF956A</text:p>
          </table:table-cell>
          <table:table-cell table:formula="of:=DEC2HEX(16750056+[.A68])" office:value-type="string" office:string-value="FF962A" calcext:value-type="string">
            <text:p>FF962A</text:p>
          </table:table-cell>
          <table:table-cell table:formula="of:=DEC2HEX(16750248+[.A68])" office:value-type="string" office:string-value="FF96EA" calcext:value-type="string">
            <text:p>FF96EA</text:p>
          </table:table-cell>
          <table:table-cell table:formula="of:=DEC2HEX(16750440+[.A68])" office:value-type="string" office:string-value="FF97AA" calcext:value-type="string">
            <text:p>FF97AA</text:p>
          </table:table-cell>
          <table:table-cell table:formula="of:=DEC2HEX(16750632+[.A68])" office:value-type="string" office:string-value="FF986A" calcext:value-type="string">
            <text:p>FF986A</text:p>
          </table:table-cell>
          <table:table-cell table:formula="of:=DEC2HEX(16750824+[.A68])" office:value-type="string" office:string-value="FF992A" calcext:value-type="string">
            <text:p>FF992A</text:p>
          </table:table-cell>
          <table:table-cell table:formula="of:=DEC2HEX(16751016+[.A68])" office:value-type="string" office:string-value="FF99EA" calcext:value-type="string">
            <text:p>FF99EA</text:p>
          </table:table-cell>
          <table:table-cell table:formula="of:=DEC2HEX(16751208+[.A68])" office:value-type="string" office:string-value="FF9AAA" calcext:value-type="string">
            <text:p>FF9AAA</text:p>
          </table:table-cell>
          <table:table-cell table:number-columns-repeated="1012"/>
        </table:table-row>
        <table:table-row table:style-name="ro6">
          <table:table-cell office:value-type="float" office:value="67" calcext:value-type="float">
            <text:p>67</text:p>
          </table:table-cell>
          <table:table-cell table:formula="of:=DEC2HEX([.A69])" office:value-type="string" office:string-value="43" calcext:value-type="string">
            <text:p>43</text:p>
          </table:table-cell>
          <table:table-cell table:number-columns-repeated="2"/>
          <table:table-cell table:formula="of:=DEC2HEX(16749864+[.A69])" office:value-type="string" office:string-value="FF956B" calcext:value-type="string">
            <text:p>FF956B</text:p>
          </table:table-cell>
          <table:table-cell table:formula="of:=DEC2HEX(16750056+[.A69])" office:value-type="string" office:string-value="FF962B" calcext:value-type="string">
            <text:p>FF962B</text:p>
          </table:table-cell>
          <table:table-cell table:formula="of:=DEC2HEX(16750248+[.A69])" office:value-type="string" office:string-value="FF96EB" calcext:value-type="string">
            <text:p>FF96EB</text:p>
          </table:table-cell>
          <table:table-cell table:formula="of:=DEC2HEX(16750440+[.A69])" office:value-type="string" office:string-value="FF97AB" calcext:value-type="string">
            <text:p>FF97AB</text:p>
          </table:table-cell>
          <table:table-cell table:formula="of:=DEC2HEX(16750632+[.A69])" office:value-type="string" office:string-value="FF986B" calcext:value-type="string">
            <text:p>FF986B</text:p>
          </table:table-cell>
          <table:table-cell table:formula="of:=DEC2HEX(16750824+[.A69])" office:value-type="string" office:string-value="FF992B" calcext:value-type="string">
            <text:p>FF992B</text:p>
          </table:table-cell>
          <table:table-cell table:formula="of:=DEC2HEX(16751016+[.A69])" office:value-type="string" office:string-value="FF99EB" calcext:value-type="string">
            <text:p>FF99EB</text:p>
          </table:table-cell>
          <table:table-cell table:formula="of:=DEC2HEX(16751208+[.A69])" office:value-type="string" office:string-value="FF9AAB" calcext:value-type="string">
            <text:p>FF9AAB</text:p>
          </table:table-cell>
          <table:table-cell table:number-columns-repeated="1012"/>
        </table:table-row>
        <table:table-row table:style-name="ro8">
          <table:table-cell office:value-type="float" office:value="68" calcext:value-type="float">
            <text:p>68</text:p>
          </table:table-cell>
          <table:table-cell table:formula="of:=DEC2HEX([.A70])" office:value-type="string" office:string-value="44" calcext:value-type="string">
            <text:p>44</text:p>
          </table:table-cell>
          <table:table-cell office:value-type="string" calcext:value-type="string" table:number-columns-spanned="1" table:number-rows-spanned="2">
            <text:p>w</text:p>
          </table:table-cell>
          <table:table-cell office:value-type="string" calcext:value-type="string" table:number-columns-spanned="1" table:number-rows-spanned="2">
            <text:p>RAM slot offset from FF8000 of boss target grip entity</text:p>
          </table:table-cell>
          <table:table-cell table:formula="of:=DEC2HEX(16749864+[.A70])" office:value-type="string" office:string-value="FF956C" calcext:value-type="string">
            <text:p>FF956C</text:p>
          </table:table-cell>
          <table:table-cell table:formula="of:=DEC2HEX(16750056+[.A70])" office:value-type="string" office:string-value="FF962C" calcext:value-type="string">
            <text:p>FF962C</text:p>
          </table:table-cell>
          <table:table-cell table:formula="of:=DEC2HEX(16750248+[.A70])" office:value-type="string" office:string-value="FF96EC" calcext:value-type="string">
            <text:p>FF96EC</text:p>
          </table:table-cell>
          <table:table-cell table:formula="of:=DEC2HEX(16750440+[.A70])" office:value-type="string" office:string-value="FF97AC" calcext:value-type="string">
            <text:p>FF97AC</text:p>
          </table:table-cell>
          <table:table-cell table:formula="of:=DEC2HEX(16750632+[.A70])" office:value-type="string" office:string-value="FF986C" calcext:value-type="string">
            <text:p>FF986C</text:p>
          </table:table-cell>
          <table:table-cell table:formula="of:=DEC2HEX(16750824+[.A70])" office:value-type="string" office:string-value="FF992C" calcext:value-type="string">
            <text:p>FF992C</text:p>
          </table:table-cell>
          <table:table-cell table:formula="of:=DEC2HEX(16751016+[.A70])" office:value-type="string" office:string-value="FF99EC" calcext:value-type="string">
            <text:p>FF99EC</text:p>
          </table:table-cell>
          <table:table-cell table:formula="of:=DEC2HEX(16751208+[.A70])" office:value-type="string" office:string-value="FF9AAC" calcext:value-type="string">
            <text:p>FF9AAC</text:p>
          </table:table-cell>
          <table:table-cell table:number-columns-repeated="1012"/>
        </table:table-row>
        <table:table-row table:style-name="ro8">
          <table:table-cell office:value-type="float" office:value="69" calcext:value-type="float">
            <text:p>69</text:p>
          </table:table-cell>
          <table:table-cell table:formula="of:=DEC2HEX([.A71])" office:value-type="string" office:string-value="45" calcext:value-type="string">
            <text:p>45</text:p>
          </table:table-cell>
          <table:covered-table-cell table:number-columns-repeated="2"/>
          <table:table-cell table:formula="of:=DEC2HEX(16749864+[.A71])" office:value-type="string" office:string-value="FF956D" calcext:value-type="string">
            <text:p>FF956D</text:p>
          </table:table-cell>
          <table:table-cell table:formula="of:=DEC2HEX(16750056+[.A71])" office:value-type="string" office:string-value="FF962D" calcext:value-type="string">
            <text:p>FF962D</text:p>
          </table:table-cell>
          <table:table-cell table:formula="of:=DEC2HEX(16750248+[.A71])" office:value-type="string" office:string-value="FF96ED" calcext:value-type="string">
            <text:p>FF96ED</text:p>
          </table:table-cell>
          <table:table-cell table:formula="of:=DEC2HEX(16750440+[.A71])" office:value-type="string" office:string-value="FF97AD" calcext:value-type="string">
            <text:p>FF97AD</text:p>
          </table:table-cell>
          <table:table-cell table:formula="of:=DEC2HEX(16750632+[.A71])" office:value-type="string" office:string-value="FF986D" calcext:value-type="string">
            <text:p>FF986D</text:p>
          </table:table-cell>
          <table:table-cell table:formula="of:=DEC2HEX(16750824+[.A71])" office:value-type="string" office:string-value="FF992D" calcext:value-type="string">
            <text:p>FF992D</text:p>
          </table:table-cell>
          <table:table-cell table:formula="of:=DEC2HEX(16751016+[.A71])" office:value-type="string" office:string-value="FF99ED" calcext:value-type="string">
            <text:p>FF99ED</text:p>
          </table:table-cell>
          <table:table-cell table:formula="of:=DEC2HEX(16751208+[.A71])" office:value-type="string" office:string-value="FF9AAD" calcext:value-type="string">
            <text:p>FF9AAD</text:p>
          </table:table-cell>
          <table:table-cell table:number-columns-repeated="1012"/>
        </table:table-row>
        <table:table-row table:style-name="ro6">
          <table:table-cell office:value-type="float" office:value="70" calcext:value-type="float">
            <text:p>70</text:p>
          </table:table-cell>
          <table:table-cell table:formula="of:=DEC2HEX([.A72])" office:value-type="string" office:string-value="46" calcext:value-type="string">
            <text:p>46</text:p>
          </table:table-cell>
          <table:table-cell table:number-columns-repeated="2"/>
          <table:table-cell table:formula="of:=DEC2HEX(16749864+[.A72])" office:value-type="string" office:string-value="FF956E" calcext:value-type="string">
            <text:p>FF956E</text:p>
          </table:table-cell>
          <table:table-cell table:formula="of:=DEC2HEX(16750056+[.A72])" office:value-type="string" office:string-value="FF962E" calcext:value-type="string">
            <text:p>FF962E</text:p>
          </table:table-cell>
          <table:table-cell table:formula="of:=DEC2HEX(16750248+[.A72])" office:value-type="string" office:string-value="FF96EE" calcext:value-type="string">
            <text:p>FF96EE</text:p>
          </table:table-cell>
          <table:table-cell table:formula="of:=DEC2HEX(16750440+[.A72])" office:value-type="string" office:string-value="FF97AE" calcext:value-type="string">
            <text:p>FF97AE</text:p>
          </table:table-cell>
          <table:table-cell table:formula="of:=DEC2HEX(16750632+[.A72])" office:value-type="string" office:string-value="FF986E" calcext:value-type="string">
            <text:p>FF986E</text:p>
          </table:table-cell>
          <table:table-cell table:formula="of:=DEC2HEX(16750824+[.A72])" office:value-type="string" office:string-value="FF992E" calcext:value-type="string">
            <text:p>FF992E</text:p>
          </table:table-cell>
          <table:table-cell table:formula="of:=DEC2HEX(16751016+[.A72])" office:value-type="string" office:string-value="FF99EE" calcext:value-type="string">
            <text:p>FF99EE</text:p>
          </table:table-cell>
          <table:table-cell table:formula="of:=DEC2HEX(16751208+[.A72])" office:value-type="string" office:string-value="FF9AAE" calcext:value-type="string">
            <text:p>FF9AAE</text:p>
          </table:table-cell>
          <table:table-cell table:number-columns-repeated="1012"/>
        </table:table-row>
        <table:table-row table:style-name="ro6">
          <table:table-cell office:value-type="float" office:value="71" calcext:value-type="float">
            <text:p>71</text:p>
          </table:table-cell>
          <table:table-cell table:formula="of:=DEC2HEX([.A73])" office:value-type="string" office:string-value="47" calcext:value-type="string">
            <text:p>47</text:p>
          </table:table-cell>
          <table:table-cell table:number-columns-repeated="2"/>
          <table:table-cell table:formula="of:=DEC2HEX(16749864+[.A73])" office:value-type="string" office:string-value="FF956F" calcext:value-type="string">
            <text:p>FF956F</text:p>
          </table:table-cell>
          <table:table-cell table:formula="of:=DEC2HEX(16750056+[.A73])" office:value-type="string" office:string-value="FF962F" calcext:value-type="string">
            <text:p>FF962F</text:p>
          </table:table-cell>
          <table:table-cell table:formula="of:=DEC2HEX(16750248+[.A73])" office:value-type="string" office:string-value="FF96EF" calcext:value-type="string">
            <text:p>FF96EF</text:p>
          </table:table-cell>
          <table:table-cell table:formula="of:=DEC2HEX(16750440+[.A73])" office:value-type="string" office:string-value="FF97AF" calcext:value-type="string">
            <text:p>FF97AF</text:p>
          </table:table-cell>
          <table:table-cell table:formula="of:=DEC2HEX(16750632+[.A73])" office:value-type="string" office:string-value="FF986F" calcext:value-type="string">
            <text:p>FF986F</text:p>
          </table:table-cell>
          <table:table-cell table:formula="of:=DEC2HEX(16750824+[.A73])" office:value-type="string" office:string-value="FF992F" calcext:value-type="string">
            <text:p>FF992F</text:p>
          </table:table-cell>
          <table:table-cell table:formula="of:=DEC2HEX(16751016+[.A73])" office:value-type="string" office:string-value="FF99EF" calcext:value-type="string">
            <text:p>FF99EF</text:p>
          </table:table-cell>
          <table:table-cell table:formula="of:=DEC2HEX(16751208+[.A73])" office:value-type="string" office:string-value="FF9AAF" calcext:value-type="string">
            <text:p>FF9AAF</text:p>
          </table:table-cell>
          <table:table-cell table:number-columns-repeated="1012"/>
        </table:table-row>
        <table:table-row table:style-name="ro6">
          <table:table-cell office:value-type="float" office:value="72" calcext:value-type="float">
            <text:p>72</text:p>
          </table:table-cell>
          <table:table-cell table:formula="of:=DEC2HEX([.A74])" office:value-type="string" office:string-value="48" calcext:value-type="string">
            <text:p>48</text:p>
          </table:table-cell>
          <table:table-cell table:number-columns-repeated="2"/>
          <table:table-cell table:formula="of:=DEC2HEX(16749864+[.A74])" office:value-type="string" office:string-value="FF9570" calcext:value-type="string">
            <text:p>FF9570</text:p>
          </table:table-cell>
          <table:table-cell table:formula="of:=DEC2HEX(16750056+[.A74])" office:value-type="string" office:string-value="FF9630" calcext:value-type="string">
            <text:p>FF9630</text:p>
          </table:table-cell>
          <table:table-cell table:formula="of:=DEC2HEX(16750248+[.A74])" office:value-type="string" office:string-value="FF96F0" calcext:value-type="string">
            <text:p>FF96F0</text:p>
          </table:table-cell>
          <table:table-cell table:formula="of:=DEC2HEX(16750440+[.A74])" office:value-type="string" office:string-value="FF97B0" calcext:value-type="string">
            <text:p>FF97B0</text:p>
          </table:table-cell>
          <table:table-cell table:formula="of:=DEC2HEX(16750632+[.A74])" office:value-type="string" office:string-value="FF9870" calcext:value-type="string">
            <text:p>FF9870</text:p>
          </table:table-cell>
          <table:table-cell table:formula="of:=DEC2HEX(16750824+[.A74])" office:value-type="string" office:string-value="FF9930" calcext:value-type="string">
            <text:p>FF9930</text:p>
          </table:table-cell>
          <table:table-cell table:formula="of:=DEC2HEX(16751016+[.A74])" office:value-type="string" office:string-value="FF99F0" calcext:value-type="string">
            <text:p>FF99F0</text:p>
          </table:table-cell>
          <table:table-cell table:formula="of:=DEC2HEX(16751208+[.A74])" office:value-type="string" office:string-value="FF9AB0" calcext:value-type="string">
            <text:p>FF9AB0</text:p>
          </table:table-cell>
          <table:table-cell table:number-columns-repeated="1012"/>
        </table:table-row>
        <table:table-row table:style-name="ro6">
          <table:table-cell office:value-type="float" office:value="73" calcext:value-type="float">
            <text:p>73</text:p>
          </table:table-cell>
          <table:table-cell table:formula="of:=DEC2HEX([.A75])" office:value-type="string" office:string-value="49" calcext:value-type="string">
            <text:p>49</text:p>
          </table:table-cell>
          <table:table-cell table:number-columns-repeated="2"/>
          <table:table-cell table:formula="of:=DEC2HEX(16749864+[.A75])" office:value-type="string" office:string-value="FF9571" calcext:value-type="string">
            <text:p>FF9571</text:p>
          </table:table-cell>
          <table:table-cell table:formula="of:=DEC2HEX(16750056+[.A75])" office:value-type="string" office:string-value="FF9631" calcext:value-type="string">
            <text:p>FF9631</text:p>
          </table:table-cell>
          <table:table-cell table:formula="of:=DEC2HEX(16750248+[.A75])" office:value-type="string" office:string-value="FF96F1" calcext:value-type="string">
            <text:p>FF96F1</text:p>
          </table:table-cell>
          <table:table-cell table:formula="of:=DEC2HEX(16750440+[.A75])" office:value-type="string" office:string-value="FF97B1" calcext:value-type="string">
            <text:p>FF97B1</text:p>
          </table:table-cell>
          <table:table-cell table:formula="of:=DEC2HEX(16750632+[.A75])" office:value-type="string" office:string-value="FF9871" calcext:value-type="string">
            <text:p>FF9871</text:p>
          </table:table-cell>
          <table:table-cell table:formula="of:=DEC2HEX(16750824+[.A75])" office:value-type="string" office:string-value="FF9931" calcext:value-type="string">
            <text:p>FF9931</text:p>
          </table:table-cell>
          <table:table-cell table:formula="of:=DEC2HEX(16751016+[.A75])" office:value-type="string" office:string-value="FF99F1" calcext:value-type="string">
            <text:p>FF99F1</text:p>
          </table:table-cell>
          <table:table-cell table:formula="of:=DEC2HEX(16751208+[.A75])" office:value-type="string" office:string-value="FF9AB1" calcext:value-type="string">
            <text:p>FF9AB1</text:p>
          </table:table-cell>
          <table:table-cell table:number-columns-repeated="1012"/>
        </table:table-row>
        <table:table-row table:style-name="ro6">
          <table:table-cell office:value-type="float" office:value="74" calcext:value-type="float">
            <text:p>74</text:p>
          </table:table-cell>
          <table:table-cell table:formula="of:=DEC2HEX([.A76])" office:value-type="string" office:string-value="4A" calcext:value-type="string">
            <text:p>4A</text:p>
          </table:table-cell>
          <table:table-cell table:number-columns-repeated="2"/>
          <table:table-cell table:formula="of:=DEC2HEX(16749864+[.A76])" office:value-type="string" office:string-value="FF9572" calcext:value-type="string">
            <text:p>FF9572</text:p>
          </table:table-cell>
          <table:table-cell table:formula="of:=DEC2HEX(16750056+[.A76])" office:value-type="string" office:string-value="FF9632" calcext:value-type="string">
            <text:p>FF9632</text:p>
          </table:table-cell>
          <table:table-cell table:formula="of:=DEC2HEX(16750248+[.A76])" office:value-type="string" office:string-value="FF96F2" calcext:value-type="string">
            <text:p>FF96F2</text:p>
          </table:table-cell>
          <table:table-cell table:formula="of:=DEC2HEX(16750440+[.A76])" office:value-type="string" office:string-value="FF97B2" calcext:value-type="string">
            <text:p>FF97B2</text:p>
          </table:table-cell>
          <table:table-cell table:formula="of:=DEC2HEX(16750632+[.A76])" office:value-type="string" office:string-value="FF9872" calcext:value-type="string">
            <text:p>FF9872</text:p>
          </table:table-cell>
          <table:table-cell table:formula="of:=DEC2HEX(16750824+[.A76])" office:value-type="string" office:string-value="FF9932" calcext:value-type="string">
            <text:p>FF9932</text:p>
          </table:table-cell>
          <table:table-cell table:formula="of:=DEC2HEX(16751016+[.A76])" office:value-type="string" office:string-value="FF99F2" calcext:value-type="string">
            <text:p>FF99F2</text:p>
          </table:table-cell>
          <table:table-cell table:formula="of:=DEC2HEX(16751208+[.A76])" office:value-type="string" office:string-value="FF9AB2" calcext:value-type="string">
            <text:p>FF9AB2</text:p>
          </table:table-cell>
          <table:table-cell table:number-columns-repeated="1012"/>
        </table:table-row>
        <table:table-row table:style-name="ro6">
          <table:table-cell office:value-type="float" office:value="75" calcext:value-type="float">
            <text:p>75</text:p>
          </table:table-cell>
          <table:table-cell table:formula="of:=DEC2HEX([.A77])" office:value-type="string" office:string-value="4B" calcext:value-type="string">
            <text:p>4B</text:p>
          </table:table-cell>
          <table:table-cell table:number-columns-repeated="2"/>
          <table:table-cell table:formula="of:=DEC2HEX(16749864+[.A77])" office:value-type="string" office:string-value="FF9573" calcext:value-type="string">
            <text:p>FF9573</text:p>
          </table:table-cell>
          <table:table-cell table:formula="of:=DEC2HEX(16750056+[.A77])" office:value-type="string" office:string-value="FF9633" calcext:value-type="string">
            <text:p>FF9633</text:p>
          </table:table-cell>
          <table:table-cell table:formula="of:=DEC2HEX(16750248+[.A77])" office:value-type="string" office:string-value="FF96F3" calcext:value-type="string">
            <text:p>FF96F3</text:p>
          </table:table-cell>
          <table:table-cell table:formula="of:=DEC2HEX(16750440+[.A77])" office:value-type="string" office:string-value="FF97B3" calcext:value-type="string">
            <text:p>FF97B3</text:p>
          </table:table-cell>
          <table:table-cell table:formula="of:=DEC2HEX(16750632+[.A77])" office:value-type="string" office:string-value="FF9873" calcext:value-type="string">
            <text:p>FF9873</text:p>
          </table:table-cell>
          <table:table-cell table:formula="of:=DEC2HEX(16750824+[.A77])" office:value-type="string" office:string-value="FF9933" calcext:value-type="string">
            <text:p>FF9933</text:p>
          </table:table-cell>
          <table:table-cell table:formula="of:=DEC2HEX(16751016+[.A77])" office:value-type="string" office:string-value="FF99F3" calcext:value-type="string">
            <text:p>FF99F3</text:p>
          </table:table-cell>
          <table:table-cell table:formula="of:=DEC2HEX(16751208+[.A77])" office:value-type="string" office:string-value="FF9AB3" calcext:value-type="string">
            <text:p>FF9AB3</text:p>
          </table:table-cell>
          <table:table-cell table:number-columns-repeated="1012"/>
        </table:table-row>
        <table:table-row table:style-name="ro6">
          <table:table-cell office:value-type="float" office:value="76" calcext:value-type="float">
            <text:p>76</text:p>
          </table:table-cell>
          <table:table-cell table:formula="of:=DEC2HEX([.A78])" office:value-type="string" office:string-value="4C" calcext:value-type="string">
            <text:p>4C</text:p>
          </table:table-cell>
          <table:table-cell table:number-columns-repeated="2"/>
          <table:table-cell table:formula="of:=DEC2HEX(16749864+[.A78])" office:value-type="string" office:string-value="FF9574" calcext:value-type="string">
            <text:p>FF9574</text:p>
          </table:table-cell>
          <table:table-cell table:formula="of:=DEC2HEX(16750056+[.A78])" office:value-type="string" office:string-value="FF9634" calcext:value-type="string">
            <text:p>FF9634</text:p>
          </table:table-cell>
          <table:table-cell table:formula="of:=DEC2HEX(16750248+[.A78])" office:value-type="string" office:string-value="FF96F4" calcext:value-type="string">
            <text:p>FF96F4</text:p>
          </table:table-cell>
          <table:table-cell table:formula="of:=DEC2HEX(16750440+[.A78])" office:value-type="string" office:string-value="FF97B4" calcext:value-type="string">
            <text:p>FF97B4</text:p>
          </table:table-cell>
          <table:table-cell table:formula="of:=DEC2HEX(16750632+[.A78])" office:value-type="string" office:string-value="FF9874" calcext:value-type="string">
            <text:p>FF9874</text:p>
          </table:table-cell>
          <table:table-cell table:formula="of:=DEC2HEX(16750824+[.A78])" office:value-type="string" office:string-value="FF9934" calcext:value-type="string">
            <text:p>FF9934</text:p>
          </table:table-cell>
          <table:table-cell table:formula="of:=DEC2HEX(16751016+[.A78])" office:value-type="string" office:string-value="FF99F4" calcext:value-type="string">
            <text:p>FF99F4</text:p>
          </table:table-cell>
          <table:table-cell table:formula="of:=DEC2HEX(16751208+[.A78])" office:value-type="string" office:string-value="FF9AB4" calcext:value-type="string">
            <text:p>FF9AB4</text:p>
          </table:table-cell>
          <table:table-cell table:number-columns-repeated="1012"/>
        </table:table-row>
        <table:table-row table:style-name="ro6">
          <table:table-cell office:value-type="float" office:value="77" calcext:value-type="float">
            <text:p>77</text:p>
          </table:table-cell>
          <table:table-cell table:formula="of:=DEC2HEX([.A79])" office:value-type="string" office:string-value="4D" calcext:value-type="string">
            <text:p>4D</text:p>
          </table:table-cell>
          <table:table-cell table:number-columns-repeated="2"/>
          <table:table-cell table:formula="of:=DEC2HEX(16749864+[.A79])" office:value-type="string" office:string-value="FF9575" calcext:value-type="string">
            <text:p>FF9575</text:p>
          </table:table-cell>
          <table:table-cell table:formula="of:=DEC2HEX(16750056+[.A79])" office:value-type="string" office:string-value="FF9635" calcext:value-type="string">
            <text:p>FF9635</text:p>
          </table:table-cell>
          <table:table-cell table:formula="of:=DEC2HEX(16750248+[.A79])" office:value-type="string" office:string-value="FF96F5" calcext:value-type="string">
            <text:p>FF96F5</text:p>
          </table:table-cell>
          <table:table-cell table:formula="of:=DEC2HEX(16750440+[.A79])" office:value-type="string" office:string-value="FF97B5" calcext:value-type="string">
            <text:p>FF97B5</text:p>
          </table:table-cell>
          <table:table-cell table:formula="of:=DEC2HEX(16750632+[.A79])" office:value-type="string" office:string-value="FF9875" calcext:value-type="string">
            <text:p>FF9875</text:p>
          </table:table-cell>
          <table:table-cell table:formula="of:=DEC2HEX(16750824+[.A79])" office:value-type="string" office:string-value="FF9935" calcext:value-type="string">
            <text:p>FF9935</text:p>
          </table:table-cell>
          <table:table-cell table:formula="of:=DEC2HEX(16751016+[.A79])" office:value-type="string" office:string-value="FF99F5" calcext:value-type="string">
            <text:p>FF99F5</text:p>
          </table:table-cell>
          <table:table-cell table:formula="of:=DEC2HEX(16751208+[.A79])" office:value-type="string" office:string-value="FF9AB5" calcext:value-type="string">
            <text:p>FF9AB5</text:p>
          </table:table-cell>
          <table:table-cell table:number-columns-repeated="1012"/>
        </table:table-row>
        <table:table-row table:style-name="ro6">
          <table:table-cell office:value-type="float" office:value="78" calcext:value-type="float">
            <text:p>78</text:p>
          </table:table-cell>
          <table:table-cell table:formula="of:=DEC2HEX([.A80])" office:value-type="string" office:string-value="4E" calcext:value-type="string">
            <text:p>4E</text:p>
          </table:table-cell>
          <table:table-cell table:number-columns-repeated="2"/>
          <table:table-cell table:formula="of:=DEC2HEX(16749864+[.A80])" office:value-type="string" office:string-value="FF9576" calcext:value-type="string">
            <text:p>FF9576</text:p>
          </table:table-cell>
          <table:table-cell table:formula="of:=DEC2HEX(16750056+[.A80])" office:value-type="string" office:string-value="FF9636" calcext:value-type="string">
            <text:p>FF9636</text:p>
          </table:table-cell>
          <table:table-cell table:formula="of:=DEC2HEX(16750248+[.A80])" office:value-type="string" office:string-value="FF96F6" calcext:value-type="string">
            <text:p>FF96F6</text:p>
          </table:table-cell>
          <table:table-cell table:formula="of:=DEC2HEX(16750440+[.A80])" office:value-type="string" office:string-value="FF97B6" calcext:value-type="string">
            <text:p>FF97B6</text:p>
          </table:table-cell>
          <table:table-cell table:formula="of:=DEC2HEX(16750632+[.A80])" office:value-type="string" office:string-value="FF9876" calcext:value-type="string">
            <text:p>FF9876</text:p>
          </table:table-cell>
          <table:table-cell table:formula="of:=DEC2HEX(16750824+[.A80])" office:value-type="string" office:string-value="FF9936" calcext:value-type="string">
            <text:p>FF9936</text:p>
          </table:table-cell>
          <table:table-cell table:formula="of:=DEC2HEX(16751016+[.A80])" office:value-type="string" office:string-value="FF99F6" calcext:value-type="string">
            <text:p>FF99F6</text:p>
          </table:table-cell>
          <table:table-cell table:formula="of:=DEC2HEX(16751208+[.A80])" office:value-type="string" office:string-value="FF9AB6" calcext:value-type="string">
            <text:p>FF9AB6</text:p>
          </table:table-cell>
          <table:table-cell table:number-columns-repeated="1012"/>
        </table:table-row>
        <table:table-row table:style-name="ro6">
          <table:table-cell office:value-type="float" office:value="79" calcext:value-type="float">
            <text:p>79</text:p>
          </table:table-cell>
          <table:table-cell table:formula="of:=DEC2HEX([.A81])" office:value-type="string" office:string-value="4F" calcext:value-type="string">
            <text:p>4F</text:p>
          </table:table-cell>
          <table:table-cell table:number-columns-repeated="2"/>
          <table:table-cell table:formula="of:=DEC2HEX(16749864+[.A81])" office:value-type="string" office:string-value="FF9577" calcext:value-type="string">
            <text:p>FF9577</text:p>
          </table:table-cell>
          <table:table-cell table:formula="of:=DEC2HEX(16750056+[.A81])" office:value-type="string" office:string-value="FF9637" calcext:value-type="string">
            <text:p>FF9637</text:p>
          </table:table-cell>
          <table:table-cell table:formula="of:=DEC2HEX(16750248+[.A81])" office:value-type="string" office:string-value="FF96F7" calcext:value-type="string">
            <text:p>FF96F7</text:p>
          </table:table-cell>
          <table:table-cell table:formula="of:=DEC2HEX(16750440+[.A81])" office:value-type="string" office:string-value="FF97B7" calcext:value-type="string">
            <text:p>FF97B7</text:p>
          </table:table-cell>
          <table:table-cell table:formula="of:=DEC2HEX(16750632+[.A81])" office:value-type="string" office:string-value="FF9877" calcext:value-type="string">
            <text:p>FF9877</text:p>
          </table:table-cell>
          <table:table-cell table:formula="of:=DEC2HEX(16750824+[.A81])" office:value-type="string" office:string-value="FF9937" calcext:value-type="string">
            <text:p>FF9937</text:p>
          </table:table-cell>
          <table:table-cell table:formula="of:=DEC2HEX(16751016+[.A81])" office:value-type="string" office:string-value="FF99F7" calcext:value-type="string">
            <text:p>FF99F7</text:p>
          </table:table-cell>
          <table:table-cell table:formula="of:=DEC2HEX(16751208+[.A81])" office:value-type="string" office:string-value="FF9AB7" calcext:value-type="string">
            <text:p>FF9AB7</text:p>
          </table:table-cell>
          <table:table-cell table:number-columns-repeated="1012"/>
        </table:table-row>
        <table:table-row table:style-name="ro6">
          <table:table-cell office:value-type="float" office:value="80" calcext:value-type="float">
            <text:p>80</text:p>
          </table:table-cell>
          <table:table-cell table:formula="of:=DEC2HEX([.A82])" office:value-type="string" office:string-value="50" calcext:value-type="string">
            <text:p>50</text:p>
          </table:table-cell>
          <table:table-cell table:number-columns-repeated="2"/>
          <table:table-cell table:formula="of:=DEC2HEX(16749864+[.A82])" office:value-type="string" office:string-value="FF9578" calcext:value-type="string">
            <text:p>FF9578</text:p>
          </table:table-cell>
          <table:table-cell table:formula="of:=DEC2HEX(16750056+[.A82])" office:value-type="string" office:string-value="FF9638" calcext:value-type="string">
            <text:p>FF9638</text:p>
          </table:table-cell>
          <table:table-cell table:formula="of:=DEC2HEX(16750248+[.A82])" office:value-type="string" office:string-value="FF96F8" calcext:value-type="string">
            <text:p>FF96F8</text:p>
          </table:table-cell>
          <table:table-cell table:formula="of:=DEC2HEX(16750440+[.A82])" office:value-type="string" office:string-value="FF97B8" calcext:value-type="string">
            <text:p>FF97B8</text:p>
          </table:table-cell>
          <table:table-cell table:formula="of:=DEC2HEX(16750632+[.A82])" office:value-type="string" office:string-value="FF9878" calcext:value-type="string">
            <text:p>FF9878</text:p>
          </table:table-cell>
          <table:table-cell table:formula="of:=DEC2HEX(16750824+[.A82])" office:value-type="string" office:string-value="FF9938" calcext:value-type="string">
            <text:p>FF9938</text:p>
          </table:table-cell>
          <table:table-cell table:formula="of:=DEC2HEX(16751016+[.A82])" office:value-type="string" office:string-value="FF99F8" calcext:value-type="string">
            <text:p>FF99F8</text:p>
          </table:table-cell>
          <table:table-cell table:formula="of:=DEC2HEX(16751208+[.A82])" office:value-type="string" office:string-value="FF9AB8" calcext:value-type="string">
            <text:p>FF9AB8</text:p>
          </table:table-cell>
          <table:table-cell table:number-columns-repeated="1012"/>
        </table:table-row>
        <table:table-row table:style-name="ro6">
          <table:table-cell office:value-type="float" office:value="81" calcext:value-type="float">
            <text:p>81</text:p>
          </table:table-cell>
          <table:table-cell table:formula="of:=DEC2HEX([.A83])" office:value-type="string" office:string-value="51" calcext:value-type="string">
            <text:p>51</text:p>
          </table:table-cell>
          <table:table-cell table:number-columns-repeated="2"/>
          <table:table-cell table:formula="of:=DEC2HEX(16749864+[.A83])" office:value-type="string" office:string-value="FF9579" calcext:value-type="string">
            <text:p>FF9579</text:p>
          </table:table-cell>
          <table:table-cell table:formula="of:=DEC2HEX(16750056+[.A83])" office:value-type="string" office:string-value="FF9639" calcext:value-type="string">
            <text:p>FF9639</text:p>
          </table:table-cell>
          <table:table-cell table:formula="of:=DEC2HEX(16750248+[.A83])" office:value-type="string" office:string-value="FF96F9" calcext:value-type="string">
            <text:p>FF96F9</text:p>
          </table:table-cell>
          <table:table-cell table:formula="of:=DEC2HEX(16750440+[.A83])" office:value-type="string" office:string-value="FF97B9" calcext:value-type="string">
            <text:p>FF97B9</text:p>
          </table:table-cell>
          <table:table-cell table:formula="of:=DEC2HEX(16750632+[.A83])" office:value-type="string" office:string-value="FF9879" calcext:value-type="string">
            <text:p>FF9879</text:p>
          </table:table-cell>
          <table:table-cell table:formula="of:=DEC2HEX(16750824+[.A83])" office:value-type="string" office:string-value="FF9939" calcext:value-type="string">
            <text:p>FF9939</text:p>
          </table:table-cell>
          <table:table-cell table:formula="of:=DEC2HEX(16751016+[.A83])" office:value-type="string" office:string-value="FF99F9" calcext:value-type="string">
            <text:p>FF99F9</text:p>
          </table:table-cell>
          <table:table-cell table:formula="of:=DEC2HEX(16751208+[.A83])" office:value-type="string" office:string-value="FF9AB9" calcext:value-type="string">
            <text:p>FF9AB9</text:p>
          </table:table-cell>
          <table:table-cell table:number-columns-repeated="1012"/>
        </table:table-row>
        <table:table-row table:style-name="ro6">
          <table:table-cell office:value-type="float" office:value="82" calcext:value-type="float">
            <text:p>82</text:p>
          </table:table-cell>
          <table:table-cell table:formula="of:=DEC2HEX([.A84])" office:value-type="string" office:string-value="52" calcext:value-type="string">
            <text:p>52</text:p>
          </table:table-cell>
          <table:table-cell table:number-columns-repeated="2"/>
          <table:table-cell table:formula="of:=DEC2HEX(16749864+[.A84])" office:value-type="string" office:string-value="FF957A" calcext:value-type="string">
            <text:p>FF957A</text:p>
          </table:table-cell>
          <table:table-cell table:formula="of:=DEC2HEX(16750056+[.A84])" office:value-type="string" office:string-value="FF963A" calcext:value-type="string">
            <text:p>FF963A</text:p>
          </table:table-cell>
          <table:table-cell table:formula="of:=DEC2HEX(16750248+[.A84])" office:value-type="string" office:string-value="FF96FA" calcext:value-type="string">
            <text:p>FF96FA</text:p>
          </table:table-cell>
          <table:table-cell table:formula="of:=DEC2HEX(16750440+[.A84])" office:value-type="string" office:string-value="FF97BA" calcext:value-type="string">
            <text:p>FF97BA</text:p>
          </table:table-cell>
          <table:table-cell table:formula="of:=DEC2HEX(16750632+[.A84])" office:value-type="string" office:string-value="FF987A" calcext:value-type="string">
            <text:p>FF987A</text:p>
          </table:table-cell>
          <table:table-cell table:formula="of:=DEC2HEX(16750824+[.A84])" office:value-type="string" office:string-value="FF993A" calcext:value-type="string">
            <text:p>FF993A</text:p>
          </table:table-cell>
          <table:table-cell table:formula="of:=DEC2HEX(16751016+[.A84])" office:value-type="string" office:string-value="FF99FA" calcext:value-type="string">
            <text:p>FF99FA</text:p>
          </table:table-cell>
          <table:table-cell table:formula="of:=DEC2HEX(16751208+[.A84])" office:value-type="string" office:string-value="FF9ABA" calcext:value-type="string">
            <text:p>FF9ABA</text:p>
          </table:table-cell>
          <table:table-cell table:number-columns-repeated="1012"/>
        </table:table-row>
        <table:table-row table:style-name="ro6">
          <table:table-cell office:value-type="float" office:value="83" calcext:value-type="float">
            <text:p>83</text:p>
          </table:table-cell>
          <table:table-cell table:formula="of:=DEC2HEX([.A85])" office:value-type="string" office:string-value="53" calcext:value-type="string">
            <text:p>53</text:p>
          </table:table-cell>
          <table:table-cell table:number-columns-repeated="2"/>
          <table:table-cell table:formula="of:=DEC2HEX(16749864+[.A85])" office:value-type="string" office:string-value="FF957B" calcext:value-type="string">
            <text:p>FF957B</text:p>
          </table:table-cell>
          <table:table-cell table:formula="of:=DEC2HEX(16750056+[.A85])" office:value-type="string" office:string-value="FF963B" calcext:value-type="string">
            <text:p>FF963B</text:p>
          </table:table-cell>
          <table:table-cell table:formula="of:=DEC2HEX(16750248+[.A85])" office:value-type="string" office:string-value="FF96FB" calcext:value-type="string">
            <text:p>FF96FB</text:p>
          </table:table-cell>
          <table:table-cell table:formula="of:=DEC2HEX(16750440+[.A85])" office:value-type="string" office:string-value="FF97BB" calcext:value-type="string">
            <text:p>FF97BB</text:p>
          </table:table-cell>
          <table:table-cell table:formula="of:=DEC2HEX(16750632+[.A85])" office:value-type="string" office:string-value="FF987B" calcext:value-type="string">
            <text:p>FF987B</text:p>
          </table:table-cell>
          <table:table-cell table:formula="of:=DEC2HEX(16750824+[.A85])" office:value-type="string" office:string-value="FF993B" calcext:value-type="string">
            <text:p>FF993B</text:p>
          </table:table-cell>
          <table:table-cell table:formula="of:=DEC2HEX(16751016+[.A85])" office:value-type="string" office:string-value="FF99FB" calcext:value-type="string">
            <text:p>FF99FB</text:p>
          </table:table-cell>
          <table:table-cell table:formula="of:=DEC2HEX(16751208+[.A85])" office:value-type="string" office:string-value="FF9ABB" calcext:value-type="string">
            <text:p>FF9ABB</text:p>
          </table:table-cell>
          <table:table-cell table:number-columns-repeated="1012"/>
        </table:table-row>
        <table:table-row table:style-name="ro6">
          <table:table-cell office:value-type="float" office:value="84" calcext:value-type="float">
            <text:p>84</text:p>
          </table:table-cell>
          <table:table-cell table:formula="of:=DEC2HEX([.A86])" office:value-type="string" office:string-value="54" calcext:value-type="string">
            <text:p>54</text:p>
          </table:table-cell>
          <table:table-cell table:number-columns-repeated="2"/>
          <table:table-cell table:formula="of:=DEC2HEX(16749864+[.A86])" office:value-type="string" office:string-value="FF957C" calcext:value-type="string">
            <text:p>FF957C</text:p>
          </table:table-cell>
          <table:table-cell table:formula="of:=DEC2HEX(16750056+[.A86])" office:value-type="string" office:string-value="FF963C" calcext:value-type="string">
            <text:p>FF963C</text:p>
          </table:table-cell>
          <table:table-cell table:formula="of:=DEC2HEX(16750248+[.A86])" office:value-type="string" office:string-value="FF96FC" calcext:value-type="string">
            <text:p>FF96FC</text:p>
          </table:table-cell>
          <table:table-cell table:formula="of:=DEC2HEX(16750440+[.A86])" office:value-type="string" office:string-value="FF97BC" calcext:value-type="string">
            <text:p>FF97BC</text:p>
          </table:table-cell>
          <table:table-cell table:formula="of:=DEC2HEX(16750632+[.A86])" office:value-type="string" office:string-value="FF987C" calcext:value-type="string">
            <text:p>FF987C</text:p>
          </table:table-cell>
          <table:table-cell table:formula="of:=DEC2HEX(16750824+[.A86])" office:value-type="string" office:string-value="FF993C" calcext:value-type="string">
            <text:p>FF993C</text:p>
          </table:table-cell>
          <table:table-cell table:formula="of:=DEC2HEX(16751016+[.A86])" office:value-type="string" office:string-value="FF99FC" calcext:value-type="string">
            <text:p>FF99FC</text:p>
          </table:table-cell>
          <table:table-cell table:formula="of:=DEC2HEX(16751208+[.A86])" office:value-type="string" office:string-value="FF9ABC" calcext:value-type="string">
            <text:p>FF9ABC</text:p>
          </table:table-cell>
          <table:table-cell table:number-columns-repeated="1012"/>
        </table:table-row>
        <table:table-row table:style-name="ro6">
          <table:table-cell office:value-type="float" office:value="85" calcext:value-type="float">
            <text:p>85</text:p>
          </table:table-cell>
          <table:table-cell table:formula="of:=DEC2HEX([.A87])" office:value-type="string" office:string-value="55" calcext:value-type="string">
            <text:p>55</text:p>
          </table:table-cell>
          <table:table-cell table:number-columns-repeated="2"/>
          <table:table-cell table:formula="of:=DEC2HEX(16749864+[.A87])" office:value-type="string" office:string-value="FF957D" calcext:value-type="string">
            <text:p>FF957D</text:p>
          </table:table-cell>
          <table:table-cell table:formula="of:=DEC2HEX(16750056+[.A87])" office:value-type="string" office:string-value="FF963D" calcext:value-type="string">
            <text:p>FF963D</text:p>
          </table:table-cell>
          <table:table-cell table:formula="of:=DEC2HEX(16750248+[.A87])" office:value-type="string" office:string-value="FF96FD" calcext:value-type="string">
            <text:p>FF96FD</text:p>
          </table:table-cell>
          <table:table-cell table:formula="of:=DEC2HEX(16750440+[.A87])" office:value-type="string" office:string-value="FF97BD" calcext:value-type="string">
            <text:p>FF97BD</text:p>
          </table:table-cell>
          <table:table-cell table:formula="of:=DEC2HEX(16750632+[.A87])" office:value-type="string" office:string-value="FF987D" calcext:value-type="string">
            <text:p>FF987D</text:p>
          </table:table-cell>
          <table:table-cell table:formula="of:=DEC2HEX(16750824+[.A87])" office:value-type="string" office:string-value="FF993D" calcext:value-type="string">
            <text:p>FF993D</text:p>
          </table:table-cell>
          <table:table-cell table:formula="of:=DEC2HEX(16751016+[.A87])" office:value-type="string" office:string-value="FF99FD" calcext:value-type="string">
            <text:p>FF99FD</text:p>
          </table:table-cell>
          <table:table-cell table:formula="of:=DEC2HEX(16751208+[.A87])" office:value-type="string" office:string-value="FF9ABD" calcext:value-type="string">
            <text:p>FF9ABD</text:p>
          </table:table-cell>
          <table:table-cell table:number-columns-repeated="1012"/>
        </table:table-row>
        <table:table-row table:style-name="ro6">
          <table:table-cell office:value-type="float" office:value="86" calcext:value-type="float">
            <text:p>86</text:p>
          </table:table-cell>
          <table:table-cell table:formula="of:=DEC2HEX([.A88])" office:value-type="string" office:string-value="56" calcext:value-type="string">
            <text:p>56</text:p>
          </table:table-cell>
          <table:table-cell table:number-columns-repeated="2"/>
          <table:table-cell table:formula="of:=DEC2HEX(16749864+[.A88])" office:value-type="string" office:string-value="FF957E" calcext:value-type="string">
            <text:p>FF957E</text:p>
          </table:table-cell>
          <table:table-cell table:formula="of:=DEC2HEX(16750056+[.A88])" office:value-type="string" office:string-value="FF963E" calcext:value-type="string">
            <text:p>FF963E</text:p>
          </table:table-cell>
          <table:table-cell table:formula="of:=DEC2HEX(16750248+[.A88])" office:value-type="string" office:string-value="FF96FE" calcext:value-type="string">
            <text:p>FF96FE</text:p>
          </table:table-cell>
          <table:table-cell table:formula="of:=DEC2HEX(16750440+[.A88])" office:value-type="string" office:string-value="FF97BE" calcext:value-type="string">
            <text:p>FF97BE</text:p>
          </table:table-cell>
          <table:table-cell table:formula="of:=DEC2HEX(16750632+[.A88])" office:value-type="string" office:string-value="FF987E" calcext:value-type="string">
            <text:p>FF987E</text:p>
          </table:table-cell>
          <table:table-cell table:formula="of:=DEC2HEX(16750824+[.A88])" office:value-type="string" office:string-value="FF993E" calcext:value-type="string">
            <text:p>FF993E</text:p>
          </table:table-cell>
          <table:table-cell table:formula="of:=DEC2HEX(16751016+[.A88])" office:value-type="string" office:string-value="FF99FE" calcext:value-type="string">
            <text:p>FF99FE</text:p>
          </table:table-cell>
          <table:table-cell table:formula="of:=DEC2HEX(16751208+[.A88])" office:value-type="string" office:string-value="FF9ABE" calcext:value-type="string">
            <text:p>FF9ABE</text:p>
          </table:table-cell>
          <table:table-cell table:number-columns-repeated="1012"/>
        </table:table-row>
        <table:table-row table:style-name="ro6">
          <table:table-cell office:value-type="float" office:value="87" calcext:value-type="float">
            <text:p>87</text:p>
          </table:table-cell>
          <table:table-cell table:formula="of:=DEC2HEX([.A89])" office:value-type="string" office:string-value="57" calcext:value-type="string">
            <text:p>57</text:p>
          </table:table-cell>
          <table:table-cell table:number-columns-repeated="2"/>
          <table:table-cell table:formula="of:=DEC2HEX(16749864+[.A89])" office:value-type="string" office:string-value="FF957F" calcext:value-type="string">
            <text:p>FF957F</text:p>
          </table:table-cell>
          <table:table-cell table:formula="of:=DEC2HEX(16750056+[.A89])" office:value-type="string" office:string-value="FF963F" calcext:value-type="string">
            <text:p>FF963F</text:p>
          </table:table-cell>
          <table:table-cell table:formula="of:=DEC2HEX(16750248+[.A89])" office:value-type="string" office:string-value="FF96FF" calcext:value-type="string">
            <text:p>FF96FF</text:p>
          </table:table-cell>
          <table:table-cell table:formula="of:=DEC2HEX(16750440+[.A89])" office:value-type="string" office:string-value="FF97BF" calcext:value-type="string">
            <text:p>FF97BF</text:p>
          </table:table-cell>
          <table:table-cell table:formula="of:=DEC2HEX(16750632+[.A89])" office:value-type="string" office:string-value="FF987F" calcext:value-type="string">
            <text:p>FF987F</text:p>
          </table:table-cell>
          <table:table-cell table:formula="of:=DEC2HEX(16750824+[.A89])" office:value-type="string" office:string-value="FF993F" calcext:value-type="string">
            <text:p>FF993F</text:p>
          </table:table-cell>
          <table:table-cell table:formula="of:=DEC2HEX(16751016+[.A89])" office:value-type="string" office:string-value="FF99FF" calcext:value-type="string">
            <text:p>FF99FF</text:p>
          </table:table-cell>
          <table:table-cell table:formula="of:=DEC2HEX(16751208+[.A89])" office:value-type="string" office:string-value="FF9ABF" calcext:value-type="string">
            <text:p>FF9ABF</text:p>
          </table:table-cell>
          <table:table-cell table:number-columns-repeated="1012"/>
        </table:table-row>
        <table:table-row table:style-name="ro6">
          <table:table-cell office:value-type="float" office:value="88" calcext:value-type="float">
            <text:p>88</text:p>
          </table:table-cell>
          <table:table-cell table:formula="of:=DEC2HEX([.A90])" office:value-type="string" office:string-value="58" calcext:value-type="string">
            <text:p>58</text:p>
          </table:table-cell>
          <table:table-cell table:number-columns-repeated="2"/>
          <table:table-cell table:formula="of:=DEC2HEX(16749864+[.A90])" office:value-type="string" office:string-value="FF9580" calcext:value-type="string">
            <text:p>FF9580</text:p>
          </table:table-cell>
          <table:table-cell table:formula="of:=DEC2HEX(16750056+[.A90])" office:value-type="string" office:string-value="FF9640" calcext:value-type="string">
            <text:p>FF9640</text:p>
          </table:table-cell>
          <table:table-cell table:formula="of:=DEC2HEX(16750248+[.A90])" office:value-type="string" office:string-value="FF9700" calcext:value-type="string">
            <text:p>FF9700</text:p>
          </table:table-cell>
          <table:table-cell table:formula="of:=DEC2HEX(16750440+[.A90])" office:value-type="string" office:string-value="FF97C0" calcext:value-type="string">
            <text:p>FF97C0</text:p>
          </table:table-cell>
          <table:table-cell table:formula="of:=DEC2HEX(16750632+[.A90])" office:value-type="string" office:string-value="FF9880" calcext:value-type="string">
            <text:p>FF9880</text:p>
          </table:table-cell>
          <table:table-cell table:formula="of:=DEC2HEX(16750824+[.A90])" office:value-type="string" office:string-value="FF9940" calcext:value-type="string">
            <text:p>FF9940</text:p>
          </table:table-cell>
          <table:table-cell table:formula="of:=DEC2HEX(16751016+[.A90])" office:value-type="string" office:string-value="FF9A00" calcext:value-type="string">
            <text:p>FF9A00</text:p>
          </table:table-cell>
          <table:table-cell table:formula="of:=DEC2HEX(16751208+[.A90])" office:value-type="string" office:string-value="FF9AC0" calcext:value-type="string">
            <text:p>FF9AC0</text:p>
          </table:table-cell>
          <table:table-cell table:number-columns-repeated="1012"/>
        </table:table-row>
        <table:table-row table:style-name="ro6">
          <table:table-cell office:value-type="float" office:value="89" calcext:value-type="float">
            <text:p>89</text:p>
          </table:table-cell>
          <table:table-cell table:formula="of:=DEC2HEX([.A91])" office:value-type="string" office:string-value="59" calcext:value-type="string">
            <text:p>59</text:p>
          </table:table-cell>
          <table:table-cell table:number-columns-repeated="2"/>
          <table:table-cell table:formula="of:=DEC2HEX(16749864+[.A91])" office:value-type="string" office:string-value="FF9581" calcext:value-type="string">
            <text:p>FF9581</text:p>
          </table:table-cell>
          <table:table-cell table:formula="of:=DEC2HEX(16750056+[.A91])" office:value-type="string" office:string-value="FF9641" calcext:value-type="string">
            <text:p>FF9641</text:p>
          </table:table-cell>
          <table:table-cell table:formula="of:=DEC2HEX(16750248+[.A91])" office:value-type="string" office:string-value="FF9701" calcext:value-type="string">
            <text:p>FF9701</text:p>
          </table:table-cell>
          <table:table-cell table:formula="of:=DEC2HEX(16750440+[.A91])" office:value-type="string" office:string-value="FF97C1" calcext:value-type="string">
            <text:p>FF97C1</text:p>
          </table:table-cell>
          <table:table-cell table:formula="of:=DEC2HEX(16750632+[.A91])" office:value-type="string" office:string-value="FF9881" calcext:value-type="string">
            <text:p>FF9881</text:p>
          </table:table-cell>
          <table:table-cell table:formula="of:=DEC2HEX(16750824+[.A91])" office:value-type="string" office:string-value="FF9941" calcext:value-type="string">
            <text:p>FF9941</text:p>
          </table:table-cell>
          <table:table-cell table:formula="of:=DEC2HEX(16751016+[.A91])" office:value-type="string" office:string-value="FF9A01" calcext:value-type="string">
            <text:p>FF9A01</text:p>
          </table:table-cell>
          <table:table-cell table:formula="of:=DEC2HEX(16751208+[.A91])" office:value-type="string" office:string-value="FF9AC1" calcext:value-type="string">
            <text:p>FF9AC1</text:p>
          </table:table-cell>
          <table:table-cell table:number-columns-repeated="1012"/>
        </table:table-row>
        <table:table-row table:style-name="ro6">
          <table:table-cell office:value-type="float" office:value="90" calcext:value-type="float">
            <text:p>90</text:p>
          </table:table-cell>
          <table:table-cell table:formula="of:=DEC2HEX([.A92])" office:value-type="string" office:string-value="5A" calcext:value-type="string">
            <text:p>5A</text:p>
          </table:table-cell>
          <table:table-cell table:number-columns-repeated="2"/>
          <table:table-cell table:formula="of:=DEC2HEX(16749864+[.A92])" office:value-type="string" office:string-value="FF9582" calcext:value-type="string">
            <text:p>FF9582</text:p>
          </table:table-cell>
          <table:table-cell table:formula="of:=DEC2HEX(16750056+[.A92])" office:value-type="string" office:string-value="FF9642" calcext:value-type="string">
            <text:p>FF9642</text:p>
          </table:table-cell>
          <table:table-cell table:formula="of:=DEC2HEX(16750248+[.A92])" office:value-type="string" office:string-value="FF9702" calcext:value-type="string">
            <text:p>FF9702</text:p>
          </table:table-cell>
          <table:table-cell table:formula="of:=DEC2HEX(16750440+[.A92])" office:value-type="string" office:string-value="FF97C2" calcext:value-type="string">
            <text:p>FF97C2</text:p>
          </table:table-cell>
          <table:table-cell table:formula="of:=DEC2HEX(16750632+[.A92])" office:value-type="string" office:string-value="FF9882" calcext:value-type="string">
            <text:p>FF9882</text:p>
          </table:table-cell>
          <table:table-cell table:formula="of:=DEC2HEX(16750824+[.A92])" office:value-type="string" office:string-value="FF9942" calcext:value-type="string">
            <text:p>FF9942</text:p>
          </table:table-cell>
          <table:table-cell table:formula="of:=DEC2HEX(16751016+[.A92])" office:value-type="string" office:string-value="FF9A02" calcext:value-type="string">
            <text:p>FF9A02</text:p>
          </table:table-cell>
          <table:table-cell table:formula="of:=DEC2HEX(16751208+[.A92])" office:value-type="string" office:string-value="FF9AC2" calcext:value-type="string">
            <text:p>FF9AC2</text:p>
          </table:table-cell>
          <table:table-cell table:number-columns-repeated="1012"/>
        </table:table-row>
        <table:table-row table:style-name="ro6">
          <table:table-cell office:value-type="float" office:value="91" calcext:value-type="float">
            <text:p>91</text:p>
          </table:table-cell>
          <table:table-cell table:formula="of:=DEC2HEX([.A93])" office:value-type="string" office:string-value="5B" calcext:value-type="string">
            <text:p>5B</text:p>
          </table:table-cell>
          <table:table-cell table:number-columns-repeated="2"/>
          <table:table-cell table:formula="of:=DEC2HEX(16749864+[.A93])" office:value-type="string" office:string-value="FF9583" calcext:value-type="string">
            <text:p>FF9583</text:p>
          </table:table-cell>
          <table:table-cell table:formula="of:=DEC2HEX(16750056+[.A93])" office:value-type="string" office:string-value="FF9643" calcext:value-type="string">
            <text:p>FF9643</text:p>
          </table:table-cell>
          <table:table-cell table:formula="of:=DEC2HEX(16750248+[.A93])" office:value-type="string" office:string-value="FF9703" calcext:value-type="string">
            <text:p>FF9703</text:p>
          </table:table-cell>
          <table:table-cell table:formula="of:=DEC2HEX(16750440+[.A93])" office:value-type="string" office:string-value="FF97C3" calcext:value-type="string">
            <text:p>FF97C3</text:p>
          </table:table-cell>
          <table:table-cell table:formula="of:=DEC2HEX(16750632+[.A93])" office:value-type="string" office:string-value="FF9883" calcext:value-type="string">
            <text:p>FF9883</text:p>
          </table:table-cell>
          <table:table-cell table:formula="of:=DEC2HEX(16750824+[.A93])" office:value-type="string" office:string-value="FF9943" calcext:value-type="string">
            <text:p>FF9943</text:p>
          </table:table-cell>
          <table:table-cell table:formula="of:=DEC2HEX(16751016+[.A93])" office:value-type="string" office:string-value="FF9A03" calcext:value-type="string">
            <text:p>FF9A03</text:p>
          </table:table-cell>
          <table:table-cell table:formula="of:=DEC2HEX(16751208+[.A93])" office:value-type="string" office:string-value="FF9AC3" calcext:value-type="string">
            <text:p>FF9AC3</text:p>
          </table:table-cell>
          <table:table-cell table:number-columns-repeated="1012"/>
        </table:table-row>
        <table:table-row table:style-name="ro6">
          <table:table-cell office:value-type="float" office:value="92" calcext:value-type="float">
            <text:p>92</text:p>
          </table:table-cell>
          <table:table-cell table:formula="of:=DEC2HEX([.A94])" office:value-type="string" office:string-value="5C" calcext:value-type="string">
            <text:p>5C</text:p>
          </table:table-cell>
          <table:table-cell table:number-columns-repeated="2"/>
          <table:table-cell table:formula="of:=DEC2HEX(16749864+[.A94])" office:value-type="string" office:string-value="FF9584" calcext:value-type="string">
            <text:p>FF9584</text:p>
          </table:table-cell>
          <table:table-cell table:formula="of:=DEC2HEX(16750056+[.A94])" office:value-type="string" office:string-value="FF9644" calcext:value-type="string">
            <text:p>FF9644</text:p>
          </table:table-cell>
          <table:table-cell table:formula="of:=DEC2HEX(16750248+[.A94])" office:value-type="string" office:string-value="FF9704" calcext:value-type="string">
            <text:p>FF9704</text:p>
          </table:table-cell>
          <table:table-cell table:formula="of:=DEC2HEX(16750440+[.A94])" office:value-type="string" office:string-value="FF97C4" calcext:value-type="string">
            <text:p>FF97C4</text:p>
          </table:table-cell>
          <table:table-cell table:formula="of:=DEC2HEX(16750632+[.A94])" office:value-type="string" office:string-value="FF9884" calcext:value-type="string">
            <text:p>FF9884</text:p>
          </table:table-cell>
          <table:table-cell table:formula="of:=DEC2HEX(16750824+[.A94])" office:value-type="string" office:string-value="FF9944" calcext:value-type="string">
            <text:p>FF9944</text:p>
          </table:table-cell>
          <table:table-cell table:formula="of:=DEC2HEX(16751016+[.A94])" office:value-type="string" office:string-value="FF9A04" calcext:value-type="string">
            <text:p>FF9A04</text:p>
          </table:table-cell>
          <table:table-cell table:formula="of:=DEC2HEX(16751208+[.A94])" office:value-type="string" office:string-value="FF9AC4" calcext:value-type="string">
            <text:p>FF9AC4</text:p>
          </table:table-cell>
          <table:table-cell table:number-columns-repeated="1012"/>
        </table:table-row>
        <table:table-row table:style-name="ro6">
          <table:table-cell office:value-type="float" office:value="93" calcext:value-type="float">
            <text:p>93</text:p>
          </table:table-cell>
          <table:table-cell table:formula="of:=DEC2HEX([.A95])" office:value-type="string" office:string-value="5D" calcext:value-type="string">
            <text:p>5D</text:p>
          </table:table-cell>
          <table:table-cell table:number-columns-repeated="2"/>
          <table:table-cell table:formula="of:=DEC2HEX(16749864+[.A95])" office:value-type="string" office:string-value="FF9585" calcext:value-type="string">
            <text:p>FF9585</text:p>
          </table:table-cell>
          <table:table-cell table:formula="of:=DEC2HEX(16750056+[.A95])" office:value-type="string" office:string-value="FF9645" calcext:value-type="string">
            <text:p>FF9645</text:p>
          </table:table-cell>
          <table:table-cell table:formula="of:=DEC2HEX(16750248+[.A95])" office:value-type="string" office:string-value="FF9705" calcext:value-type="string">
            <text:p>FF9705</text:p>
          </table:table-cell>
          <table:table-cell table:formula="of:=DEC2HEX(16750440+[.A95])" office:value-type="string" office:string-value="FF97C5" calcext:value-type="string">
            <text:p>FF97C5</text:p>
          </table:table-cell>
          <table:table-cell table:formula="of:=DEC2HEX(16750632+[.A95])" office:value-type="string" office:string-value="FF9885" calcext:value-type="string">
            <text:p>FF9885</text:p>
          </table:table-cell>
          <table:table-cell table:formula="of:=DEC2HEX(16750824+[.A95])" office:value-type="string" office:string-value="FF9945" calcext:value-type="string">
            <text:p>FF9945</text:p>
          </table:table-cell>
          <table:table-cell table:formula="of:=DEC2HEX(16751016+[.A95])" office:value-type="string" office:string-value="FF9A05" calcext:value-type="string">
            <text:p>FF9A05</text:p>
          </table:table-cell>
          <table:table-cell table:formula="of:=DEC2HEX(16751208+[.A95])" office:value-type="string" office:string-value="FF9AC5" calcext:value-type="string">
            <text:p>FF9AC5</text:p>
          </table:table-cell>
          <table:table-cell table:number-columns-repeated="1012"/>
        </table:table-row>
        <table:table-row table:style-name="ro6">
          <table:table-cell office:value-type="float" office:value="94" calcext:value-type="float">
            <text:p>94</text:p>
          </table:table-cell>
          <table:table-cell table:formula="of:=DEC2HEX([.A96])" office:value-type="string" office:string-value="5E" calcext:value-type="string">
            <text:p>5E</text:p>
          </table:table-cell>
          <table:table-cell table:number-columns-repeated="2"/>
          <table:table-cell table:formula="of:=DEC2HEX(16749864+[.A96])" office:value-type="string" office:string-value="FF9586" calcext:value-type="string">
            <text:p>FF9586</text:p>
          </table:table-cell>
          <table:table-cell table:formula="of:=DEC2HEX(16750056+[.A96])" office:value-type="string" office:string-value="FF9646" calcext:value-type="string">
            <text:p>FF9646</text:p>
          </table:table-cell>
          <table:table-cell table:formula="of:=DEC2HEX(16750248+[.A96])" office:value-type="string" office:string-value="FF9706" calcext:value-type="string">
            <text:p>FF9706</text:p>
          </table:table-cell>
          <table:table-cell table:formula="of:=DEC2HEX(16750440+[.A96])" office:value-type="string" office:string-value="FF97C6" calcext:value-type="string">
            <text:p>FF97C6</text:p>
          </table:table-cell>
          <table:table-cell table:formula="of:=DEC2HEX(16750632+[.A96])" office:value-type="string" office:string-value="FF9886" calcext:value-type="string">
            <text:p>FF9886</text:p>
          </table:table-cell>
          <table:table-cell table:formula="of:=DEC2HEX(16750824+[.A96])" office:value-type="string" office:string-value="FF9946" calcext:value-type="string">
            <text:p>FF9946</text:p>
          </table:table-cell>
          <table:table-cell table:formula="of:=DEC2HEX(16751016+[.A96])" office:value-type="string" office:string-value="FF9A06" calcext:value-type="string">
            <text:p>FF9A06</text:p>
          </table:table-cell>
          <table:table-cell table:formula="of:=DEC2HEX(16751208+[.A96])" office:value-type="string" office:string-value="FF9AC6" calcext:value-type="string">
            <text:p>FF9AC6</text:p>
          </table:table-cell>
          <table:table-cell table:number-columns-repeated="1012"/>
        </table:table-row>
        <table:table-row table:style-name="ro6">
          <table:table-cell office:value-type="float" office:value="95" calcext:value-type="float">
            <text:p>95</text:p>
          </table:table-cell>
          <table:table-cell table:formula="of:=DEC2HEX([.A97])" office:value-type="string" office:string-value="5F" calcext:value-type="string">
            <text:p>5F</text:p>
          </table:table-cell>
          <table:table-cell table:number-columns-repeated="2"/>
          <table:table-cell table:formula="of:=DEC2HEX(16749864+[.A97])" office:value-type="string" office:string-value="FF9587" calcext:value-type="string">
            <text:p>FF9587</text:p>
          </table:table-cell>
          <table:table-cell table:formula="of:=DEC2HEX(16750056+[.A97])" office:value-type="string" office:string-value="FF9647" calcext:value-type="string">
            <text:p>FF9647</text:p>
          </table:table-cell>
          <table:table-cell table:formula="of:=DEC2HEX(16750248+[.A97])" office:value-type="string" office:string-value="FF9707" calcext:value-type="string">
            <text:p>FF9707</text:p>
          </table:table-cell>
          <table:table-cell table:formula="of:=DEC2HEX(16750440+[.A97])" office:value-type="string" office:string-value="FF97C7" calcext:value-type="string">
            <text:p>FF97C7</text:p>
          </table:table-cell>
          <table:table-cell table:formula="of:=DEC2HEX(16750632+[.A97])" office:value-type="string" office:string-value="FF9887" calcext:value-type="string">
            <text:p>FF9887</text:p>
          </table:table-cell>
          <table:table-cell table:formula="of:=DEC2HEX(16750824+[.A97])" office:value-type="string" office:string-value="FF9947" calcext:value-type="string">
            <text:p>FF9947</text:p>
          </table:table-cell>
          <table:table-cell table:formula="of:=DEC2HEX(16751016+[.A97])" office:value-type="string" office:string-value="FF9A07" calcext:value-type="string">
            <text:p>FF9A07</text:p>
          </table:table-cell>
          <table:table-cell table:formula="of:=DEC2HEX(16751208+[.A97])" office:value-type="string" office:string-value="FF9AC7" calcext:value-type="string">
            <text:p>FF9AC7</text:p>
          </table:table-cell>
          <table:table-cell table:number-columns-repeated="1012"/>
        </table:table-row>
        <table:table-row table:style-name="ro6">
          <table:table-cell office:value-type="float" office:value="96" calcext:value-type="float">
            <text:p>96</text:p>
          </table:table-cell>
          <table:table-cell table:formula="of:=DEC2HEX([.A98])" office:value-type="string" office:string-value="60" calcext:value-type="string">
            <text:p>60</text:p>
          </table:table-cell>
          <table:table-cell table:number-columns-repeated="2"/>
          <table:table-cell table:formula="of:=DEC2HEX(16749864+[.A98])" office:value-type="string" office:string-value="FF9588" calcext:value-type="string">
            <text:p>FF9588</text:p>
          </table:table-cell>
          <table:table-cell table:formula="of:=DEC2HEX(16750056+[.A98])" office:value-type="string" office:string-value="FF9648" calcext:value-type="string">
            <text:p>FF9648</text:p>
          </table:table-cell>
          <table:table-cell table:formula="of:=DEC2HEX(16750248+[.A98])" office:value-type="string" office:string-value="FF9708" calcext:value-type="string">
            <text:p>FF9708</text:p>
          </table:table-cell>
          <table:table-cell table:formula="of:=DEC2HEX(16750440+[.A98])" office:value-type="string" office:string-value="FF97C8" calcext:value-type="string">
            <text:p>FF97C8</text:p>
          </table:table-cell>
          <table:table-cell table:formula="of:=DEC2HEX(16750632+[.A98])" office:value-type="string" office:string-value="FF9888" calcext:value-type="string">
            <text:p>FF9888</text:p>
          </table:table-cell>
          <table:table-cell table:formula="of:=DEC2HEX(16750824+[.A98])" office:value-type="string" office:string-value="FF9948" calcext:value-type="string">
            <text:p>FF9948</text:p>
          </table:table-cell>
          <table:table-cell table:formula="of:=DEC2HEX(16751016+[.A98])" office:value-type="string" office:string-value="FF9A08" calcext:value-type="string">
            <text:p>FF9A08</text:p>
          </table:table-cell>
          <table:table-cell table:formula="of:=DEC2HEX(16751208+[.A98])" office:value-type="string" office:string-value="FF9AC8" calcext:value-type="string">
            <text:p>FF9AC8</text:p>
          </table:table-cell>
          <table:table-cell table:number-columns-repeated="1012"/>
        </table:table-row>
        <table:table-row table:style-name="ro6">
          <table:table-cell office:value-type="float" office:value="97" calcext:value-type="float">
            <text:p>97</text:p>
          </table:table-cell>
          <table:table-cell table:formula="of:=DEC2HEX([.A99])" office:value-type="string" office:string-value="61" calcext:value-type="string">
            <text:p>61</text:p>
          </table:table-cell>
          <table:table-cell table:number-columns-repeated="2"/>
          <table:table-cell table:formula="of:=DEC2HEX(16749864+[.A99])" office:value-type="string" office:string-value="FF9589" calcext:value-type="string">
            <text:p>FF9589</text:p>
          </table:table-cell>
          <table:table-cell table:formula="of:=DEC2HEX(16750056+[.A99])" office:value-type="string" office:string-value="FF9649" calcext:value-type="string">
            <text:p>FF9649</text:p>
          </table:table-cell>
          <table:table-cell table:formula="of:=DEC2HEX(16750248+[.A99])" office:value-type="string" office:string-value="FF9709" calcext:value-type="string">
            <text:p>FF9709</text:p>
          </table:table-cell>
          <table:table-cell table:formula="of:=DEC2HEX(16750440+[.A99])" office:value-type="string" office:string-value="FF97C9" calcext:value-type="string">
            <text:p>FF97C9</text:p>
          </table:table-cell>
          <table:table-cell table:formula="of:=DEC2HEX(16750632+[.A99])" office:value-type="string" office:string-value="FF9889" calcext:value-type="string">
            <text:p>FF9889</text:p>
          </table:table-cell>
          <table:table-cell table:formula="of:=DEC2HEX(16750824+[.A99])" office:value-type="string" office:string-value="FF9949" calcext:value-type="string">
            <text:p>FF9949</text:p>
          </table:table-cell>
          <table:table-cell table:formula="of:=DEC2HEX(16751016+[.A99])" office:value-type="string" office:string-value="FF9A09" calcext:value-type="string">
            <text:p>FF9A09</text:p>
          </table:table-cell>
          <table:table-cell table:formula="of:=DEC2HEX(16751208+[.A99])" office:value-type="string" office:string-value="FF9AC9" calcext:value-type="string">
            <text:p>FF9AC9</text:p>
          </table:table-cell>
          <table:table-cell table:number-columns-repeated="1012"/>
        </table:table-row>
        <table:table-row table:style-name="ro6">
          <table:table-cell office:value-type="float" office:value="98" calcext:value-type="float">
            <text:p>98</text:p>
          </table:table-cell>
          <table:table-cell table:formula="of:=DEC2HEX([.A100])" office:value-type="string" office:string-value="62" calcext:value-type="string">
            <text:p>62</text:p>
          </table:table-cell>
          <table:table-cell table:number-columns-repeated="2"/>
          <table:table-cell table:formula="of:=DEC2HEX(16749864+[.A100])" office:value-type="string" office:string-value="FF958A" calcext:value-type="string">
            <text:p>FF958A</text:p>
          </table:table-cell>
          <table:table-cell table:formula="of:=DEC2HEX(16750056+[.A100])" office:value-type="string" office:string-value="FF964A" calcext:value-type="string">
            <text:p>FF964A</text:p>
          </table:table-cell>
          <table:table-cell table:formula="of:=DEC2HEX(16750248+[.A100])" office:value-type="string" office:string-value="FF970A" calcext:value-type="string">
            <text:p>FF970A</text:p>
          </table:table-cell>
          <table:table-cell table:formula="of:=DEC2HEX(16750440+[.A100])" office:value-type="string" office:string-value="FF97CA" calcext:value-type="string">
            <text:p>FF97CA</text:p>
          </table:table-cell>
          <table:table-cell table:formula="of:=DEC2HEX(16750632+[.A100])" office:value-type="string" office:string-value="FF988A" calcext:value-type="string">
            <text:p>FF988A</text:p>
          </table:table-cell>
          <table:table-cell table:formula="of:=DEC2HEX(16750824+[.A100])" office:value-type="string" office:string-value="FF994A" calcext:value-type="string">
            <text:p>FF994A</text:p>
          </table:table-cell>
          <table:table-cell table:formula="of:=DEC2HEX(16751016+[.A100])" office:value-type="string" office:string-value="FF9A0A" calcext:value-type="string">
            <text:p>FF9A0A</text:p>
          </table:table-cell>
          <table:table-cell table:formula="of:=DEC2HEX(16751208+[.A100])" office:value-type="string" office:string-value="FF9ACA" calcext:value-type="string">
            <text:p>FF9ACA</text:p>
          </table:table-cell>
          <table:table-cell table:number-columns-repeated="1012"/>
        </table:table-row>
        <table:table-row table:style-name="ro6">
          <table:table-cell office:value-type="float" office:value="99" calcext:value-type="float">
            <text:p>99</text:p>
          </table:table-cell>
          <table:table-cell table:formula="of:=DEC2HEX([.A101])" office:value-type="string" office:string-value="63" calcext:value-type="string">
            <text:p>63</text:p>
          </table:table-cell>
          <table:table-cell table:number-columns-repeated="2"/>
          <table:table-cell table:formula="of:=DEC2HEX(16749864+[.A101])" office:value-type="string" office:string-value="FF958B" calcext:value-type="string">
            <text:p>FF958B</text:p>
          </table:table-cell>
          <table:table-cell table:formula="of:=DEC2HEX(16750056+[.A101])" office:value-type="string" office:string-value="FF964B" calcext:value-type="string">
            <text:p>FF964B</text:p>
          </table:table-cell>
          <table:table-cell table:formula="of:=DEC2HEX(16750248+[.A101])" office:value-type="string" office:string-value="FF970B" calcext:value-type="string">
            <text:p>FF970B</text:p>
          </table:table-cell>
          <table:table-cell table:formula="of:=DEC2HEX(16750440+[.A101])" office:value-type="string" office:string-value="FF97CB" calcext:value-type="string">
            <text:p>FF97CB</text:p>
          </table:table-cell>
          <table:table-cell table:formula="of:=DEC2HEX(16750632+[.A101])" office:value-type="string" office:string-value="FF988B" calcext:value-type="string">
            <text:p>FF988B</text:p>
          </table:table-cell>
          <table:table-cell table:formula="of:=DEC2HEX(16750824+[.A101])" office:value-type="string" office:string-value="FF994B" calcext:value-type="string">
            <text:p>FF994B</text:p>
          </table:table-cell>
          <table:table-cell table:formula="of:=DEC2HEX(16751016+[.A101])" office:value-type="string" office:string-value="FF9A0B" calcext:value-type="string">
            <text:p>FF9A0B</text:p>
          </table:table-cell>
          <table:table-cell table:formula="of:=DEC2HEX(16751208+[.A101])" office:value-type="string" office:string-value="FF9ACB" calcext:value-type="string">
            <text:p>FF9ACB</text:p>
          </table:table-cell>
          <table:table-cell table:number-columns-repeated="1012"/>
        </table:table-row>
        <table:table-row table:style-name="ro6">
          <table:table-cell office:value-type="float" office:value="100" calcext:value-type="float">
            <text:p>100</text:p>
          </table:table-cell>
          <table:table-cell table:formula="of:=DEC2HEX([.A102])" office:value-type="string" office:string-value="64" calcext:value-type="string">
            <text:p>64</text:p>
          </table:table-cell>
          <table:table-cell table:number-columns-repeated="2"/>
          <table:table-cell table:formula="of:=DEC2HEX(16749864+[.A102])" office:value-type="string" office:string-value="FF958C" calcext:value-type="string">
            <text:p>FF958C</text:p>
          </table:table-cell>
          <table:table-cell table:formula="of:=DEC2HEX(16750056+[.A102])" office:value-type="string" office:string-value="FF964C" calcext:value-type="string">
            <text:p>FF964C</text:p>
          </table:table-cell>
          <table:table-cell table:formula="of:=DEC2HEX(16750248+[.A102])" office:value-type="string" office:string-value="FF970C" calcext:value-type="string">
            <text:p>FF970C</text:p>
          </table:table-cell>
          <table:table-cell table:formula="of:=DEC2HEX(16750440+[.A102])" office:value-type="string" office:string-value="FF97CC" calcext:value-type="string">
            <text:p>FF97CC</text:p>
          </table:table-cell>
          <table:table-cell table:formula="of:=DEC2HEX(16750632+[.A102])" office:value-type="string" office:string-value="FF988C" calcext:value-type="string">
            <text:p>FF988C</text:p>
          </table:table-cell>
          <table:table-cell table:formula="of:=DEC2HEX(16750824+[.A102])" office:value-type="string" office:string-value="FF994C" calcext:value-type="string">
            <text:p>FF994C</text:p>
          </table:table-cell>
          <table:table-cell table:formula="of:=DEC2HEX(16751016+[.A102])" office:value-type="string" office:string-value="FF9A0C" calcext:value-type="string">
            <text:p>FF9A0C</text:p>
          </table:table-cell>
          <table:table-cell table:formula="of:=DEC2HEX(16751208+[.A102])" office:value-type="string" office:string-value="FF9ACC" calcext:value-type="string">
            <text:p>FF9ACC</text:p>
          </table:table-cell>
          <table:table-cell table:number-columns-repeated="1012"/>
        </table:table-row>
        <table:table-row table:style-name="ro6">
          <table:table-cell office:value-type="float" office:value="101" calcext:value-type="float">
            <text:p>101</text:p>
          </table:table-cell>
          <table:table-cell table:formula="of:=DEC2HEX([.A103])" office:value-type="string" office:string-value="65" calcext:value-type="string">
            <text:p>65</text:p>
          </table:table-cell>
          <table:table-cell table:number-columns-repeated="2"/>
          <table:table-cell table:formula="of:=DEC2HEX(16749864+[.A103])" office:value-type="string" office:string-value="FF958D" calcext:value-type="string">
            <text:p>FF958D</text:p>
          </table:table-cell>
          <table:table-cell table:formula="of:=DEC2HEX(16750056+[.A103])" office:value-type="string" office:string-value="FF964D" calcext:value-type="string">
            <text:p>FF964D</text:p>
          </table:table-cell>
          <table:table-cell table:formula="of:=DEC2HEX(16750248+[.A103])" office:value-type="string" office:string-value="FF970D" calcext:value-type="string">
            <text:p>FF970D</text:p>
          </table:table-cell>
          <table:table-cell table:formula="of:=DEC2HEX(16750440+[.A103])" office:value-type="string" office:string-value="FF97CD" calcext:value-type="string">
            <text:p>FF97CD</text:p>
          </table:table-cell>
          <table:table-cell table:formula="of:=DEC2HEX(16750632+[.A103])" office:value-type="string" office:string-value="FF988D" calcext:value-type="string">
            <text:p>FF988D</text:p>
          </table:table-cell>
          <table:table-cell table:formula="of:=DEC2HEX(16750824+[.A103])" office:value-type="string" office:string-value="FF994D" calcext:value-type="string">
            <text:p>FF994D</text:p>
          </table:table-cell>
          <table:table-cell table:formula="of:=DEC2HEX(16751016+[.A103])" office:value-type="string" office:string-value="FF9A0D" calcext:value-type="string">
            <text:p>FF9A0D</text:p>
          </table:table-cell>
          <table:table-cell table:formula="of:=DEC2HEX(16751208+[.A103])" office:value-type="string" office:string-value="FF9ACD" calcext:value-type="string">
            <text:p>FF9ACD</text:p>
          </table:table-cell>
          <table:table-cell table:number-columns-repeated="1012"/>
        </table:table-row>
        <table:table-row table:style-name="ro6">
          <table:table-cell office:value-type="float" office:value="102" calcext:value-type="float">
            <text:p>102</text:p>
          </table:table-cell>
          <table:table-cell table:formula="of:=DEC2HEX([.A104])" office:value-type="string" office:string-value="66" calcext:value-type="string">
            <text:p>66</text:p>
          </table:table-cell>
          <table:table-cell table:number-columns-repeated="2"/>
          <table:table-cell table:formula="of:=DEC2HEX(16749864+[.A104])" office:value-type="string" office:string-value="FF958E" calcext:value-type="string">
            <text:p>FF958E</text:p>
          </table:table-cell>
          <table:table-cell table:formula="of:=DEC2HEX(16750056+[.A104])" office:value-type="string" office:string-value="FF964E" calcext:value-type="string">
            <text:p>FF964E</text:p>
          </table:table-cell>
          <table:table-cell table:formula="of:=DEC2HEX(16750248+[.A104])" office:value-type="string" office:string-value="FF970E" calcext:value-type="string">
            <text:p>FF970E</text:p>
          </table:table-cell>
          <table:table-cell table:formula="of:=DEC2HEX(16750440+[.A104])" office:value-type="string" office:string-value="FF97CE" calcext:value-type="string">
            <text:p>FF97CE</text:p>
          </table:table-cell>
          <table:table-cell table:formula="of:=DEC2HEX(16750632+[.A104])" office:value-type="string" office:string-value="FF988E" calcext:value-type="string">
            <text:p>FF988E</text:p>
          </table:table-cell>
          <table:table-cell table:formula="of:=DEC2HEX(16750824+[.A104])" office:value-type="string" office:string-value="FF994E" calcext:value-type="string">
            <text:p>FF994E</text:p>
          </table:table-cell>
          <table:table-cell table:formula="of:=DEC2HEX(16751016+[.A104])" office:value-type="string" office:string-value="FF9A0E" calcext:value-type="string">
            <text:p>FF9A0E</text:p>
          </table:table-cell>
          <table:table-cell table:formula="of:=DEC2HEX(16751208+[.A104])" office:value-type="string" office:string-value="FF9ACE" calcext:value-type="string">
            <text:p>FF9ACE</text:p>
          </table:table-cell>
          <table:table-cell table:number-columns-repeated="1012"/>
        </table:table-row>
        <table:table-row table:style-name="ro6">
          <table:table-cell office:value-type="float" office:value="103" calcext:value-type="float">
            <text:p>103</text:p>
          </table:table-cell>
          <table:table-cell table:formula="of:=DEC2HEX([.A105])" office:value-type="string" office:string-value="67" calcext:value-type="string">
            <text:p>67</text:p>
          </table:table-cell>
          <table:table-cell table:number-columns-repeated="2"/>
          <table:table-cell table:formula="of:=DEC2HEX(16749864+[.A105])" office:value-type="string" office:string-value="FF958F" calcext:value-type="string">
            <text:p>FF958F</text:p>
          </table:table-cell>
          <table:table-cell table:formula="of:=DEC2HEX(16750056+[.A105])" office:value-type="string" office:string-value="FF964F" calcext:value-type="string">
            <text:p>FF964F</text:p>
          </table:table-cell>
          <table:table-cell table:formula="of:=DEC2HEX(16750248+[.A105])" office:value-type="string" office:string-value="FF970F" calcext:value-type="string">
            <text:p>FF970F</text:p>
          </table:table-cell>
          <table:table-cell table:formula="of:=DEC2HEX(16750440+[.A105])" office:value-type="string" office:string-value="FF97CF" calcext:value-type="string">
            <text:p>FF97CF</text:p>
          </table:table-cell>
          <table:table-cell table:formula="of:=DEC2HEX(16750632+[.A105])" office:value-type="string" office:string-value="FF988F" calcext:value-type="string">
            <text:p>FF988F</text:p>
          </table:table-cell>
          <table:table-cell table:formula="of:=DEC2HEX(16750824+[.A105])" office:value-type="string" office:string-value="FF994F" calcext:value-type="string">
            <text:p>FF994F</text:p>
          </table:table-cell>
          <table:table-cell table:formula="of:=DEC2HEX(16751016+[.A105])" office:value-type="string" office:string-value="FF9A0F" calcext:value-type="string">
            <text:p>FF9A0F</text:p>
          </table:table-cell>
          <table:table-cell table:formula="of:=DEC2HEX(16751208+[.A105])" office:value-type="string" office:string-value="FF9ACF" calcext:value-type="string">
            <text:p>FF9ACF</text:p>
          </table:table-cell>
          <table:table-cell table:number-columns-repeated="1012"/>
        </table:table-row>
        <table:table-row table:style-name="ro6">
          <table:table-cell office:value-type="float" office:value="104" calcext:value-type="float">
            <text:p>104</text:p>
          </table:table-cell>
          <table:table-cell table:formula="of:=DEC2HEX([.A106])" office:value-type="string" office:string-value="68" calcext:value-type="string">
            <text:p>68</text:p>
          </table:table-cell>
          <table:table-cell table:number-columns-repeated="2"/>
          <table:table-cell table:formula="of:=DEC2HEX(16749864+[.A106])" office:value-type="string" office:string-value="FF9590" calcext:value-type="string">
            <text:p>FF9590</text:p>
          </table:table-cell>
          <table:table-cell table:formula="of:=DEC2HEX(16750056+[.A106])" office:value-type="string" office:string-value="FF9650" calcext:value-type="string">
            <text:p>FF9650</text:p>
          </table:table-cell>
          <table:table-cell table:formula="of:=DEC2HEX(16750248+[.A106])" office:value-type="string" office:string-value="FF9710" calcext:value-type="string">
            <text:p>FF9710</text:p>
          </table:table-cell>
          <table:table-cell table:formula="of:=DEC2HEX(16750440+[.A106])" office:value-type="string" office:string-value="FF97D0" calcext:value-type="string">
            <text:p>FF97D0</text:p>
          </table:table-cell>
          <table:table-cell table:formula="of:=DEC2HEX(16750632+[.A106])" office:value-type="string" office:string-value="FF9890" calcext:value-type="string">
            <text:p>FF9890</text:p>
          </table:table-cell>
          <table:table-cell table:formula="of:=DEC2HEX(16750824+[.A106])" office:value-type="string" office:string-value="FF9950" calcext:value-type="string">
            <text:p>FF9950</text:p>
          </table:table-cell>
          <table:table-cell table:formula="of:=DEC2HEX(16751016+[.A106])" office:value-type="string" office:string-value="FF9A10" calcext:value-type="string">
            <text:p>FF9A10</text:p>
          </table:table-cell>
          <table:table-cell table:formula="of:=DEC2HEX(16751208+[.A106])" office:value-type="string" office:string-value="FF9AD0" calcext:value-type="string">
            <text:p>FF9AD0</text:p>
          </table:table-cell>
          <table:table-cell table:number-columns-repeated="1012"/>
        </table:table-row>
        <table:table-row table:style-name="ro6">
          <table:table-cell office:value-type="float" office:value="105" calcext:value-type="float">
            <text:p>105</text:p>
          </table:table-cell>
          <table:table-cell table:formula="of:=DEC2HEX([.A107])" office:value-type="string" office:string-value="69" calcext:value-type="string">
            <text:p>69</text:p>
          </table:table-cell>
          <table:table-cell table:number-columns-repeated="2"/>
          <table:table-cell table:formula="of:=DEC2HEX(16749864+[.A107])" office:value-type="string" office:string-value="FF9591" calcext:value-type="string">
            <text:p>FF9591</text:p>
          </table:table-cell>
          <table:table-cell table:formula="of:=DEC2HEX(16750056+[.A107])" office:value-type="string" office:string-value="FF9651" calcext:value-type="string">
            <text:p>FF9651</text:p>
          </table:table-cell>
          <table:table-cell table:formula="of:=DEC2HEX(16750248+[.A107])" office:value-type="string" office:string-value="FF9711" calcext:value-type="string">
            <text:p>FF9711</text:p>
          </table:table-cell>
          <table:table-cell table:formula="of:=DEC2HEX(16750440+[.A107])" office:value-type="string" office:string-value="FF97D1" calcext:value-type="string">
            <text:p>FF97D1</text:p>
          </table:table-cell>
          <table:table-cell table:formula="of:=DEC2HEX(16750632+[.A107])" office:value-type="string" office:string-value="FF9891" calcext:value-type="string">
            <text:p>FF9891</text:p>
          </table:table-cell>
          <table:table-cell table:formula="of:=DEC2HEX(16750824+[.A107])" office:value-type="string" office:string-value="FF9951" calcext:value-type="string">
            <text:p>FF9951</text:p>
          </table:table-cell>
          <table:table-cell table:formula="of:=DEC2HEX(16751016+[.A107])" office:value-type="string" office:string-value="FF9A11" calcext:value-type="string">
            <text:p>FF9A11</text:p>
          </table:table-cell>
          <table:table-cell table:formula="of:=DEC2HEX(16751208+[.A107])" office:value-type="string" office:string-value="FF9AD1" calcext:value-type="string">
            <text:p>FF9AD1</text:p>
          </table:table-cell>
          <table:table-cell table:number-columns-repeated="1012"/>
        </table:table-row>
        <table:table-row table:style-name="ro6">
          <table:table-cell office:value-type="float" office:value="106" calcext:value-type="float">
            <text:p>106</text:p>
          </table:table-cell>
          <table:table-cell table:formula="of:=DEC2HEX([.A108])" office:value-type="string" office:string-value="6A" calcext:value-type="string">
            <text:p>6A</text:p>
          </table:table-cell>
          <table:table-cell table:number-columns-repeated="2"/>
          <table:table-cell table:formula="of:=DEC2HEX(16749864+[.A108])" office:value-type="string" office:string-value="FF9592" calcext:value-type="string">
            <text:p>FF9592</text:p>
          </table:table-cell>
          <table:table-cell table:formula="of:=DEC2HEX(16750056+[.A108])" office:value-type="string" office:string-value="FF9652" calcext:value-type="string">
            <text:p>FF9652</text:p>
          </table:table-cell>
          <table:table-cell table:formula="of:=DEC2HEX(16750248+[.A108])" office:value-type="string" office:string-value="FF9712" calcext:value-type="string">
            <text:p>FF9712</text:p>
          </table:table-cell>
          <table:table-cell table:formula="of:=DEC2HEX(16750440+[.A108])" office:value-type="string" office:string-value="FF97D2" calcext:value-type="string">
            <text:p>FF97D2</text:p>
          </table:table-cell>
          <table:table-cell table:formula="of:=DEC2HEX(16750632+[.A108])" office:value-type="string" office:string-value="FF9892" calcext:value-type="string">
            <text:p>FF9892</text:p>
          </table:table-cell>
          <table:table-cell table:formula="of:=DEC2HEX(16750824+[.A108])" office:value-type="string" office:string-value="FF9952" calcext:value-type="string">
            <text:p>FF9952</text:p>
          </table:table-cell>
          <table:table-cell table:formula="of:=DEC2HEX(16751016+[.A108])" office:value-type="string" office:string-value="FF9A12" calcext:value-type="string">
            <text:p>FF9A12</text:p>
          </table:table-cell>
          <table:table-cell table:formula="of:=DEC2HEX(16751208+[.A108])" office:value-type="string" office:string-value="FF9AD2" calcext:value-type="string">
            <text:p>FF9AD2</text:p>
          </table:table-cell>
          <table:table-cell table:number-columns-repeated="1012"/>
        </table:table-row>
        <table:table-row table:style-name="ro6">
          <table:table-cell office:value-type="float" office:value="107" calcext:value-type="float">
            <text:p>107</text:p>
          </table:table-cell>
          <table:table-cell table:formula="of:=DEC2HEX([.A109])" office:value-type="string" office:string-value="6B" calcext:value-type="string">
            <text:p>6B</text:p>
          </table:table-cell>
          <table:table-cell table:number-columns-repeated="2"/>
          <table:table-cell table:formula="of:=DEC2HEX(16749864+[.A109])" office:value-type="string" office:string-value="FF9593" calcext:value-type="string">
            <text:p>FF9593</text:p>
          </table:table-cell>
          <table:table-cell table:formula="of:=DEC2HEX(16750056+[.A109])" office:value-type="string" office:string-value="FF9653" calcext:value-type="string">
            <text:p>FF9653</text:p>
          </table:table-cell>
          <table:table-cell table:formula="of:=DEC2HEX(16750248+[.A109])" office:value-type="string" office:string-value="FF9713" calcext:value-type="string">
            <text:p>FF9713</text:p>
          </table:table-cell>
          <table:table-cell table:formula="of:=DEC2HEX(16750440+[.A109])" office:value-type="string" office:string-value="FF97D3" calcext:value-type="string">
            <text:p>FF97D3</text:p>
          </table:table-cell>
          <table:table-cell table:formula="of:=DEC2HEX(16750632+[.A109])" office:value-type="string" office:string-value="FF9893" calcext:value-type="string">
            <text:p>FF9893</text:p>
          </table:table-cell>
          <table:table-cell table:formula="of:=DEC2HEX(16750824+[.A109])" office:value-type="string" office:string-value="FF9953" calcext:value-type="string">
            <text:p>FF9953</text:p>
          </table:table-cell>
          <table:table-cell table:formula="of:=DEC2HEX(16751016+[.A109])" office:value-type="string" office:string-value="FF9A13" calcext:value-type="string">
            <text:p>FF9A13</text:p>
          </table:table-cell>
          <table:table-cell table:formula="of:=DEC2HEX(16751208+[.A109])" office:value-type="string" office:string-value="FF9AD3" calcext:value-type="string">
            <text:p>FF9AD3</text:p>
          </table:table-cell>
          <table:table-cell table:number-columns-repeated="1012"/>
        </table:table-row>
        <table:table-row table:style-name="ro6">
          <table:table-cell office:value-type="float" office:value="108" calcext:value-type="float">
            <text:p>108</text:p>
          </table:table-cell>
          <table:table-cell table:formula="of:=DEC2HEX([.A110])" office:value-type="string" office:string-value="6C" calcext:value-type="string">
            <text:p>6C</text:p>
          </table:table-cell>
          <table:table-cell table:number-columns-repeated="2"/>
          <table:table-cell table:formula="of:=DEC2HEX(16749864+[.A110])" office:value-type="string" office:string-value="FF9594" calcext:value-type="string">
            <text:p>FF9594</text:p>
          </table:table-cell>
          <table:table-cell table:formula="of:=DEC2HEX(16750056+[.A110])" office:value-type="string" office:string-value="FF9654" calcext:value-type="string">
            <text:p>FF9654</text:p>
          </table:table-cell>
          <table:table-cell table:formula="of:=DEC2HEX(16750248+[.A110])" office:value-type="string" office:string-value="FF9714" calcext:value-type="string">
            <text:p>FF9714</text:p>
          </table:table-cell>
          <table:table-cell table:formula="of:=DEC2HEX(16750440+[.A110])" office:value-type="string" office:string-value="FF97D4" calcext:value-type="string">
            <text:p>FF97D4</text:p>
          </table:table-cell>
          <table:table-cell table:formula="of:=DEC2HEX(16750632+[.A110])" office:value-type="string" office:string-value="FF9894" calcext:value-type="string">
            <text:p>FF9894</text:p>
          </table:table-cell>
          <table:table-cell table:formula="of:=DEC2HEX(16750824+[.A110])" office:value-type="string" office:string-value="FF9954" calcext:value-type="string">
            <text:p>FF9954</text:p>
          </table:table-cell>
          <table:table-cell table:formula="of:=DEC2HEX(16751016+[.A110])" office:value-type="string" office:string-value="FF9A14" calcext:value-type="string">
            <text:p>FF9A14</text:p>
          </table:table-cell>
          <table:table-cell table:formula="of:=DEC2HEX(16751208+[.A110])" office:value-type="string" office:string-value="FF9AD4" calcext:value-type="string">
            <text:p>FF9AD4</text:p>
          </table:table-cell>
          <table:table-cell table:number-columns-repeated="1012"/>
        </table:table-row>
        <table:table-row table:style-name="ro6">
          <table:table-cell office:value-type="float" office:value="109" calcext:value-type="float">
            <text:p>109</text:p>
          </table:table-cell>
          <table:table-cell table:formula="of:=DEC2HEX([.A111])" office:value-type="string" office:string-value="6D" calcext:value-type="string">
            <text:p>6D</text:p>
          </table:table-cell>
          <table:table-cell table:number-columns-repeated="2"/>
          <table:table-cell table:formula="of:=DEC2HEX(16749864+[.A111])" office:value-type="string" office:string-value="FF9595" calcext:value-type="string">
            <text:p>FF9595</text:p>
          </table:table-cell>
          <table:table-cell table:formula="of:=DEC2HEX(16750056+[.A111])" office:value-type="string" office:string-value="FF9655" calcext:value-type="string">
            <text:p>FF9655</text:p>
          </table:table-cell>
          <table:table-cell table:formula="of:=DEC2HEX(16750248+[.A111])" office:value-type="string" office:string-value="FF9715" calcext:value-type="string">
            <text:p>FF9715</text:p>
          </table:table-cell>
          <table:table-cell table:formula="of:=DEC2HEX(16750440+[.A111])" office:value-type="string" office:string-value="FF97D5" calcext:value-type="string">
            <text:p>FF97D5</text:p>
          </table:table-cell>
          <table:table-cell table:formula="of:=DEC2HEX(16750632+[.A111])" office:value-type="string" office:string-value="FF9895" calcext:value-type="string">
            <text:p>FF9895</text:p>
          </table:table-cell>
          <table:table-cell table:formula="of:=DEC2HEX(16750824+[.A111])" office:value-type="string" office:string-value="FF9955" calcext:value-type="string">
            <text:p>FF9955</text:p>
          </table:table-cell>
          <table:table-cell table:formula="of:=DEC2HEX(16751016+[.A111])" office:value-type="string" office:string-value="FF9A15" calcext:value-type="string">
            <text:p>FF9A15</text:p>
          </table:table-cell>
          <table:table-cell table:formula="of:=DEC2HEX(16751208+[.A111])" office:value-type="string" office:string-value="FF9AD5" calcext:value-type="string">
            <text:p>FF9AD5</text:p>
          </table:table-cell>
          <table:table-cell table:number-columns-repeated="1012"/>
        </table:table-row>
        <table:table-row table:style-name="ro6">
          <table:table-cell office:value-type="float" office:value="110" calcext:value-type="float">
            <text:p>110</text:p>
          </table:table-cell>
          <table:table-cell table:formula="of:=DEC2HEX([.A112])" office:value-type="string" office:string-value="6E" calcext:value-type="string">
            <text:p>6E</text:p>
          </table:table-cell>
          <table:table-cell table:number-columns-repeated="2"/>
          <table:table-cell table:formula="of:=DEC2HEX(16749864+[.A112])" office:value-type="string" office:string-value="FF9596" calcext:value-type="string">
            <text:p>FF9596</text:p>
          </table:table-cell>
          <table:table-cell table:formula="of:=DEC2HEX(16750056+[.A112])" office:value-type="string" office:string-value="FF9656" calcext:value-type="string">
            <text:p>FF9656</text:p>
          </table:table-cell>
          <table:table-cell table:formula="of:=DEC2HEX(16750248+[.A112])" office:value-type="string" office:string-value="FF9716" calcext:value-type="string">
            <text:p>FF9716</text:p>
          </table:table-cell>
          <table:table-cell table:formula="of:=DEC2HEX(16750440+[.A112])" office:value-type="string" office:string-value="FF97D6" calcext:value-type="string">
            <text:p>FF97D6</text:p>
          </table:table-cell>
          <table:table-cell table:formula="of:=DEC2HEX(16750632+[.A112])" office:value-type="string" office:string-value="FF9896" calcext:value-type="string">
            <text:p>FF9896</text:p>
          </table:table-cell>
          <table:table-cell table:formula="of:=DEC2HEX(16750824+[.A112])" office:value-type="string" office:string-value="FF9956" calcext:value-type="string">
            <text:p>FF9956</text:p>
          </table:table-cell>
          <table:table-cell table:formula="of:=DEC2HEX(16751016+[.A112])" office:value-type="string" office:string-value="FF9A16" calcext:value-type="string">
            <text:p>FF9A16</text:p>
          </table:table-cell>
          <table:table-cell table:formula="of:=DEC2HEX(16751208+[.A112])" office:value-type="string" office:string-value="FF9AD6" calcext:value-type="string">
            <text:p>FF9AD6</text:p>
          </table:table-cell>
          <table:table-cell table:number-columns-repeated="1012"/>
        </table:table-row>
        <table:table-row table:style-name="ro6">
          <table:table-cell office:value-type="float" office:value="111" calcext:value-type="float">
            <text:p>111</text:p>
          </table:table-cell>
          <table:table-cell table:formula="of:=DEC2HEX([.A113])" office:value-type="string" office:string-value="6F" calcext:value-type="string">
            <text:p>6F</text:p>
          </table:table-cell>
          <table:table-cell table:number-columns-repeated="2"/>
          <table:table-cell table:formula="of:=DEC2HEX(16749864+[.A113])" office:value-type="string" office:string-value="FF9597" calcext:value-type="string">
            <text:p>FF9597</text:p>
          </table:table-cell>
          <table:table-cell table:formula="of:=DEC2HEX(16750056+[.A113])" office:value-type="string" office:string-value="FF9657" calcext:value-type="string">
            <text:p>FF9657</text:p>
          </table:table-cell>
          <table:table-cell table:formula="of:=DEC2HEX(16750248+[.A113])" office:value-type="string" office:string-value="FF9717" calcext:value-type="string">
            <text:p>FF9717</text:p>
          </table:table-cell>
          <table:table-cell table:formula="of:=DEC2HEX(16750440+[.A113])" office:value-type="string" office:string-value="FF97D7" calcext:value-type="string">
            <text:p>FF97D7</text:p>
          </table:table-cell>
          <table:table-cell table:formula="of:=DEC2HEX(16750632+[.A113])" office:value-type="string" office:string-value="FF9897" calcext:value-type="string">
            <text:p>FF9897</text:p>
          </table:table-cell>
          <table:table-cell table:formula="of:=DEC2HEX(16750824+[.A113])" office:value-type="string" office:string-value="FF9957" calcext:value-type="string">
            <text:p>FF9957</text:p>
          </table:table-cell>
          <table:table-cell table:formula="of:=DEC2HEX(16751016+[.A113])" office:value-type="string" office:string-value="FF9A17" calcext:value-type="string">
            <text:p>FF9A17</text:p>
          </table:table-cell>
          <table:table-cell table:formula="of:=DEC2HEX(16751208+[.A113])" office:value-type="string" office:string-value="FF9AD7" calcext:value-type="string">
            <text:p>FF9AD7</text:p>
          </table:table-cell>
          <table:table-cell table:number-columns-repeated="1012"/>
        </table:table-row>
        <table:table-row table:style-name="ro6">
          <table:table-cell office:value-type="float" office:value="112" calcext:value-type="float">
            <text:p>112</text:p>
          </table:table-cell>
          <table:table-cell table:formula="of:=DEC2HEX([.A114])" office:value-type="string" office:string-value="70" calcext:value-type="string">
            <text:p>70</text:p>
          </table:table-cell>
          <table:table-cell table:number-columns-repeated="2"/>
          <table:table-cell table:formula="of:=DEC2HEX(16749864+[.A114])" office:value-type="string" office:string-value="FF9598" calcext:value-type="string">
            <text:p>FF9598</text:p>
          </table:table-cell>
          <table:table-cell table:formula="of:=DEC2HEX(16750056+[.A114])" office:value-type="string" office:string-value="FF9658" calcext:value-type="string">
            <text:p>FF9658</text:p>
          </table:table-cell>
          <table:table-cell table:formula="of:=DEC2HEX(16750248+[.A114])" office:value-type="string" office:string-value="FF9718" calcext:value-type="string">
            <text:p>FF9718</text:p>
          </table:table-cell>
          <table:table-cell table:formula="of:=DEC2HEX(16750440+[.A114])" office:value-type="string" office:string-value="FF97D8" calcext:value-type="string">
            <text:p>FF97D8</text:p>
          </table:table-cell>
          <table:table-cell table:formula="of:=DEC2HEX(16750632+[.A114])" office:value-type="string" office:string-value="FF9898" calcext:value-type="string">
            <text:p>FF9898</text:p>
          </table:table-cell>
          <table:table-cell table:formula="of:=DEC2HEX(16750824+[.A114])" office:value-type="string" office:string-value="FF9958" calcext:value-type="string">
            <text:p>FF9958</text:p>
          </table:table-cell>
          <table:table-cell table:formula="of:=DEC2HEX(16751016+[.A114])" office:value-type="string" office:string-value="FF9A18" calcext:value-type="string">
            <text:p>FF9A18</text:p>
          </table:table-cell>
          <table:table-cell table:formula="of:=DEC2HEX(16751208+[.A114])" office:value-type="string" office:string-value="FF9AD8" calcext:value-type="string">
            <text:p>FF9AD8</text:p>
          </table:table-cell>
          <table:table-cell table:number-columns-repeated="1012"/>
        </table:table-row>
        <table:table-row table:style-name="ro6">
          <table:table-cell office:value-type="float" office:value="113" calcext:value-type="float">
            <text:p>113</text:p>
          </table:table-cell>
          <table:table-cell table:formula="of:=DEC2HEX([.A115])" office:value-type="string" office:string-value="71" calcext:value-type="string">
            <text:p>71</text:p>
          </table:table-cell>
          <table:table-cell table:number-columns-repeated="2"/>
          <table:table-cell table:formula="of:=DEC2HEX(16749864+[.A115])" office:value-type="string" office:string-value="FF9599" calcext:value-type="string">
            <text:p>FF9599</text:p>
          </table:table-cell>
          <table:table-cell table:formula="of:=DEC2HEX(16750056+[.A115])" office:value-type="string" office:string-value="FF9659" calcext:value-type="string">
            <text:p>FF9659</text:p>
          </table:table-cell>
          <table:table-cell table:formula="of:=DEC2HEX(16750248+[.A115])" office:value-type="string" office:string-value="FF9719" calcext:value-type="string">
            <text:p>FF9719</text:p>
          </table:table-cell>
          <table:table-cell table:formula="of:=DEC2HEX(16750440+[.A115])" office:value-type="string" office:string-value="FF97D9" calcext:value-type="string">
            <text:p>FF97D9</text:p>
          </table:table-cell>
          <table:table-cell table:formula="of:=DEC2HEX(16750632+[.A115])" office:value-type="string" office:string-value="FF9899" calcext:value-type="string">
            <text:p>FF9899</text:p>
          </table:table-cell>
          <table:table-cell table:formula="of:=DEC2HEX(16750824+[.A115])" office:value-type="string" office:string-value="FF9959" calcext:value-type="string">
            <text:p>FF9959</text:p>
          </table:table-cell>
          <table:table-cell table:formula="of:=DEC2HEX(16751016+[.A115])" office:value-type="string" office:string-value="FF9A19" calcext:value-type="string">
            <text:p>FF9A19</text:p>
          </table:table-cell>
          <table:table-cell table:formula="of:=DEC2HEX(16751208+[.A115])" office:value-type="string" office:string-value="FF9AD9" calcext:value-type="string">
            <text:p>FF9AD9</text:p>
          </table:table-cell>
          <table:table-cell table:number-columns-repeated="1012"/>
        </table:table-row>
        <table:table-row table:style-name="ro6">
          <table:table-cell office:value-type="float" office:value="114" calcext:value-type="float">
            <text:p>114</text:p>
          </table:table-cell>
          <table:table-cell table:formula="of:=DEC2HEX([.A116])" office:value-type="string" office:string-value="72" calcext:value-type="string">
            <text:p>72</text:p>
          </table:table-cell>
          <table:table-cell table:number-columns-repeated="2"/>
          <table:table-cell table:formula="of:=DEC2HEX(16749864+[.A116])" office:value-type="string" office:string-value="FF959A" calcext:value-type="string">
            <text:p>FF959A</text:p>
          </table:table-cell>
          <table:table-cell table:formula="of:=DEC2HEX(16750056+[.A116])" office:value-type="string" office:string-value="FF965A" calcext:value-type="string">
            <text:p>FF965A</text:p>
          </table:table-cell>
          <table:table-cell table:formula="of:=DEC2HEX(16750248+[.A116])" office:value-type="string" office:string-value="FF971A" calcext:value-type="string">
            <text:p>FF971A</text:p>
          </table:table-cell>
          <table:table-cell table:formula="of:=DEC2HEX(16750440+[.A116])" office:value-type="string" office:string-value="FF97DA" calcext:value-type="string">
            <text:p>FF97DA</text:p>
          </table:table-cell>
          <table:table-cell table:formula="of:=DEC2HEX(16750632+[.A116])" office:value-type="string" office:string-value="FF989A" calcext:value-type="string">
            <text:p>FF989A</text:p>
          </table:table-cell>
          <table:table-cell table:formula="of:=DEC2HEX(16750824+[.A116])" office:value-type="string" office:string-value="FF995A" calcext:value-type="string">
            <text:p>FF995A</text:p>
          </table:table-cell>
          <table:table-cell table:formula="of:=DEC2HEX(16751016+[.A116])" office:value-type="string" office:string-value="FF9A1A" calcext:value-type="string">
            <text:p>FF9A1A</text:p>
          </table:table-cell>
          <table:table-cell table:formula="of:=DEC2HEX(16751208+[.A116])" office:value-type="string" office:string-value="FF9ADA" calcext:value-type="string">
            <text:p>FF9ADA</text:p>
          </table:table-cell>
          <table:table-cell table:number-columns-repeated="1012"/>
        </table:table-row>
        <table:table-row table:style-name="ro6">
          <table:table-cell office:value-type="float" office:value="115" calcext:value-type="float">
            <text:p>115</text:p>
          </table:table-cell>
          <table:table-cell table:formula="of:=DEC2HEX([.A117])" office:value-type="string" office:string-value="73" calcext:value-type="string">
            <text:p>73</text:p>
          </table:table-cell>
          <table:table-cell table:number-columns-repeated="2"/>
          <table:table-cell table:formula="of:=DEC2HEX(16749864+[.A117])" office:value-type="string" office:string-value="FF959B" calcext:value-type="string">
            <text:p>FF959B</text:p>
          </table:table-cell>
          <table:table-cell table:formula="of:=DEC2HEX(16750056+[.A117])" office:value-type="string" office:string-value="FF965B" calcext:value-type="string">
            <text:p>FF965B</text:p>
          </table:table-cell>
          <table:table-cell table:formula="of:=DEC2HEX(16750248+[.A117])" office:value-type="string" office:string-value="FF971B" calcext:value-type="string">
            <text:p>FF971B</text:p>
          </table:table-cell>
          <table:table-cell table:formula="of:=DEC2HEX(16750440+[.A117])" office:value-type="string" office:string-value="FF97DB" calcext:value-type="string">
            <text:p>FF97DB</text:p>
          </table:table-cell>
          <table:table-cell table:formula="of:=DEC2HEX(16750632+[.A117])" office:value-type="string" office:string-value="FF989B" calcext:value-type="string">
            <text:p>FF989B</text:p>
          </table:table-cell>
          <table:table-cell table:formula="of:=DEC2HEX(16750824+[.A117])" office:value-type="string" office:string-value="FF995B" calcext:value-type="string">
            <text:p>FF995B</text:p>
          </table:table-cell>
          <table:table-cell table:formula="of:=DEC2HEX(16751016+[.A117])" office:value-type="string" office:string-value="FF9A1B" calcext:value-type="string">
            <text:p>FF9A1B</text:p>
          </table:table-cell>
          <table:table-cell table:formula="of:=DEC2HEX(16751208+[.A117])" office:value-type="string" office:string-value="FF9ADB" calcext:value-type="string">
            <text:p>FF9ADB</text:p>
          </table:table-cell>
          <table:table-cell table:number-columns-repeated="1012"/>
        </table:table-row>
        <table:table-row table:style-name="ro6">
          <table:table-cell office:value-type="float" office:value="116" calcext:value-type="float">
            <text:p>116</text:p>
          </table:table-cell>
          <table:table-cell table:formula="of:=DEC2HEX([.A118])" office:value-type="string" office:string-value="74" calcext:value-type="string">
            <text:p>74</text:p>
          </table:table-cell>
          <table:table-cell table:number-columns-repeated="2"/>
          <table:table-cell table:formula="of:=DEC2HEX(16749864+[.A118])" office:value-type="string" office:string-value="FF959C" calcext:value-type="string">
            <text:p>FF959C</text:p>
          </table:table-cell>
          <table:table-cell table:formula="of:=DEC2HEX(16750056+[.A118])" office:value-type="string" office:string-value="FF965C" calcext:value-type="string">
            <text:p>FF965C</text:p>
          </table:table-cell>
          <table:table-cell table:formula="of:=DEC2HEX(16750248+[.A118])" office:value-type="string" office:string-value="FF971C" calcext:value-type="string">
            <text:p>FF971C</text:p>
          </table:table-cell>
          <table:table-cell table:formula="of:=DEC2HEX(16750440+[.A118])" office:value-type="string" office:string-value="FF97DC" calcext:value-type="string">
            <text:p>FF97DC</text:p>
          </table:table-cell>
          <table:table-cell table:formula="of:=DEC2HEX(16750632+[.A118])" office:value-type="string" office:string-value="FF989C" calcext:value-type="string">
            <text:p>FF989C</text:p>
          </table:table-cell>
          <table:table-cell table:formula="of:=DEC2HEX(16750824+[.A118])" office:value-type="string" office:string-value="FF995C" calcext:value-type="string">
            <text:p>FF995C</text:p>
          </table:table-cell>
          <table:table-cell table:formula="of:=DEC2HEX(16751016+[.A118])" office:value-type="string" office:string-value="FF9A1C" calcext:value-type="string">
            <text:p>FF9A1C</text:p>
          </table:table-cell>
          <table:table-cell table:formula="of:=DEC2HEX(16751208+[.A118])" office:value-type="string" office:string-value="FF9ADC" calcext:value-type="string">
            <text:p>FF9ADC</text:p>
          </table:table-cell>
          <table:table-cell table:number-columns-repeated="1012"/>
        </table:table-row>
        <table:table-row table:style-name="ro6">
          <table:table-cell office:value-type="float" office:value="117" calcext:value-type="float">
            <text:p>117</text:p>
          </table:table-cell>
          <table:table-cell table:formula="of:=DEC2HEX([.A119])" office:value-type="string" office:string-value="75" calcext:value-type="string">
            <text:p>75</text:p>
          </table:table-cell>
          <table:table-cell table:number-columns-repeated="2"/>
          <table:table-cell table:formula="of:=DEC2HEX(16749864+[.A119])" office:value-type="string" office:string-value="FF959D" calcext:value-type="string">
            <text:p>FF959D</text:p>
          </table:table-cell>
          <table:table-cell table:formula="of:=DEC2HEX(16750056+[.A119])" office:value-type="string" office:string-value="FF965D" calcext:value-type="string">
            <text:p>FF965D</text:p>
          </table:table-cell>
          <table:table-cell table:formula="of:=DEC2HEX(16750248+[.A119])" office:value-type="string" office:string-value="FF971D" calcext:value-type="string">
            <text:p>FF971D</text:p>
          </table:table-cell>
          <table:table-cell table:formula="of:=DEC2HEX(16750440+[.A119])" office:value-type="string" office:string-value="FF97DD" calcext:value-type="string">
            <text:p>FF97DD</text:p>
          </table:table-cell>
          <table:table-cell table:formula="of:=DEC2HEX(16750632+[.A119])" office:value-type="string" office:string-value="FF989D" calcext:value-type="string">
            <text:p>FF989D</text:p>
          </table:table-cell>
          <table:table-cell table:formula="of:=DEC2HEX(16750824+[.A119])" office:value-type="string" office:string-value="FF995D" calcext:value-type="string">
            <text:p>FF995D</text:p>
          </table:table-cell>
          <table:table-cell table:formula="of:=DEC2HEX(16751016+[.A119])" office:value-type="string" office:string-value="FF9A1D" calcext:value-type="string">
            <text:p>FF9A1D</text:p>
          </table:table-cell>
          <table:table-cell table:formula="of:=DEC2HEX(16751208+[.A119])" office:value-type="string" office:string-value="FF9ADD" calcext:value-type="string">
            <text:p>FF9ADD</text:p>
          </table:table-cell>
          <table:table-cell table:number-columns-repeated="1012"/>
        </table:table-row>
        <table:table-row table:style-name="ro6">
          <table:table-cell office:value-type="float" office:value="118" calcext:value-type="float">
            <text:p>118</text:p>
          </table:table-cell>
          <table:table-cell table:formula="of:=DEC2HEX([.A120])" office:value-type="string" office:string-value="76" calcext:value-type="string">
            <text:p>76</text:p>
          </table:table-cell>
          <table:table-cell table:number-columns-repeated="2"/>
          <table:table-cell table:formula="of:=DEC2HEX(16749864+[.A120])" office:value-type="string" office:string-value="FF959E" calcext:value-type="string">
            <text:p>FF959E</text:p>
          </table:table-cell>
          <table:table-cell table:formula="of:=DEC2HEX(16750056+[.A120])" office:value-type="string" office:string-value="FF965E" calcext:value-type="string">
            <text:p>FF965E</text:p>
          </table:table-cell>
          <table:table-cell table:formula="of:=DEC2HEX(16750248+[.A120])" office:value-type="string" office:string-value="FF971E" calcext:value-type="string">
            <text:p>FF971E</text:p>
          </table:table-cell>
          <table:table-cell table:formula="of:=DEC2HEX(16750440+[.A120])" office:value-type="string" office:string-value="FF97DE" calcext:value-type="string">
            <text:p>FF97DE</text:p>
          </table:table-cell>
          <table:table-cell table:formula="of:=DEC2HEX(16750632+[.A120])" office:value-type="string" office:string-value="FF989E" calcext:value-type="string">
            <text:p>FF989E</text:p>
          </table:table-cell>
          <table:table-cell table:formula="of:=DEC2HEX(16750824+[.A120])" office:value-type="string" office:string-value="FF995E" calcext:value-type="string">
            <text:p>FF995E</text:p>
          </table:table-cell>
          <table:table-cell table:formula="of:=DEC2HEX(16751016+[.A120])" office:value-type="string" office:string-value="FF9A1E" calcext:value-type="string">
            <text:p>FF9A1E</text:p>
          </table:table-cell>
          <table:table-cell table:formula="of:=DEC2HEX(16751208+[.A120])" office:value-type="string" office:string-value="FF9ADE" calcext:value-type="string">
            <text:p>FF9ADE</text:p>
          </table:table-cell>
          <table:table-cell table:number-columns-repeated="1012"/>
        </table:table-row>
        <table:table-row table:style-name="ro6">
          <table:table-cell office:value-type="float" office:value="119" calcext:value-type="float">
            <text:p>119</text:p>
          </table:table-cell>
          <table:table-cell table:formula="of:=DEC2HEX([.A121])" office:value-type="string" office:string-value="77" calcext:value-type="string">
            <text:p>77</text:p>
          </table:table-cell>
          <table:table-cell table:number-columns-repeated="2"/>
          <table:table-cell table:formula="of:=DEC2HEX(16749864+[.A121])" office:value-type="string" office:string-value="FF959F" calcext:value-type="string">
            <text:p>FF959F</text:p>
          </table:table-cell>
          <table:table-cell table:formula="of:=DEC2HEX(16750056+[.A121])" office:value-type="string" office:string-value="FF965F" calcext:value-type="string">
            <text:p>FF965F</text:p>
          </table:table-cell>
          <table:table-cell table:formula="of:=DEC2HEX(16750248+[.A121])" office:value-type="string" office:string-value="FF971F" calcext:value-type="string">
            <text:p>FF971F</text:p>
          </table:table-cell>
          <table:table-cell table:formula="of:=DEC2HEX(16750440+[.A121])" office:value-type="string" office:string-value="FF97DF" calcext:value-type="string">
            <text:p>FF97DF</text:p>
          </table:table-cell>
          <table:table-cell table:formula="of:=DEC2HEX(16750632+[.A121])" office:value-type="string" office:string-value="FF989F" calcext:value-type="string">
            <text:p>FF989F</text:p>
          </table:table-cell>
          <table:table-cell table:formula="of:=DEC2HEX(16750824+[.A121])" office:value-type="string" office:string-value="FF995F" calcext:value-type="string">
            <text:p>FF995F</text:p>
          </table:table-cell>
          <table:table-cell table:formula="of:=DEC2HEX(16751016+[.A121])" office:value-type="string" office:string-value="FF9A1F" calcext:value-type="string">
            <text:p>FF9A1F</text:p>
          </table:table-cell>
          <table:table-cell table:formula="of:=DEC2HEX(16751208+[.A121])" office:value-type="string" office:string-value="FF9ADF" calcext:value-type="string">
            <text:p>FF9ADF</text:p>
          </table:table-cell>
          <table:table-cell table:number-columns-repeated="1012"/>
        </table:table-row>
        <table:table-row table:style-name="ro6">
          <table:table-cell office:value-type="float" office:value="120" calcext:value-type="float">
            <text:p>120</text:p>
          </table:table-cell>
          <table:table-cell table:formula="of:=DEC2HEX([.A122])" office:value-type="string" office:string-value="78" calcext:value-type="string">
            <text:p>78</text:p>
          </table:table-cell>
          <table:table-cell table:number-columns-repeated="2"/>
          <table:table-cell table:formula="of:=DEC2HEX(16749864+[.A122])" office:value-type="string" office:string-value="FF95A0" calcext:value-type="string">
            <text:p>FF95A0</text:p>
          </table:table-cell>
          <table:table-cell table:formula="of:=DEC2HEX(16750056+[.A122])" office:value-type="string" office:string-value="FF9660" calcext:value-type="string">
            <text:p>FF9660</text:p>
          </table:table-cell>
          <table:table-cell table:formula="of:=DEC2HEX(16750248+[.A122])" office:value-type="string" office:string-value="FF9720" calcext:value-type="string">
            <text:p>FF9720</text:p>
          </table:table-cell>
          <table:table-cell table:formula="of:=DEC2HEX(16750440+[.A122])" office:value-type="string" office:string-value="FF97E0" calcext:value-type="string">
            <text:p>FF97E0</text:p>
          </table:table-cell>
          <table:table-cell table:formula="of:=DEC2HEX(16750632+[.A122])" office:value-type="string" office:string-value="FF98A0" calcext:value-type="string">
            <text:p>FF98A0</text:p>
          </table:table-cell>
          <table:table-cell table:formula="of:=DEC2HEX(16750824+[.A122])" office:value-type="string" office:string-value="FF9960" calcext:value-type="string">
            <text:p>FF9960</text:p>
          </table:table-cell>
          <table:table-cell table:formula="of:=DEC2HEX(16751016+[.A122])" office:value-type="string" office:string-value="FF9A20" calcext:value-type="string">
            <text:p>FF9A20</text:p>
          </table:table-cell>
          <table:table-cell table:formula="of:=DEC2HEX(16751208+[.A122])" office:value-type="string" office:string-value="FF9AE0" calcext:value-type="string">
            <text:p>FF9AE0</text:p>
          </table:table-cell>
          <table:table-cell table:number-columns-repeated="1012"/>
        </table:table-row>
        <table:table-row table:style-name="ro6">
          <table:table-cell office:value-type="float" office:value="121" calcext:value-type="float">
            <text:p>121</text:p>
          </table:table-cell>
          <table:table-cell table:formula="of:=DEC2HEX([.A123])" office:value-type="string" office:string-value="79" calcext:value-type="string">
            <text:p>79</text:p>
          </table:table-cell>
          <table:table-cell table:number-columns-repeated="2"/>
          <table:table-cell table:formula="of:=DEC2HEX(16749864+[.A123])" office:value-type="string" office:string-value="FF95A1" calcext:value-type="string">
            <text:p>FF95A1</text:p>
          </table:table-cell>
          <table:table-cell table:formula="of:=DEC2HEX(16750056+[.A123])" office:value-type="string" office:string-value="FF9661" calcext:value-type="string">
            <text:p>FF9661</text:p>
          </table:table-cell>
          <table:table-cell table:formula="of:=DEC2HEX(16750248+[.A123])" office:value-type="string" office:string-value="FF9721" calcext:value-type="string">
            <text:p>FF9721</text:p>
          </table:table-cell>
          <table:table-cell table:formula="of:=DEC2HEX(16750440+[.A123])" office:value-type="string" office:string-value="FF97E1" calcext:value-type="string">
            <text:p>FF97E1</text:p>
          </table:table-cell>
          <table:table-cell table:formula="of:=DEC2HEX(16750632+[.A123])" office:value-type="string" office:string-value="FF98A1" calcext:value-type="string">
            <text:p>FF98A1</text:p>
          </table:table-cell>
          <table:table-cell table:formula="of:=DEC2HEX(16750824+[.A123])" office:value-type="string" office:string-value="FF9961" calcext:value-type="string">
            <text:p>FF9961</text:p>
          </table:table-cell>
          <table:table-cell table:formula="of:=DEC2HEX(16751016+[.A123])" office:value-type="string" office:string-value="FF9A21" calcext:value-type="string">
            <text:p>FF9A21</text:p>
          </table:table-cell>
          <table:table-cell table:formula="of:=DEC2HEX(16751208+[.A123])" office:value-type="string" office:string-value="FF9AE1" calcext:value-type="string">
            <text:p>FF9AE1</text:p>
          </table:table-cell>
          <table:table-cell table:number-columns-repeated="1012"/>
        </table:table-row>
        <table:table-row table:style-name="ro6">
          <table:table-cell office:value-type="float" office:value="122" calcext:value-type="float">
            <text:p>122</text:p>
          </table:table-cell>
          <table:table-cell table:formula="of:=DEC2HEX([.A124])" office:value-type="string" office:string-value="7A" calcext:value-type="string">
            <text:p>7A</text:p>
          </table:table-cell>
          <table:table-cell table:number-columns-repeated="2"/>
          <table:table-cell table:formula="of:=DEC2HEX(16749864+[.A124])" office:value-type="string" office:string-value="FF95A2" calcext:value-type="string">
            <text:p>FF95A2</text:p>
          </table:table-cell>
          <table:table-cell table:formula="of:=DEC2HEX(16750056+[.A124])" office:value-type="string" office:string-value="FF9662" calcext:value-type="string">
            <text:p>FF9662</text:p>
          </table:table-cell>
          <table:table-cell table:formula="of:=DEC2HEX(16750248+[.A124])" office:value-type="string" office:string-value="FF9722" calcext:value-type="string">
            <text:p>FF9722</text:p>
          </table:table-cell>
          <table:table-cell table:formula="of:=DEC2HEX(16750440+[.A124])" office:value-type="string" office:string-value="FF97E2" calcext:value-type="string">
            <text:p>FF97E2</text:p>
          </table:table-cell>
          <table:table-cell table:formula="of:=DEC2HEX(16750632+[.A124])" office:value-type="string" office:string-value="FF98A2" calcext:value-type="string">
            <text:p>FF98A2</text:p>
          </table:table-cell>
          <table:table-cell table:formula="of:=DEC2HEX(16750824+[.A124])" office:value-type="string" office:string-value="FF9962" calcext:value-type="string">
            <text:p>FF9962</text:p>
          </table:table-cell>
          <table:table-cell table:formula="of:=DEC2HEX(16751016+[.A124])" office:value-type="string" office:string-value="FF9A22" calcext:value-type="string">
            <text:p>FF9A22</text:p>
          </table:table-cell>
          <table:table-cell table:formula="of:=DEC2HEX(16751208+[.A124])" office:value-type="string" office:string-value="FF9AE2" calcext:value-type="string">
            <text:p>FF9AE2</text:p>
          </table:table-cell>
          <table:table-cell table:number-columns-repeated="1012"/>
        </table:table-row>
        <table:table-row table:style-name="ro6">
          <table:table-cell office:value-type="float" office:value="123" calcext:value-type="float">
            <text:p>123</text:p>
          </table:table-cell>
          <table:table-cell table:formula="of:=DEC2HEX([.A125])" office:value-type="string" office:string-value="7B" calcext:value-type="string">
            <text:p>7B</text:p>
          </table:table-cell>
          <table:table-cell table:number-columns-repeated="2"/>
          <table:table-cell table:formula="of:=DEC2HEX(16749864+[.A125])" office:value-type="string" office:string-value="FF95A3" calcext:value-type="string">
            <text:p>FF95A3</text:p>
          </table:table-cell>
          <table:table-cell table:formula="of:=DEC2HEX(16750056+[.A125])" office:value-type="string" office:string-value="FF9663" calcext:value-type="string">
            <text:p>FF9663</text:p>
          </table:table-cell>
          <table:table-cell table:formula="of:=DEC2HEX(16750248+[.A125])" office:value-type="string" office:string-value="FF9723" calcext:value-type="string">
            <text:p>FF9723</text:p>
          </table:table-cell>
          <table:table-cell table:formula="of:=DEC2HEX(16750440+[.A125])" office:value-type="string" office:string-value="FF97E3" calcext:value-type="string">
            <text:p>FF97E3</text:p>
          </table:table-cell>
          <table:table-cell table:formula="of:=DEC2HEX(16750632+[.A125])" office:value-type="string" office:string-value="FF98A3" calcext:value-type="string">
            <text:p>FF98A3</text:p>
          </table:table-cell>
          <table:table-cell table:formula="of:=DEC2HEX(16750824+[.A125])" office:value-type="string" office:string-value="FF9963" calcext:value-type="string">
            <text:p>FF9963</text:p>
          </table:table-cell>
          <table:table-cell table:formula="of:=DEC2HEX(16751016+[.A125])" office:value-type="string" office:string-value="FF9A23" calcext:value-type="string">
            <text:p>FF9A23</text:p>
          </table:table-cell>
          <table:table-cell table:formula="of:=DEC2HEX(16751208+[.A125])" office:value-type="string" office:string-value="FF9AE3" calcext:value-type="string">
            <text:p>FF9AE3</text:p>
          </table:table-cell>
          <table:table-cell table:number-columns-repeated="1012"/>
        </table:table-row>
        <table:table-row table:style-name="ro6">
          <table:table-cell office:value-type="float" office:value="124" calcext:value-type="float">
            <text:p>124</text:p>
          </table:table-cell>
          <table:table-cell table:formula="of:=DEC2HEX([.A126])" office:value-type="string" office:string-value="7C" calcext:value-type="string">
            <text:p>7C</text:p>
          </table:table-cell>
          <table:table-cell table:number-columns-repeated="2"/>
          <table:table-cell table:formula="of:=DEC2HEX(16749864+[.A126])" office:value-type="string" office:string-value="FF95A4" calcext:value-type="string">
            <text:p>FF95A4</text:p>
          </table:table-cell>
          <table:table-cell table:formula="of:=DEC2HEX(16750056+[.A126])" office:value-type="string" office:string-value="FF9664" calcext:value-type="string">
            <text:p>FF9664</text:p>
          </table:table-cell>
          <table:table-cell table:formula="of:=DEC2HEX(16750248+[.A126])" office:value-type="string" office:string-value="FF9724" calcext:value-type="string">
            <text:p>FF9724</text:p>
          </table:table-cell>
          <table:table-cell table:formula="of:=DEC2HEX(16750440+[.A126])" office:value-type="string" office:string-value="FF97E4" calcext:value-type="string">
            <text:p>FF97E4</text:p>
          </table:table-cell>
          <table:table-cell table:formula="of:=DEC2HEX(16750632+[.A126])" office:value-type="string" office:string-value="FF98A4" calcext:value-type="string">
            <text:p>FF98A4</text:p>
          </table:table-cell>
          <table:table-cell table:formula="of:=DEC2HEX(16750824+[.A126])" office:value-type="string" office:string-value="FF9964" calcext:value-type="string">
            <text:p>FF9964</text:p>
          </table:table-cell>
          <table:table-cell table:formula="of:=DEC2HEX(16751016+[.A126])" office:value-type="string" office:string-value="FF9A24" calcext:value-type="string">
            <text:p>FF9A24</text:p>
          </table:table-cell>
          <table:table-cell table:formula="of:=DEC2HEX(16751208+[.A126])" office:value-type="string" office:string-value="FF9AE4" calcext:value-type="string">
            <text:p>FF9AE4</text:p>
          </table:table-cell>
          <table:table-cell table:number-columns-repeated="1012"/>
        </table:table-row>
        <table:table-row table:style-name="ro6">
          <table:table-cell office:value-type="float" office:value="125" calcext:value-type="float">
            <text:p>125</text:p>
          </table:table-cell>
          <table:table-cell table:formula="of:=DEC2HEX([.A127])" office:value-type="string" office:string-value="7D" calcext:value-type="string">
            <text:p>7D</text:p>
          </table:table-cell>
          <table:table-cell table:number-columns-repeated="2"/>
          <table:table-cell table:formula="of:=DEC2HEX(16749864+[.A127])" office:value-type="string" office:string-value="FF95A5" calcext:value-type="string">
            <text:p>FF95A5</text:p>
          </table:table-cell>
          <table:table-cell table:formula="of:=DEC2HEX(16750056+[.A127])" office:value-type="string" office:string-value="FF9665" calcext:value-type="string">
            <text:p>FF9665</text:p>
          </table:table-cell>
          <table:table-cell table:formula="of:=DEC2HEX(16750248+[.A127])" office:value-type="string" office:string-value="FF9725" calcext:value-type="string">
            <text:p>FF9725</text:p>
          </table:table-cell>
          <table:table-cell table:formula="of:=DEC2HEX(16750440+[.A127])" office:value-type="string" office:string-value="FF97E5" calcext:value-type="string">
            <text:p>FF97E5</text:p>
          </table:table-cell>
          <table:table-cell table:formula="of:=DEC2HEX(16750632+[.A127])" office:value-type="string" office:string-value="FF98A5" calcext:value-type="string">
            <text:p>FF98A5</text:p>
          </table:table-cell>
          <table:table-cell table:formula="of:=DEC2HEX(16750824+[.A127])" office:value-type="string" office:string-value="FF9965" calcext:value-type="string">
            <text:p>FF9965</text:p>
          </table:table-cell>
          <table:table-cell table:formula="of:=DEC2HEX(16751016+[.A127])" office:value-type="string" office:string-value="FF9A25" calcext:value-type="string">
            <text:p>FF9A25</text:p>
          </table:table-cell>
          <table:table-cell table:formula="of:=DEC2HEX(16751208+[.A127])" office:value-type="string" office:string-value="FF9AE5" calcext:value-type="string">
            <text:p>FF9AE5</text:p>
          </table:table-cell>
          <table:table-cell table:number-columns-repeated="1012"/>
        </table:table-row>
        <table:table-row table:style-name="ro6">
          <table:table-cell office:value-type="float" office:value="126" calcext:value-type="float">
            <text:p>126</text:p>
          </table:table-cell>
          <table:table-cell table:formula="of:=DEC2HEX([.A128])" office:value-type="string" office:string-value="7E" calcext:value-type="string">
            <text:p>7E</text:p>
          </table:table-cell>
          <table:table-cell table:number-columns-repeated="2"/>
          <table:table-cell table:formula="of:=DEC2HEX(16749864+[.A128])" office:value-type="string" office:string-value="FF95A6" calcext:value-type="string">
            <text:p>FF95A6</text:p>
          </table:table-cell>
          <table:table-cell table:formula="of:=DEC2HEX(16750056+[.A128])" office:value-type="string" office:string-value="FF9666" calcext:value-type="string">
            <text:p>FF9666</text:p>
          </table:table-cell>
          <table:table-cell table:formula="of:=DEC2HEX(16750248+[.A128])" office:value-type="string" office:string-value="FF9726" calcext:value-type="string">
            <text:p>FF9726</text:p>
          </table:table-cell>
          <table:table-cell table:formula="of:=DEC2HEX(16750440+[.A128])" office:value-type="string" office:string-value="FF97E6" calcext:value-type="string">
            <text:p>FF97E6</text:p>
          </table:table-cell>
          <table:table-cell table:formula="of:=DEC2HEX(16750632+[.A128])" office:value-type="string" office:string-value="FF98A6" calcext:value-type="string">
            <text:p>FF98A6</text:p>
          </table:table-cell>
          <table:table-cell table:formula="of:=DEC2HEX(16750824+[.A128])" office:value-type="string" office:string-value="FF9966" calcext:value-type="string">
            <text:p>FF9966</text:p>
          </table:table-cell>
          <table:table-cell table:formula="of:=DEC2HEX(16751016+[.A128])" office:value-type="string" office:string-value="FF9A26" calcext:value-type="string">
            <text:p>FF9A26</text:p>
          </table:table-cell>
          <table:table-cell table:formula="of:=DEC2HEX(16751208+[.A128])" office:value-type="string" office:string-value="FF9AE6" calcext:value-type="string">
            <text:p>FF9AE6</text:p>
          </table:table-cell>
          <table:table-cell table:number-columns-repeated="1012"/>
        </table:table-row>
        <table:table-row table:style-name="ro6">
          <table:table-cell office:value-type="float" office:value="127" calcext:value-type="float">
            <text:p>127</text:p>
          </table:table-cell>
          <table:table-cell table:formula="of:=DEC2HEX([.A129])" office:value-type="string" office:string-value="7F" calcext:value-type="string">
            <text:p>7F</text:p>
          </table:table-cell>
          <table:table-cell table:number-columns-repeated="2"/>
          <table:table-cell table:formula="of:=DEC2HEX(16749864+[.A129])" office:value-type="string" office:string-value="FF95A7" calcext:value-type="string">
            <text:p>FF95A7</text:p>
          </table:table-cell>
          <table:table-cell table:formula="of:=DEC2HEX(16750056+[.A129])" office:value-type="string" office:string-value="FF9667" calcext:value-type="string">
            <text:p>FF9667</text:p>
          </table:table-cell>
          <table:table-cell table:formula="of:=DEC2HEX(16750248+[.A129])" office:value-type="string" office:string-value="FF9727" calcext:value-type="string">
            <text:p>FF9727</text:p>
          </table:table-cell>
          <table:table-cell table:formula="of:=DEC2HEX(16750440+[.A129])" office:value-type="string" office:string-value="FF97E7" calcext:value-type="string">
            <text:p>FF97E7</text:p>
          </table:table-cell>
          <table:table-cell table:formula="of:=DEC2HEX(16750632+[.A129])" office:value-type="string" office:string-value="FF98A7" calcext:value-type="string">
            <text:p>FF98A7</text:p>
          </table:table-cell>
          <table:table-cell table:formula="of:=DEC2HEX(16750824+[.A129])" office:value-type="string" office:string-value="FF9967" calcext:value-type="string">
            <text:p>FF9967</text:p>
          </table:table-cell>
          <table:table-cell table:formula="of:=DEC2HEX(16751016+[.A129])" office:value-type="string" office:string-value="FF9A27" calcext:value-type="string">
            <text:p>FF9A27</text:p>
          </table:table-cell>
          <table:table-cell table:formula="of:=DEC2HEX(16751208+[.A129])" office:value-type="string" office:string-value="FF9AE7" calcext:value-type="string">
            <text:p>FF9AE7</text:p>
          </table:table-cell>
          <table:table-cell table:number-columns-repeated="1012"/>
        </table:table-row>
        <table:table-row table:style-name="ro6">
          <table:table-cell office:value-type="float" office:value="128" calcext:value-type="float">
            <text:p>128</text:p>
          </table:table-cell>
          <table:table-cell table:formula="of:=DEC2HEX([.A130])" office:value-type="string" office:string-value="80" calcext:value-type="string">
            <text:p>80</text:p>
          </table:table-cell>
          <table:table-cell office:value-type="string" calcext:value-type="string" table:number-columns-spanned="1" table:number-rows-spanned="2">
            <text:p>w</text:p>
          </table:table-cell>
          <table:table-cell office:value-type="string" calcext:value-type="string" table:number-columns-spanned="1" table:number-rows-spanned="2">
            <text:p>BOSSANDORE: Target player’s RAM pointer during West Side demo</text:p>
          </table:table-cell>
          <table:table-cell table:formula="of:=DEC2HEX(16749864+[.A130])" office:value-type="string" office:string-value="FF95A8" calcext:value-type="string">
            <text:p>FF95A8</text:p>
          </table:table-cell>
          <table:table-cell table:formula="of:=DEC2HEX(16750056+[.A130])" office:value-type="string" office:string-value="FF9668" calcext:value-type="string">
            <text:p>FF9668</text:p>
          </table:table-cell>
          <table:table-cell table:formula="of:=DEC2HEX(16750248+[.A130])" office:value-type="string" office:string-value="FF9728" calcext:value-type="string">
            <text:p>FF9728</text:p>
          </table:table-cell>
          <table:table-cell table:formula="of:=DEC2HEX(16750440+[.A130])" office:value-type="string" office:string-value="FF97E8" calcext:value-type="string">
            <text:p>FF97E8</text:p>
          </table:table-cell>
          <table:table-cell table:formula="of:=DEC2HEX(16750632+[.A130])" office:value-type="string" office:string-value="FF98A8" calcext:value-type="string">
            <text:p>FF98A8</text:p>
          </table:table-cell>
          <table:table-cell table:formula="of:=DEC2HEX(16750824+[.A130])" office:value-type="string" office:string-value="FF9968" calcext:value-type="string">
            <text:p>FF9968</text:p>
          </table:table-cell>
          <table:table-cell table:formula="of:=DEC2HEX(16751016+[.A130])" office:value-type="string" office:string-value="FF9A28" calcext:value-type="string">
            <text:p>FF9A28</text:p>
          </table:table-cell>
          <table:table-cell table:formula="of:=DEC2HEX(16751208+[.A130])" office:value-type="string" office:string-value="FF9AE8" calcext:value-type="string">
            <text:p>FF9AE8</text:p>
          </table:table-cell>
          <table:table-cell table:number-columns-repeated="1012"/>
        </table:table-row>
        <table:table-row table:style-name="ro6">
          <table:table-cell office:value-type="float" office:value="129" calcext:value-type="float">
            <text:p>129</text:p>
          </table:table-cell>
          <table:table-cell table:formula="of:=DEC2HEX([.A131])" office:value-type="string" office:string-value="81" calcext:value-type="string">
            <text:p>81</text:p>
          </table:table-cell>
          <table:covered-table-cell table:number-columns-repeated="2"/>
          <table:table-cell table:formula="of:=DEC2HEX(16749864+[.A131])" office:value-type="string" office:string-value="FF95A9" calcext:value-type="string">
            <text:p>FF95A9</text:p>
          </table:table-cell>
          <table:table-cell table:formula="of:=DEC2HEX(16750056+[.A131])" office:value-type="string" office:string-value="FF9669" calcext:value-type="string">
            <text:p>FF9669</text:p>
          </table:table-cell>
          <table:table-cell table:formula="of:=DEC2HEX(16750248+[.A131])" office:value-type="string" office:string-value="FF9729" calcext:value-type="string">
            <text:p>FF9729</text:p>
          </table:table-cell>
          <table:table-cell table:formula="of:=DEC2HEX(16750440+[.A131])" office:value-type="string" office:string-value="FF97E9" calcext:value-type="string">
            <text:p>FF97E9</text:p>
          </table:table-cell>
          <table:table-cell table:formula="of:=DEC2HEX(16750632+[.A131])" office:value-type="string" office:string-value="FF98A9" calcext:value-type="string">
            <text:p>FF98A9</text:p>
          </table:table-cell>
          <table:table-cell table:formula="of:=DEC2HEX(16750824+[.A131])" office:value-type="string" office:string-value="FF9969" calcext:value-type="string">
            <text:p>FF9969</text:p>
          </table:table-cell>
          <table:table-cell table:formula="of:=DEC2HEX(16751016+[.A131])" office:value-type="string" office:string-value="FF9A29" calcext:value-type="string">
            <text:p>FF9A29</text:p>
          </table:table-cell>
          <table:table-cell table:formula="of:=DEC2HEX(16751208+[.A131])" office:value-type="string" office:string-value="FF9AE9" calcext:value-type="string">
            <text:p>FF9AE9</text:p>
          </table:table-cell>
          <table:table-cell table:number-columns-repeated="1012"/>
        </table:table-row>
        <table:table-row table:style-name="ro6">
          <table:table-cell office:value-type="float" office:value="130" calcext:value-type="float">
            <text:p>130</text:p>
          </table:table-cell>
          <table:table-cell table:formula="of:=DEC2HEX([.A132])" office:value-type="string" office:string-value="82" calcext:value-type="string">
            <text:p>82</text:p>
          </table:table-cell>
          <table:table-cell office:value-type="string" calcext:value-type="string" table:number-columns-spanned="1" table:number-rows-spanned="2">
            <text:p>w</text:p>
          </table:table-cell>
          <table:table-cell office:value-type="string" calcext:value-type="string" table:number-columns-spanned="1" table:number-rows-spanned="2">
            <text:p>BOSSANDORE: Xpos destination during West Side demo</text:p>
          </table:table-cell>
          <table:table-cell table:formula="of:=DEC2HEX(16749864+[.A132])" office:value-type="string" office:string-value="FF95AA" calcext:value-type="string">
            <text:p>FF95AA</text:p>
          </table:table-cell>
          <table:table-cell table:formula="of:=DEC2HEX(16750056+[.A132])" office:value-type="string" office:string-value="FF966A" calcext:value-type="string">
            <text:p>FF966A</text:p>
          </table:table-cell>
          <table:table-cell table:formula="of:=DEC2HEX(16750248+[.A132])" office:value-type="string" office:string-value="FF972A" calcext:value-type="string">
            <text:p>FF972A</text:p>
          </table:table-cell>
          <table:table-cell table:formula="of:=DEC2HEX(16750440+[.A132])" office:value-type="string" office:string-value="FF97EA" calcext:value-type="string">
            <text:p>FF97EA</text:p>
          </table:table-cell>
          <table:table-cell table:formula="of:=DEC2HEX(16750632+[.A132])" office:value-type="string" office:string-value="FF98AA" calcext:value-type="string">
            <text:p>FF98AA</text:p>
          </table:table-cell>
          <table:table-cell table:formula="of:=DEC2HEX(16750824+[.A132])" office:value-type="string" office:string-value="FF996A" calcext:value-type="string">
            <text:p>FF996A</text:p>
          </table:table-cell>
          <table:table-cell table:formula="of:=DEC2HEX(16751016+[.A132])" office:value-type="string" office:string-value="FF9A2A" calcext:value-type="string">
            <text:p>FF9A2A</text:p>
          </table:table-cell>
          <table:table-cell table:formula="of:=DEC2HEX(16751208+[.A132])" office:value-type="string" office:string-value="FF9AEA" calcext:value-type="string">
            <text:p>FF9AEA</text:p>
          </table:table-cell>
          <table:table-cell table:number-columns-repeated="1012"/>
        </table:table-row>
        <table:table-row table:style-name="ro8">
          <table:table-cell office:value-type="float" office:value="131" calcext:value-type="float">
            <text:p>131</text:p>
          </table:table-cell>
          <table:table-cell table:formula="of:=DEC2HEX([.A133])" office:value-type="string" office:string-value="83" calcext:value-type="string">
            <text:p>83</text:p>
          </table:table-cell>
          <table:covered-table-cell table:number-columns-repeated="2"/>
          <table:table-cell table:formula="of:=DEC2HEX(16749864+[.A133])" office:value-type="string" office:string-value="FF95AB" calcext:value-type="string">
            <text:p>FF95AB</text:p>
          </table:table-cell>
          <table:table-cell table:formula="of:=DEC2HEX(16750056+[.A133])" office:value-type="string" office:string-value="FF966B" calcext:value-type="string">
            <text:p>FF966B</text:p>
          </table:table-cell>
          <table:table-cell table:formula="of:=DEC2HEX(16750248+[.A133])" office:value-type="string" office:string-value="FF972B" calcext:value-type="string">
            <text:p>FF972B</text:p>
          </table:table-cell>
          <table:table-cell table:formula="of:=DEC2HEX(16750440+[.A133])" office:value-type="string" office:string-value="FF97EB" calcext:value-type="string">
            <text:p>FF97EB</text:p>
          </table:table-cell>
          <table:table-cell table:formula="of:=DEC2HEX(16750632+[.A133])" office:value-type="string" office:string-value="FF98AB" calcext:value-type="string">
            <text:p>FF98AB</text:p>
          </table:table-cell>
          <table:table-cell table:formula="of:=DEC2HEX(16750824+[.A133])" office:value-type="string" office:string-value="FF996B" calcext:value-type="string">
            <text:p>FF996B</text:p>
          </table:table-cell>
          <table:table-cell table:formula="of:=DEC2HEX(16751016+[.A133])" office:value-type="string" office:string-value="FF9A2B" calcext:value-type="string">
            <text:p>FF9A2B</text:p>
          </table:table-cell>
          <table:table-cell table:formula="of:=DEC2HEX(16751208+[.A133])" office:value-type="string" office:string-value="FF9AEB" calcext:value-type="string">
            <text:p>FF9AEB</text:p>
          </table:table-cell>
          <table:table-cell table:number-columns-repeated="1012"/>
        </table:table-row>
        <table:table-row table:style-name="ro6">
          <table:table-cell office:value-type="float" office:value="132" calcext:value-type="float">
            <text:p>132</text:p>
          </table:table-cell>
          <table:table-cell table:formula="of:=DEC2HEX([.A134])" office:value-type="string" office:string-value="84" calcext:value-type="string">
            <text:p>84</text:p>
          </table:table-cell>
          <table:table-cell table:number-columns-repeated="2"/>
          <table:table-cell table:formula="of:=DEC2HEX(16749864+[.A134])" office:value-type="string" office:string-value="FF95AC" calcext:value-type="string">
            <text:p>FF95AC</text:p>
          </table:table-cell>
          <table:table-cell table:formula="of:=DEC2HEX(16750056+[.A134])" office:value-type="string" office:string-value="FF966C" calcext:value-type="string">
            <text:p>FF966C</text:p>
          </table:table-cell>
          <table:table-cell table:formula="of:=DEC2HEX(16750248+[.A134])" office:value-type="string" office:string-value="FF972C" calcext:value-type="string">
            <text:p>FF972C</text:p>
          </table:table-cell>
          <table:table-cell table:formula="of:=DEC2HEX(16750440+[.A134])" office:value-type="string" office:string-value="FF97EC" calcext:value-type="string">
            <text:p>FF97EC</text:p>
          </table:table-cell>
          <table:table-cell table:formula="of:=DEC2HEX(16750632+[.A134])" office:value-type="string" office:string-value="FF98AC" calcext:value-type="string">
            <text:p>FF98AC</text:p>
          </table:table-cell>
          <table:table-cell table:formula="of:=DEC2HEX(16750824+[.A134])" office:value-type="string" office:string-value="FF996C" calcext:value-type="string">
            <text:p>FF996C</text:p>
          </table:table-cell>
          <table:table-cell table:formula="of:=DEC2HEX(16751016+[.A134])" office:value-type="string" office:string-value="FF9A2C" calcext:value-type="string">
            <text:p>FF9A2C</text:p>
          </table:table-cell>
          <table:table-cell table:formula="of:=DEC2HEX(16751208+[.A134])" office:value-type="string" office:string-value="FF9AEC" calcext:value-type="string">
            <text:p>FF9AEC</text:p>
          </table:table-cell>
          <table:table-cell table:number-columns-repeated="1012"/>
        </table:table-row>
        <table:table-row table:style-name="ro6">
          <table:table-cell office:value-type="float" office:value="133" calcext:value-type="float">
            <text:p>133</text:p>
          </table:table-cell>
          <table:table-cell table:formula="of:=DEC2HEX([.A135])" office:value-type="string" office:string-value="85" calcext:value-type="string">
            <text:p>85</text:p>
          </table:table-cell>
          <table:table-cell table:number-columns-repeated="2"/>
          <table:table-cell table:formula="of:=DEC2HEX(16745832+[.A135])" office:value-type="string" office:string-value="FF85ED" calcext:value-type="string">
            <text:p>FF85ED</text:p>
          </table:table-cell>
          <table:table-cell table:formula="of:=DEC2HEX(16746024+[.A135])" office:value-type="string" office:string-value="FF86AD" calcext:value-type="string">
            <text:p>FF86AD</text:p>
          </table:table-cell>
          <table:table-cell table:formula="of:=DEC2HEX(16770792+[.A135])" office:value-type="string" office:string-value="FFE76D" calcext:value-type="string">
            <text:p>FFE76D</text:p>
          </table:table-cell>
          <table:table-cell table:formula="of:=DEC2HEX(16750440+[.A135])" office:value-type="string" office:string-value="FF97ED" calcext:value-type="string">
            <text:p>FF97ED</text:p>
          </table:table-cell>
          <table:table-cell table:formula="of:=DEC2HEX(16750632+[.A135])" office:value-type="string" office:string-value="FF98AD" calcext:value-type="string">
            <text:p>FF98AD</text:p>
          </table:table-cell>
          <table:table-cell table:formula="of:=DEC2HEX(16750824+[.A135])" office:value-type="string" office:string-value="FF996D" calcext:value-type="string">
            <text:p>FF996D</text:p>
          </table:table-cell>
          <table:table-cell table:formula="of:=DEC2HEX(16751016+[.A135])" office:value-type="string" office:string-value="FF9A2D" calcext:value-type="string">
            <text:p>FF9A2D</text:p>
          </table:table-cell>
          <table:table-cell table:formula="of:=DEC2HEX(16751208+[.A135])" office:value-type="string" office:string-value="FF9AED" calcext:value-type="string">
            <text:p>FF9AED</text:p>
          </table:table-cell>
          <table:table-cell table:number-columns-repeated="1012"/>
        </table:table-row>
        <table:table-row table:style-name="ro6">
          <table:table-cell office:value-type="float" office:value="134" calcext:value-type="float">
            <text:p>134</text:p>
          </table:table-cell>
          <table:table-cell table:formula="of:=DEC2HEX([.A136])" office:value-type="string" office:string-value="86" calcext:value-type="string">
            <text:p>86</text:p>
          </table:table-cell>
          <table:table-cell table:number-columns-repeated="2"/>
          <table:table-cell table:formula="of:=DEC2HEX(16745832+[.A136])" office:value-type="string" office:string-value="FF85EE" calcext:value-type="string">
            <text:p>FF85EE</text:p>
          </table:table-cell>
          <table:table-cell table:formula="of:=DEC2HEX(16746024+[.A136])" office:value-type="string" office:string-value="FF86AE" calcext:value-type="string">
            <text:p>FF86AE</text:p>
          </table:table-cell>
          <table:table-cell table:formula="of:=DEC2HEX(16770792+[.A136])" office:value-type="string" office:string-value="FFE76E" calcext:value-type="string">
            <text:p>FFE76E</text:p>
          </table:table-cell>
          <table:table-cell table:formula="of:=DEC2HEX(16750440+[.A136])" office:value-type="string" office:string-value="FF97EE" calcext:value-type="string">
            <text:p>FF97EE</text:p>
          </table:table-cell>
          <table:table-cell table:formula="of:=DEC2HEX(16750632+[.A136])" office:value-type="string" office:string-value="FF98AE" calcext:value-type="string">
            <text:p>FF98AE</text:p>
          </table:table-cell>
          <table:table-cell table:formula="of:=DEC2HEX(16750824+[.A136])" office:value-type="string" office:string-value="FF996E" calcext:value-type="string">
            <text:p>FF996E</text:p>
          </table:table-cell>
          <table:table-cell table:formula="of:=DEC2HEX(16751016+[.A136])" office:value-type="string" office:string-value="FF9A2E" calcext:value-type="string">
            <text:p>FF9A2E</text:p>
          </table:table-cell>
          <table:table-cell table:formula="of:=DEC2HEX(16751208+[.A136])" office:value-type="string" office:string-value="FF9AEE" calcext:value-type="string">
            <text:p>FF9AEE</text:p>
          </table:table-cell>
          <table:table-cell table:number-columns-repeated="1012"/>
        </table:table-row>
        <table:table-row table:style-name="ro6">
          <table:table-cell office:value-type="float" office:value="135" calcext:value-type="float">
            <text:p>135</text:p>
          </table:table-cell>
          <table:table-cell table:formula="of:=DEC2HEX([.A137])" office:value-type="string" office:string-value="87" calcext:value-type="string">
            <text:p>87</text:p>
          </table:table-cell>
          <table:table-cell table:number-columns-repeated="2"/>
          <table:table-cell table:formula="of:=DEC2HEX(16745832+[.A137])" office:value-type="string" office:string-value="FF85EF" calcext:value-type="string">
            <text:p>FF85EF</text:p>
          </table:table-cell>
          <table:table-cell table:formula="of:=DEC2HEX(16746024+[.A137])" office:value-type="string" office:string-value="FF86AF" calcext:value-type="string">
            <text:p>FF86AF</text:p>
          </table:table-cell>
          <table:table-cell table:formula="of:=DEC2HEX(16770792+[.A137])" office:value-type="string" office:string-value="FFE76F" calcext:value-type="string">
            <text:p>FFE76F</text:p>
          </table:table-cell>
          <table:table-cell table:formula="of:=DEC2HEX(16750440+[.A137])" office:value-type="string" office:string-value="FF97EF" calcext:value-type="string">
            <text:p>FF97EF</text:p>
          </table:table-cell>
          <table:table-cell table:formula="of:=DEC2HEX(16750632+[.A137])" office:value-type="string" office:string-value="FF98AF" calcext:value-type="string">
            <text:p>FF98AF</text:p>
          </table:table-cell>
          <table:table-cell table:formula="of:=DEC2HEX(16750824+[.A137])" office:value-type="string" office:string-value="FF996F" calcext:value-type="string">
            <text:p>FF996F</text:p>
          </table:table-cell>
          <table:table-cell table:formula="of:=DEC2HEX(16751016+[.A137])" office:value-type="string" office:string-value="FF9A2F" calcext:value-type="string">
            <text:p>FF9A2F</text:p>
          </table:table-cell>
          <table:table-cell table:formula="of:=DEC2HEX(16751208+[.A137])" office:value-type="string" office:string-value="FF9AEF" calcext:value-type="string">
            <text:p>FF9AEF</text:p>
          </table:table-cell>
          <table:table-cell table:number-columns-repeated="1012"/>
        </table:table-row>
        <table:table-row table:style-name="ro6">
          <table:table-cell office:value-type="float" office:value="136" calcext:value-type="float">
            <text:p>136</text:p>
          </table:table-cell>
          <table:table-cell table:formula="of:=DEC2HEX([.A138])" office:value-type="string" office:string-value="88" calcext:value-type="string">
            <text:p>88</text:p>
          </table:table-cell>
          <table:table-cell table:number-columns-repeated="2"/>
          <table:table-cell table:formula="of:=DEC2HEX(16749864+[.A138])" office:value-type="string" office:string-value="FF95B0" calcext:value-type="string">
            <text:p>FF95B0</text:p>
          </table:table-cell>
          <table:table-cell table:formula="of:=DEC2HEX(16750056+[.A138])" office:value-type="string" office:string-value="FF9670" calcext:value-type="string">
            <text:p>FF9670</text:p>
          </table:table-cell>
          <table:table-cell table:formula="of:=DEC2HEX(16750248+[.A138])" office:value-type="string" office:string-value="FF9730" calcext:value-type="string">
            <text:p>FF9730</text:p>
          </table:table-cell>
          <table:table-cell table:formula="of:=DEC2HEX(16750440+[.A138])" office:value-type="string" office:string-value="FF97F0" calcext:value-type="string">
            <text:p>FF97F0</text:p>
          </table:table-cell>
          <table:table-cell table:formula="of:=DEC2HEX(16750632+[.A138])" office:value-type="string" office:string-value="FF98B0" calcext:value-type="string">
            <text:p>FF98B0</text:p>
          </table:table-cell>
          <table:table-cell table:formula="of:=DEC2HEX(16750824+[.A138])" office:value-type="string" office:string-value="FF9970" calcext:value-type="string">
            <text:p>FF9970</text:p>
          </table:table-cell>
          <table:table-cell table:formula="of:=DEC2HEX(16751016+[.A138])" office:value-type="string" office:string-value="FF9A30" calcext:value-type="string">
            <text:p>FF9A30</text:p>
          </table:table-cell>
          <table:table-cell table:formula="of:=DEC2HEX(16751208+[.A138])" office:value-type="string" office:string-value="FF9AF0" calcext:value-type="string">
            <text:p>FF9AF0</text:p>
          </table:table-cell>
          <table:table-cell table:number-columns-repeated="1012"/>
        </table:table-row>
        <table:table-row table:style-name="ro6">
          <table:table-cell office:value-type="float" office:value="137" calcext:value-type="float">
            <text:p>137</text:p>
          </table:table-cell>
          <table:table-cell table:formula="of:=DEC2HEX([.A139])" office:value-type="string" office:string-value="89" calcext:value-type="string">
            <text:p>89</text:p>
          </table:table-cell>
          <table:table-cell table:number-columns-repeated="2"/>
          <table:table-cell table:formula="of:=DEC2HEX(16749864+[.A139])" office:value-type="string" office:string-value="FF95B1" calcext:value-type="string">
            <text:p>FF95B1</text:p>
          </table:table-cell>
          <table:table-cell table:formula="of:=DEC2HEX(16750056+[.A139])" office:value-type="string" office:string-value="FF9671" calcext:value-type="string">
            <text:p>FF9671</text:p>
          </table:table-cell>
          <table:table-cell table:formula="of:=DEC2HEX(16750248+[.A139])" office:value-type="string" office:string-value="FF9731" calcext:value-type="string">
            <text:p>FF9731</text:p>
          </table:table-cell>
          <table:table-cell table:formula="of:=DEC2HEX(16750440+[.A139])" office:value-type="string" office:string-value="FF97F1" calcext:value-type="string">
            <text:p>FF97F1</text:p>
          </table:table-cell>
          <table:table-cell table:formula="of:=DEC2HEX(16750632+[.A139])" office:value-type="string" office:string-value="FF98B1" calcext:value-type="string">
            <text:p>FF98B1</text:p>
          </table:table-cell>
          <table:table-cell table:formula="of:=DEC2HEX(16750824+[.A139])" office:value-type="string" office:string-value="FF9971" calcext:value-type="string">
            <text:p>FF9971</text:p>
          </table:table-cell>
          <table:table-cell table:formula="of:=DEC2HEX(16751016+[.A139])" office:value-type="string" office:string-value="FF9A31" calcext:value-type="string">
            <text:p>FF9A31</text:p>
          </table:table-cell>
          <table:table-cell table:formula="of:=DEC2HEX(16751208+[.A139])" office:value-type="string" office:string-value="FF9AF1" calcext:value-type="string">
            <text:p>FF9AF1</text:p>
          </table:table-cell>
          <table:table-cell table:number-columns-repeated="1012"/>
        </table:table-row>
        <table:table-row table:style-name="ro6">
          <table:table-cell office:value-type="float" office:value="138" calcext:value-type="float">
            <text:p>138</text:p>
          </table:table-cell>
          <table:table-cell table:formula="of:=DEC2HEX([.A140])" office:value-type="string" office:string-value="8A" calcext:value-type="string">
            <text:p>8A</text:p>
          </table:table-cell>
          <table:table-cell table:number-columns-repeated="2"/>
          <table:table-cell table:formula="of:=DEC2HEX(16749864+[.A140])" office:value-type="string" office:string-value="FF95B2" calcext:value-type="string">
            <text:p>FF95B2</text:p>
          </table:table-cell>
          <table:table-cell table:formula="of:=DEC2HEX(16750056+[.A140])" office:value-type="string" office:string-value="FF9672" calcext:value-type="string">
            <text:p>FF9672</text:p>
          </table:table-cell>
          <table:table-cell table:formula="of:=DEC2HEX(16750248+[.A140])" office:value-type="string" office:string-value="FF9732" calcext:value-type="string">
            <text:p>FF9732</text:p>
          </table:table-cell>
          <table:table-cell table:formula="of:=DEC2HEX(16750440+[.A140])" office:value-type="string" office:string-value="FF97F2" calcext:value-type="string">
            <text:p>FF97F2</text:p>
          </table:table-cell>
          <table:table-cell table:formula="of:=DEC2HEX(16750632+[.A140])" office:value-type="string" office:string-value="FF98B2" calcext:value-type="string">
            <text:p>FF98B2</text:p>
          </table:table-cell>
          <table:table-cell table:formula="of:=DEC2HEX(16750824+[.A140])" office:value-type="string" office:string-value="FF9972" calcext:value-type="string">
            <text:p>FF9972</text:p>
          </table:table-cell>
          <table:table-cell table:formula="of:=DEC2HEX(16751016+[.A140])" office:value-type="string" office:string-value="FF9A32" calcext:value-type="string">
            <text:p>FF9A32</text:p>
          </table:table-cell>
          <table:table-cell table:formula="of:=DEC2HEX(16751208+[.A140])" office:value-type="string" office:string-value="FF9AF2" calcext:value-type="string">
            <text:p>FF9AF2</text:p>
          </table:table-cell>
          <table:table-cell table:number-columns-repeated="1012"/>
        </table:table-row>
        <table:table-row table:style-name="ro6">
          <table:table-cell office:value-type="float" office:value="139" calcext:value-type="float">
            <text:p>139</text:p>
          </table:table-cell>
          <table:table-cell table:formula="of:=DEC2HEX([.A141])" office:value-type="string" office:string-value="8B" calcext:value-type="string">
            <text:p>8B</text:p>
          </table:table-cell>
          <table:table-cell table:number-columns-repeated="2"/>
          <table:table-cell table:formula="of:=DEC2HEX(16749864+[.A141])" office:value-type="string" office:string-value="FF95B3" calcext:value-type="string">
            <text:p>FF95B3</text:p>
          </table:table-cell>
          <table:table-cell table:formula="of:=DEC2HEX(16750056+[.A141])" office:value-type="string" office:string-value="FF9673" calcext:value-type="string">
            <text:p>FF9673</text:p>
          </table:table-cell>
          <table:table-cell table:formula="of:=DEC2HEX(16750248+[.A141])" office:value-type="string" office:string-value="FF9733" calcext:value-type="string">
            <text:p>FF9733</text:p>
          </table:table-cell>
          <table:table-cell table:formula="of:=DEC2HEX(16750440+[.A141])" office:value-type="string" office:string-value="FF97F3" calcext:value-type="string">
            <text:p>FF97F3</text:p>
          </table:table-cell>
          <table:table-cell table:formula="of:=DEC2HEX(16750632+[.A141])" office:value-type="string" office:string-value="FF98B3" calcext:value-type="string">
            <text:p>FF98B3</text:p>
          </table:table-cell>
          <table:table-cell table:formula="of:=DEC2HEX(16750824+[.A141])" office:value-type="string" office:string-value="FF9973" calcext:value-type="string">
            <text:p>FF9973</text:p>
          </table:table-cell>
          <table:table-cell table:formula="of:=DEC2HEX(16751016+[.A141])" office:value-type="string" office:string-value="FF9A33" calcext:value-type="string">
            <text:p>FF9A33</text:p>
          </table:table-cell>
          <table:table-cell table:formula="of:=DEC2HEX(16751208+[.A141])" office:value-type="string" office:string-value="FF9AF3" calcext:value-type="string">
            <text:p>FF9AF3</text:p>
          </table:table-cell>
          <table:table-cell table:number-columns-repeated="1012"/>
        </table:table-row>
        <table:table-row table:style-name="ro6">
          <table:table-cell office:value-type="float" office:value="140" calcext:value-type="float">
            <text:p>140</text:p>
          </table:table-cell>
          <table:table-cell table:formula="of:=DEC2HEX([.A142])" office:value-type="string" office:string-value="8C" calcext:value-type="string">
            <text:p>8C</text:p>
          </table:table-cell>
          <table:table-cell table:number-columns-repeated="2"/>
          <table:table-cell table:formula="of:=DEC2HEX(16749864+[.A142])" office:value-type="string" office:string-value="FF95B4" calcext:value-type="string">
            <text:p>FF95B4</text:p>
          </table:table-cell>
          <table:table-cell table:formula="of:=DEC2HEX(16750056+[.A142])" office:value-type="string" office:string-value="FF9674" calcext:value-type="string">
            <text:p>FF9674</text:p>
          </table:table-cell>
          <table:table-cell table:formula="of:=DEC2HEX(16750248+[.A142])" office:value-type="string" office:string-value="FF9734" calcext:value-type="string">
            <text:p>FF9734</text:p>
          </table:table-cell>
          <table:table-cell table:formula="of:=DEC2HEX(16750440+[.A142])" office:value-type="string" office:string-value="FF97F4" calcext:value-type="string">
            <text:p>FF97F4</text:p>
          </table:table-cell>
          <table:table-cell table:formula="of:=DEC2HEX(16750632+[.A142])" office:value-type="string" office:string-value="FF98B4" calcext:value-type="string">
            <text:p>FF98B4</text:p>
          </table:table-cell>
          <table:table-cell table:formula="of:=DEC2HEX(16750824+[.A142])" office:value-type="string" office:string-value="FF9974" calcext:value-type="string">
            <text:p>FF9974</text:p>
          </table:table-cell>
          <table:table-cell table:formula="of:=DEC2HEX(16751016+[.A142])" office:value-type="string" office:string-value="FF9A34" calcext:value-type="string">
            <text:p>FF9A34</text:p>
          </table:table-cell>
          <table:table-cell table:formula="of:=DEC2HEX(16751208+[.A142])" office:value-type="string" office:string-value="FF9AF4" calcext:value-type="string">
            <text:p>FF9AF4</text:p>
          </table:table-cell>
          <table:table-cell table:number-columns-repeated="1012"/>
        </table:table-row>
        <table:table-row table:style-name="ro6">
          <table:table-cell office:value-type="float" office:value="141" calcext:value-type="float">
            <text:p>141</text:p>
          </table:table-cell>
          <table:table-cell table:formula="of:=DEC2HEX([.A143])" office:value-type="string" office:string-value="8D" calcext:value-type="string">
            <text:p>8D</text:p>
          </table:table-cell>
          <table:table-cell table:number-columns-repeated="2"/>
          <table:table-cell table:formula="of:=DEC2HEX(16749864+[.A143])" office:value-type="string" office:string-value="FF95B5" calcext:value-type="string">
            <text:p>FF95B5</text:p>
          </table:table-cell>
          <table:table-cell table:formula="of:=DEC2HEX(16750056+[.A143])" office:value-type="string" office:string-value="FF9675" calcext:value-type="string">
            <text:p>FF9675</text:p>
          </table:table-cell>
          <table:table-cell table:formula="of:=DEC2HEX(16750248+[.A143])" office:value-type="string" office:string-value="FF9735" calcext:value-type="string">
            <text:p>FF9735</text:p>
          </table:table-cell>
          <table:table-cell table:formula="of:=DEC2HEX(16750440+[.A143])" office:value-type="string" office:string-value="FF97F5" calcext:value-type="string">
            <text:p>FF97F5</text:p>
          </table:table-cell>
          <table:table-cell table:formula="of:=DEC2HEX(16750632+[.A143])" office:value-type="string" office:string-value="FF98B5" calcext:value-type="string">
            <text:p>FF98B5</text:p>
          </table:table-cell>
          <table:table-cell table:formula="of:=DEC2HEX(16750824+[.A143])" office:value-type="string" office:string-value="FF9975" calcext:value-type="string">
            <text:p>FF9975</text:p>
          </table:table-cell>
          <table:table-cell table:formula="of:=DEC2HEX(16751016+[.A143])" office:value-type="string" office:string-value="FF9A35" calcext:value-type="string">
            <text:p>FF9A35</text:p>
          </table:table-cell>
          <table:table-cell table:formula="of:=DEC2HEX(16751208+[.A143])" office:value-type="string" office:string-value="FF9AF5" calcext:value-type="string">
            <text:p>FF9AF5</text:p>
          </table:table-cell>
          <table:table-cell table:number-columns-repeated="1012"/>
        </table:table-row>
        <table:table-row table:style-name="ro6">
          <table:table-cell office:value-type="float" office:value="142" calcext:value-type="float">
            <text:p>142</text:p>
          </table:table-cell>
          <table:table-cell table:formula="of:=DEC2HEX([.A144])" office:value-type="string" office:string-value="8E" calcext:value-type="string">
            <text:p>8E</text:p>
          </table:table-cell>
          <table:table-cell table:number-columns-repeated="2"/>
          <table:table-cell table:formula="of:=DEC2HEX(16749864+[.A144])" office:value-type="string" office:string-value="FF95B6" calcext:value-type="string">
            <text:p>FF95B6</text:p>
          </table:table-cell>
          <table:table-cell table:formula="of:=DEC2HEX(16750056+[.A144])" office:value-type="string" office:string-value="FF9676" calcext:value-type="string">
            <text:p>FF9676</text:p>
          </table:table-cell>
          <table:table-cell table:formula="of:=DEC2HEX(16750248+[.A144])" office:value-type="string" office:string-value="FF9736" calcext:value-type="string">
            <text:p>FF9736</text:p>
          </table:table-cell>
          <table:table-cell table:formula="of:=DEC2HEX(16750440+[.A144])" office:value-type="string" office:string-value="FF97F6" calcext:value-type="string">
            <text:p>FF97F6</text:p>
          </table:table-cell>
          <table:table-cell table:formula="of:=DEC2HEX(16750632+[.A144])" office:value-type="string" office:string-value="FF98B6" calcext:value-type="string">
            <text:p>FF98B6</text:p>
          </table:table-cell>
          <table:table-cell table:formula="of:=DEC2HEX(16750824+[.A144])" office:value-type="string" office:string-value="FF9976" calcext:value-type="string">
            <text:p>FF9976</text:p>
          </table:table-cell>
          <table:table-cell table:formula="of:=DEC2HEX(16751016+[.A144])" office:value-type="string" office:string-value="FF9A36" calcext:value-type="string">
            <text:p>FF9A36</text:p>
          </table:table-cell>
          <table:table-cell table:formula="of:=DEC2HEX(16751208+[.A144])" office:value-type="string" office:string-value="FF9AF6" calcext:value-type="string">
            <text:p>FF9AF6</text:p>
          </table:table-cell>
          <table:table-cell table:number-columns-repeated="1012"/>
        </table:table-row>
        <table:table-row table:style-name="ro6">
          <table:table-cell office:value-type="float" office:value="143" calcext:value-type="float">
            <text:p>143</text:p>
          </table:table-cell>
          <table:table-cell table:formula="of:=DEC2HEX([.A145])" office:value-type="string" office:string-value="8F" calcext:value-type="string">
            <text:p>8F</text:p>
          </table:table-cell>
          <table:table-cell table:number-columns-repeated="2"/>
          <table:table-cell table:formula="of:=DEC2HEX(16749864+[.A145])" office:value-type="string" office:string-value="FF95B7" calcext:value-type="string">
            <text:p>FF95B7</text:p>
          </table:table-cell>
          <table:table-cell table:formula="of:=DEC2HEX(16750056+[.A145])" office:value-type="string" office:string-value="FF9677" calcext:value-type="string">
            <text:p>FF9677</text:p>
          </table:table-cell>
          <table:table-cell table:formula="of:=DEC2HEX(16750248+[.A145])" office:value-type="string" office:string-value="FF9737" calcext:value-type="string">
            <text:p>FF9737</text:p>
          </table:table-cell>
          <table:table-cell table:formula="of:=DEC2HEX(16750440+[.A145])" office:value-type="string" office:string-value="FF97F7" calcext:value-type="string">
            <text:p>FF97F7</text:p>
          </table:table-cell>
          <table:table-cell table:formula="of:=DEC2HEX(16750632+[.A145])" office:value-type="string" office:string-value="FF98B7" calcext:value-type="string">
            <text:p>FF98B7</text:p>
          </table:table-cell>
          <table:table-cell table:formula="of:=DEC2HEX(16750824+[.A145])" office:value-type="string" office:string-value="FF9977" calcext:value-type="string">
            <text:p>FF9977</text:p>
          </table:table-cell>
          <table:table-cell table:formula="of:=DEC2HEX(16751016+[.A145])" office:value-type="string" office:string-value="FF9A37" calcext:value-type="string">
            <text:p>FF9A37</text:p>
          </table:table-cell>
          <table:table-cell table:formula="of:=DEC2HEX(16751208+[.A145])" office:value-type="string" office:string-value="FF9AF7" calcext:value-type="string">
            <text:p>FF9AF7</text:p>
          </table:table-cell>
          <table:table-cell table:number-columns-repeated="1012"/>
        </table:table-row>
        <table:table-row table:style-name="ro6">
          <table:table-cell office:value-type="float" office:value="144" calcext:value-type="float">
            <text:p>144</text:p>
          </table:table-cell>
          <table:table-cell table:formula="of:=DEC2HEX([.A146])" office:value-type="string" office:string-value="90" calcext:value-type="string">
            <text:p>90</text:p>
          </table:table-cell>
          <table:table-cell table:number-columns-repeated="2"/>
          <table:table-cell table:formula="of:=DEC2HEX(16749864+[.A146])" office:value-type="string" office:string-value="FF95B8" calcext:value-type="string">
            <text:p>FF95B8</text:p>
          </table:table-cell>
          <table:table-cell table:formula="of:=DEC2HEX(16750056+[.A146])" office:value-type="string" office:string-value="FF9678" calcext:value-type="string">
            <text:p>FF9678</text:p>
          </table:table-cell>
          <table:table-cell table:formula="of:=DEC2HEX(16750248+[.A146])" office:value-type="string" office:string-value="FF9738" calcext:value-type="string">
            <text:p>FF9738</text:p>
          </table:table-cell>
          <table:table-cell table:formula="of:=DEC2HEX(16750440+[.A146])" office:value-type="string" office:string-value="FF97F8" calcext:value-type="string">
            <text:p>FF97F8</text:p>
          </table:table-cell>
          <table:table-cell table:formula="of:=DEC2HEX(16750632+[.A146])" office:value-type="string" office:string-value="FF98B8" calcext:value-type="string">
            <text:p>FF98B8</text:p>
          </table:table-cell>
          <table:table-cell table:formula="of:=DEC2HEX(16750824+[.A146])" office:value-type="string" office:string-value="FF9978" calcext:value-type="string">
            <text:p>FF9978</text:p>
          </table:table-cell>
          <table:table-cell table:formula="of:=DEC2HEX(16751016+[.A146])" office:value-type="string" office:string-value="FF9A38" calcext:value-type="string">
            <text:p>FF9A38</text:p>
          </table:table-cell>
          <table:table-cell table:formula="of:=DEC2HEX(16751208+[.A146])" office:value-type="string" office:string-value="FF9AF8" calcext:value-type="string">
            <text:p>FF9AF8</text:p>
          </table:table-cell>
          <table:table-cell table:number-columns-repeated="1012"/>
        </table:table-row>
        <table:table-row table:style-name="ro6">
          <table:table-cell office:value-type="float" office:value="145" calcext:value-type="float">
            <text:p>145</text:p>
          </table:table-cell>
          <table:table-cell table:formula="of:=DEC2HEX([.A147])" office:value-type="string" office:string-value="91" calcext:value-type="string">
            <text:p>91</text:p>
          </table:table-cell>
          <table:table-cell table:number-columns-repeated="2"/>
          <table:table-cell table:formula="of:=DEC2HEX(16749864+[.A147])" office:value-type="string" office:string-value="FF95B9" calcext:value-type="string">
            <text:p>FF95B9</text:p>
          </table:table-cell>
          <table:table-cell table:formula="of:=DEC2HEX(16750056+[.A147])" office:value-type="string" office:string-value="FF9679" calcext:value-type="string">
            <text:p>FF9679</text:p>
          </table:table-cell>
          <table:table-cell table:formula="of:=DEC2HEX(16750248+[.A147])" office:value-type="string" office:string-value="FF9739" calcext:value-type="string">
            <text:p>FF9739</text:p>
          </table:table-cell>
          <table:table-cell table:formula="of:=DEC2HEX(16750440+[.A147])" office:value-type="string" office:string-value="FF97F9" calcext:value-type="string">
            <text:p>FF97F9</text:p>
          </table:table-cell>
          <table:table-cell table:formula="of:=DEC2HEX(16750632+[.A147])" office:value-type="string" office:string-value="FF98B9" calcext:value-type="string">
            <text:p>FF98B9</text:p>
          </table:table-cell>
          <table:table-cell table:formula="of:=DEC2HEX(16750824+[.A147])" office:value-type="string" office:string-value="FF9979" calcext:value-type="string">
            <text:p>FF9979</text:p>
          </table:table-cell>
          <table:table-cell table:formula="of:=DEC2HEX(16751016+[.A147])" office:value-type="string" office:string-value="FF9A39" calcext:value-type="string">
            <text:p>FF9A39</text:p>
          </table:table-cell>
          <table:table-cell table:formula="of:=DEC2HEX(16751208+[.A147])" office:value-type="string" office:string-value="FF9AF9" calcext:value-type="string">
            <text:p>FF9AF9</text:p>
          </table:table-cell>
          <table:table-cell table:number-columns-repeated="1012"/>
        </table:table-row>
        <table:table-row table:style-name="ro6">
          <table:table-cell office:value-type="float" office:value="146" calcext:value-type="float">
            <text:p>146</text:p>
          </table:table-cell>
          <table:table-cell table:formula="of:=DEC2HEX([.A148])" office:value-type="string" office:string-value="92" calcext:value-type="string">
            <text:p>92</text:p>
          </table:table-cell>
          <table:table-cell table:number-columns-repeated="2"/>
          <table:table-cell table:formula="of:=DEC2HEX(16749864+[.A148])" office:value-type="string" office:string-value="FF95BA" calcext:value-type="string">
            <text:p>FF95BA</text:p>
          </table:table-cell>
          <table:table-cell table:formula="of:=DEC2HEX(16750056+[.A148])" office:value-type="string" office:string-value="FF967A" calcext:value-type="string">
            <text:p>FF967A</text:p>
          </table:table-cell>
          <table:table-cell table:formula="of:=DEC2HEX(16750248+[.A148])" office:value-type="string" office:string-value="FF973A" calcext:value-type="string">
            <text:p>FF973A</text:p>
          </table:table-cell>
          <table:table-cell table:formula="of:=DEC2HEX(16750440+[.A148])" office:value-type="string" office:string-value="FF97FA" calcext:value-type="string">
            <text:p>FF97FA</text:p>
          </table:table-cell>
          <table:table-cell table:formula="of:=DEC2HEX(16750632+[.A148])" office:value-type="string" office:string-value="FF98BA" calcext:value-type="string">
            <text:p>FF98BA</text:p>
          </table:table-cell>
          <table:table-cell table:formula="of:=DEC2HEX(16750824+[.A148])" office:value-type="string" office:string-value="FF997A" calcext:value-type="string">
            <text:p>FF997A</text:p>
          </table:table-cell>
          <table:table-cell table:formula="of:=DEC2HEX(16751016+[.A148])" office:value-type="string" office:string-value="FF9A3A" calcext:value-type="string">
            <text:p>FF9A3A</text:p>
          </table:table-cell>
          <table:table-cell table:formula="of:=DEC2HEX(16751208+[.A148])" office:value-type="string" office:string-value="FF9AFA" calcext:value-type="string">
            <text:p>FF9AFA</text:p>
          </table:table-cell>
          <table:table-cell table:number-columns-repeated="1012"/>
        </table:table-row>
        <table:table-row table:style-name="ro6">
          <table:table-cell office:value-type="float" office:value="147" calcext:value-type="float">
            <text:p>147</text:p>
          </table:table-cell>
          <table:table-cell table:formula="of:=DEC2HEX([.A149])" office:value-type="string" office:string-value="93" calcext:value-type="string">
            <text:p>93</text:p>
          </table:table-cell>
          <table:table-cell table:number-columns-repeated="2"/>
          <table:table-cell table:formula="of:=DEC2HEX(16749864+[.A149])" office:value-type="string" office:string-value="FF95BB" calcext:value-type="string">
            <text:p>FF95BB</text:p>
          </table:table-cell>
          <table:table-cell table:formula="of:=DEC2HEX(16750056+[.A149])" office:value-type="string" office:string-value="FF967B" calcext:value-type="string">
            <text:p>FF967B</text:p>
          </table:table-cell>
          <table:table-cell table:formula="of:=DEC2HEX(16750248+[.A149])" office:value-type="string" office:string-value="FF973B" calcext:value-type="string">
            <text:p>FF973B</text:p>
          </table:table-cell>
          <table:table-cell table:formula="of:=DEC2HEX(16750440+[.A149])" office:value-type="string" office:string-value="FF97FB" calcext:value-type="string">
            <text:p>FF97FB</text:p>
          </table:table-cell>
          <table:table-cell table:formula="of:=DEC2HEX(16750632+[.A149])" office:value-type="string" office:string-value="FF98BB" calcext:value-type="string">
            <text:p>FF98BB</text:p>
          </table:table-cell>
          <table:table-cell table:formula="of:=DEC2HEX(16750824+[.A149])" office:value-type="string" office:string-value="FF997B" calcext:value-type="string">
            <text:p>FF997B</text:p>
          </table:table-cell>
          <table:table-cell table:formula="of:=DEC2HEX(16751016+[.A149])" office:value-type="string" office:string-value="FF9A3B" calcext:value-type="string">
            <text:p>FF9A3B</text:p>
          </table:table-cell>
          <table:table-cell table:formula="of:=DEC2HEX(16751208+[.A149])" office:value-type="string" office:string-value="FF9AFB" calcext:value-type="string">
            <text:p>FF9AFB</text:p>
          </table:table-cell>
          <table:table-cell table:number-columns-repeated="1012"/>
        </table:table-row>
        <table:table-row table:style-name="ro6">
          <table:table-cell office:value-type="float" office:value="148" calcext:value-type="float">
            <text:p>148</text:p>
          </table:table-cell>
          <table:table-cell table:formula="of:=DEC2HEX([.A150])" office:value-type="string" office:string-value="94" calcext:value-type="string">
            <text:p>94</text:p>
          </table:table-cell>
          <table:table-cell table:number-columns-repeated="2"/>
          <table:table-cell table:formula="of:=DEC2HEX(16749864+[.A150])" office:value-type="string" office:string-value="FF95BC" calcext:value-type="string">
            <text:p>FF95BC</text:p>
          </table:table-cell>
          <table:table-cell table:formula="of:=DEC2HEX(16750056+[.A150])" office:value-type="string" office:string-value="FF967C" calcext:value-type="string">
            <text:p>FF967C</text:p>
          </table:table-cell>
          <table:table-cell table:formula="of:=DEC2HEX(16750248+[.A150])" office:value-type="string" office:string-value="FF973C" calcext:value-type="string">
            <text:p>FF973C</text:p>
          </table:table-cell>
          <table:table-cell table:formula="of:=DEC2HEX(16750440+[.A150])" office:value-type="string" office:string-value="FF97FC" calcext:value-type="string">
            <text:p>FF97FC</text:p>
          </table:table-cell>
          <table:table-cell table:formula="of:=DEC2HEX(16750632+[.A150])" office:value-type="string" office:string-value="FF98BC" calcext:value-type="string">
            <text:p>FF98BC</text:p>
          </table:table-cell>
          <table:table-cell table:formula="of:=DEC2HEX(16750824+[.A150])" office:value-type="string" office:string-value="FF997C" calcext:value-type="string">
            <text:p>FF997C</text:p>
          </table:table-cell>
          <table:table-cell table:formula="of:=DEC2HEX(16751016+[.A150])" office:value-type="string" office:string-value="FF9A3C" calcext:value-type="string">
            <text:p>FF9A3C</text:p>
          </table:table-cell>
          <table:table-cell table:formula="of:=DEC2HEX(16751208+[.A150])" office:value-type="string" office:string-value="FF9AFC" calcext:value-type="string">
            <text:p>FF9AFC</text:p>
          </table:table-cell>
          <table:table-cell table:number-columns-repeated="1012"/>
        </table:table-row>
        <table:table-row table:style-name="ro6">
          <table:table-cell office:value-type="float" office:value="149" calcext:value-type="float">
            <text:p>149</text:p>
          </table:table-cell>
          <table:table-cell table:formula="of:=DEC2HEX([.A151])" office:value-type="string" office:string-value="95" calcext:value-type="string">
            <text:p>95</text:p>
          </table:table-cell>
          <table:table-cell table:number-columns-repeated="2"/>
          <table:table-cell table:formula="of:=DEC2HEX(16749864+[.A151])" office:value-type="string" office:string-value="FF95BD" calcext:value-type="string">
            <text:p>FF95BD</text:p>
          </table:table-cell>
          <table:table-cell table:formula="of:=DEC2HEX(16750056+[.A151])" office:value-type="string" office:string-value="FF967D" calcext:value-type="string">
            <text:p>FF967D</text:p>
          </table:table-cell>
          <table:table-cell table:formula="of:=DEC2HEX(16750248+[.A151])" office:value-type="string" office:string-value="FF973D" calcext:value-type="string">
            <text:p>FF973D</text:p>
          </table:table-cell>
          <table:table-cell table:formula="of:=DEC2HEX(16750440+[.A151])" office:value-type="string" office:string-value="FF97FD" calcext:value-type="string">
            <text:p>FF97FD</text:p>
          </table:table-cell>
          <table:table-cell table:formula="of:=DEC2HEX(16750632+[.A151])" office:value-type="string" office:string-value="FF98BD" calcext:value-type="string">
            <text:p>FF98BD</text:p>
          </table:table-cell>
          <table:table-cell table:formula="of:=DEC2HEX(16750824+[.A151])" office:value-type="string" office:string-value="FF997D" calcext:value-type="string">
            <text:p>FF997D</text:p>
          </table:table-cell>
          <table:table-cell table:formula="of:=DEC2HEX(16751016+[.A151])" office:value-type="string" office:string-value="FF9A3D" calcext:value-type="string">
            <text:p>FF9A3D</text:p>
          </table:table-cell>
          <table:table-cell table:formula="of:=DEC2HEX(16751208+[.A151])" office:value-type="string" office:string-value="FF9AFD" calcext:value-type="string">
            <text:p>FF9AFD</text:p>
          </table:table-cell>
          <table:table-cell table:number-columns-repeated="1012"/>
        </table:table-row>
        <table:table-row table:style-name="ro6">
          <table:table-cell office:value-type="float" office:value="150" calcext:value-type="float">
            <text:p>150</text:p>
          </table:table-cell>
          <table:table-cell table:formula="of:=DEC2HEX([.A152])" office:value-type="string" office:string-value="96" calcext:value-type="string">
            <text:p>96</text:p>
          </table:table-cell>
          <table:table-cell table:number-columns-repeated="2"/>
          <table:table-cell table:formula="of:=DEC2HEX(16749864+[.A152])" office:value-type="string" office:string-value="FF95BE" calcext:value-type="string">
            <text:p>FF95BE</text:p>
          </table:table-cell>
          <table:table-cell table:formula="of:=DEC2HEX(16750056+[.A152])" office:value-type="string" office:string-value="FF967E" calcext:value-type="string">
            <text:p>FF967E</text:p>
          </table:table-cell>
          <table:table-cell table:formula="of:=DEC2HEX(16750248+[.A152])" office:value-type="string" office:string-value="FF973E" calcext:value-type="string">
            <text:p>FF973E</text:p>
          </table:table-cell>
          <table:table-cell table:formula="of:=DEC2HEX(16750440+[.A152])" office:value-type="string" office:string-value="FF97FE" calcext:value-type="string">
            <text:p>FF97FE</text:p>
          </table:table-cell>
          <table:table-cell table:formula="of:=DEC2HEX(16750632+[.A152])" office:value-type="string" office:string-value="FF98BE" calcext:value-type="string">
            <text:p>FF98BE</text:p>
          </table:table-cell>
          <table:table-cell table:formula="of:=DEC2HEX(16750824+[.A152])" office:value-type="string" office:string-value="FF997E" calcext:value-type="string">
            <text:p>FF997E</text:p>
          </table:table-cell>
          <table:table-cell table:formula="of:=DEC2HEX(16751016+[.A152])" office:value-type="string" office:string-value="FF9A3E" calcext:value-type="string">
            <text:p>FF9A3E</text:p>
          </table:table-cell>
          <table:table-cell table:formula="of:=DEC2HEX(16751208+[.A152])" office:value-type="string" office:string-value="FF9AFE" calcext:value-type="string">
            <text:p>FF9AFE</text:p>
          </table:table-cell>
          <table:table-cell table:number-columns-repeated="1012"/>
        </table:table-row>
        <table:table-row table:style-name="ro6">
          <table:table-cell office:value-type="float" office:value="151" calcext:value-type="float">
            <text:p>151</text:p>
          </table:table-cell>
          <table:table-cell table:formula="of:=DEC2HEX([.A153])" office:value-type="string" office:string-value="97" calcext:value-type="string">
            <text:p>97</text:p>
          </table:table-cell>
          <table:table-cell table:number-columns-repeated="2"/>
          <table:table-cell table:formula="of:=DEC2HEX(16749864+[.A153])" office:value-type="string" office:string-value="FF95BF" calcext:value-type="string">
            <text:p>FF95BF</text:p>
          </table:table-cell>
          <table:table-cell table:formula="of:=DEC2HEX(16750056+[.A153])" office:value-type="string" office:string-value="FF967F" calcext:value-type="string">
            <text:p>FF967F</text:p>
          </table:table-cell>
          <table:table-cell table:formula="of:=DEC2HEX(16750248+[.A153])" office:value-type="string" office:string-value="FF973F" calcext:value-type="string">
            <text:p>FF973F</text:p>
          </table:table-cell>
          <table:table-cell table:formula="of:=DEC2HEX(16750440+[.A153])" office:value-type="string" office:string-value="FF97FF" calcext:value-type="string">
            <text:p>FF97FF</text:p>
          </table:table-cell>
          <table:table-cell table:formula="of:=DEC2HEX(16750632+[.A153])" office:value-type="string" office:string-value="FF98BF" calcext:value-type="string">
            <text:p>FF98BF</text:p>
          </table:table-cell>
          <table:table-cell table:formula="of:=DEC2HEX(16750824+[.A153])" office:value-type="string" office:string-value="FF997F" calcext:value-type="string">
            <text:p>FF997F</text:p>
          </table:table-cell>
          <table:table-cell table:formula="of:=DEC2HEX(16751016+[.A153])" office:value-type="string" office:string-value="FF9A3F" calcext:value-type="string">
            <text:p>FF9A3F</text:p>
          </table:table-cell>
          <table:table-cell table:formula="of:=DEC2HEX(16751208+[.A153])" office:value-type="string" office:string-value="FF9AFF" calcext:value-type="string">
            <text:p>FF9AFF</text:p>
          </table:table-cell>
          <table:table-cell table:number-columns-repeated="1012"/>
        </table:table-row>
        <table:table-row table:style-name="ro6">
          <table:table-cell office:value-type="float" office:value="152" calcext:value-type="float">
            <text:p>152</text:p>
          </table:table-cell>
          <table:table-cell table:formula="of:=DEC2HEX([.A154])" office:value-type="string" office:string-value="98" calcext:value-type="string">
            <text:p>98</text:p>
          </table:table-cell>
          <table:table-cell table:number-columns-repeated="2"/>
          <table:table-cell table:formula="of:=DEC2HEX(16749864+[.A154])" office:value-type="string" office:string-value="FF95C0" calcext:value-type="string">
            <text:p>FF95C0</text:p>
          </table:table-cell>
          <table:table-cell table:formula="of:=DEC2HEX(16750056+[.A154])" office:value-type="string" office:string-value="FF9680" calcext:value-type="string">
            <text:p>FF9680</text:p>
          </table:table-cell>
          <table:table-cell table:formula="of:=DEC2HEX(16750248+[.A154])" office:value-type="string" office:string-value="FF9740" calcext:value-type="string">
            <text:p>FF9740</text:p>
          </table:table-cell>
          <table:table-cell table:formula="of:=DEC2HEX(16750440+[.A154])" office:value-type="string" office:string-value="FF9800" calcext:value-type="string">
            <text:p>FF9800</text:p>
          </table:table-cell>
          <table:table-cell table:formula="of:=DEC2HEX(16750632+[.A154])" office:value-type="string" office:string-value="FF98C0" calcext:value-type="string">
            <text:p>FF98C0</text:p>
          </table:table-cell>
          <table:table-cell table:formula="of:=DEC2HEX(16750824+[.A154])" office:value-type="string" office:string-value="FF9980" calcext:value-type="string">
            <text:p>FF9980</text:p>
          </table:table-cell>
          <table:table-cell table:formula="of:=DEC2HEX(16751016+[.A154])" office:value-type="string" office:string-value="FF9A40" calcext:value-type="string">
            <text:p>FF9A40</text:p>
          </table:table-cell>
          <table:table-cell table:formula="of:=DEC2HEX(16751208+[.A154])" office:value-type="string" office:string-value="FF9B00" calcext:value-type="string">
            <text:p>FF9B00</text:p>
          </table:table-cell>
          <table:table-cell table:number-columns-repeated="1012"/>
        </table:table-row>
        <table:table-row table:style-name="ro6">
          <table:table-cell office:value-type="float" office:value="153" calcext:value-type="float">
            <text:p>153</text:p>
          </table:table-cell>
          <table:table-cell table:formula="of:=DEC2HEX([.A155])" office:value-type="string" office:string-value="99" calcext:value-type="string">
            <text:p>99</text:p>
          </table:table-cell>
          <table:table-cell table:number-columns-repeated="2"/>
          <table:table-cell table:formula="of:=DEC2HEX(16749864+[.A155])" office:value-type="string" office:string-value="FF95C1" calcext:value-type="string">
            <text:p>FF95C1</text:p>
          </table:table-cell>
          <table:table-cell table:formula="of:=DEC2HEX(16750056+[.A155])" office:value-type="string" office:string-value="FF9681" calcext:value-type="string">
            <text:p>FF9681</text:p>
          </table:table-cell>
          <table:table-cell table:formula="of:=DEC2HEX(16750248+[.A155])" office:value-type="string" office:string-value="FF9741" calcext:value-type="string">
            <text:p>FF9741</text:p>
          </table:table-cell>
          <table:table-cell table:formula="of:=DEC2HEX(16750440+[.A155])" office:value-type="string" office:string-value="FF9801" calcext:value-type="string">
            <text:p>FF9801</text:p>
          </table:table-cell>
          <table:table-cell table:formula="of:=DEC2HEX(16750632+[.A155])" office:value-type="string" office:string-value="FF98C1" calcext:value-type="string">
            <text:p>FF98C1</text:p>
          </table:table-cell>
          <table:table-cell table:formula="of:=DEC2HEX(16750824+[.A155])" office:value-type="string" office:string-value="FF9981" calcext:value-type="string">
            <text:p>FF9981</text:p>
          </table:table-cell>
          <table:table-cell table:formula="of:=DEC2HEX(16751016+[.A155])" office:value-type="string" office:string-value="FF9A41" calcext:value-type="string">
            <text:p>FF9A41</text:p>
          </table:table-cell>
          <table:table-cell table:formula="of:=DEC2HEX(16751208+[.A155])" office:value-type="string" office:string-value="FF9B01" calcext:value-type="string">
            <text:p>FF9B01</text:p>
          </table:table-cell>
          <table:table-cell table:number-columns-repeated="1012"/>
        </table:table-row>
        <table:table-row table:style-name="ro6">
          <table:table-cell office:value-type="float" office:value="154" calcext:value-type="float">
            <text:p>154</text:p>
          </table:table-cell>
          <table:table-cell table:formula="of:=DEC2HEX([.A156])" office:value-type="string" office:string-value="9A" calcext:value-type="string">
            <text:p>9A</text:p>
          </table:table-cell>
          <table:table-cell table:number-columns-repeated="2"/>
          <table:table-cell table:formula="of:=DEC2HEX(16749864+[.A156])" office:value-type="string" office:string-value="FF95C2" calcext:value-type="string">
            <text:p>FF95C2</text:p>
          </table:table-cell>
          <table:table-cell table:formula="of:=DEC2HEX(16750056+[.A156])" office:value-type="string" office:string-value="FF9682" calcext:value-type="string">
            <text:p>FF9682</text:p>
          </table:table-cell>
          <table:table-cell table:formula="of:=DEC2HEX(16750248+[.A156])" office:value-type="string" office:string-value="FF9742" calcext:value-type="string">
            <text:p>FF9742</text:p>
          </table:table-cell>
          <table:table-cell table:formula="of:=DEC2HEX(16750440+[.A156])" office:value-type="string" office:string-value="FF9802" calcext:value-type="string">
            <text:p>FF9802</text:p>
          </table:table-cell>
          <table:table-cell table:formula="of:=DEC2HEX(16750632+[.A156])" office:value-type="string" office:string-value="FF98C2" calcext:value-type="string">
            <text:p>FF98C2</text:p>
          </table:table-cell>
          <table:table-cell table:formula="of:=DEC2HEX(16750824+[.A156])" office:value-type="string" office:string-value="FF9982" calcext:value-type="string">
            <text:p>FF9982</text:p>
          </table:table-cell>
          <table:table-cell table:formula="of:=DEC2HEX(16751016+[.A156])" office:value-type="string" office:string-value="FF9A42" calcext:value-type="string">
            <text:p>FF9A42</text:p>
          </table:table-cell>
          <table:table-cell table:formula="of:=DEC2HEX(16751208+[.A156])" office:value-type="string" office:string-value="FF9B02" calcext:value-type="string">
            <text:p>FF9B02</text:p>
          </table:table-cell>
          <table:table-cell table:number-columns-repeated="1012"/>
        </table:table-row>
        <table:table-row table:style-name="ro6">
          <table:table-cell office:value-type="float" office:value="155" calcext:value-type="float">
            <text:p>155</text:p>
          </table:table-cell>
          <table:table-cell table:formula="of:=DEC2HEX([.A157])" office:value-type="string" office:string-value="9B" calcext:value-type="string">
            <text:p>9B</text:p>
          </table:table-cell>
          <table:table-cell table:number-columns-repeated="2"/>
          <table:table-cell table:formula="of:=DEC2HEX(16749864+[.A157])" office:value-type="string" office:string-value="FF95C3" calcext:value-type="string">
            <text:p>FF95C3</text:p>
          </table:table-cell>
          <table:table-cell table:formula="of:=DEC2HEX(16750056+[.A157])" office:value-type="string" office:string-value="FF9683" calcext:value-type="string">
            <text:p>FF9683</text:p>
          </table:table-cell>
          <table:table-cell table:formula="of:=DEC2HEX(16750248+[.A157])" office:value-type="string" office:string-value="FF9743" calcext:value-type="string">
            <text:p>FF9743</text:p>
          </table:table-cell>
          <table:table-cell table:formula="of:=DEC2HEX(16750440+[.A157])" office:value-type="string" office:string-value="FF9803" calcext:value-type="string">
            <text:p>FF9803</text:p>
          </table:table-cell>
          <table:table-cell table:formula="of:=DEC2HEX(16750632+[.A157])" office:value-type="string" office:string-value="FF98C3" calcext:value-type="string">
            <text:p>FF98C3</text:p>
          </table:table-cell>
          <table:table-cell table:formula="of:=DEC2HEX(16750824+[.A157])" office:value-type="string" office:string-value="FF9983" calcext:value-type="string">
            <text:p>FF9983</text:p>
          </table:table-cell>
          <table:table-cell table:formula="of:=DEC2HEX(16751016+[.A157])" office:value-type="string" office:string-value="FF9A43" calcext:value-type="string">
            <text:p>FF9A43</text:p>
          </table:table-cell>
          <table:table-cell table:formula="of:=DEC2HEX(16751208+[.A157])" office:value-type="string" office:string-value="FF9B03" calcext:value-type="string">
            <text:p>FF9B03</text:p>
          </table:table-cell>
          <table:table-cell table:number-columns-repeated="1012"/>
        </table:table-row>
        <table:table-row table:style-name="ro6">
          <table:table-cell office:value-type="float" office:value="156" calcext:value-type="float">
            <text:p>156</text:p>
          </table:table-cell>
          <table:table-cell table:formula="of:=DEC2HEX([.A158])" office:value-type="string" office:string-value="9C" calcext:value-type="string">
            <text:p>9C</text:p>
          </table:table-cell>
          <table:table-cell table:number-columns-repeated="2"/>
          <table:table-cell table:formula="of:=DEC2HEX(16749864+[.A158])" office:value-type="string" office:string-value="FF95C4" calcext:value-type="string">
            <text:p>FF95C4</text:p>
          </table:table-cell>
          <table:table-cell table:formula="of:=DEC2HEX(16750056+[.A158])" office:value-type="string" office:string-value="FF9684" calcext:value-type="string">
            <text:p>FF9684</text:p>
          </table:table-cell>
          <table:table-cell table:formula="of:=DEC2HEX(16750248+[.A158])" office:value-type="string" office:string-value="FF9744" calcext:value-type="string">
            <text:p>FF9744</text:p>
          </table:table-cell>
          <table:table-cell table:formula="of:=DEC2HEX(16750440+[.A158])" office:value-type="string" office:string-value="FF9804" calcext:value-type="string">
            <text:p>FF9804</text:p>
          </table:table-cell>
          <table:table-cell table:formula="of:=DEC2HEX(16750632+[.A158])" office:value-type="string" office:string-value="FF98C4" calcext:value-type="string">
            <text:p>FF98C4</text:p>
          </table:table-cell>
          <table:table-cell table:formula="of:=DEC2HEX(16750824+[.A158])" office:value-type="string" office:string-value="FF9984" calcext:value-type="string">
            <text:p>FF9984</text:p>
          </table:table-cell>
          <table:table-cell table:formula="of:=DEC2HEX(16751016+[.A158])" office:value-type="string" office:string-value="FF9A44" calcext:value-type="string">
            <text:p>FF9A44</text:p>
          </table:table-cell>
          <table:table-cell table:formula="of:=DEC2HEX(16751208+[.A158])" office:value-type="string" office:string-value="FF9B04" calcext:value-type="string">
            <text:p>FF9B04</text:p>
          </table:table-cell>
          <table:table-cell table:number-columns-repeated="1012"/>
        </table:table-row>
        <table:table-row table:style-name="ro6">
          <table:table-cell office:value-type="float" office:value="157" calcext:value-type="float">
            <text:p>157</text:p>
          </table:table-cell>
          <table:table-cell table:formula="of:=DEC2HEX([.A159])" office:value-type="string" office:string-value="9D" calcext:value-type="string">
            <text:p>9D</text:p>
          </table:table-cell>
          <table:table-cell table:number-columns-repeated="2"/>
          <table:table-cell table:formula="of:=DEC2HEX(16749864+[.A159])" office:value-type="string" office:string-value="FF95C5" calcext:value-type="string">
            <text:p>FF95C5</text:p>
          </table:table-cell>
          <table:table-cell table:formula="of:=DEC2HEX(16750056+[.A159])" office:value-type="string" office:string-value="FF9685" calcext:value-type="string">
            <text:p>FF9685</text:p>
          </table:table-cell>
          <table:table-cell table:formula="of:=DEC2HEX(16750248+[.A159])" office:value-type="string" office:string-value="FF9745" calcext:value-type="string">
            <text:p>FF9745</text:p>
          </table:table-cell>
          <table:table-cell table:formula="of:=DEC2HEX(16750440+[.A159])" office:value-type="string" office:string-value="FF9805" calcext:value-type="string">
            <text:p>FF9805</text:p>
          </table:table-cell>
          <table:table-cell table:formula="of:=DEC2HEX(16750632+[.A159])" office:value-type="string" office:string-value="FF98C5" calcext:value-type="string">
            <text:p>FF98C5</text:p>
          </table:table-cell>
          <table:table-cell table:formula="of:=DEC2HEX(16750824+[.A159])" office:value-type="string" office:string-value="FF9985" calcext:value-type="string">
            <text:p>FF9985</text:p>
          </table:table-cell>
          <table:table-cell table:formula="of:=DEC2HEX(16751016+[.A159])" office:value-type="string" office:string-value="FF9A45" calcext:value-type="string">
            <text:p>FF9A45</text:p>
          </table:table-cell>
          <table:table-cell table:formula="of:=DEC2HEX(16751208+[.A159])" office:value-type="string" office:string-value="FF9B05" calcext:value-type="string">
            <text:p>FF9B05</text:p>
          </table:table-cell>
          <table:table-cell table:number-columns-repeated="1012"/>
        </table:table-row>
        <table:table-row table:style-name="ro6">
          <table:table-cell office:value-type="float" office:value="158" calcext:value-type="float">
            <text:p>158</text:p>
          </table:table-cell>
          <table:table-cell table:formula="of:=DEC2HEX([.A160])" office:value-type="string" office:string-value="9E" calcext:value-type="string">
            <text:p>9E</text:p>
          </table:table-cell>
          <table:table-cell table:number-columns-repeated="2"/>
          <table:table-cell table:formula="of:=DEC2HEX(16749864+[.A160])" office:value-type="string" office:string-value="FF95C6" calcext:value-type="string">
            <text:p>FF95C6</text:p>
          </table:table-cell>
          <table:table-cell table:formula="of:=DEC2HEX(16750056+[.A160])" office:value-type="string" office:string-value="FF9686" calcext:value-type="string">
            <text:p>FF9686</text:p>
          </table:table-cell>
          <table:table-cell table:formula="of:=DEC2HEX(16750248+[.A160])" office:value-type="string" office:string-value="FF9746" calcext:value-type="string">
            <text:p>FF9746</text:p>
          </table:table-cell>
          <table:table-cell table:formula="of:=DEC2HEX(16750440+[.A160])" office:value-type="string" office:string-value="FF9806" calcext:value-type="string">
            <text:p>FF9806</text:p>
          </table:table-cell>
          <table:table-cell table:formula="of:=DEC2HEX(16750632+[.A160])" office:value-type="string" office:string-value="FF98C6" calcext:value-type="string">
            <text:p>FF98C6</text:p>
          </table:table-cell>
          <table:table-cell table:formula="of:=DEC2HEX(16750824+[.A160])" office:value-type="string" office:string-value="FF9986" calcext:value-type="string">
            <text:p>FF9986</text:p>
          </table:table-cell>
          <table:table-cell table:formula="of:=DEC2HEX(16751016+[.A160])" office:value-type="string" office:string-value="FF9A46" calcext:value-type="string">
            <text:p>FF9A46</text:p>
          </table:table-cell>
          <table:table-cell table:formula="of:=DEC2HEX(16751208+[.A160])" office:value-type="string" office:string-value="FF9B06" calcext:value-type="string">
            <text:p>FF9B06</text:p>
          </table:table-cell>
          <table:table-cell table:number-columns-repeated="1012"/>
        </table:table-row>
        <table:table-row table:style-name="ro6">
          <table:table-cell office:value-type="float" office:value="159" calcext:value-type="float">
            <text:p>159</text:p>
          </table:table-cell>
          <table:table-cell table:formula="of:=DEC2HEX([.A161])" office:value-type="string" office:string-value="9F" calcext:value-type="string">
            <text:p>9F</text:p>
          </table:table-cell>
          <table:table-cell table:number-columns-repeated="2"/>
          <table:table-cell table:formula="of:=DEC2HEX(16749864+[.A161])" office:value-type="string" office:string-value="FF95C7" calcext:value-type="string">
            <text:p>FF95C7</text:p>
          </table:table-cell>
          <table:table-cell table:formula="of:=DEC2HEX(16750056+[.A161])" office:value-type="string" office:string-value="FF9687" calcext:value-type="string">
            <text:p>FF9687</text:p>
          </table:table-cell>
          <table:table-cell table:formula="of:=DEC2HEX(16750248+[.A161])" office:value-type="string" office:string-value="FF9747" calcext:value-type="string">
            <text:p>FF9747</text:p>
          </table:table-cell>
          <table:table-cell table:formula="of:=DEC2HEX(16750440+[.A161])" office:value-type="string" office:string-value="FF9807" calcext:value-type="string">
            <text:p>FF9807</text:p>
          </table:table-cell>
          <table:table-cell table:formula="of:=DEC2HEX(16750632+[.A161])" office:value-type="string" office:string-value="FF98C7" calcext:value-type="string">
            <text:p>FF98C7</text:p>
          </table:table-cell>
          <table:table-cell table:formula="of:=DEC2HEX(16750824+[.A161])" office:value-type="string" office:string-value="FF9987" calcext:value-type="string">
            <text:p>FF9987</text:p>
          </table:table-cell>
          <table:table-cell table:formula="of:=DEC2HEX(16751016+[.A161])" office:value-type="string" office:string-value="FF9A47" calcext:value-type="string">
            <text:p>FF9A47</text:p>
          </table:table-cell>
          <table:table-cell table:formula="of:=DEC2HEX(16751208+[.A161])" office:value-type="string" office:string-value="FF9B07" calcext:value-type="string">
            <text:p>FF9B07</text:p>
          </table:table-cell>
          <table:table-cell table:number-columns-repeated="1012"/>
        </table:table-row>
        <table:table-row table:style-name="ro6">
          <table:table-cell office:value-type="float" office:value="160" calcext:value-type="float">
            <text:p>160</text:p>
          </table:table-cell>
          <table:table-cell table:formula="of:=DEC2HEX([.A162])" office:value-type="string" office:string-value="A0" calcext:value-type="string">
            <text:p>A0</text:p>
          </table:table-cell>
          <table:table-cell table:number-columns-repeated="2"/>
          <table:table-cell table:formula="of:=DEC2HEX(16749864+[.A162])" office:value-type="string" office:string-value="FF95C8" calcext:value-type="string">
            <text:p>FF95C8</text:p>
          </table:table-cell>
          <table:table-cell table:formula="of:=DEC2HEX(16750056+[.A162])" office:value-type="string" office:string-value="FF9688" calcext:value-type="string">
            <text:p>FF9688</text:p>
          </table:table-cell>
          <table:table-cell table:formula="of:=DEC2HEX(16750248+[.A162])" office:value-type="string" office:string-value="FF9748" calcext:value-type="string">
            <text:p>FF9748</text:p>
          </table:table-cell>
          <table:table-cell table:formula="of:=DEC2HEX(16750440+[.A162])" office:value-type="string" office:string-value="FF9808" calcext:value-type="string">
            <text:p>FF9808</text:p>
          </table:table-cell>
          <table:table-cell table:formula="of:=DEC2HEX(16750632+[.A162])" office:value-type="string" office:string-value="FF98C8" calcext:value-type="string">
            <text:p>FF98C8</text:p>
          </table:table-cell>
          <table:table-cell table:formula="of:=DEC2HEX(16750824+[.A162])" office:value-type="string" office:string-value="FF9988" calcext:value-type="string">
            <text:p>FF9988</text:p>
          </table:table-cell>
          <table:table-cell table:formula="of:=DEC2HEX(16751016+[.A162])" office:value-type="string" office:string-value="FF9A48" calcext:value-type="string">
            <text:p>FF9A48</text:p>
          </table:table-cell>
          <table:table-cell table:formula="of:=DEC2HEX(16751208+[.A162])" office:value-type="string" office:string-value="FF9B08" calcext:value-type="string">
            <text:p>FF9B08</text:p>
          </table:table-cell>
          <table:table-cell table:number-columns-repeated="1012"/>
        </table:table-row>
        <table:table-row table:style-name="ro6">
          <table:table-cell office:value-type="float" office:value="161" calcext:value-type="float">
            <text:p>161</text:p>
          </table:table-cell>
          <table:table-cell table:formula="of:=DEC2HEX([.A163])" office:value-type="string" office:string-value="A1" calcext:value-type="string">
            <text:p>A1</text:p>
          </table:table-cell>
          <table:table-cell table:number-columns-repeated="2"/>
          <table:table-cell table:formula="of:=DEC2HEX(16749864+[.A163])" office:value-type="string" office:string-value="FF95C9" calcext:value-type="string">
            <text:p>FF95C9</text:p>
          </table:table-cell>
          <table:table-cell table:formula="of:=DEC2HEX(16750056+[.A163])" office:value-type="string" office:string-value="FF9689" calcext:value-type="string">
            <text:p>FF9689</text:p>
          </table:table-cell>
          <table:table-cell table:formula="of:=DEC2HEX(16750248+[.A163])" office:value-type="string" office:string-value="FF9749" calcext:value-type="string">
            <text:p>FF9749</text:p>
          </table:table-cell>
          <table:table-cell table:formula="of:=DEC2HEX(16750440+[.A163])" office:value-type="string" office:string-value="FF9809" calcext:value-type="string">
            <text:p>FF9809</text:p>
          </table:table-cell>
          <table:table-cell table:formula="of:=DEC2HEX(16750632+[.A163])" office:value-type="string" office:string-value="FF98C9" calcext:value-type="string">
            <text:p>FF98C9</text:p>
          </table:table-cell>
          <table:table-cell table:formula="of:=DEC2HEX(16750824+[.A163])" office:value-type="string" office:string-value="FF9989" calcext:value-type="string">
            <text:p>FF9989</text:p>
          </table:table-cell>
          <table:table-cell table:formula="of:=DEC2HEX(16751016+[.A163])" office:value-type="string" office:string-value="FF9A49" calcext:value-type="string">
            <text:p>FF9A49</text:p>
          </table:table-cell>
          <table:table-cell table:formula="of:=DEC2HEX(16751208+[.A163])" office:value-type="string" office:string-value="FF9B09" calcext:value-type="string">
            <text:p>FF9B09</text:p>
          </table:table-cell>
          <table:table-cell table:number-columns-repeated="1012"/>
        </table:table-row>
        <table:table-row table:style-name="ro6">
          <table:table-cell office:value-type="float" office:value="162" calcext:value-type="float">
            <text:p>162</text:p>
          </table:table-cell>
          <table:table-cell table:formula="of:=DEC2HEX([.A164])" office:value-type="string" office:string-value="A2" calcext:value-type="string">
            <text:p>A2</text:p>
          </table:table-cell>
          <table:table-cell table:number-columns-repeated="2"/>
          <table:table-cell table:formula="of:=DEC2HEX(16749864+[.A164])" office:value-type="string" office:string-value="FF95CA" calcext:value-type="string">
            <text:p>FF95CA</text:p>
          </table:table-cell>
          <table:table-cell table:formula="of:=DEC2HEX(16750056+[.A164])" office:value-type="string" office:string-value="FF968A" calcext:value-type="string">
            <text:p>FF968A</text:p>
          </table:table-cell>
          <table:table-cell table:formula="of:=DEC2HEX(16750248+[.A164])" office:value-type="string" office:string-value="FF974A" calcext:value-type="string">
            <text:p>FF974A</text:p>
          </table:table-cell>
          <table:table-cell table:formula="of:=DEC2HEX(16750440+[.A164])" office:value-type="string" office:string-value="FF980A" calcext:value-type="string">
            <text:p>FF980A</text:p>
          </table:table-cell>
          <table:table-cell table:formula="of:=DEC2HEX(16750632+[.A164])" office:value-type="string" office:string-value="FF98CA" calcext:value-type="string">
            <text:p>FF98CA</text:p>
          </table:table-cell>
          <table:table-cell table:formula="of:=DEC2HEX(16750824+[.A164])" office:value-type="string" office:string-value="FF998A" calcext:value-type="string">
            <text:p>FF998A</text:p>
          </table:table-cell>
          <table:table-cell table:formula="of:=DEC2HEX(16751016+[.A164])" office:value-type="string" office:string-value="FF9A4A" calcext:value-type="string">
            <text:p>FF9A4A</text:p>
          </table:table-cell>
          <table:table-cell table:formula="of:=DEC2HEX(16751208+[.A164])" office:value-type="string" office:string-value="FF9B0A" calcext:value-type="string">
            <text:p>FF9B0A</text:p>
          </table:table-cell>
          <table:table-cell table:number-columns-repeated="1012"/>
        </table:table-row>
        <table:table-row table:style-name="ro6">
          <table:table-cell office:value-type="float" office:value="163" calcext:value-type="float">
            <text:p>163</text:p>
          </table:table-cell>
          <table:table-cell table:formula="of:=DEC2HEX([.A165])" office:value-type="string" office:string-value="A3" calcext:value-type="string">
            <text:p>A3</text:p>
          </table:table-cell>
          <table:table-cell table:number-columns-repeated="2"/>
          <table:table-cell table:formula="of:=DEC2HEX(16749864+[.A165])" office:value-type="string" office:string-value="FF95CB" calcext:value-type="string">
            <text:p>FF95CB</text:p>
          </table:table-cell>
          <table:table-cell table:formula="of:=DEC2HEX(16750056+[.A165])" office:value-type="string" office:string-value="FF968B" calcext:value-type="string">
            <text:p>FF968B</text:p>
          </table:table-cell>
          <table:table-cell table:formula="of:=DEC2HEX(16750248+[.A165])" office:value-type="string" office:string-value="FF974B" calcext:value-type="string">
            <text:p>FF974B</text:p>
          </table:table-cell>
          <table:table-cell table:formula="of:=DEC2HEX(16750440+[.A165])" office:value-type="string" office:string-value="FF980B" calcext:value-type="string">
            <text:p>FF980B</text:p>
          </table:table-cell>
          <table:table-cell table:formula="of:=DEC2HEX(16750632+[.A165])" office:value-type="string" office:string-value="FF98CB" calcext:value-type="string">
            <text:p>FF98CB</text:p>
          </table:table-cell>
          <table:table-cell table:formula="of:=DEC2HEX(16750824+[.A165])" office:value-type="string" office:string-value="FF998B" calcext:value-type="string">
            <text:p>FF998B</text:p>
          </table:table-cell>
          <table:table-cell table:formula="of:=DEC2HEX(16751016+[.A165])" office:value-type="string" office:string-value="FF9A4B" calcext:value-type="string">
            <text:p>FF9A4B</text:p>
          </table:table-cell>
          <table:table-cell table:formula="of:=DEC2HEX(16751208+[.A165])" office:value-type="string" office:string-value="FF9B0B" calcext:value-type="string">
            <text:p>FF9B0B</text:p>
          </table:table-cell>
          <table:table-cell table:number-columns-repeated="1012"/>
        </table:table-row>
        <table:table-row table:style-name="ro6">
          <table:table-cell office:value-type="float" office:value="164" calcext:value-type="float">
            <text:p>164</text:p>
          </table:table-cell>
          <table:table-cell table:formula="of:=DEC2HEX([.A166])" office:value-type="string" office:string-value="A4" calcext:value-type="string">
            <text:p>A4</text:p>
          </table:table-cell>
          <table:table-cell table:number-columns-repeated="2"/>
          <table:table-cell table:formula="of:=DEC2HEX(16749864+[.A166])" office:value-type="string" office:string-value="FF95CC" calcext:value-type="string">
            <text:p>FF95CC</text:p>
          </table:table-cell>
          <table:table-cell table:formula="of:=DEC2HEX(16750056+[.A166])" office:value-type="string" office:string-value="FF968C" calcext:value-type="string">
            <text:p>FF968C</text:p>
          </table:table-cell>
          <table:table-cell table:formula="of:=DEC2HEX(16750248+[.A166])" office:value-type="string" office:string-value="FF974C" calcext:value-type="string">
            <text:p>FF974C</text:p>
          </table:table-cell>
          <table:table-cell table:formula="of:=DEC2HEX(16750440+[.A166])" office:value-type="string" office:string-value="FF980C" calcext:value-type="string">
            <text:p>FF980C</text:p>
          </table:table-cell>
          <table:table-cell table:formula="of:=DEC2HEX(16750632+[.A166])" office:value-type="string" office:string-value="FF98CC" calcext:value-type="string">
            <text:p>FF98CC</text:p>
          </table:table-cell>
          <table:table-cell table:formula="of:=DEC2HEX(16750824+[.A166])" office:value-type="string" office:string-value="FF998C" calcext:value-type="string">
            <text:p>FF998C</text:p>
          </table:table-cell>
          <table:table-cell table:formula="of:=DEC2HEX(16751016+[.A166])" office:value-type="string" office:string-value="FF9A4C" calcext:value-type="string">
            <text:p>FF9A4C</text:p>
          </table:table-cell>
          <table:table-cell table:formula="of:=DEC2HEX(16751208+[.A166])" office:value-type="string" office:string-value="FF9B0C" calcext:value-type="string">
            <text:p>FF9B0C</text:p>
          </table:table-cell>
          <table:table-cell table:number-columns-repeated="1012"/>
        </table:table-row>
        <table:table-row table:style-name="ro6">
          <table:table-cell office:value-type="float" office:value="165" calcext:value-type="float">
            <text:p>165</text:p>
          </table:table-cell>
          <table:table-cell table:formula="of:=DEC2HEX([.A167])" office:value-type="string" office:string-value="A5" calcext:value-type="string">
            <text:p>A5</text:p>
          </table:table-cell>
          <table:table-cell table:number-columns-repeated="2"/>
          <table:table-cell table:formula="of:=DEC2HEX(16749864+[.A167])" office:value-type="string" office:string-value="FF95CD" calcext:value-type="string">
            <text:p>FF95CD</text:p>
          </table:table-cell>
          <table:table-cell table:formula="of:=DEC2HEX(16750056+[.A167])" office:value-type="string" office:string-value="FF968D" calcext:value-type="string">
            <text:p>FF968D</text:p>
          </table:table-cell>
          <table:table-cell table:formula="of:=DEC2HEX(16750248+[.A167])" office:value-type="string" office:string-value="FF974D" calcext:value-type="string">
            <text:p>FF974D</text:p>
          </table:table-cell>
          <table:table-cell table:formula="of:=DEC2HEX(16750440+[.A167])" office:value-type="string" office:string-value="FF980D" calcext:value-type="string">
            <text:p>FF980D</text:p>
          </table:table-cell>
          <table:table-cell table:formula="of:=DEC2HEX(16750632+[.A167])" office:value-type="string" office:string-value="FF98CD" calcext:value-type="string">
            <text:p>FF98CD</text:p>
          </table:table-cell>
          <table:table-cell table:formula="of:=DEC2HEX(16750824+[.A167])" office:value-type="string" office:string-value="FF998D" calcext:value-type="string">
            <text:p>FF998D</text:p>
          </table:table-cell>
          <table:table-cell table:formula="of:=DEC2HEX(16751016+[.A167])" office:value-type="string" office:string-value="FF9A4D" calcext:value-type="string">
            <text:p>FF9A4D</text:p>
          </table:table-cell>
          <table:table-cell table:formula="of:=DEC2HEX(16751208+[.A167])" office:value-type="string" office:string-value="FF9B0D" calcext:value-type="string">
            <text:p>FF9B0D</text:p>
          </table:table-cell>
          <table:table-cell table:number-columns-repeated="1012"/>
        </table:table-row>
        <table:table-row table:style-name="ro6">
          <table:table-cell office:value-type="float" office:value="166" calcext:value-type="float">
            <text:p>166</text:p>
          </table:table-cell>
          <table:table-cell table:formula="of:=DEC2HEX([.A168])" office:value-type="string" office:string-value="A6" calcext:value-type="string">
            <text:p>A6</text:p>
          </table:table-cell>
          <table:table-cell table:number-columns-repeated="2"/>
          <table:table-cell table:formula="of:=DEC2HEX(16749864+[.A168])" office:value-type="string" office:string-value="FF95CE" calcext:value-type="string">
            <text:p>FF95CE</text:p>
          </table:table-cell>
          <table:table-cell table:formula="of:=DEC2HEX(16750056+[.A168])" office:value-type="string" office:string-value="FF968E" calcext:value-type="string">
            <text:p>FF968E</text:p>
          </table:table-cell>
          <table:table-cell table:formula="of:=DEC2HEX(16750248+[.A168])" office:value-type="string" office:string-value="FF974E" calcext:value-type="string">
            <text:p>FF974E</text:p>
          </table:table-cell>
          <table:table-cell table:formula="of:=DEC2HEX(16750440+[.A168])" office:value-type="string" office:string-value="FF980E" calcext:value-type="string">
            <text:p>FF980E</text:p>
          </table:table-cell>
          <table:table-cell table:formula="of:=DEC2HEX(16750632+[.A168])" office:value-type="string" office:string-value="FF98CE" calcext:value-type="string">
            <text:p>FF98CE</text:p>
          </table:table-cell>
          <table:table-cell table:formula="of:=DEC2HEX(16750824+[.A168])" office:value-type="string" office:string-value="FF998E" calcext:value-type="string">
            <text:p>FF998E</text:p>
          </table:table-cell>
          <table:table-cell table:formula="of:=DEC2HEX(16751016+[.A168])" office:value-type="string" office:string-value="FF9A4E" calcext:value-type="string">
            <text:p>FF9A4E</text:p>
          </table:table-cell>
          <table:table-cell table:formula="of:=DEC2HEX(16751208+[.A168])" office:value-type="string" office:string-value="FF9B0E" calcext:value-type="string">
            <text:p>FF9B0E</text:p>
          </table:table-cell>
          <table:table-cell table:number-columns-repeated="1012"/>
        </table:table-row>
        <table:table-row table:style-name="ro6">
          <table:table-cell office:value-type="float" office:value="167" calcext:value-type="float">
            <text:p>167</text:p>
          </table:table-cell>
          <table:table-cell table:formula="of:=DEC2HEX([.A169])" office:value-type="string" office:string-value="A7" calcext:value-type="string">
            <text:p>A7</text:p>
          </table:table-cell>
          <table:table-cell table:number-columns-repeated="2"/>
          <table:table-cell table:formula="of:=DEC2HEX(16749864+[.A169])" office:value-type="string" office:string-value="FF95CF" calcext:value-type="string">
            <text:p>FF95CF</text:p>
          </table:table-cell>
          <table:table-cell table:formula="of:=DEC2HEX(16750056+[.A169])" office:value-type="string" office:string-value="FF968F" calcext:value-type="string">
            <text:p>FF968F</text:p>
          </table:table-cell>
          <table:table-cell table:formula="of:=DEC2HEX(16750248+[.A169])" office:value-type="string" office:string-value="FF974F" calcext:value-type="string">
            <text:p>FF974F</text:p>
          </table:table-cell>
          <table:table-cell table:formula="of:=DEC2HEX(16750440+[.A169])" office:value-type="string" office:string-value="FF980F" calcext:value-type="string">
            <text:p>FF980F</text:p>
          </table:table-cell>
          <table:table-cell table:formula="of:=DEC2HEX(16750632+[.A169])" office:value-type="string" office:string-value="FF98CF" calcext:value-type="string">
            <text:p>FF98CF</text:p>
          </table:table-cell>
          <table:table-cell table:formula="of:=DEC2HEX(16750824+[.A169])" office:value-type="string" office:string-value="FF998F" calcext:value-type="string">
            <text:p>FF998F</text:p>
          </table:table-cell>
          <table:table-cell table:formula="of:=DEC2HEX(16751016+[.A169])" office:value-type="string" office:string-value="FF9A4F" calcext:value-type="string">
            <text:p>FF9A4F</text:p>
          </table:table-cell>
          <table:table-cell table:formula="of:=DEC2HEX(16751208+[.A169])" office:value-type="string" office:string-value="FF9B0F" calcext:value-type="string">
            <text:p>FF9B0F</text:p>
          </table:table-cell>
          <table:table-cell table:number-columns-repeated="1012"/>
        </table:table-row>
        <table:table-row table:style-name="ro6">
          <table:table-cell office:value-type="float" office:value="168" calcext:value-type="float">
            <text:p>168</text:p>
          </table:table-cell>
          <table:table-cell table:formula="of:=DEC2HEX([.A170])" office:value-type="string" office:string-value="A8" calcext:value-type="string">
            <text:p>A8</text:p>
          </table:table-cell>
          <table:table-cell table:number-columns-repeated="2"/>
          <table:table-cell table:formula="of:=DEC2HEX(16749864+[.A170])" office:value-type="string" office:string-value="FF95D0" calcext:value-type="string">
            <text:p>FF95D0</text:p>
          </table:table-cell>
          <table:table-cell table:formula="of:=DEC2HEX(16750056+[.A170])" office:value-type="string" office:string-value="FF9690" calcext:value-type="string">
            <text:p>FF9690</text:p>
          </table:table-cell>
          <table:table-cell table:formula="of:=DEC2HEX(16750248+[.A170])" office:value-type="string" office:string-value="FF9750" calcext:value-type="string">
            <text:p>FF9750</text:p>
          </table:table-cell>
          <table:table-cell table:formula="of:=DEC2HEX(16750440+[.A170])" office:value-type="string" office:string-value="FF9810" calcext:value-type="string">
            <text:p>FF9810</text:p>
          </table:table-cell>
          <table:table-cell table:formula="of:=DEC2HEX(16750632+[.A170])" office:value-type="string" office:string-value="FF98D0" calcext:value-type="string">
            <text:p>FF98D0</text:p>
          </table:table-cell>
          <table:table-cell table:formula="of:=DEC2HEX(16750824+[.A170])" office:value-type="string" office:string-value="FF9990" calcext:value-type="string">
            <text:p>FF9990</text:p>
          </table:table-cell>
          <table:table-cell table:formula="of:=DEC2HEX(16751016+[.A170])" office:value-type="string" office:string-value="FF9A50" calcext:value-type="string">
            <text:p>FF9A50</text:p>
          </table:table-cell>
          <table:table-cell table:formula="of:=DEC2HEX(16751208+[.A170])" office:value-type="string" office:string-value="FF9B10" calcext:value-type="string">
            <text:p>FF9B10</text:p>
          </table:table-cell>
          <table:table-cell table:number-columns-repeated="1012"/>
        </table:table-row>
        <table:table-row table:style-name="ro6">
          <table:table-cell office:value-type="float" office:value="169" calcext:value-type="float">
            <text:p>169</text:p>
          </table:table-cell>
          <table:table-cell table:formula="of:=DEC2HEX([.A171])" office:value-type="string" office:string-value="A9" calcext:value-type="string">
            <text:p>A9</text:p>
          </table:table-cell>
          <table:table-cell table:number-columns-repeated="2"/>
          <table:table-cell table:formula="of:=DEC2HEX(16749864+[.A171])" office:value-type="string" office:string-value="FF95D1" calcext:value-type="string">
            <text:p>FF95D1</text:p>
          </table:table-cell>
          <table:table-cell table:formula="of:=DEC2HEX(16750056+[.A171])" office:value-type="string" office:string-value="FF9691" calcext:value-type="string">
            <text:p>FF9691</text:p>
          </table:table-cell>
          <table:table-cell table:formula="of:=DEC2HEX(16750248+[.A171])" office:value-type="string" office:string-value="FF9751" calcext:value-type="string">
            <text:p>FF9751</text:p>
          </table:table-cell>
          <table:table-cell table:formula="of:=DEC2HEX(16750440+[.A171])" office:value-type="string" office:string-value="FF9811" calcext:value-type="string">
            <text:p>FF9811</text:p>
          </table:table-cell>
          <table:table-cell table:formula="of:=DEC2HEX(16750632+[.A171])" office:value-type="string" office:string-value="FF98D1" calcext:value-type="string">
            <text:p>FF98D1</text:p>
          </table:table-cell>
          <table:table-cell table:formula="of:=DEC2HEX(16750824+[.A171])" office:value-type="string" office:string-value="FF9991" calcext:value-type="string">
            <text:p>FF9991</text:p>
          </table:table-cell>
          <table:table-cell table:formula="of:=DEC2HEX(16751016+[.A171])" office:value-type="string" office:string-value="FF9A51" calcext:value-type="string">
            <text:p>FF9A51</text:p>
          </table:table-cell>
          <table:table-cell table:formula="of:=DEC2HEX(16751208+[.A171])" office:value-type="string" office:string-value="FF9B11" calcext:value-type="string">
            <text:p>FF9B11</text:p>
          </table:table-cell>
          <table:table-cell table:number-columns-repeated="1012"/>
        </table:table-row>
        <table:table-row table:style-name="ro6">
          <table:table-cell office:value-type="float" office:value="170" calcext:value-type="float">
            <text:p>170</text:p>
          </table:table-cell>
          <table:table-cell table:formula="of:=DEC2HEX([.A172])" office:value-type="string" office:string-value="AA" calcext:value-type="string">
            <text:p>AA</text:p>
          </table:table-cell>
          <table:table-cell table:number-columns-repeated="2"/>
          <table:table-cell table:formula="of:=DEC2HEX(16749864+[.A172])" office:value-type="string" office:string-value="FF95D2" calcext:value-type="string">
            <text:p>FF95D2</text:p>
          </table:table-cell>
          <table:table-cell table:formula="of:=DEC2HEX(16750056+[.A172])" office:value-type="string" office:string-value="FF9692" calcext:value-type="string">
            <text:p>FF9692</text:p>
          </table:table-cell>
          <table:table-cell table:formula="of:=DEC2HEX(16750248+[.A172])" office:value-type="string" office:string-value="FF9752" calcext:value-type="string">
            <text:p>FF9752</text:p>
          </table:table-cell>
          <table:table-cell table:formula="of:=DEC2HEX(16750440+[.A172])" office:value-type="string" office:string-value="FF9812" calcext:value-type="string">
            <text:p>FF9812</text:p>
          </table:table-cell>
          <table:table-cell table:formula="of:=DEC2HEX(16750632+[.A172])" office:value-type="string" office:string-value="FF98D2" calcext:value-type="string">
            <text:p>FF98D2</text:p>
          </table:table-cell>
          <table:table-cell table:formula="of:=DEC2HEX(16750824+[.A172])" office:value-type="string" office:string-value="FF9992" calcext:value-type="string">
            <text:p>FF9992</text:p>
          </table:table-cell>
          <table:table-cell table:formula="of:=DEC2HEX(16751016+[.A172])" office:value-type="string" office:string-value="FF9A52" calcext:value-type="string">
            <text:p>FF9A52</text:p>
          </table:table-cell>
          <table:table-cell table:formula="of:=DEC2HEX(16751208+[.A172])" office:value-type="string" office:string-value="FF9B12" calcext:value-type="string">
            <text:p>FF9B12</text:p>
          </table:table-cell>
          <table:table-cell table:number-columns-repeated="1012"/>
        </table:table-row>
        <table:table-row table:style-name="ro6">
          <table:table-cell office:value-type="float" office:value="171" calcext:value-type="float">
            <text:p>171</text:p>
          </table:table-cell>
          <table:table-cell table:formula="of:=DEC2HEX([.A173])" office:value-type="string" office:string-value="AB" calcext:value-type="string">
            <text:p>AB</text:p>
          </table:table-cell>
          <table:table-cell table:number-columns-repeated="2"/>
          <table:table-cell table:formula="of:=DEC2HEX(16749864+[.A173])" office:value-type="string" office:string-value="FF95D3" calcext:value-type="string">
            <text:p>FF95D3</text:p>
          </table:table-cell>
          <table:table-cell table:formula="of:=DEC2HEX(16750056+[.A173])" office:value-type="string" office:string-value="FF9693" calcext:value-type="string">
            <text:p>FF9693</text:p>
          </table:table-cell>
          <table:table-cell table:formula="of:=DEC2HEX(16750248+[.A173])" office:value-type="string" office:string-value="FF9753" calcext:value-type="string">
            <text:p>FF9753</text:p>
          </table:table-cell>
          <table:table-cell table:formula="of:=DEC2HEX(16750440+[.A173])" office:value-type="string" office:string-value="FF9813" calcext:value-type="string">
            <text:p>FF9813</text:p>
          </table:table-cell>
          <table:table-cell table:formula="of:=DEC2HEX(16750632+[.A173])" office:value-type="string" office:string-value="FF98D3" calcext:value-type="string">
            <text:p>FF98D3</text:p>
          </table:table-cell>
          <table:table-cell table:formula="of:=DEC2HEX(16750824+[.A173])" office:value-type="string" office:string-value="FF9993" calcext:value-type="string">
            <text:p>FF9993</text:p>
          </table:table-cell>
          <table:table-cell table:formula="of:=DEC2HEX(16751016+[.A173])" office:value-type="string" office:string-value="FF9A53" calcext:value-type="string">
            <text:p>FF9A53</text:p>
          </table:table-cell>
          <table:table-cell table:formula="of:=DEC2HEX(16751208+[.A173])" office:value-type="string" office:string-value="FF9B13" calcext:value-type="string">
            <text:p>FF9B13</text:p>
          </table:table-cell>
          <table:table-cell table:number-columns-repeated="1012"/>
        </table:table-row>
        <table:table-row table:style-name="ro6">
          <table:table-cell office:value-type="float" office:value="172" calcext:value-type="float">
            <text:p>172</text:p>
          </table:table-cell>
          <table:table-cell table:formula="of:=DEC2HEX([.A174])" office:value-type="string" office:string-value="AC" calcext:value-type="string">
            <text:p>AC</text:p>
          </table:table-cell>
          <table:table-cell table:number-columns-repeated="2"/>
          <table:table-cell table:formula="of:=DEC2HEX(16749864+[.A174])" office:value-type="string" office:string-value="FF95D4" calcext:value-type="string">
            <text:p>FF95D4</text:p>
          </table:table-cell>
          <table:table-cell table:formula="of:=DEC2HEX(16750056+[.A174])" office:value-type="string" office:string-value="FF9694" calcext:value-type="string">
            <text:p>FF9694</text:p>
          </table:table-cell>
          <table:table-cell table:formula="of:=DEC2HEX(16750248+[.A174])" office:value-type="string" office:string-value="FF9754" calcext:value-type="string">
            <text:p>FF9754</text:p>
          </table:table-cell>
          <table:table-cell table:formula="of:=DEC2HEX(16750440+[.A174])" office:value-type="string" office:string-value="FF9814" calcext:value-type="string">
            <text:p>FF9814</text:p>
          </table:table-cell>
          <table:table-cell table:formula="of:=DEC2HEX(16750632+[.A174])" office:value-type="string" office:string-value="FF98D4" calcext:value-type="string">
            <text:p>FF98D4</text:p>
          </table:table-cell>
          <table:table-cell table:formula="of:=DEC2HEX(16750824+[.A174])" office:value-type="string" office:string-value="FF9994" calcext:value-type="string">
            <text:p>FF9994</text:p>
          </table:table-cell>
          <table:table-cell table:formula="of:=DEC2HEX(16751016+[.A174])" office:value-type="string" office:string-value="FF9A54" calcext:value-type="string">
            <text:p>FF9A54</text:p>
          </table:table-cell>
          <table:table-cell table:formula="of:=DEC2HEX(16751208+[.A174])" office:value-type="string" office:string-value="FF9B14" calcext:value-type="string">
            <text:p>FF9B14</text:p>
          </table:table-cell>
          <table:table-cell table:number-columns-repeated="1012"/>
        </table:table-row>
        <table:table-row table:style-name="ro6">
          <table:table-cell office:value-type="float" office:value="173" calcext:value-type="float">
            <text:p>173</text:p>
          </table:table-cell>
          <table:table-cell table:formula="of:=DEC2HEX([.A175])" office:value-type="string" office:string-value="AD" calcext:value-type="string">
            <text:p>AD</text:p>
          </table:table-cell>
          <table:table-cell table:number-columns-repeated="2"/>
          <table:table-cell table:formula="of:=DEC2HEX(16749864+[.A175])" office:value-type="string" office:string-value="FF95D5" calcext:value-type="string">
            <text:p>FF95D5</text:p>
          </table:table-cell>
          <table:table-cell table:formula="of:=DEC2HEX(16750056+[.A175])" office:value-type="string" office:string-value="FF9695" calcext:value-type="string">
            <text:p>FF9695</text:p>
          </table:table-cell>
          <table:table-cell table:formula="of:=DEC2HEX(16750248+[.A175])" office:value-type="string" office:string-value="FF9755" calcext:value-type="string">
            <text:p>FF9755</text:p>
          </table:table-cell>
          <table:table-cell table:formula="of:=DEC2HEX(16750440+[.A175])" office:value-type="string" office:string-value="FF9815" calcext:value-type="string">
            <text:p>FF9815</text:p>
          </table:table-cell>
          <table:table-cell table:formula="of:=DEC2HEX(16750632+[.A175])" office:value-type="string" office:string-value="FF98D5" calcext:value-type="string">
            <text:p>FF98D5</text:p>
          </table:table-cell>
          <table:table-cell table:formula="of:=DEC2HEX(16750824+[.A175])" office:value-type="string" office:string-value="FF9995" calcext:value-type="string">
            <text:p>FF9995</text:p>
          </table:table-cell>
          <table:table-cell table:formula="of:=DEC2HEX(16751016+[.A175])" office:value-type="string" office:string-value="FF9A55" calcext:value-type="string">
            <text:p>FF9A55</text:p>
          </table:table-cell>
          <table:table-cell table:formula="of:=DEC2HEX(16751208+[.A175])" office:value-type="string" office:string-value="FF9B15" calcext:value-type="string">
            <text:p>FF9B15</text:p>
          </table:table-cell>
          <table:table-cell table:number-columns-repeated="1012"/>
        </table:table-row>
        <table:table-row table:style-name="ro6">
          <table:table-cell office:value-type="float" office:value="174" calcext:value-type="float">
            <text:p>174</text:p>
          </table:table-cell>
          <table:table-cell table:formula="of:=DEC2HEX([.A176])" office:value-type="string" office:string-value="AE" calcext:value-type="string">
            <text:p>AE</text:p>
          </table:table-cell>
          <table:table-cell table:number-columns-repeated="2"/>
          <table:table-cell table:formula="of:=DEC2HEX(16749864+[.A176])" office:value-type="string" office:string-value="FF95D6" calcext:value-type="string">
            <text:p>FF95D6</text:p>
          </table:table-cell>
          <table:table-cell table:formula="of:=DEC2HEX(16750056+[.A176])" office:value-type="string" office:string-value="FF9696" calcext:value-type="string">
            <text:p>FF9696</text:p>
          </table:table-cell>
          <table:table-cell table:formula="of:=DEC2HEX(16750248+[.A176])" office:value-type="string" office:string-value="FF9756" calcext:value-type="string">
            <text:p>FF9756</text:p>
          </table:table-cell>
          <table:table-cell table:formula="of:=DEC2HEX(16750440+[.A176])" office:value-type="string" office:string-value="FF9816" calcext:value-type="string">
            <text:p>FF9816</text:p>
          </table:table-cell>
          <table:table-cell table:formula="of:=DEC2HEX(16750632+[.A176])" office:value-type="string" office:string-value="FF98D6" calcext:value-type="string">
            <text:p>FF98D6</text:p>
          </table:table-cell>
          <table:table-cell table:formula="of:=DEC2HEX(16750824+[.A176])" office:value-type="string" office:string-value="FF9996" calcext:value-type="string">
            <text:p>FF9996</text:p>
          </table:table-cell>
          <table:table-cell table:formula="of:=DEC2HEX(16751016+[.A176])" office:value-type="string" office:string-value="FF9A56" calcext:value-type="string">
            <text:p>FF9A56</text:p>
          </table:table-cell>
          <table:table-cell table:formula="of:=DEC2HEX(16751208+[.A176])" office:value-type="string" office:string-value="FF9B16" calcext:value-type="string">
            <text:p>FF9B16</text:p>
          </table:table-cell>
          <table:table-cell table:number-columns-repeated="1012"/>
        </table:table-row>
        <table:table-row table:style-name="ro6">
          <table:table-cell office:value-type="float" office:value="175" calcext:value-type="float">
            <text:p>175</text:p>
          </table:table-cell>
          <table:table-cell table:formula="of:=DEC2HEX([.A177])" office:value-type="string" office:string-value="AF" calcext:value-type="string">
            <text:p>AF</text:p>
          </table:table-cell>
          <table:table-cell table:number-columns-repeated="2"/>
          <table:table-cell table:formula="of:=DEC2HEX(16749864+[.A177])" office:value-type="string" office:string-value="FF95D7" calcext:value-type="string">
            <text:p>FF95D7</text:p>
          </table:table-cell>
          <table:table-cell table:formula="of:=DEC2HEX(16750056+[.A177])" office:value-type="string" office:string-value="FF9697" calcext:value-type="string">
            <text:p>FF9697</text:p>
          </table:table-cell>
          <table:table-cell table:formula="of:=DEC2HEX(16750248+[.A177])" office:value-type="string" office:string-value="FF9757" calcext:value-type="string">
            <text:p>FF9757</text:p>
          </table:table-cell>
          <table:table-cell table:formula="of:=DEC2HEX(16750440+[.A177])" office:value-type="string" office:string-value="FF9817" calcext:value-type="string">
            <text:p>FF9817</text:p>
          </table:table-cell>
          <table:table-cell table:formula="of:=DEC2HEX(16750632+[.A177])" office:value-type="string" office:string-value="FF98D7" calcext:value-type="string">
            <text:p>FF98D7</text:p>
          </table:table-cell>
          <table:table-cell table:formula="of:=DEC2HEX(16750824+[.A177])" office:value-type="string" office:string-value="FF9997" calcext:value-type="string">
            <text:p>FF9997</text:p>
          </table:table-cell>
          <table:table-cell table:formula="of:=DEC2HEX(16751016+[.A177])" office:value-type="string" office:string-value="FF9A57" calcext:value-type="string">
            <text:p>FF9A57</text:p>
          </table:table-cell>
          <table:table-cell table:formula="of:=DEC2HEX(16751208+[.A177])" office:value-type="string" office:string-value="FF9B17" calcext:value-type="string">
            <text:p>FF9B17</text:p>
          </table:table-cell>
          <table:table-cell table:number-columns-repeated="1012"/>
        </table:table-row>
        <table:table-row table:style-name="ro6">
          <table:table-cell office:value-type="float" office:value="176" calcext:value-type="float">
            <text:p>176</text:p>
          </table:table-cell>
          <table:table-cell table:formula="of:=DEC2HEX([.A178])" office:value-type="string" office:string-value="B0" calcext:value-type="string">
            <text:p>B0</text:p>
          </table:table-cell>
          <table:table-cell table:number-columns-repeated="2"/>
          <table:table-cell table:formula="of:=DEC2HEX(16749864+[.A178])" office:value-type="string" office:string-value="FF95D8" calcext:value-type="string">
            <text:p>FF95D8</text:p>
          </table:table-cell>
          <table:table-cell table:formula="of:=DEC2HEX(16750056+[.A178])" office:value-type="string" office:string-value="FF9698" calcext:value-type="string">
            <text:p>FF9698</text:p>
          </table:table-cell>
          <table:table-cell table:formula="of:=DEC2HEX(16750248+[.A178])" office:value-type="string" office:string-value="FF9758" calcext:value-type="string">
            <text:p>FF9758</text:p>
          </table:table-cell>
          <table:table-cell table:formula="of:=DEC2HEX(16750440+[.A178])" office:value-type="string" office:string-value="FF9818" calcext:value-type="string">
            <text:p>FF9818</text:p>
          </table:table-cell>
          <table:table-cell table:formula="of:=DEC2HEX(16750632+[.A178])" office:value-type="string" office:string-value="FF98D8" calcext:value-type="string">
            <text:p>FF98D8</text:p>
          </table:table-cell>
          <table:table-cell table:formula="of:=DEC2HEX(16750824+[.A178])" office:value-type="string" office:string-value="FF9998" calcext:value-type="string">
            <text:p>FF9998</text:p>
          </table:table-cell>
          <table:table-cell table:formula="of:=DEC2HEX(16751016+[.A178])" office:value-type="string" office:string-value="FF9A58" calcext:value-type="string">
            <text:p>FF9A58</text:p>
          </table:table-cell>
          <table:table-cell table:formula="of:=DEC2HEX(16751208+[.A178])" office:value-type="string" office:string-value="FF9B18" calcext:value-type="string">
            <text:p>FF9B18</text:p>
          </table:table-cell>
          <table:table-cell table:number-columns-repeated="1012"/>
        </table:table-row>
        <table:table-row table:style-name="ro6">
          <table:table-cell office:value-type="float" office:value="177" calcext:value-type="float">
            <text:p>177</text:p>
          </table:table-cell>
          <table:table-cell table:formula="of:=DEC2HEX([.A179])" office:value-type="string" office:string-value="B1" calcext:value-type="string">
            <text:p>B1</text:p>
          </table:table-cell>
          <table:table-cell table:number-columns-repeated="2"/>
          <table:table-cell table:formula="of:=DEC2HEX(16749864+[.A179])" office:value-type="string" office:string-value="FF95D9" calcext:value-type="string">
            <text:p>FF95D9</text:p>
          </table:table-cell>
          <table:table-cell table:formula="of:=DEC2HEX(16750056+[.A179])" office:value-type="string" office:string-value="FF9699" calcext:value-type="string">
            <text:p>FF9699</text:p>
          </table:table-cell>
          <table:table-cell table:formula="of:=DEC2HEX(16750248+[.A179])" office:value-type="string" office:string-value="FF9759" calcext:value-type="string">
            <text:p>FF9759</text:p>
          </table:table-cell>
          <table:table-cell table:formula="of:=DEC2HEX(16750440+[.A179])" office:value-type="string" office:string-value="FF9819" calcext:value-type="string">
            <text:p>FF9819</text:p>
          </table:table-cell>
          <table:table-cell table:formula="of:=DEC2HEX(16750632+[.A179])" office:value-type="string" office:string-value="FF98D9" calcext:value-type="string">
            <text:p>FF98D9</text:p>
          </table:table-cell>
          <table:table-cell table:formula="of:=DEC2HEX(16750824+[.A179])" office:value-type="string" office:string-value="FF9999" calcext:value-type="string">
            <text:p>FF9999</text:p>
          </table:table-cell>
          <table:table-cell table:formula="of:=DEC2HEX(16751016+[.A179])" office:value-type="string" office:string-value="FF9A59" calcext:value-type="string">
            <text:p>FF9A59</text:p>
          </table:table-cell>
          <table:table-cell table:formula="of:=DEC2HEX(16751208+[.A179])" office:value-type="string" office:string-value="FF9B19" calcext:value-type="string">
            <text:p>FF9B19</text:p>
          </table:table-cell>
          <table:table-cell table:number-columns-repeated="1012"/>
        </table:table-row>
        <table:table-row table:style-name="ro6">
          <table:table-cell office:value-type="float" office:value="178" calcext:value-type="float">
            <text:p>178</text:p>
          </table:table-cell>
          <table:table-cell table:formula="of:=DEC2HEX([.A180])" office:value-type="string" office:string-value="B2" calcext:value-type="string">
            <text:p>B2</text:p>
          </table:table-cell>
          <table:table-cell table:number-columns-repeated="2"/>
          <table:table-cell table:formula="of:=DEC2HEX(16749864+[.A180])" office:value-type="string" office:string-value="FF95DA" calcext:value-type="string">
            <text:p>FF95DA</text:p>
          </table:table-cell>
          <table:table-cell table:formula="of:=DEC2HEX(16750056+[.A180])" office:value-type="string" office:string-value="FF969A" calcext:value-type="string">
            <text:p>FF969A</text:p>
          </table:table-cell>
          <table:table-cell table:formula="of:=DEC2HEX(16750248+[.A180])" office:value-type="string" office:string-value="FF975A" calcext:value-type="string">
            <text:p>FF975A</text:p>
          </table:table-cell>
          <table:table-cell table:formula="of:=DEC2HEX(16750440+[.A180])" office:value-type="string" office:string-value="FF981A" calcext:value-type="string">
            <text:p>FF981A</text:p>
          </table:table-cell>
          <table:table-cell table:formula="of:=DEC2HEX(16750632+[.A180])" office:value-type="string" office:string-value="FF98DA" calcext:value-type="string">
            <text:p>FF98DA</text:p>
          </table:table-cell>
          <table:table-cell table:formula="of:=DEC2HEX(16750824+[.A180])" office:value-type="string" office:string-value="FF999A" calcext:value-type="string">
            <text:p>FF999A</text:p>
          </table:table-cell>
          <table:table-cell table:formula="of:=DEC2HEX(16751016+[.A180])" office:value-type="string" office:string-value="FF9A5A" calcext:value-type="string">
            <text:p>FF9A5A</text:p>
          </table:table-cell>
          <table:table-cell table:formula="of:=DEC2HEX(16751208+[.A180])" office:value-type="string" office:string-value="FF9B1A" calcext:value-type="string">
            <text:p>FF9B1A</text:p>
          </table:table-cell>
          <table:table-cell table:number-columns-repeated="1012"/>
        </table:table-row>
        <table:table-row table:style-name="ro6">
          <table:table-cell office:value-type="float" office:value="179" calcext:value-type="float">
            <text:p>179</text:p>
          </table:table-cell>
          <table:table-cell table:formula="of:=DEC2HEX([.A181])" office:value-type="string" office:string-value="B3" calcext:value-type="string">
            <text:p>B3</text:p>
          </table:table-cell>
          <table:table-cell table:number-columns-repeated="2"/>
          <table:table-cell table:formula="of:=DEC2HEX(16749864+[.A181])" office:value-type="string" office:string-value="FF95DB" calcext:value-type="string">
            <text:p>FF95DB</text:p>
          </table:table-cell>
          <table:table-cell table:formula="of:=DEC2HEX(16750056+[.A181])" office:value-type="string" office:string-value="FF969B" calcext:value-type="string">
            <text:p>FF969B</text:p>
          </table:table-cell>
          <table:table-cell table:formula="of:=DEC2HEX(16750248+[.A181])" office:value-type="string" office:string-value="FF975B" calcext:value-type="string">
            <text:p>FF975B</text:p>
          </table:table-cell>
          <table:table-cell table:formula="of:=DEC2HEX(16750440+[.A181])" office:value-type="string" office:string-value="FF981B" calcext:value-type="string">
            <text:p>FF981B</text:p>
          </table:table-cell>
          <table:table-cell table:formula="of:=DEC2HEX(16750632+[.A181])" office:value-type="string" office:string-value="FF98DB" calcext:value-type="string">
            <text:p>FF98DB</text:p>
          </table:table-cell>
          <table:table-cell table:formula="of:=DEC2HEX(16750824+[.A181])" office:value-type="string" office:string-value="FF999B" calcext:value-type="string">
            <text:p>FF999B</text:p>
          </table:table-cell>
          <table:table-cell table:formula="of:=DEC2HEX(16751016+[.A181])" office:value-type="string" office:string-value="FF9A5B" calcext:value-type="string">
            <text:p>FF9A5B</text:p>
          </table:table-cell>
          <table:table-cell table:formula="of:=DEC2HEX(16751208+[.A181])" office:value-type="string" office:string-value="FF9B1B" calcext:value-type="string">
            <text:p>FF9B1B</text:p>
          </table:table-cell>
          <table:table-cell table:number-columns-repeated="1012"/>
        </table:table-row>
        <table:table-row table:style-name="ro6">
          <table:table-cell office:value-type="float" office:value="180" calcext:value-type="float">
            <text:p>180</text:p>
          </table:table-cell>
          <table:table-cell table:formula="of:=DEC2HEX([.A182])" office:value-type="string" office:string-value="B4" calcext:value-type="string">
            <text:p>B4</text:p>
          </table:table-cell>
          <table:table-cell table:number-columns-repeated="2"/>
          <table:table-cell table:formula="of:=DEC2HEX(16749864+[.A182])" office:value-type="string" office:string-value="FF95DC" calcext:value-type="string">
            <text:p>FF95DC</text:p>
          </table:table-cell>
          <table:table-cell table:formula="of:=DEC2HEX(16750056+[.A182])" office:value-type="string" office:string-value="FF969C" calcext:value-type="string">
            <text:p>FF969C</text:p>
          </table:table-cell>
          <table:table-cell table:formula="of:=DEC2HEX(16750248+[.A182])" office:value-type="string" office:string-value="FF975C" calcext:value-type="string">
            <text:p>FF975C</text:p>
          </table:table-cell>
          <table:table-cell table:formula="of:=DEC2HEX(16750440+[.A182])" office:value-type="string" office:string-value="FF981C" calcext:value-type="string">
            <text:p>FF981C</text:p>
          </table:table-cell>
          <table:table-cell table:formula="of:=DEC2HEX(16750632+[.A182])" office:value-type="string" office:string-value="FF98DC" calcext:value-type="string">
            <text:p>FF98DC</text:p>
          </table:table-cell>
          <table:table-cell table:formula="of:=DEC2HEX(16750824+[.A182])" office:value-type="string" office:string-value="FF999C" calcext:value-type="string">
            <text:p>FF999C</text:p>
          </table:table-cell>
          <table:table-cell table:formula="of:=DEC2HEX(16751016+[.A182])" office:value-type="string" office:string-value="FF9A5C" calcext:value-type="string">
            <text:p>FF9A5C</text:p>
          </table:table-cell>
          <table:table-cell table:formula="of:=DEC2HEX(16751208+[.A182])" office:value-type="string" office:string-value="FF9B1C" calcext:value-type="string">
            <text:p>FF9B1C</text:p>
          </table:table-cell>
          <table:table-cell table:number-columns-repeated="1012"/>
        </table:table-row>
        <table:table-row table:style-name="ro6">
          <table:table-cell office:value-type="float" office:value="181" calcext:value-type="float">
            <text:p>181</text:p>
          </table:table-cell>
          <table:table-cell table:formula="of:=DEC2HEX([.A183])" office:value-type="string" office:string-value="B5" calcext:value-type="string">
            <text:p>B5</text:p>
          </table:table-cell>
          <table:table-cell table:number-columns-repeated="2"/>
          <table:table-cell table:formula="of:=DEC2HEX(16749864+[.A183])" office:value-type="string" office:string-value="FF95DD" calcext:value-type="string">
            <text:p>FF95DD</text:p>
          </table:table-cell>
          <table:table-cell table:formula="of:=DEC2HEX(16750056+[.A183])" office:value-type="string" office:string-value="FF969D" calcext:value-type="string">
            <text:p>FF969D</text:p>
          </table:table-cell>
          <table:table-cell table:formula="of:=DEC2HEX(16750248+[.A183])" office:value-type="string" office:string-value="FF975D" calcext:value-type="string">
            <text:p>FF975D</text:p>
          </table:table-cell>
          <table:table-cell table:formula="of:=DEC2HEX(16750440+[.A183])" office:value-type="string" office:string-value="FF981D" calcext:value-type="string">
            <text:p>FF981D</text:p>
          </table:table-cell>
          <table:table-cell table:formula="of:=DEC2HEX(16750632+[.A183])" office:value-type="string" office:string-value="FF98DD" calcext:value-type="string">
            <text:p>FF98DD</text:p>
          </table:table-cell>
          <table:table-cell table:formula="of:=DEC2HEX(16750824+[.A183])" office:value-type="string" office:string-value="FF999D" calcext:value-type="string">
            <text:p>FF999D</text:p>
          </table:table-cell>
          <table:table-cell table:formula="of:=DEC2HEX(16751016+[.A183])" office:value-type="string" office:string-value="FF9A5D" calcext:value-type="string">
            <text:p>FF9A5D</text:p>
          </table:table-cell>
          <table:table-cell table:formula="of:=DEC2HEX(16751208+[.A183])" office:value-type="string" office:string-value="FF9B1D" calcext:value-type="string">
            <text:p>FF9B1D</text:p>
          </table:table-cell>
          <table:table-cell table:number-columns-repeated="1012"/>
        </table:table-row>
        <table:table-row table:style-name="ro6">
          <table:table-cell office:value-type="float" office:value="182" calcext:value-type="float">
            <text:p>182</text:p>
          </table:table-cell>
          <table:table-cell table:formula="of:=DEC2HEX([.A184])" office:value-type="string" office:string-value="B6" calcext:value-type="string">
            <text:p>B6</text:p>
          </table:table-cell>
          <table:table-cell table:number-columns-repeated="2"/>
          <table:table-cell table:formula="of:=DEC2HEX(16749864+[.A184])" office:value-type="string" office:string-value="FF95DE" calcext:value-type="string">
            <text:p>FF95DE</text:p>
          </table:table-cell>
          <table:table-cell table:formula="of:=DEC2HEX(16750056+[.A184])" office:value-type="string" office:string-value="FF969E" calcext:value-type="string">
            <text:p>FF969E</text:p>
          </table:table-cell>
          <table:table-cell table:formula="of:=DEC2HEX(16750248+[.A184])" office:value-type="string" office:string-value="FF975E" calcext:value-type="string">
            <text:p>FF975E</text:p>
          </table:table-cell>
          <table:table-cell table:formula="of:=DEC2HEX(16750440+[.A184])" office:value-type="string" office:string-value="FF981E" calcext:value-type="string">
            <text:p>FF981E</text:p>
          </table:table-cell>
          <table:table-cell table:formula="of:=DEC2HEX(16750632+[.A184])" office:value-type="string" office:string-value="FF98DE" calcext:value-type="string">
            <text:p>FF98DE</text:p>
          </table:table-cell>
          <table:table-cell table:formula="of:=DEC2HEX(16750824+[.A184])" office:value-type="string" office:string-value="FF999E" calcext:value-type="string">
            <text:p>FF999E</text:p>
          </table:table-cell>
          <table:table-cell table:formula="of:=DEC2HEX(16751016+[.A184])" office:value-type="string" office:string-value="FF9A5E" calcext:value-type="string">
            <text:p>FF9A5E</text:p>
          </table:table-cell>
          <table:table-cell table:formula="of:=DEC2HEX(16751208+[.A184])" office:value-type="string" office:string-value="FF9B1E" calcext:value-type="string">
            <text:p>FF9B1E</text:p>
          </table:table-cell>
          <table:table-cell table:number-columns-repeated="1012"/>
        </table:table-row>
        <table:table-row table:style-name="ro6">
          <table:table-cell office:value-type="float" office:value="183" calcext:value-type="float">
            <text:p>183</text:p>
          </table:table-cell>
          <table:table-cell table:formula="of:=DEC2HEX([.A185])" office:value-type="string" office:string-value="B7" calcext:value-type="string">
            <text:p>B7</text:p>
          </table:table-cell>
          <table:table-cell table:number-columns-repeated="2"/>
          <table:table-cell table:formula="of:=DEC2HEX(16749864+[.A185])" office:value-type="string" office:string-value="FF95DF" calcext:value-type="string">
            <text:p>FF95DF</text:p>
          </table:table-cell>
          <table:table-cell table:formula="of:=DEC2HEX(16750056+[.A185])" office:value-type="string" office:string-value="FF969F" calcext:value-type="string">
            <text:p>FF969F</text:p>
          </table:table-cell>
          <table:table-cell table:formula="of:=DEC2HEX(16750248+[.A185])" office:value-type="string" office:string-value="FF975F" calcext:value-type="string">
            <text:p>FF975F</text:p>
          </table:table-cell>
          <table:table-cell table:formula="of:=DEC2HEX(16750440+[.A185])" office:value-type="string" office:string-value="FF981F" calcext:value-type="string">
            <text:p>FF981F</text:p>
          </table:table-cell>
          <table:table-cell table:formula="of:=DEC2HEX(16750632+[.A185])" office:value-type="string" office:string-value="FF98DF" calcext:value-type="string">
            <text:p>FF98DF</text:p>
          </table:table-cell>
          <table:table-cell table:formula="of:=DEC2HEX(16750824+[.A185])" office:value-type="string" office:string-value="FF999F" calcext:value-type="string">
            <text:p>FF999F</text:p>
          </table:table-cell>
          <table:table-cell table:formula="of:=DEC2HEX(16751016+[.A185])" office:value-type="string" office:string-value="FF9A5F" calcext:value-type="string">
            <text:p>FF9A5F</text:p>
          </table:table-cell>
          <table:table-cell table:formula="of:=DEC2HEX(16751208+[.A185])" office:value-type="string" office:string-value="FF9B1F" calcext:value-type="string">
            <text:p>FF9B1F</text:p>
          </table:table-cell>
          <table:table-cell table:number-columns-repeated="1012"/>
        </table:table-row>
        <table:table-row table:style-name="ro6">
          <table:table-cell office:value-type="float" office:value="184" calcext:value-type="float">
            <text:p>184</text:p>
          </table:table-cell>
          <table:table-cell table:formula="of:=DEC2HEX([.A186])" office:value-type="string" office:string-value="B8" calcext:value-type="string">
            <text:p>B8</text:p>
          </table:table-cell>
          <table:table-cell table:number-columns-repeated="2"/>
          <table:table-cell table:formula="of:=DEC2HEX(16749864+[.A186])" office:value-type="string" office:string-value="FF95E0" calcext:value-type="string">
            <text:p>FF95E0</text:p>
          </table:table-cell>
          <table:table-cell table:formula="of:=DEC2HEX(16750056+[.A186])" office:value-type="string" office:string-value="FF96A0" calcext:value-type="string">
            <text:p>FF96A0</text:p>
          </table:table-cell>
          <table:table-cell table:formula="of:=DEC2HEX(16750248+[.A186])" office:value-type="string" office:string-value="FF9760" calcext:value-type="string">
            <text:p>FF9760</text:p>
          </table:table-cell>
          <table:table-cell table:formula="of:=DEC2HEX(16750440+[.A186])" office:value-type="string" office:string-value="FF9820" calcext:value-type="string">
            <text:p>FF9820</text:p>
          </table:table-cell>
          <table:table-cell table:formula="of:=DEC2HEX(16750632+[.A186])" office:value-type="string" office:string-value="FF98E0" calcext:value-type="string">
            <text:p>FF98E0</text:p>
          </table:table-cell>
          <table:table-cell table:formula="of:=DEC2HEX(16750824+[.A186])" office:value-type="string" office:string-value="FF99A0" calcext:value-type="string">
            <text:p>FF99A0</text:p>
          </table:table-cell>
          <table:table-cell table:formula="of:=DEC2HEX(16751016+[.A186])" office:value-type="string" office:string-value="FF9A60" calcext:value-type="string">
            <text:p>FF9A60</text:p>
          </table:table-cell>
          <table:table-cell table:formula="of:=DEC2HEX(16751208+[.A186])" office:value-type="string" office:string-value="FF9B20" calcext:value-type="string">
            <text:p>FF9B20</text:p>
          </table:table-cell>
          <table:table-cell table:number-columns-repeated="1012"/>
        </table:table-row>
        <table:table-row table:style-name="ro6">
          <table:table-cell office:value-type="float" office:value="185" calcext:value-type="float">
            <text:p>185</text:p>
          </table:table-cell>
          <table:table-cell table:formula="of:=DEC2HEX([.A187])" office:value-type="string" office:string-value="B9" calcext:value-type="string">
            <text:p>B9</text:p>
          </table:table-cell>
          <table:table-cell table:number-columns-repeated="2"/>
          <table:table-cell table:formula="of:=DEC2HEX(16749864+[.A187])" office:value-type="string" office:string-value="FF95E1" calcext:value-type="string">
            <text:p>FF95E1</text:p>
          </table:table-cell>
          <table:table-cell table:formula="of:=DEC2HEX(16750056+[.A187])" office:value-type="string" office:string-value="FF96A1" calcext:value-type="string">
            <text:p>FF96A1</text:p>
          </table:table-cell>
          <table:table-cell table:formula="of:=DEC2HEX(16750248+[.A187])" office:value-type="string" office:string-value="FF9761" calcext:value-type="string">
            <text:p>FF9761</text:p>
          </table:table-cell>
          <table:table-cell table:formula="of:=DEC2HEX(16750440+[.A187])" office:value-type="string" office:string-value="FF9821" calcext:value-type="string">
            <text:p>FF9821</text:p>
          </table:table-cell>
          <table:table-cell table:formula="of:=DEC2HEX(16750632+[.A187])" office:value-type="string" office:string-value="FF98E1" calcext:value-type="string">
            <text:p>FF98E1</text:p>
          </table:table-cell>
          <table:table-cell table:formula="of:=DEC2HEX(16750824+[.A187])" office:value-type="string" office:string-value="FF99A1" calcext:value-type="string">
            <text:p>FF99A1</text:p>
          </table:table-cell>
          <table:table-cell table:formula="of:=DEC2HEX(16751016+[.A187])" office:value-type="string" office:string-value="FF9A61" calcext:value-type="string">
            <text:p>FF9A61</text:p>
          </table:table-cell>
          <table:table-cell table:formula="of:=DEC2HEX(16751208+[.A187])" office:value-type="string" office:string-value="FF9B21" calcext:value-type="string">
            <text:p>FF9B21</text:p>
          </table:table-cell>
          <table:table-cell table:number-columns-repeated="1012"/>
        </table:table-row>
        <table:table-row table:style-name="ro6">
          <table:table-cell office:value-type="float" office:value="186" calcext:value-type="float">
            <text:p>186</text:p>
          </table:table-cell>
          <table:table-cell table:formula="of:=DEC2HEX([.A188])" office:value-type="string" office:string-value="BA" calcext:value-type="string">
            <text:p>BA</text:p>
          </table:table-cell>
          <table:table-cell table:number-columns-repeated="2"/>
          <table:table-cell table:formula="of:=DEC2HEX(16749864+[.A188])" office:value-type="string" office:string-value="FF95E2" calcext:value-type="string">
            <text:p>FF95E2</text:p>
          </table:table-cell>
          <table:table-cell table:formula="of:=DEC2HEX(16750056+[.A188])" office:value-type="string" office:string-value="FF96A2" calcext:value-type="string">
            <text:p>FF96A2</text:p>
          </table:table-cell>
          <table:table-cell table:formula="of:=DEC2HEX(16750248+[.A188])" office:value-type="string" office:string-value="FF9762" calcext:value-type="string">
            <text:p>FF9762</text:p>
          </table:table-cell>
          <table:table-cell table:formula="of:=DEC2HEX(16750440+[.A188])" office:value-type="string" office:string-value="FF9822" calcext:value-type="string">
            <text:p>FF9822</text:p>
          </table:table-cell>
          <table:table-cell table:formula="of:=DEC2HEX(16750632+[.A188])" office:value-type="string" office:string-value="FF98E2" calcext:value-type="string">
            <text:p>FF98E2</text:p>
          </table:table-cell>
          <table:table-cell table:formula="of:=DEC2HEX(16750824+[.A188])" office:value-type="string" office:string-value="FF99A2" calcext:value-type="string">
            <text:p>FF99A2</text:p>
          </table:table-cell>
          <table:table-cell table:formula="of:=DEC2HEX(16751016+[.A188])" office:value-type="string" office:string-value="FF9A62" calcext:value-type="string">
            <text:p>FF9A62</text:p>
          </table:table-cell>
          <table:table-cell table:formula="of:=DEC2HEX(16751208+[.A188])" office:value-type="string" office:string-value="FF9B22" calcext:value-type="string">
            <text:p>FF9B22</text:p>
          </table:table-cell>
          <table:table-cell table:number-columns-repeated="1012"/>
        </table:table-row>
        <table:table-row table:style-name="ro6">
          <table:table-cell office:value-type="float" office:value="187" calcext:value-type="float">
            <text:p>187</text:p>
          </table:table-cell>
          <table:table-cell table:formula="of:=DEC2HEX([.A189])" office:value-type="string" office:string-value="BB" calcext:value-type="string">
            <text:p>BB</text:p>
          </table:table-cell>
          <table:table-cell table:number-columns-repeated="2"/>
          <table:table-cell table:formula="of:=DEC2HEX(16749864+[.A189])" office:value-type="string" office:string-value="FF95E3" calcext:value-type="string">
            <text:p>FF95E3</text:p>
          </table:table-cell>
          <table:table-cell table:formula="of:=DEC2HEX(16750056+[.A189])" office:value-type="string" office:string-value="FF96A3" calcext:value-type="string">
            <text:p>FF96A3</text:p>
          </table:table-cell>
          <table:table-cell table:formula="of:=DEC2HEX(16750248+[.A189])" office:value-type="string" office:string-value="FF9763" calcext:value-type="string">
            <text:p>FF9763</text:p>
          </table:table-cell>
          <table:table-cell table:formula="of:=DEC2HEX(16750440+[.A189])" office:value-type="string" office:string-value="FF9823" calcext:value-type="string">
            <text:p>FF9823</text:p>
          </table:table-cell>
          <table:table-cell table:formula="of:=DEC2HEX(16750632+[.A189])" office:value-type="string" office:string-value="FF98E3" calcext:value-type="string">
            <text:p>FF98E3</text:p>
          </table:table-cell>
          <table:table-cell table:formula="of:=DEC2HEX(16750824+[.A189])" office:value-type="string" office:string-value="FF99A3" calcext:value-type="string">
            <text:p>FF99A3</text:p>
          </table:table-cell>
          <table:table-cell table:formula="of:=DEC2HEX(16751016+[.A189])" office:value-type="string" office:string-value="FF9A63" calcext:value-type="string">
            <text:p>FF9A63</text:p>
          </table:table-cell>
          <table:table-cell table:formula="of:=DEC2HEX(16751208+[.A189])" office:value-type="string" office:string-value="FF9B23" calcext:value-type="string">
            <text:p>FF9B23</text:p>
          </table:table-cell>
          <table:table-cell table:number-columns-repeated="1012"/>
        </table:table-row>
        <table:table-row table:style-name="ro6">
          <table:table-cell office:value-type="float" office:value="188" calcext:value-type="float">
            <text:p>188</text:p>
          </table:table-cell>
          <table:table-cell table:formula="of:=DEC2HEX([.A190])" office:value-type="string" office:string-value="BC" calcext:value-type="string">
            <text:p>BC</text:p>
          </table:table-cell>
          <table:table-cell table:number-columns-repeated="2"/>
          <table:table-cell table:formula="of:=DEC2HEX(16749864+[.A190])" office:value-type="string" office:string-value="FF95E4" calcext:value-type="string">
            <text:p>FF95E4</text:p>
          </table:table-cell>
          <table:table-cell table:formula="of:=DEC2HEX(16750056+[.A190])" office:value-type="string" office:string-value="FF96A4" calcext:value-type="string">
            <text:p>FF96A4</text:p>
          </table:table-cell>
          <table:table-cell table:formula="of:=DEC2HEX(16750248+[.A190])" office:value-type="string" office:string-value="FF9764" calcext:value-type="string">
            <text:p>FF9764</text:p>
          </table:table-cell>
          <table:table-cell table:formula="of:=DEC2HEX(16750440+[.A190])" office:value-type="string" office:string-value="FF9824" calcext:value-type="string">
            <text:p>FF9824</text:p>
          </table:table-cell>
          <table:table-cell table:formula="of:=DEC2HEX(16750632+[.A190])" office:value-type="string" office:string-value="FF98E4" calcext:value-type="string">
            <text:p>FF98E4</text:p>
          </table:table-cell>
          <table:table-cell table:formula="of:=DEC2HEX(16750824+[.A190])" office:value-type="string" office:string-value="FF99A4" calcext:value-type="string">
            <text:p>FF99A4</text:p>
          </table:table-cell>
          <table:table-cell table:formula="of:=DEC2HEX(16751016+[.A190])" office:value-type="string" office:string-value="FF9A64" calcext:value-type="string">
            <text:p>FF9A64</text:p>
          </table:table-cell>
          <table:table-cell table:formula="of:=DEC2HEX(16751208+[.A190])" office:value-type="string" office:string-value="FF9B24" calcext:value-type="string">
            <text:p>FF9B24</text:p>
          </table:table-cell>
          <table:table-cell table:number-columns-repeated="1012"/>
        </table:table-row>
        <table:table-row table:style-name="ro6">
          <table:table-cell office:value-type="float" office:value="189" calcext:value-type="float">
            <text:p>189</text:p>
          </table:table-cell>
          <table:table-cell table:formula="of:=DEC2HEX([.A191])" office:value-type="string" office:string-value="BD" calcext:value-type="string">
            <text:p>BD</text:p>
          </table:table-cell>
          <table:table-cell table:number-columns-repeated="2"/>
          <table:table-cell table:formula="of:=DEC2HEX(16749864+[.A191])" office:value-type="string" office:string-value="FF95E5" calcext:value-type="string">
            <text:p>FF95E5</text:p>
          </table:table-cell>
          <table:table-cell table:formula="of:=DEC2HEX(16750056+[.A191])" office:value-type="string" office:string-value="FF96A5" calcext:value-type="string">
            <text:p>FF96A5</text:p>
          </table:table-cell>
          <table:table-cell table:formula="of:=DEC2HEX(16750248+[.A191])" office:value-type="string" office:string-value="FF9765" calcext:value-type="string">
            <text:p>FF9765</text:p>
          </table:table-cell>
          <table:table-cell table:formula="of:=DEC2HEX(16750440+[.A191])" office:value-type="string" office:string-value="FF9825" calcext:value-type="string">
            <text:p>FF9825</text:p>
          </table:table-cell>
          <table:table-cell table:formula="of:=DEC2HEX(16750632+[.A191])" office:value-type="string" office:string-value="FF98E5" calcext:value-type="string">
            <text:p>FF98E5</text:p>
          </table:table-cell>
          <table:table-cell table:formula="of:=DEC2HEX(16750824+[.A191])" office:value-type="string" office:string-value="FF99A5" calcext:value-type="string">
            <text:p>FF99A5</text:p>
          </table:table-cell>
          <table:table-cell table:formula="of:=DEC2HEX(16751016+[.A191])" office:value-type="string" office:string-value="FF9A65" calcext:value-type="string">
            <text:p>FF9A65</text:p>
          </table:table-cell>
          <table:table-cell table:formula="of:=DEC2HEX(16751208+[.A191])" office:value-type="string" office:string-value="FF9B25" calcext:value-type="string">
            <text:p>FF9B25</text:p>
          </table:table-cell>
          <table:table-cell table:number-columns-repeated="1012"/>
        </table:table-row>
        <table:table-row table:style-name="ro6">
          <table:table-cell office:value-type="float" office:value="190" calcext:value-type="float">
            <text:p>190</text:p>
          </table:table-cell>
          <table:table-cell table:formula="of:=DEC2HEX([.A192])" office:value-type="string" office:string-value="BE" calcext:value-type="string">
            <text:p>BE</text:p>
          </table:table-cell>
          <table:table-cell table:number-columns-repeated="2"/>
          <table:table-cell table:formula="of:=DEC2HEX(16749864+[.A192])" office:value-type="string" office:string-value="FF95E6" calcext:value-type="string">
            <text:p>FF95E6</text:p>
          </table:table-cell>
          <table:table-cell table:formula="of:=DEC2HEX(16750056+[.A192])" office:value-type="string" office:string-value="FF96A6" calcext:value-type="string">
            <text:p>FF96A6</text:p>
          </table:table-cell>
          <table:table-cell table:formula="of:=DEC2HEX(16750248+[.A192])" office:value-type="string" office:string-value="FF9766" calcext:value-type="string">
            <text:p>FF9766</text:p>
          </table:table-cell>
          <table:table-cell table:formula="of:=DEC2HEX(16750440+[.A192])" office:value-type="string" office:string-value="FF9826" calcext:value-type="string">
            <text:p>FF9826</text:p>
          </table:table-cell>
          <table:table-cell table:formula="of:=DEC2HEX(16750632+[.A192])" office:value-type="string" office:string-value="FF98E6" calcext:value-type="string">
            <text:p>FF98E6</text:p>
          </table:table-cell>
          <table:table-cell table:formula="of:=DEC2HEX(16750824+[.A192])" office:value-type="string" office:string-value="FF99A6" calcext:value-type="string">
            <text:p>FF99A6</text:p>
          </table:table-cell>
          <table:table-cell table:formula="of:=DEC2HEX(16751016+[.A192])" office:value-type="string" office:string-value="FF9A66" calcext:value-type="string">
            <text:p>FF9A66</text:p>
          </table:table-cell>
          <table:table-cell table:formula="of:=DEC2HEX(16751208+[.A192])" office:value-type="string" office:string-value="FF9B26" calcext:value-type="string">
            <text:p>FF9B26</text:p>
          </table:table-cell>
          <table:table-cell table:number-columns-repeated="1012"/>
        </table:table-row>
        <table:table-row table:style-name="ro6">
          <table:table-cell office:value-type="float" office:value="191" calcext:value-type="float">
            <text:p>191</text:p>
          </table:table-cell>
          <table:table-cell table:formula="of:=DEC2HEX([.A193])" office:value-type="string" office:string-value="BF" calcext:value-type="string">
            <text:p>BF</text:p>
          </table:table-cell>
          <table:table-cell table:number-columns-repeated="2"/>
          <table:table-cell table:formula="of:=DEC2HEX(16749864+[.A193])" office:value-type="string" office:string-value="FF95E7" calcext:value-type="string">
            <text:p>FF95E7</text:p>
          </table:table-cell>
          <table:table-cell table:formula="of:=DEC2HEX(16750056+[.A193])" office:value-type="string" office:string-value="FF96A7" calcext:value-type="string">
            <text:p>FF96A7</text:p>
          </table:table-cell>
          <table:table-cell table:formula="of:=DEC2HEX(16750248+[.A193])" office:value-type="string" office:string-value="FF9767" calcext:value-type="string">
            <text:p>FF9767</text:p>
          </table:table-cell>
          <table:table-cell table:formula="of:=DEC2HEX(16750440+[.A193])" office:value-type="string" office:string-value="FF9827" calcext:value-type="string">
            <text:p>FF9827</text:p>
          </table:table-cell>
          <table:table-cell table:formula="of:=DEC2HEX(16750632+[.A193])" office:value-type="string" office:string-value="FF98E7" calcext:value-type="string">
            <text:p>FF98E7</text:p>
          </table:table-cell>
          <table:table-cell table:formula="of:=DEC2HEX(16750824+[.A193])" office:value-type="string" office:string-value="FF99A7" calcext:value-type="string">
            <text:p>FF99A7</text:p>
          </table:table-cell>
          <table:table-cell table:formula="of:=DEC2HEX(16751016+[.A193])" office:value-type="string" office:string-value="FF9A67" calcext:value-type="string">
            <text:p>FF9A67</text:p>
          </table:table-cell>
          <table:table-cell table:formula="of:=DEC2HEX(16751208+[.A193])" office:value-type="string" office:string-value="FF9B27" calcext:value-type="string">
            <text:p>FF9B27</text:p>
          </table:table-cell>
          <table:table-cell table:number-columns-repeated="1012"/>
        </table:table-row>
        <table:table-row table:style-name="ro6" table:number-rows-repeated="104838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evel Script" table:style-name="ta1">
        <office:forms form:automatic-focus="false" form:apply-design-mode="false"/>
        <table:table-column table:style-name="co1" table:visibility="collapse" table:default-cell-style-name="ce1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number-columns-repeated="3" table:default-cell-style-name="ce18"/>
        <table:table-column table:style-name="co8" table:number-columns-repeated="5" table:default-cell-style-name="ce18"/>
        <table:table-column table:style-name="co6" table:number-columns-repeated="1012" table:default-cell-style-name="ce13"/>
        <table:table-row table:style-name="ro6">
          <table:table-cell office:value-type="string" calcext:value-type="string">
            <text:p>OFFSET DEC</text:p>
          </table:table-cell>
          <table:table-cell table:style-name="ce14" office:value-type="string" calcext:value-type="string">
            <text:p>OFFSET</text:p>
          </table:table-cell>
          <table:table-cell table:style-name="ce14" office:value-type="string" calcext:value-type="string">
            <text:p>LENGTH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LVLSCRPT</text:p>
          </table:table-cell>
          <table:table-cell table:style-name="ce14" table:number-columns-repeated="7"/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formula="of:=DEC2HEX([.A2])" office:value-type="string" office:string-value="0" calcext:value-type="string">
            <text:p>0</text:p>
          </table:table-cell>
          <table:table-cell table:number-columns-repeated="2"/>
          <table:table-cell table:style-name="ce11" table:formula="of:=DEC2HEX(16757160+[.A2])" office:value-type="string" office:string-value="FFB1A8" calcext:value-type="string">
            <text:p>FFB1A8</text:p>
          </table:table-cell>
          <table:table-cell table:number-columns-repeated="1019"/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DEC2HEX([.A3])" office:value-type="string" office:string-value="1" calcext:value-type="string">
            <text:p>1</text:p>
          </table:table-cell>
          <table:table-cell table:number-columns-repeated="2"/>
          <table:table-cell table:style-name="ce11" table:formula="of:=DEC2HEX(16757160+[.A3])" office:value-type="string" office:string-value="FFB1A9" calcext:value-type="string">
            <text:p>FFB1A9</text:p>
          </table:table-cell>
          <table:table-cell table:number-columns-repeated="1019"/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DEC2HEX([.A4])" office:value-type="string" office:string-value="2" calcext:value-type="string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state</text:p>
          </table:table-cell>
          <table:table-cell table:style-name="ce11" table:formula="of:=DEC2HEX(16757160+[.A4])" office:value-type="string" office:string-value="FFB1AA" calcext:value-type="string">
            <text:p>FFB1AA</text:p>
          </table:table-cell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DEC2HEX([.A5])" office:value-type="string" office:string-value="3" calcext:value-type="string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state</text:p>
          </table:table-cell>
          <table:table-cell table:style-name="ce11" table:formula="of:=DEC2HEX(16757160+[.A5])" office:value-type="string" office:string-value="FFB1AB" calcext:value-type="string">
            <text:p>FFB1AB</text:p>
          </table:table-cell>
          <table:table-cell table:number-columns-repeated="1019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DEC2HEX([.A6])" office:value-type="string" office:string-value="4" calcext:value-type="string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state</text:p>
          </table:table-cell>
          <table:table-cell table:style-name="ce11" table:formula="of:=DEC2HEX(16757160+[.A6])" office:value-type="string" office:string-value="FFB1AC" calcext:value-type="string">
            <text:p>FFB1AC</text:p>
          </table:table-cell>
          <table:table-cell table:number-columns-repeated="1019"/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DEC2HEX([.A7])" office:value-type="string" office:string-value="5" calcext:value-type="string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state</text:p>
          </table:table-cell>
          <table:table-cell table:style-name="ce11" table:formula="of:=DEC2HEX(16757160+[.A7])" office:value-type="string" office:string-value="FFB1AD" calcext:value-type="string">
            <text:p>FFB1AD</text:p>
          </table:table-cell>
          <table:table-cell table:number-columns-repeated="1019"/>
        </table:table-row>
        <table:table-row table:style-name="ro6">
          <table:table-cell office:value-type="float" office:value="6" calcext:value-type="float">
            <text:p>6</text:p>
          </table:table-cell>
          <table:table-cell table:formula="of:=DEC2HEX([.A8])" office:value-type="string" office:string-value="6" calcext:value-type="string">
            <text:p>6</text:p>
          </table:table-cell>
          <table:table-cell table:number-columns-repeated="2"/>
          <table:table-cell table:style-name="ce11" table:formula="of:=DEC2HEX(16757160+[.A8])" office:value-type="string" office:string-value="FFB1AE" calcext:value-type="string">
            <text:p>FFB1AE</text:p>
          </table:table-cell>
          <table:table-cell table:number-columns-repeated="1019"/>
        </table:table-row>
        <table:table-row table:style-name="ro6">
          <table:table-cell office:value-type="float" office:value="7" calcext:value-type="float">
            <text:p>7</text:p>
          </table:table-cell>
          <table:table-cell table:formula="of:=DEC2HEX([.A9])" office:value-type="string" office:string-value="7" calcext:value-type="string">
            <text:p>7</text:p>
          </table:table-cell>
          <table:table-cell table:number-columns-repeated="2"/>
          <table:table-cell table:style-name="ce11" table:formula="of:=DEC2HEX(16757160+[.A9])" office:value-type="string" office:string-value="FFB1AF" calcext:value-type="string">
            <text:p>FFB1AF</text:p>
          </table:table-cell>
          <table:table-cell table:number-columns-repeated="1019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DEC2HEX([.A10])" office:value-type="string" office:string-value="8" calcext:value-type="string">
            <text:p>8</text:p>
          </table:table-cell>
          <table:table-cell table:number-columns-repeated="2"/>
          <table:table-cell table:style-name="ce11" table:formula="of:=DEC2HEX(16757160+[.A10])" office:value-type="string" office:string-value="FFB1B0" calcext:value-type="string">
            <text:p>FFB1B0</text:p>
          </table:table-cell>
          <table:table-cell table:number-columns-repeated="1019"/>
        </table:table-row>
        <table:table-row table:style-name="ro6">
          <table:table-cell office:value-type="float" office:value="9" calcext:value-type="float">
            <text:p>9</text:p>
          </table:table-cell>
          <table:table-cell table:formula="of:=DEC2HEX([.A11])" office:value-type="string" office:string-value="9" calcext:value-type="string">
            <text:p>9</text:p>
          </table:table-cell>
          <table:table-cell table:number-columns-repeated="2"/>
          <table:table-cell table:style-name="ce11" table:formula="of:=DEC2HEX(16757160+[.A11])" office:value-type="string" office:string-value="FFB1B1" calcext:value-type="string">
            <text:p>FFB1B1</text:p>
          </table:table-cell>
          <table:table-cell table:number-columns-repeated="1019"/>
        </table:table-row>
        <table:table-row table:style-name="ro6">
          <table:table-cell office:value-type="float" office:value="10" calcext:value-type="float">
            <text:p>10</text:p>
          </table:table-cell>
          <table:table-cell table:formula="of:=DEC2HEX([.A12])" office:value-type="string" office:string-value="A" calcext:value-type="string">
            <text:p>A</text:p>
          </table:table-cell>
          <table:table-cell table:number-columns-repeated="2"/>
          <table:table-cell table:style-name="ce11" table:formula="of:=DEC2HEX(16757160+[.A12])" office:value-type="string" office:string-value="FFB1B2" calcext:value-type="string">
            <text:p>FFB1B2</text:p>
          </table:table-cell>
          <table:table-cell table:number-columns-repeated="1019"/>
        </table:table-row>
        <table:table-row table:style-name="ro6">
          <table:table-cell office:value-type="float" office:value="11" calcext:value-type="float">
            <text:p>11</text:p>
          </table:table-cell>
          <table:table-cell table:formula="of:=DEC2HEX([.A13])" office:value-type="string" office:string-value="B" calcext:value-type="string">
            <text:p>B</text:p>
          </table:table-cell>
          <table:table-cell table:number-columns-repeated="2"/>
          <table:table-cell table:style-name="ce11" table:formula="of:=DEC2HEX(16757160+[.A13])" office:value-type="string" office:string-value="FFB1B3" calcext:value-type="string">
            <text:p>FFB1B3</text:p>
          </table:table-cell>
          <table:table-cell table:number-columns-repeated="1019"/>
        </table:table-row>
        <table:table-row table:style-name="ro6">
          <table:table-cell office:value-type="float" office:value="12" calcext:value-type="float">
            <text:p>12</text:p>
          </table:table-cell>
          <table:table-cell table:formula="of:=DEC2HEX([.A14])" office:value-type="string" office:string-value="C" calcext:value-type="string">
            <text:p>C</text:p>
          </table:table-cell>
          <table:table-cell table:number-columns-repeated="2"/>
          <table:table-cell table:style-name="ce11" table:formula="of:=DEC2HEX(16757160+[.A14])" office:value-type="string" office:string-value="FFB1B4" calcext:value-type="string">
            <text:p>FFB1B4</text:p>
          </table:table-cell>
          <table:table-cell table:number-columns-repeated="1019"/>
        </table:table-row>
        <table:table-row table:style-name="ro6">
          <table:table-cell office:value-type="float" office:value="13" calcext:value-type="float">
            <text:p>13</text:p>
          </table:table-cell>
          <table:table-cell table:formula="of:=DEC2HEX([.A15])" office:value-type="string" office:string-value="D" calcext:value-type="string">
            <text:p>D</text:p>
          </table:table-cell>
          <table:table-cell table:number-columns-repeated="2"/>
          <table:table-cell table:style-name="ce11" table:formula="of:=DEC2HEX(16757160+[.A15])" office:value-type="string" office:string-value="FFB1B5" calcext:value-type="string">
            <text:p>FFB1B5</text:p>
          </table:table-cell>
          <table:table-cell table:number-columns-repeated="1019"/>
        </table:table-row>
        <table:table-row table:style-name="ro7">
          <table:table-cell office:value-type="float" office:value="14" calcext:value-type="float">
            <text:p>14</text:p>
          </table:table-cell>
          <table:table-cell table:formula="of:=DEC2HEX([.A16])" office:value-type="string" office:string-value="E" calcext:value-type="string">
            <text:p>E</text:p>
          </table:table-cell>
          <table:table-cell table:number-columns-repeated="2"/>
          <table:table-cell table:style-name="ce11" table:formula="of:=DEC2HEX(16757160+[.A16])" office:value-type="string" office:string-value="FFB1B6" calcext:value-type="string">
            <text:p>FFB1B6</text:p>
          </table:table-cell>
          <table:table-cell table:number-columns-repeated="1019"/>
        </table:table-row>
        <table:table-row table:style-name="ro8">
          <table:table-cell office:value-type="float" office:value="15" calcext:value-type="float">
            <text:p>15</text:p>
          </table:table-cell>
          <table:table-cell table:formula="of:=DEC2HEX([.A17])" office:value-type="string" office:string-value="F" calcext:value-type="string">
            <text:p>F</text:p>
          </table:table-cell>
          <table:table-cell table:number-columns-repeated="2"/>
          <table:table-cell table:style-name="ce11" table:formula="of:=DEC2HEX(16757160+[.A17])" office:value-type="string" office:string-value="FFB1B7" calcext:value-type="string">
            <text:p>FFB1B7</text:p>
          </table:table-cell>
          <table:table-cell table:number-columns-repeated="1019"/>
        </table:table-row>
        <table:table-row table:style-name="ro6">
          <table:table-cell office:value-type="float" office:value="16" calcext:value-type="float">
            <text:p>16</text:p>
          </table:table-cell>
          <table:table-cell table:formula="of:=DEC2HEX([.A18])" office:value-type="string" office:string-value="10" calcext:value-type="string">
            <text:p>10</text:p>
          </table:table-cell>
          <table:table-cell table:number-columns-repeated="2"/>
          <table:table-cell table:style-name="ce11" table:formula="of:=DEC2HEX(16757160+[.A18])" office:value-type="string" office:string-value="FFB1B8" calcext:value-type="string">
            <text:p>FFB1B8</text:p>
          </table:table-cell>
          <table:table-cell table:number-columns-repeated="1019"/>
        </table:table-row>
        <table:table-row table:style-name="ro6">
          <table:table-cell office:value-type="float" office:value="17" calcext:value-type="float">
            <text:p>17</text:p>
          </table:table-cell>
          <table:table-cell table:formula="of:=DEC2HEX([.A19])" office:value-type="string" office:string-value="11" calcext:value-type="string">
            <text:p>11</text:p>
          </table:table-cell>
          <table:table-cell table:number-columns-repeated="2"/>
          <table:table-cell table:style-name="ce11" table:formula="of:=DEC2HEX(16757160+[.A19])" office:value-type="string" office:string-value="FFB1B9" calcext:value-type="string">
            <text:p>FFB1B9</text:p>
          </table:table-cell>
          <table:table-cell table:number-columns-repeated="1019"/>
        </table:table-row>
        <table:table-row table:style-name="ro6">
          <table:table-cell office:value-type="float" office:value="18" calcext:value-type="float">
            <text:p>18</text:p>
          </table:table-cell>
          <table:table-cell table:formula="of:=DEC2HEX([.A20])" office:value-type="string" office:string-value="12" calcext:value-type="string">
            <text:p>12</text:p>
          </table:table-cell>
          <table:table-cell table:number-columns-repeated="2"/>
          <table:table-cell table:style-name="ce11" table:formula="of:=DEC2HEX(16757160+[.A20])" office:value-type="string" office:string-value="FFB1BA" calcext:value-type="string">
            <text:p>FFB1BA</text:p>
          </table:table-cell>
          <table:table-cell table:number-columns-repeated="1019"/>
        </table:table-row>
        <table:table-row table:style-name="ro6">
          <table:table-cell office:value-type="float" office:value="19" calcext:value-type="float">
            <text:p>19</text:p>
          </table:table-cell>
          <table:table-cell table:formula="of:=DEC2HEX([.A21])" office:value-type="string" office:string-value="13" calcext:value-type="string">
            <text:p>13</text:p>
          </table:table-cell>
          <table:table-cell table:number-columns-repeated="2"/>
          <table:table-cell table:style-name="ce11" table:formula="of:=DEC2HEX(16757160+[.A21])" office:value-type="string" office:string-value="FFB1BB" calcext:value-type="string">
            <text:p>FFB1BB</text:p>
          </table:table-cell>
          <table:table-cell table:number-columns-repeated="1019"/>
        </table:table-row>
        <table:table-row table:style-name="ro6">
          <table:table-cell office:value-type="float" office:value="20" calcext:value-type="float">
            <text:p>20</text:p>
          </table:table-cell>
          <table:table-cell table:formula="of:=DEC2HEX([.A22])" office:value-type="string" office:string-value="14" calcext:value-type="string">
            <text:p>14</text:p>
          </table:table-cell>
          <table:table-cell table:number-columns-repeated="2"/>
          <table:table-cell table:style-name="ce11" table:formula="of:=DEC2HEX(16757160+[.A22])" office:value-type="string" office:string-value="FFB1BC" calcext:value-type="string">
            <text:p>FFB1BC</text:p>
          </table:table-cell>
          <table:table-cell table:number-columns-repeated="1019"/>
        </table:table-row>
        <table:table-row table:style-name="ro6">
          <table:table-cell office:value-type="float" office:value="21" calcext:value-type="float">
            <text:p>21</text:p>
          </table:table-cell>
          <table:table-cell table:formula="of:=DEC2HEX([.A23])" office:value-type="string" office:string-value="15" calcext:value-type="string">
            <text:p>15</text:p>
          </table:table-cell>
          <table:table-cell table:number-columns-repeated="2"/>
          <table:table-cell table:style-name="ce11" table:formula="of:=DEC2HEX(16757160+[.A23])" office:value-type="string" office:string-value="FFB1BD" calcext:value-type="string">
            <text:p>FFB1BD</text:p>
          </table:table-cell>
          <table:table-cell table:number-columns-repeated="1019"/>
        </table:table-row>
        <table:table-row table:style-name="ro6">
          <table:table-cell office:value-type="float" office:value="22" calcext:value-type="float">
            <text:p>22</text:p>
          </table:table-cell>
          <table:table-cell table:formula="of:=DEC2HEX([.A24])" office:value-type="string" office:string-value="16" calcext:value-type="string">
            <text:p>16</text:p>
          </table:table-cell>
          <table:table-cell table:number-columns-repeated="2"/>
          <table:table-cell table:style-name="ce11" table:formula="of:=DEC2HEX(16757160+[.A24])" office:value-type="string" office:string-value="FFB1BE" calcext:value-type="string">
            <text:p>FFB1BE</text:p>
          </table:table-cell>
          <table:table-cell table:number-columns-repeated="1019"/>
        </table:table-row>
        <table:table-row table:style-name="ro6">
          <table:table-cell office:value-type="float" office:value="23" calcext:value-type="float">
            <text:p>23</text:p>
          </table:table-cell>
          <table:table-cell table:formula="of:=DEC2HEX([.A25])" office:value-type="string" office:string-value="17" calcext:value-type="string">
            <text:p>17</text:p>
          </table:table-cell>
          <table:table-cell table:number-columns-repeated="2"/>
          <table:table-cell table:style-name="ce11" table:formula="of:=DEC2HEX(16757160+[.A25])" office:value-type="string" office:string-value="FFB1BF" calcext:value-type="string">
            <text:p>FFB1BF</text:p>
          </table:table-cell>
          <table:table-cell table:number-columns-repeated="1019"/>
        </table:table-row>
        <table:table-row table:style-name="ro6">
          <table:table-cell office:value-type="float" office:value="24" calcext:value-type="float">
            <text:p>24</text:p>
          </table:table-cell>
          <table:table-cell table:formula="of:=DEC2HEX([.A26])" office:value-type="string" office:string-value="18" calcext:value-type="string">
            <text:p>18</text:p>
          </table:table-cell>
          <table:table-cell table:number-columns-repeated="2"/>
          <table:table-cell table:style-name="ce11" table:formula="of:=DEC2HEX(16757160+[.A26])" office:value-type="string" office:string-value="FFB1C0" calcext:value-type="string">
            <text:p>FFB1C0</text:p>
          </table:table-cell>
          <table:table-cell table:number-columns-repeated="1019"/>
        </table:table-row>
        <table:table-row table:style-name="ro6">
          <table:table-cell office:value-type="float" office:value="25" calcext:value-type="float">
            <text:p>25</text:p>
          </table:table-cell>
          <table:table-cell table:formula="of:=DEC2HEX([.A27])" office:value-type="string" office:string-value="19" calcext:value-type="string">
            <text:p>19</text:p>
          </table:table-cell>
          <table:table-cell table:number-columns-repeated="2"/>
          <table:table-cell table:style-name="ce11" table:formula="of:=DEC2HEX(16757160+[.A27])" office:value-type="string" office:string-value="FFB1C1" calcext:value-type="string">
            <text:p>FFB1C1</text:p>
          </table:table-cell>
          <table:table-cell table:number-columns-repeated="1019"/>
        </table:table-row>
        <table:table-row table:style-name="ro6">
          <table:table-cell office:value-type="float" office:value="26" calcext:value-type="float">
            <text:p>26</text:p>
          </table:table-cell>
          <table:table-cell table:formula="of:=DEC2HEX([.A28])" office:value-type="string" office:string-value="1A" calcext:value-type="string">
            <text:p>1A</text:p>
          </table:table-cell>
          <table:table-cell table:number-columns-repeated="2"/>
          <table:table-cell table:style-name="ce11" table:formula="of:=DEC2HEX(16757160+[.A28])" office:value-type="string" office:string-value="FFB1C2" calcext:value-type="string">
            <text:p>FFB1C2</text:p>
          </table:table-cell>
          <table:table-cell table:number-columns-repeated="1019"/>
        </table:table-row>
        <table:table-row table:style-name="ro6">
          <table:table-cell office:value-type="float" office:value="27" calcext:value-type="float">
            <text:p>27</text:p>
          </table:table-cell>
          <table:table-cell table:formula="of:=DEC2HEX([.A29])" office:value-type="string" office:string-value="1B" calcext:value-type="string">
            <text:p>1B</text:p>
          </table:table-cell>
          <table:table-cell table:number-columns-repeated="2"/>
          <table:table-cell table:style-name="ce11" table:formula="of:=DEC2HEX(16757160+[.A29])" office:value-type="string" office:string-value="FFB1C3" calcext:value-type="string">
            <text:p>FFB1C3</text:p>
          </table:table-cell>
          <table:table-cell table:number-columns-repeated="1019"/>
        </table:table-row>
        <table:table-row table:style-name="ro6">
          <table:table-cell office:value-type="float" office:value="28" calcext:value-type="float">
            <text:p>28</text:p>
          </table:table-cell>
          <table:table-cell table:formula="of:=DEC2HEX([.A30])" office:value-type="string" office:string-value="1C" calcext:value-type="string">
            <text:p>1C</text:p>
          </table:table-cell>
          <table:table-cell table:number-columns-repeated="2"/>
          <table:table-cell table:style-name="ce11" table:formula="of:=DEC2HEX(16757160+[.A30])" office:value-type="string" office:string-value="FFB1C4" calcext:value-type="string">
            <text:p>FFB1C4</text:p>
          </table:table-cell>
          <table:table-cell table:number-columns-repeated="1019"/>
        </table:table-row>
        <table:table-row table:style-name="ro6">
          <table:table-cell office:value-type="float" office:value="29" calcext:value-type="float">
            <text:p>29</text:p>
          </table:table-cell>
          <table:table-cell table:formula="of:=DEC2HEX([.A31])" office:value-type="string" office:string-value="1D" calcext:value-type="string">
            <text:p>1D</text:p>
          </table:table-cell>
          <table:table-cell table:number-columns-repeated="2"/>
          <table:table-cell table:style-name="ce11" table:formula="of:=DEC2HEX(16757160+[.A31])" office:value-type="string" office:string-value="FFB1C5" calcext:value-type="string">
            <text:p>FFB1C5</text:p>
          </table:table-cell>
          <table:table-cell table:number-columns-repeated="1019"/>
        </table:table-row>
        <table:table-row table:style-name="ro6">
          <table:table-cell office:value-type="float" office:value="30" calcext:value-type="float">
            <text:p>30</text:p>
          </table:table-cell>
          <table:table-cell table:formula="of:=DEC2HEX([.A32])" office:value-type="string" office:string-value="1E" calcext:value-type="string">
            <text:p>1E</text:p>
          </table:table-cell>
          <table:table-cell table:number-columns-repeated="2"/>
          <table:table-cell table:style-name="ce11" table:formula="of:=DEC2HEX(16757160+[.A32])" office:value-type="string" office:string-value="FFB1C6" calcext:value-type="string">
            <text:p>FFB1C6</text:p>
          </table:table-cell>
          <table:table-cell table:number-columns-repeated="1019"/>
        </table:table-row>
        <table:table-row table:style-name="ro6">
          <table:table-cell office:value-type="float" office:value="31" calcext:value-type="float">
            <text:p>31</text:p>
          </table:table-cell>
          <table:table-cell table:formula="of:=DEC2HEX([.A33])" office:value-type="string" office:string-value="1F" calcext:value-type="string">
            <text:p>1F</text:p>
          </table:table-cell>
          <table:table-cell table:number-columns-repeated="2"/>
          <table:table-cell table:style-name="ce11" table:formula="of:=DEC2HEX(16757160+[.A33])" office:value-type="string" office:string-value="FFB1C7" calcext:value-type="string">
            <text:p>FFB1C7</text:p>
          </table:table-cell>
          <table:table-cell table:number-columns-repeated="1019"/>
        </table:table-row>
        <table:table-row table:style-name="ro6">
          <table:table-cell office:value-type="float" office:value="32" calcext:value-type="float">
            <text:p>32</text:p>
          </table:table-cell>
          <table:table-cell table:formula="of:=DEC2HEX([.A34])" office:value-type="string" office:string-value="20" calcext:value-type="string">
            <text:p>20</text:p>
          </table:table-cell>
          <table:table-cell table:number-columns-repeated="2"/>
          <table:table-cell table:style-name="ce11" table:formula="of:=DEC2HEX(16757160+[.A34])" office:value-type="string" office:string-value="FFB1C8" calcext:value-type="string">
            <text:p>FFB1C8</text:p>
          </table:table-cell>
          <table:table-cell table:number-columns-repeated="1019"/>
        </table:table-row>
        <table:table-row table:style-name="ro6">
          <table:table-cell office:value-type="float" office:value="33" calcext:value-type="float">
            <text:p>33</text:p>
          </table:table-cell>
          <table:table-cell table:formula="of:=DEC2HEX([.A35])" office:value-type="string" office:string-value="21" calcext:value-type="string">
            <text:p>21</text:p>
          </table:table-cell>
          <table:table-cell table:number-columns-repeated="2"/>
          <table:table-cell table:style-name="ce11" table:formula="of:=DEC2HEX(16757160+[.A35])" office:value-type="string" office:string-value="FFB1C9" calcext:value-type="string">
            <text:p>FFB1C9</text:p>
          </table:table-cell>
          <table:table-cell table:number-columns-repeated="1019"/>
        </table:table-row>
        <table:table-row table:style-name="ro6">
          <table:table-cell office:value-type="float" office:value="34" calcext:value-type="float">
            <text:p>34</text:p>
          </table:table-cell>
          <table:table-cell table:formula="of:=DEC2HEX([.A36])" office:value-type="string" office:string-value="22" calcext:value-type="string">
            <text:p>22</text:p>
          </table:table-cell>
          <table:table-cell table:number-columns-repeated="2"/>
          <table:table-cell table:style-name="ce11" table:formula="of:=DEC2HEX(16757160+[.A36])" office:value-type="string" office:string-value="FFB1CA" calcext:value-type="string">
            <text:p>FFB1CA</text:p>
          </table:table-cell>
          <table:table-cell table:number-columns-repeated="1019"/>
        </table:table-row>
        <table:table-row table:style-name="ro6">
          <table:table-cell office:value-type="float" office:value="35" calcext:value-type="float">
            <text:p>35</text:p>
          </table:table-cell>
          <table:table-cell table:formula="of:=DEC2HEX([.A37])" office:value-type="string" office:string-value="23" calcext:value-type="string">
            <text:p>23</text:p>
          </table:table-cell>
          <table:table-cell table:number-columns-repeated="2"/>
          <table:table-cell table:style-name="ce11" table:formula="of:=DEC2HEX(16757160+[.A37])" office:value-type="string" office:string-value="FFB1CB" calcext:value-type="string">
            <text:p>FFB1CB</text:p>
          </table:table-cell>
          <table:table-cell table:number-columns-repeated="1019"/>
        </table:table-row>
        <table:table-row table:style-name="ro6">
          <table:table-cell office:value-type="float" office:value="36" calcext:value-type="float">
            <text:p>36</text:p>
          </table:table-cell>
          <table:table-cell table:formula="of:=DEC2HEX([.A38])" office:value-type="string" office:string-value="24" calcext:value-type="string">
            <text:p>24</text:p>
          </table:table-cell>
          <table:table-cell table:number-columns-repeated="2"/>
          <table:table-cell table:style-name="ce11" table:formula="of:=DEC2HEX(16757160+[.A38])" office:value-type="string" office:string-value="FFB1CC" calcext:value-type="string">
            <text:p>FFB1CC</text:p>
          </table:table-cell>
          <table:table-cell table:number-columns-repeated="1019"/>
        </table:table-row>
        <table:table-row table:style-name="ro6">
          <table:table-cell office:value-type="float" office:value="37" calcext:value-type="float">
            <text:p>37</text:p>
          </table:table-cell>
          <table:table-cell table:formula="of:=DEC2HEX([.A39])" office:value-type="string" office:string-value="25" calcext:value-type="string">
            <text:p>25</text:p>
          </table:table-cell>
          <table:table-cell table:number-columns-repeated="2"/>
          <table:table-cell table:style-name="ce11" table:formula="of:=DEC2HEX(16757160+[.A39])" office:value-type="string" office:string-value="FFB1CD" calcext:value-type="string">
            <text:p>FFB1CD</text:p>
          </table:table-cell>
          <table:table-cell table:number-columns-repeated="1019"/>
        </table:table-row>
        <table:table-row table:style-name="ro6">
          <table:table-cell office:value-type="float" office:value="38" calcext:value-type="float">
            <text:p>38</text:p>
          </table:table-cell>
          <table:table-cell table:formula="of:=DEC2HEX([.A40])" office:value-type="string" office:string-value="26" calcext:value-type="string">
            <text:p>26</text:p>
          </table:table-cell>
          <table:table-cell table:number-columns-repeated="2"/>
          <table:table-cell table:style-name="ce11" table:formula="of:=DEC2HEX(16757160+[.A40])" office:value-type="string" office:string-value="FFB1CE" calcext:value-type="string">
            <text:p>FFB1CE</text:p>
          </table:table-cell>
          <table:table-cell table:number-columns-repeated="1019"/>
        </table:table-row>
        <table:table-row table:style-name="ro6">
          <table:table-cell office:value-type="float" office:value="39" calcext:value-type="float">
            <text:p>39</text:p>
          </table:table-cell>
          <table:table-cell table:formula="of:=DEC2HEX([.A41])" office:value-type="string" office:string-value="27" calcext:value-type="string">
            <text:p>27</text:p>
          </table:table-cell>
          <table:table-cell table:number-columns-repeated="2"/>
          <table:table-cell table:style-name="ce11" table:formula="of:=DEC2HEX(16757160+[.A41])" office:value-type="string" office:string-value="FFB1CF" calcext:value-type="string">
            <text:p>FFB1CF</text:p>
          </table:table-cell>
          <table:table-cell table:number-columns-repeated="1019"/>
        </table:table-row>
        <table:table-row table:style-name="ro6">
          <table:table-cell office:value-type="float" office:value="40" calcext:value-type="float">
            <text:p>40</text:p>
          </table:table-cell>
          <table:table-cell table:formula="of:=DEC2HEX([.A42])" office:value-type="string" office:string-value="28" calcext:value-type="string">
            <text:p>28</text:p>
          </table:table-cell>
          <table:table-cell table:number-columns-repeated="2"/>
          <table:table-cell table:style-name="ce11" table:formula="of:=DEC2HEX(16757160+[.A42])" office:value-type="string" office:string-value="FFB1D0" calcext:value-type="string">
            <text:p>FFB1D0</text:p>
          </table:table-cell>
          <table:table-cell table:number-columns-repeated="1019"/>
        </table:table-row>
        <table:table-row table:style-name="ro6">
          <table:table-cell office:value-type="float" office:value="41" calcext:value-type="float">
            <text:p>41</text:p>
          </table:table-cell>
          <table:table-cell table:formula="of:=DEC2HEX([.A43])" office:value-type="string" office:string-value="29" calcext:value-type="string">
            <text:p>29</text:p>
          </table:table-cell>
          <table:table-cell table:number-columns-repeated="2"/>
          <table:table-cell table:style-name="ce11" table:formula="of:=DEC2HEX(16757160+[.A43])" office:value-type="string" office:string-value="FFB1D1" calcext:value-type="string">
            <text:p>FFB1D1</text:p>
          </table:table-cell>
          <table:table-cell table:number-columns-repeated="1019"/>
        </table:table-row>
        <table:table-row table:style-name="ro8">
          <table:table-cell office:value-type="float" office:value="42" calcext:value-type="float">
            <text:p>42</text:p>
          </table:table-cell>
          <table:table-cell table:formula="of:=DEC2HEX([.A44])" office:value-type="string" office:string-value="2A" calcext:value-type="string">
            <text:p>2A</text:p>
          </table:table-cell>
          <table:table-cell table:number-columns-repeated="2"/>
          <table:table-cell table:style-name="ce11" table:formula="of:=DEC2HEX(16757160+[.A44])" office:value-type="string" office:string-value="FFB1D2" calcext:value-type="string">
            <text:p>FFB1D2</text:p>
          </table:table-cell>
          <table:table-cell table:number-columns-repeated="1019"/>
        </table:table-row>
        <table:table-row table:style-name="ro8">
          <table:table-cell office:value-type="float" office:value="43" calcext:value-type="float">
            <text:p>43</text:p>
          </table:table-cell>
          <table:table-cell table:formula="of:=DEC2HEX([.A45])" office:value-type="string" office:string-value="2B" calcext:value-type="string">
            <text:p>2B</text:p>
          </table:table-cell>
          <table:table-cell table:number-columns-repeated="2"/>
          <table:table-cell table:style-name="ce11" table:formula="of:=DEC2HEX(16757160+[.A45])" office:value-type="string" office:string-value="FFB1D3" calcext:value-type="string">
            <text:p>FFB1D3</text:p>
          </table:table-cell>
          <table:table-cell table:number-columns-repeated="1019"/>
        </table:table-row>
        <table:table-row table:style-name="ro8">
          <table:table-cell office:value-type="float" office:value="44" calcext:value-type="float">
            <text:p>44</text:p>
          </table:table-cell>
          <table:table-cell table:formula="of:=DEC2HEX([.A46])" office:value-type="string" office:string-value="2C" calcext:value-type="string">
            <text:p>2C</text:p>
          </table:table-cell>
          <table:table-cell table:number-columns-repeated="2"/>
          <table:table-cell table:style-name="ce11" table:formula="of:=DEC2HEX(16757160+[.A46])" office:value-type="string" office:string-value="FFB1D4" calcext:value-type="string">
            <text:p>FFB1D4</text:p>
          </table:table-cell>
          <table:table-cell table:number-columns-repeated="1019"/>
        </table:table-row>
        <table:table-row table:style-name="ro8">
          <table:table-cell office:value-type="float" office:value="45" calcext:value-type="float">
            <text:p>45</text:p>
          </table:table-cell>
          <table:table-cell table:formula="of:=DEC2HEX([.A47])" office:value-type="string" office:string-value="2D" calcext:value-type="string">
            <text:p>2D</text:p>
          </table:table-cell>
          <table:table-cell table:number-columns-repeated="2"/>
          <table:table-cell table:style-name="ce11" table:formula="of:=DEC2HEX(16757160+[.A47])" office:value-type="string" office:string-value="FFB1D5" calcext:value-type="string">
            <text:p>FFB1D5</text:p>
          </table:table-cell>
          <table:table-cell table:number-columns-repeated="1019"/>
        </table:table-row>
        <table:table-row table:style-name="ro6">
          <table:table-cell office:value-type="float" office:value="46" calcext:value-type="float">
            <text:p>46</text:p>
          </table:table-cell>
          <table:table-cell table:formula="of:=DEC2HEX([.A48])" office:value-type="string" office:string-value="2E" calcext:value-type="string">
            <text:p>2E</text:p>
          </table:table-cell>
          <table:table-cell table:number-columns-repeated="2"/>
          <table:table-cell table:style-name="ce11" table:formula="of:=DEC2HEX(16757160+[.A48])" office:value-type="string" office:string-value="FFB1D6" calcext:value-type="string">
            <text:p>FFB1D6</text:p>
          </table:table-cell>
          <table:table-cell table:number-columns-repeated="1019"/>
        </table:table-row>
        <table:table-row table:style-name="ro6">
          <table:table-cell office:value-type="float" office:value="47" calcext:value-type="float">
            <text:p>47</text:p>
          </table:table-cell>
          <table:table-cell table:formula="of:=DEC2HEX([.A49])" office:value-type="string" office:string-value="2F" calcext:value-type="string">
            <text:p>2F</text:p>
          </table:table-cell>
          <table:table-cell table:number-columns-repeated="2"/>
          <table:table-cell table:style-name="ce11" table:formula="of:=DEC2HEX(16757160+[.A49])" office:value-type="string" office:string-value="FFB1D7" calcext:value-type="string">
            <text:p>FFB1D7</text:p>
          </table:table-cell>
          <table:table-cell table:number-columns-repeated="1019"/>
        </table:table-row>
        <table:table-row table:style-name="ro6">
          <table:table-cell office:value-type="float" office:value="48" calcext:value-type="float">
            <text:p>48</text:p>
          </table:table-cell>
          <table:table-cell table:formula="of:=DEC2HEX([.A50])" office:value-type="string" office:string-value="30" calcext:value-type="string">
            <text:p>30</text:p>
          </table:table-cell>
          <table:table-cell table:number-columns-repeated="2"/>
          <table:table-cell table:style-name="ce11" table:formula="of:=DEC2HEX(16757160+[.A50])" office:value-type="string" office:string-value="FFB1D8" calcext:value-type="string">
            <text:p>FFB1D8</text:p>
          </table:table-cell>
          <table:table-cell table:number-columns-repeated="1019"/>
        </table:table-row>
        <table:table-row table:style-name="ro6">
          <table:table-cell office:value-type="float" office:value="49" calcext:value-type="float">
            <text:p>49</text:p>
          </table:table-cell>
          <table:table-cell table:formula="of:=DEC2HEX([.A51])" office:value-type="string" office:string-value="31" calcext:value-type="string">
            <text:p>31</text:p>
          </table:table-cell>
          <table:table-cell table:number-columns-repeated="2"/>
          <table:table-cell table:style-name="ce11" table:formula="of:=DEC2HEX(16757160+[.A51])" office:value-type="string" office:string-value="FFB1D9" calcext:value-type="string">
            <text:p>FFB1D9</text:p>
          </table:table-cell>
          <table:table-cell table:number-columns-repeated="1019"/>
        </table:table-row>
        <table:table-row table:style-name="ro6">
          <table:table-cell office:value-type="float" office:value="50" calcext:value-type="float">
            <text:p>50</text:p>
          </table:table-cell>
          <table:table-cell table:formula="of:=DEC2HEX([.A52])" office:value-type="string" office:string-value="32" calcext:value-type="string">
            <text:p>32</text:p>
          </table:table-cell>
          <table:table-cell table:number-columns-repeated="2"/>
          <table:table-cell table:style-name="ce11" table:formula="of:=DEC2HEX(16757160+[.A52])" office:value-type="string" office:string-value="FFB1DA" calcext:value-type="string">
            <text:p>FFB1DA</text:p>
          </table:table-cell>
          <table:table-cell table:number-columns-repeated="1019"/>
        </table:table-row>
        <table:table-row table:style-name="ro6">
          <table:table-cell office:value-type="float" office:value="51" calcext:value-type="float">
            <text:p>51</text:p>
          </table:table-cell>
          <table:table-cell table:formula="of:=DEC2HEX([.A53])" office:value-type="string" office:string-value="33" calcext:value-type="string">
            <text:p>33</text:p>
          </table:table-cell>
          <table:table-cell table:number-columns-repeated="2"/>
          <table:table-cell table:style-name="ce11" table:formula="of:=DEC2HEX(16757160+[.A53])" office:value-type="string" office:string-value="FFB1DB" calcext:value-type="string">
            <text:p>FFB1DB</text:p>
          </table:table-cell>
          <table:table-cell table:number-columns-repeated="1019"/>
        </table:table-row>
        <table:table-row table:style-name="ro6">
          <table:table-cell office:value-type="float" office:value="52" calcext:value-type="float">
            <text:p>52</text:p>
          </table:table-cell>
          <table:table-cell table:formula="of:=DEC2HEX([.A54])" office:value-type="string" office:string-value="34" calcext:value-type="string">
            <text:p>34</text:p>
          </table:table-cell>
          <table:table-cell table:number-columns-repeated="2"/>
          <table:table-cell table:style-name="ce11" table:formula="of:=DEC2HEX(16757160+[.A54])" office:value-type="string" office:string-value="FFB1DC" calcext:value-type="string">
            <text:p>FFB1DC</text:p>
          </table:table-cell>
          <table:table-cell table:number-columns-repeated="1019"/>
        </table:table-row>
        <table:table-row table:style-name="ro6">
          <table:table-cell office:value-type="float" office:value="53" calcext:value-type="float">
            <text:p>53</text:p>
          </table:table-cell>
          <table:table-cell table:formula="of:=DEC2HEX([.A55])" office:value-type="string" office:string-value="35" calcext:value-type="string">
            <text:p>35</text:p>
          </table:table-cell>
          <table:table-cell table:number-columns-repeated="2"/>
          <table:table-cell table:style-name="ce11" table:formula="of:=DEC2HEX(16757160+[.A55])" office:value-type="string" office:string-value="FFB1DD" calcext:value-type="string">
            <text:p>FFB1DD</text:p>
          </table:table-cell>
          <table:table-cell table:number-columns-repeated="1019"/>
        </table:table-row>
        <table:table-row table:style-name="ro6">
          <table:table-cell office:value-type="float" office:value="54" calcext:value-type="float">
            <text:p>54</text:p>
          </table:table-cell>
          <table:table-cell table:formula="of:=DEC2HEX([.A56])" office:value-type="string" office:string-value="36" calcext:value-type="string">
            <text:p>36</text:p>
          </table:table-cell>
          <table:table-cell table:number-columns-repeated="2"/>
          <table:table-cell table:style-name="ce11" table:formula="of:=DEC2HEX(16757160+[.A56])" office:value-type="string" office:string-value="FFB1DE" calcext:value-type="string">
            <text:p>FFB1DE</text:p>
          </table:table-cell>
          <table:table-cell table:number-columns-repeated="1019"/>
        </table:table-row>
        <table:table-row table:style-name="ro6">
          <table:table-cell office:value-type="float" office:value="55" calcext:value-type="float">
            <text:p>55</text:p>
          </table:table-cell>
          <table:table-cell table:formula="of:=DEC2HEX([.A57])" office:value-type="string" office:string-value="37" calcext:value-type="string">
            <text:p>37</text:p>
          </table:table-cell>
          <table:table-cell table:number-columns-repeated="2"/>
          <table:table-cell table:style-name="ce11" table:formula="of:=DEC2HEX(16757160+[.A57])" office:value-type="string" office:string-value="FFB1DF" calcext:value-type="string">
            <text:p>FFB1DF</text:p>
          </table:table-cell>
          <table:table-cell table:number-columns-repeated="1019"/>
        </table:table-row>
        <table:table-row table:style-name="ro6">
          <table:table-cell office:value-type="float" office:value="56" calcext:value-type="float">
            <text:p>56</text:p>
          </table:table-cell>
          <table:table-cell table:formula="of:=DEC2HEX([.A58])" office:value-type="string" office:string-value="38" calcext:value-type="string">
            <text:p>38</text:p>
          </table:table-cell>
          <table:table-cell table:number-columns-repeated="2"/>
          <table:table-cell table:style-name="ce11" table:formula="of:=DEC2HEX(16757160+[.A58])" office:value-type="string" office:string-value="FFB1E0" calcext:value-type="string">
            <text:p>FFB1E0</text:p>
          </table:table-cell>
          <table:table-cell table:number-columns-repeated="1019"/>
        </table:table-row>
        <table:table-row table:style-name="ro6">
          <table:table-cell office:value-type="float" office:value="57" calcext:value-type="float">
            <text:p>57</text:p>
          </table:table-cell>
          <table:table-cell table:formula="of:=DEC2HEX([.A59])" office:value-type="string" office:string-value="39" calcext:value-type="string">
            <text:p>39</text:p>
          </table:table-cell>
          <table:table-cell table:number-columns-repeated="2"/>
          <table:table-cell table:style-name="ce11" table:formula="of:=DEC2HEX(16757160+[.A59])" office:value-type="string" office:string-value="FFB1E1" calcext:value-type="string">
            <text:p>FFB1E1</text:p>
          </table:table-cell>
          <table:table-cell table:number-columns-repeated="1019"/>
        </table:table-row>
        <table:table-row table:style-name="ro6">
          <table:table-cell office:value-type="float" office:value="58" calcext:value-type="float">
            <text:p>58</text:p>
          </table:table-cell>
          <table:table-cell table:formula="of:=DEC2HEX([.A60])" office:value-type="string" office:string-value="3A" calcext:value-type="string">
            <text:p>3A</text:p>
          </table:table-cell>
          <table:table-cell table:number-columns-repeated="2"/>
          <table:table-cell table:style-name="ce11" table:formula="of:=DEC2HEX(16757160+[.A60])" office:value-type="string" office:string-value="FFB1E2" calcext:value-type="string">
            <text:p>FFB1E2</text:p>
          </table:table-cell>
          <table:table-cell table:number-columns-repeated="1019"/>
        </table:table-row>
        <table:table-row table:style-name="ro6">
          <table:table-cell office:value-type="float" office:value="59" calcext:value-type="float">
            <text:p>59</text:p>
          </table:table-cell>
          <table:table-cell table:formula="of:=DEC2HEX([.A61])" office:value-type="string" office:string-value="3B" calcext:value-type="string">
            <text:p>3B</text:p>
          </table:table-cell>
          <table:table-cell table:number-columns-repeated="2"/>
          <table:table-cell table:style-name="ce11" table:formula="of:=DEC2HEX(16757160+[.A61])" office:value-type="string" office:string-value="FFB1E3" calcext:value-type="string">
            <text:p>FFB1E3</text:p>
          </table:table-cell>
          <table:table-cell table:number-columns-repeated="1019"/>
        </table:table-row>
        <table:table-row table:style-name="ro6">
          <table:table-cell office:value-type="float" office:value="60" calcext:value-type="float">
            <text:p>60</text:p>
          </table:table-cell>
          <table:table-cell table:formula="of:=DEC2HEX([.A62])" office:value-type="string" office:string-value="3C" calcext:value-type="string">
            <text:p>3C</text:p>
          </table:table-cell>
          <table:table-cell table:number-columns-repeated="2"/>
          <table:table-cell table:style-name="ce11" table:formula="of:=DEC2HEX(16757160+[.A62])" office:value-type="string" office:string-value="FFB1E4" calcext:value-type="string">
            <text:p>FFB1E4</text:p>
          </table:table-cell>
          <table:table-cell table:number-columns-repeated="1019"/>
        </table:table-row>
        <table:table-row table:style-name="ro6">
          <table:table-cell office:value-type="float" office:value="61" calcext:value-type="float">
            <text:p>61</text:p>
          </table:table-cell>
          <table:table-cell table:formula="of:=DEC2HEX([.A63])" office:value-type="string" office:string-value="3D" calcext:value-type="string">
            <text:p>3D</text:p>
          </table:table-cell>
          <table:table-cell table:number-columns-repeated="2"/>
          <table:table-cell table:style-name="ce11" table:formula="of:=DEC2HEX(16757160+[.A63])" office:value-type="string" office:string-value="FFB1E5" calcext:value-type="string">
            <text:p>FFB1E5</text:p>
          </table:table-cell>
          <table:table-cell table:number-columns-repeated="1019"/>
        </table:table-row>
        <table:table-row table:style-name="ro6">
          <table:table-cell office:value-type="float" office:value="62" calcext:value-type="float">
            <text:p>62</text:p>
          </table:table-cell>
          <table:table-cell table:formula="of:=DEC2HEX([.A64])" office:value-type="string" office:string-value="3E" calcext:value-type="string">
            <text:p>3E</text:p>
          </table:table-cell>
          <table:table-cell table:number-columns-repeated="2"/>
          <table:table-cell table:style-name="ce11" table:formula="of:=DEC2HEX(16757160+[.A64])" office:value-type="string" office:string-value="FFB1E6" calcext:value-type="string">
            <text:p>FFB1E6</text:p>
          </table:table-cell>
          <table:table-cell table:number-columns-repeated="1019"/>
        </table:table-row>
        <table:table-row table:style-name="ro6">
          <table:table-cell office:value-type="float" office:value="63" calcext:value-type="float">
            <text:p>63</text:p>
          </table:table-cell>
          <table:table-cell table:formula="of:=DEC2HEX([.A65])" office:value-type="string" office:string-value="3F" calcext:value-type="string">
            <text:p>3F</text:p>
          </table:table-cell>
          <table:table-cell table:number-columns-repeated="2"/>
          <table:table-cell table:style-name="ce11" table:formula="of:=DEC2HEX(16757160+[.A65])" office:value-type="string" office:string-value="FFB1E7" calcext:value-type="string">
            <text:p>FFB1E7</text:p>
          </table:table-cell>
          <table:table-cell table:number-columns-repeated="1019"/>
        </table:table-row>
        <table:table-row table:style-name="ro6">
          <table:table-cell office:value-type="float" office:value="64" calcext:value-type="float">
            <text:p>64</text:p>
          </table:table-cell>
          <table:table-cell table:formula="of:=DEC2HEX([.A66])" office:value-type="string" office:string-value="40" calcext:value-type="string">
            <text:p>40</text:p>
          </table:table-cell>
          <table:table-cell table:number-columns-repeated="2"/>
          <table:table-cell table:style-name="ce11" table:formula="of:=DEC2HEX(16757160+[.A66])" office:value-type="string" office:string-value="FFB1E8" calcext:value-type="string">
            <text:p>FFB1E8</text:p>
          </table:table-cell>
          <table:table-cell table:number-columns-repeated="1019"/>
        </table:table-row>
        <table:table-row table:style-name="ro6">
          <table:table-cell office:value-type="float" office:value="65" calcext:value-type="float">
            <text:p>65</text:p>
          </table:table-cell>
          <table:table-cell table:formula="of:=DEC2HEX([.A67])" office:value-type="string" office:string-value="41" calcext:value-type="string">
            <text:p>41</text:p>
          </table:table-cell>
          <table:table-cell table:number-columns-repeated="2"/>
          <table:table-cell table:style-name="ce11" table:formula="of:=DEC2HEX(16757160+[.A67])" office:value-type="string" office:string-value="FFB1E9" calcext:value-type="string">
            <text:p>FFB1E9</text:p>
          </table:table-cell>
          <table:table-cell table:number-columns-repeated="1019"/>
        </table:table-row>
        <table:table-row table:style-name="ro6">
          <table:table-cell office:value-type="float" office:value="66" calcext:value-type="float">
            <text:p>66</text:p>
          </table:table-cell>
          <table:table-cell table:formula="of:=DEC2HEX([.A68])" office:value-type="string" office:string-value="42" calcext:value-type="string">
            <text:p>42</text:p>
          </table:table-cell>
          <table:table-cell table:number-columns-repeated="2"/>
          <table:table-cell table:style-name="ce11" table:formula="of:=DEC2HEX(16757160+[.A68])" office:value-type="string" office:string-value="FFB1EA" calcext:value-type="string">
            <text:p>FFB1EA</text:p>
          </table:table-cell>
          <table:table-cell table:number-columns-repeated="1019"/>
        </table:table-row>
        <table:table-row table:style-name="ro6">
          <table:table-cell office:value-type="float" office:value="67" calcext:value-type="float">
            <text:p>67</text:p>
          </table:table-cell>
          <table:table-cell table:formula="of:=DEC2HEX([.A69])" office:value-type="string" office:string-value="43" calcext:value-type="string">
            <text:p>43</text:p>
          </table:table-cell>
          <table:table-cell table:number-columns-repeated="2"/>
          <table:table-cell table:style-name="ce11" table:formula="of:=DEC2HEX(16757160+[.A69])" office:value-type="string" office:string-value="FFB1EB" calcext:value-type="string">
            <text:p>FFB1EB</text:p>
          </table:table-cell>
          <table:table-cell table:number-columns-repeated="1019"/>
        </table:table-row>
        <table:table-row table:style-name="ro8">
          <table:table-cell office:value-type="float" office:value="68" calcext:value-type="float">
            <text:p>68</text:p>
          </table:table-cell>
          <table:table-cell table:formula="of:=DEC2HEX([.A70])" office:value-type="string" office:string-value="44" calcext:value-type="string">
            <text:p>44</text:p>
          </table:table-cell>
          <table:table-cell table:number-columns-repeated="2"/>
          <table:table-cell table:style-name="ce11" table:formula="of:=DEC2HEX(16757160+[.A70])" office:value-type="string" office:string-value="FFB1EC" calcext:value-type="string">
            <text:p>FFB1EC</text:p>
          </table:table-cell>
          <table:table-cell table:number-columns-repeated="1019"/>
        </table:table-row>
        <table:table-row table:style-name="ro8">
          <table:table-cell office:value-type="float" office:value="69" calcext:value-type="float">
            <text:p>69</text:p>
          </table:table-cell>
          <table:table-cell table:formula="of:=DEC2HEX([.A71])" office:value-type="string" office:string-value="45" calcext:value-type="string">
            <text:p>45</text:p>
          </table:table-cell>
          <table:table-cell table:number-columns-repeated="2"/>
          <table:table-cell table:style-name="ce11" table:formula="of:=DEC2HEX(16757160+[.A71])" office:value-type="string" office:string-value="FFB1ED" calcext:value-type="string">
            <text:p>FFB1ED</text:p>
          </table:table-cell>
          <table:table-cell table:number-columns-repeated="1019"/>
        </table:table-row>
        <table:table-row table:style-name="ro6">
          <table:table-cell office:value-type="float" office:value="70" calcext:value-type="float">
            <text:p>70</text:p>
          </table:table-cell>
          <table:table-cell table:formula="of:=DEC2HEX([.A72])" office:value-type="string" office:string-value="46" calcext:value-type="string">
            <text:p>46</text:p>
          </table:table-cell>
          <table:table-cell table:number-columns-repeated="2"/>
          <table:table-cell table:style-name="ce11" table:formula="of:=DEC2HEX(16757160+[.A72])" office:value-type="string" office:string-value="FFB1EE" calcext:value-type="string">
            <text:p>FFB1EE</text:p>
          </table:table-cell>
          <table:table-cell table:number-columns-repeated="1019"/>
        </table:table-row>
        <table:table-row table:style-name="ro6">
          <table:table-cell office:value-type="float" office:value="71" calcext:value-type="float">
            <text:p>71</text:p>
          </table:table-cell>
          <table:table-cell table:formula="of:=DEC2HEX([.A73])" office:value-type="string" office:string-value="47" calcext:value-type="string">
            <text:p>47</text:p>
          </table:table-cell>
          <table:table-cell table:number-columns-repeated="2"/>
          <table:table-cell table:style-name="ce11" table:formula="of:=DEC2HEX(16757160+[.A73])" office:value-type="string" office:string-value="FFB1EF" calcext:value-type="string">
            <text:p>FFB1EF</text:p>
          </table:table-cell>
          <table:table-cell table:number-columns-repeated="1019"/>
        </table:table-row>
        <table:table-row table:style-name="ro6">
          <table:table-cell office:value-type="float" office:value="72" calcext:value-type="float">
            <text:p>72</text:p>
          </table:table-cell>
          <table:table-cell table:formula="of:=DEC2HEX([.A74])" office:value-type="string" office:string-value="48" calcext:value-type="string">
            <text:p>48</text:p>
          </table:table-cell>
          <table:table-cell table:number-columns-repeated="2"/>
          <table:table-cell table:style-name="ce11" table:formula="of:=DEC2HEX(16757160+[.A74])" office:value-type="string" office:string-value="FFB1F0" calcext:value-type="string">
            <text:p>FFB1F0</text:p>
          </table:table-cell>
          <table:table-cell table:number-columns-repeated="1019"/>
        </table:table-row>
        <table:table-row table:style-name="ro6">
          <table:table-cell office:value-type="float" office:value="73" calcext:value-type="float">
            <text:p>73</text:p>
          </table:table-cell>
          <table:table-cell table:formula="of:=DEC2HEX([.A75])" office:value-type="string" office:string-value="49" calcext:value-type="string">
            <text:p>49</text:p>
          </table:table-cell>
          <table:table-cell table:number-columns-repeated="2"/>
          <table:table-cell table:style-name="ce11" table:formula="of:=DEC2HEX(16757160+[.A75])" office:value-type="string" office:string-value="FFB1F1" calcext:value-type="string">
            <text:p>FFB1F1</text:p>
          </table:table-cell>
          <table:table-cell table:number-columns-repeated="1019"/>
        </table:table-row>
        <table:table-row table:style-name="ro6">
          <table:table-cell office:value-type="float" office:value="74" calcext:value-type="float">
            <text:p>74</text:p>
          </table:table-cell>
          <table:table-cell table:formula="of:=DEC2HEX([.A76])" office:value-type="string" office:string-value="4A" calcext:value-type="string">
            <text:p>4A</text:p>
          </table:table-cell>
          <table:table-cell table:number-columns-repeated="2"/>
          <table:table-cell table:style-name="ce11" table:formula="of:=DEC2HEX(16757160+[.A76])" office:value-type="string" office:string-value="FFB1F2" calcext:value-type="string">
            <text:p>FFB1F2</text:p>
          </table:table-cell>
          <table:table-cell table:number-columns-repeated="1019"/>
        </table:table-row>
        <table:table-row table:style-name="ro6">
          <table:table-cell office:value-type="float" office:value="75" calcext:value-type="float">
            <text:p>75</text:p>
          </table:table-cell>
          <table:table-cell table:formula="of:=DEC2HEX([.A77])" office:value-type="string" office:string-value="4B" calcext:value-type="string">
            <text:p>4B</text:p>
          </table:table-cell>
          <table:table-cell table:number-columns-repeated="2"/>
          <table:table-cell table:style-name="ce11" table:formula="of:=DEC2HEX(16757160+[.A77])" office:value-type="string" office:string-value="FFB1F3" calcext:value-type="string">
            <text:p>FFB1F3</text:p>
          </table:table-cell>
          <table:table-cell table:number-columns-repeated="1019"/>
        </table:table-row>
        <table:table-row table:style-name="ro6">
          <table:table-cell office:value-type="float" office:value="76" calcext:value-type="float">
            <text:p>76</text:p>
          </table:table-cell>
          <table:table-cell table:formula="of:=DEC2HEX([.A78])" office:value-type="string" office:string-value="4C" calcext:value-type="string">
            <text:p>4C</text:p>
          </table:table-cell>
          <table:table-cell table:number-columns-repeated="2"/>
          <table:table-cell table:style-name="ce11" table:formula="of:=DEC2HEX(16757160+[.A78])" office:value-type="string" office:string-value="FFB1F4" calcext:value-type="string">
            <text:p>FFB1F4</text:p>
          </table:table-cell>
          <table:table-cell table:number-columns-repeated="1019"/>
        </table:table-row>
        <table:table-row table:style-name="ro6">
          <table:table-cell office:value-type="float" office:value="77" calcext:value-type="float">
            <text:p>77</text:p>
          </table:table-cell>
          <table:table-cell table:formula="of:=DEC2HEX([.A79])" office:value-type="string" office:string-value="4D" calcext:value-type="string">
            <text:p>4D</text:p>
          </table:table-cell>
          <table:table-cell table:number-columns-repeated="2"/>
          <table:table-cell table:style-name="ce11" table:formula="of:=DEC2HEX(16757160+[.A79])" office:value-type="string" office:string-value="FFB1F5" calcext:value-type="string">
            <text:p>FFB1F5</text:p>
          </table:table-cell>
          <table:table-cell table:number-columns-repeated="1019"/>
        </table:table-row>
        <table:table-row table:style-name="ro6">
          <table:table-cell office:value-type="float" office:value="78" calcext:value-type="float">
            <text:p>78</text:p>
          </table:table-cell>
          <table:table-cell table:formula="of:=DEC2HEX([.A80])" office:value-type="string" office:string-value="4E" calcext:value-type="string">
            <text:p>4E</text:p>
          </table:table-cell>
          <table:table-cell table:number-columns-repeated="2"/>
          <table:table-cell table:style-name="ce11" table:formula="of:=DEC2HEX(16757160+[.A80])" office:value-type="string" office:string-value="FFB1F6" calcext:value-type="string">
            <text:p>FFB1F6</text:p>
          </table:table-cell>
          <table:table-cell table:number-columns-repeated="1019"/>
        </table:table-row>
        <table:table-row table:style-name="ro6">
          <table:table-cell office:value-type="float" office:value="79" calcext:value-type="float">
            <text:p>79</text:p>
          </table:table-cell>
          <table:table-cell table:formula="of:=DEC2HEX([.A81])" office:value-type="string" office:string-value="4F" calcext:value-type="string">
            <text:p>4F</text:p>
          </table:table-cell>
          <table:table-cell table:number-columns-repeated="2"/>
          <table:table-cell table:style-name="ce11" table:formula="of:=DEC2HEX(16757160+[.A81])" office:value-type="string" office:string-value="FFB1F7" calcext:value-type="string">
            <text:p>FFB1F7</text:p>
          </table:table-cell>
          <table:table-cell table:number-columns-repeated="1019"/>
        </table:table-row>
        <table:table-row table:style-name="ro6">
          <table:table-cell office:value-type="float" office:value="80" calcext:value-type="float">
            <text:p>80</text:p>
          </table:table-cell>
          <table:table-cell table:formula="of:=DEC2HEX([.A82])" office:value-type="string" office:string-value="50" calcext:value-type="string">
            <text:p>50</text:p>
          </table:table-cell>
          <table:table-cell table:number-columns-repeated="2"/>
          <table:table-cell table:style-name="ce11" table:formula="of:=DEC2HEX(16757160+[.A82])" office:value-type="string" office:string-value="FFB1F8" calcext:value-type="string">
            <text:p>FFB1F8</text:p>
          </table:table-cell>
          <table:table-cell table:number-columns-repeated="1019"/>
        </table:table-row>
        <table:table-row table:style-name="ro6">
          <table:table-cell office:value-type="float" office:value="81" calcext:value-type="float">
            <text:p>81</text:p>
          </table:table-cell>
          <table:table-cell table:formula="of:=DEC2HEX([.A83])" office:value-type="string" office:string-value="51" calcext:value-type="string">
            <text:p>51</text:p>
          </table:table-cell>
          <table:table-cell table:number-columns-repeated="2"/>
          <table:table-cell table:style-name="ce11" table:formula="of:=DEC2HEX(16757160+[.A83])" office:value-type="string" office:string-value="FFB1F9" calcext:value-type="string">
            <text:p>FFB1F9</text:p>
          </table:table-cell>
          <table:table-cell table:number-columns-repeated="1019"/>
        </table:table-row>
        <table:table-row table:style-name="ro6">
          <table:table-cell office:value-type="float" office:value="82" calcext:value-type="float">
            <text:p>82</text:p>
          </table:table-cell>
          <table:table-cell table:formula="of:=DEC2HEX([.A84])" office:value-type="string" office:string-value="52" calcext:value-type="string">
            <text:p>52</text:p>
          </table:table-cell>
          <table:table-cell table:number-columns-repeated="2"/>
          <table:table-cell table:style-name="ce11" table:formula="of:=DEC2HEX(16757160+[.A84])" office:value-type="string" office:string-value="FFB1FA" calcext:value-type="string">
            <text:p>FFB1FA</text:p>
          </table:table-cell>
          <table:table-cell table:number-columns-repeated="1019"/>
        </table:table-row>
        <table:table-row table:style-name="ro6">
          <table:table-cell office:value-type="float" office:value="83" calcext:value-type="float">
            <text:p>83</text:p>
          </table:table-cell>
          <table:table-cell table:formula="of:=DEC2HEX([.A85])" office:value-type="string" office:string-value="53" calcext:value-type="string">
            <text:p>53</text:p>
          </table:table-cell>
          <table:table-cell table:number-columns-repeated="2"/>
          <table:table-cell table:style-name="ce11" table:formula="of:=DEC2HEX(16757160+[.A85])" office:value-type="string" office:string-value="FFB1FB" calcext:value-type="string">
            <text:p>FFB1FB</text:p>
          </table:table-cell>
          <table:table-cell table:number-columns-repeated="1019"/>
        </table:table-row>
        <table:table-row table:style-name="ro6">
          <table:table-cell office:value-type="float" office:value="84" calcext:value-type="float">
            <text:p>84</text:p>
          </table:table-cell>
          <table:table-cell table:formula="of:=DEC2HEX([.A86])" office:value-type="string" office:string-value="54" calcext:value-type="string">
            <text:p>54</text:p>
          </table:table-cell>
          <table:table-cell table:number-columns-repeated="2"/>
          <table:table-cell table:style-name="ce11" table:formula="of:=DEC2HEX(16757160+[.A86])" office:value-type="string" office:string-value="FFB1FC" calcext:value-type="string">
            <text:p>FFB1FC</text:p>
          </table:table-cell>
          <table:table-cell table:number-columns-repeated="1019"/>
        </table:table-row>
        <table:table-row table:style-name="ro6">
          <table:table-cell office:value-type="float" office:value="85" calcext:value-type="float">
            <text:p>85</text:p>
          </table:table-cell>
          <table:table-cell table:formula="of:=DEC2HEX([.A87])" office:value-type="string" office:string-value="55" calcext:value-type="string">
            <text:p>55</text:p>
          </table:table-cell>
          <table:table-cell table:number-columns-repeated="2"/>
          <table:table-cell table:style-name="ce11" table:formula="of:=DEC2HEX(16757160+[.A87])" office:value-type="string" office:string-value="FFB1FD" calcext:value-type="string">
            <text:p>FFB1FD</text:p>
          </table:table-cell>
          <table:table-cell table:number-columns-repeated="1019"/>
        </table:table-row>
        <table:table-row table:style-name="ro6">
          <table:table-cell office:value-type="float" office:value="86" calcext:value-type="float">
            <text:p>86</text:p>
          </table:table-cell>
          <table:table-cell table:formula="of:=DEC2HEX([.A88])" office:value-type="string" office:string-value="56" calcext:value-type="string">
            <text:p>56</text:p>
          </table:table-cell>
          <table:table-cell table:number-columns-repeated="2"/>
          <table:table-cell table:style-name="ce11" table:formula="of:=DEC2HEX(16757160+[.A88])" office:value-type="string" office:string-value="FFB1FE" calcext:value-type="string">
            <text:p>FFB1FE</text:p>
          </table:table-cell>
          <table:table-cell table:number-columns-repeated="1019"/>
        </table:table-row>
        <table:table-row table:style-name="ro6">
          <table:table-cell office:value-type="float" office:value="87" calcext:value-type="float">
            <text:p>87</text:p>
          </table:table-cell>
          <table:table-cell table:formula="of:=DEC2HEX([.A89])" office:value-type="string" office:string-value="57" calcext:value-type="string">
            <text:p>57</text:p>
          </table:table-cell>
          <table:table-cell table:number-columns-repeated="2"/>
          <table:table-cell table:style-name="ce11" table:formula="of:=DEC2HEX(16757160+[.A89])" office:value-type="string" office:string-value="FFB1FF" calcext:value-type="string">
            <text:p>FFB1FF</text:p>
          </table:table-cell>
          <table:table-cell table:number-columns-repeated="1019"/>
        </table:table-row>
        <table:table-row table:style-name="ro6">
          <table:table-cell office:value-type="float" office:value="88" calcext:value-type="float">
            <text:p>88</text:p>
          </table:table-cell>
          <table:table-cell table:formula="of:=DEC2HEX([.A90])" office:value-type="string" office:string-value="58" calcext:value-type="string">
            <text:p>58</text:p>
          </table:table-cell>
          <table:table-cell table:number-columns-repeated="2"/>
          <table:table-cell table:style-name="ce11" table:formula="of:=DEC2HEX(16757160+[.A90])" office:value-type="string" office:string-value="FFB200" calcext:value-type="string">
            <text:p>FFB200</text:p>
          </table:table-cell>
          <table:table-cell table:number-columns-repeated="1019"/>
        </table:table-row>
        <table:table-row table:style-name="ro6">
          <table:table-cell office:value-type="float" office:value="89" calcext:value-type="float">
            <text:p>89</text:p>
          </table:table-cell>
          <table:table-cell table:formula="of:=DEC2HEX([.A91])" office:value-type="string" office:string-value="59" calcext:value-type="string">
            <text:p>59</text:p>
          </table:table-cell>
          <table:table-cell table:number-columns-repeated="2"/>
          <table:table-cell table:style-name="ce11" table:formula="of:=DEC2HEX(16757160+[.A91])" office:value-type="string" office:string-value="FFB201" calcext:value-type="string">
            <text:p>FFB201</text:p>
          </table:table-cell>
          <table:table-cell table:number-columns-repeated="1019"/>
        </table:table-row>
        <table:table-row table:style-name="ro6">
          <table:table-cell office:value-type="float" office:value="90" calcext:value-type="float">
            <text:p>90</text:p>
          </table:table-cell>
          <table:table-cell table:formula="of:=DEC2HEX([.A92])" office:value-type="string" office:string-value="5A" calcext:value-type="string">
            <text:p>5A</text:p>
          </table:table-cell>
          <table:table-cell table:number-columns-repeated="2"/>
          <table:table-cell table:style-name="ce11" table:formula="of:=DEC2HEX(16757160+[.A92])" office:value-type="string" office:string-value="FFB202" calcext:value-type="string">
            <text:p>FFB202</text:p>
          </table:table-cell>
          <table:table-cell table:number-columns-repeated="1019"/>
        </table:table-row>
        <table:table-row table:style-name="ro6">
          <table:table-cell office:value-type="float" office:value="91" calcext:value-type="float">
            <text:p>91</text:p>
          </table:table-cell>
          <table:table-cell table:formula="of:=DEC2HEX([.A93])" office:value-type="string" office:string-value="5B" calcext:value-type="string">
            <text:p>5B</text:p>
          </table:table-cell>
          <table:table-cell table:number-columns-repeated="2"/>
          <table:table-cell table:style-name="ce11" table:formula="of:=DEC2HEX(16757160+[.A93])" office:value-type="string" office:string-value="FFB203" calcext:value-type="string">
            <text:p>FFB203</text:p>
          </table:table-cell>
          <table:table-cell table:number-columns-repeated="1019"/>
        </table:table-row>
        <table:table-row table:style-name="ro6">
          <table:table-cell office:value-type="float" office:value="92" calcext:value-type="float">
            <text:p>92</text:p>
          </table:table-cell>
          <table:table-cell table:formula="of:=DEC2HEX([.A94])" office:value-type="string" office:string-value="5C" calcext:value-type="string">
            <text:p>5C</text:p>
          </table:table-cell>
          <table:table-cell table:number-columns-repeated="2"/>
          <table:table-cell table:style-name="ce11" table:formula="of:=DEC2HEX(16757160+[.A94])" office:value-type="string" office:string-value="FFB204" calcext:value-type="string">
            <text:p>FFB204</text:p>
          </table:table-cell>
          <table:table-cell table:number-columns-repeated="1019"/>
        </table:table-row>
        <table:table-row table:style-name="ro6">
          <table:table-cell office:value-type="float" office:value="93" calcext:value-type="float">
            <text:p>93</text:p>
          </table:table-cell>
          <table:table-cell table:formula="of:=DEC2HEX([.A95])" office:value-type="string" office:string-value="5D" calcext:value-type="string">
            <text:p>5D</text:p>
          </table:table-cell>
          <table:table-cell table:number-columns-repeated="2"/>
          <table:table-cell table:style-name="ce11" table:formula="of:=DEC2HEX(16757160+[.A95])" office:value-type="string" office:string-value="FFB205" calcext:value-type="string">
            <text:p>FFB205</text:p>
          </table:table-cell>
          <table:table-cell table:number-columns-repeated="1019"/>
        </table:table-row>
        <table:table-row table:style-name="ro6">
          <table:table-cell office:value-type="float" office:value="94" calcext:value-type="float">
            <text:p>94</text:p>
          </table:table-cell>
          <table:table-cell table:formula="of:=DEC2HEX([.A96])" office:value-type="string" office:string-value="5E" calcext:value-type="string">
            <text:p>5E</text:p>
          </table:table-cell>
          <table:table-cell table:number-columns-repeated="2"/>
          <table:table-cell table:style-name="ce11" table:formula="of:=DEC2HEX(16757160+[.A96])" office:value-type="string" office:string-value="FFB206" calcext:value-type="string">
            <text:p>FFB206</text:p>
          </table:table-cell>
          <table:table-cell table:number-columns-repeated="1019"/>
        </table:table-row>
        <table:table-row table:style-name="ro6">
          <table:table-cell office:value-type="float" office:value="95" calcext:value-type="float">
            <text:p>95</text:p>
          </table:table-cell>
          <table:table-cell table:formula="of:=DEC2HEX([.A97])" office:value-type="string" office:string-value="5F" calcext:value-type="string">
            <text:p>5F</text:p>
          </table:table-cell>
          <table:table-cell table:number-columns-repeated="2"/>
          <table:table-cell table:style-name="ce11" table:formula="of:=DEC2HEX(16757160+[.A97])" office:value-type="string" office:string-value="FFB207" calcext:value-type="string">
            <text:p>FFB207</text:p>
          </table:table-cell>
          <table:table-cell table:number-columns-repeated="1019"/>
        </table:table-row>
        <table:table-row table:style-name="ro6">
          <table:table-cell office:value-type="float" office:value="96" calcext:value-type="float">
            <text:p>96</text:p>
          </table:table-cell>
          <table:table-cell table:formula="of:=DEC2HEX([.A98])" office:value-type="string" office:string-value="60" calcext:value-type="string">
            <text:p>60</text:p>
          </table:table-cell>
          <table:table-cell table:number-columns-repeated="2"/>
          <table:table-cell table:style-name="ce11" table:formula="of:=DEC2HEX(16757160+[.A98])" office:value-type="string" office:string-value="FFB208" calcext:value-type="string">
            <text:p>FFB208</text:p>
          </table:table-cell>
          <table:table-cell table:number-columns-repeated="1019"/>
        </table:table-row>
        <table:table-row table:style-name="ro6">
          <table:table-cell office:value-type="float" office:value="97" calcext:value-type="float">
            <text:p>97</text:p>
          </table:table-cell>
          <table:table-cell table:formula="of:=DEC2HEX([.A99])" office:value-type="string" office:string-value="61" calcext:value-type="string">
            <text:p>61</text:p>
          </table:table-cell>
          <table:table-cell table:number-columns-repeated="2"/>
          <table:table-cell table:style-name="ce11" table:formula="of:=DEC2HEX(16757160+[.A99])" office:value-type="string" office:string-value="FFB209" calcext:value-type="string">
            <text:p>FFB209</text:p>
          </table:table-cell>
          <table:table-cell table:number-columns-repeated="1019"/>
        </table:table-row>
        <table:table-row table:style-name="ro6">
          <table:table-cell office:value-type="float" office:value="98" calcext:value-type="float">
            <text:p>98</text:p>
          </table:table-cell>
          <table:table-cell table:formula="of:=DEC2HEX([.A100])" office:value-type="string" office:string-value="62" calcext:value-type="string">
            <text:p>62</text:p>
          </table:table-cell>
          <table:table-cell table:number-columns-repeated="2"/>
          <table:table-cell table:style-name="ce11" table:formula="of:=DEC2HEX(16757160+[.A100])" office:value-type="string" office:string-value="FFB20A" calcext:value-type="string">
            <text:p>FFB20A</text:p>
          </table:table-cell>
          <table:table-cell table:number-columns-repeated="1019"/>
        </table:table-row>
        <table:table-row table:style-name="ro6">
          <table:table-cell office:value-type="float" office:value="99" calcext:value-type="float">
            <text:p>99</text:p>
          </table:table-cell>
          <table:table-cell table:formula="of:=DEC2HEX([.A101])" office:value-type="string" office:string-value="63" calcext:value-type="string">
            <text:p>63</text:p>
          </table:table-cell>
          <table:table-cell table:number-columns-repeated="2"/>
          <table:table-cell table:style-name="ce11" table:formula="of:=DEC2HEX(16757160+[.A101])" office:value-type="string" office:string-value="FFB20B" calcext:value-type="string">
            <text:p>FFB20B</text:p>
          </table:table-cell>
          <table:table-cell table:number-columns-repeated="1019"/>
        </table:table-row>
        <table:table-row table:style-name="ro6">
          <table:table-cell office:value-type="float" office:value="100" calcext:value-type="float">
            <text:p>100</text:p>
          </table:table-cell>
          <table:table-cell table:formula="of:=DEC2HEX([.A102])" office:value-type="string" office:string-value="64" calcext:value-type="string">
            <text:p>64</text:p>
          </table:table-cell>
          <table:table-cell table:number-columns-repeated="2"/>
          <table:table-cell table:style-name="ce11" table:formula="of:=DEC2HEX(16757160+[.A102])" office:value-type="string" office:string-value="FFB20C" calcext:value-type="string">
            <text:p>FFB20C</text:p>
          </table:table-cell>
          <table:table-cell table:number-columns-repeated="1019"/>
        </table:table-row>
        <table:table-row table:style-name="ro6">
          <table:table-cell office:value-type="float" office:value="101" calcext:value-type="float">
            <text:p>101</text:p>
          </table:table-cell>
          <table:table-cell table:formula="of:=DEC2HEX([.A103])" office:value-type="string" office:string-value="65" calcext:value-type="string">
            <text:p>65</text:p>
          </table:table-cell>
          <table:table-cell table:number-columns-repeated="2"/>
          <table:table-cell table:style-name="ce11" table:formula="of:=DEC2HEX(16757160+[.A103])" office:value-type="string" office:string-value="FFB20D" calcext:value-type="string">
            <text:p>FFB20D</text:p>
          </table:table-cell>
          <table:table-cell table:number-columns-repeated="1019"/>
        </table:table-row>
        <table:table-row table:style-name="ro6">
          <table:table-cell office:value-type="float" office:value="102" calcext:value-type="float">
            <text:p>102</text:p>
          </table:table-cell>
          <table:table-cell table:formula="of:=DEC2HEX([.A104])" office:value-type="string" office:string-value="66" calcext:value-type="string">
            <text:p>66</text:p>
          </table:table-cell>
          <table:table-cell table:number-columns-repeated="2"/>
          <table:table-cell table:style-name="ce11" table:formula="of:=DEC2HEX(16757160+[.A104])" office:value-type="string" office:string-value="FFB20E" calcext:value-type="string">
            <text:p>FFB20E</text:p>
          </table:table-cell>
          <table:table-cell table:number-columns-repeated="1019"/>
        </table:table-row>
        <table:table-row table:style-name="ro6">
          <table:table-cell office:value-type="float" office:value="103" calcext:value-type="float">
            <text:p>103</text:p>
          </table:table-cell>
          <table:table-cell table:formula="of:=DEC2HEX([.A105])" office:value-type="string" office:string-value="67" calcext:value-type="string">
            <text:p>67</text:p>
          </table:table-cell>
          <table:table-cell table:number-columns-repeated="2"/>
          <table:table-cell table:style-name="ce11" table:formula="of:=DEC2HEX(16757160+[.A105])" office:value-type="string" office:string-value="FFB20F" calcext:value-type="string">
            <text:p>FFB20F</text:p>
          </table:table-cell>
          <table:table-cell table:number-columns-repeated="1019"/>
        </table:table-row>
        <table:table-row table:style-name="ro6">
          <table:table-cell office:value-type="float" office:value="104" calcext:value-type="float">
            <text:p>104</text:p>
          </table:table-cell>
          <table:table-cell table:formula="of:=DEC2HEX([.A106])" office:value-type="string" office:string-value="68" calcext:value-type="string">
            <text:p>68</text:p>
          </table:table-cell>
          <table:table-cell table:number-columns-repeated="2"/>
          <table:table-cell table:style-name="ce11" table:formula="of:=DEC2HEX(16757160+[.A106])" office:value-type="string" office:string-value="FFB210" calcext:value-type="string">
            <text:p>FFB210</text:p>
          </table:table-cell>
          <table:table-cell table:number-columns-repeated="1019"/>
        </table:table-row>
        <table:table-row table:style-name="ro6">
          <table:table-cell office:value-type="float" office:value="105" calcext:value-type="float">
            <text:p>105</text:p>
          </table:table-cell>
          <table:table-cell table:formula="of:=DEC2HEX([.A107])" office:value-type="string" office:string-value="69" calcext:value-type="string">
            <text:p>69</text:p>
          </table:table-cell>
          <table:table-cell table:number-columns-repeated="2"/>
          <table:table-cell table:style-name="ce11" table:formula="of:=DEC2HEX(16757160+[.A107])" office:value-type="string" office:string-value="FFB211" calcext:value-type="string">
            <text:p>FFB211</text:p>
          </table:table-cell>
          <table:table-cell table:number-columns-repeated="1019"/>
        </table:table-row>
        <table:table-row table:style-name="ro6">
          <table:table-cell office:value-type="float" office:value="106" calcext:value-type="float">
            <text:p>106</text:p>
          </table:table-cell>
          <table:table-cell table:formula="of:=DEC2HEX([.A108])" office:value-type="string" office:string-value="6A" calcext:value-type="string">
            <text:p>6A</text:p>
          </table:table-cell>
          <table:table-cell table:number-columns-repeated="2"/>
          <table:table-cell table:style-name="ce11" table:formula="of:=DEC2HEX(16757160+[.A108])" office:value-type="string" office:string-value="FFB212" calcext:value-type="string">
            <text:p>FFB212</text:p>
          </table:table-cell>
          <table:table-cell table:number-columns-repeated="1019"/>
        </table:table-row>
        <table:table-row table:style-name="ro6">
          <table:table-cell office:value-type="float" office:value="107" calcext:value-type="float">
            <text:p>107</text:p>
          </table:table-cell>
          <table:table-cell table:formula="of:=DEC2HEX([.A109])" office:value-type="string" office:string-value="6B" calcext:value-type="string">
            <text:p>6B</text:p>
          </table:table-cell>
          <table:table-cell table:number-columns-repeated="2"/>
          <table:table-cell table:style-name="ce11" table:formula="of:=DEC2HEX(16757160+[.A109])" office:value-type="string" office:string-value="FFB213" calcext:value-type="string">
            <text:p>FFB213</text:p>
          </table:table-cell>
          <table:table-cell table:number-columns-repeated="1019"/>
        </table:table-row>
        <table:table-row table:style-name="ro6">
          <table:table-cell office:value-type="float" office:value="108" calcext:value-type="float">
            <text:p>108</text:p>
          </table:table-cell>
          <table:table-cell table:formula="of:=DEC2HEX([.A110])" office:value-type="string" office:string-value="6C" calcext:value-type="string">
            <text:p>6C</text:p>
          </table:table-cell>
          <table:table-cell table:number-columns-repeated="2"/>
          <table:table-cell table:style-name="ce11" table:formula="of:=DEC2HEX(16757160+[.A110])" office:value-type="string" office:string-value="FFB214" calcext:value-type="string">
            <text:p>FFB214</text:p>
          </table:table-cell>
          <table:table-cell table:number-columns-repeated="1019"/>
        </table:table-row>
        <table:table-row table:style-name="ro6">
          <table:table-cell office:value-type="float" office:value="109" calcext:value-type="float">
            <text:p>109</text:p>
          </table:table-cell>
          <table:table-cell table:formula="of:=DEC2HEX([.A111])" office:value-type="string" office:string-value="6D" calcext:value-type="string">
            <text:p>6D</text:p>
          </table:table-cell>
          <table:table-cell table:number-columns-repeated="2"/>
          <table:table-cell table:style-name="ce11" table:formula="of:=DEC2HEX(16757160+[.A111])" office:value-type="string" office:string-value="FFB215" calcext:value-type="string">
            <text:p>FFB215</text:p>
          </table:table-cell>
          <table:table-cell table:number-columns-repeated="1019"/>
        </table:table-row>
        <table:table-row table:style-name="ro6">
          <table:table-cell office:value-type="float" office:value="110" calcext:value-type="float">
            <text:p>110</text:p>
          </table:table-cell>
          <table:table-cell table:formula="of:=DEC2HEX([.A112])" office:value-type="string" office:string-value="6E" calcext:value-type="string">
            <text:p>6E</text:p>
          </table:table-cell>
          <table:table-cell table:number-columns-repeated="2"/>
          <table:table-cell table:style-name="ce11" table:formula="of:=DEC2HEX(16757160+[.A112])" office:value-type="string" office:string-value="FFB216" calcext:value-type="string">
            <text:p>FFB216</text:p>
          </table:table-cell>
          <table:table-cell table:number-columns-repeated="1019"/>
        </table:table-row>
        <table:table-row table:style-name="ro6">
          <table:table-cell office:value-type="float" office:value="111" calcext:value-type="float">
            <text:p>111</text:p>
          </table:table-cell>
          <table:table-cell table:formula="of:=DEC2HEX([.A113])" office:value-type="string" office:string-value="6F" calcext:value-type="string">
            <text:p>6F</text:p>
          </table:table-cell>
          <table:table-cell table:number-columns-repeated="2"/>
          <table:table-cell table:style-name="ce11" table:formula="of:=DEC2HEX(16757160+[.A113])" office:value-type="string" office:string-value="FFB217" calcext:value-type="string">
            <text:p>FFB217</text:p>
          </table:table-cell>
          <table:table-cell table:number-columns-repeated="1019"/>
        </table:table-row>
        <table:table-row table:style-name="ro6">
          <table:table-cell office:value-type="float" office:value="112" calcext:value-type="float">
            <text:p>112</text:p>
          </table:table-cell>
          <table:table-cell table:formula="of:=DEC2HEX([.A114])" office:value-type="string" office:string-value="70" calcext:value-type="string">
            <text:p>70</text:p>
          </table:table-cell>
          <table:table-cell table:number-columns-repeated="2"/>
          <table:table-cell table:style-name="ce11" table:formula="of:=DEC2HEX(16757160+[.A114])" office:value-type="string" office:string-value="FFB218" calcext:value-type="string">
            <text:p>FFB218</text:p>
          </table:table-cell>
          <table:table-cell table:number-columns-repeated="1019"/>
        </table:table-row>
        <table:table-row table:style-name="ro6">
          <table:table-cell office:value-type="float" office:value="113" calcext:value-type="float">
            <text:p>113</text:p>
          </table:table-cell>
          <table:table-cell table:formula="of:=DEC2HEX([.A115])" office:value-type="string" office:string-value="71" calcext:value-type="string">
            <text:p>71</text:p>
          </table:table-cell>
          <table:table-cell table:number-columns-repeated="2"/>
          <table:table-cell table:style-name="ce11" table:formula="of:=DEC2HEX(16757160+[.A115])" office:value-type="string" office:string-value="FFB219" calcext:value-type="string">
            <text:p>FFB219</text:p>
          </table:table-cell>
          <table:table-cell table:number-columns-repeated="1019"/>
        </table:table-row>
        <table:table-row table:style-name="ro6">
          <table:table-cell office:value-type="float" office:value="114" calcext:value-type="float">
            <text:p>114</text:p>
          </table:table-cell>
          <table:table-cell table:formula="of:=DEC2HEX([.A116])" office:value-type="string" office:string-value="72" calcext:value-type="string">
            <text:p>72</text:p>
          </table:table-cell>
          <table:table-cell table:number-columns-repeated="2"/>
          <table:table-cell table:style-name="ce11" table:formula="of:=DEC2HEX(16757160+[.A116])" office:value-type="string" office:string-value="FFB21A" calcext:value-type="string">
            <text:p>FFB21A</text:p>
          </table:table-cell>
          <table:table-cell table:number-columns-repeated="1019"/>
        </table:table-row>
        <table:table-row table:style-name="ro6">
          <table:table-cell office:value-type="float" office:value="115" calcext:value-type="float">
            <text:p>115</text:p>
          </table:table-cell>
          <table:table-cell table:formula="of:=DEC2HEX([.A117])" office:value-type="string" office:string-value="73" calcext:value-type="string">
            <text:p>73</text:p>
          </table:table-cell>
          <table:table-cell table:number-columns-repeated="2"/>
          <table:table-cell table:style-name="ce11" table:formula="of:=DEC2HEX(16757160+[.A117])" office:value-type="string" office:string-value="FFB21B" calcext:value-type="string">
            <text:p>FFB21B</text:p>
          </table:table-cell>
          <table:table-cell table:number-columns-repeated="1019"/>
        </table:table-row>
        <table:table-row table:style-name="ro6">
          <table:table-cell office:value-type="float" office:value="116" calcext:value-type="float">
            <text:p>116</text:p>
          </table:table-cell>
          <table:table-cell table:formula="of:=DEC2HEX([.A118])" office:value-type="string" office:string-value="74" calcext:value-type="string">
            <text:p>74</text:p>
          </table:table-cell>
          <table:table-cell table:number-columns-repeated="2"/>
          <table:table-cell table:style-name="ce11" table:formula="of:=DEC2HEX(16757160+[.A118])" office:value-type="string" office:string-value="FFB21C" calcext:value-type="string">
            <text:p>FFB21C</text:p>
          </table:table-cell>
          <table:table-cell table:number-columns-repeated="1019"/>
        </table:table-row>
        <table:table-row table:style-name="ro6">
          <table:table-cell office:value-type="float" office:value="117" calcext:value-type="float">
            <text:p>117</text:p>
          </table:table-cell>
          <table:table-cell table:formula="of:=DEC2HEX([.A119])" office:value-type="string" office:string-value="75" calcext:value-type="string">
            <text:p>75</text:p>
          </table:table-cell>
          <table:table-cell table:number-columns-repeated="2"/>
          <table:table-cell table:style-name="ce11" table:formula="of:=DEC2HEX(16757160+[.A119])" office:value-type="string" office:string-value="FFB21D" calcext:value-type="string">
            <text:p>FFB21D</text:p>
          </table:table-cell>
          <table:table-cell table:number-columns-repeated="1019"/>
        </table:table-row>
        <table:table-row table:style-name="ro6">
          <table:table-cell office:value-type="float" office:value="118" calcext:value-type="float">
            <text:p>118</text:p>
          </table:table-cell>
          <table:table-cell table:formula="of:=DEC2HEX([.A120])" office:value-type="string" office:string-value="76" calcext:value-type="string">
            <text:p>76</text:p>
          </table:table-cell>
          <table:table-cell table:number-columns-repeated="2"/>
          <table:table-cell table:style-name="ce11" table:formula="of:=DEC2HEX(16757160+[.A120])" office:value-type="string" office:string-value="FFB21E" calcext:value-type="string">
            <text:p>FFB21E</text:p>
          </table:table-cell>
          <table:table-cell table:number-columns-repeated="1019"/>
        </table:table-row>
        <table:table-row table:style-name="ro6">
          <table:table-cell office:value-type="float" office:value="119" calcext:value-type="float">
            <text:p>119</text:p>
          </table:table-cell>
          <table:table-cell table:formula="of:=DEC2HEX([.A121])" office:value-type="string" office:string-value="77" calcext:value-type="string">
            <text:p>77</text:p>
          </table:table-cell>
          <table:table-cell table:number-columns-repeated="2"/>
          <table:table-cell table:style-name="ce11" table:formula="of:=DEC2HEX(16757160+[.A121])" office:value-type="string" office:string-value="FFB21F" calcext:value-type="string">
            <text:p>FFB21F</text:p>
          </table:table-cell>
          <table:table-cell table:number-columns-repeated="1019"/>
        </table:table-row>
        <table:table-row table:style-name="ro6">
          <table:table-cell office:value-type="float" office:value="120" calcext:value-type="float">
            <text:p>120</text:p>
          </table:table-cell>
          <table:table-cell table:formula="of:=DEC2HEX([.A122])" office:value-type="string" office:string-value="78" calcext:value-type="string">
            <text:p>78</text:p>
          </table:table-cell>
          <table:table-cell table:number-columns-repeated="2"/>
          <table:table-cell table:style-name="ce11" table:formula="of:=DEC2HEX(16757160+[.A122])" office:value-type="string" office:string-value="FFB220" calcext:value-type="string">
            <text:p>FFB220</text:p>
          </table:table-cell>
          <table:table-cell table:number-columns-repeated="1019"/>
        </table:table-row>
        <table:table-row table:style-name="ro6">
          <table:table-cell office:value-type="float" office:value="121" calcext:value-type="float">
            <text:p>121</text:p>
          </table:table-cell>
          <table:table-cell table:formula="of:=DEC2HEX([.A123])" office:value-type="string" office:string-value="79" calcext:value-type="string">
            <text:p>79</text:p>
          </table:table-cell>
          <table:table-cell table:number-columns-repeated="2"/>
          <table:table-cell table:style-name="ce11" table:formula="of:=DEC2HEX(16757160+[.A123])" office:value-type="string" office:string-value="FFB221" calcext:value-type="string">
            <text:p>FFB221</text:p>
          </table:table-cell>
          <table:table-cell table:number-columns-repeated="1019"/>
        </table:table-row>
        <table:table-row table:style-name="ro6">
          <table:table-cell office:value-type="float" office:value="122" calcext:value-type="float">
            <text:p>122</text:p>
          </table:table-cell>
          <table:table-cell table:formula="of:=DEC2HEX([.A124])" office:value-type="string" office:string-value="7A" calcext:value-type="string">
            <text:p>7A</text:p>
          </table:table-cell>
          <table:table-cell table:number-columns-repeated="2"/>
          <table:table-cell table:style-name="ce11" table:formula="of:=DEC2HEX(16757160+[.A124])" office:value-type="string" office:string-value="FFB222" calcext:value-type="string">
            <text:p>FFB222</text:p>
          </table:table-cell>
          <table:table-cell table:number-columns-repeated="1019"/>
        </table:table-row>
        <table:table-row table:style-name="ro6">
          <table:table-cell office:value-type="float" office:value="123" calcext:value-type="float">
            <text:p>123</text:p>
          </table:table-cell>
          <table:table-cell table:formula="of:=DEC2HEX([.A125])" office:value-type="string" office:string-value="7B" calcext:value-type="string">
            <text:p>7B</text:p>
          </table:table-cell>
          <table:table-cell table:number-columns-repeated="2"/>
          <table:table-cell table:style-name="ce11" table:formula="of:=DEC2HEX(16757160+[.A125])" office:value-type="string" office:string-value="FFB223" calcext:value-type="string">
            <text:p>FFB223</text:p>
          </table:table-cell>
          <table:table-cell table:number-columns-repeated="1019"/>
        </table:table-row>
        <table:table-row table:style-name="ro6">
          <table:table-cell office:value-type="float" office:value="124" calcext:value-type="float">
            <text:p>124</text:p>
          </table:table-cell>
          <table:table-cell table:formula="of:=DEC2HEX([.A126])" office:value-type="string" office:string-value="7C" calcext:value-type="string">
            <text:p>7C</text:p>
          </table:table-cell>
          <table:table-cell table:number-columns-repeated="2"/>
          <table:table-cell table:style-name="ce11" table:formula="of:=DEC2HEX(16757160+[.A126])" office:value-type="string" office:string-value="FFB224" calcext:value-type="string">
            <text:p>FFB224</text:p>
          </table:table-cell>
          <table:table-cell table:number-columns-repeated="1019"/>
        </table:table-row>
        <table:table-row table:style-name="ro6">
          <table:table-cell office:value-type="float" office:value="125" calcext:value-type="float">
            <text:p>125</text:p>
          </table:table-cell>
          <table:table-cell table:formula="of:=DEC2HEX([.A127])" office:value-type="string" office:string-value="7D" calcext:value-type="string">
            <text:p>7D</text:p>
          </table:table-cell>
          <table:table-cell table:number-columns-repeated="2"/>
          <table:table-cell table:style-name="ce11" table:formula="of:=DEC2HEX(16757160+[.A127])" office:value-type="string" office:string-value="FFB225" calcext:value-type="string">
            <text:p>FFB225</text:p>
          </table:table-cell>
          <table:table-cell table:number-columns-repeated="1019"/>
        </table:table-row>
        <table:table-row table:style-name="ro6">
          <table:table-cell office:value-type="float" office:value="126" calcext:value-type="float">
            <text:p>126</text:p>
          </table:table-cell>
          <table:table-cell table:formula="of:=DEC2HEX([.A128])" office:value-type="string" office:string-value="7E" calcext:value-type="string">
            <text:p>7E</text:p>
          </table:table-cell>
          <table:table-cell table:number-columns-repeated="2"/>
          <table:table-cell table:style-name="ce11" table:formula="of:=DEC2HEX(16757160+[.A128])" office:value-type="string" office:string-value="FFB226" calcext:value-type="string">
            <text:p>FFB226</text:p>
          </table:table-cell>
          <table:table-cell table:number-columns-repeated="1019"/>
        </table:table-row>
        <table:table-row table:style-name="ro6">
          <table:table-cell office:value-type="float" office:value="127" calcext:value-type="float">
            <text:p>127</text:p>
          </table:table-cell>
          <table:table-cell table:formula="of:=DEC2HEX([.A129])" office:value-type="string" office:string-value="7F" calcext:value-type="string">
            <text:p>7F</text:p>
          </table:table-cell>
          <table:table-cell table:number-columns-repeated="2"/>
          <table:table-cell table:style-name="ce11" table:formula="of:=DEC2HEX(16757160+[.A129])" office:value-type="string" office:string-value="FFB227" calcext:value-type="string">
            <text:p>FFB227</text:p>
          </table:table-cell>
          <table:table-cell table:number-columns-repeated="1019"/>
        </table:table-row>
        <table:table-row table:style-name="ro6">
          <table:table-cell office:value-type="float" office:value="128" calcext:value-type="float">
            <text:p>128</text:p>
          </table:table-cell>
          <table:table-cell table:formula="of:=DEC2HEX([.A130])" office:value-type="string" office:string-value="80" calcext:value-type="string">
            <text:p>80</text:p>
          </table:table-cell>
          <table:table-cell table:number-columns-repeated="2"/>
          <table:table-cell table:style-name="ce11" table:formula="of:=DEC2HEX(16757160+[.A130])" office:value-type="string" office:string-value="FFB228" calcext:value-type="string">
            <text:p>FFB228</text:p>
          </table:table-cell>
          <table:table-cell table:number-columns-repeated="1019"/>
        </table:table-row>
        <table:table-row table:style-name="ro6">
          <table:table-cell office:value-type="float" office:value="129" calcext:value-type="float">
            <text:p>129</text:p>
          </table:table-cell>
          <table:table-cell table:formula="of:=DEC2HEX([.A131])" office:value-type="string" office:string-value="81" calcext:value-type="string">
            <text:p>81</text:p>
          </table:table-cell>
          <table:table-cell table:number-columns-repeated="2"/>
          <table:table-cell table:style-name="ce11" table:formula="of:=DEC2HEX(16757160+[.A131])" office:value-type="string" office:string-value="FFB229" calcext:value-type="string">
            <text:p>FFB229</text:p>
          </table:table-cell>
          <table:table-cell table:number-columns-repeated="1019"/>
        </table:table-row>
        <table:table-row table:style-name="ro6">
          <table:table-cell office:value-type="float" office:value="130" calcext:value-type="float">
            <text:p>130</text:p>
          </table:table-cell>
          <table:table-cell table:formula="of:=DEC2HEX([.A132])" office:value-type="string" office:string-value="82" calcext:value-type="string">
            <text:p>82</text:p>
          </table:table-cell>
          <table:table-cell table:number-columns-repeated="2"/>
          <table:table-cell table:style-name="ce11" table:formula="of:=DEC2HEX(16757160+[.A132])" office:value-type="string" office:string-value="FFB22A" calcext:value-type="string">
            <text:p>FFB22A</text:p>
          </table:table-cell>
          <table:table-cell table:number-columns-repeated="1019"/>
        </table:table-row>
        <table:table-row table:style-name="ro8">
          <table:table-cell office:value-type="float" office:value="131" calcext:value-type="float">
            <text:p>131</text:p>
          </table:table-cell>
          <table:table-cell table:formula="of:=DEC2HEX([.A133])" office:value-type="string" office:string-value="83" calcext:value-type="string">
            <text:p>83</text:p>
          </table:table-cell>
          <table:table-cell table:number-columns-repeated="2"/>
          <table:table-cell table:style-name="ce11" table:formula="of:=DEC2HEX(16757160+[.A133])" office:value-type="string" office:string-value="FFB22B" calcext:value-type="string">
            <text:p>FFB22B</text:p>
          </table:table-cell>
          <table:table-cell table:number-columns-repeated="1019"/>
        </table:table-row>
        <table:table-row table:style-name="ro6">
          <table:table-cell office:value-type="float" office:value="132" calcext:value-type="float">
            <text:p>132</text:p>
          </table:table-cell>
          <table:table-cell table:formula="of:=DEC2HEX([.A134])" office:value-type="string" office:string-value="84" calcext:value-type="string">
            <text:p>84</text:p>
          </table:table-cell>
          <table:table-cell table:number-columns-repeated="2"/>
          <table:table-cell table:style-name="ce11" table:formula="of:=DEC2HEX(16757160+[.A134])" office:value-type="string" office:string-value="FFB22C" calcext:value-type="string">
            <text:p>FFB22C</text:p>
          </table:table-cell>
          <table:table-cell table:number-columns-repeated="1019"/>
        </table:table-row>
        <table:table-row table:style-name="ro6">
          <table:table-cell office:value-type="float" office:value="133" calcext:value-type="float">
            <text:p>133</text:p>
          </table:table-cell>
          <table:table-cell table:formula="of:=DEC2HEX([.A135])" office:value-type="string" office:string-value="85" calcext:value-type="string">
            <text:p>85</text:p>
          </table:table-cell>
          <table:table-cell table:number-columns-repeated="2"/>
          <table:table-cell table:style-name="ce11" table:formula="of:=DEC2HEX(16757160+[.A135])" office:value-type="string" office:string-value="FFB22D" calcext:value-type="string">
            <text:p>FFB22D</text:p>
          </table:table-cell>
          <table:table-cell table:number-columns-repeated="1019"/>
        </table:table-row>
        <table:table-row table:style-name="ro6">
          <table:table-cell office:value-type="float" office:value="134" calcext:value-type="float">
            <text:p>134</text:p>
          </table:table-cell>
          <table:table-cell table:formula="of:=DEC2HEX([.A136])" office:value-type="string" office:string-value="86" calcext:value-type="string">
            <text:p>86</text:p>
          </table:table-cell>
          <table:table-cell table:number-columns-repeated="2"/>
          <table:table-cell table:style-name="ce11" table:formula="of:=DEC2HEX(16757160+[.A136])" office:value-type="string" office:string-value="FFB22E" calcext:value-type="string">
            <text:p>FFB22E</text:p>
          </table:table-cell>
          <table:table-cell table:number-columns-repeated="1019"/>
        </table:table-row>
        <table:table-row table:style-name="ro6">
          <table:table-cell office:value-type="float" office:value="135" calcext:value-type="float">
            <text:p>135</text:p>
          </table:table-cell>
          <table:table-cell table:formula="of:=DEC2HEX([.A137])" office:value-type="string" office:string-value="87" calcext:value-type="string">
            <text:p>87</text:p>
          </table:table-cell>
          <table:table-cell table:number-columns-repeated="2"/>
          <table:table-cell table:style-name="ce11" table:formula="of:=DEC2HEX(16757160+[.A137])" office:value-type="string" office:string-value="FFB22F" calcext:value-type="string">
            <text:p>FFB22F</text:p>
          </table:table-cell>
          <table:table-cell table:number-columns-repeated="1019"/>
        </table:table-row>
        <table:table-row table:style-name="ro6">
          <table:table-cell office:value-type="float" office:value="136" calcext:value-type="float">
            <text:p>136</text:p>
          </table:table-cell>
          <table:table-cell table:formula="of:=DEC2HEX([.A138])" office:value-type="string" office:string-value="88" calcext:value-type="string">
            <text:p>88</text:p>
          </table:table-cell>
          <table:table-cell table:number-columns-repeated="2"/>
          <table:table-cell table:style-name="ce11" table:formula="of:=DEC2HEX(16757160+[.A138])" office:value-type="string" office:string-value="FFB230" calcext:value-type="string">
            <text:p>FFB230</text:p>
          </table:table-cell>
          <table:table-cell table:number-columns-repeated="1019"/>
        </table:table-row>
        <table:table-row table:style-name="ro6">
          <table:table-cell office:value-type="float" office:value="137" calcext:value-type="float">
            <text:p>137</text:p>
          </table:table-cell>
          <table:table-cell table:formula="of:=DEC2HEX([.A139])" office:value-type="string" office:string-value="89" calcext:value-type="string">
            <text:p>89</text:p>
          </table:table-cell>
          <table:table-cell table:number-columns-repeated="2"/>
          <table:table-cell table:style-name="ce11" table:formula="of:=DEC2HEX(16757160+[.A139])" office:value-type="string" office:string-value="FFB231" calcext:value-type="string">
            <text:p>FFB231</text:p>
          </table:table-cell>
          <table:table-cell table:number-columns-repeated="1019"/>
        </table:table-row>
        <table:table-row table:style-name="ro6">
          <table:table-cell office:value-type="float" office:value="138" calcext:value-type="float">
            <text:p>138</text:p>
          </table:table-cell>
          <table:table-cell table:formula="of:=DEC2HEX([.A140])" office:value-type="string" office:string-value="8A" calcext:value-type="string">
            <text:p>8A</text:p>
          </table:table-cell>
          <table:table-cell table:number-columns-repeated="2"/>
          <table:table-cell table:style-name="ce11" table:formula="of:=DEC2HEX(16757160+[.A140])" office:value-type="string" office:string-value="FFB232" calcext:value-type="string">
            <text:p>FFB232</text:p>
          </table:table-cell>
          <table:table-cell table:number-columns-repeated="1019"/>
        </table:table-row>
        <table:table-row table:style-name="ro6">
          <table:table-cell office:value-type="float" office:value="139" calcext:value-type="float">
            <text:p>139</text:p>
          </table:table-cell>
          <table:table-cell table:formula="of:=DEC2HEX([.A141])" office:value-type="string" office:string-value="8B" calcext:value-type="string">
            <text:p>8B</text:p>
          </table:table-cell>
          <table:table-cell table:number-columns-repeated="2"/>
          <table:table-cell table:style-name="ce11" table:formula="of:=DEC2HEX(16757160+[.A141])" office:value-type="string" office:string-value="FFB233" calcext:value-type="string">
            <text:p>FFB233</text:p>
          </table:table-cell>
          <table:table-cell table:number-columns-repeated="1019"/>
        </table:table-row>
        <table:table-row table:style-name="ro6">
          <table:table-cell office:value-type="float" office:value="140" calcext:value-type="float">
            <text:p>140</text:p>
          </table:table-cell>
          <table:table-cell table:formula="of:=DEC2HEX([.A142])" office:value-type="string" office:string-value="8C" calcext:value-type="string">
            <text:p>8C</text:p>
          </table:table-cell>
          <table:table-cell table:number-columns-repeated="2"/>
          <table:table-cell table:style-name="ce11" table:formula="of:=DEC2HEX(16757160+[.A142])" office:value-type="string" office:string-value="FFB234" calcext:value-type="string">
            <text:p>FFB234</text:p>
          </table:table-cell>
          <table:table-cell table:number-columns-repeated="1019"/>
        </table:table-row>
        <table:table-row table:style-name="ro6">
          <table:table-cell office:value-type="float" office:value="141" calcext:value-type="float">
            <text:p>141</text:p>
          </table:table-cell>
          <table:table-cell table:formula="of:=DEC2HEX([.A143])" office:value-type="string" office:string-value="8D" calcext:value-type="string">
            <text:p>8D</text:p>
          </table:table-cell>
          <table:table-cell table:number-columns-repeated="2"/>
          <table:table-cell table:style-name="ce11" table:formula="of:=DEC2HEX(16757160+[.A143])" office:value-type="string" office:string-value="FFB235" calcext:value-type="string">
            <text:p>FFB235</text:p>
          </table:table-cell>
          <table:table-cell table:number-columns-repeated="1019"/>
        </table:table-row>
        <table:table-row table:style-name="ro6">
          <table:table-cell office:value-type="float" office:value="142" calcext:value-type="float">
            <text:p>142</text:p>
          </table:table-cell>
          <table:table-cell table:formula="of:=DEC2HEX([.A144])" office:value-type="string" office:string-value="8E" calcext:value-type="string">
            <text:p>8E</text:p>
          </table:table-cell>
          <table:table-cell table:number-columns-repeated="2"/>
          <table:table-cell table:style-name="ce11" table:formula="of:=DEC2HEX(16757160+[.A144])" office:value-type="string" office:string-value="FFB236" calcext:value-type="string">
            <text:p>FFB236</text:p>
          </table:table-cell>
          <table:table-cell table:number-columns-repeated="1019"/>
        </table:table-row>
        <table:table-row table:style-name="ro6">
          <table:table-cell office:value-type="float" office:value="143" calcext:value-type="float">
            <text:p>143</text:p>
          </table:table-cell>
          <table:table-cell table:formula="of:=DEC2HEX([.A145])" office:value-type="string" office:string-value="8F" calcext:value-type="string">
            <text:p>8F</text:p>
          </table:table-cell>
          <table:table-cell table:number-columns-repeated="2"/>
          <table:table-cell table:style-name="ce11" table:formula="of:=DEC2HEX(16757160+[.A145])" office:value-type="string" office:string-value="FFB237" calcext:value-type="string">
            <text:p>FFB237</text:p>
          </table:table-cell>
          <table:table-cell table:number-columns-repeated="1019"/>
        </table:table-row>
        <table:table-row table:style-name="ro6">
          <table:table-cell office:value-type="float" office:value="144" calcext:value-type="float">
            <text:p>144</text:p>
          </table:table-cell>
          <table:table-cell table:formula="of:=DEC2HEX([.A146])" office:value-type="string" office:string-value="90" calcext:value-type="string">
            <text:p>90</text:p>
          </table:table-cell>
          <table:table-cell table:number-columns-repeated="2"/>
          <table:table-cell table:style-name="ce11" table:formula="of:=DEC2HEX(16757160+[.A146])" office:value-type="string" office:string-value="FFB238" calcext:value-type="string">
            <text:p>FFB238</text:p>
          </table:table-cell>
          <table:table-cell table:number-columns-repeated="1019"/>
        </table:table-row>
        <table:table-row table:style-name="ro6">
          <table:table-cell office:value-type="float" office:value="145" calcext:value-type="float">
            <text:p>145</text:p>
          </table:table-cell>
          <table:table-cell table:formula="of:=DEC2HEX([.A147])" office:value-type="string" office:string-value="91" calcext:value-type="string">
            <text:p>91</text:p>
          </table:table-cell>
          <table:table-cell table:number-columns-repeated="2"/>
          <table:table-cell table:style-name="ce11" table:formula="of:=DEC2HEX(16757160+[.A147])" office:value-type="string" office:string-value="FFB239" calcext:value-type="string">
            <text:p>FFB239</text:p>
          </table:table-cell>
          <table:table-cell table:number-columns-repeated="1019"/>
        </table:table-row>
        <table:table-row table:style-name="ro6">
          <table:table-cell office:value-type="float" office:value="146" calcext:value-type="float">
            <text:p>146</text:p>
          </table:table-cell>
          <table:table-cell table:formula="of:=DEC2HEX([.A148])" office:value-type="string" office:string-value="92" calcext:value-type="string">
            <text:p>92</text:p>
          </table:table-cell>
          <table:table-cell table:number-columns-repeated="2"/>
          <table:table-cell table:style-name="ce11" table:formula="of:=DEC2HEX(16757160+[.A148])" office:value-type="string" office:string-value="FFB23A" calcext:value-type="string">
            <text:p>FFB23A</text:p>
          </table:table-cell>
          <table:table-cell table:number-columns-repeated="1019"/>
        </table:table-row>
        <table:table-row table:style-name="ro6">
          <table:table-cell office:value-type="float" office:value="147" calcext:value-type="float">
            <text:p>147</text:p>
          </table:table-cell>
          <table:table-cell table:formula="of:=DEC2HEX([.A149])" office:value-type="string" office:string-value="93" calcext:value-type="string">
            <text:p>93</text:p>
          </table:table-cell>
          <table:table-cell table:number-columns-repeated="2"/>
          <table:table-cell table:style-name="ce11" table:formula="of:=DEC2HEX(16757160+[.A149])" office:value-type="string" office:string-value="FFB23B" calcext:value-type="string">
            <text:p>FFB23B</text:p>
          </table:table-cell>
          <table:table-cell table:number-columns-repeated="1019"/>
        </table:table-row>
        <table:table-row table:style-name="ro6">
          <table:table-cell office:value-type="float" office:value="148" calcext:value-type="float">
            <text:p>148</text:p>
          </table:table-cell>
          <table:table-cell table:formula="of:=DEC2HEX([.A150])" office:value-type="string" office:string-value="94" calcext:value-type="string">
            <text:p>94</text:p>
          </table:table-cell>
          <table:table-cell table:number-columns-repeated="2"/>
          <table:table-cell table:style-name="ce11" table:formula="of:=DEC2HEX(16757160+[.A150])" office:value-type="string" office:string-value="FFB23C" calcext:value-type="string">
            <text:p>FFB23C</text:p>
          </table:table-cell>
          <table:table-cell table:number-columns-repeated="1019"/>
        </table:table-row>
        <table:table-row table:style-name="ro6">
          <table:table-cell office:value-type="float" office:value="149" calcext:value-type="float">
            <text:p>149</text:p>
          </table:table-cell>
          <table:table-cell table:formula="of:=DEC2HEX([.A151])" office:value-type="string" office:string-value="95" calcext:value-type="string">
            <text:p>95</text:p>
          </table:table-cell>
          <table:table-cell table:number-columns-repeated="2"/>
          <table:table-cell table:style-name="ce11" table:formula="of:=DEC2HEX(16757160+[.A151])" office:value-type="string" office:string-value="FFB23D" calcext:value-type="string">
            <text:p>FFB23D</text:p>
          </table:table-cell>
          <table:table-cell table:number-columns-repeated="1019"/>
        </table:table-row>
        <table:table-row table:style-name="ro6">
          <table:table-cell office:value-type="float" office:value="150" calcext:value-type="float">
            <text:p>150</text:p>
          </table:table-cell>
          <table:table-cell table:formula="of:=DEC2HEX([.A152])" office:value-type="string" office:string-value="96" calcext:value-type="string">
            <text:p>96</text:p>
          </table:table-cell>
          <table:table-cell table:number-columns-repeated="2"/>
          <table:table-cell table:style-name="ce11" table:formula="of:=DEC2HEX(16757160+[.A152])" office:value-type="string" office:string-value="FFB23E" calcext:value-type="string">
            <text:p>FFB23E</text:p>
          </table:table-cell>
          <table:table-cell table:number-columns-repeated="1019"/>
        </table:table-row>
        <table:table-row table:style-name="ro6">
          <table:table-cell office:value-type="float" office:value="151" calcext:value-type="float">
            <text:p>151</text:p>
          </table:table-cell>
          <table:table-cell table:formula="of:=DEC2HEX([.A153])" office:value-type="string" office:string-value="97" calcext:value-type="string">
            <text:p>97</text:p>
          </table:table-cell>
          <table:table-cell table:number-columns-repeated="2"/>
          <table:table-cell table:style-name="ce11" table:formula="of:=DEC2HEX(16757160+[.A153])" office:value-type="string" office:string-value="FFB23F" calcext:value-type="string">
            <text:p>FFB23F</text:p>
          </table:table-cell>
          <table:table-cell table:number-columns-repeated="1019"/>
        </table:table-row>
        <table:table-row table:style-name="ro6">
          <table:table-cell office:value-type="float" office:value="152" calcext:value-type="float">
            <text:p>152</text:p>
          </table:table-cell>
          <table:table-cell table:formula="of:=DEC2HEX([.A154])" office:value-type="string" office:string-value="98" calcext:value-type="string">
            <text:p>98</text:p>
          </table:table-cell>
          <table:table-cell table:number-columns-repeated="2"/>
          <table:table-cell table:style-name="ce11" table:formula="of:=DEC2HEX(16757160+[.A154])" office:value-type="string" office:string-value="FFB240" calcext:value-type="string">
            <text:p>FFB240</text:p>
          </table:table-cell>
          <table:table-cell table:number-columns-repeated="1019"/>
        </table:table-row>
        <table:table-row table:style-name="ro6">
          <table:table-cell office:value-type="float" office:value="153" calcext:value-type="float">
            <text:p>153</text:p>
          </table:table-cell>
          <table:table-cell table:formula="of:=DEC2HEX([.A155])" office:value-type="string" office:string-value="99" calcext:value-type="string">
            <text:p>99</text:p>
          </table:table-cell>
          <table:table-cell table:number-columns-repeated="2"/>
          <table:table-cell table:style-name="ce11" table:formula="of:=DEC2HEX(16757160+[.A155])" office:value-type="string" office:string-value="FFB241" calcext:value-type="string">
            <text:p>FFB241</text:p>
          </table:table-cell>
          <table:table-cell table:number-columns-repeated="1019"/>
        </table:table-row>
        <table:table-row table:style-name="ro6">
          <table:table-cell office:value-type="float" office:value="154" calcext:value-type="float">
            <text:p>154</text:p>
          </table:table-cell>
          <table:table-cell table:formula="of:=DEC2HEX([.A156])" office:value-type="string" office:string-value="9A" calcext:value-type="string">
            <text:p>9A</text:p>
          </table:table-cell>
          <table:table-cell table:number-columns-repeated="2"/>
          <table:table-cell table:style-name="ce11" table:formula="of:=DEC2HEX(16757160+[.A156])" office:value-type="string" office:string-value="FFB242" calcext:value-type="string">
            <text:p>FFB242</text:p>
          </table:table-cell>
          <table:table-cell table:number-columns-repeated="1019"/>
        </table:table-row>
        <table:table-row table:style-name="ro6">
          <table:table-cell office:value-type="float" office:value="155" calcext:value-type="float">
            <text:p>155</text:p>
          </table:table-cell>
          <table:table-cell table:formula="of:=DEC2HEX([.A157])" office:value-type="string" office:string-value="9B" calcext:value-type="string">
            <text:p>9B</text:p>
          </table:table-cell>
          <table:table-cell table:number-columns-repeated="2"/>
          <table:table-cell table:style-name="ce11" table:formula="of:=DEC2HEX(16757160+[.A157])" office:value-type="string" office:string-value="FFB243" calcext:value-type="string">
            <text:p>FFB243</text:p>
          </table:table-cell>
          <table:table-cell table:number-columns-repeated="1019"/>
        </table:table-row>
        <table:table-row table:style-name="ro6">
          <table:table-cell office:value-type="float" office:value="156" calcext:value-type="float">
            <text:p>156</text:p>
          </table:table-cell>
          <table:table-cell table:formula="of:=DEC2HEX([.A158])" office:value-type="string" office:string-value="9C" calcext:value-type="string">
            <text:p>9C</text:p>
          </table:table-cell>
          <table:table-cell table:number-columns-repeated="2"/>
          <table:table-cell table:style-name="ce11" table:formula="of:=DEC2HEX(16757160+[.A158])" office:value-type="string" office:string-value="FFB244" calcext:value-type="string">
            <text:p>FFB244</text:p>
          </table:table-cell>
          <table:table-cell table:number-columns-repeated="1019"/>
        </table:table-row>
        <table:table-row table:style-name="ro6">
          <table:table-cell office:value-type="float" office:value="157" calcext:value-type="float">
            <text:p>157</text:p>
          </table:table-cell>
          <table:table-cell table:formula="of:=DEC2HEX([.A159])" office:value-type="string" office:string-value="9D" calcext:value-type="string">
            <text:p>9D</text:p>
          </table:table-cell>
          <table:table-cell table:number-columns-repeated="2"/>
          <table:table-cell table:style-name="ce11" table:formula="of:=DEC2HEX(16757160+[.A159])" office:value-type="string" office:string-value="FFB245" calcext:value-type="string">
            <text:p>FFB245</text:p>
          </table:table-cell>
          <table:table-cell table:number-columns-repeated="1019"/>
        </table:table-row>
        <table:table-row table:style-name="ro6">
          <table:table-cell office:value-type="float" office:value="158" calcext:value-type="float">
            <text:p>158</text:p>
          </table:table-cell>
          <table:table-cell table:formula="of:=DEC2HEX([.A160])" office:value-type="string" office:string-value="9E" calcext:value-type="string">
            <text:p>9E</text:p>
          </table:table-cell>
          <table:table-cell table:number-columns-repeated="2"/>
          <table:table-cell table:style-name="ce11" table:formula="of:=DEC2HEX(16757160+[.A160])" office:value-type="string" office:string-value="FFB246" calcext:value-type="string">
            <text:p>FFB246</text:p>
          </table:table-cell>
          <table:table-cell table:number-columns-repeated="1019"/>
        </table:table-row>
        <table:table-row table:style-name="ro6">
          <table:table-cell office:value-type="float" office:value="159" calcext:value-type="float">
            <text:p>159</text:p>
          </table:table-cell>
          <table:table-cell table:formula="of:=DEC2HEX([.A161])" office:value-type="string" office:string-value="9F" calcext:value-type="string">
            <text:p>9F</text:p>
          </table:table-cell>
          <table:table-cell table:number-columns-repeated="2"/>
          <table:table-cell table:style-name="ce11" table:formula="of:=DEC2HEX(16757160+[.A161])" office:value-type="string" office:string-value="FFB247" calcext:value-type="string">
            <text:p>FFB247</text:p>
          </table:table-cell>
          <table:table-cell table:number-columns-repeated="1019"/>
        </table:table-row>
        <table:table-row table:style-name="ro6">
          <table:table-cell office:value-type="float" office:value="160" calcext:value-type="float">
            <text:p>160</text:p>
          </table:table-cell>
          <table:table-cell table:formula="of:=DEC2HEX([.A162])" office:value-type="string" office:string-value="A0" calcext:value-type="string">
            <text:p>A0</text:p>
          </table:table-cell>
          <table:table-cell table:number-columns-repeated="2"/>
          <table:table-cell table:style-name="ce11" table:formula="of:=DEC2HEX(16757160+[.A162])" office:value-type="string" office:string-value="FFB248" calcext:value-type="string">
            <text:p>FFB248</text:p>
          </table:table-cell>
          <table:table-cell table:number-columns-repeated="1019"/>
        </table:table-row>
        <table:table-row table:style-name="ro6">
          <table:table-cell office:value-type="float" office:value="161" calcext:value-type="float">
            <text:p>161</text:p>
          </table:table-cell>
          <table:table-cell table:formula="of:=DEC2HEX([.A163])" office:value-type="string" office:string-value="A1" calcext:value-type="string">
            <text:p>A1</text:p>
          </table:table-cell>
          <table:table-cell table:number-columns-repeated="2"/>
          <table:table-cell table:style-name="ce11" table:formula="of:=DEC2HEX(16757160+[.A163])" office:value-type="string" office:string-value="FFB249" calcext:value-type="string">
            <text:p>FFB249</text:p>
          </table:table-cell>
          <table:table-cell table:number-columns-repeated="1019"/>
        </table:table-row>
        <table:table-row table:style-name="ro6">
          <table:table-cell office:value-type="float" office:value="162" calcext:value-type="float">
            <text:p>162</text:p>
          </table:table-cell>
          <table:table-cell table:formula="of:=DEC2HEX([.A164])" office:value-type="string" office:string-value="A2" calcext:value-type="string">
            <text:p>A2</text:p>
          </table:table-cell>
          <table:table-cell table:number-columns-repeated="2"/>
          <table:table-cell table:style-name="ce11" table:formula="of:=DEC2HEX(16757160+[.A164])" office:value-type="string" office:string-value="FFB24A" calcext:value-type="string">
            <text:p>FFB24A</text:p>
          </table:table-cell>
          <table:table-cell table:number-columns-repeated="1019"/>
        </table:table-row>
        <table:table-row table:style-name="ro6">
          <table:table-cell office:value-type="float" office:value="163" calcext:value-type="float">
            <text:p>163</text:p>
          </table:table-cell>
          <table:table-cell table:formula="of:=DEC2HEX([.A165])" office:value-type="string" office:string-value="A3" calcext:value-type="string">
            <text:p>A3</text:p>
          </table:table-cell>
          <table:table-cell table:number-columns-repeated="2"/>
          <table:table-cell table:style-name="ce11" table:formula="of:=DEC2HEX(16757160+[.A165])" office:value-type="string" office:string-value="FFB24B" calcext:value-type="string">
            <text:p>FFB24B</text:p>
          </table:table-cell>
          <table:table-cell table:number-columns-repeated="1019"/>
        </table:table-row>
        <table:table-row table:style-name="ro6">
          <table:table-cell office:value-type="float" office:value="164" calcext:value-type="float">
            <text:p>164</text:p>
          </table:table-cell>
          <table:table-cell table:formula="of:=DEC2HEX([.A166])" office:value-type="string" office:string-value="A4" calcext:value-type="string">
            <text:p>A4</text:p>
          </table:table-cell>
          <table:table-cell table:number-columns-repeated="2"/>
          <table:table-cell table:style-name="ce11" table:formula="of:=DEC2HEX(16757160+[.A166])" office:value-type="string" office:string-value="FFB24C" calcext:value-type="string">
            <text:p>FFB24C</text:p>
          </table:table-cell>
          <table:table-cell table:number-columns-repeated="1019"/>
        </table:table-row>
        <table:table-row table:style-name="ro6">
          <table:table-cell office:value-type="float" office:value="165" calcext:value-type="float">
            <text:p>165</text:p>
          </table:table-cell>
          <table:table-cell table:formula="of:=DEC2HEX([.A167])" office:value-type="string" office:string-value="A5" calcext:value-type="string">
            <text:p>A5</text:p>
          </table:table-cell>
          <table:table-cell table:number-columns-repeated="2"/>
          <table:table-cell table:style-name="ce11" table:formula="of:=DEC2HEX(16757160+[.A167])" office:value-type="string" office:string-value="FFB24D" calcext:value-type="string">
            <text:p>FFB24D</text:p>
          </table:table-cell>
          <table:table-cell table:number-columns-repeated="1019"/>
        </table:table-row>
        <table:table-row table:style-name="ro6">
          <table:table-cell office:value-type="float" office:value="166" calcext:value-type="float">
            <text:p>166</text:p>
          </table:table-cell>
          <table:table-cell table:formula="of:=DEC2HEX([.A168])" office:value-type="string" office:string-value="A6" calcext:value-type="string">
            <text:p>A6</text:p>
          </table:table-cell>
          <table:table-cell table:number-columns-repeated="2"/>
          <table:table-cell table:style-name="ce11" table:formula="of:=DEC2HEX(16757160+[.A168])" office:value-type="string" office:string-value="FFB24E" calcext:value-type="string">
            <text:p>FFB24E</text:p>
          </table:table-cell>
          <table:table-cell table:number-columns-repeated="1019"/>
        </table:table-row>
        <table:table-row table:style-name="ro6">
          <table:table-cell office:value-type="float" office:value="167" calcext:value-type="float">
            <text:p>167</text:p>
          </table:table-cell>
          <table:table-cell table:formula="of:=DEC2HEX([.A169])" office:value-type="string" office:string-value="A7" calcext:value-type="string">
            <text:p>A7</text:p>
          </table:table-cell>
          <table:table-cell table:number-columns-repeated="2"/>
          <table:table-cell table:style-name="ce11" table:formula="of:=DEC2HEX(16757160+[.A169])" office:value-type="string" office:string-value="FFB24F" calcext:value-type="string">
            <text:p>FFB24F</text:p>
          </table:table-cell>
          <table:table-cell table:number-columns-repeated="1019"/>
        </table:table-row>
        <table:table-row table:style-name="ro6">
          <table:table-cell office:value-type="float" office:value="168" calcext:value-type="float">
            <text:p>168</text:p>
          </table:table-cell>
          <table:table-cell table:formula="of:=DEC2HEX([.A170])" office:value-type="string" office:string-value="A8" calcext:value-type="string">
            <text:p>A8</text:p>
          </table:table-cell>
          <table:table-cell table:number-columns-repeated="2"/>
          <table:table-cell table:style-name="ce11" table:formula="of:=DEC2HEX(16757160+[.A170])" office:value-type="string" office:string-value="FFB250" calcext:value-type="string">
            <text:p>FFB250</text:p>
          </table:table-cell>
          <table:table-cell table:number-columns-repeated="1019"/>
        </table:table-row>
        <table:table-row table:style-name="ro6">
          <table:table-cell office:value-type="float" office:value="169" calcext:value-type="float">
            <text:p>169</text:p>
          </table:table-cell>
          <table:table-cell table:formula="of:=DEC2HEX([.A171])" office:value-type="string" office:string-value="A9" calcext:value-type="string">
            <text:p>A9</text:p>
          </table:table-cell>
          <table:table-cell table:number-columns-repeated="2"/>
          <table:table-cell table:style-name="ce11" table:formula="of:=DEC2HEX(16757160+[.A171])" office:value-type="string" office:string-value="FFB251" calcext:value-type="string">
            <text:p>FFB251</text:p>
          </table:table-cell>
          <table:table-cell table:number-columns-repeated="1019"/>
        </table:table-row>
        <table:table-row table:style-name="ro6">
          <table:table-cell office:value-type="float" office:value="170" calcext:value-type="float">
            <text:p>170</text:p>
          </table:table-cell>
          <table:table-cell table:formula="of:=DEC2HEX([.A172])" office:value-type="string" office:string-value="AA" calcext:value-type="string">
            <text:p>AA</text:p>
          </table:table-cell>
          <table:table-cell table:number-columns-repeated="2"/>
          <table:table-cell table:style-name="ce11" table:formula="of:=DEC2HEX(16757160+[.A172])" office:value-type="string" office:string-value="FFB252" calcext:value-type="string">
            <text:p>FFB252</text:p>
          </table:table-cell>
          <table:table-cell table:number-columns-repeated="1019"/>
        </table:table-row>
        <table:table-row table:style-name="ro6">
          <table:table-cell office:value-type="float" office:value="171" calcext:value-type="float">
            <text:p>171</text:p>
          </table:table-cell>
          <table:table-cell table:formula="of:=DEC2HEX([.A173])" office:value-type="string" office:string-value="AB" calcext:value-type="string">
            <text:p>AB</text:p>
          </table:table-cell>
          <table:table-cell table:number-columns-repeated="2"/>
          <table:table-cell table:style-name="ce11" table:formula="of:=DEC2HEX(16757160+[.A173])" office:value-type="string" office:string-value="FFB253" calcext:value-type="string">
            <text:p>FFB253</text:p>
          </table:table-cell>
          <table:table-cell table:number-columns-repeated="1019"/>
        </table:table-row>
        <table:table-row table:style-name="ro6">
          <table:table-cell office:value-type="float" office:value="172" calcext:value-type="float">
            <text:p>172</text:p>
          </table:table-cell>
          <table:table-cell table:formula="of:=DEC2HEX([.A174])" office:value-type="string" office:string-value="AC" calcext:value-type="string">
            <text:p>AC</text:p>
          </table:table-cell>
          <table:table-cell table:number-columns-repeated="2"/>
          <table:table-cell table:style-name="ce11" table:formula="of:=DEC2HEX(16757160+[.A174])" office:value-type="string" office:string-value="FFB254" calcext:value-type="string">
            <text:p>FFB254</text:p>
          </table:table-cell>
          <table:table-cell table:number-columns-repeated="1019"/>
        </table:table-row>
        <table:table-row table:style-name="ro6">
          <table:table-cell office:value-type="float" office:value="173" calcext:value-type="float">
            <text:p>173</text:p>
          </table:table-cell>
          <table:table-cell table:formula="of:=DEC2HEX([.A175])" office:value-type="string" office:string-value="AD" calcext:value-type="string">
            <text:p>AD</text:p>
          </table:table-cell>
          <table:table-cell table:number-columns-repeated="2"/>
          <table:table-cell table:style-name="ce11" table:formula="of:=DEC2HEX(16757160+[.A175])" office:value-type="string" office:string-value="FFB255" calcext:value-type="string">
            <text:p>FFB255</text:p>
          </table:table-cell>
          <table:table-cell table:number-columns-repeated="1019"/>
        </table:table-row>
        <table:table-row table:style-name="ro6">
          <table:table-cell office:value-type="float" office:value="174" calcext:value-type="float">
            <text:p>174</text:p>
          </table:table-cell>
          <table:table-cell table:formula="of:=DEC2HEX([.A176])" office:value-type="string" office:string-value="AE" calcext:value-type="string">
            <text:p>AE</text:p>
          </table:table-cell>
          <table:table-cell table:number-columns-repeated="2"/>
          <table:table-cell table:style-name="ce11" table:formula="of:=DEC2HEX(16757160+[.A176])" office:value-type="string" office:string-value="FFB256" calcext:value-type="string">
            <text:p>FFB256</text:p>
          </table:table-cell>
          <table:table-cell table:number-columns-repeated="1019"/>
        </table:table-row>
        <table:table-row table:style-name="ro6">
          <table:table-cell office:value-type="float" office:value="175" calcext:value-type="float">
            <text:p>175</text:p>
          </table:table-cell>
          <table:table-cell table:formula="of:=DEC2HEX([.A177])" office:value-type="string" office:string-value="AF" calcext:value-type="string">
            <text:p>AF</text:p>
          </table:table-cell>
          <table:table-cell table:number-columns-repeated="2"/>
          <table:table-cell table:style-name="ce11" table:formula="of:=DEC2HEX(16757160+[.A177])" office:value-type="string" office:string-value="FFB257" calcext:value-type="string">
            <text:p>FFB257</text:p>
          </table:table-cell>
          <table:table-cell table:number-columns-repeated="1019"/>
        </table:table-row>
        <table:table-row table:style-name="ro6">
          <table:table-cell office:value-type="float" office:value="176" calcext:value-type="float">
            <text:p>176</text:p>
          </table:table-cell>
          <table:table-cell table:formula="of:=DEC2HEX([.A178])" office:value-type="string" office:string-value="B0" calcext:value-type="string">
            <text:p>B0</text:p>
          </table:table-cell>
          <table:table-cell table:number-columns-repeated="2"/>
          <table:table-cell table:style-name="ce11" table:formula="of:=DEC2HEX(16757160+[.A178])" office:value-type="string" office:string-value="FFB258" calcext:value-type="string">
            <text:p>FFB258</text:p>
          </table:table-cell>
          <table:table-cell table:number-columns-repeated="1019"/>
        </table:table-row>
        <table:table-row table:style-name="ro6">
          <table:table-cell office:value-type="float" office:value="177" calcext:value-type="float">
            <text:p>177</text:p>
          </table:table-cell>
          <table:table-cell table:formula="of:=DEC2HEX([.A179])" office:value-type="string" office:string-value="B1" calcext:value-type="string">
            <text:p>B1</text:p>
          </table:table-cell>
          <table:table-cell table:number-columns-repeated="2"/>
          <table:table-cell table:style-name="ce11" table:formula="of:=DEC2HEX(16757160+[.A179])" office:value-type="string" office:string-value="FFB259" calcext:value-type="string">
            <text:p>FFB259</text:p>
          </table:table-cell>
          <table:table-cell table:number-columns-repeated="1019"/>
        </table:table-row>
        <table:table-row table:style-name="ro6">
          <table:table-cell office:value-type="float" office:value="178" calcext:value-type="float">
            <text:p>178</text:p>
          </table:table-cell>
          <table:table-cell table:formula="of:=DEC2HEX([.A180])" office:value-type="string" office:string-value="B2" calcext:value-type="string">
            <text:p>B2</text:p>
          </table:table-cell>
          <table:table-cell table:number-columns-repeated="2"/>
          <table:table-cell table:style-name="ce11" table:formula="of:=DEC2HEX(16757160+[.A180])" office:value-type="string" office:string-value="FFB25A" calcext:value-type="string">
            <text:p>FFB25A</text:p>
          </table:table-cell>
          <table:table-cell table:number-columns-repeated="1019"/>
        </table:table-row>
        <table:table-row table:style-name="ro6">
          <table:table-cell office:value-type="float" office:value="179" calcext:value-type="float">
            <text:p>179</text:p>
          </table:table-cell>
          <table:table-cell table:formula="of:=DEC2HEX([.A181])" office:value-type="string" office:string-value="B3" calcext:value-type="string">
            <text:p>B3</text:p>
          </table:table-cell>
          <table:table-cell table:number-columns-repeated="2"/>
          <table:table-cell table:style-name="ce11" table:formula="of:=DEC2HEX(16757160+[.A181])" office:value-type="string" office:string-value="FFB25B" calcext:value-type="string">
            <text:p>FFB25B</text:p>
          </table:table-cell>
          <table:table-cell table:number-columns-repeated="1019"/>
        </table:table-row>
        <table:table-row table:style-name="ro6">
          <table:table-cell office:value-type="float" office:value="180" calcext:value-type="float">
            <text:p>180</text:p>
          </table:table-cell>
          <table:table-cell table:formula="of:=DEC2HEX([.A182])" office:value-type="string" office:string-value="B4" calcext:value-type="string">
            <text:p>B4</text:p>
          </table:table-cell>
          <table:table-cell table:number-columns-repeated="2"/>
          <table:table-cell table:style-name="ce11" table:formula="of:=DEC2HEX(16757160+[.A182])" office:value-type="string" office:string-value="FFB25C" calcext:value-type="string">
            <text:p>FFB25C</text:p>
          </table:table-cell>
          <table:table-cell table:number-columns-repeated="1019"/>
        </table:table-row>
        <table:table-row table:style-name="ro6">
          <table:table-cell office:value-type="float" office:value="181" calcext:value-type="float">
            <text:p>181</text:p>
          </table:table-cell>
          <table:table-cell table:formula="of:=DEC2HEX([.A183])" office:value-type="string" office:string-value="B5" calcext:value-type="string">
            <text:p>B5</text:p>
          </table:table-cell>
          <table:table-cell table:number-columns-repeated="2"/>
          <table:table-cell table:style-name="ce11" table:formula="of:=DEC2HEX(16757160+[.A183])" office:value-type="string" office:string-value="FFB25D" calcext:value-type="string">
            <text:p>FFB25D</text:p>
          </table:table-cell>
          <table:table-cell table:number-columns-repeated="1019"/>
        </table:table-row>
        <table:table-row table:style-name="ro6">
          <table:table-cell office:value-type="float" office:value="182" calcext:value-type="float">
            <text:p>182</text:p>
          </table:table-cell>
          <table:table-cell table:formula="of:=DEC2HEX([.A184])" office:value-type="string" office:string-value="B6" calcext:value-type="string">
            <text:p>B6</text:p>
          </table:table-cell>
          <table:table-cell table:number-columns-repeated="2"/>
          <table:table-cell table:style-name="ce11" table:formula="of:=DEC2HEX(16757160+[.A184])" office:value-type="string" office:string-value="FFB25E" calcext:value-type="string">
            <text:p>FFB25E</text:p>
          </table:table-cell>
          <table:table-cell table:number-columns-repeated="1019"/>
        </table:table-row>
        <table:table-row table:style-name="ro6">
          <table:table-cell office:value-type="float" office:value="183" calcext:value-type="float">
            <text:p>183</text:p>
          </table:table-cell>
          <table:table-cell table:formula="of:=DEC2HEX([.A185])" office:value-type="string" office:string-value="B7" calcext:value-type="string">
            <text:p>B7</text:p>
          </table:table-cell>
          <table:table-cell table:number-columns-repeated="2"/>
          <table:table-cell table:style-name="ce11" table:formula="of:=DEC2HEX(16757160+[.A185])" office:value-type="string" office:string-value="FFB25F" calcext:value-type="string">
            <text:p>FFB25F</text:p>
          </table:table-cell>
          <table:table-cell table:number-columns-repeated="1019"/>
        </table:table-row>
        <table:table-row table:style-name="ro6">
          <table:table-cell office:value-type="float" office:value="184" calcext:value-type="float">
            <text:p>184</text:p>
          </table:table-cell>
          <table:table-cell table:formula="of:=DEC2HEX([.A186])" office:value-type="string" office:string-value="B8" calcext:value-type="string">
            <text:p>B8</text:p>
          </table:table-cell>
          <table:table-cell table:number-columns-repeated="2"/>
          <table:table-cell table:style-name="ce11" table:formula="of:=DEC2HEX(16757160+[.A186])" office:value-type="string" office:string-value="FFB260" calcext:value-type="string">
            <text:p>FFB260</text:p>
          </table:table-cell>
          <table:table-cell table:number-columns-repeated="1019"/>
        </table:table-row>
        <table:table-row table:style-name="ro6">
          <table:table-cell office:value-type="float" office:value="185" calcext:value-type="float">
            <text:p>185</text:p>
          </table:table-cell>
          <table:table-cell table:formula="of:=DEC2HEX([.A187])" office:value-type="string" office:string-value="B9" calcext:value-type="string">
            <text:p>B9</text:p>
          </table:table-cell>
          <table:table-cell table:number-columns-repeated="2"/>
          <table:table-cell table:style-name="ce11" table:formula="of:=DEC2HEX(16757160+[.A187])" office:value-type="string" office:string-value="FFB261" calcext:value-type="string">
            <text:p>FFB261</text:p>
          </table:table-cell>
          <table:table-cell table:number-columns-repeated="1019"/>
        </table:table-row>
        <table:table-row table:style-name="ro6">
          <table:table-cell office:value-type="float" office:value="186" calcext:value-type="float">
            <text:p>186</text:p>
          </table:table-cell>
          <table:table-cell table:formula="of:=DEC2HEX([.A188])" office:value-type="string" office:string-value="BA" calcext:value-type="string">
            <text:p>BA</text:p>
          </table:table-cell>
          <table:table-cell table:number-columns-repeated="2"/>
          <table:table-cell table:style-name="ce11" table:formula="of:=DEC2HEX(16757160+[.A188])" office:value-type="string" office:string-value="FFB262" calcext:value-type="string">
            <text:p>FFB262</text:p>
          </table:table-cell>
          <table:table-cell table:number-columns-repeated="1019"/>
        </table:table-row>
        <table:table-row table:style-name="ro6">
          <table:table-cell office:value-type="float" office:value="187" calcext:value-type="float">
            <text:p>187</text:p>
          </table:table-cell>
          <table:table-cell table:formula="of:=DEC2HEX([.A189])" office:value-type="string" office:string-value="BB" calcext:value-type="string">
            <text:p>BB</text:p>
          </table:table-cell>
          <table:table-cell table:number-columns-repeated="2"/>
          <table:table-cell table:style-name="ce11" table:formula="of:=DEC2HEX(16757160+[.A189])" office:value-type="string" office:string-value="FFB263" calcext:value-type="string">
            <text:p>FFB263</text:p>
          </table:table-cell>
          <table:table-cell table:number-columns-repeated="1019"/>
        </table:table-row>
        <table:table-row table:style-name="ro6">
          <table:table-cell office:value-type="float" office:value="188" calcext:value-type="float">
            <text:p>188</text:p>
          </table:table-cell>
          <table:table-cell table:formula="of:=DEC2HEX([.A190])" office:value-type="string" office:string-value="BC" calcext:value-type="string">
            <text:p>BC</text:p>
          </table:table-cell>
          <table:table-cell table:number-columns-repeated="2"/>
          <table:table-cell table:style-name="ce11" table:formula="of:=DEC2HEX(16757160+[.A190])" office:value-type="string" office:string-value="FFB264" calcext:value-type="string">
            <text:p>FFB264</text:p>
          </table:table-cell>
          <table:table-cell table:number-columns-repeated="1019"/>
        </table:table-row>
        <table:table-row table:style-name="ro6">
          <table:table-cell office:value-type="float" office:value="189" calcext:value-type="float">
            <text:p>189</text:p>
          </table:table-cell>
          <table:table-cell table:formula="of:=DEC2HEX([.A191])" office:value-type="string" office:string-value="BD" calcext:value-type="string">
            <text:p>BD</text:p>
          </table:table-cell>
          <table:table-cell table:number-columns-repeated="2"/>
          <table:table-cell table:style-name="ce11" table:formula="of:=DEC2HEX(16757160+[.A191])" office:value-type="string" office:string-value="FFB265" calcext:value-type="string">
            <text:p>FFB265</text:p>
          </table:table-cell>
          <table:table-cell table:number-columns-repeated="1019"/>
        </table:table-row>
        <table:table-row table:style-name="ro6">
          <table:table-cell office:value-type="float" office:value="190" calcext:value-type="float">
            <text:p>190</text:p>
          </table:table-cell>
          <table:table-cell table:formula="of:=DEC2HEX([.A192])" office:value-type="string" office:string-value="BE" calcext:value-type="string">
            <text:p>BE</text:p>
          </table:table-cell>
          <table:table-cell table:number-columns-repeated="2"/>
          <table:table-cell table:style-name="ce11" table:formula="of:=DEC2HEX(16757160+[.A192])" office:value-type="string" office:string-value="FFB266" calcext:value-type="string">
            <text:p>FFB266</text:p>
          </table:table-cell>
          <table:table-cell table:number-columns-repeated="1019"/>
        </table:table-row>
        <table:table-row table:style-name="ro6">
          <table:table-cell office:value-type="float" office:value="191" calcext:value-type="float">
            <text:p>191</text:p>
          </table:table-cell>
          <table:table-cell table:formula="of:=DEC2HEX([.A193])" office:value-type="string" office:string-value="BF" calcext:value-type="string">
            <text:p>BF</text:p>
          </table:table-cell>
          <table:table-cell table:number-columns-repeated="2"/>
          <table:table-cell table:style-name="ce11" table:formula="of:=DEC2HEX(16757160+[.A193])" office:value-type="string" office:string-value="FFB267" calcext:value-type="string">
            <text:p>FFB267</text:p>
          </table:table-cell>
          <table:table-cell table:number-columns-repeated="1019"/>
        </table:table-row>
        <table:table-row table:style-name="ro6" table:number-rows-repeated="104838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/00/0000</text:date>, <text:time style:data-style-name="N2" text:time-value="15:26:59.3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3:28:56.200000000</meta:creation-date>
    <meta:editing-duration>P29DT17H31M49S</meta:editing-duration>
    <meta:editing-cycles>25</meta:editing-cycles>
    <meta:generator>LibreOffice/6.2.0.3$Windows_X86_64 LibreOffice_project/98c6a8a1c6c7b144ce3cc729e34964b47ce25d62</meta:generator>
    <dc:date>2019-11-16T20:19:41.698000000</dc:date>
    <meta:document-statistic meta:table-count="4" meta:cell-count="6546" meta:object-count="0"/>
  </office:meta>
</office:document-meta>
</file>